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08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99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ackground-color="#00ff00"/>
      <style:text-properties fo:font-size="12pt" style:font-size-asian="12pt" style:font-size-complex="12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ff420e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new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number-columns-repeated="2" table:default-cell-style-name="ce2"/>
        <table:table-column table:style-name="co4" table:number-columns-repeated="2" table:default-cell-style-name="ce2"/>
        <table:table-column table:style-name="co1" table:number-columns-repeated="10" table:default-cell-style-name="ce2"/>
        <table:table-column table:style-name="co4" table:number-columns-repeated="2" table:default-cell-style-name="ce2"/>
        <table:table-column table:style-name="co1" table:number-columns-repeated="6" table:default-cell-style-name="ce2"/>
        <table:table-column table:style-name="co4" table:number-columns-repeated="10" table:default-cell-style-name="ce2"/>
        <table:table-column table:style-name="co1" table:number-columns-repeated="7" table:default-cell-style-name="ce2"/>
        <table:table-column table:style-name="co4" table:number-columns-repeated="2" table:default-cell-style-name="ce2"/>
        <table:table-column table:style-name="co1" table:number-columns-repeated="212" table:default-cell-style-name="ce2"/>
        <table:table-row table:style-name="ro5">
          <table:table-cell table:style-name="ce4" office:value-type="string">
            <text:p>4x4 mesh</text:p>
          </table:table-cell>
          <table:table-cell table:style-name="ce4" office:value-type="string">
            <text:p>Vcs=4</text:p>
          </table:table-cell>
          <table:table-cell table:number-columns-repeated="255"/>
        </table:table-row>
        <table:table-row table:style-name="ro5">
          <table:table-cell table:number-columns-repeated="2"/>
          <table:table-cell table:style-name="ce7" office:value-type="string">
            <text:p>uniform traffic</text:p>
          </table:table-cell>
          <table:table-cell table:style-name="ce7" table:number-columns-repeated="4"/>
          <table:table-cell/>
          <table:table-cell office:value-type="string">
            <text:p>best</text:p>
          </table:table-cell>
          <table:table-cell table:number-columns-repeated="5"/>
          <table:table-cell table:style-name="ce7" office:value-type="string">
            <text:p>transpose traffic</text:p>
          </table:table-cell>
          <table:table-cell table:style-name="ce7" table:number-columns-repeated="4"/>
          <table:table-cell/>
          <table:table-cell office:value-type="string">
            <text:p>best</text:p>
          </table:table-cell>
          <table:table-cell table:number-columns-repeated="5"/>
          <table:table-cell table:style-name="ce4" office:value-type="string">
            <text:p>shuffle</text:p>
          </table:table-cell>
          <table:table-cell table:style-name="ce4" table:number-columns-repeated="4"/>
          <table:table-cell table:number-columns-repeated="2"/>
          <table:table-cell office:value-type="string">
            <text:p>best</text:p>
          </table:table-cell>
          <table:table-cell table:number-columns-repeated="5"/>
          <table:table-cell table:style-name="ce4" office:value-type="string">
            <text:p>tornado</text:p>
          </table:table-cell>
          <table:table-cell table:style-name="ce4" table:number-columns-repeated="4"/>
          <table:table-cell table:number-columns-repeated="213"/>
        </table:table-row>
        <table:table-row table:style-name="ro5">
          <table:table-cell table:number-columns-repeated="2"/>
          <table:table-cell table:style-name="ce7" office:value-type="string">
            <text:p>odd even</text:p>
          </table:table-cell>
          <table:table-cell table:style-name="ce7" table:number-columns-repeated="4"/>
          <table:table-cell/>
          <table:table-cell table:style-name="ce11" office:value-type="string">
            <text:p>Alp=0.2</text:p>
          </table:table-cell>
          <table:table-cell table:number-columns-repeated="2"/>
          <table:table-cell office:value-type="string">
            <text:p>0.25,div by 8</text:p>
          </table:table-cell>
          <table:table-cell table:number-columns-repeated="2"/>
          <table:table-cell table:style-name="ce7" office:value-type="string">
            <text:p>odd even</text:p>
          </table:table-cell>
          <table:table-cell table:style-name="ce7" table:number-columns-repeated="4"/>
          <table:table-cell/>
          <table:table-cell table:style-name="ce11" office:value-type="string">
            <text:p>Alp=0.2</text:p>
          </table:table-cell>
          <table:table-cell table:number-columns-repeated="2"/>
          <table:table-cell office:value-type="string">
            <text:p>0.25,div by 8</text:p>
          </table:table-cell>
          <table:table-cell table:number-columns-repeated="2"/>
          <table:table-cell table:style-name="ce7" office:value-type="string">
            <text:p>odd even</text:p>
          </table:table-cell>
          <table:table-cell table:style-name="ce7" table:number-columns-repeated="4"/>
          <table:table-cell/>
          <table:table-cell table:style-name="ce15" office:value-type="string">
            <text:p>Alp=0.2</text:p>
          </table:table-cell>
          <table:table-cell table:style-name="ce11" office:value-type="string">
            <text:p>Alp=0.82</text:p>
          </table:table-cell>
          <table:table-cell table:number-columns-repeated="2"/>
          <table:table-cell office:value-type="string">
            <text:p>0.25,div by 8</text:p>
          </table:table-cell>
          <table:table-cell table:number-columns-repeated="2"/>
          <table:table-cell table:style-name="ce7" office:value-type="string">
            <text:p>odd even</text:p>
          </table:table-cell>
          <table:table-cell table:style-name="ce7" table:number-columns-repeated="4"/>
          <table:table-cell/>
          <table:table-cell table:style-name="ce11" office:value-type="string">
            <text:p>Alp=0.1</text:p>
          </table:table-cell>
          <table:table-cell table:style-name="ce19" office:value-type="string">
            <text:p>Alp=0.2</text:p>
          </table:table-cell>
          <table:table-cell table:number-columns-repeated="210"/>
        </table:table-row>
        <table:table-row table:style-name="ro5">
          <table:table-cell table:style-name="ce5" office:value-type="string">
            <text:p>injection rate</text:p>
          </table:table-cell>
          <table:table-cell table:style-name="ce5"/>
          <table:table-cell table:style-name="ce5" office:value-type="string">
            <text:p>old oddeven</text:p>
          </table:table-cell>
          <table:table-cell table:style-name="ce5" office:value-type="string">
            <text:p>new oddeven</text:p>
          </table:table-cell>
          <table:table-cell table:style-name="ce8" office:value-type="string">
            <text:p>FVC-OOE</text:p>
          </table:table-cell>
          <table:table-cell table:style-name="ce8" office:value-type="string">
            <text:p>FVC-NOE</text:p>
          </table:table-cell>
          <table:table-cell table:style-name="ce8" office:value-type="string">
            <text:p>flit_vc_ooe</text:p>
          </table:table-cell>
          <table:table-cell table:style-name="ce4" office:value-type="string">
            <text:p>flit_vc_noe</text:p>
          </table:table-cell>
          <table:table-cell table:style-name="ce4" office:value-type="string">
            <text:p>Wnof-noe</text:p>
          </table:table-cell>
          <table:table-cell table:style-name="ce4" office:value-type="string">
            <text:p>Nop-ooe</text:p>
          </table:table-cell>
          <table:table-cell table:style-name="ce4" office:value-type="string">
            <text:p>Nop-noe</text:p>
          </table:table-cell>
          <table:table-cell table:style-name="ce4" office:value-type="string">
            <text:p>wnof</text:p>
          </table:table-cell>
          <table:table-cell table:style-name="ce4"/>
          <table:table-cell table:style-name="ce5" office:value-type="string">
            <text:p>injection rate</text:p>
          </table:table-cell>
          <table:table-cell table:style-name="ce5" office:value-type="string">
            <text:p>old oddeven</text:p>
          </table:table-cell>
          <table:table-cell table:style-name="ce5" office:value-type="string">
            <text:p>new oddeven</text:p>
          </table:table-cell>
          <table:table-cell table:style-name="ce8" office:value-type="string">
            <text:p>FVC-OOE</text:p>
          </table:table-cell>
          <table:table-cell table:style-name="ce8" office:value-type="string">
            <text:p>FVC-NOE</text:p>
          </table:table-cell>
          <table:table-cell table:style-name="ce8" office:value-type="string">
            <text:p>flit_vc_ooe</text:p>
          </table:table-cell>
          <table:table-cell table:style-name="ce4" office:value-type="string">
            <text:p>flit_vc_noe</text:p>
          </table:table-cell>
          <table:table-cell table:style-name="ce4" office:value-type="string">
            <text:p>Wnof-noe</text:p>
          </table:table-cell>
          <table:table-cell table:style-name="ce4" office:value-type="string">
            <text:p>Nop-ooe</text:p>
          </table:table-cell>
          <table:table-cell table:style-name="ce4" office:value-type="string">
            <text:p>Nop-noe</text:p>
          </table:table-cell>
          <table:table-cell table:style-name="ce4" office:value-type="string">
            <text:p>wnof</text:p>
          </table:table-cell>
          <table:table-cell table:style-name="ce4"/>
          <table:table-cell table:style-name="ce5" office:value-type="string">
            <text:p>injection rate</text:p>
          </table:table-cell>
          <table:table-cell table:style-name="ce5" office:value-type="string">
            <text:p>old oddeven</text:p>
          </table:table-cell>
          <table:table-cell table:style-name="ce5" office:value-type="string">
            <text:p>new oddeven</text:p>
          </table:table-cell>
          <table:table-cell table:style-name="ce8" office:value-type="string">
            <text:p>FVC-OOE</text:p>
          </table:table-cell>
          <table:table-cell table:style-name="ce8" office:value-type="string">
            <text:p>FVC-NOE</text:p>
          </table:table-cell>
          <table:table-cell table:style-name="ce8" office:value-type="string">
            <text:p>flit_vc_ooe</text:p>
          </table:table-cell>
          <table:table-cell table:style-name="ce4" office:value-type="string">
            <text:p>flit_vc_noe</text:p>
          </table:table-cell>
          <table:table-cell table:style-name="ce4" office:value-type="string">
            <text:p>Wnof-noe</text:p>
          </table:table-cell>
          <table:table-cell table:style-name="ce4" office:value-type="string">
            <text:p>Wnof-noe</text:p>
          </table:table-cell>
          <table:table-cell table:style-name="ce4" office:value-type="string">
            <text:p>Nop-ooe</text:p>
          </table:table-cell>
          <table:table-cell table:style-name="ce4" office:value-type="string">
            <text:p>Nop-noe</text:p>
          </table:table-cell>
          <table:table-cell table:style-name="ce4" office:value-type="string">
            <text:p>wnof</text:p>
          </table:table-cell>
          <table:table-cell table:style-name="ce4"/>
          <table:table-cell table:style-name="ce5" office:value-type="string">
            <text:p>injection rate</text:p>
          </table:table-cell>
          <table:table-cell table:style-name="ce5" office:value-type="string">
            <text:p>old oddeven</text:p>
          </table:table-cell>
          <table:table-cell table:style-name="ce5" office:value-type="string">
            <text:p>new oddeven</text:p>
          </table:table-cell>
          <table:table-cell table:style-name="ce8" office:value-type="string">
            <text:p>FVC-OOE</text:p>
          </table:table-cell>
          <table:table-cell table:style-name="ce8" office:value-type="string">
            <text:p>FVC-NOE</text:p>
          </table:table-cell>
          <table:table-cell table:style-name="ce8" office:value-type="string">
            <text:p>flit_vc_ooe</text:p>
          </table:table-cell>
          <table:table-cell table:style-name="ce4" office:value-type="string">
            <text:p>flit_vc_noe</text:p>
          </table:table-cell>
          <table:table-cell table:style-name="ce4" office:value-type="string">
            <text:p>Wnof-noe</text:p>
          </table:table-cell>
          <table:table-cell table:style-name="ce4" office:value-type="string">
            <text:p>Wnof-noe</text:p>
          </table:table-cell>
          <table:table-cell table:style-name="ce4" office:value-type="string">
            <text:p>Nop-ooe</text:p>
          </table:table-cell>
          <table:table-cell table:style-name="ce4" office:value-type="string">
            <text:p>Nop-noe</text:p>
          </table:table-cell>
          <table:table-cell table:number-columns-repeated="208"/>
        </table:table-row>
        <table:table-row table:style-name="ro5">
          <table:table-cell table:number-columns-repeated="4"/>
          <table:table-cell table:style-name="ce9" table:number-columns-repeated="3"/>
          <table:table-cell table:number-columns-repeated="9"/>
          <table:table-cell table:style-name="ce9" table:number-columns-repeated="3"/>
          <table:table-cell table:number-columns-repeated="9"/>
          <table:table-cell table:style-name="ce13" table:number-columns-repeated="3"/>
          <table:table-cell table:number-columns-repeated="10"/>
          <table:table-cell table:style-name="ce13" table:number-columns-repeated="3"/>
          <table:table-cell table:number-columns-repeated="213"/>
        </table:table-row>
        <table:table-row table:style-name="ro5">
          <table:table-cell office:value-type="float" office:value="0.2">
            <text:p>0.2</text:p>
          </table:table-cell>
          <table:table-cell/>
          <table:table-cell office:value-type="float" office:value="11.784">
            <text:p>11.78</text:p>
          </table:table-cell>
          <table:table-cell office:value-type="float" office:value="11.7788">
            <text:p>11.78</text:p>
          </table:table-cell>
          <table:table-cell table:style-name="ce10" office:value-type="float" office:value="12.13">
            <text:p>12.13</text:p>
          </table:table-cell>
          <table:table-cell office:value-type="float" office:value="11.7639">
            <text:p>11.76</text:p>
          </table:table-cell>
          <table:table-cell table:style-name="ce10" office:value-type="float" office:value="11.8684">
            <text:p>11.87</text:p>
          </table:table-cell>
          <table:table-cell office:value-type="float" office:value="11.75">
            <text:p>11.75</text:p>
          </table:table-cell>
          <table:table-cell/>
          <table:table-cell office:value-type="float" office:value="12.3703">
            <text:p>12.37</text:p>
          </table:table-cell>
          <table:table-cell office:value-type="float" office:value="11.77">
            <text:p>11.77</text:p>
          </table:table-cell>
          <table:table-cell office:value-type="float" office:value="11.76">
            <text:p>11.76</text:p>
          </table:table-cell>
          <table:table-cell/>
          <table:table-cell office:value-type="float" office:value="0.2">
            <text:p>0.2</text:p>
          </table:table-cell>
          <table:table-cell table:number-columns-repeated="2" office:value-type="float" office:value="11.7795">
            <text:p>11.78</text:p>
          </table:table-cell>
          <table:table-cell table:style-name="ce10" office:value-type="float" office:value="11.92">
            <text:p>11.92</text:p>
          </table:table-cell>
          <table:table-cell office:value-type="float" office:value="11.6491">
            <text:p>11.65</text:p>
          </table:table-cell>
          <table:table-cell table:style-name="ce10" office:value-type="float" office:value="11.6413">
            <text:p>11.64</text:p>
          </table:table-cell>
          <table:table-cell office:value-type="float" office:value="11.64">
            <text:p>11.64</text:p>
          </table:table-cell>
          <table:table-cell table:style-name="ce12" office:value-type="float" office:value="11.65">
            <text:p>11.65</text:p>
          </table:table-cell>
          <table:table-cell office:value-type="float" office:value="12.0917">
            <text:p>12.09</text:p>
          </table:table-cell>
          <table:table-cell office:value-type="float" office:value="11.67">
            <text:p>11.67</text:p>
          </table:table-cell>
          <table:table-cell office:value-type="float" office:value="11.64">
            <text:p>11.64</text:p>
          </table:table-cell>
          <table:table-cell/>
          <table:table-cell office:value-type="float" office:value="0.2">
            <text:p>0.2</text:p>
          </table:table-cell>
          <table:table-cell table:number-columns-repeated="2" office:value-type="float" office:value="10.1638">
            <text:p>10.16</text:p>
          </table:table-cell>
          <table:table-cell table:style-name="ce14" office:value-type="float" office:value="10.67">
            <text:p>10.67</text:p>
          </table:table-cell>
          <table:table-cell office:value-type="float" office:value="10.126">
            <text:p>10.13</text:p>
          </table:table-cell>
          <table:table-cell table:style-name="ce14" office:value-type="float" office:value="10.1688">
            <text:p>10.17</text:p>
          </table:table-cell>
          <table:table-cell table:style-name="ce14" office:value-type="float" office:value="10.09">
            <text:p>10.09</text:p>
          </table:table-cell>
          <table:table-cell table:style-name="ce12" office:value-type="float" office:value="10.1">
            <text:p>10.1</text:p>
          </table:table-cell>
          <table:table-cell table:style-name="ce12" office:value-type="float" office:value="10.1">
            <text:p>10.1</text:p>
          </table:table-cell>
          <table:table-cell office:value-type="float" office:value="10.8909">
            <text:p>10.89</text:p>
          </table:table-cell>
          <table:table-cell table:style-name="ce14" office:value-type="float" office:value="10.13">
            <text:p>10.13</text:p>
          </table:table-cell>
          <table:table-cell table:style-name="ce14" office:value-type="float" office:value="10.09">
            <text:p>10.09</text:p>
          </table:table-cell>
          <table:table-cell/>
          <table:table-cell office:value-type="float" office:value="0.2">
            <text:p>0.2</text:p>
          </table:table-cell>
          <table:table-cell table:number-columns-repeated="2" office:value-type="float" office:value="13.1754">
            <text:p>13.18</text:p>
          </table:table-cell>
          <table:table-cell table:style-name="ce14" office:value-type="float" office:value="13.51">
            <text:p>13.51</text:p>
          </table:table-cell>
          <table:table-cell office:value-type="float" office:value="13.1811">
            <text:p>13.18</text:p>
          </table:table-cell>
          <table:table-cell table:style-name="ce14" office:value-type="float" office:value="13.5508">
            <text:p>13.55</text:p>
          </table:table-cell>
          <table:table-cell office:value-type="float" office:value="13.15">
            <text:p>13.15</text:p>
          </table:table-cell>
          <table:table-cell table:style-name="ce12" office:value-type="float" office:value="13.14">
            <text:p>13.14</text:p>
          </table:table-cell>
          <table:table-cell table:style-name="ce12" office:value-type="float" office:value="13.14">
            <text:p>13.14</text:p>
          </table:table-cell>
          <table:table-cell office:value-type="float" office:value="13.4957">
            <text:p>13.5</text:p>
          </table:table-cell>
          <table:table-cell office:value-type="float" office:value="13.19">
            <text:p>13.19</text:p>
          </table:table-cell>
          <table:table-cell table:number-columns-repeated="208"/>
        </table:table-row>
        <table:table-row table:style-name="ro5">
          <table:table-cell office:value-type="float" office:value="0.25">
            <text:p>0.25</text:p>
          </table:table-cell>
          <table:table-cell/>
          <table:table-cell office:value-type="float" office:value="11.9467">
            <text:p>11.95</text:p>
          </table:table-cell>
          <table:table-cell office:value-type="float" office:value="11.9324">
            <text:p>11.93</text:p>
          </table:table-cell>
          <table:table-cell table:style-name="ce10" office:value-type="float" office:value="12.32">
            <text:p>12.32</text:p>
          </table:table-cell>
          <table:table-cell office:value-type="float" office:value="11.9111">
            <text:p>11.91</text:p>
          </table:table-cell>
          <table:table-cell table:style-name="ce10" office:value-type="float" office:value="12.0052">
            <text:p>12.01</text:p>
          </table:table-cell>
          <table:table-cell office:value-type="float" office:value="11.89">
            <text:p>11.89</text:p>
          </table:table-cell>
          <table:table-cell/>
          <table:table-cell office:value-type="float" office:value="12.4329">
            <text:p>12.43</text:p>
          </table:table-cell>
          <table:table-cell office:value-type="float" office:value="11.92">
            <text:p>11.92</text:p>
          </table:table-cell>
          <table:table-cell office:value-type="float" office:value="11.89">
            <text:p>11.89</text:p>
          </table:table-cell>
          <table:table-cell/>
          <table:table-cell office:value-type="float" office:value="0.25">
            <text:p>0.25</text:p>
          </table:table-cell>
          <table:table-cell table:number-columns-repeated="2" office:value-type="float" office:value="12.1125">
            <text:p>12.11</text:p>
          </table:table-cell>
          <table:table-cell table:style-name="ce10" office:value-type="float" office:value="12.07">
            <text:p>12.07</text:p>
          </table:table-cell>
          <table:table-cell office:value-type="float" office:value="11.7923">
            <text:p>11.79</text:p>
          </table:table-cell>
          <table:table-cell table:style-name="ce10" office:value-type="float" office:value="11.7691">
            <text:p>11.77</text:p>
          </table:table-cell>
          <table:table-cell office:value-type="float" office:value="11.76">
            <text:p>11.76</text:p>
          </table:table-cell>
          <table:table-cell table:style-name="ce12" office:value-type="float" office:value="11.77">
            <text:p>11.77</text:p>
          </table:table-cell>
          <table:table-cell office:value-type="float" office:value="12.1373">
            <text:p>12.14</text:p>
          </table:table-cell>
          <table:table-cell office:value-type="float" office:value="11.82">
            <text:p>11.82</text:p>
          </table:table-cell>
          <table:table-cell office:value-type="float" office:value="11.76">
            <text:p>11.76</text:p>
          </table:table-cell>
          <table:table-cell/>
          <table:table-cell office:value-type="float" office:value="0.25">
            <text:p>0.25</text:p>
          </table:table-cell>
          <table:table-cell table:number-columns-repeated="2" office:value-type="float" office:value="10.2557">
            <text:p>10.26</text:p>
          </table:table-cell>
          <table:table-cell table:style-name="ce14" office:value-type="float" office:value="10.74">
            <text:p>10.74</text:p>
          </table:table-cell>
          <table:table-cell office:value-type="float" office:value="10.1555">
            <text:p>10.16</text:p>
          </table:table-cell>
          <table:table-cell table:style-name="ce14" office:value-type="float" office:value="10.192">
            <text:p>10.19</text:p>
          </table:table-cell>
          <table:table-cell table:style-name="ce14" office:value-type="float" office:value="10.11">
            <text:p>10.11</text:p>
          </table:table-cell>
          <table:table-cell table:style-name="ce12" office:value-type="float" office:value="10.17">
            <text:p>10.17</text:p>
          </table:table-cell>
          <table:table-cell table:style-name="ce12" office:value-type="float" office:value="10.17">
            <text:p>10.17</text:p>
          </table:table-cell>
          <table:table-cell office:value-type="float" office:value="10.8635">
            <text:p>10.86</text:p>
          </table:table-cell>
          <table:table-cell table:style-name="ce14" office:value-type="float" office:value="10.17">
            <text:p>10.17</text:p>
          </table:table-cell>
          <table:table-cell table:style-name="ce14" office:value-type="float" office:value="10.12">
            <text:p>10.12</text:p>
          </table:table-cell>
          <table:table-cell/>
          <table:table-cell office:value-type="float" office:value="0.25">
            <text:p>0.25</text:p>
          </table:table-cell>
          <table:table-cell table:number-columns-repeated="2" office:value-type="float" office:value="13.3142">
            <text:p>13.31</text:p>
          </table:table-cell>
          <table:table-cell table:style-name="ce14" office:value-type="float" office:value="13.66">
            <text:p>13.66</text:p>
          </table:table-cell>
          <table:table-cell office:value-type="float" office:value="13.2731">
            <text:p>13.27</text:p>
          </table:table-cell>
          <table:table-cell table:style-name="ce14" office:value-type="float" office:value="13.6684">
            <text:p>13.67</text:p>
          </table:table-cell>
          <table:table-cell office:value-type="float" office:value="13.24">
            <text:p>13.24</text:p>
          </table:table-cell>
          <table:table-cell table:style-name="ce12" office:value-type="float" office:value="13.21">
            <text:p>13.21</text:p>
          </table:table-cell>
          <table:table-cell table:style-name="ce12" office:value-type="float" office:value="13.21">
            <text:p>13.21</text:p>
          </table:table-cell>
          <table:table-cell office:value-type="float" office:value="13.631">
            <text:p>13.63</text:p>
          </table:table-cell>
          <table:table-cell office:value-type="float" office:value="13.29">
            <text:p>13.29</text:p>
          </table:table-cell>
          <table:table-cell table:number-columns-repeated="208"/>
        </table:table-row>
        <table:table-row table:style-name="ro5">
          <table:table-cell office:value-type="float" office:value="0.3">
            <text:p>0.3</text:p>
          </table:table-cell>
          <table:table-cell/>
          <table:table-cell office:value-type="float" office:value="12.1765">
            <text:p>12.18</text:p>
          </table:table-cell>
          <table:table-cell office:value-type="float" office:value="12.163">
            <text:p>12.16</text:p>
          </table:table-cell>
          <table:table-cell table:style-name="ce10" office:value-type="float" office:value="12.48">
            <text:p>12.48</text:p>
          </table:table-cell>
          <table:table-cell office:value-type="float" office:value="12.0659">
            <text:p>12.07</text:p>
          </table:table-cell>
          <table:table-cell table:style-name="ce10" office:value-type="float" office:value="12.1936">
            <text:p>12.19</text:p>
          </table:table-cell>
          <table:table-cell office:value-type="float" office:value="12.04">
            <text:p>12.04</text:p>
          </table:table-cell>
          <table:table-cell/>
          <table:table-cell office:value-type="float" office:value="12.5806">
            <text:p>12.58</text:p>
          </table:table-cell>
          <table:table-cell office:value-type="float" office:value="12.06">
            <text:p>12.06</text:p>
          </table:table-cell>
          <table:table-cell office:value-type="float" office:value="12.07">
            <text:p>12.07</text:p>
          </table:table-cell>
          <table:table-cell/>
          <table:table-cell office:value-type="float" office:value="0.3">
            <text:p>0.3</text:p>
          </table:table-cell>
          <table:table-cell table:number-columns-repeated="2" office:value-type="float" office:value="12.7621">
            <text:p>12.76</text:p>
          </table:table-cell>
          <table:table-cell table:style-name="ce10" office:value-type="float" office:value="12.29">
            <text:p>12.29</text:p>
          </table:table-cell>
          <table:table-cell office:value-type="float" office:value="11.9359">
            <text:p>11.94</text:p>
          </table:table-cell>
          <table:table-cell table:style-name="ce10" office:value-type="float" office:value="11.8923">
            <text:p>11.89</text:p>
          </table:table-cell>
          <table:table-cell office:value-type="float" office:value="11.86">
            <text:p>11.86</text:p>
          </table:table-cell>
          <table:table-cell table:style-name="ce12" office:value-type="float" office:value="11.88">
            <text:p>11.88</text:p>
          </table:table-cell>
          <table:table-cell office:value-type="float" office:value="12.217">
            <text:p>12.22</text:p>
          </table:table-cell>
          <table:table-cell office:value-type="float" office:value="11.96">
            <text:p>11.96</text:p>
          </table:table-cell>
          <table:table-cell office:value-type="float" office:value="11.85">
            <text:p>11.85</text:p>
          </table:table-cell>
          <table:table-cell/>
          <table:table-cell office:value-type="float" office:value="0.3">
            <text:p>0.3</text:p>
          </table:table-cell>
          <table:table-cell office:value-type="float" office:value="10.4677">
            <text:p>10.47</text:p>
          </table:table-cell>
          <table:table-cell office:value-type="float" office:value="10.4647">
            <text:p>10.46</text:p>
          </table:table-cell>
          <table:table-cell table:style-name="ce14" office:value-type="float" office:value="10.86">
            <text:p>10.86</text:p>
          </table:table-cell>
          <table:table-cell office:value-type="float" office:value="10.2572">
            <text:p>10.26</text:p>
          </table:table-cell>
          <table:table-cell table:style-name="ce14" office:value-type="float" office:value="10.3038">
            <text:p>10.3</text:p>
          </table:table-cell>
          <table:table-cell table:style-name="ce14" office:value-type="float" office:value="10.2">
            <text:p>10.2</text:p>
          </table:table-cell>
          <table:table-cell table:style-name="ce12" office:value-type="float" office:value="10.23">
            <text:p>10.23</text:p>
          </table:table-cell>
          <table:table-cell table:style-name="ce12" office:value-type="float" office:value="10.24">
            <text:p>10.24</text:p>
          </table:table-cell>
          <table:table-cell office:value-type="float" office:value="10.8654">
            <text:p>10.87</text:p>
          </table:table-cell>
          <table:table-cell table:style-name="ce14" office:value-type="float" office:value="10.25">
            <text:p>10.25</text:p>
          </table:table-cell>
          <table:table-cell table:style-name="ce14" office:value-type="float" office:value="10.22">
            <text:p>10.22</text:p>
          </table:table-cell>
          <table:table-cell/>
          <table:table-cell office:value-type="float" office:value="0.3">
            <text:p>0.3</text:p>
          </table:table-cell>
          <table:table-cell table:number-columns-repeated="2" office:value-type="float" office:value="13.4939">
            <text:p>13.49</text:p>
          </table:table-cell>
          <table:table-cell table:style-name="ce14" office:value-type="float" office:value="13.79">
            <text:p>13.79</text:p>
          </table:table-cell>
          <table:table-cell office:value-type="float" office:value="13.3833">
            <text:p>13.38</text:p>
          </table:table-cell>
          <table:table-cell table:style-name="ce14" office:value-type="float" office:value="13.7631">
            <text:p>13.76</text:p>
          </table:table-cell>
          <table:table-cell office:value-type="float" office:value="13.33">
            <text:p>13.33</text:p>
          </table:table-cell>
          <table:table-cell table:style-name="ce12" office:value-type="float" office:value="13.26">
            <text:p>13.26</text:p>
          </table:table-cell>
          <table:table-cell table:style-name="ce12" office:value-type="float" office:value="13.25">
            <text:p>13.25</text:p>
          </table:table-cell>
          <table:table-cell office:value-type="float" office:value="13.7866">
            <text:p>13.79</text:p>
          </table:table-cell>
          <table:table-cell office:value-type="float" office:value="13.37">
            <text:p>13.37</text:p>
          </table:table-cell>
          <table:table-cell table:number-columns-repeated="208"/>
        </table:table-row>
        <table:table-row table:style-name="ro5">
          <table:table-cell office:value-type="float" office:value="0.35">
            <text:p>0.35</text:p>
          </table:table-cell>
          <table:table-cell/>
          <table:table-cell office:value-type="float" office:value="12.5273">
            <text:p>12.53</text:p>
          </table:table-cell>
          <table:table-cell office:value-type="float" office:value="12.5113">
            <text:p>12.51</text:p>
          </table:table-cell>
          <table:table-cell table:style-name="ce10" office:value-type="float" office:value="12.8">
            <text:p>12.8</text:p>
          </table:table-cell>
          <table:table-cell office:value-type="float" office:value="12.288">
            <text:p>12.29</text:p>
          </table:table-cell>
          <table:table-cell table:style-name="ce10" office:value-type="float" office:value="12.437">
            <text:p>12.44</text:p>
          </table:table-cell>
          <table:table-cell office:value-type="float" office:value="12.25">
            <text:p>12.25</text:p>
          </table:table-cell>
          <table:table-cell table:style-name="ce12" office:value-type="float" office:value="12.27">
            <text:p>12.27</text:p>
          </table:table-cell>
          <table:table-cell office:value-type="float" office:value="12.7937">
            <text:p>12.79</text:p>
          </table:table-cell>
          <table:table-cell office:value-type="float" office:value="12.3">
            <text:p>12.3</text:p>
          </table:table-cell>
          <table:table-cell office:value-type="float" office:value="12.27">
            <text:p>12.27</text:p>
          </table:table-cell>
          <table:table-cell/>
          <table:table-cell office:value-type="float" office:value="0.35">
            <text:p>0.35</text:p>
          </table:table-cell>
          <table:table-cell table:number-columns-repeated="2" office:value-type="float" office:value="14.3938">
            <text:p>14.39</text:p>
          </table:table-cell>
          <table:table-cell table:style-name="ce10" office:value-type="float" office:value="12.69">
            <text:p>12.69</text:p>
          </table:table-cell>
          <table:table-cell office:value-type="float" office:value="12.1883">
            <text:p>12.19</text:p>
          </table:table-cell>
          <table:table-cell table:style-name="ce10" office:value-type="float" office:value="12.103">
            <text:p>12.1</text:p>
          </table:table-cell>
          <table:table-cell office:value-type="float" office:value="12.17">
            <text:p>12.17</text:p>
          </table:table-cell>
          <table:table-cell table:style-name="ce12" office:value-type="float" office:value="12.1">
            <text:p>12.1</text:p>
          </table:table-cell>
          <table:table-cell office:value-type="float" office:value="12.4217">
            <text:p>12.42</text:p>
          </table:table-cell>
          <table:table-cell office:value-type="float" office:value="12.29">
            <text:p>12.29</text:p>
          </table:table-cell>
          <table:table-cell office:value-type="float" office:value="12.06">
            <text:p>12.06</text:p>
          </table:table-cell>
          <table:table-cell/>
          <table:table-cell office:value-type="float" office:value="0.35">
            <text:p>0.35</text:p>
          </table:table-cell>
          <table:table-cell office:value-type="float" office:value="10.8027">
            <text:p>10.8</text:p>
          </table:table-cell>
          <table:table-cell office:value-type="float" office:value="10.829">
            <text:p>10.83</text:p>
          </table:table-cell>
          <table:table-cell table:style-name="ce14" office:value-type="float" office:value="11.08">
            <text:p>11.08</text:p>
          </table:table-cell>
          <table:table-cell office:value-type="float" office:value="10.409">
            <text:p>10.41</text:p>
          </table:table-cell>
          <table:table-cell table:style-name="ce14" office:value-type="float" office:value="10.4099">
            <text:p>10.41</text:p>
          </table:table-cell>
          <table:table-cell table:style-name="ce14" office:value-type="float" office:value="10.3">
            <text:p>10.3</text:p>
          </table:table-cell>
          <table:table-cell table:style-name="ce12" office:value-type="float" office:value="10.36">
            <text:p>10.36</text:p>
          </table:table-cell>
          <table:table-cell table:style-name="ce12" office:value-type="float" office:value="10.4">
            <text:p>10.4</text:p>
          </table:table-cell>
          <table:table-cell office:value-type="float" office:value="10.9478">
            <text:p>10.95</text:p>
          </table:table-cell>
          <table:table-cell table:style-name="ce14" office:value-type="float" office:value="10.38">
            <text:p>10.38</text:p>
          </table:table-cell>
          <table:table-cell table:style-name="ce14" office:value-type="float" office:value="10.34">
            <text:p>10.34</text:p>
          </table:table-cell>
          <table:table-cell/>
          <table:table-cell office:value-type="float" office:value="0.35">
            <text:p>0.35</text:p>
          </table:table-cell>
          <table:table-cell office:value-type="float" office:value="13.9692">
            <text:p>13.97</text:p>
          </table:table-cell>
          <table:table-cell office:value-type="float" office:value="14.0219">
            <text:p>14.02</text:p>
          </table:table-cell>
          <table:table-cell table:style-name="ce14" office:value-type="float" office:value="13.98">
            <text:p>13.98</text:p>
          </table:table-cell>
          <table:table-cell office:value-type="float" office:value="13.5524">
            <text:p>13.55</text:p>
          </table:table-cell>
          <table:table-cell table:style-name="ce14" office:value-type="float" office:value="13.908">
            <text:p>13.91</text:p>
          </table:table-cell>
          <table:table-cell office:value-type="float" office:value="13.44">
            <text:p>13.44</text:p>
          </table:table-cell>
          <table:table-cell table:style-name="ce12" office:value-type="float" office:value="13.37">
            <text:p>13.37</text:p>
          </table:table-cell>
          <table:table-cell table:style-name="ce12" office:value-type="float" office:value="13.34">
            <text:p>13.34</text:p>
          </table:table-cell>
          <table:table-cell office:value-type="float" office:value="14.0264">
            <text:p>14.03</text:p>
          </table:table-cell>
          <table:table-cell office:value-type="float" office:value="13.52">
            <text:p>13.52</text:p>
          </table:table-cell>
          <table:table-cell table:number-columns-repeated="208"/>
        </table:table-row>
        <table:table-row table:style-name="ro5">
          <table:table-cell office:value-type="float" office:value="0.4">
            <text:p>0.4</text:p>
          </table:table-cell>
          <table:table-cell/>
          <table:table-cell office:value-type="float" office:value="13.5505">
            <text:p>13.55</text:p>
          </table:table-cell>
          <table:table-cell office:value-type="float" office:value="13.2342">
            <text:p>13.23</text:p>
          </table:table-cell>
          <table:table-cell table:style-name="ce10" office:value-type="float" office:value="13.4">
            <text:p>13.4</text:p>
          </table:table-cell>
          <table:table-cell office:value-type="float" office:value="12.6944">
            <text:p>12.69</text:p>
          </table:table-cell>
          <table:table-cell table:style-name="ce10" office:value-type="float" office:value="12.7659">
            <text:p>12.77</text:p>
          </table:table-cell>
          <table:table-cell office:value-type="float" office:value="12.6">
            <text:p>12.6</text:p>
          </table:table-cell>
          <table:table-cell table:style-name="ce12" office:value-type="float" office:value="12.54">
            <text:p>12.54</text:p>
          </table:table-cell>
          <table:table-cell office:value-type="float" office:value="13.0943">
            <text:p>13.09</text:p>
          </table:table-cell>
          <table:table-cell office:value-type="float" office:value="12.64">
            <text:p>12.64</text:p>
          </table:table-cell>
          <table:table-cell office:value-type="float" office:value="12.56">
            <text:p>12.56</text:p>
          </table:table-cell>
          <table:table-cell/>
          <table:table-cell office:value-type="float" office:value="0.4">
            <text:p>0.4</text:p>
          </table:table-cell>
          <table:table-cell table:number-columns-repeated="2" office:value-type="float" office:value="142.589">
            <text:p>142.59</text:p>
          </table:table-cell>
          <table:table-cell table:style-name="ce10" office:value-type="float" office:value="43.25">
            <text:p>43.25</text:p>
          </table:table-cell>
          <table:table-cell office:value-type="float" office:value="13.8971">
            <text:p>13.9</text:p>
          </table:table-cell>
          <table:table-cell table:style-name="ce10" office:value-type="float" office:value="13.0237">
            <text:p>13.02</text:p>
          </table:table-cell>
          <table:table-cell office:value-type="float" office:value="13.24">
            <text:p>13.24</text:p>
          </table:table-cell>
          <table:table-cell table:style-name="ce12" office:value-type="float" office:value="12.71">
            <text:p>12.71</text:p>
          </table:table-cell>
          <table:table-cell office:value-type="float" office:value="12.9803">
            <text:p>12.98</text:p>
          </table:table-cell>
          <table:table-cell office:value-type="float" office:value="12.82">
            <text:p>12.82</text:p>
          </table:table-cell>
          <table:table-cell office:value-type="float" office:value="12.63">
            <text:p>12.63</text:p>
          </table:table-cell>
          <table:table-cell/>
          <table:table-cell office:value-type="float" office:value="0.4">
            <text:p>0.4</text:p>
          </table:table-cell>
          <table:table-cell office:value-type="float" office:value="11.6241">
            <text:p>11.62</text:p>
          </table:table-cell>
          <table:table-cell office:value-type="float" office:value="11.608">
            <text:p>11.61</text:p>
          </table:table-cell>
          <table:table-cell table:style-name="ce14" office:value-type="float" office:value="11.31">
            <text:p>11.31</text:p>
          </table:table-cell>
          <table:table-cell office:value-type="float" office:value="10.6121">
            <text:p>10.61</text:p>
          </table:table-cell>
          <table:table-cell table:style-name="ce14" office:value-type="float" office:value="10.6194">
            <text:p>10.62</text:p>
          </table:table-cell>
          <table:table-cell table:style-name="ce14" office:value-type="float" office:value="10.44">
            <text:p>10.44</text:p>
          </table:table-cell>
          <table:table-cell table:style-name="ce12" office:value-type="float" office:value="10.7">
            <text:p>10.7</text:p>
          </table:table-cell>
          <table:table-cell table:style-name="ce12" office:value-type="float" office:value="10.69">
            <text:p>10.69</text:p>
          </table:table-cell>
          <table:table-cell office:value-type="float" office:value="11.0444">
            <text:p>11.04</text:p>
          </table:table-cell>
          <table:table-cell table:style-name="ce14" office:value-type="float" office:value="10.53">
            <text:p>10.53</text:p>
          </table:table-cell>
          <table:table-cell table:style-name="ce14" office:value-type="float" office:value="10.68">
            <text:p>10.68</text:p>
          </table:table-cell>
          <table:table-cell/>
          <table:table-cell office:value-type="float" office:value="0.4">
            <text:p>0.4</text:p>
          </table:table-cell>
          <table:table-cell office:value-type="float" office:value="18.847">
            <text:p>18.85</text:p>
          </table:table-cell>
          <table:table-cell office:value-type="float" office:value="16.8262">
            <text:p>16.83</text:p>
          </table:table-cell>
          <table:table-cell table:style-name="ce14" office:value-type="float" office:value="14.44">
            <text:p>14.44</text:p>
          </table:table-cell>
          <table:table-cell office:value-type="float" office:value="13.8241">
            <text:p>13.82</text:p>
          </table:table-cell>
          <table:table-cell table:style-name="ce14" office:value-type="float" office:value="14.1272">
            <text:p>14.13</text:p>
          </table:table-cell>
          <table:table-cell office:value-type="float" office:value="13.64">
            <text:p>13.64</text:p>
          </table:table-cell>
          <table:table-cell table:style-name="ce12" office:value-type="float" office:value="13.49">
            <text:p>13.49</text:p>
          </table:table-cell>
          <table:table-cell table:style-name="ce12" office:value-type="float" office:value="13.44">
            <text:p>13.44</text:p>
          </table:table-cell>
          <table:table-cell office:value-type="float" office:value="14.3413">
            <text:p>14.34</text:p>
          </table:table-cell>
          <table:table-cell office:value-type="float" office:value="13.72">
            <text:p>13.72</text:p>
          </table:table-cell>
          <table:table-cell table:number-columns-repeated="208"/>
        </table:table-row>
        <table:table-row table:style-name="ro5">
          <table:table-cell office:value-type="float" office:value="0.45">
            <text:p>0.45</text:p>
          </table:table-cell>
          <table:table-cell/>
          <table:table-cell office:value-type="float" office:value="19.069">
            <text:p>19.07</text:p>
          </table:table-cell>
          <table:table-cell office:value-type="float" office:value="16.2358">
            <text:p>16.24</text:p>
          </table:table-cell>
          <table:table-cell table:style-name="ce10" office:value-type="float" office:value="14.1">
            <text:p>14.1</text:p>
          </table:table-cell>
          <table:table-cell office:value-type="float" office:value="13.1473">
            <text:p>13.15</text:p>
          </table:table-cell>
          <table:table-cell table:style-name="ce10" office:value-type="float" office:value="13.4693">
            <text:p>13.47</text:p>
          </table:table-cell>
          <table:table-cell office:value-type="float" office:value="13.04">
            <text:p>13.04</text:p>
          </table:table-cell>
          <table:table-cell table:style-name="ce12" office:value-type="float" office:value="13.1">
            <text:p>13.1</text:p>
          </table:table-cell>
          <table:table-cell office:value-type="float" office:value="13.7484">
            <text:p>13.75</text:p>
          </table:table-cell>
          <table:table-cell office:value-type="float" office:value="13.02">
            <text:p>13.02</text:p>
          </table:table-cell>
          <table:table-cell office:value-type="float" office:value="12.99">
            <text:p>12.99</text:p>
          </table:table-cell>
          <table:table-cell/>
          <table:table-cell office:value-type="float" office:value="0.45">
            <text:p>0.45</text:p>
          </table:table-cell>
          <table:table-cell table:number-columns-repeated="2" office:value-type="float" office:value="348.786">
            <text:p>348.79</text:p>
          </table:table-cell>
          <table:table-cell table:style-name="ce10" office:value-type="float" office:value="281.72">
            <text:p>281.72</text:p>
          </table:table-cell>
          <table:table-cell office:value-type="float" office:value="102.982">
            <text:p>102.98</text:p>
          </table:table-cell>
          <table:table-cell table:style-name="ce10" office:value-type="float" office:value="116.726">
            <text:p>116.73</text:p>
          </table:table-cell>
          <table:table-cell office:value-type="float" office:value="91.64">
            <text:p>91.64</text:p>
          </table:table-cell>
          <table:table-cell table:style-name="ce12" office:value-type="float" office:value="67">
            <text:p>67</text:p>
          </table:table-cell>
          <table:table-cell office:value-type="float" office:value="101.86">
            <text:p>101.86</text:p>
          </table:table-cell>
          <table:table-cell office:value-type="float" office:value="74.43">
            <text:p>74.43</text:p>
          </table:table-cell>
          <table:table-cell office:value-type="float" office:value="101.63">
            <text:p>101.63</text:p>
          </table:table-cell>
          <table:table-cell/>
          <table:table-cell office:value-type="float" office:value="0.45">
            <text:p>0.45</text:p>
          </table:table-cell>
          <table:table-cell office:value-type="float" office:value="39.0357">
            <text:p>39.04</text:p>
          </table:table-cell>
          <table:table-cell office:value-type="float" office:value="29.915">
            <text:p>29.92</text:p>
          </table:table-cell>
          <table:table-cell table:style-name="ce14" office:value-type="float" office:value="13.35">
            <text:p>13.35</text:p>
          </table:table-cell>
          <table:table-cell office:value-type="float" office:value="11.2035">
            <text:p>11.2</text:p>
          </table:table-cell>
          <table:table-cell table:style-name="ce14" office:value-type="float" office:value="11.2679">
            <text:p>11.27</text:p>
          </table:table-cell>
          <table:table-cell table:style-name="ce14" office:value-type="float" office:value="11.16">
            <text:p>11.1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3.21">
            <text:p>13.21</text:p>
          </table:table-cell>
          <table:table-cell office:value-type="float" office:value="11.8068">
            <text:p>11.81</text:p>
          </table:table-cell>
          <table:table-cell table:style-name="ce14" office:value-type="float" office:value="10.93">
            <text:p>10.93</text:p>
          </table:table-cell>
          <table:table-cell table:style-name="ce14" office:value-type="float" office:value="29.55">
            <text:p>29.55</text:p>
          </table:table-cell>
          <table:table-cell/>
          <table:table-cell office:value-type="float" office:value="0.45">
            <text:p>0.45</text:p>
          </table:table-cell>
          <table:table-cell office:value-type="float" office:value="120.729">
            <text:p>120.73</text:p>
          </table:table-cell>
          <table:table-cell office:value-type="float" office:value="125.898">
            <text:p>125.9</text:p>
          </table:table-cell>
          <table:table-cell table:style-name="ce14" office:value-type="float" office:value="20.25">
            <text:p>20.25</text:p>
          </table:table-cell>
          <table:table-cell office:value-type="float" office:value="15.4845">
            <text:p>15.48</text:p>
          </table:table-cell>
          <table:table-cell table:style-name="ce14" office:value-type="float" office:value="14.7345">
            <text:p>14.73</text:p>
          </table:table-cell>
          <table:table-cell office:value-type="float" office:value="14.15">
            <text:p>14.15</text:p>
          </table:table-cell>
          <table:table-cell table:style-name="ce12" office:value-type="float" office:value="13.8">
            <text:p>13.8</text:p>
          </table:table-cell>
          <table:table-cell table:style-name="ce12" office:value-type="float" office:value="13.78">
            <text:p>13.78</text:p>
          </table:table-cell>
          <table:table-cell office:value-type="float" office:value="15.3774">
            <text:p>15.38</text:p>
          </table:table-cell>
          <table:table-cell office:value-type="float" office:value="14.3">
            <text:p>14.3</text:p>
          </table:table-cell>
          <table:table-cell table:number-columns-repeated="208"/>
        </table:table-row>
        <table:table-row table:style-name="ro5">
          <table:table-cell office:value-type="float" office:value="0.5">
            <text:p>0.5</text:p>
          </table:table-cell>
          <table:table-cell/>
          <table:table-cell office:value-type="float" office:value="224.283">
            <text:p>224.28</text:p>
          </table:table-cell>
          <table:table-cell office:value-type="float" office:value="94.3184">
            <text:p>94.32</text:p>
          </table:table-cell>
          <table:table-cell table:style-name="ce10" office:value-type="float" office:value="35.92">
            <text:p>35.92</text:p>
          </table:table-cell>
          <table:table-cell office:value-type="float" office:value="15.0499">
            <text:p>15.05</text:p>
          </table:table-cell>
          <table:table-cell table:style-name="ce10" office:value-type="float" office:value="16.7104">
            <text:p>16.71</text:p>
          </table:table-cell>
          <table:table-cell office:value-type="float" office:value="14.85">
            <text:p>14.85</text:p>
          </table:table-cell>
          <table:table-cell table:style-name="ce12" office:value-type="float" office:value="14.9">
            <text:p>14.9</text:p>
          </table:table-cell>
          <table:table-cell office:value-type="float" office:value="16.637">
            <text:p>16.64</text:p>
          </table:table-cell>
          <table:table-cell office:value-type="float" office:value="14.21">
            <text:p>14.21</text:p>
          </table:table-cell>
          <table:table-cell office:value-type="float" office:value="14.54">
            <text:p>14.54</text:p>
          </table:table-cell>
          <table:table-cell/>
          <table:table-cell office:value-type="float" office:value="0.5">
            <text:p>0.5</text:p>
          </table:table-cell>
          <table:table-cell table:number-columns-repeated="2" office:value-type="float" office:value="655.063">
            <text:p>655.06</text:p>
          </table:table-cell>
          <table:table-cell table:style-name="ce10" office:value-type="float" office:value="684.76">
            <text:p>684.76</text:p>
          </table:table-cell>
          <table:table-cell office:value-type="float" office:value="441.501">
            <text:p>441.5</text:p>
          </table:table-cell>
          <table:table-cell table:style-name="ce10" office:value-type="float" office:value="402.906">
            <text:p>402.91</text:p>
          </table:table-cell>
          <table:table-cell office:value-type="float" office:value="382.385">
            <text:p>382.39</text:p>
          </table:table-cell>
          <table:table-cell table:style-name="ce12" office:value-type="float" office:value="308">
            <text:p>308</text:p>
          </table:table-cell>
          <table:table-cell office:value-type="float" office:value="421.882">
            <text:p>421.88</text:p>
          </table:table-cell>
          <table:table-cell office:value-type="float" office:value="397.72">
            <text:p>397.72</text:p>
          </table:table-cell>
          <table:table-cell office:value-type="float" office:value="319.87">
            <text:p>319.87</text:p>
          </table:table-cell>
          <table:table-cell/>
          <table:table-cell office:value-type="float" office:value="0.5">
            <text:p>0.5</text:p>
          </table:table-cell>
          <table:table-cell office:value-type="float" office:value="172.934">
            <text:p>172.93</text:p>
          </table:table-cell>
          <table:table-cell office:value-type="float" office:value="172.856">
            <text:p>172.86</text:p>
          </table:table-cell>
          <table:table-cell table:style-name="ce14" office:value-type="float" office:value="152">
            <text:p>152</text:p>
          </table:table-cell>
          <table:table-cell office:value-type="float" office:value="72.0747">
            <text:p>72.07</text:p>
          </table:table-cell>
          <table:table-cell table:style-name="ce14" office:value-type="float" office:value="58.943">
            <text:p>58.94</text:p>
          </table:table-cell>
          <table:table-cell table:style-name="ce14" office:value-type="float" office:value="48.98">
            <text:p>48.98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98">
            <text:p>98</text:p>
          </table:table-cell>
          <table:table-cell office:value-type="float" office:value="47.6717">
            <text:p>47.67</text:p>
          </table:table-cell>
          <table:table-cell table:style-name="ce14" office:value-type="float" office:value="14.28">
            <text:p>14.28</text:p>
          </table:table-cell>
          <table:table-cell table:style-name="ce14" office:value-type="float" office:value="87.83">
            <text:p>87.83</text:p>
          </table:table-cell>
          <table:table-cell/>
          <table:table-cell office:value-type="float" office:value="0.5">
            <text:p>0.5</text:p>
          </table:table-cell>
          <table:table-cell office:value-type="float" office:value="286.579">
            <text:p>286.58</text:p>
          </table:table-cell>
          <table:table-cell office:value-type="float" office:value="287.542">
            <text:p>287.54</text:p>
          </table:table-cell>
          <table:table-cell table:style-name="ce14" office:value-type="float" office:value="126">
            <text:p>126</text:p>
          </table:table-cell>
          <table:table-cell office:value-type="float" office:value="63.8491">
            <text:p>63.85</text:p>
          </table:table-cell>
          <table:table-cell table:style-name="ce14" office:value-type="float" office:value="66.8857">
            <text:p>66.89</text:p>
          </table:table-cell>
          <table:table-cell office:value-type="float" office:value="15.75">
            <text:p>15.75</text:p>
          </table:table-cell>
          <table:table-cell table:style-name="ce12" office:value-type="float" office:value="14.2">
            <text:p>14.2</text:p>
          </table:table-cell>
          <table:table-cell table:style-name="ce12" office:value-type="float" office:value="14.52">
            <text:p>14.52</text:p>
          </table:table-cell>
          <table:table-cell office:value-type="float" office:value="97.5314">
            <text:p>97.53</text:p>
          </table:table-cell>
          <table:table-cell office:value-type="float" office:value="50.5">
            <text:p>50.5</text:p>
          </table:table-cell>
          <table:table-cell table:number-columns-repeated="208"/>
        </table:table-row>
        <table:table-row table:style-name="ro5">
          <table:table-cell office:value-type="float" office:value="0.55">
            <text:p>0.55</text:p>
          </table:table-cell>
          <table:table-cell/>
          <table:table-cell office:value-type="float" office:value="824.542">
            <text:p>824.54</text:p>
          </table:table-cell>
          <table:table-cell office:value-type="float" office:value="443.805">
            <text:p>443.81</text:p>
          </table:table-cell>
          <table:table-cell table:style-name="ce10" office:value-type="float" office:value="697">
            <text:p>697</text:p>
          </table:table-cell>
          <table:table-cell office:value-type="float" office:value="201.509">
            <text:p>201.51</text:p>
          </table:table-cell>
          <table:table-cell table:style-name="ce10" office:value-type="float" office:value="583.944">
            <text:p>583.94</text:p>
          </table:table-cell>
          <table:table-cell office:value-type="float" office:value="152.468">
            <text:p>152.47</text:p>
          </table:table-cell>
          <table:table-cell table:style-name="ce12" office:value-type="float" office:value="135">
            <text:p>135</text:p>
          </table:table-cell>
          <table:table-cell office:value-type="float" office:value="617.865">
            <text:p>617.87</text:p>
          </table:table-cell>
          <table:table-cell office:value-type="float" office:value="205.42">
            <text:p>205.42</text:p>
          </table:table-cell>
          <table:table-cell office:value-type="float" office:value="145.46">
            <text:p>145.46</text:p>
          </table:table-cell>
          <table:table-cell/>
          <table:table-cell office:value-type="float" office:value="0.55">
            <text:p>0.55</text:p>
          </table:table-cell>
          <table:table-cell table:number-columns-repeated="2" office:value-type="float" office:value="1096.49">
            <text:p>1096.49</text:p>
          </table:table-cell>
          <table:table-cell table:style-name="ce10" office:value-type="float" office:value="1169.79">
            <text:p>1169.79</text:p>
          </table:table-cell>
          <table:table-cell office:value-type="float" office:value="889.738">
            <text:p>889.74</text:p>
          </table:table-cell>
          <table:table-cell table:style-name="ce10" office:value-type="float" office:value="856.308">
            <text:p>856.31</text:p>
          </table:table-cell>
          <table:table-cell office:value-type="float" office:value="810.64">
            <text:p>810.64</text:p>
          </table:table-cell>
          <table:table-cell table:style-name="ce12" office:value-type="float" office:value="762">
            <text:p>762</text:p>
          </table:table-cell>
          <table:table-cell office:value-type="float" office:value="934.233">
            <text:p>934.23</text:p>
          </table:table-cell>
          <table:table-cell office:value-type="float" office:value="899.88">
            <text:p>899.88</text:p>
          </table:table-cell>
          <table:table-cell office:value-type="float" office:value="759.82">
            <text:p>759.82</text:p>
          </table:table-cell>
          <table:table-cell/>
          <table:table-cell office:value-type="float" office:value="0.55">
            <text:p>0.55</text:p>
          </table:table-cell>
          <table:table-cell office:value-type="float" office:value="419.943">
            <text:p>419.94</text:p>
          </table:table-cell>
          <table:table-cell office:value-type="float" office:value="374.723">
            <text:p>374.72</text:p>
          </table:table-cell>
          <table:table-cell table:style-name="ce14" office:value-type="float" office:value="503">
            <text:p>503</text:p>
          </table:table-cell>
          <table:table-cell office:value-type="float" office:value="272.972">
            <text:p>272.97</text:p>
          </table:table-cell>
          <table:table-cell table:style-name="ce14" office:value-type="float" office:value="258.43">
            <text:p>258.43</text:p>
          </table:table-cell>
          <table:table-cell table:style-name="ce14" office:value-type="float" office:value="214.97">
            <text:p>214.97</text:p>
          </table:table-cell>
          <table:table-cell table:style-name="ce12" office:value-type="float" office:value="182">
            <text:p>182</text:p>
          </table:table-cell>
          <table:table-cell table:style-name="ce12" office:value-type="float" office:value="182">
            <text:p>182</text:p>
          </table:table-cell>
          <table:table-cell office:value-type="float" office:value="258.71">
            <text:p>258.71</text:p>
          </table:table-cell>
          <table:table-cell table:style-name="ce14" office:value-type="float" office:value="121.66">
            <text:p>121.66</text:p>
          </table:table-cell>
          <table:table-cell table:style-name="ce14" office:value-type="float" office:value="183.48">
            <text:p>183.48</text:p>
          </table:table-cell>
          <table:table-cell/>
          <table:table-cell office:value-type="float" office:value="0.55">
            <text:p>0.55</text:p>
          </table:table-cell>
          <table:table-cell office:value-type="float" office:value="867.824">
            <text:p>867.82</text:p>
          </table:table-cell>
          <table:table-cell office:value-type="float" office:value="490.989">
            <text:p>490.99</text:p>
          </table:table-cell>
          <table:table-cell table:style-name="ce14" office:value-type="float" office:value="816">
            <text:p>816</text:p>
          </table:table-cell>
          <table:table-cell office:value-type="float" office:value="281.32">
            <text:p>281.32</text:p>
          </table:table-cell>
          <table:table-cell table:style-name="ce14" office:value-type="float" office:value="786.953">
            <text:p>786.95</text:p>
          </table:table-cell>
          <table:table-cell office:value-type="float" office:value="183.91">
            <text:p>183.91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125">
            <text:p>125</text:p>
          </table:table-cell>
          <table:table-cell office:value-type="float" office:value="776.528">
            <text:p>776.53</text:p>
          </table:table-cell>
          <table:table-cell office:value-type="float" office:value="269.194">
            <text:p>269.19</text:p>
          </table:table-cell>
          <table:table-cell table:number-columns-repeated="208"/>
        </table:table-row>
        <table:table-row table:style-name="ro5">
          <table:table-cell office:value-type="float" office:value="0.6">
            <text:p>0.6</text:p>
          </table:table-cell>
          <table:table-cell table:number-columns-repeated="2"/>
          <table:table-cell office:value-type="float" office:value="1017.18">
            <text:p>1017.18</text:p>
          </table:table-cell>
          <table:table-cell/>
          <table:table-cell office:value-type="float" office:value="969.15">
            <text:p>969.15</text:p>
          </table:table-cell>
          <table:table-cell office:value-type="float" office:value="1298.36">
            <text:p>1298.36</text:p>
          </table:table-cell>
          <table:table-cell office:value-type="float" office:value="903.351">
            <text:p>903.35</text:p>
          </table:table-cell>
          <table:table-cell table:style-name="ce12" office:value-type="float" office:value="908">
            <text:p>908</text:p>
          </table:table-cell>
          <table:table-cell office:value-type="float" office:value="1352.44">
            <text:p>1352.44</text:p>
          </table:table-cell>
          <table:table-cell table:number-columns-repeated="3"/>
          <table:table-cell office:value-type="float" office:value="0.6">
            <text:p>0.6</text:p>
          </table:table-cell>
          <table:table-cell table:number-columns-repeated="2" office:value-type="float" office:value="1494.6">
            <text:p>1494.6</text:p>
          </table:table-cell>
          <table:table-cell/>
          <table:table-cell office:value-type="float" office:value="1403.76">
            <text:p>1403.76</text:p>
          </table:table-cell>
          <table:table-cell table:number-columns-repeated="7"/>
          <table:table-cell office:value-type="float" office:value="0.6">
            <text:p>0.6</text:p>
          </table:table-cell>
          <table:table-cell office:value-type="float" office:value="898.94">
            <text:p>898.94</text:p>
          </table:table-cell>
          <table:table-cell office:value-type="float" office:value="647.919">
            <text:p>647.92</text:p>
          </table:table-cell>
          <table:table-cell table:style-name="ce14" office:value-type="float" office:value="955">
            <text:p>955</text:p>
          </table:table-cell>
          <table:table-cell office:value-type="float" office:value="586.277">
            <text:p>586.28</text:p>
          </table:table-cell>
          <table:table-cell table:style-name="ce14" office:value-type="float" office:value="607.206">
            <text:p>607.21</text:p>
          </table:table-cell>
          <table:table-cell table:style-name="ce14" office:value-type="float" office:value="458.116">
            <text:p>458.12</text:p>
          </table:table-cell>
          <table:table-cell table:style-name="ce18" table:number-columns-repeated="2"/>
          <table:table-cell/>
          <table:table-cell table:style-name="ce14" table:number-columns-repeated="2"/>
          <table:table-cell/>
          <table:table-cell office:value-type="float" office:value="0.6">
            <text:p>0.6</text:p>
          </table:table-cell>
          <table:table-cell office:value-type="float" office:value="1422.51">
            <text:p>1422.51</text:p>
          </table:table-cell>
          <table:table-cell office:value-type="float" office:value="1039.78">
            <text:p>1039.78</text:p>
          </table:table-cell>
          <table:table-cell table:style-name="ce14" office:value-type="float" office:value="1387">
            <text:p>1387</text:p>
          </table:table-cell>
          <table:table-cell office:value-type="float" office:value="1003.67">
            <text:p>1003.67</text:p>
          </table:table-cell>
          <table:table-cell table:style-name="ce14" office:value-type="float" office:value="1399.5">
            <text:p>1399.5</text:p>
          </table:table-cell>
          <table:table-cell office:value-type="float" office:value="946.1">
            <text:p>946.1</text:p>
          </table:table-cell>
          <table:table-cell table:style-name="ce12" office:value-type="float" office:value="993">
            <text:p>993</text:p>
          </table:table-cell>
          <table:table-cell table:style-name="ce12" office:value-type="float" office:value="973">
            <text:p>973</text:p>
          </table:table-cell>
          <table:table-cell office:value-type="float" office:value="1425.38">
            <text:p>1425.38</text:p>
          </table:table-cell>
          <table:table-cell office:value-type="float" office:value="981.399">
            <text:p>981.4</text:p>
          </table:table-cell>
          <table:table-cell table:number-columns-repeated="208"/>
        </table:table-row>
        <table:table-row table:style-name="ro5">
          <table:table-cell office:value-type="float" office:value="0.65">
            <text:p>0.65</text:p>
          </table:table-cell>
          <table:table-cell table:number-columns-repeated="2"/>
          <table:table-cell office:value-type="float" office:value="1586.13">
            <text:p>1586.13</text:p>
          </table:table-cell>
          <table:table-cell table:number-columns-repeated="9"/>
          <table:table-cell office:value-type="float" office:value="0.65">
            <text:p>0.65</text:p>
          </table:table-cell>
          <table:table-cell table:number-columns-repeated="11"/>
          <table:table-cell office:value-type="float" office:value="0.65">
            <text:p>0.65</text:p>
          </table:table-cell>
          <table:table-cell office:value-type="float" office:value="1316.87">
            <text:p>1316.87</text:p>
          </table:table-cell>
          <table:table-cell office:value-type="float" office:value="898.721">
            <text:p>898.72</text:p>
          </table:table-cell>
          <table:table-cell/>
          <table:table-cell office:value-type="float" office:value="967.804">
            <text:p>967.8</text:p>
          </table:table-cell>
          <table:table-cell table:number-columns-repeated="4"/>
          <table:table-cell table:style-name="ce18"/>
          <table:table-cell table:style-name="ce14" table:number-columns-repeated="2"/>
          <table:table-cell/>
          <table:table-cell office:value-type="float" office:value="0.65">
            <text:p>0.65</text:p>
          </table:table-cell>
          <table:table-cell table:number-columns-repeated="218"/>
        </table:table-row>
        <table:table-row table:style-name="ro5">
          <table:table-cell office:value-type="float" office:value="0.7">
            <text:p>0.7</text:p>
          </table:table-cell>
          <table:table-cell table:number-columns-repeated="2"/>
          <table:table-cell office:value-type="float" office:value="2165.87">
            <text:p>2165.87</text:p>
          </table:table-cell>
          <table:table-cell table:number-columns-repeated="9"/>
          <table:table-cell office:value-type="float" office:value="0.7">
            <text:p>0.7</text:p>
          </table:table-cell>
          <table:table-cell table:number-columns-repeated="11"/>
          <table:table-cell office:value-type="float" office:value="0.7">
            <text:p>0.7</text:p>
          </table:table-cell>
          <table:table-cell table:number-columns-repeated="12"/>
          <table:table-cell office:value-type="float" office:value="0.7">
            <text:p>0.7</text:p>
          </table:table-cell>
          <table:table-cell table:number-columns-repeated="218"/>
        </table:table-row>
        <table:table-row table:style-name="ro5">
          <table:table-cell office:value-type="float" office:value="0.75">
            <text:p>0.75</text:p>
          </table:table-cell>
          <table:table-cell table:number-columns-repeated="2"/>
          <table:table-cell office:value-type="float" office:value="2683.27">
            <text:p>2683.27</text:p>
          </table:table-cell>
          <table:table-cell table:number-columns-repeated="253"/>
        </table:table-row>
        <table:table-row table:style-name="ro5">
          <table:table-cell office:value-type="float" office:value="0.8">
            <text:p>0.8</text:p>
          </table:table-cell>
          <table:table-cell table:number-columns-repeated="256"/>
        </table:table-row>
        <table:table-row table:style-name="ro5">
          <table:table-cell office:value-type="float" office:value="0.85">
            <text:p>0.85</text:p>
          </table:table-cell>
          <table:table-cell table:number-columns-repeated="256"/>
        </table:table-row>
        <table:table-row table:style-name="ro5">
          <table:table-cell office:value-type="float" office:value="0.9">
            <text:p>0.9</text:p>
          </table:table-cell>
          <table:table-cell table:number-columns-repeated="256"/>
        </table:table-row>
        <table:table-row table:style-name="ro5">
          <table:table-cell office:value-type="float" office:value="0.95">
            <text:p>0.95</text:p>
          </table:table-cell>
          <table:table-cell table:number-columns-repeated="256"/>
        </table:table-row>
        <table:table-row table:style-name="ro5" table:number-rows-repeated="3">
          <table:table-cell table:number-columns-repeated="257"/>
        </table:table-row>
        <table:table-row table:style-name="ro5" table:number-rows-repeated="19">
          <table:table-cell table:style-name="Default" table:number-columns-repeated="257"/>
        </table:table-row>
        <table:table-row table:style-name="ro5">
          <table:table-cell table:number-columns-repeated="257"/>
        </table:table-row>
        <table:table-row table:style-name="ro5">
          <table:table-cell table:style-name="ce4" office:value-type="string">
            <text:p>5 x 5</text:p>
          </table:table-cell>
          <table:table-cell table:style-name="ce4" office:value-type="string">
            <text:p>Vcs=5</text:p>
          </table:table-cell>
          <table:table-cell table:number-columns-repeated="255"/>
        </table:table-row>
        <table:table-row table:style-name="ro5" table:number-rows-repeated="2">
          <table:table-cell table:number-columns-repeated="2"/>
          <table:table-cell table:style-name="ce7" table:number-columns-repeated="5"/>
          <table:table-cell table:number-columns-repeated="7"/>
          <table:table-cell table:style-name="ce7" table:number-columns-repeated="5"/>
          <table:table-cell table:number-columns-repeated="238"/>
        </table:table-row>
        <table:table-row table:style-name="ro5">
          <table:table-cell table:style-name="ce5" office:value-type="string">
            <text:p>injection rate</text:p>
          </table:table-cell>
          <table:table-cell table:style-name="ce5"/>
          <table:table-cell table:style-name="ce5" office:value-type="string">
            <text:p>normal</text:p>
          </table:table-cell>
          <table:table-cell table:style-name="ce5" table:number-columns-repeated="4"/>
          <table:table-cell table:style-name="ce4" table:number-columns-repeated="7"/>
          <table:table-cell table:style-name="ce4" office:value-type="string">
            <text:p>normal</text:p>
          </table:table-cell>
          <table:table-cell table:style-name="ce4" table:number-columns-repeated="6"/>
          <table:table-cell table:number-columns-repeated="236"/>
        </table:table-row>
        <table:table-row table:style-name="ro5">
          <table:table-cell table:style-name="ce5"/>
          <table:table-cell table:number-columns-repeated="256"/>
        </table:table-row>
        <table:table-row table:style-name="ro5">
          <table:table-cell table:style-name="ce6" office:value-type="float" office:value="0.1">
            <text:p>0.1</text:p>
          </table:table-cell>
          <table:table-cell/>
          <table:table-cell office:value-type="float" office:value="13.8384">
            <text:p>13.84</text:p>
          </table:table-cell>
          <table:table-cell table:number-columns-repeated="11"/>
          <table:table-cell office:value-type="float" office:value="13.7211">
            <text:p>13.72</text:p>
          </table:table-cell>
          <table:table-cell table:number-columns-repeated="242"/>
        </table:table-row>
        <table:table-row table:style-name="ro5">
          <table:table-cell office:value-type="float" office:value="0.15">
            <text:p>0.15</text:p>
          </table:table-cell>
          <table:table-cell/>
          <table:table-cell office:value-type="float" office:value="13.9726">
            <text:p>13.97</text:p>
          </table:table-cell>
          <table:table-cell table:number-columns-repeated="11"/>
          <table:table-cell office:value-type="float" office:value="13.7372">
            <text:p>13.74</text:p>
          </table:table-cell>
          <table:table-cell table:number-columns-repeated="242"/>
        </table:table-row>
        <table:table-row table:style-name="ro5">
          <table:table-cell office:value-type="float" office:value="0.2">
            <text:p>0.2</text:p>
          </table:table-cell>
          <table:table-cell/>
          <table:table-cell office:value-type="float" office:value="14.0245">
            <text:p>14.02</text:p>
          </table:table-cell>
          <table:table-cell table:number-columns-repeated="11"/>
          <table:table-cell office:value-type="float" office:value="13.7873">
            <text:p>13.79</text:p>
          </table:table-cell>
          <table:table-cell table:number-columns-repeated="242"/>
        </table:table-row>
        <table:table-row table:style-name="ro5">
          <table:table-cell office:value-type="float" office:value="0.25">
            <text:p>0.25</text:p>
          </table:table-cell>
          <table:table-cell/>
          <table:table-cell office:value-type="float" office:value="14.2761">
            <text:p>14.28</text:p>
          </table:table-cell>
          <table:table-cell table:number-columns-repeated="11"/>
          <table:table-cell office:value-type="float" office:value="13.846">
            <text:p>13.85</text:p>
          </table:table-cell>
          <table:table-cell table:number-columns-repeated="242"/>
        </table:table-row>
        <table:table-row table:style-name="ro5">
          <table:table-cell office:value-type="float" office:value="0.3">
            <text:p>0.3</text:p>
          </table:table-cell>
          <table:table-cell/>
          <table:table-cell office:value-type="float" office:value="14.8544">
            <text:p>14.85</text:p>
          </table:table-cell>
          <table:table-cell table:number-columns-repeated="11"/>
          <table:table-cell office:value-type="float" office:value="13.9603">
            <text:p>13.96</text:p>
          </table:table-cell>
          <table:table-cell table:number-columns-repeated="242"/>
        </table:table-row>
        <table:table-row table:style-name="ro5">
          <table:table-cell office:value-type="float" office:value="0.35">
            <text:p>0.35</text:p>
          </table:table-cell>
          <table:table-cell/>
          <table:table-cell office:value-type="float" office:value="17.0518">
            <text:p>17.05</text:p>
          </table:table-cell>
          <table:table-cell table:number-columns-repeated="11"/>
          <table:table-cell office:value-type="float" office:value="14.1563">
            <text:p>14.16</text:p>
          </table:table-cell>
          <table:table-cell table:number-columns-repeated="242"/>
        </table:table-row>
        <table:table-row table:style-name="ro5">
          <table:table-cell office:value-type="float" office:value="0.4">
            <text:p>0.4</text:p>
          </table:table-cell>
          <table:table-cell/>
          <table:table-cell office:value-type="float" office:value="510.477">
            <text:p>510.48</text:p>
          </table:table-cell>
          <table:table-cell table:number-columns-repeated="11"/>
          <table:table-cell office:value-type="float" office:value="14.4942">
            <text:p>14.49</text:p>
          </table:table-cell>
          <table:table-cell table:number-columns-repeated="242"/>
        </table:table-row>
        <table:table-row table:style-name="ro5">
          <table:table-cell office:value-type="float" office:value="0.45">
            <text:p>0.45</text:p>
          </table:table-cell>
          <table:table-cell/>
          <table:table-cell office:value-type="float" office:value="1806.15">
            <text:p>1806.15</text:p>
          </table:table-cell>
          <table:table-cell table:number-columns-repeated="11"/>
          <table:table-cell office:value-type="float" office:value="15.26">
            <text:p>15.26</text:p>
          </table:table-cell>
          <table:table-cell table:number-columns-repeated="242"/>
        </table:table-row>
        <table:table-row table:style-name="ro5">
          <table:table-cell office:value-type="float" office:value="0.5">
            <text:p>0.5</text:p>
          </table:table-cell>
          <table:table-cell/>
          <table:table-cell office:value-type="float" office:value="2676.1">
            <text:p>2676.1</text:p>
          </table:table-cell>
          <table:table-cell table:number-columns-repeated="11"/>
          <table:table-cell office:value-type="float" office:value="32.9695">
            <text:p>32.97</text:p>
          </table:table-cell>
          <table:table-cell table:number-columns-repeated="242"/>
        </table:table-row>
        <table:table-row table:style-name="ro5">
          <table:table-cell office:value-type="float" office:value="0.55">
            <text:p>0.55</text:p>
          </table:table-cell>
          <table:table-cell/>
          <table:table-cell office:value-type="float" office:value="3785.1">
            <text:p>3785.1</text:p>
          </table:table-cell>
          <table:table-cell table:number-columns-repeated="11"/>
          <table:table-cell office:value-type="float" office:value="223.907">
            <text:p>223.91</text:p>
          </table:table-cell>
          <table:table-cell table:number-columns-repeated="242"/>
        </table:table-row>
        <table:table-row table:style-name="ro5">
          <table:table-cell office:value-type="float" office:value="0.6">
            <text:p>0.6</text:p>
          </table:table-cell>
          <table:table-cell/>
          <table:table-cell office:value-type="float" office:value="4604.79">
            <text:p>4604.79</text:p>
          </table:table-cell>
          <table:table-cell table:number-columns-repeated="11"/>
          <table:table-cell office:value-type="float" office:value="587.766">
            <text:p>587.77</text:p>
          </table:table-cell>
          <table:table-cell table:number-columns-repeated="242"/>
        </table:table-row>
        <table:table-row table:style-name="ro5">
          <table:table-cell office:value-type="float" office:value="0.65">
            <text:p>0.65</text:p>
          </table:table-cell>
          <table:table-cell table:number-columns-repeated="13"/>
          <table:table-cell office:value-type="float" office:value="1423.32">
            <text:p>1423.32</text:p>
          </table:table-cell>
          <table:table-cell table:number-columns-repeated="242"/>
        </table:table-row>
        <table:table-row table:style-name="ro5">
          <table:table-cell office:value-type="float" office:value="0.7">
            <text:p>0.7</text:p>
          </table:table-cell>
          <table:table-cell table:number-columns-repeated="13"/>
          <table:table-cell office:value-type="float" office:value="1983.41">
            <text:p>1983.41</text:p>
          </table:table-cell>
          <table:table-cell table:number-columns-repeated="242"/>
        </table:table-row>
        <table:table-row table:style-name="ro5">
          <table:table-cell office:value-type="float" office:value="0.75">
            <text:p>0.75</text:p>
          </table:table-cell>
          <table:table-cell table:number-columns-repeated="13"/>
          <table:table-cell office:value-type="float" office:value="2549.77">
            <text:p>2549.77</text:p>
          </table:table-cell>
          <table:table-cell table:number-columns-repeated="242"/>
        </table:table-row>
        <table:table-row table:style-name="ro5">
          <table:table-cell office:value-type="float" office:value="0.8">
            <text:p>0.8</text:p>
          </table:table-cell>
          <table:table-cell table:number-columns-repeated="13"/>
          <table:table-cell office:value-type="float" office:value="3071.95">
            <text:p>3071.95</text:p>
          </table:table-cell>
          <table:table-cell table:number-columns-repeated="242"/>
        </table:table-row>
        <table:table-row table:style-name="ro5">
          <table:table-cell office:value-type="float" office:value="0.85">
            <text:p>0.85</text:p>
          </table:table-cell>
          <table:table-cell table:number-columns-repeated="13"/>
          <table:table-cell office:value-type="float" office:value="3606.31">
            <text:p>3606.31</text:p>
          </table:table-cell>
          <table:table-cell table:number-columns-repeated="242"/>
        </table:table-row>
        <table:table-row table:style-name="ro5">
          <table:table-cell office:value-type="float" office:value="0.9">
            <text:p>0.9</text:p>
          </table:table-cell>
          <table:table-cell table:number-columns-repeated="13"/>
          <table:table-cell office:value-type="float" office:value="4129.2">
            <text:p>4129.2</text:p>
          </table:table-cell>
          <table:table-cell table:number-columns-repeated="242"/>
        </table:table-row>
        <table:table-row table:style-name="ro5">
          <table:table-cell office:value-type="float" office:value="0.95">
            <text:p>0.95</text:p>
          </table:table-cell>
          <table:table-cell table:number-columns-repeated="13"/>
          <table:table-cell office:value-type="float" office:value="4661.19">
            <text:p>4661.19</text:p>
          </table:table-cell>
          <table:table-cell table:number-columns-repeated="242"/>
        </table:table-row>
        <table:table-row table:style-name="ro5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ooe" table:style-name="ta1" table:print="false">
        <office:forms form:automatic-focus="false" form:apply-design-mode="false"/>
        <table:table-column table:style-name="co1" table:number-columns-repeated="70" table:default-cell-style-name="Default"/>
        <table:table-row table:style-name="ro2">
          <table:table-cell table:style-name="ce16" office:value-type="string">
            <text:p>4x4</text:p>
          </table:table-cell>
          <table:table-cell table:style-name="ce16" office:value-type="string">
            <text:p>Vcs=4</text:p>
          </table:table-cell>
          <table:table-cell table:number-columns-repeated="68"/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old oddeven</text:p>
          </table:table-cell>
          <table:table-cell table:style-name="ce16"/>
          <table:table-cell table:style-name="ce16" office:value-type="string">
            <text:p>uniform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16"/>
        </table:table-row>
        <table:table-row table:style-name="ro2">
          <table:table-cell table:style-name="ce16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2">
          <table:table-cell table:style-name="ce16"/>
          <table:table-cell table:number-columns-repeated="6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0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0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0</text:p>
          </table:table-cell>
          <table:table-cell office:value-type="float" office:value="1724">
            <text:p>1724</text:p>
          </table:table-cell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/>
          <table:table-cell office:value-type="string">
            <text:p>R-0</text:p>
          </table:table-cell>
          <table:table-cell office:value-type="float" office:value="2725">
            <text:p>2725</text:p>
          </table:table-cell>
          <table:table-cell office:value-type="float" office:value="0">
            <text:p>0</text:p>
          </table:table-cell>
          <table:table-cell office:value-type="float" office:value="3229">
            <text:p>3229</text:p>
          </table:table-cell>
          <table:table-cell office:value-type="float" office:value="0">
            <text:p>0</text:p>
          </table:table-cell>
          <table:table-cell office:value-type="float" office:value="3988">
            <text:p>3988</text:p>
          </table:table-cell>
          <table:table-cell/>
          <table:table-cell office:value-type="string">
            <text:p>R-0</text:p>
          </table:table-cell>
          <table:table-cell office:value-type="float" office:value="4236">
            <text:p>4236</text:p>
          </table:table-cell>
          <table:table-cell office:value-type="float" office:value="0">
            <text:p>0</text:p>
          </table:table-cell>
          <table:table-cell office:value-type="float" office:value="4994">
            <text:p>4994</text:p>
          </table:table-cell>
          <table:table-cell office:value-type="float" office:value="0">
            <text:p>0</text:p>
          </table:table-cell>
          <table:table-cell office:value-type="float" office:value="5995">
            <text:p>5995</text:p>
          </table:table-cell>
          <table:table-cell/>
          <table:table-cell office:value-type="string">
            <text:p>R-0</text:p>
          </table:table-cell>
          <table:table-cell office:value-type="float" office:value="5222">
            <text:p>5222</text:p>
          </table:table-cell>
          <table:table-cell office:value-type="float" office:value="0">
            <text:p>0</text:p>
          </table:table-cell>
          <table:table-cell office:value-type="float" office:value="6197">
            <text:p>6197</text:p>
          </table:table-cell>
          <table:table-cell office:value-type="float" office:value="0">
            <text:p>0</text:p>
          </table:table-cell>
          <table:table-cell office:value-type="float" office:value="6843">
            <text:p>684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31">
            <text:p>1131</text:p>
          </table:table-cell>
          <table:table-cell office:value-type="float" office:value="908">
            <text:p>908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</text:p>
          </table:table-cell>
          <table:table-cell office:value-type="float" office:value="1503">
            <text:p>1503</text:p>
          </table:table-cell>
          <table:table-cell office:value-type="float" office:value="1141">
            <text:p>1141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1</text:p>
          </table:table-cell>
          <table:table-cell office:value-type="float" office:value="1764">
            <text:p>1764</text:p>
          </table:table-cell>
          <table:table-cell office:value-type="float" office:value="1393">
            <text:p>1393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1</text:p>
          </table:table-cell>
          <table:table-cell office:value-type="float" office:value="2078">
            <text:p>2078</text:p>
          </table:table-cell>
          <table:table-cell office:value-type="float" office:value="1535">
            <text:p>1535</text:p>
          </table:table-cell>
          <table:table-cell office:value-type="float" office:value="2413">
            <text:p>2413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/>
          <table:table-cell office:value-type="string">
            <text:p>R-1</text:p>
          </table:table-cell>
          <table:table-cell office:value-type="float" office:value="2372">
            <text:p>2372</text:p>
          </table:table-cell>
          <table:table-cell office:value-type="float" office:value="1731">
            <text:p>1731</text:p>
          </table:table-cell>
          <table:table-cell office:value-type="float" office:value="2630">
            <text:p>2630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/>
          <table:table-cell office:value-type="string">
            <text:p>R-1</text:p>
          </table:table-cell>
          <table:table-cell office:value-type="float" office:value="3937">
            <text:p>3937</text:p>
          </table:table-cell>
          <table:table-cell office:value-type="float" office:value="2865">
            <text:p>2865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4067">
            <text:p>4067</text:p>
          </table:table-cell>
          <table:table-cell/>
          <table:table-cell office:value-type="string">
            <text:p>R-1</text:p>
          </table:table-cell>
          <table:table-cell office:value-type="float" office:value="5900">
            <text:p>5900</text:p>
          </table:table-cell>
          <table:table-cell office:value-type="float" office:value="4307">
            <text:p>4307</text:p>
          </table:table-cell>
          <table:table-cell office:value-type="float" office:value="5269">
            <text:p>5269</text:p>
          </table:table-cell>
          <table:table-cell office:value-type="float" office:value="0">
            <text:p>0</text:p>
          </table:table-cell>
          <table:table-cell office:value-type="float" office:value="6104">
            <text:p>6104</text:p>
          </table:table-cell>
          <table:table-cell/>
          <table:table-cell office:value-type="string">
            <text:p>R-1</text:p>
          </table:table-cell>
          <table:table-cell office:value-type="float" office:value="6895">
            <text:p>6895</text:p>
          </table:table-cell>
          <table:table-cell office:value-type="float" office:value="4504">
            <text:p>4504</text:p>
          </table:table-cell>
          <table:table-cell office:value-type="float" office:value="5667">
            <text:p>5667</text:p>
          </table:table-cell>
          <table:table-cell office:value-type="float" office:value="0">
            <text:p>0</text:p>
          </table:table-cell>
          <table:table-cell office:value-type="float" office:value="7036">
            <text:p>703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55">
            <text:p>855</text:p>
          </table:table-cell>
          <table:table-cell office:value-type="float" office:value="1208">
            <text:p>1208</text:p>
          </table:table-cell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1157">
            <text:p>1157</text:p>
          </table:table-cell>
          <table:table-cell office:value-type="float" office:value="1505">
            <text:p>1505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335">
            <text:p>1335</text:p>
          </table:table-cell>
          <table:table-cell office:value-type="float" office:value="1825">
            <text:p>1825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572">
            <text:p>1572</text:p>
          </table:table-cell>
          <table:table-cell office:value-type="float" office:value="2073">
            <text:p>2073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739">
            <text:p>1739</text:p>
          </table:table-cell>
          <table:table-cell office:value-type="float" office:value="2320">
            <text:p>2320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2</text:p>
          </table:table-cell>
          <table:table-cell office:value-type="float" office:value="2912">
            <text:p>2912</text:p>
          </table:table-cell>
          <table:table-cell office:value-type="float" office:value="3790">
            <text:p>3790</text:p>
          </table:table-cell>
          <table:table-cell office:value-type="float" office:value="3005">
            <text:p>3005</text:p>
          </table:table-cell>
          <table:table-cell office:value-type="float" office:value="0">
            <text:p>0</text:p>
          </table:table-cell>
          <table:table-cell office:value-type="float" office:value="4128">
            <text:p>4128</text:p>
          </table:table-cell>
          <table:table-cell/>
          <table:table-cell office:value-type="string">
            <text:p>R-2</text:p>
          </table:table-cell>
          <table:table-cell office:value-type="float" office:value="4389">
            <text:p>4389</text:p>
          </table:table-cell>
          <table:table-cell office:value-type="float" office:value="5838">
            <text:p>5838</text:p>
          </table:table-cell>
          <table:table-cell office:value-type="float" office:value="5895">
            <text:p>5895</text:p>
          </table:table-cell>
          <table:table-cell office:value-type="float" office:value="0">
            <text:p>0</text:p>
          </table:table-cell>
          <table:table-cell office:value-type="float" office:value="6263">
            <text:p>6263</text:p>
          </table:table-cell>
          <table:table-cell/>
          <table:table-cell office:value-type="string">
            <text:p>R-2</text:p>
          </table:table-cell>
          <table:table-cell office:value-type="float" office:value="4918">
            <text:p>4918</text:p>
          </table:table-cell>
          <table:table-cell office:value-type="float" office:value="6229">
            <text:p>6229</text:p>
          </table:table-cell>
          <table:table-cell office:value-type="float" office:value="6282">
            <text:p>6282</text:p>
          </table:table-cell>
          <table:table-cell office:value-type="float" office:value="0">
            <text:p>0</text:p>
          </table:table-cell>
          <table:table-cell office:value-type="float" office:value="7206">
            <text:p>720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6">
            <text:p>896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66">
            <text:p>1366</text:p>
          </table:table-cell>
          <table:table-cell office:value-type="float" office:value="1284">
            <text:p>1284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 office:value-type="float" office:value="2142">
            <text:p>21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654">
            <text:p>1654</text:p>
          </table:table-cell>
          <table:table-cell office:value-type="float" office:value="0">
            <text:p>0</text:p>
          </table:table-cell>
          <table:table-cell office:value-type="float" office:value="2471">
            <text:p>247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979">
            <text:p>2979</text:p>
          </table:table-cell>
          <table:table-cell office:value-type="float" office:value="2743">
            <text:p>2743</text:p>
          </table:table-cell>
          <table:table-cell office:value-type="float" office:value="0">
            <text:p>0</text:p>
          </table:table-cell>
          <table:table-cell office:value-type="float" office:value="4231">
            <text:p>423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752">
            <text:p>4752</text:p>
          </table:table-cell>
          <table:table-cell office:value-type="float" office:value="3962">
            <text:p>3962</text:p>
          </table:table-cell>
          <table:table-cell office:value-type="float" office:value="0">
            <text:p>0</text:p>
          </table:table-cell>
          <table:table-cell office:value-type="float" office:value="6238">
            <text:p>62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289">
            <text:p>5289</text:p>
          </table:table-cell>
          <table:table-cell office:value-type="float" office:value="4268">
            <text:p>4268</text:p>
          </table:table-cell>
          <table:table-cell office:value-type="float" office:value="0">
            <text:p>0</text:p>
          </table:table-cell>
          <table:table-cell office:value-type="float" office:value="7176">
            <text:p>717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 office:value-type="float" office:value="1227">
            <text:p>1227</text:p>
          </table:table-cell>
          <table:table-cell office:value-type="float" office:value="881">
            <text:p>881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R-4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495">
            <text:p>1495</text:p>
          </table:table-cell>
          <table:table-cell office:value-type="float" office:value="1075">
            <text:p>1075</text:p>
          </table:table-cell>
          <table:table-cell office:value-type="float" office:value="1405">
            <text:p>1405</text:p>
          </table:table-cell>
          <table:table-cell/>
          <table:table-cell office:value-type="string">
            <text:p>R-4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791">
            <text:p>1791</text:p>
          </table:table-cell>
          <table:table-cell office:value-type="float" office:value="1286">
            <text:p>1286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2097">
            <text:p>2097</text:p>
          </table:table-cell>
          <table:table-cell office:value-type="float" office:value="1516">
            <text:p>1516</text:p>
          </table:table-cell>
          <table:table-cell office:value-type="float" office:value="2012">
            <text:p>2012</text:p>
          </table:table-cell>
          <table:table-cell/>
          <table:table-cell office:value-type="string">
            <text:p>R-4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1704">
            <text:p>1704</text:p>
          </table:table-cell>
          <table:table-cell office:value-type="float" office:value="2323">
            <text:p>2323</text:p>
          </table:table-cell>
          <table:table-cell/>
          <table:table-cell office:value-type="string">
            <text:p>R-4</text:p>
          </table:table-cell>
          <table:table-cell office:value-type="float" office:value="3374">
            <text:p>3374</text:p>
          </table:table-cell>
          <table:table-cell office:value-type="float" office:value="0">
            <text:p>0</text:p>
          </table:table-cell>
          <table:table-cell office:value-type="float" office:value="4103">
            <text:p>4103</text:p>
          </table:table-cell>
          <table:table-cell office:value-type="float" office:value="2950">
            <text:p>2950</text:p>
          </table:table-cell>
          <table:table-cell office:value-type="float" office:value="3999">
            <text:p>3999</text:p>
          </table:table-cell>
          <table:table-cell/>
          <table:table-cell office:value-type="string">
            <text:p>R-4</text:p>
          </table:table-cell>
          <table:table-cell office:value-type="float" office:value="5351">
            <text:p>5351</text:p>
          </table:table-cell>
          <table:table-cell office:value-type="float" office:value="0">
            <text:p>0</text:p>
          </table:table-cell>
          <table:table-cell office:value-type="float" office:value="6392">
            <text:p>6392</text:p>
          </table:table-cell>
          <table:table-cell office:value-type="float" office:value="4545">
            <text:p>4545</text:p>
          </table:table-cell>
          <table:table-cell office:value-type="float" office:value="6023">
            <text:p>6023</text:p>
          </table:table-cell>
          <table:table-cell/>
          <table:table-cell office:value-type="string">
            <text:p>R-4</text:p>
          </table:table-cell>
          <table:table-cell office:value-type="float" office:value="6619">
            <text:p>6619</text:p>
          </table:table-cell>
          <table:table-cell office:value-type="float" office:value="0">
            <text:p>0</text:p>
          </table:table-cell>
          <table:table-cell office:value-type="float" office:value="7799">
            <text:p>7799</text:p>
          </table:table-cell>
          <table:table-cell office:value-type="float" office:value="5917">
            <text:p>5917</text:p>
          </table:table-cell>
          <table:table-cell office:value-type="float" office:value="6999">
            <text:p>699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93">
            <text:p>1193</text:p>
          </table:table-cell>
          <table:table-cell office:value-type="float" office:value="880">
            <text:p>880</text:p>
          </table:table-cell>
          <table:table-cell office:value-type="float" office:value="1727">
            <text:p>1727</text:p>
          </table:table-cell>
          <table:table-cell office:value-type="float" office:value="1352">
            <text:p>1352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29">
            <text:p>1529</text:p>
          </table:table-cell>
          <table:table-cell office:value-type="float" office:value="1077">
            <text:p>1077</text:p>
          </table:table-cell>
          <table:table-cell office:value-type="float" office:value="2200">
            <text:p>2200</text:p>
          </table:table-cell>
          <table:table-cell office:value-type="float" office:value="1693">
            <text:p>1693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50">
            <text:p>1850</text:p>
          </table:table-cell>
          <table:table-cell office:value-type="float" office:value="1331">
            <text:p>1331</text:p>
          </table:table-cell>
          <table:table-cell office:value-type="float" office:value="2699">
            <text:p>2699</text:p>
          </table:table-cell>
          <table:table-cell office:value-type="float" office:value="2023">
            <text:p>2023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R-5</text:p>
          </table:table-cell>
          <table:table-cell office:value-type="float" office:value="2183">
            <text:p>2183</text:p>
          </table:table-cell>
          <table:table-cell office:value-type="float" office:value="1603">
            <text:p>1603</text:p>
          </table:table-cell>
          <table:table-cell office:value-type="float" office:value="3157">
            <text:p>3157</text:p>
          </table:table-cell>
          <table:table-cell office:value-type="float" office:value="2381">
            <text:p>2381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5</text:p>
          </table:table-cell>
          <table:table-cell office:value-type="float" office:value="2452">
            <text:p>2452</text:p>
          </table:table-cell>
          <table:table-cell office:value-type="float" office:value="1881">
            <text:p>1881</text:p>
          </table:table-cell>
          <table:table-cell office:value-type="float" office:value="3558">
            <text:p>3558</text:p>
          </table:table-cell>
          <table:table-cell office:value-type="float" office:value="2625">
            <text:p>2625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5</text:p>
          </table:table-cell>
          <table:table-cell office:value-type="float" office:value="4226">
            <text:p>4226</text:p>
          </table:table-cell>
          <table:table-cell office:value-type="float" office:value="3183">
            <text:p>3183</text:p>
          </table:table-cell>
          <table:table-cell office:value-type="float" office:value="5716">
            <text:p>5716</text:p>
          </table:table-cell>
          <table:table-cell office:value-type="float" office:value="4312">
            <text:p>4312</text:p>
          </table:table-cell>
          <table:table-cell office:value-type="float" office:value="4079">
            <text:p>4079</text:p>
          </table:table-cell>
          <table:table-cell/>
          <table:table-cell office:value-type="string">
            <text:p>R-5</text:p>
          </table:table-cell>
          <table:table-cell office:value-type="float" office:value="6257">
            <text:p>6257</text:p>
          </table:table-cell>
          <table:table-cell office:value-type="float" office:value="4775">
            <text:p>4775</text:p>
          </table:table-cell>
          <table:table-cell office:value-type="float" office:value="7899">
            <text:p>7899</text:p>
          </table:table-cell>
          <table:table-cell office:value-type="float" office:value="6138">
            <text:p>6138</text:p>
          </table:table-cell>
          <table:table-cell office:value-type="float" office:value="6230">
            <text:p>6230</text:p>
          </table:table-cell>
          <table:table-cell/>
          <table:table-cell office:value-type="string">
            <text:p>R-5</text:p>
          </table:table-cell>
          <table:table-cell office:value-type="float" office:value="7564">
            <text:p>7564</text:p>
          </table:table-cell>
          <table:table-cell office:value-type="float" office:value="5450">
            <text:p>5450</text:p>
          </table:table-cell>
          <table:table-cell office:value-type="float" office:value="8903">
            <text:p>8903</text:p>
          </table:table-cell>
          <table:table-cell office:value-type="float" office:value="6980">
            <text:p>6980</text:p>
          </table:table-cell>
          <table:table-cell office:value-type="float" office:value="7135">
            <text:p>713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16">
            <text:p>916</text:p>
          </table:table-cell>
          <table:table-cell office:value-type="float" office:value="1136">
            <text:p>1136</text:p>
          </table:table-cell>
          <table:table-cell office:value-type="float" office:value="580">
            <text:p>580</text:p>
          </table:table-cell>
          <table:table-cell office:value-type="float" office:value="469">
            <text:p>469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6</text:p>
          </table:table-cell>
          <table:table-cell office:value-type="float" office:value="1147">
            <text:p>1147</text:p>
          </table:table-cell>
          <table:table-cell office:value-type="float" office:value="1482">
            <text:p>1482</text:p>
          </table:table-cell>
          <table:table-cell office:value-type="float" office:value="744">
            <text:p>744</text:p>
          </table:table-cell>
          <table:table-cell office:value-type="float" office:value="584">
            <text:p>584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08">
            <text:p>1408</text:p>
          </table:table-cell>
          <table:table-cell office:value-type="float" office:value="1808">
            <text:p>1808</text:p>
          </table:table-cell>
          <table:table-cell office:value-type="float" office:value="970">
            <text:p>970</text:p>
          </table:table-cell>
          <table:table-cell office:value-type="float" office:value="740">
            <text:p>740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13">
            <text:p>1613</text:p>
          </table:table-cell>
          <table:table-cell office:value-type="float" office:value="2146">
            <text:p>2146</text:p>
          </table:table-cell>
          <table:table-cell office:value-type="float" office:value="1160">
            <text:p>1160</text:p>
          </table:table-cell>
          <table:table-cell office:value-type="float" office:value="916">
            <text:p>916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6</text:p>
          </table:table-cell>
          <table:table-cell office:value-type="float" office:value="1889">
            <text:p>1889</text:p>
          </table:table-cell>
          <table:table-cell office:value-type="float" office:value="2472">
            <text:p>2472</text:p>
          </table:table-cell>
          <table:table-cell office:value-type="float" office:value="1570">
            <text:p>1570</text:p>
          </table:table-cell>
          <table:table-cell office:value-type="float" office:value="1230">
            <text:p>1230</text:p>
          </table:table-cell>
          <table:table-cell office:value-type="float" office:value="2426">
            <text:p>2426</text:p>
          </table:table-cell>
          <table:table-cell/>
          <table:table-cell office:value-type="string">
            <text:p>R-6</text:p>
          </table:table-cell>
          <table:table-cell office:value-type="float" office:value="3240">
            <text:p>3240</text:p>
          </table:table-cell>
          <table:table-cell office:value-type="float" office:value="4283">
            <text:p>4283</text:p>
          </table:table-cell>
          <table:table-cell office:value-type="float" office:value="3329">
            <text:p>3329</text:p>
          </table:table-cell>
          <table:table-cell office:value-type="float" office:value="2884">
            <text:p>2884</text:p>
          </table:table-cell>
          <table:table-cell office:value-type="float" office:value="4111">
            <text:p>4111</text:p>
          </table:table-cell>
          <table:table-cell/>
          <table:table-cell office:value-type="string">
            <text:p>R-6</text:p>
          </table:table-cell>
          <table:table-cell office:value-type="float" office:value="4842">
            <text:p>4842</text:p>
          </table:table-cell>
          <table:table-cell office:value-type="float" office:value="6604">
            <text:p>6604</text:p>
          </table:table-cell>
          <table:table-cell office:value-type="float" office:value="6212">
            <text:p>6212</text:p>
          </table:table-cell>
          <table:table-cell office:value-type="float" office:value="5474">
            <text:p>5474</text:p>
          </table:table-cell>
          <table:table-cell office:value-type="float" office:value="6123">
            <text:p>6123</text:p>
          </table:table-cell>
          <table:table-cell/>
          <table:table-cell office:value-type="string">
            <text:p>R-6</text:p>
          </table:table-cell>
          <table:table-cell office:value-type="float" office:value="5798">
            <text:p>5798</text:p>
          </table:table-cell>
          <table:table-cell office:value-type="float" office:value="7341">
            <text:p>7341</text:p>
          </table:table-cell>
          <table:table-cell office:value-type="float" office:value="6994">
            <text:p>6994</text:p>
          </table:table-cell>
          <table:table-cell office:value-type="float" office:value="6176">
            <text:p>6176</text:p>
          </table:table-cell>
          <table:table-cell office:value-type="float" office:value="7061">
            <text:p>706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1184">
            <text:p>1184</text:p>
          </table:table-cell>
          <table:table-cell office:value-type="float" office:value="908">
            <text:p>908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1505">
            <text:p>1505</text:p>
          </table:table-cell>
          <table:table-cell office:value-type="float" office:value="1112">
            <text:p>1112</text:p>
          </table:table-cell>
          <table:table-cell office:value-type="float" office:value="1547">
            <text:p>15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47">
            <text:p>1347</text:p>
          </table:table-cell>
          <table:table-cell office:value-type="float" office:value="1719">
            <text:p>1719</text:p>
          </table:table-cell>
          <table:table-cell office:value-type="float" office:value="1339">
            <text:p>1339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2041">
            <text:p>2041</text:p>
          </table:table-cell>
          <table:table-cell office:value-type="float" office:value="1555">
            <text:p>1555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93">
            <text:p>1793</text:p>
          </table:table-cell>
          <table:table-cell office:value-type="float" office:value="2338">
            <text:p>2338</text:p>
          </table:table-cell>
          <table:table-cell office:value-type="float" office:value="1788">
            <text:p>1788</text:p>
          </table:table-cell>
          <table:table-cell office:value-type="float" office:value="2413">
            <text:p>24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108">
            <text:p>3108</text:p>
          </table:table-cell>
          <table:table-cell office:value-type="float" office:value="3850">
            <text:p>3850</text:p>
          </table:table-cell>
          <table:table-cell office:value-type="float" office:value="3023">
            <text:p>3023</text:p>
          </table:table-cell>
          <table:table-cell office:value-type="float" office:value="4150">
            <text:p>415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673">
            <text:p>4673</text:p>
          </table:table-cell>
          <table:table-cell office:value-type="float" office:value="5580">
            <text:p>5580</text:p>
          </table:table-cell>
          <table:table-cell office:value-type="float" office:value="4257">
            <text:p>4257</text:p>
          </table:table-cell>
          <table:table-cell office:value-type="float" office:value="6152">
            <text:p>615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23">
            <text:p>5923</text:p>
          </table:table-cell>
          <table:table-cell office:value-type="float" office:value="6329">
            <text:p>6329</text:p>
          </table:table-cell>
          <table:table-cell office:value-type="float" office:value="4727">
            <text:p>4727</text:p>
          </table:table-cell>
          <table:table-cell office:value-type="float" office:value="7121">
            <text:p>712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1104">
            <text:p>1104</text:p>
          </table:table-cell>
          <table:table-cell office:value-type="float" office:value="1229">
            <text:p>1229</text:p>
          </table:table-cell>
          <table:table-cell/>
          <table:table-cell office:value-type="string">
            <text:p>R-8</text:p>
          </table:table-cell>
          <table:table-cell office:value-type="float" office:value="1132">
            <text:p>1132</text:p>
          </table:table-cell>
          <table:table-cell office:value-type="float" office:value="0">
            <text:p>0</text:p>
          </table:table-cell>
          <table:table-cell office:value-type="float" office:value="1149">
            <text:p>1149</text:p>
          </table:table-cell>
          <table:table-cell office:value-type="float" office:value="1449">
            <text:p>1449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1682">
            <text:p>1682</text:p>
          </table:table-cell>
          <table:table-cell office:value-type="float" office:value="1867">
            <text:p>1867</text:p>
          </table:table-cell>
          <table:table-cell/>
          <table:table-cell office:value-type="string">
            <text:p>R-8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2007">
            <text:p>2007</text:p>
          </table:table-cell>
          <table:table-cell office:value-type="float" office:value="2148">
            <text:p>2148</text:p>
          </table:table-cell>
          <table:table-cell/>
          <table:table-cell office:value-type="string">
            <text:p>R-8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float" office:value="2255">
            <text:p>2255</text:p>
          </table:table-cell>
          <table:table-cell office:value-type="float" office:value="2455">
            <text:p>2455</text:p>
          </table:table-cell>
          <table:table-cell/>
          <table:table-cell office:value-type="string">
            <text:p>R-8</text:p>
          </table:table-cell>
          <table:table-cell office:value-type="float" office:value="3325">
            <text:p>3325</text:p>
          </table:table-cell>
          <table:table-cell office:value-type="float" office:value="0">
            <text:p>0</text:p>
          </table:table-cell>
          <table:table-cell office:value-type="float" office:value="3047">
            <text:p>3047</text:p>
          </table:table-cell>
          <table:table-cell office:value-type="float" office:value="3955">
            <text:p>3955</text:p>
          </table:table-cell>
          <table:table-cell office:value-type="float" office:value="4165">
            <text:p>4165</text:p>
          </table:table-cell>
          <table:table-cell/>
          <table:table-cell office:value-type="string">
            <text:p>R-8</text:p>
          </table:table-cell>
          <table:table-cell office:value-type="float" office:value="5374">
            <text:p>5374</text:p>
          </table:table-cell>
          <table:table-cell office:value-type="float" office:value="0">
            <text:p>0</text:p>
          </table:table-cell>
          <table:table-cell office:value-type="float" office:value="4719">
            <text:p>4719</text:p>
          </table:table-cell>
          <table:table-cell office:value-type="float" office:value="6296">
            <text:p>6296</text:p>
          </table:table-cell>
          <table:table-cell office:value-type="float" office:value="6119">
            <text:p>6119</text:p>
          </table:table-cell>
          <table:table-cell/>
          <table:table-cell office:value-type="string">
            <text:p>R-8</text:p>
          </table:table-cell>
          <table:table-cell office:value-type="float" office:value="6643">
            <text:p>6643</text:p>
          </table:table-cell>
          <table:table-cell office:value-type="float" office:value="0">
            <text:p>0</text:p>
          </table:table-cell>
          <table:table-cell office:value-type="float" office:value="5854">
            <text:p>5854</text:p>
          </table:table-cell>
          <table:table-cell office:value-type="float" office:value="7795">
            <text:p>7795</text:p>
          </table:table-cell>
          <table:table-cell office:value-type="float" office:value="7013">
            <text:p>701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91">
            <text:p>1191</text:p>
          </table:table-cell>
          <table:table-cell office:value-type="float" office:value="923">
            <text:p>923</text:p>
          </table:table-cell>
          <table:table-cell office:value-type="float" office:value="1326">
            <text:p>1326</text:p>
          </table:table-cell>
          <table:table-cell office:value-type="float" office:value="1807">
            <text:p>1807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13">
            <text:p>1513</text:p>
          </table:table-cell>
          <table:table-cell office:value-type="float" office:value="1138">
            <text:p>1138</text:p>
          </table:table-cell>
          <table:table-cell office:value-type="float" office:value="1670">
            <text:p>1670</text:p>
          </table:table-cell>
          <table:table-cell office:value-type="float" office:value="2273">
            <text:p>2273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11">
            <text:p>1811</text:p>
          </table:table-cell>
          <table:table-cell office:value-type="float" office:value="1317">
            <text:p>1317</text:p>
          </table:table-cell>
          <table:table-cell office:value-type="float" office:value="2032">
            <text:p>2032</text:p>
          </table:table-cell>
          <table:table-cell office:value-type="float" office:value="2754">
            <text:p>2754</text:p>
          </table:table-cell>
          <table:table-cell office:value-type="float" office:value="1760">
            <text:p>1760</text:p>
          </table:table-cell>
          <table:table-cell/>
          <table:table-cell office:value-type="string">
            <text:p>R-9</text:p>
          </table:table-cell>
          <table:table-cell office:value-type="float" office:value="2134">
            <text:p>2134</text:p>
          </table:table-cell>
          <table:table-cell office:value-type="float" office:value="1548">
            <text:p>1548</text:p>
          </table:table-cell>
          <table:table-cell office:value-type="float" office:value="2377">
            <text:p>2377</text:p>
          </table:table-cell>
          <table:table-cell office:value-type="float" office:value="3172">
            <text:p>3172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493">
            <text:p>2493</text:p>
          </table:table-cell>
          <table:table-cell office:value-type="float" office:value="1834">
            <text:p>1834</text:p>
          </table:table-cell>
          <table:table-cell office:value-type="float" office:value="2766">
            <text:p>2766</text:p>
          </table:table-cell>
          <table:table-cell office:value-type="float" office:value="3533">
            <text:p>3533</text:p>
          </table:table-cell>
          <table:table-cell office:value-type="float" office:value="2382">
            <text:p>2382</text:p>
          </table:table-cell>
          <table:table-cell/>
          <table:table-cell office:value-type="string">
            <text:p>R-9</text:p>
          </table:table-cell>
          <table:table-cell office:value-type="float" office:value="4249">
            <text:p>4249</text:p>
          </table:table-cell>
          <table:table-cell office:value-type="float" office:value="3181">
            <text:p>3181</text:p>
          </table:table-cell>
          <table:table-cell office:value-type="float" office:value="4410">
            <text:p>4410</text:p>
          </table:table-cell>
          <table:table-cell office:value-type="float" office:value="5745">
            <text:p>5745</text:p>
          </table:table-cell>
          <table:table-cell office:value-type="float" office:value="4109">
            <text:p>4109</text:p>
          </table:table-cell>
          <table:table-cell/>
          <table:table-cell office:value-type="string">
            <text:p>R-9</text:p>
          </table:table-cell>
          <table:table-cell office:value-type="float" office:value="6216">
            <text:p>6216</text:p>
          </table:table-cell>
          <table:table-cell office:value-type="float" office:value="4920">
            <text:p>4920</text:p>
          </table:table-cell>
          <table:table-cell office:value-type="float" office:value="6184">
            <text:p>6184</text:p>
          </table:table-cell>
          <table:table-cell office:value-type="float" office:value="7896">
            <text:p>7896</text:p>
          </table:table-cell>
          <table:table-cell office:value-type="float" office:value="6222">
            <text:p>6222</text:p>
          </table:table-cell>
          <table:table-cell/>
          <table:table-cell office:value-type="string">
            <text:p>R-9</text:p>
          </table:table-cell>
          <table:table-cell office:value-type="float" office:value="7517">
            <text:p>7517</text:p>
          </table:table-cell>
          <table:table-cell office:value-type="float" office:value="5671">
            <text:p>5671</text:p>
          </table:table-cell>
          <table:table-cell office:value-type="float" office:value="6959">
            <text:p>6959</text:p>
          </table:table-cell>
          <table:table-cell office:value-type="float" office:value="8915">
            <text:p>8915</text:p>
          </table:table-cell>
          <table:table-cell office:value-type="float" office:value="7152">
            <text:p>7152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26">
            <text:p>926</text:p>
          </table:table-cell>
          <table:table-cell office:value-type="float" office:value="1191">
            <text:p>1191</text:p>
          </table:table-cell>
          <table:table-cell office:value-type="float" office:value="446">
            <text:p>446</text:p>
          </table:table-cell>
          <table:table-cell office:value-type="float" office:value="628">
            <text:p>628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1168">
            <text:p>1168</text:p>
          </table:table-cell>
          <table:table-cell office:value-type="float" office:value="1550">
            <text:p>1550</text:p>
          </table:table-cell>
          <table:table-cell office:value-type="float" office:value="546">
            <text:p>546</text:p>
          </table:table-cell>
          <table:table-cell office:value-type="float" office:value="784">
            <text:p>784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18">
            <text:p>1418</text:p>
          </table:table-cell>
          <table:table-cell office:value-type="float" office:value="1822">
            <text:p>1822</text:p>
          </table:table-cell>
          <table:table-cell office:value-type="float" office:value="712">
            <text:p>712</text:p>
          </table:table-cell>
          <table:table-cell office:value-type="float" office:value="979">
            <text:p>979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0</text:p>
          </table:table-cell>
          <table:table-cell office:value-type="float" office:value="1653">
            <text:p>1653</text:p>
          </table:table-cell>
          <table:table-cell office:value-type="float" office:value="2155">
            <text:p>2155</text:p>
          </table:table-cell>
          <table:table-cell office:value-type="float" office:value="868">
            <text:p>868</text:p>
          </table:table-cell>
          <table:table-cell office:value-type="float" office:value="1182">
            <text:p>1182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10</text:p>
          </table:table-cell>
          <table:table-cell office:value-type="float" office:value="1868">
            <text:p>1868</text:p>
          </table:table-cell>
          <table:table-cell office:value-type="float" office:value="2545">
            <text:p>2545</text:p>
          </table:table-cell>
          <table:table-cell office:value-type="float" office:value="1078">
            <text:p>1078</text:p>
          </table:table-cell>
          <table:table-cell office:value-type="float" office:value="1628">
            <text:p>1628</text:p>
          </table:table-cell>
          <table:table-cell office:value-type="float" office:value="2446">
            <text:p>2446</text:p>
          </table:table-cell>
          <table:table-cell/>
          <table:table-cell office:value-type="string">
            <text:p>R-10</text:p>
          </table:table-cell>
          <table:table-cell office:value-type="float" office:value="3247">
            <text:p>3247</text:p>
          </table:table-cell>
          <table:table-cell office:value-type="float" office:value="4448">
            <text:p>4448</text:p>
          </table:table-cell>
          <table:table-cell office:value-type="float" office:value="2301">
            <text:p>2301</text:p>
          </table:table-cell>
          <table:table-cell office:value-type="float" office:value="3385">
            <text:p>3385</text:p>
          </table:table-cell>
          <table:table-cell office:value-type="float" office:value="4142">
            <text:p>4142</text:p>
          </table:table-cell>
          <table:table-cell/>
          <table:table-cell office:value-type="string">
            <text:p>R-10</text:p>
          </table:table-cell>
          <table:table-cell office:value-type="float" office:value="4832">
            <text:p>4832</text:p>
          </table:table-cell>
          <table:table-cell office:value-type="float" office:value="6808">
            <text:p>6808</text:p>
          </table:table-cell>
          <table:table-cell office:value-type="float" office:value="5042">
            <text:p>5042</text:p>
          </table:table-cell>
          <table:table-cell office:value-type="float" office:value="6112">
            <text:p>6112</text:p>
          </table:table-cell>
          <table:table-cell office:value-type="float" office:value="6106">
            <text:p>6106</text:p>
          </table:table-cell>
          <table:table-cell/>
          <table:table-cell office:value-type="string">
            <text:p>R-10</text:p>
          </table:table-cell>
          <table:table-cell office:value-type="float" office:value="5612">
            <text:p>5612</text:p>
          </table:table-cell>
          <table:table-cell office:value-type="float" office:value="7637">
            <text:p>7637</text:p>
          </table:table-cell>
          <table:table-cell office:value-type="float" office:value="5857">
            <text:p>5857</text:p>
          </table:table-cell>
          <table:table-cell office:value-type="float" office:value="6369">
            <text:p>6369</text:p>
          </table:table-cell>
          <table:table-cell office:value-type="float" office:value="7008">
            <text:p>7008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859">
            <text:p>859</text:p>
          </table:table-cell>
          <table:table-cell office:value-type="float" office:value="1229">
            <text:p>1229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128">
            <text:p>1128</text:p>
          </table:table-cell>
          <table:table-cell office:value-type="float" office:value="1506">
            <text:p>1506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float" office:value="1291">
            <text:p>1291</text:p>
          </table:table-cell>
          <table:table-cell office:value-type="float" office:value="1795">
            <text:p>1795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office:value-type="float" office:value="1535">
            <text:p>1535</text:p>
          </table:table-cell>
          <table:table-cell office:value-type="float" office:value="2061">
            <text:p>2061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9">
            <text:p>1859</text:p>
          </table:table-cell>
          <table:table-cell office:value-type="float" office:value="1739">
            <text:p>1739</text:p>
          </table:table-cell>
          <table:table-cell office:value-type="float" office:value="2353">
            <text:p>2353</text:p>
          </table:table-cell>
          <table:table-cell office:value-type="float" office:value="2442">
            <text:p>244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125">
            <text:p>3125</text:p>
          </table:table-cell>
          <table:table-cell office:value-type="float" office:value="2895">
            <text:p>2895</text:p>
          </table:table-cell>
          <table:table-cell office:value-type="float" office:value="4031">
            <text:p>4031</text:p>
          </table:table-cell>
          <table:table-cell office:value-type="float" office:value="4068">
            <text:p>406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749">
            <text:p>4749</text:p>
          </table:table-cell>
          <table:table-cell office:value-type="float" office:value="4161">
            <text:p>4161</text:p>
          </table:table-cell>
          <table:table-cell office:value-type="float" office:value="5585">
            <text:p>5585</text:p>
          </table:table-cell>
          <table:table-cell office:value-type="float" office:value="6106">
            <text:p>610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732">
            <text:p>5732</text:p>
          </table:table-cell>
          <table:table-cell office:value-type="float" office:value="4697">
            <text:p>4697</text:p>
          </table:table-cell>
          <table:table-cell office:value-type="float" office:value="6137">
            <text:p>6137</text:p>
          </table:table-cell>
          <table:table-cell office:value-type="float" office:value="7054">
            <text:p>705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930">
            <text:p>930</text:p>
          </table:table-cell>
          <table:table-cell table:number-columns-repeated="2" office:value-type="float" office:value="0">
            <text:p>0</text:p>
          </table:table-cell>
          <table:table-cell office:value-type="float" office:value="860">
            <text:p>860</text:p>
          </table:table-cell>
          <table:table-cell office:value-type="float" office:value="1251">
            <text:p>1251</text:p>
          </table:table-cell>
          <table:table-cell/>
          <table:table-cell office:value-type="string">
            <text:p>R-12</text:p>
          </table:table-cell>
          <table:table-cell office:value-type="float" office:value="1120">
            <text:p>1120</text:p>
          </table:table-cell>
          <table:table-cell table:number-columns-repeated="2"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2</text:p>
          </table:table-cell>
          <table:table-cell office:value-type="float" office:value="1343">
            <text:p>1343</text:p>
          </table:table-cell>
          <table:table-cell table:number-columns-repeated="2" office:value-type="float" office:value="0">
            <text:p>0</text:p>
          </table:table-cell>
          <table:table-cell office:value-type="float" office:value="1345">
            <text:p>1345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2</text:p>
          </table:table-cell>
          <table:table-cell office:value-type="float" office:value="1563">
            <text:p>1563</text:p>
          </table:table-cell>
          <table:table-cell table:number-columns-repeated="2" office:value-type="float" office:value="0">
            <text:p>0</text:p>
          </table:table-cell>
          <table:table-cell office:value-type="float" office:value="1572">
            <text:p>1572</text:p>
          </table:table-cell>
          <table:table-cell office:value-type="float" office:value="2092">
            <text:p>2092</text:p>
          </table:table-cell>
          <table:table-cell/>
          <table:table-cell office:value-type="string">
            <text:p>R-12</text:p>
          </table:table-cell>
          <table:table-cell office:value-type="float" office:value="1699">
            <text:p>1699</text:p>
          </table:table-cell>
          <table:table-cell table:number-columns-repeated="2" office:value-type="float" office:value="0">
            <text:p>0</text:p>
          </table:table-cell>
          <table:table-cell office:value-type="float" office:value="1761">
            <text:p>1761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12</text:p>
          </table:table-cell>
          <table:table-cell office:value-type="float" office:value="2876">
            <text:p>2876</text:p>
          </table:table-cell>
          <table:table-cell table:number-columns-repeated="2" office:value-type="float" office:value="0">
            <text:p>0</text:p>
          </table:table-cell>
          <table:table-cell office:value-type="float" office:value="3077">
            <text:p>3077</text:p>
          </table:table-cell>
          <table:table-cell office:value-type="float" office:value="4071">
            <text:p>4071</text:p>
          </table:table-cell>
          <table:table-cell/>
          <table:table-cell office:value-type="string">
            <text:p>R-12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0">
            <text:p>0</text:p>
          </table:table-cell>
          <table:table-cell office:value-type="float" office:value="4858">
            <text:p>4858</text:p>
          </table:table-cell>
          <table:table-cell office:value-type="float" office:value="6114">
            <text:p>6114</text:p>
          </table:table-cell>
          <table:table-cell/>
          <table:table-cell office:value-type="string">
            <text:p>R-12</text:p>
          </table:table-cell>
          <table:table-cell office:value-type="float" office:value="5168">
            <text:p>5168</text:p>
          </table:table-cell>
          <table:table-cell table:number-columns-repeated="2" office:value-type="float" office:value="0">
            <text:p>0</text:p>
          </table:table-cell>
          <table:table-cell office:value-type="float" office:value="6090">
            <text:p>6090</text:p>
          </table:table-cell>
          <table:table-cell office:value-type="float" office:value="7066">
            <text:p>706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79">
            <text:p>1179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13</text:p>
          </table:table-cell>
          <table:table-cell office:value-type="float" office:value="1489">
            <text:p>1489</text:p>
          </table:table-cell>
          <table:table-cell office:value-type="float" office:value="1103">
            <text:p>1103</text:p>
          </table:table-cell>
          <table:table-cell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41">
            <text:p>1741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2051">
            <text:p>2051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13</text:p>
          </table:table-cell>
          <table:table-cell office:value-type="float" office:value="2044">
            <text:p>2044</text:p>
          </table:table-cell>
          <table:table-cell office:value-type="float" office:value="1517">
            <text:p>1517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13</text:p>
          </table:table-cell>
          <table:table-cell office:value-type="float" office:value="2338">
            <text:p>2338</text:p>
          </table:table-cell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2652">
            <text:p>2652</text:p>
          </table:table-cell>
          <table:table-cell office:value-type="float" office:value="2408">
            <text:p>2408</text:p>
          </table:table-cell>
          <table:table-cell/>
          <table:table-cell office:value-type="string">
            <text:p>R-13</text:p>
          </table:table-cell>
          <table:table-cell office:value-type="float" office:value="3990">
            <text:p>3990</text:p>
          </table:table-cell>
          <table:table-cell office:value-type="float" office:value="2798">
            <text:p>2798</text:p>
          </table:table-cell>
          <table:table-cell office:value-type="float" office:value="0">
            <text:p>0</text:p>
          </table:table-cell>
          <table:table-cell office:value-type="float" office:value="4069">
            <text:p>4069</text:p>
          </table:table-cell>
          <table:table-cell office:value-type="float" office:value="4054">
            <text:p>4054</text:p>
          </table:table-cell>
          <table:table-cell/>
          <table:table-cell office:value-type="string">
            <text:p>R-13</text:p>
          </table:table-cell>
          <table:table-cell office:value-type="float" office:value="5670">
            <text:p>5670</text:p>
          </table:table-cell>
          <table:table-cell office:value-type="float" office:value="4034">
            <text:p>4034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6069">
            <text:p>6069</text:p>
          </table:table-cell>
          <table:table-cell/>
          <table:table-cell office:value-type="string">
            <text:p>R-13</text:p>
          </table:table-cell>
          <table:table-cell office:value-type="float" office:value="6885">
            <text:p>6885</text:p>
          </table:table-cell>
          <table:table-cell office:value-type="float" office:value="4503">
            <text:p>4503</text:p>
          </table:table-cell>
          <table:table-cell office:value-type="float" office:value="0">
            <text:p>0</text:p>
          </table:table-cell>
          <table:table-cell office:value-type="float" office:value="5474">
            <text:p>5474</text:p>
          </table:table-cell>
          <table:table-cell office:value-type="float" office:value="6990">
            <text:p>6990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92">
            <text:p>89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112">
            <text:p>1112</text:p>
          </table:table-cell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1452">
            <text:p>1452</text:p>
          </table:table-cell>
          <table:table-cell/>
          <table:table-cell office:value-type="string">
            <text:p>R-14</text:p>
          </table:table-cell>
          <table:table-cell office:value-type="float" office:value="1331">
            <text:p>1331</text:p>
          </table:table-cell>
          <table:table-cell office:value-type="float" office:value="1746">
            <text:p>1746</text:p>
          </table:table-cell>
          <table:table-cell office:value-type="float" office:value="0">
            <text:p>0</text:p>
          </table:table-cell>
          <table:table-cell office:value-type="float" office:value="741">
            <text:p>741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30">
            <text:p>1530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973">
            <text:p>973</text:p>
          </table:table-cell>
          <table:table-cell office:value-type="float" office:value="2073">
            <text:p>2073</text:p>
          </table:table-cell>
          <table:table-cell/>
          <table:table-cell office:value-type="string">
            <text:p>R-14</text:p>
          </table:table-cell>
          <table:table-cell office:value-type="float" office:value="1757">
            <text:p>1757</text:p>
          </table:table-cell>
          <table:table-cell office:value-type="float" office:value="2214">
            <text:p>2214</text:p>
          </table:table-cell>
          <table:table-cell office:value-type="float" office:value="0">
            <text:p>0</text:p>
          </table:table-cell>
          <table:table-cell office:value-type="float" office:value="1202">
            <text:p>1202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14</text:p>
          </table:table-cell>
          <table:table-cell office:value-type="float" office:value="2989">
            <text:p>2989</text:p>
          </table:table-cell>
          <table:table-cell office:value-type="float" office:value="3598">
            <text:p>3598</text:p>
          </table:table-cell>
          <table:table-cell office:value-type="float" office:value="0">
            <text:p>0</text:p>
          </table:table-cell>
          <table:table-cell office:value-type="float" office:value="2797">
            <text:p>2797</text:p>
          </table:table-cell>
          <table:table-cell office:value-type="float" office:value="4032">
            <text:p>4032</text:p>
          </table:table-cell>
          <table:table-cell/>
          <table:table-cell office:value-type="string">
            <text:p>R-14</text:p>
          </table:table-cell>
          <table:table-cell office:value-type="float" office:value="4189">
            <text:p>4189</text:p>
          </table:table-cell>
          <table:table-cell office:value-type="float" office:value="5599">
            <text:p>5599</text:p>
          </table:table-cell>
          <table:table-cell office:value-type="float" office:value="0">
            <text:p>0</text:p>
          </table:table-cell>
          <table:table-cell office:value-type="float" office:value="5457">
            <text:p>5457</text:p>
          </table:table-cell>
          <table:table-cell office:value-type="float" office:value="6084">
            <text:p>6084</text:p>
          </table:table-cell>
          <table:table-cell/>
          <table:table-cell office:value-type="string">
            <text:p>R-14</text:p>
          </table:table-cell>
          <table:table-cell office:value-type="float" office:value="4658">
            <text:p>4658</text:p>
          </table:table-cell>
          <table:table-cell office:value-type="float" office:value="6209">
            <text:p>6209</text:p>
          </table:table-cell>
          <table:table-cell office:value-type="float" office:value="0">
            <text:p>0</text:p>
          </table:table-cell>
          <table:table-cell office:value-type="float" office:value="5534">
            <text:p>5534</text:p>
          </table:table-cell>
          <table:table-cell office:value-type="float" office:value="7063">
            <text:p>706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195">
            <text:p>119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1485">
            <text:p>148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float" office:value="1789">
            <text:p>178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float" office:value="2396">
            <text:p>239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4060">
            <text:p>406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732">
            <text:p>4732</text:p>
          </table:table-cell>
          <table:table-cell office:value-type="float" office:value="0">
            <text:p>0</text:p>
          </table:table-cell>
          <table:table-cell office:value-type="float" office:value="3848">
            <text:p>3848</text:p>
          </table:table-cell>
          <table:table-cell office:value-type="float" office:value="6074">
            <text:p>607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0">
            <text:p>0</text:p>
          </table:table-cell>
          <table:table-cell office:value-type="float" office:value="3994">
            <text:p>3994</text:p>
          </table:table-cell>
          <table:table-cell office:value-type="float" office:value="7049">
            <text:p>7049</text:p>
          </table:table-cell>
          <table:table-cell table:number-columns-repeated="14"/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old oddeven</text:p>
          </table:table-cell>
          <table:table-cell table:style-name="ce16"/>
          <table:table-cell table:style-name="ce16" office:value-type="string">
            <text:p>transpose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6"/>
          <table:table-cell table:style-name="ce16" office:value-type="float" office:value="0.6">
            <text:p>0.6</text:p>
          </table:table-cell>
          <table:table-cell table:number-columns-repeated="9"/>
        </table:table-row>
        <table:table-row table:style-name="ro2">
          <table:table-cell table:style-name="ce16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70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09">
            <text:p>3409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028">
            <text:p>4028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/>
          <table:table-cell office:value-type="string">
            <text:p>R-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353">
            <text:p>4353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/>
          <table:table-cell office:value-type="string">
            <text:p>R-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4406">
            <text:p>4406</text:p>
          </table:table-cell>
          <table:table-cell office:value-type="float" office:value="0">
            <text:p>0</text:p>
          </table:table-cell>
          <table:table-cell office:value-type="float" office:value="2133">
            <text:p>2133</text:p>
          </table:table-cell>
          <table:table-cell/>
          <table:table-cell office:value-type="string">
            <text:p>R-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9128">
            <text:p>9128</text:p>
          </table:table-cell>
          <table:table-cell office:value-type="float" office:value="0">
            <text:p>0</text:p>
          </table:table-cell>
          <table:table-cell office:value-type="float" office:value="4952">
            <text:p>4952</text:p>
          </table:table-cell>
          <table:table-cell/>
          <table:table-cell office:value-type="string">
            <text:p>R-0</text:p>
          </table:table-cell>
          <table:table-cell office:value-type="float" office:value="3298">
            <text:p>3298</text:p>
          </table:table-cell>
          <table:table-cell office:value-type="float" office:value="0">
            <text:p>0</text:p>
          </table:table-cell>
          <table:table-cell office:value-type="float" office:value="11459">
            <text:p>11459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/>
          <table:table-cell office:value-type="string">
            <text:p>R-0</text:p>
          </table:table-cell>
          <table:table-cell office:value-type="float" office:value="6258">
            <text:p>6258</text:p>
          </table:table-cell>
          <table:table-cell office:value-type="float" office:value="0">
            <text:p>0</text:p>
          </table:table-cell>
          <table:table-cell office:value-type="float" office:value="13850">
            <text:p>13850</text:p>
          </table:table-cell>
          <table:table-cell office:value-type="float" office:value="0">
            <text:p>0</text:p>
          </table:table-cell>
          <table:table-cell office:value-type="float" office:value="9545">
            <text:p>9545</text:p>
          </table:table-cell>
          <table:table-cell/>
          <table:table-cell office:value-type="string">
            <text:p>R-0</text:p>
          </table:table-cell>
          <table:table-cell office:value-type="float" office:value="10276">
            <text:p>10276</text:p>
          </table:table-cell>
          <table:table-cell office:value-type="float" office:value="0">
            <text:p>0</text:p>
          </table:table-cell>
          <table:table-cell office:value-type="float" office:value="16240">
            <text:p>16240</text:p>
          </table:table-cell>
          <table:table-cell office:value-type="float" office:value="0">
            <text:p>0</text:p>
          </table:table-cell>
          <table:table-cell office:value-type="float" office:value="12215">
            <text:p>12215</text:p>
          </table:table-cell>
          <table:table-cell/>
          <table:table-cell office:value-type="string">
            <text:p>R-0</text:p>
          </table:table-cell>
          <table:table-cell office:value-type="float" office:value="15606">
            <text:p>15606</text:p>
          </table:table-cell>
          <table:table-cell office:value-type="float" office:value="0">
            <text:p>0</text:p>
          </table:table-cell>
          <table:table-cell office:value-type="float" office:value="18101">
            <text:p>18101</text:p>
          </table:table-cell>
          <table:table-cell office:value-type="float" office:value="0">
            <text:p>0</text:p>
          </table:table-cell>
          <table:table-cell office:value-type="float" office:value="14719">
            <text:p>1471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81">
            <text:p>1181</text:p>
          </table:table-cell>
          <table:table-cell office:value-type="float" office:value="3409">
            <text:p>3409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1</text:p>
          </table:table-cell>
          <table:table-cell office:value-type="float" office:value="1518">
            <text:p>1518</text:p>
          </table:table-cell>
          <table:table-cell office:value-type="float" office:value="4028">
            <text:p>4028</text:p>
          </table:table-cell>
          <table:table-cell table:number-columns-repeated="2" office:value-type="float" office:value="0">
            <text:p>0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</text:p>
          </table:table-cell>
          <table:table-cell office:value-type="float" office:value="1822">
            <text:p>1822</text:p>
          </table:table-cell>
          <table:table-cell office:value-type="float" office:value="4353">
            <text:p>4353</text:p>
          </table:table-cell>
          <table:table-cell table:number-columns-repeated="2" office:value-type="float" office:value="0">
            <text:p>0</text:p>
          </table:table-cell>
          <table:table-cell office:value-type="float" office:value="1777">
            <text:p>1777</text:p>
          </table:table-cell>
          <table:table-cell/>
          <table:table-cell office:value-type="string">
            <text:p>R-1</text:p>
          </table:table-cell>
          <table:table-cell office:value-type="float" office:value="2090">
            <text:p>2090</text:p>
          </table:table-cell>
          <table:table-cell office:value-type="float" office:value="4406">
            <text:p>4406</text:p>
          </table:table-cell>
          <table:table-cell table:number-columns-repeated="2" office:value-type="float" office:value="0">
            <text:p>0</text:p>
          </table:table-cell>
          <table:table-cell office:value-type="float" office:value="2035">
            <text:p>2035</text:p>
          </table:table-cell>
          <table:table-cell/>
          <table:table-cell office:value-type="string">
            <text:p>R-1</text:p>
          </table:table-cell>
          <table:table-cell office:value-type="float" office:value="5042">
            <text:p>5042</text:p>
          </table:table-cell>
          <table:table-cell office:value-type="float" office:value="9128">
            <text:p>9128</text:p>
          </table:table-cell>
          <table:table-cell table:number-columns-repeated="2" office:value-type="float" office:value="0">
            <text:p>0</text:p>
          </table:table-cell>
          <table:table-cell office:value-type="float" office:value="4965">
            <text:p>4965</text:p>
          </table:table-cell>
          <table:table-cell/>
          <table:table-cell office:value-type="string">
            <text:p>R-1</text:p>
          </table:table-cell>
          <table:table-cell office:value-type="float" office:value="7476">
            <text:p>7476</text:p>
          </table:table-cell>
          <table:table-cell office:value-type="float" office:value="11459">
            <text:p>11459</text:p>
          </table:table-cell>
          <table:table-cell table:number-columns-repeated="2" office:value-type="float" office:value="0">
            <text:p>0</text:p>
          </table:table-cell>
          <table:table-cell office:value-type="float" office:value="7068">
            <text:p>7068</text:p>
          </table:table-cell>
          <table:table-cell/>
          <table:table-cell office:value-type="string">
            <text:p>R-1</text:p>
          </table:table-cell>
          <table:table-cell office:value-type="float" office:value="10186">
            <text:p>10186</text:p>
          </table:table-cell>
          <table:table-cell office:value-type="float" office:value="13850">
            <text:p>13850</text:p>
          </table:table-cell>
          <table:table-cell table:number-columns-repeated="2" office:value-type="float" office:value="0">
            <text:p>0</text:p>
          </table:table-cell>
          <table:table-cell office:value-type="float" office:value="9440">
            <text:p>9440</text:p>
          </table:table-cell>
          <table:table-cell/>
          <table:table-cell office:value-type="string">
            <text:p>R-1</text:p>
          </table:table-cell>
          <table:table-cell office:value-type="float" office:value="13394">
            <text:p>13394</text:p>
          </table:table-cell>
          <table:table-cell office:value-type="float" office:value="16240">
            <text:p>16240</text:p>
          </table:table-cell>
          <table:table-cell table:number-columns-repeated="2" office:value-type="float" office:value="0">
            <text:p>0</text:p>
          </table:table-cell>
          <table:table-cell office:value-type="float" office:value="12167">
            <text:p>12167</text:p>
          </table:table-cell>
          <table:table-cell/>
          <table:table-cell office:value-type="string">
            <text:p>R-1</text:p>
          </table:table-cell>
          <table:table-cell office:value-type="float" office:value="17125">
            <text:p>17125</text:p>
          </table:table-cell>
          <table:table-cell office:value-type="float" office:value="18101">
            <text:p>18101</text:p>
          </table:table-cell>
          <table:table-cell table:number-columns-repeated="2" office:value-type="float" office:value="0">
            <text:p>0</text:p>
          </table:table-cell>
          <table:table-cell office:value-type="float" office:value="14843">
            <text:p>1484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">
            <text:p>1</text:p>
          </table:table-cell>
          <table:table-cell office:value-type="float" office:value="2232">
            <text:p>2232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534">
            <text:p>2534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530">
            <text:p>2530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302">
            <text:p>2302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/>
          <table:table-cell office:value-type="string">
            <text:p>R-2</text:p>
          </table:table-cell>
          <table:table-cell office:value-type="float" office:value="29">
            <text:p>29</text:p>
          </table:table-cell>
          <table:table-cell office:value-type="float" office:value="4479">
            <text:p>4479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013">
            <text:p>5013</text:p>
          </table:table-cell>
          <table:table-cell/>
          <table:table-cell office:value-type="string">
            <text:p>R-2</text:p>
          </table:table-cell>
          <table:table-cell office:value-type="float" office:value="263">
            <text:p>263</text:p>
          </table:table-cell>
          <table:table-cell office:value-type="float" office:value="5659">
            <text:p>5659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7213">
            <text:p>7213</text:p>
          </table:table-cell>
          <table:table-cell/>
          <table:table-cell office:value-type="string">
            <text:p>R-2</text:p>
          </table:table-cell>
          <table:table-cell office:value-type="float" office:value="730">
            <text:p>730</text:p>
          </table:table-cell>
          <table:table-cell office:value-type="float" office:value="6862">
            <text:p>6862</text:p>
          </table:table-cell>
          <table:table-cell office:value-type="float" office:value="9971">
            <text:p>9971</text:p>
          </table:table-cell>
          <table:table-cell office:value-type="float" office:value="0">
            <text:p>0</text:p>
          </table:table-cell>
          <table:table-cell office:value-type="float" office:value="9456">
            <text:p>9456</text:p>
          </table:table-cell>
          <table:table-cell/>
          <table:table-cell office:value-type="string">
            <text:p>R-2</text:p>
          </table:table-cell>
          <table:table-cell office:value-type="float" office:value="1351">
            <text:p>1351</text:p>
          </table:table-cell>
          <table:table-cell office:value-type="float" office:value="8071">
            <text:p>8071</text:p>
          </table:table-cell>
          <table:table-cell office:value-type="float" office:value="11254">
            <text:p>11254</text:p>
          </table:table-cell>
          <table:table-cell office:value-type="float" office:value="0">
            <text:p>0</text:p>
          </table:table-cell>
          <table:table-cell office:value-type="float" office:value="12043">
            <text:p>12043</text:p>
          </table:table-cell>
          <table:table-cell/>
          <table:table-cell office:value-type="string">
            <text:p>R-2</text:p>
          </table:table-cell>
          <table:table-cell office:value-type="float" office:value="2270">
            <text:p>2270</text:p>
          </table:table-cell>
          <table:table-cell office:value-type="float" office:value="8984">
            <text:p>8984</text:p>
          </table:table-cell>
          <table:table-cell office:value-type="float" office:value="12537">
            <text:p>12537</text:p>
          </table:table-cell>
          <table:table-cell office:value-type="float" office:value="0">
            <text:p>0</text:p>
          </table:table-cell>
          <table:table-cell office:value-type="float" office:value="14855">
            <text:p>148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202">
            <text:p>120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table:number-columns-repeated="2" office:value-type="float" office:value="0">
            <text:p>0</text:p>
          </table:table-cell>
          <table:table-cell office:value-type="float" office:value="2118">
            <text:p>211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966">
            <text:p>4966</text:p>
          </table:table-cell>
          <table:table-cell table:number-columns-repeated="2" office:value-type="float" office:value="0">
            <text:p>0</text:p>
          </table:table-cell>
          <table:table-cell office:value-type="float" office:value="5090">
            <text:p>509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220">
            <text:p>7220</text:p>
          </table:table-cell>
          <table:table-cell table:number-columns-repeated="2" office:value-type="float" office:value="0">
            <text:p>0</text:p>
          </table:table-cell>
          <table:table-cell office:value-type="float" office:value="7277">
            <text:p>727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table:number-columns-repeated="2" office:value-type="float" office:value="0">
            <text:p>0</text:p>
          </table:table-cell>
          <table:table-cell office:value-type="float" office:value="9603">
            <text:p>960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9620">
            <text:p>9620</text:p>
          </table:table-cell>
          <table:table-cell table:number-columns-repeated="2" office:value-type="float" office:value="0">
            <text:p>0</text:p>
          </table:table-cell>
          <table:table-cell office:value-type="float" office:value="12064">
            <text:p>1206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0801">
            <text:p>10801</text:p>
          </table:table-cell>
          <table:table-cell table:number-columns-repeated="2" office:value-type="float" office:value="0">
            <text:p>0</text:p>
          </table:table-cell>
          <table:table-cell office:value-type="float" office:value="14830">
            <text:p>1483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office:value-type="float" office:value="2397">
            <text:p>2397</text:p>
          </table:table-cell>
          <table:table-cell office:value-type="float" office:value="2">
            <text:p>2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4</text:p>
          </table:table-cell>
          <table:table-cell office:value-type="float" office:value="1469">
            <text:p>1469</text:p>
          </table:table-cell>
          <table:table-cell office:value-type="float" office:value="0">
            <text:p>0</text:p>
          </table:table-cell>
          <table:table-cell office:value-type="float" office:value="2938">
            <text:p>2938</text:p>
          </table:table-cell>
          <table:table-cell office:value-type="float" office:value="5">
            <text:p>5</text:p>
          </table:table-cell>
          <table:table-cell office:value-type="float" office:value="1494">
            <text:p>1494</text:p>
          </table:table-cell>
          <table:table-cell/>
          <table:table-cell office:value-type="string">
            <text:p>R-4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3328">
            <text:p>3328</text:p>
          </table:table-cell>
          <table:table-cell office:value-type="float" office:value="50">
            <text:p>50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R-4</text:p>
          </table:table-cell>
          <table:table-cell office:value-type="float" office:value="2174">
            <text:p>2174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172">
            <text:p>172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4</text:p>
          </table:table-cell>
          <table:table-cell office:value-type="float" office:value="5438">
            <text:p>5438</text:p>
          </table:table-cell>
          <table:table-cell office:value-type="float" office:value="0">
            <text:p>0</text:p>
          </table:table-cell>
          <table:table-cell office:value-type="float" office:value="7640">
            <text:p>7640</text:p>
          </table:table-cell>
          <table:table-cell office:value-type="float" office:value="1235">
            <text:p>1235</text:p>
          </table:table-cell>
          <table:table-cell office:value-type="float" office:value="4649">
            <text:p>4649</text:p>
          </table:table-cell>
          <table:table-cell/>
          <table:table-cell office:value-type="string">
            <text:p>R-4</text:p>
          </table:table-cell>
          <table:table-cell office:value-type="float" office:value="7787">
            <text:p>7787</text:p>
          </table:table-cell>
          <table:table-cell office:value-type="float" office:value="0">
            <text:p>0</text:p>
          </table:table-cell>
          <table:table-cell office:value-type="float" office:value="10182">
            <text:p>10182</text:p>
          </table:table-cell>
          <table:table-cell office:value-type="float" office:value="3298">
            <text:p>3298</text:p>
          </table:table-cell>
          <table:table-cell office:value-type="float" office:value="5800">
            <text:p>5800</text:p>
          </table:table-cell>
          <table:table-cell/>
          <table:table-cell office:value-type="string">
            <text:p>R-4</text:p>
          </table:table-cell>
          <table:table-cell office:value-type="float" office:value="9952">
            <text:p>9952</text:p>
          </table:table-cell>
          <table:table-cell office:value-type="float" office:value="0">
            <text:p>0</text:p>
          </table:table-cell>
          <table:table-cell office:value-type="float" office:value="11922">
            <text:p>11922</text:p>
          </table:table-cell>
          <table:table-cell office:value-type="float" office:value="6258">
            <text:p>6258</text:p>
          </table:table-cell>
          <table:table-cell office:value-type="float" office:value="6988">
            <text:p>6988</text:p>
          </table:table-cell>
          <table:table-cell/>
          <table:table-cell office:value-type="string">
            <text:p>R-4</text:p>
          </table:table-cell>
          <table:table-cell office:value-type="float" office:value="11609">
            <text:p>11609</text:p>
          </table:table-cell>
          <table:table-cell office:value-type="float" office:value="0">
            <text:p>0</text:p>
          </table:table-cell>
          <table:table-cell office:value-type="float" office:value="13708">
            <text:p>13708</text:p>
          </table:table-cell>
          <table:table-cell office:value-type="float" office:value="10276">
            <text:p>10276</text:p>
          </table:table-cell>
          <table:table-cell office:value-type="float" office:value="8169">
            <text:p>8169</text:p>
          </table:table-cell>
          <table:table-cell/>
          <table:table-cell office:value-type="string">
            <text:p>R-4</text:p>
          </table:table-cell>
          <table:table-cell office:value-type="float" office:value="12729">
            <text:p>12729</text:p>
          </table:table-cell>
          <table:table-cell office:value-type="float" office:value="0">
            <text:p>0</text:p>
          </table:table-cell>
          <table:table-cell office:value-type="float" office:value="15235">
            <text:p>15235</text:p>
          </table:table-cell>
          <table:table-cell office:value-type="float" office:value="15606">
            <text:p>15606</text:p>
          </table:table-cell>
          <table:table-cell office:value-type="float" office:value="9117">
            <text:p>911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66">
            <text:p>1166</text:p>
          </table:table-cell>
          <table:table-cell office:value-type="float" office:value="165">
            <text:p>165</text:p>
          </table:table-cell>
          <table:table-cell office:value-type="float" office:value="2148">
            <text:p>2148</text:p>
          </table:table-cell>
          <table:table-cell office:value-type="float" office:value="2346">
            <text:p>2346</text:p>
          </table:table-cell>
          <table:table-cell office:value-type="float" office:value="1183">
            <text:p>1183</text:p>
          </table:table-cell>
          <table:table-cell/>
          <table:table-cell office:value-type="string">
            <text:p>R-5</text:p>
          </table:table-cell>
          <table:table-cell office:value-type="float" office:value="1467">
            <text:p>1467</text:p>
          </table:table-cell>
          <table:table-cell office:value-type="float" office:value="404">
            <text:p>404</text:p>
          </table:table-cell>
          <table:table-cell office:value-type="float" office:value="2545">
            <text:p>2545</text:p>
          </table:table-cell>
          <table:table-cell office:value-type="float" office:value="2973">
            <text:p>2973</text:p>
          </table:table-cell>
          <table:table-cell office:value-type="float" office:value="1473">
            <text:p>1473</text:p>
          </table:table-cell>
          <table:table-cell/>
          <table:table-cell office:value-type="string">
            <text:p>R-5</text:p>
          </table:table-cell>
          <table:table-cell office:value-type="float" office:value="1758">
            <text:p>1758</text:p>
          </table:table-cell>
          <table:table-cell office:value-type="float" office:value="798">
            <text:p>798</text:p>
          </table:table-cell>
          <table:table-cell office:value-type="float" office:value="2745">
            <text:p>2745</text:p>
          </table:table-cell>
          <table:table-cell office:value-type="float" office:value="3549">
            <text:p>3549</text:p>
          </table:table-cell>
          <table:table-cell office:value-type="float" office:value="1794">
            <text:p>1794</text:p>
          </table:table-cell>
          <table:table-cell/>
          <table:table-cell office:value-type="string">
            <text:p>R-5</text:p>
          </table:table-cell>
          <table:table-cell office:value-type="float" office:value="2227">
            <text:p>2227</text:p>
          </table:table-cell>
          <table:table-cell office:value-type="float" office:value="1236">
            <text:p>1236</text:p>
          </table:table-cell>
          <table:table-cell office:value-type="float" office:value="2813">
            <text:p>2813</text:p>
          </table:table-cell>
          <table:table-cell office:value-type="float" office:value="3953">
            <text:p>3953</text:p>
          </table:table-cell>
          <table:table-cell office:value-type="float" office:value="2129">
            <text:p>2129</text:p>
          </table:table-cell>
          <table:table-cell/>
          <table:table-cell office:value-type="string">
            <text:p>R-5</text:p>
          </table:table-cell>
          <table:table-cell office:value-type="float" office:value="5061">
            <text:p>5061</text:p>
          </table:table-cell>
          <table:table-cell office:value-type="float" office:value="3161">
            <text:p>3161</text:p>
          </table:table-cell>
          <table:table-cell office:value-type="float" office:value="5966">
            <text:p>5966</text:p>
          </table:table-cell>
          <table:table-cell office:value-type="float" office:value="8772">
            <text:p>8772</text:p>
          </table:table-cell>
          <table:table-cell office:value-type="float" office:value="4946">
            <text:p>4946</text:p>
          </table:table-cell>
          <table:table-cell/>
          <table:table-cell office:value-type="string">
            <text:p>R-5</text:p>
          </table:table-cell>
          <table:table-cell office:value-type="float" office:value="7167">
            <text:p>7167</text:p>
          </table:table-cell>
          <table:table-cell office:value-type="float" office:value="4523">
            <text:p>4523</text:p>
          </table:table-cell>
          <table:table-cell office:value-type="float" office:value="7613">
            <text:p>7613</text:p>
          </table:table-cell>
          <table:table-cell office:value-type="float" office:value="11246">
            <text:p>11246</text:p>
          </table:table-cell>
          <table:table-cell office:value-type="float" office:value="7126">
            <text:p>7126</text:p>
          </table:table-cell>
          <table:table-cell/>
          <table:table-cell office:value-type="string">
            <text:p>R-5</text:p>
          </table:table-cell>
          <table:table-cell office:value-type="float" office:value="9167">
            <text:p>9167</text:p>
          </table:table-cell>
          <table:table-cell office:value-type="float" office:value="5060">
            <text:p>5060</text:p>
          </table:table-cell>
          <table:table-cell office:value-type="float" office:value="9524">
            <text:p>9524</text:p>
          </table:table-cell>
          <table:table-cell office:value-type="float" office:value="13368">
            <text:p>13368</text:p>
          </table:table-cell>
          <table:table-cell office:value-type="float" office:value="9463">
            <text:p>9463</text:p>
          </table:table-cell>
          <table:table-cell/>
          <table:table-cell office:value-type="string">
            <text:p>R-5</text:p>
          </table:table-cell>
          <table:table-cell office:value-type="float" office:value="10575">
            <text:p>10575</text:p>
          </table:table-cell>
          <table:table-cell office:value-type="float" office:value="5637">
            <text:p>5637</text:p>
          </table:table-cell>
          <table:table-cell office:value-type="float" office:value="11372">
            <text:p>11372</text:p>
          </table:table-cell>
          <table:table-cell office:value-type="float" office:value="15285">
            <text:p>15285</text:p>
          </table:table-cell>
          <table:table-cell office:value-type="float" office:value="12270">
            <text:p>12270</text:p>
          </table:table-cell>
          <table:table-cell/>
          <table:table-cell office:value-type="string">
            <text:p>R-5</text:p>
          </table:table-cell>
          <table:table-cell office:value-type="float" office:value="11855">
            <text:p>11855</text:p>
          </table:table-cell>
          <table:table-cell office:value-type="float" office:value="6251">
            <text:p>6251</text:p>
          </table:table-cell>
          <table:table-cell office:value-type="float" office:value="12645">
            <text:p>12645</text:p>
          </table:table-cell>
          <table:table-cell office:value-type="float" office:value="16362">
            <text:p>16362</text:p>
          </table:table-cell>
          <table:table-cell office:value-type="float" office:value="14742">
            <text:p>1474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0">
            <text:p>0</text:p>
          </table:table-cell>
          <table:table-cell office:value-type="float" office:value="2313">
            <text:p>231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6</text:p>
          </table:table-cell>
          <table:table-cell office:value-type="float" office:value="1">
            <text:p>1</text:p>
          </table:table-cell>
          <table:table-cell office:value-type="float" office:value="2949">
            <text:p>2949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6</text:p>
          </table:table-cell>
          <table:table-cell office:value-type="float" office:value="1">
            <text:p>1</text:p>
          </table:table-cell>
          <table:table-cell office:value-type="float" office:value="3543">
            <text:p>3543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  <table:table-cell/>
          <table:table-cell office:value-type="string">
            <text:p>R-6</text:p>
          </table:table-cell>
          <table:table-cell office:value-type="float" office:value="78">
            <text:p>78</text:p>
          </table:table-cell>
          <table:table-cell office:value-type="float" office:value="4049">
            <text:p>4049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2149">
            <text:p>2149</text:p>
          </table:table-cell>
          <table:table-cell/>
          <table:table-cell office:value-type="string">
            <text:p>R-6</text:p>
          </table:table-cell>
          <table:table-cell office:value-type="float" office:value="1024">
            <text:p>1024</text:p>
          </table:table-cell>
          <table:table-cell office:value-type="float" office:value="9127">
            <text:p>9127</text:p>
          </table:table-cell>
          <table:table-cell office:value-type="float" office:value="6164">
            <text:p>6164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/>
          <table:table-cell office:value-type="string">
            <text:p>R-6</text:p>
          </table:table-cell>
          <table:table-cell office:value-type="float" office:value="2751">
            <text:p>2751</text:p>
          </table:table-cell>
          <table:table-cell office:value-type="float" office:value="12136">
            <text:p>12136</text:p>
          </table:table-cell>
          <table:table-cell office:value-type="float" office:value="10791">
            <text:p>10791</text:p>
          </table:table-cell>
          <table:table-cell office:value-type="float" office:value="0">
            <text:p>0</text:p>
          </table:table-cell>
          <table:table-cell office:value-type="float" office:value="4416">
            <text:p>4416</text:p>
          </table:table-cell>
          <table:table-cell/>
          <table:table-cell office:value-type="string">
            <text:p>R-6</text:p>
          </table:table-cell>
          <table:table-cell office:value-type="float" office:value="4175">
            <text:p>4175</text:p>
          </table:table-cell>
          <table:table-cell office:value-type="float" office:value="14584">
            <text:p>14584</text:p>
          </table:table-cell>
          <table:table-cell office:value-type="float" office:value="14187">
            <text:p>14187</text:p>
          </table:table-cell>
          <table:table-cell office:value-type="float" office:value="0">
            <text:p>0</text:p>
          </table:table-cell>
          <table:table-cell office:value-type="float" office:value="4992">
            <text:p>4992</text:p>
          </table:table-cell>
          <table:table-cell/>
          <table:table-cell office:value-type="string">
            <text:p>R-6</text:p>
          </table:table-cell>
          <table:table-cell office:value-type="float" office:value="4986">
            <text:p>4986</text:p>
          </table:table-cell>
          <table:table-cell office:value-type="float" office:value="17009">
            <text:p>17009</text:p>
          </table:table-cell>
          <table:table-cell office:value-type="float" office:value="16945">
            <text:p>16945</text:p>
          </table:table-cell>
          <table:table-cell office:value-type="float" office:value="0">
            <text:p>0</text:p>
          </table:table-cell>
          <table:table-cell office:value-type="float" office:value="5589">
            <text:p>5589</text:p>
          </table:table-cell>
          <table:table-cell/>
          <table:table-cell office:value-type="string">
            <text:p>R-6</text:p>
          </table:table-cell>
          <table:table-cell office:value-type="float" office:value="5887">
            <text:p>5887</text:p>
          </table:table-cell>
          <table:table-cell office:value-type="float" office:value="18896">
            <text:p>18896</text:p>
          </table:table-cell>
          <table:table-cell office:value-type="float" office:value="18853">
            <text:p>18853</text:p>
          </table:table-cell>
          <table:table-cell office:value-type="float" office:value="0">
            <text:p>0</text:p>
          </table:table-cell>
          <table:table-cell office:value-type="float" office:value="5968">
            <text:p>596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1211">
            <text:p>12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  <table:table-cell table:number-columns-repeated="2" office:value-type="float" office:value="1513">
            <text:p>15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2118">
            <text:p>2118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26">
            <text:p>5026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5065">
            <text:p>506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189">
            <text:p>7189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float" office:value="7191">
            <text:p>719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9432">
            <text:p>9432</text:p>
          </table:table-cell>
          <table:table-cell office:value-type="float" office:value="0">
            <text:p>0</text:p>
          </table:table-cell>
          <table:table-cell office:value-type="float" office:value="8873">
            <text:p>8873</text:p>
          </table:table-cell>
          <table:table-cell office:value-type="float" office:value="8728">
            <text:p>872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403">
            <text:p>11403</text:p>
          </table:table-cell>
          <table:table-cell office:value-type="float" office:value="0">
            <text:p>0</text:p>
          </table:table-cell>
          <table:table-cell office:value-type="float" office:value="10713">
            <text:p>10713</text:p>
          </table:table-cell>
          <table:table-cell office:value-type="float" office:value="9666">
            <text:p>966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2647">
            <text:p>12647</text:p>
          </table:table-cell>
          <table:table-cell office:value-type="float" office:value="0">
            <text:p>0</text:p>
          </table:table-cell>
          <table:table-cell office:value-type="float" office:value="12560">
            <text:p>12560</text:p>
          </table:table-cell>
          <table:table-cell office:value-type="float" office:value="10345">
            <text:p>1034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R-8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4">
            <text:p>14</text:p>
          </table:table-cell>
          <table:table-cell office:value-type="float" office:value="1505">
            <text:p>1505</text:p>
          </table:table-cell>
          <table:table-cell/>
          <table:table-cell office:value-type="string">
            <text:p>R-8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office:value-type="float" office:value="70">
            <text:p>70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R-8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float" office:value="311">
            <text:p>311</text:p>
          </table:table-cell>
          <table:table-cell office:value-type="float" office:value="2135">
            <text:p>2135</text:p>
          </table:table-cell>
          <table:table-cell/>
          <table:table-cell office:value-type="string">
            <text:p>R-8</text:p>
          </table:table-cell>
          <table:table-cell office:value-type="float" office:value="3548">
            <text:p>3548</text:p>
          </table:table-cell>
          <table:table-cell office:value-type="float" office:value="0">
            <text:p>0</text:p>
          </table:table-cell>
          <table:table-cell office:value-type="float" office:value="4966">
            <text:p>4966</text:p>
          </table:table-cell>
          <table:table-cell office:value-type="float" office:value="1708">
            <text:p>1708</text:p>
          </table:table-cell>
          <table:table-cell office:value-type="float" office:value="4873">
            <text:p>4873</text:p>
          </table:table-cell>
          <table:table-cell/>
          <table:table-cell office:value-type="string">
            <text:p>R-8</text:p>
          </table:table-cell>
          <table:table-cell office:value-type="float" office:value="4322">
            <text:p>4322</text:p>
          </table:table-cell>
          <table:table-cell office:value-type="float" office:value="0">
            <text:p>0</text:p>
          </table:table-cell>
          <table:table-cell office:value-type="float" office:value="7219">
            <text:p>7219</text:p>
          </table:table-cell>
          <table:table-cell office:value-type="float" office:value="4017">
            <text:p>4017</text:p>
          </table:table-cell>
          <table:table-cell office:value-type="float" office:value="7039">
            <text:p>7039</text:p>
          </table:table-cell>
          <table:table-cell/>
          <table:table-cell office:value-type="string">
            <text:p>R-8</text:p>
          </table:table-cell>
          <table:table-cell office:value-type="float" office:value="5288">
            <text:p>5288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6770">
            <text:p>6770</text:p>
          </table:table-cell>
          <table:table-cell office:value-type="float" office:value="8378">
            <text:p>8378</text:p>
          </table:table-cell>
          <table:table-cell/>
          <table:table-cell office:value-type="string">
            <text:p>R-8</text:p>
          </table:table-cell>
          <table:table-cell office:value-type="float" office:value="6190">
            <text:p>6190</text:p>
          </table:table-cell>
          <table:table-cell office:value-type="float" office:value="0">
            <text:p>0</text:p>
          </table:table-cell>
          <table:table-cell office:value-type="float" office:value="9620">
            <text:p>9620</text:p>
          </table:table-cell>
          <table:table-cell office:value-type="float" office:value="9718">
            <text:p>9718</text:p>
          </table:table-cell>
          <table:table-cell office:value-type="float" office:value="9705">
            <text:p>9705</text:p>
          </table:table-cell>
          <table:table-cell/>
          <table:table-cell office:value-type="string">
            <text:p>R-8</text:p>
          </table:table-cell>
          <table:table-cell office:value-type="float" office:value="7018">
            <text:p>7018</text:p>
          </table:table-cell>
          <table:table-cell office:value-type="float" office:value="0">
            <text:p>0</text:p>
          </table:table-cell>
          <table:table-cell office:value-type="float" office:value="10801">
            <text:p>10801</text:p>
          </table:table-cell>
          <table:table-cell office:value-type="float" office:value="13492">
            <text:p>13492</text:p>
          </table:table-cell>
          <table:table-cell office:value-type="float" office:value="10720">
            <text:p>1072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91">
            <text:p>191</text:p>
          </table:table-cell>
          <table:table-cell office:value-type="float" office:value="24">
            <text:p>24</text:p>
          </table:table-cell>
          <table:table-cell office:value-type="float" office:value="1129">
            <text:p>1129</text:p>
          </table:table-cell>
          <table:table-cell office:value-type="float" office:value="2346">
            <text:p>2346</text:p>
          </table:table-cell>
          <table:table-cell office:value-type="float" office:value="1186">
            <text:p>1186</text:p>
          </table:table-cell>
          <table:table-cell/>
          <table:table-cell office:value-type="string">
            <text:p>R-9</text:p>
          </table:table-cell>
          <table:table-cell office:value-type="float" office:value="405">
            <text:p>405</text:p>
          </table:table-cell>
          <table:table-cell office:value-type="float" office:value="87">
            <text:p>87</text:p>
          </table:table-cell>
          <table:table-cell office:value-type="float" office:value="1456">
            <text:p>1456</text:p>
          </table:table-cell>
          <table:table-cell office:value-type="float" office:value="2971">
            <text:p>2971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9</text:p>
          </table:table-cell>
          <table:table-cell office:value-type="float" office:value="741">
            <text:p>741</text:p>
          </table:table-cell>
          <table:table-cell office:value-type="float" office:value="314">
            <text:p>314</text:p>
          </table:table-cell>
          <table:table-cell office:value-type="float" office:value="1732">
            <text:p>1732</text:p>
          </table:table-cell>
          <table:table-cell office:value-type="float" office:value="3510">
            <text:p>3510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R-9</text:p>
          </table:table-cell>
          <table:table-cell office:value-type="float" office:value="1316">
            <text:p>1316</text:p>
          </table:table-cell>
          <table:table-cell office:value-type="float" office:value="675">
            <text:p>675</text:p>
          </table:table-cell>
          <table:table-cell office:value-type="float" office:value="2130">
            <text:p>2130</text:p>
          </table:table-cell>
          <table:table-cell office:value-type="float" office:value="4006">
            <text:p>4006</text:p>
          </table:table-cell>
          <table:table-cell office:value-type="float" office:value="2045">
            <text:p>2045</text:p>
          </table:table-cell>
          <table:table-cell/>
          <table:table-cell office:value-type="string">
            <text:p>R-9</text:p>
          </table:table-cell>
          <table:table-cell office:value-type="float" office:value="3723">
            <text:p>3723</text:p>
          </table:table-cell>
          <table:table-cell office:value-type="float" office:value="2199">
            <text:p>2199</text:p>
          </table:table-cell>
          <table:table-cell office:value-type="float" office:value="5026">
            <text:p>5026</text:p>
          </table:table-cell>
          <table:table-cell office:value-type="float" office:value="8395">
            <text:p>8395</text:p>
          </table:table-cell>
          <table:table-cell office:value-type="float" office:value="4905">
            <text:p>4905</text:p>
          </table:table-cell>
          <table:table-cell/>
          <table:table-cell office:value-type="string">
            <text:p>R-9</text:p>
          </table:table-cell>
          <table:table-cell office:value-type="float" office:value="4985">
            <text:p>4985</text:p>
          </table:table-cell>
          <table:table-cell office:value-type="float" office:value="4076">
            <text:p>4076</text:p>
          </table:table-cell>
          <table:table-cell office:value-type="float" office:value="7189">
            <text:p>7189</text:p>
          </table:table-cell>
          <table:table-cell office:value-type="float" office:value="10626">
            <text:p>10626</text:p>
          </table:table-cell>
          <table:table-cell office:value-type="float" office:value="7138">
            <text:p>7138</text:p>
          </table:table-cell>
          <table:table-cell/>
          <table:table-cell office:value-type="string">
            <text:p>R-9</text:p>
          </table:table-cell>
          <table:table-cell office:value-type="float" office:value="5941">
            <text:p>5941</text:p>
          </table:table-cell>
          <table:table-cell office:value-type="float" office:value="4911">
            <text:p>4911</text:p>
          </table:table-cell>
          <table:table-cell office:value-type="float" office:value="9432">
            <text:p>9432</text:p>
          </table:table-cell>
          <table:table-cell office:value-type="float" office:value="12583">
            <text:p>12583</text:p>
          </table:table-cell>
          <table:table-cell office:value-type="float" office:value="9368">
            <text:p>9368</text:p>
          </table:table-cell>
          <table:table-cell/>
          <table:table-cell office:value-type="string">
            <text:p>R-9</text:p>
          </table:table-cell>
          <table:table-cell office:value-type="float" office:value="6974">
            <text:p>6974</text:p>
          </table:table-cell>
          <table:table-cell office:value-type="float" office:value="5617">
            <text:p>5617</text:p>
          </table:table-cell>
          <table:table-cell office:value-type="float" office:value="11403">
            <text:p>11403</text:p>
          </table:table-cell>
          <table:table-cell office:value-type="float" office:value="14251">
            <text:p>14251</text:p>
          </table:table-cell>
          <table:table-cell office:value-type="float" office:value="11297">
            <text:p>11297</text:p>
          </table:table-cell>
          <table:table-cell/>
          <table:table-cell office:value-type="string">
            <text:p>R-9</text:p>
          </table:table-cell>
          <table:table-cell office:value-type="float" office:value="7801">
            <text:p>7801</text:p>
          </table:table-cell>
          <table:table-cell office:value-type="float" office:value="6286">
            <text:p>6286</text:p>
          </table:table-cell>
          <table:table-cell office:value-type="float" office:value="12647">
            <text:p>12647</text:p>
          </table:table-cell>
          <table:table-cell office:value-type="float" office:value="15488">
            <text:p>15488</text:p>
          </table:table-cell>
          <table:table-cell office:value-type="float" office:value="12565">
            <text:p>1256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392">
            <text:p>392</text:p>
          </table:table-cell>
          <table:table-cell office:value-type="float" office:value="191">
            <text:p>191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/>
          <table:table-cell office:value-type="string">
            <text:p>R-10</text:p>
          </table:table-cell>
          <table:table-cell office:value-type="float" office:value="811">
            <text:p>811</text:p>
          </table:table-cell>
          <table:table-cell office:value-type="float" office:value="508">
            <text:p>508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0</text:p>
          </table:table-cell>
          <table:table-cell office:value-type="float" office:value="1457">
            <text:p>1457</text:p>
          </table:table-cell>
          <table:table-cell office:value-type="float" office:value="1119">
            <text:p>1119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1809">
            <text:p>1809</text:p>
          </table:table-cell>
          <table:table-cell/>
          <table:table-cell office:value-type="string">
            <text:p>R-10</text:p>
          </table:table-cell>
          <table:table-cell office:value-type="float" office:value="2578">
            <text:p>2578</text:p>
          </table:table-cell>
          <table:table-cell office:value-type="float" office:value="2037">
            <text:p>2037</text:p>
          </table:table-cell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/>
          <table:table-cell office:value-type="string">
            <text:p>R-10</text:p>
          </table:table-cell>
          <table:table-cell office:value-type="float" office:value="7005">
            <text:p>7005</text:p>
          </table:table-cell>
          <table:table-cell office:value-type="float" office:value="6164">
            <text:p>6164</text:p>
          </table:table-cell>
          <table:table-cell office:value-type="float" office:value="4999">
            <text:p>4999</text:p>
          </table:table-cell>
          <table:table-cell office:value-type="float" office:value="0">
            <text:p>0</text:p>
          </table:table-cell>
          <table:table-cell office:value-type="float" office:value="4973">
            <text:p>4973</text:p>
          </table:table-cell>
          <table:table-cell/>
          <table:table-cell office:value-type="string">
            <text:p>R-10</text:p>
          </table:table-cell>
          <table:table-cell office:value-type="float" office:value="9572">
            <text:p>9572</text:p>
          </table:table-cell>
          <table:table-cell office:value-type="float" office:value="10790">
            <text:p>10790</text:p>
          </table:table-cell>
          <table:table-cell office:value-type="float" office:value="7172">
            <text:p>7172</text:p>
          </table:table-cell>
          <table:table-cell office:value-type="float" office:value="0">
            <text:p>0</text:p>
          </table:table-cell>
          <table:table-cell office:value-type="float" office:value="7207">
            <text:p>7207</text:p>
          </table:table-cell>
          <table:table-cell/>
          <table:table-cell office:value-type="string">
            <text:p>R-10</text:p>
          </table:table-cell>
          <table:table-cell office:value-type="float" office:value="11693">
            <text:p>11693</text:p>
          </table:table-cell>
          <table:table-cell office:value-type="float" office:value="14187">
            <text:p>14187</text:p>
          </table:table-cell>
          <table:table-cell office:value-type="float" office:value="9615">
            <text:p>9615</text:p>
          </table:table-cell>
          <table:table-cell office:value-type="float" office:value="0">
            <text:p>0</text:p>
          </table:table-cell>
          <table:table-cell office:value-type="float" office:value="9525">
            <text:p>9525</text:p>
          </table:table-cell>
          <table:table-cell/>
          <table:table-cell office:value-type="string">
            <text:p>R-10</text:p>
          </table:table-cell>
          <table:table-cell office:value-type="float" office:value="13918">
            <text:p>13918</text:p>
          </table:table-cell>
          <table:table-cell office:value-type="float" office:value="16945">
            <text:p>16945</text:p>
          </table:table-cell>
          <table:table-cell office:value-type="float" office:value="12110">
            <text:p>12110</text:p>
          </table:table-cell>
          <table:table-cell office:value-type="float" office:value="0">
            <text:p>0</text:p>
          </table:table-cell>
          <table:table-cell office:value-type="float" office:value="12081">
            <text:p>12081</text:p>
          </table:table-cell>
          <table:table-cell/>
          <table:table-cell office:value-type="string">
            <text:p>R-10</text:p>
          </table:table-cell>
          <table:table-cell office:value-type="float" office:value="15602">
            <text:p>15602</text:p>
          </table:table-cell>
          <table:table-cell office:value-type="float" office:value="18853">
            <text:p>18853</text:p>
          </table:table-cell>
          <table:table-cell office:value-type="float" office:value="14842">
            <text:p>14842</text:p>
          </table:table-cell>
          <table:table-cell office:value-type="float" office:value="0">
            <text:p>0</text:p>
          </table:table-cell>
          <table:table-cell office:value-type="float" office:value="14918">
            <text:p>1491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 office:value-type="float" office:value="1154">
            <text:p>115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3025">
            <text:p>3025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1761">
            <text:p>176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2162">
            <text:p>216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999">
            <text:p>4999</text:p>
          </table:table-cell>
          <table:table-cell office:value-type="float" office:value="0">
            <text:p>0</text:p>
          </table:table-cell>
          <table:table-cell office:value-type="float" office:value="9102">
            <text:p>9102</text:p>
          </table:table-cell>
          <table:table-cell office:value-type="float" office:value="4945">
            <text:p>494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171">
            <text:p>7171</text:p>
          </table:table-cell>
          <table:table-cell office:value-type="float" office:value="0">
            <text:p>0</text:p>
          </table:table-cell>
          <table:table-cell office:value-type="float" office:value="11454">
            <text:p>11454</text:p>
          </table:table-cell>
          <table:table-cell office:value-type="float" office:value="7108">
            <text:p>710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615">
            <text:p>9615</text:p>
          </table:table-cell>
          <table:table-cell office:value-type="float" office:value="0">
            <text:p>0</text:p>
          </table:table-cell>
          <table:table-cell office:value-type="float" office:value="13426">
            <text:p>13426</text:p>
          </table:table-cell>
          <table:table-cell office:value-type="float" office:value="9473">
            <text:p>947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10">
            <text:p>12110</text:p>
          </table:table-cell>
          <table:table-cell office:value-type="float" office:value="0">
            <text:p>0</text:p>
          </table:table-cell>
          <table:table-cell office:value-type="float" office:value="15393">
            <text:p>15393</text:p>
          </table:table-cell>
          <table:table-cell office:value-type="float" office:value="12242">
            <text:p>1224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4842">
            <text:p>14842</text:p>
          </table:table-cell>
          <table:table-cell office:value-type="float" office:value="0">
            <text:p>0</text:p>
          </table:table-cell>
          <table:table-cell office:value-type="float" office:value="17018">
            <text:p>17018</text:p>
          </table:table-cell>
          <table:table-cell office:value-type="float" office:value="14048">
            <text:p>1404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201">
            <text:p>120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12</text:p>
          </table:table-cell>
          <table:table-cell office:value-type="float" office:value="1512">
            <text:p>15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0">
            <text:p>1520</text:p>
          </table:table-cell>
          <table:table-cell/>
          <table:table-cell office:value-type="string">
            <text:p>R-12</text:p>
          </table:table-cell>
          <table:table-cell office:value-type="float" office:value="1786">
            <text:p>17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R-12</text:p>
          </table:table-cell>
          <table:table-cell office:value-type="float" office:value="2104">
            <text:p>210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R-12</text:p>
          </table:table-cell>
          <table:table-cell office:value-type="float" office:value="4847">
            <text:p>4847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4966">
            <text:p>4966</text:p>
          </table:table-cell>
          <table:table-cell/>
          <table:table-cell office:value-type="string">
            <text:p>R-12</text:p>
          </table:table-cell>
          <table:table-cell office:value-type="float" office:value="6151">
            <text:p>6151</text:p>
          </table:table-cell>
          <table:table-cell table:number-columns-repeated="2"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7220">
            <text:p>7220</text:p>
          </table:table-cell>
          <table:table-cell/>
          <table:table-cell office:value-type="string">
            <text:p>R-12</text:p>
          </table:table-cell>
          <table:table-cell office:value-type="float" office:value="7001">
            <text:p>7001</text:p>
          </table:table-cell>
          <table:table-cell table:number-columns-repeated="2" office:value-type="float" office:value="0">
            <text:p>0</text:p>
          </table:table-cell>
          <table:table-cell office:value-type="float" office:value="2602">
            <text:p>2602</text:p>
          </table:table-cell>
          <table:table-cell office:value-type="float" office:value="8455">
            <text:p>8455</text:p>
          </table:table-cell>
          <table:table-cell/>
          <table:table-cell office:value-type="string">
            <text:p>R-12</text:p>
          </table:table-cell>
          <table:table-cell office:value-type="float" office:value="8199">
            <text:p>8199</text:p>
          </table:table-cell>
          <table:table-cell table:number-columns-repeated="2" office:value-type="float" office:value="0">
            <text:p>0</text:p>
          </table:table-cell>
          <table:table-cell office:value-type="float" office:value="3865">
            <text:p>3865</text:p>
          </table:table-cell>
          <table:table-cell office:value-type="float" office:value="9620">
            <text:p>9620</text:p>
          </table:table-cell>
          <table:table-cell/>
          <table:table-cell office:value-type="string">
            <text:p>R-12</text:p>
          </table:table-cell>
          <table:table-cell office:value-type="float" office:value="9175">
            <text:p>9175</text:p>
          </table:table-cell>
          <table:table-cell table:number-columns-repeated="2" office:value-type="float" office:value="0">
            <text:p>0</text:p>
          </table:table-cell>
          <table:table-cell office:value-type="float" office:value="5655">
            <text:p>5655</text:p>
          </table:table-cell>
          <table:table-cell office:value-type="float" office:value="10801">
            <text:p>1080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13</text:p>
          </table:table-cell>
          <table:table-cell office:value-type="float" office:value="2620">
            <text:p>2620</text:p>
          </table:table-cell>
          <table:table-cell table:number-columns-repeated="2"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1456">
            <text:p>1456</text:p>
          </table:table-cell>
          <table:table-cell/>
          <table:table-cell office:value-type="string">
            <text:p>R-13</text:p>
          </table:table-cell>
          <table:table-cell office:value-type="float" office:value="2867">
            <text:p>2867</text:p>
          </table:table-cell>
          <table:table-cell table:number-columns-repeated="2"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1732">
            <text:p>1732</text:p>
          </table:table-cell>
          <table:table-cell/>
          <table:table-cell office:value-type="string">
            <text:p>R-13</text:p>
          </table:table-cell>
          <table:table-cell office:value-type="float" office:value="2834">
            <text:p>2834</text:p>
          </table:table-cell>
          <table:table-cell table:number-columns-repeated="2"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2130">
            <text:p>2130</text:p>
          </table:table-cell>
          <table:table-cell/>
          <table:table-cell office:value-type="string">
            <text:p>R-13</text:p>
          </table:table-cell>
          <table:table-cell office:value-type="float" office:value="5379">
            <text:p>5379</text:p>
          </table:table-cell>
          <table:table-cell table:number-columns-repeated="2" office:value-type="float" office:value="0">
            <text:p>0</text:p>
          </table:table-cell>
          <table:table-cell office:value-type="float" office:value="4533">
            <text:p>4533</text:p>
          </table:table-cell>
          <table:table-cell office:value-type="float" office:value="5026">
            <text:p>5026</text:p>
          </table:table-cell>
          <table:table-cell/>
          <table:table-cell office:value-type="string">
            <text:p>R-13</text:p>
          </table:table-cell>
          <table:table-cell office:value-type="float" office:value="6469">
            <text:p>64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73">
            <text:p>6873</text:p>
          </table:table-cell>
          <table:table-cell office:value-type="float" office:value="7189">
            <text:p>7189</text:p>
          </table:table-cell>
          <table:table-cell/>
          <table:table-cell office:value-type="string">
            <text:p>R-13</text:p>
          </table:table-cell>
          <table:table-cell office:value-type="float" office:value="7485">
            <text:p>7485</text:p>
          </table:table-cell>
          <table:table-cell table:number-columns-repeated="2" office:value-type="float" office:value="0">
            <text:p>0</text:p>
          </table:table-cell>
          <table:table-cell office:value-type="float" office:value="8244">
            <text:p>8244</text:p>
          </table:table-cell>
          <table:table-cell office:value-type="float" office:value="9432">
            <text:p>9432</text:p>
          </table:table-cell>
          <table:table-cell/>
          <table:table-cell office:value-type="string">
            <text:p>R-13</text:p>
          </table:table-cell>
          <table:table-cell office:value-type="float" office:value="8419">
            <text:p>8419</text:p>
          </table:table-cell>
          <table:table-cell table:number-columns-repeated="2" office:value-type="float" office:value="0">
            <text:p>0</text:p>
          </table:table-cell>
          <table:table-cell office:value-type="float" office:value="9446">
            <text:p>9446</text:p>
          </table:table-cell>
          <table:table-cell office:value-type="float" office:value="11403">
            <text:p>11403</text:p>
          </table:table-cell>
          <table:table-cell/>
          <table:table-cell office:value-type="string">
            <text:p>R-13</text:p>
          </table:table-cell>
          <table:table-cell office:value-type="float" office:value="9217">
            <text:p>9217</text:p>
          </table:table-cell>
          <table:table-cell table:number-columns-repeated="2" office:value-type="float" office:value="0">
            <text:p>0</text:p>
          </table:table-cell>
          <table:table-cell office:value-type="float" office:value="10303">
            <text:p>10303</text:p>
          </table:table-cell>
          <table:table-cell office:value-type="float" office:value="12647">
            <text:p>1264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3174">
            <text:p>3174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14</text:p>
          </table:table-cell>
          <table:table-cell office:value-type="float" office:value="3677">
            <text:p>3677</text:p>
          </table:table-cell>
          <table:table-cell table:number-columns-repeated="2"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14</text:p>
          </table:table-cell>
          <table:table-cell office:value-type="float" office:value="3912">
            <text:p>3912</text:p>
          </table:table-cell>
          <table:table-cell table:number-columns-repeated="2"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14</text:p>
          </table:table-cell>
          <table:table-cell office:value-type="float" office:value="3734">
            <text:p>3734</text:p>
          </table:table-cell>
          <table:table-cell table:number-columns-repeated="2" office:value-type="float" office:value="0">
            <text:p>0</text:p>
          </table:table-cell>
          <table:table-cell office:value-type="float" office:value="1262">
            <text:p>1262</text:p>
          </table:table-cell>
          <table:table-cell office:value-type="float" office:value="2033">
            <text:p>2033</text:p>
          </table:table-cell>
          <table:table-cell/>
          <table:table-cell office:value-type="string">
            <text:p>R-14</text:p>
          </table:table-cell>
          <table:table-cell office:value-type="float" office:value="7042">
            <text:p>7042</text:p>
          </table:table-cell>
          <table:table-cell table:number-columns-repeated="2" office:value-type="float" office:value="0">
            <text:p>0</text:p>
          </table:table-cell>
          <table:table-cell office:value-type="float" office:value="3282">
            <text:p>3282</text:p>
          </table:table-cell>
          <table:table-cell office:value-type="float" office:value="4999">
            <text:p>4999</text:p>
          </table:table-cell>
          <table:table-cell/>
          <table:table-cell office:value-type="string">
            <text:p>R-14</text:p>
          </table:table-cell>
          <table:table-cell office:value-type="float" office:value="8990">
            <text:p>89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87">
            <text:p>4587</text:p>
          </table:table-cell>
          <table:table-cell office:value-type="float" office:value="7171">
            <text:p>7171</text:p>
          </table:table-cell>
          <table:table-cell/>
          <table:table-cell office:value-type="string">
            <text:p>R-14</text:p>
          </table:table-cell>
          <table:table-cell office:value-type="float" office:value="11206">
            <text:p>11206</text:p>
          </table:table-cell>
          <table:table-cell table:number-columns-repeated="2" office:value-type="float" office:value="0">
            <text:p>0</text:p>
          </table:table-cell>
          <table:table-cell office:value-type="float" office:value="5752">
            <text:p>5752</text:p>
          </table:table-cell>
          <table:table-cell office:value-type="float" office:value="9615">
            <text:p>9615</text:p>
          </table:table-cell>
          <table:table-cell/>
          <table:table-cell office:value-type="string">
            <text:p>R-14</text:p>
          </table:table-cell>
          <table:table-cell office:value-type="float" office:value="13717">
            <text:p>13717</text:p>
          </table:table-cell>
          <table:table-cell table:number-columns-repeated="2" office:value-type="float" office:value="0">
            <text:p>0</text:p>
          </table:table-cell>
          <table:table-cell office:value-type="float" office:value="6944">
            <text:p>6944</text:p>
          </table:table-cell>
          <table:table-cell office:value-type="float" office:value="12110">
            <text:p>12110</text:p>
          </table:table-cell>
          <table:table-cell/>
          <table:table-cell office:value-type="string">
            <text:p>R-14</text:p>
          </table:table-cell>
          <table:table-cell office:value-type="float" office:value="15464">
            <text:p>15464</text:p>
          </table:table-cell>
          <table:table-cell table:number-columns-repeated="2" office:value-type="float" office:value="0">
            <text:p>0</text:p>
          </table:table-cell>
          <table:table-cell office:value-type="float" office:value="7801">
            <text:p>7801</text:p>
          </table:table-cell>
          <table:table-cell office:value-type="float" office:value="14842">
            <text:p>1484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174">
            <text:p>3174</text:p>
          </table:table-cell>
          <table:table-cell office:value-type="float" office:value="1240">
            <text:p>124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677">
            <text:p>3677</text:p>
          </table:table-cell>
          <table:table-cell office:value-type="float" office:value="1555">
            <text:p>155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912">
            <text:p>3912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734">
            <text:p>3734</text:p>
          </table:table-cell>
          <table:table-cell office:value-type="float" office:value="2059">
            <text:p>205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042">
            <text:p>7042</text:p>
          </table:table-cell>
          <table:table-cell office:value-type="float" office:value="5035">
            <text:p>503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990">
            <text:p>8990</text:p>
          </table:table-cell>
          <table:table-cell office:value-type="float" office:value="7150">
            <text:p>715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1206">
            <text:p>11206</text:p>
          </table:table-cell>
          <table:table-cell office:value-type="float" office:value="9592">
            <text:p>959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717">
            <text:p>13717</text:p>
          </table:table-cell>
          <table:table-cell office:value-type="float" office:value="12251">
            <text:p>1225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5464">
            <text:p>15464</text:p>
          </table:table-cell>
          <table:table-cell office:value-type="float" office:value="14723">
            <text:p>14723</text:p>
          </table:table-cell>
          <table:table-cell table:number-columns-repeated="7"/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old oddeven</text:p>
          </table:table-cell>
          <table:table-cell table:style-name="ce16"/>
          <table:table-cell table:style-name="ce16" office:value-type="string">
            <text:p>bitrev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6"/>
          <table:table-cell table:style-name="ce16" office:value-type="float" office:value="0.6">
            <text:p>0.6</text:p>
          </table:table-cell>
          <table:table-cell table:number-columns-repeated="9"/>
        </table:table-row>
        <table:table-row table:style-name="ro2">
          <table:table-cell table:style-name="ce16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70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08">
            <text:p>3408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33">
            <text:p>4033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R-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333">
            <text:p>4333</text:p>
          </table:table-cell>
          <table:table-cell office:value-type="float" office:value="0">
            <text:p>0</text:p>
          </table:table-cell>
          <table:table-cell office:value-type="float" office:value="1796">
            <text:p>1796</text:p>
          </table:table-cell>
          <table:table-cell/>
          <table:table-cell office:value-type="string">
            <text:p>R-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350">
            <text:p>6350</text:p>
          </table:table-cell>
          <table:table-cell office:value-type="float" office:value="0">
            <text:p>0</text:p>
          </table:table-cell>
          <table:table-cell office:value-type="float" office:value="3107">
            <text:p>3107</text:p>
          </table:table-cell>
          <table:table-cell/>
          <table:table-cell office:value-type="string">
            <text:p>R-0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7945">
            <text:p>7945</text:p>
          </table:table-cell>
          <table:table-cell office:value-type="float" office:value="0">
            <text:p>0</text:p>
          </table:table-cell>
          <table:table-cell office:value-type="float" office:value="4719">
            <text:p>4719</text:p>
          </table:table-cell>
          <table:table-cell/>
          <table:table-cell office:value-type="string">
            <text:p>R-0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8837">
            <text:p>8837</text:p>
          </table:table-cell>
          <table:table-cell office:value-type="float" office:value="0">
            <text:p>0</text:p>
          </table:table-cell>
          <table:table-cell office:value-type="float" office:value="6166">
            <text:p>6166</text:p>
          </table:table-cell>
          <table:table-cell/>
          <table:table-cell office:value-type="string">
            <text:p>R-0</text:p>
          </table:table-cell>
          <table:table-cell office:value-type="float" office:value="4793">
            <text:p>4793</text:p>
          </table:table-cell>
          <table:table-cell office:value-type="float" office:value="0">
            <text:p>0</text:p>
          </table:table-cell>
          <table:table-cell office:value-type="float" office:value="9794">
            <text:p>9794</text:p>
          </table:table-cell>
          <table:table-cell office:value-type="float" office:value="0">
            <text:p>0</text:p>
          </table:table-cell>
          <table:table-cell office:value-type="float" office:value="7534">
            <text:p>7534</text:p>
          </table:table-cell>
          <table:table-cell/>
          <table:table-cell office:value-type="string">
            <text:p>R-0</text:p>
          </table:table-cell>
          <table:table-cell office:value-type="float" office:value="7473">
            <text:p>7473</text:p>
          </table:table-cell>
          <table:table-cell office:value-type="float" office:value="0">
            <text:p>0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9061">
            <text:p>906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69">
            <text:p>1169</text:p>
          </table:table-cell>
          <table:table-cell office:value-type="float" office:value="3408">
            <text:p>34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/>
          <table:table-cell office:value-type="string">
            <text:p>R-1</text:p>
          </table:table-cell>
          <table:table-cell office:value-type="float" office:value="1458">
            <text:p>1458</text:p>
          </table:table-cell>
          <table:table-cell office:value-type="float" office:value="4033">
            <text:p>40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1</text:p>
          </table:table-cell>
          <table:table-cell office:value-type="float" office:value="1781">
            <text:p>1781</text:p>
          </table:table-cell>
          <table:table-cell office:value-type="float" office:value="4333">
            <text:p>433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/>
          <table:table-cell office:value-type="string">
            <text:p>R-1</text:p>
          </table:table-cell>
          <table:table-cell office:value-type="float" office:value="3120">
            <text:p>3120</text:p>
          </table:table-cell>
          <table:table-cell office:value-type="float" office:value="6350">
            <text:p>63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/>
          <table:table-cell office:value-type="string">
            <text:p>R-1</text:p>
          </table:table-cell>
          <table:table-cell office:value-type="float" office:value="4743">
            <text:p>4743</text:p>
          </table:table-cell>
          <table:table-cell office:value-type="float" office:value="7945">
            <text:p>7945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4726">
            <text:p>4726</text:p>
          </table:table-cell>
          <table:table-cell/>
          <table:table-cell office:value-type="string">
            <text:p>R-1</text:p>
          </table:table-cell>
          <table:table-cell office:value-type="float" office:value="6252">
            <text:p>6252</text:p>
          </table:table-cell>
          <table:table-cell office:value-type="float" office:value="8837">
            <text:p>8837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6217">
            <text:p>6217</text:p>
          </table:table-cell>
          <table:table-cell/>
          <table:table-cell office:value-type="string">
            <text:p>R-1</text:p>
          </table:table-cell>
          <table:table-cell office:value-type="float" office:value="7850">
            <text:p>7850</text:p>
          </table:table-cell>
          <table:table-cell office:value-type="float" office:value="9794">
            <text:p>9794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7529">
            <text:p>7529</text:p>
          </table:table-cell>
          <table:table-cell/>
          <table:table-cell office:value-type="string">
            <text:p>R-1</text:p>
          </table:table-cell>
          <table:table-cell office:value-type="float" office:value="9926">
            <text:p>9926</text:p>
          </table:table-cell>
          <table:table-cell office:value-type="float" office:value="11100">
            <text:p>11100</text:p>
          </table:table-cell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9010">
            <text:p>9010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233">
            <text:p>2233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3235">
            <text:p>3235</text:p>
          </table:table-cell>
          <table:table-cell office:value-type="float" office:value="3416">
            <text:p>3416</text:p>
          </table:table-cell>
          <table:table-cell office:value-type="float" office:value="0">
            <text:p>0</text:p>
          </table:table-cell>
          <table:table-cell office:value-type="float" office:value="3120">
            <text:p>3120</text:p>
          </table:table-cell>
          <table:table-cell/>
          <table:table-cell office:value-type="string">
            <text:p>R-2</text:p>
          </table:table-cell>
          <table:table-cell office:value-type="float" office:value="9">
            <text:p>9</text:p>
          </table:table-cell>
          <table:table-cell office:value-type="float" office:value="4053">
            <text:p>4053</text:p>
          </table:table-cell>
          <table:table-cell office:value-type="float" office:value="6238">
            <text:p>6238</text:p>
          </table:table-cell>
          <table:table-cell office:value-type="float" office:value="0">
            <text:p>0</text:p>
          </table:table-cell>
          <table:table-cell office:value-type="float" office:value="4734">
            <text:p>4734</text:p>
          </table:table-cell>
          <table:table-cell/>
          <table:table-cell office:value-type="string">
            <text:p>R-2</text:p>
          </table:table-cell>
          <table:table-cell office:value-type="float" office:value="95">
            <text:p>95</text:p>
          </table:table-cell>
          <table:table-cell office:value-type="float" office:value="4787">
            <text:p>4787</text:p>
          </table:table-cell>
          <table:table-cell office:value-type="float" office:value="9712">
            <text:p>9712</text:p>
          </table:table-cell>
          <table:table-cell office:value-type="float" office:value="0">
            <text:p>0</text:p>
          </table:table-cell>
          <table:table-cell office:value-type="float" office:value="6157">
            <text:p>6157</text:p>
          </table:table-cell>
          <table:table-cell/>
          <table:table-cell office:value-type="string">
            <text:p>R-2</text:p>
          </table:table-cell>
          <table:table-cell office:value-type="float" office:value="410">
            <text:p>410</text:p>
          </table:table-cell>
          <table:table-cell office:value-type="float" office:value="5446">
            <text:p>5446</text:p>
          </table:table-cell>
          <table:table-cell office:value-type="float" office:value="10328">
            <text:p>10328</text:p>
          </table:table-cell>
          <table:table-cell office:value-type="float" office:value="0">
            <text:p>0</text:p>
          </table:table-cell>
          <table:table-cell office:value-type="float" office:value="7440">
            <text:p>7440</text:p>
          </table:table-cell>
          <table:table-cell/>
          <table:table-cell office:value-type="string">
            <text:p>R-2</text:p>
          </table:table-cell>
          <table:table-cell office:value-type="float" office:value="834">
            <text:p>834</text:p>
          </table:table-cell>
          <table:table-cell office:value-type="float" office:value="6273">
            <text:p>6273</text:p>
          </table:table-cell>
          <table:table-cell office:value-type="float" office:value="11025">
            <text:p>11025</text:p>
          </table:table-cell>
          <table:table-cell office:value-type="float" office:value="0">
            <text:p>0</text:p>
          </table:table-cell>
          <table:table-cell office:value-type="float" office:value="9092">
            <text:p>9092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table:number-columns-repeated="2"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table:number-columns-repeated="2" office:value-type="float" office:value="0">
            <text:p>0</text:p>
          </table:table-cell>
          <table:table-cell office:value-type="float" office:value="1759">
            <text:p>175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203">
            <text:p>3203</text:p>
          </table:table-cell>
          <table:table-cell table:number-columns-repeated="2" office:value-type="float" office:value="0">
            <text:p>0</text:p>
          </table:table-cell>
          <table:table-cell office:value-type="float" office:value="3218">
            <text:p>321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697">
            <text:p>4697</text:p>
          </table:table-cell>
          <table:table-cell table:number-columns-repeated="2" office:value-type="float" office:value="0">
            <text:p>0</text:p>
          </table:table-cell>
          <table:table-cell office:value-type="float" office:value="4660">
            <text:p>466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160">
            <text:p>6160</text:p>
          </table:table-cell>
          <table:table-cell table:number-columns-repeated="2" office:value-type="float" office:value="0">
            <text:p>0</text:p>
          </table:table-cell>
          <table:table-cell office:value-type="float" office:value="6134">
            <text:p>613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25">
            <text:p>6425</text:p>
          </table:table-cell>
          <table:table-cell table:number-columns-repeated="2" office:value-type="float" office:value="0">
            <text:p>0</text:p>
          </table:table-cell>
          <table:table-cell office:value-type="float" office:value="7463">
            <text:p>746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728">
            <text:p>6728</text:p>
          </table:table-cell>
          <table:table-cell table:number-columns-repeated="2" office:value-type="float" office:value="0">
            <text:p>0</text:p>
          </table:table-cell>
          <table:table-cell office:value-type="float" office:value="9006">
            <text:p>900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/>
          <table:table-cell office:value-type="string">
            <text:p>R-4</text:p>
          </table:table-cell>
          <table:table-cell office:value-type="float" office:value="1469">
            <text:p>1469</text:p>
          </table:table-cell>
          <table:table-cell office:value-type="float" office:value="0">
            <text:p>0</text:p>
          </table:table-cell>
          <table:table-cell office:value-type="float" office:value="3027">
            <text:p>3027</text:p>
          </table:table-cell>
          <table:table-cell office:value-type="float" office:value="4">
            <text:p>4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4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3604">
            <text:p>3604</text:p>
          </table:table-cell>
          <table:table-cell office:value-type="float" office:value="29">
            <text:p>29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6219">
            <text:p>6219</text:p>
          </table:table-cell>
          <table:table-cell office:value-type="float" office:value="216">
            <text:p>216</text:p>
          </table:table-cell>
          <table:table-cell office:value-type="float" office:value="3221">
            <text:p>3221</text:p>
          </table:table-cell>
          <table:table-cell/>
          <table:table-cell office:value-type="string">
            <text:p>R-4</text:p>
          </table:table-cell>
          <table:table-cell office:value-type="float" office:value="4678">
            <text:p>4678</text:p>
          </table:table-cell>
          <table:table-cell office:value-type="float" office:value="0">
            <text:p>0</text:p>
          </table:table-cell>
          <table:table-cell office:value-type="float" office:value="8351">
            <text:p>8351</text:p>
          </table:table-cell>
          <table:table-cell office:value-type="float" office:value="996">
            <text:p>996</text:p>
          </table:table-cell>
          <table:table-cell office:value-type="float" office:value="4595">
            <text:p>4595</text:p>
          </table:table-cell>
          <table:table-cell/>
          <table:table-cell office:value-type="string">
            <text:p>R-4</text:p>
          </table:table-cell>
          <table:table-cell office:value-type="float" office:value="5953">
            <text:p>5953</text:p>
          </table:table-cell>
          <table:table-cell office:value-type="float" office:value="0">
            <text:p>0</text:p>
          </table:table-cell>
          <table:table-cell office:value-type="float" office:value="9792">
            <text:p>9792</text:p>
          </table:table-cell>
          <table:table-cell office:value-type="float" office:value="2641">
            <text:p>2641</text:p>
          </table:table-cell>
          <table:table-cell office:value-type="float" office:value="5768">
            <text:p>5768</text:p>
          </table:table-cell>
          <table:table-cell/>
          <table:table-cell office:value-type="string">
            <text:p>R-4</text:p>
          </table:table-cell>
          <table:table-cell office:value-type="float" office:value="6910">
            <text:p>6910</text:p>
          </table:table-cell>
          <table:table-cell office:value-type="float" office:value="0">
            <text:p>0</text:p>
          </table:table-cell>
          <table:table-cell office:value-type="float" office:value="10757">
            <text:p>10757</text:p>
          </table:table-cell>
          <table:table-cell office:value-type="float" office:value="4793">
            <text:p>4793</text:p>
          </table:table-cell>
          <table:table-cell office:value-type="float" office:value="5823">
            <text:p>5823</text:p>
          </table:table-cell>
          <table:table-cell/>
          <table:table-cell office:value-type="string">
            <text:p>R-4</text:p>
          </table:table-cell>
          <table:table-cell office:value-type="float" office:value="7850">
            <text:p>7850</text:p>
          </table:table-cell>
          <table:table-cell office:value-type="float" office:value="0">
            <text:p>0</text:p>
          </table:table-cell>
          <table:table-cell office:value-type="float" office:value="11629">
            <text:p>11629</text:p>
          </table:table-cell>
          <table:table-cell office:value-type="float" office:value="7473">
            <text:p>7473</text:p>
          </table:table-cell>
          <table:table-cell office:value-type="float" office:value="6112">
            <text:p>6112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182">
            <text:p>1182</text:p>
          </table:table-cell>
          <table:table-cell office:value-type="float" office:value="2351">
            <text:p>2351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5</text:p>
          </table:table-cell>
          <table:table-cell office:value-type="float" office:value="10">
            <text:p>10</text:p>
          </table:table-cell>
          <table:table-cell office:value-type="float" office:value="498">
            <text:p>498</text:p>
          </table:table-cell>
          <table:table-cell office:value-type="float" office:value="1458">
            <text:p>1458</text:p>
          </table:table-cell>
          <table:table-cell office:value-type="float" office:value="2955">
            <text:p>2955</text:p>
          </table:table-cell>
          <table:table-cell office:value-type="float" office:value="1538">
            <text:p>1538</text:p>
          </table:table-cell>
          <table:table-cell/>
          <table:table-cell office:value-type="string">
            <text:p>R-5</text:p>
          </table:table-cell>
          <table:table-cell office:value-type="float" office:value="44">
            <text:p>44</text:p>
          </table:table-cell>
          <table:table-cell office:value-type="float" office:value="1111">
            <text:p>1111</text:p>
          </table:table-cell>
          <table:table-cell office:value-type="float" office:value="1778">
            <text:p>1778</text:p>
          </table:table-cell>
          <table:table-cell office:value-type="float" office:value="3517">
            <text:p>3517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R-5</text:p>
          </table:table-cell>
          <table:table-cell office:value-type="float" office:value="180">
            <text:p>180</text:p>
          </table:table-cell>
          <table:table-cell office:value-type="float" office:value="3090">
            <text:p>3090</text:p>
          </table:table-cell>
          <table:table-cell office:value-type="float" office:value="3199">
            <text:p>3199</text:p>
          </table:table-cell>
          <table:table-cell office:value-type="float" office:value="6037">
            <text:p>6037</text:p>
          </table:table-cell>
          <table:table-cell office:value-type="float" office:value="3174">
            <text:p>3174</text:p>
          </table:table-cell>
          <table:table-cell/>
          <table:table-cell office:value-type="string">
            <text:p>R-5</text:p>
          </table:table-cell>
          <table:table-cell office:value-type="float" office:value="586">
            <text:p>586</text:p>
          </table:table-cell>
          <table:table-cell office:value-type="float" office:value="5001">
            <text:p>5001</text:p>
          </table:table-cell>
          <table:table-cell office:value-type="float" office:value="4779">
            <text:p>4779</text:p>
          </table:table-cell>
          <table:table-cell office:value-type="float" office:value="8473">
            <text:p>8473</text:p>
          </table:table-cell>
          <table:table-cell office:value-type="float" office:value="4771">
            <text:p>4771</text:p>
          </table:table-cell>
          <table:table-cell/>
          <table:table-cell office:value-type="string">
            <text:p>R-5</text:p>
          </table:table-cell>
          <table:table-cell office:value-type="float" office:value="1350">
            <text:p>1350</text:p>
          </table:table-cell>
          <table:table-cell office:value-type="float" office:value="6723">
            <text:p>6723</text:p>
          </table:table-cell>
          <table:table-cell office:value-type="float" office:value="5715">
            <text:p>5715</text:p>
          </table:table-cell>
          <table:table-cell office:value-type="float" office:value="9828">
            <text:p>9828</text:p>
          </table:table-cell>
          <table:table-cell office:value-type="float" office:value="6162">
            <text:p>6162</text:p>
          </table:table-cell>
          <table:table-cell/>
          <table:table-cell office:value-type="string">
            <text:p>R-5</text:p>
          </table:table-cell>
          <table:table-cell office:value-type="float" office:value="2192">
            <text:p>2192</text:p>
          </table:table-cell>
          <table:table-cell office:value-type="float" office:value="6786">
            <text:p>6786</text:p>
          </table:table-cell>
          <table:table-cell office:value-type="float" office:value="5319">
            <text:p>5319</text:p>
          </table:table-cell>
          <table:table-cell office:value-type="float" office:value="10586">
            <text:p>10586</text:p>
          </table:table-cell>
          <table:table-cell office:value-type="float" office:value="7458">
            <text:p>7458</text:p>
          </table:table-cell>
          <table:table-cell/>
          <table:table-cell office:value-type="string">
            <text:p>R-5</text:p>
          </table:table-cell>
          <table:table-cell office:value-type="float" office:value="2797">
            <text:p>2797</text:p>
          </table:table-cell>
          <table:table-cell office:value-type="float" office:value="6641">
            <text:p>6641</text:p>
          </table:table-cell>
          <table:table-cell office:value-type="float" office:value="5465">
            <text:p>5465</text:p>
          </table:table-cell>
          <table:table-cell office:value-type="float" office:value="11463">
            <text:p>11463</text:p>
          </table:table-cell>
          <table:table-cell office:value-type="float" office:value="9159">
            <text:p>915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86">
            <text:p>1186</text:p>
          </table:table-cell>
          <table:table-cell/>
          <table:table-cell office:value-type="string">
            <text:p>R-6</text:p>
          </table:table-cell>
          <table:table-cell office:value-type="float" office:value="27">
            <text:p>27</text:p>
          </table:table-cell>
          <table:table-cell office:value-type="float" office:value="689">
            <text:p>689</text:p>
          </table:table-cell>
          <table:table-cell office:value-type="float" office:value="1453">
            <text:p>1453</text:p>
          </table:table-cell>
          <table:table-cell office:value-type="float" office:value="9">
            <text:p>9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6</text:p>
          </table:table-cell>
          <table:table-cell office:value-type="float" office:value="90">
            <text:p>90</text:p>
          </table:table-cell>
          <table:table-cell office:value-type="float" office:value="1417">
            <text:p>1417</text:p>
          </table:table-cell>
          <table:table-cell office:value-type="float" office:value="1768">
            <text:p>1768</text:p>
          </table:table-cell>
          <table:table-cell office:value-type="float" office:value="33">
            <text:p>33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434">
            <text:p>434</text:p>
          </table:table-cell>
          <table:table-cell office:value-type="float" office:value="3936">
            <text:p>3936</text:p>
          </table:table-cell>
          <table:table-cell office:value-type="float" office:value="3357">
            <text:p>3357</text:p>
          </table:table-cell>
          <table:table-cell office:value-type="float" office:value="227">
            <text:p>227</text:p>
          </table:table-cell>
          <table:table-cell office:value-type="float" office:value="3188">
            <text:p>3188</text:p>
          </table:table-cell>
          <table:table-cell/>
          <table:table-cell office:value-type="string">
            <text:p>R-6</text:p>
          </table:table-cell>
          <table:table-cell office:value-type="float" office:value="1306">
            <text:p>1306</text:p>
          </table:table-cell>
          <table:table-cell office:value-type="float" office:value="6803">
            <text:p>6803</text:p>
          </table:table-cell>
          <table:table-cell office:value-type="float" office:value="5102">
            <text:p>5102</text:p>
          </table:table-cell>
          <table:table-cell office:value-type="float" office:value="999">
            <text:p>999</text:p>
          </table:table-cell>
          <table:table-cell office:value-type="float" office:value="4733">
            <text:p>4733</text:p>
          </table:table-cell>
          <table:table-cell/>
          <table:table-cell office:value-type="string">
            <text:p>R-6</text:p>
          </table:table-cell>
          <table:table-cell office:value-type="float" office:value="2719">
            <text:p>2719</text:p>
          </table:table-cell>
          <table:table-cell office:value-type="float" office:value="9589">
            <text:p>9589</text:p>
          </table:table-cell>
          <table:table-cell office:value-type="float" office:value="6975">
            <text:p>6975</text:p>
          </table:table-cell>
          <table:table-cell office:value-type="float" office:value="2571">
            <text:p>2571</text:p>
          </table:table-cell>
          <table:table-cell office:value-type="float" office:value="6075">
            <text:p>6075</text:p>
          </table:table-cell>
          <table:table-cell/>
          <table:table-cell office:value-type="string">
            <text:p>R-6</text:p>
          </table:table-cell>
          <table:table-cell office:value-type="float" office:value="4236">
            <text:p>4236</text:p>
          </table:table-cell>
          <table:table-cell office:value-type="float" office:value="10581">
            <text:p>10581</text:p>
          </table:table-cell>
          <table:table-cell office:value-type="float" office:value="8001">
            <text:p>8001</text:p>
          </table:table-cell>
          <table:table-cell office:value-type="float" office:value="3526">
            <text:p>3526</text:p>
          </table:table-cell>
          <table:table-cell office:value-type="float" office:value="7460">
            <text:p>7460</text:p>
          </table:table-cell>
          <table:table-cell/>
          <table:table-cell office:value-type="string">
            <text:p>R-6</text:p>
          </table:table-cell>
          <table:table-cell office:value-type="float" office:value="5795">
            <text:p>5795</text:p>
          </table:table-cell>
          <table:table-cell office:value-type="float" office:value="11594">
            <text:p>11594</text:p>
          </table:table-cell>
          <table:table-cell office:value-type="float" office:value="8307">
            <text:p>8307</text:p>
          </table:table-cell>
          <table:table-cell office:value-type="float" office:value="4458">
            <text:p>4458</text:p>
          </table:table-cell>
          <table:table-cell office:value-type="float" office:value="9028">
            <text:p>9028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  <table:table-cell office:value-type="float" office:value="1759">
            <text:p>1759</text:p>
          </table:table-cell>
          <table:table-cell office:value-type="float" office:value="1763">
            <text:p>176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">
            <text:p>0</text:p>
          </table:table-cell>
          <table:table-cell office:value-type="float" office:value="3218">
            <text:p>3218</text:p>
          </table:table-cell>
          <table:table-cell office:value-type="float" office:value="3186">
            <text:p>318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701">
            <text:p>4701</text:p>
          </table:table-cell>
          <table:table-cell office:value-type="float" office:value="0">
            <text:p>0</text:p>
          </table:table-cell>
          <table:table-cell office:value-type="float" office:value="4651">
            <text:p>4651</text:p>
          </table:table-cell>
          <table:table-cell office:value-type="float" office:value="4775">
            <text:p>477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171">
            <text:p>6171</text:p>
          </table:table-cell>
          <table:table-cell office:value-type="float" office:value="0">
            <text:p>0</text:p>
          </table:table-cell>
          <table:table-cell office:value-type="float" office:value="6039">
            <text:p>6039</text:p>
          </table:table-cell>
          <table:table-cell office:value-type="float" office:value="6119">
            <text:p>611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385">
            <text:p>7385</text:p>
          </table:table-cell>
          <table:table-cell office:value-type="float" office:value="0">
            <text:p>0</text:p>
          </table:table-cell>
          <table:table-cell office:value-type="float" office:value="7053">
            <text:p>7053</text:p>
          </table:table-cell>
          <table:table-cell office:value-type="float" office:value="7479">
            <text:p>747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519">
            <text:p>7519</text:p>
          </table:table-cell>
          <table:table-cell office:value-type="float" office:value="0">
            <text:p>0</text:p>
          </table:table-cell>
          <table:table-cell office:value-type="float" office:value="8172">
            <text:p>8172</text:p>
          </table:table-cell>
          <table:table-cell office:value-type="float" office:value="9081">
            <text:p>908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182">
            <text:p>1182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8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5">
            <text:p>15</text:p>
          </table:table-cell>
          <table:table-cell office:value-type="float" office:value="1498">
            <text:p>1498</text:p>
          </table:table-cell>
          <table:table-cell/>
          <table:table-cell office:value-type="string">
            <text:p>R-8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49">
            <text:p>49</text:p>
          </table:table-cell>
          <table:table-cell office:value-type="float" office:value="1786">
            <text:p>1786</text:p>
          </table:table-cell>
          <table:table-cell/>
          <table:table-cell office:value-type="string">
            <text:p>R-8</text:p>
          </table:table-cell>
          <table:table-cell office:value-type="float" office:value="2904">
            <text:p>2904</text:p>
          </table:table-cell>
          <table:table-cell office:value-type="float" office:value="0">
            <text:p>0</text:p>
          </table:table-cell>
          <table:table-cell office:value-type="float" office:value="3168">
            <text:p>3168</text:p>
          </table:table-cell>
          <table:table-cell office:value-type="float" office:value="251">
            <text:p>251</text:p>
          </table:table-cell>
          <table:table-cell office:value-type="float" office:value="3163">
            <text:p>3163</text:p>
          </table:table-cell>
          <table:table-cell/>
          <table:table-cell office:value-type="string">
            <text:p>R-8</text:p>
          </table:table-cell>
          <table:table-cell office:value-type="float" office:value="3872">
            <text:p>3872</text:p>
          </table:table-cell>
          <table:table-cell office:value-type="float" office:value="0">
            <text:p>0</text:p>
          </table:table-cell>
          <table:table-cell office:value-type="float" office:value="4551">
            <text:p>4551</text:p>
          </table:table-cell>
          <table:table-cell office:value-type="float" office:value="940">
            <text:p>940</text:p>
          </table:table-cell>
          <table:table-cell office:value-type="float" office:value="4055">
            <text:p>4055</text:p>
          </table:table-cell>
          <table:table-cell/>
          <table:table-cell office:value-type="string">
            <text:p>R-8</text:p>
          </table:table-cell>
          <table:table-cell office:value-type="float" office:value="4338">
            <text:p>4338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2437">
            <text:p>2437</text:p>
          </table:table-cell>
          <table:table-cell office:value-type="float" office:value="4436">
            <text:p>4436</text:p>
          </table:table-cell>
          <table:table-cell/>
          <table:table-cell office:value-type="string">
            <text:p>R-8</text:p>
          </table:table-cell>
          <table:table-cell office:value-type="float" office:value="4974">
            <text:p>4974</text:p>
          </table:table-cell>
          <table:table-cell office:value-type="float" office:value="0">
            <text:p>0</text:p>
          </table:table-cell>
          <table:table-cell office:value-type="float" office:value="6177">
            <text:p>6177</text:p>
          </table:table-cell>
          <table:table-cell office:value-type="float" office:value="4263">
            <text:p>4263</text:p>
          </table:table-cell>
          <table:table-cell office:value-type="float" office:value="4948">
            <text:p>4948</text:p>
          </table:table-cell>
          <table:table-cell/>
          <table:table-cell office:value-type="string">
            <text:p>R-8</text:p>
          </table:table-cell>
          <table:table-cell office:value-type="float" office:value="5518">
            <text:p>5518</text:p>
          </table:table-cell>
          <table:table-cell office:value-type="float" office:value="0">
            <text:p>0</text:p>
          </table:table-cell>
          <table:table-cell office:value-type="float" office:value="6380">
            <text:p>6380</text:p>
          </table:table-cell>
          <table:table-cell office:value-type="float" office:value="6231">
            <text:p>6231</text:p>
          </table:table-cell>
          <table:table-cell office:value-type="float" office:value="5689">
            <text:p>568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137">
            <text:p>1137</text:p>
          </table:table-cell>
          <table:table-cell office:value-type="float" office:value="2323">
            <text:p>2323</text:p>
          </table:table-cell>
          <table:table-cell office:value-type="float" office:value="1164">
            <text:p>1164</text:p>
          </table:table-cell>
          <table:table-cell/>
          <table:table-cell office:value-type="string">
            <text:p>R-9</text:p>
          </table:table-cell>
          <table:table-cell office:value-type="float" office:value="1838">
            <text:p>1838</text:p>
          </table:table-cell>
          <table:table-cell office:value-type="float" office:value="2">
            <text:p>2</text:p>
          </table:table-cell>
          <table:table-cell office:value-type="float" office:value="1351">
            <text:p>1351</text:p>
          </table:table-cell>
          <table:table-cell office:value-type="float" office:value="2838">
            <text:p>2838</text:p>
          </table:table-cell>
          <table:table-cell office:value-type="float" office:value="1473">
            <text:p>1473</text:p>
          </table:table-cell>
          <table:table-cell/>
          <table:table-cell office:value-type="string">
            <text:p>R-9</text:p>
          </table:table-cell>
          <table:table-cell office:value-type="float" office:value="2455">
            <text:p>2455</text:p>
          </table:table-cell>
          <table:table-cell office:value-type="float" office:value="13">
            <text:p>13</text:p>
          </table:table-cell>
          <table:table-cell office:value-type="float" office:value="1506">
            <text:p>1506</text:p>
          </table:table-cell>
          <table:table-cell office:value-type="float" office:value="3250">
            <text:p>3250</text:p>
          </table:table-cell>
          <table:table-cell office:value-type="float" office:value="1779">
            <text:p>1779</text:p>
          </table:table-cell>
          <table:table-cell/>
          <table:table-cell office:value-type="string">
            <text:p>R-9</text:p>
          </table:table-cell>
          <table:table-cell office:value-type="float" office:value="4920">
            <text:p>4920</text:p>
          </table:table-cell>
          <table:table-cell office:value-type="float" office:value="112">
            <text:p>112</text:p>
          </table:table-cell>
          <table:table-cell office:value-type="float" office:value="2256">
            <text:p>2256</text:p>
          </table:table-cell>
          <table:table-cell office:value-type="float" office:value="5342">
            <text:p>5342</text:p>
          </table:table-cell>
          <table:table-cell office:value-type="float" office:value="3143">
            <text:p>3143</text:p>
          </table:table-cell>
          <table:table-cell/>
          <table:table-cell office:value-type="string">
            <text:p>R-9</text:p>
          </table:table-cell>
          <table:table-cell office:value-type="float" office:value="7793">
            <text:p>7793</text:p>
          </table:table-cell>
          <table:table-cell office:value-type="float" office:value="255">
            <text:p>255</text:p>
          </table:table-cell>
          <table:table-cell office:value-type="float" office:value="2965">
            <text:p>2965</text:p>
          </table:table-cell>
          <table:table-cell office:value-type="float" office:value="7187">
            <text:p>7187</text:p>
          </table:table-cell>
          <table:table-cell office:value-type="float" office:value="4694">
            <text:p>4694</text:p>
          </table:table-cell>
          <table:table-cell/>
          <table:table-cell office:value-type="string">
            <text:p>R-9</text:p>
          </table:table-cell>
          <table:table-cell office:value-type="float" office:value="9850">
            <text:p>9850</text:p>
          </table:table-cell>
          <table:table-cell office:value-type="float" office:value="470">
            <text:p>470</text:p>
          </table:table-cell>
          <table:table-cell office:value-type="float" office:value="3401">
            <text:p>3401</text:p>
          </table:table-cell>
          <table:table-cell office:value-type="float" office:value="8135">
            <text:p>8135</text:p>
          </table:table-cell>
          <table:table-cell office:value-type="float" office:value="6155">
            <text:p>6155</text:p>
          </table:table-cell>
          <table:table-cell/>
          <table:table-cell office:value-type="string">
            <text:p>R-9</text:p>
          </table:table-cell>
          <table:table-cell office:value-type="float" office:value="10366">
            <text:p>10366</text:p>
          </table:table-cell>
          <table:table-cell office:value-type="float" office:value="368">
            <text:p>368</text:p>
          </table:table-cell>
          <table:table-cell office:value-type="float" office:value="3963">
            <text:p>3963</text:p>
          </table:table-cell>
          <table:table-cell office:value-type="float" office:value="8931">
            <text:p>8931</text:p>
          </table:table-cell>
          <table:table-cell office:value-type="float" office:value="7566">
            <text:p>7566</text:p>
          </table:table-cell>
          <table:table-cell/>
          <table:table-cell office:value-type="string">
            <text:p>R-9</text:p>
          </table:table-cell>
          <table:table-cell office:value-type="float" office:value="10818">
            <text:p>10818</text:p>
          </table:table-cell>
          <table:table-cell office:value-type="float" office:value="440">
            <text:p>440</text:p>
          </table:table-cell>
          <table:table-cell office:value-type="float" office:value="4439">
            <text:p>4439</text:p>
          </table:table-cell>
          <table:table-cell office:value-type="float" office:value="9754">
            <text:p>9754</text:p>
          </table:table-cell>
          <table:table-cell office:value-type="float" office:value="9001">
            <text:p>900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384">
            <text:p>384</text:p>
          </table:table-cell>
          <table:table-cell office:value-type="float" office:value="2278">
            <text:p>2278</text:p>
          </table:table-cell>
          <table:table-cell office:value-type="float" office:value="1202">
            <text:p>1202</text:p>
          </table:table-cell>
          <table:table-cell office:value-type="float" office:value="97">
            <text:p>97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0</text:p>
          </table:table-cell>
          <table:table-cell office:value-type="float" office:value="748">
            <text:p>748</text:p>
          </table:table-cell>
          <table:table-cell office:value-type="float" office:value="2695">
            <text:p>2695</text:p>
          </table:table-cell>
          <table:table-cell office:value-type="float" office:value="1633">
            <text:p>1633</text:p>
          </table:table-cell>
          <table:table-cell office:value-type="float" office:value="213">
            <text:p>213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10</text:p>
          </table:table-cell>
          <table:table-cell office:value-type="float" office:value="1297">
            <text:p>1297</text:p>
          </table:table-cell>
          <table:table-cell office:value-type="float" office:value="3009">
            <text:p>3009</text:p>
          </table:table-cell>
          <table:table-cell office:value-type="float" office:value="2090">
            <text:p>2090</text:p>
          </table:table-cell>
          <table:table-cell office:value-type="float" office:value="366">
            <text:p>366</text:p>
          </table:table-cell>
          <table:table-cell office:value-type="float" office:value="1778">
            <text:p>1778</text:p>
          </table:table-cell>
          <table:table-cell/>
          <table:table-cell office:value-type="string">
            <text:p>R-10</text:p>
          </table:table-cell>
          <table:table-cell office:value-type="float" office:value="3126">
            <text:p>3126</text:p>
          </table:table-cell>
          <table:table-cell office:value-type="float" office:value="4648">
            <text:p>4648</text:p>
          </table:table-cell>
          <table:table-cell office:value-type="float" office:value="4076">
            <text:p>4076</text:p>
          </table:table-cell>
          <table:table-cell office:value-type="float" office:value="1148">
            <text:p>1148</text:p>
          </table:table-cell>
          <table:table-cell office:value-type="float" office:value="3199">
            <text:p>3199</text:p>
          </table:table-cell>
          <table:table-cell/>
          <table:table-cell office:value-type="string">
            <text:p>R-10</text:p>
          </table:table-cell>
          <table:table-cell office:value-type="float" office:value="5215">
            <text:p>5215</text:p>
          </table:table-cell>
          <table:table-cell office:value-type="float" office:value="6026">
            <text:p>6026</text:p>
          </table:table-cell>
          <table:table-cell office:value-type="float" office:value="6567">
            <text:p>6567</text:p>
          </table:table-cell>
          <table:table-cell office:value-type="float" office:value="2685">
            <text:p>2685</text:p>
          </table:table-cell>
          <table:table-cell office:value-type="float" office:value="4779">
            <text:p>4779</text:p>
          </table:table-cell>
          <table:table-cell/>
          <table:table-cell office:value-type="string">
            <text:p>R-10</text:p>
          </table:table-cell>
          <table:table-cell office:value-type="float" office:value="6954">
            <text:p>6954</text:p>
          </table:table-cell>
          <table:table-cell office:value-type="float" office:value="6781">
            <text:p>6781</text:p>
          </table:table-cell>
          <table:table-cell office:value-type="float" office:value="9265">
            <text:p>9265</text:p>
          </table:table-cell>
          <table:table-cell office:value-type="float" office:value="4621">
            <text:p>4621</text:p>
          </table:table-cell>
          <table:table-cell office:value-type="float" office:value="5715">
            <text:p>5715</text:p>
          </table:table-cell>
          <table:table-cell/>
          <table:table-cell office:value-type="string">
            <text:p>R-10</text:p>
          </table:table-cell>
          <table:table-cell office:value-type="float" office:value="8268">
            <text:p>8268</text:p>
          </table:table-cell>
          <table:table-cell office:value-type="float" office:value="7394">
            <text:p>7394</text:p>
          </table:table-cell>
          <table:table-cell office:value-type="float" office:value="11128">
            <text:p>11128</text:p>
          </table:table-cell>
          <table:table-cell office:value-type="float" office:value="6439">
            <text:p>6439</text:p>
          </table:table-cell>
          <table:table-cell office:value-type="float" office:value="5319">
            <text:p>5319</text:p>
          </table:table-cell>
          <table:table-cell/>
          <table:table-cell office:value-type="string">
            <text:p>R-10</text:p>
          </table:table-cell>
          <table:table-cell office:value-type="float" office:value="9032">
            <text:p>9032</text:p>
          </table:table-cell>
          <table:table-cell office:value-type="float" office:value="8223">
            <text:p>8223</text:p>
          </table:table-cell>
          <table:table-cell office:value-type="float" office:value="12405">
            <text:p>12405</text:p>
          </table:table-cell>
          <table:table-cell office:value-type="float" office:value="8813">
            <text:p>8813</text:p>
          </table:table-cell>
          <table:table-cell office:value-type="float" office:value="5465">
            <text:p>546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float" office:value="2939">
            <text:p>2939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3432">
            <text:p>3432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0">
            <text:p>0</text:p>
          </table:table-cell>
          <table:table-cell office:value-type="float" office:value="5970">
            <text:p>5970</text:p>
          </table:table-cell>
          <table:table-cell office:value-type="float" office:value="3153">
            <text:p>315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8120">
            <text:p>8120</text:p>
          </table:table-cell>
          <table:table-cell office:value-type="float" office:value="4809">
            <text:p>480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161">
            <text:p>6161</text:p>
          </table:table-cell>
          <table:table-cell office:value-type="float" office:value="0">
            <text:p>0</text:p>
          </table:table-cell>
          <table:table-cell office:value-type="float" office:value="9439">
            <text:p>9439</text:p>
          </table:table-cell>
          <table:table-cell office:value-type="float" office:value="6044">
            <text:p>604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458">
            <text:p>7458</text:p>
          </table:table-cell>
          <table:table-cell office:value-type="float" office:value="0">
            <text:p>0</text:p>
          </table:table-cell>
          <table:table-cell office:value-type="float" office:value="10296">
            <text:p>10296</text:p>
          </table:table-cell>
          <table:table-cell office:value-type="float" office:value="7477">
            <text:p>747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977">
            <text:p>8977</text:p>
          </table:table-cell>
          <table:table-cell office:value-type="float" office:value="0">
            <text:p>0</text:p>
          </table:table-cell>
          <table:table-cell office:value-type="float" office:value="11458">
            <text:p>11458</text:p>
          </table:table-cell>
          <table:table-cell office:value-type="float" office:value="7466">
            <text:p>746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204">
            <text:p>12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/>
          <table:table-cell office:value-type="string">
            <text:p>R-12</text:p>
          </table:table-cell>
          <table:table-cell office:value-type="float" office:value="1501">
            <text:p>1501</text:p>
          </table:table-cell>
          <table:table-cell table:number-columns-repeated="3" office:value-type="float" office:value="0">
            <text:p>0</text:p>
          </table:table-cell>
          <table:table-cell office:value-type="float" office:value="1531">
            <text:p>1531</text:p>
          </table:table-cell>
          <table:table-cell/>
          <table:table-cell office:value-type="string">
            <text:p>R-12</text:p>
          </table:table-cell>
          <table:table-cell office:value-type="float" office:value="1755">
            <text:p>175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12</text:p>
          </table:table-cell>
          <table:table-cell office:value-type="float" office:value="3196">
            <text:p>319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203">
            <text:p>3203</text:p>
          </table:table-cell>
          <table:table-cell/>
          <table:table-cell office:value-type="string">
            <text:p>R-12</text:p>
          </table:table-cell>
          <table:table-cell office:value-type="float" office:value="4574">
            <text:p>4574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697">
            <text:p>4697</text:p>
          </table:table-cell>
          <table:table-cell/>
          <table:table-cell office:value-type="string">
            <text:p>R-12</text:p>
          </table:table-cell>
          <table:table-cell office:value-type="float" office:value="5576">
            <text:p>5576</text:p>
          </table:table-cell>
          <table:table-cell table:number-columns-repeated="2"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float" office:value="6160">
            <text:p>6160</text:p>
          </table:table-cell>
          <table:table-cell/>
          <table:table-cell office:value-type="string">
            <text:p>R-12</text:p>
          </table:table-cell>
          <table:table-cell office:value-type="float" office:value="5755">
            <text:p>575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">
            <text:p>1708</text:p>
          </table:table-cell>
          <table:table-cell office:value-type="float" office:value="6425">
            <text:p>6425</text:p>
          </table:table-cell>
          <table:table-cell/>
          <table:table-cell office:value-type="string">
            <text:p>R-12</text:p>
          </table:table-cell>
          <table:table-cell office:value-type="float" office:value="6267">
            <text:p>6267</text:p>
          </table:table-cell>
          <table:table-cell table:number-columns-repeated="2" office:value-type="float" office:value="0">
            <text:p>0</text:p>
          </table:table-cell>
          <table:table-cell office:value-type="float" office:value="2739">
            <text:p>2739</text:p>
          </table:table-cell>
          <table:table-cell office:value-type="float" office:value="6728">
            <text:p>6728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225">
            <text:p>2225</text:p>
          </table:table-cell>
          <table:table-cell table:number-columns-repeated="2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13</text:p>
          </table:table-cell>
          <table:table-cell office:value-type="float" office:value="2622">
            <text:p>2622</text:p>
          </table:table-cell>
          <table:table-cell table:number-columns-repeated="2"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3</text:p>
          </table:table-cell>
          <table:table-cell office:value-type="float" office:value="2867">
            <text:p>2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R-13</text:p>
          </table:table-cell>
          <table:table-cell office:value-type="float" office:value="4470">
            <text:p>44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3087">
            <text:p>3087</text:p>
          </table:table-cell>
          <table:table-cell/>
          <table:table-cell office:value-type="string">
            <text:p>R-13</text:p>
          </table:table-cell>
          <table:table-cell office:value-type="float" office:value="5860">
            <text:p>586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3523">
            <text:p>3523</text:p>
          </table:table-cell>
          <table:table-cell office:value-type="float" office:value="4685">
            <text:p>4685</text:p>
          </table:table-cell>
          <table:table-cell/>
          <table:table-cell office:value-type="string">
            <text:p>R-13</text:p>
          </table:table-cell>
          <table:table-cell office:value-type="float" office:value="6598">
            <text:p>6598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5022">
            <text:p>5022</text:p>
          </table:table-cell>
          <table:table-cell office:value-type="float" office:value="6161">
            <text:p>6161</text:p>
          </table:table-cell>
          <table:table-cell/>
          <table:table-cell office:value-type="string">
            <text:p>R-13</text:p>
          </table:table-cell>
          <table:table-cell office:value-type="float" office:value="7291">
            <text:p>7291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5941">
            <text:p>5941</text:p>
          </table:table-cell>
          <table:table-cell office:value-type="float" office:value="7458">
            <text:p>7458</text:p>
          </table:table-cell>
          <table:table-cell/>
          <table:table-cell office:value-type="string">
            <text:p>R-13</text:p>
          </table:table-cell>
          <table:table-cell office:value-type="float" office:value="7488">
            <text:p>7488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6245">
            <text:p>6245</text:p>
          </table:table-cell>
          <table:table-cell office:value-type="float" office:value="8977">
            <text:p>8977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3180">
            <text:p>318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1125">
            <text:p>1125</text:p>
          </table:table-cell>
          <table:table-cell/>
          <table:table-cell office:value-type="string">
            <text:p>R-14</text:p>
          </table:table-cell>
          <table:table-cell office:value-type="float" office:value="3702">
            <text:p>3702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1451">
            <text:p>1451</text:p>
          </table:table-cell>
          <table:table-cell/>
          <table:table-cell office:value-type="string">
            <text:p>R-14</text:p>
          </table:table-cell>
          <table:table-cell office:value-type="float" office:value="3964">
            <text:p>3964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14</text:p>
          </table:table-cell>
          <table:table-cell office:value-type="float" office:value="5997">
            <text:p>5997</text:p>
          </table:table-cell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 office:value-type="float" office:value="1659">
            <text:p>1659</text:p>
          </table:table-cell>
          <table:table-cell office:value-type="float" office:value="3210">
            <text:p>3210</text:p>
          </table:table-cell>
          <table:table-cell/>
          <table:table-cell office:value-type="string">
            <text:p>R-14</text:p>
          </table:table-cell>
          <table:table-cell office:value-type="float" office:value="7714">
            <text:p>7714</text:p>
          </table:table-cell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2921">
            <text:p>2921</text:p>
          </table:table-cell>
          <table:table-cell office:value-type="float" office:value="4701">
            <text:p>4701</text:p>
          </table:table-cell>
          <table:table-cell/>
          <table:table-cell office:value-type="string">
            <text:p>R-14</text:p>
          </table:table-cell>
          <table:table-cell office:value-type="float" office:value="8529">
            <text:p>8529</text:p>
          </table:table-cell>
          <table:table-cell office:value-type="float" office:value="3094">
            <text:p>3094</text:p>
          </table:table-cell>
          <table:table-cell office:value-type="float" office:value="0">
            <text:p>0</text:p>
          </table:table-cell>
          <table:table-cell office:value-type="float" office:value="4188">
            <text:p>4188</text:p>
          </table:table-cell>
          <table:table-cell office:value-type="float" office:value="6171">
            <text:p>6171</text:p>
          </table:table-cell>
          <table:table-cell/>
          <table:table-cell office:value-type="string">
            <text:p>R-14</text:p>
          </table:table-cell>
          <table:table-cell office:value-type="float" office:value="9505">
            <text:p>9505</text:p>
          </table:table-cell>
          <table:table-cell office:value-type="float" office:value="3743">
            <text:p>3743</text:p>
          </table:table-cell>
          <table:table-cell office:value-type="float" office:value="0">
            <text:p>0</text:p>
          </table:table-cell>
          <table:table-cell office:value-type="float" office:value="5265">
            <text:p>5265</text:p>
          </table:table-cell>
          <table:table-cell office:value-type="float" office:value="7385">
            <text:p>7385</text:p>
          </table:table-cell>
          <table:table-cell/>
          <table:table-cell office:value-type="string">
            <text:p>R-14</text:p>
          </table:table-cell>
          <table:table-cell office:value-type="float" office:value="9892">
            <text:p>9892</text:p>
          </table:table-cell>
          <table:table-cell office:value-type="float" office:value="4886">
            <text:p>4886</text:p>
          </table:table-cell>
          <table:table-cell office:value-type="float" office:value="0">
            <text:p>0</text:p>
          </table:table-cell>
          <table:table-cell office:value-type="float" office:value="6677">
            <text:p>6677</text:p>
          </table:table-cell>
          <table:table-cell office:value-type="float" office:value="7519">
            <text:p>751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180">
            <text:p>3180</text:p>
          </table:table-cell>
          <table:table-cell office:value-type="float" office:value="1238">
            <text:p>123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702">
            <text:p>3702</text:p>
          </table:table-cell>
          <table:table-cell office:value-type="float" office:value="1567">
            <text:p>156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964">
            <text:p>3964</text:p>
          </table:table-cell>
          <table:table-cell office:value-type="float" office:value="1853">
            <text:p>1853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997">
            <text:p>5997</text:p>
          </table:table-cell>
          <table:table-cell office:value-type="float" office:value="3208">
            <text:p>320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float" office:value="4725">
            <text:p>472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529">
            <text:p>8529</text:p>
          </table:table-cell>
          <table:table-cell office:value-type="float" office:value="6171">
            <text:p>617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9505">
            <text:p>9505</text:p>
          </table:table-cell>
          <table:table-cell office:value-type="float" office:value="7511">
            <text:p>751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9892">
            <text:p>9892</text:p>
          </table:table-cell>
          <table:table-cell office:value-type="float" office:value="9073">
            <text:p>9073</text:p>
          </table:table-cell>
          <table:table-cell table:number-columns-repeated="14"/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old oddeven</text:p>
          </table:table-cell>
          <table:table-cell table:style-name="ce16"/>
          <table:table-cell table:style-name="ce16" office:value-type="string">
            <text:p>Shuffle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6"/>
          <table:table-cell table:style-name="ce16" office:value-type="float" office:value="0.6">
            <text:p>0.6</text:p>
          </table:table-cell>
          <table:table-cell table:number-columns-repeated="6"/>
          <table:table-cell table:style-name="ce16" office:value-type="float" office:value="0.65">
            <text:p>0.65</text:p>
          </table:table-cell>
          <table:table-cell table:number-columns-repeated="2"/>
        </table:table-row>
        <table:table-row table:style-name="ro2">
          <table:table-cell table:style-name="ce16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70"/>
        </table:table-row>
        <table:table-row table:style-name="ro2"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1164">
            <text:p>1164</text:p>
          </table:table-cell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1498">
            <text:p>1498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1848">
            <text:p>1848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2117">
            <text:p>2117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20">
            <text:p>2420</text:p>
          </table:table-cell>
          <table:table-cell/>
          <table:table-cell office:value-type="string">
            <text:p>R-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0">
            <text:p>0</text:p>
          </table:table-cell>
          <table:table-cell office:value-type="float" office:value="4776">
            <text:p>4776</text:p>
          </table:table-cell>
          <table:table-cell/>
          <table:table-cell office:value-type="string">
            <text:p>R-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710">
            <text:p>5710</text:p>
          </table:table-cell>
          <table:table-cell office:value-type="float" office:value="0">
            <text:p>0</text:p>
          </table:table-cell>
          <table:table-cell office:value-type="float" office:value="6085">
            <text:p>6085</text:p>
          </table:table-cell>
          <table:table-cell/>
          <table:table-cell office:value-type="string">
            <text:p>R-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981">
            <text:p>6981</text:p>
          </table:table-cell>
          <table:table-cell office:value-type="float" office:value="0">
            <text:p>0</text:p>
          </table:table-cell>
          <table:table-cell office:value-type="float" office:value="7293">
            <text:p>7293</text:p>
          </table:table-cell>
          <table:table-cell/>
          <table:table-cell office:value-type="string">
            <text:p>R-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7990">
            <text:p>7990</text:p>
          </table:table-cell>
          <table:table-cell office:value-type="float" office:value="0">
            <text:p>0</text:p>
          </table:table-cell>
          <table:table-cell office:value-type="float" office:value="8761">
            <text:p>8761</text:p>
          </table:table-cell>
          <table:table-cell/>
          <table:table-cell office:value-type="string">
            <text:p>R-0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8837">
            <text:p>8837</text:p>
          </table:table-cell>
          <table:table-cell office:value-type="float" office:value="0">
            <text:p>0</text:p>
          </table:table-cell>
          <table:table-cell office:value-type="float" office:value="11013">
            <text:p>11013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76">
            <text:p>1176</text:p>
          </table:table-cell>
          <table:table-cell office:value-type="float" office:value="1206">
            <text:p>1206</text:p>
          </table:table-cell>
          <table:table-cell table:number-columns-repeated="2" office:value-type="float" office:value="0">
            <text:p>0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</text:p>
          </table:table-cell>
          <table:table-cell office:value-type="float" office:value="1492">
            <text:p>1492</text:p>
          </table:table-cell>
          <table:table-cell office:value-type="float" office:value="1498">
            <text:p>1498</text:p>
          </table:table-cell>
          <table:table-cell table:number-columns-repeated="2" office:value-type="float" office:value="0">
            <text:p>0</text:p>
          </table:table-cell>
          <table:table-cell office:value-type="float" office:value="1507">
            <text:p>1507</text:p>
          </table:table-cell>
          <table:table-cell/>
          <table:table-cell office:value-type="string">
            <text:p>R-1</text:p>
          </table:table-cell>
          <table:table-cell office:value-type="float" office:value="1799">
            <text:p>1799</text:p>
          </table:table-cell>
          <table:table-cell office:value-type="float" office:value="1848">
            <text:p>18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/>
          <table:table-cell office:value-type="string">
            <text:p>R-1</text:p>
          </table:table-cell>
          <table:table-cell office:value-type="float" office:value="2138">
            <text:p>2138</text:p>
          </table:table-cell>
          <table:table-cell office:value-type="float" office:value="2117">
            <text:p>211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091">
            <text:p>2091</text:p>
          </table:table-cell>
          <table:table-cell/>
          <table:table-cell office:value-type="string">
            <text:p>R-1</text:p>
          </table:table-cell>
          <table:table-cell office:value-type="float" office:value="2367">
            <text:p>2367</text:p>
          </table:table-cell>
          <table:table-cell office:value-type="float" office:value="2401">
            <text:p>240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408">
            <text:p>2408</text:p>
          </table:table-cell>
          <table:table-cell/>
          <table:table-cell office:value-type="string">
            <text:p>R-1</text:p>
          </table:table-cell>
          <table:table-cell office:value-type="float" office:value="4713">
            <text:p>4713</text:p>
          </table:table-cell>
          <table:table-cell office:value-type="float" office:value="4728">
            <text:p>4728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/>
          <table:table-cell office:value-type="string">
            <text:p>R-1</text:p>
          </table:table-cell>
          <table:table-cell office:value-type="float" office:value="6044">
            <text:p>6044</text:p>
          </table:table-cell>
          <table:table-cell office:value-type="float" office:value="5710">
            <text:p>5710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6040">
            <text:p>6040</text:p>
          </table:table-cell>
          <table:table-cell/>
          <table:table-cell office:value-type="string">
            <text:p>R-1</text:p>
          </table:table-cell>
          <table:table-cell office:value-type="float" office:value="7359">
            <text:p>7359</text:p>
          </table:table-cell>
          <table:table-cell office:value-type="float" office:value="6981">
            <text:p>6981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float" office:value="7446">
            <text:p>7446</text:p>
          </table:table-cell>
          <table:table-cell/>
          <table:table-cell office:value-type="string">
            <text:p>R-1</text:p>
          </table:table-cell>
          <table:table-cell office:value-type="float" office:value="8733">
            <text:p>8733</text:p>
          </table:table-cell>
          <table:table-cell office:value-type="float" office:value="7990">
            <text:p>7990</text:p>
          </table:table-cell>
          <table:table-cell office:value-type="float" office:value="3103">
            <text:p>3103</text:p>
          </table:table-cell>
          <table:table-cell office:value-type="float" office:value="0">
            <text:p>0</text:p>
          </table:table-cell>
          <table:table-cell office:value-type="float" office:value="8892">
            <text:p>8892</text:p>
          </table:table-cell>
          <table:table-cell/>
          <table:table-cell office:value-type="string">
            <text:p>R-1</text:p>
          </table:table-cell>
          <table:table-cell office:value-type="float" office:value="10884">
            <text:p>10884</text:p>
          </table:table-cell>
          <table:table-cell office:value-type="float" office:value="8837">
            <text:p>8837</text:p>
          </table:table-cell>
          <table:table-cell office:value-type="float" office:value="3959">
            <text:p>3959</text:p>
          </table:table-cell>
          <table:table-cell office:value-type="float" office:value="0">
            <text:p>0</text:p>
          </table:table-cell>
          <table:table-cell office:value-type="float" office:value="10846">
            <text:p>10846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498">
            <text:p>1498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855">
            <text:p>1855</text:p>
          </table:table-cell>
          <table:table-cell office:value-type="float" office:value="1806">
            <text:p>1806</text:p>
          </table:table-cell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146">
            <text:p>2146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office:value-type="float" office:value="2412">
            <text:p>2412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5215">
            <text:p>5215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4713">
            <text:p>4713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6706">
            <text:p>6706</text:p>
          </table:table-cell>
          <table:table-cell office:value-type="float" office:value="6653">
            <text:p>6653</text:p>
          </table:table-cell>
          <table:table-cell office:value-type="float" office:value="0">
            <text:p>0</text:p>
          </table:table-cell>
          <table:table-cell office:value-type="float" office:value="6044">
            <text:p>6044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8872">
            <text:p>8872</text:p>
          </table:table-cell>
          <table:table-cell office:value-type="float" office:value="8793">
            <text:p>8793</text:p>
          </table:table-cell>
          <table:table-cell office:value-type="float" office:value="0">
            <text:p>0</text:p>
          </table:table-cell>
          <table:table-cell office:value-type="float" office:value="7359">
            <text:p>7359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1093">
            <text:p>11093</text:p>
          </table:table-cell>
          <table:table-cell office:value-type="float" office:value="9980">
            <text:p>9980</text:p>
          </table:table-cell>
          <table:table-cell office:value-type="float" office:value="0">
            <text:p>0</text:p>
          </table:table-cell>
          <table:table-cell office:value-type="float" office:value="8733">
            <text:p>8733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2796">
            <text:p>12796</text:p>
          </table:table-cell>
          <table:table-cell office:value-type="float" office:value="11363">
            <text:p>11363</text:p>
          </table:table-cell>
          <table:table-cell office:value-type="float" office:value="0">
            <text:p>0</text:p>
          </table:table-cell>
          <table:table-cell office:value-type="float" office:value="10884">
            <text:p>10884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table:number-columns-repeated="2" office:value-type="float" office:value="0">
            <text:p>0</text:p>
          </table:table-cell>
          <table:table-cell office:value-type="float" office:value="1457">
            <text:p>14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05">
            <text:p>1805</text:p>
          </table:table-cell>
          <table:table-cell table:number-columns-repeated="2" office:value-type="float" office:value="0">
            <text:p>0</text:p>
          </table:table-cell>
          <table:table-cell office:value-type="float" office:value="1761">
            <text:p>176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67">
            <text:p>2067</text:p>
          </table:table-cell>
          <table:table-cell table:number-columns-repeated="2" office:value-type="float" office:value="0">
            <text:p>0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87">
            <text:p>2387</text:p>
          </table:table-cell>
          <table:table-cell table:number-columns-repeated="2" office:value-type="float" office:value="0">
            <text:p>0</text:p>
          </table:table-cell>
          <table:table-cell office:value-type="float" office:value="2388">
            <text:p>238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828">
            <text:p>4828</text:p>
          </table:table-cell>
          <table:table-cell table:number-columns-repeated="2" office:value-type="float" office:value="0">
            <text:p>0</text:p>
          </table:table-cell>
          <table:table-cell office:value-type="float" office:value="4829">
            <text:p>482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23">
            <text:p>6023</text:p>
          </table:table-cell>
          <table:table-cell table:number-columns-repeated="2" office:value-type="float" office:value="0">
            <text:p>0</text:p>
          </table:table-cell>
          <table:table-cell office:value-type="float" office:value="6050">
            <text:p>605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116">
            <text:p>7116</text:p>
          </table:table-cell>
          <table:table-cell table:number-columns-repeated="2" office:value-type="float" office:value="0">
            <text:p>0</text:p>
          </table:table-cell>
          <table:table-cell office:value-type="float" office:value="6929">
            <text:p>692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06">
            <text:p>6006</text:p>
          </table:table-cell>
          <table:table-cell table:number-columns-repeated="2" office:value-type="float" office:value="0">
            <text:p>0</text:p>
          </table:table-cell>
          <table:table-cell office:value-type="float" office:value="7604">
            <text:p>760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21">
            <text:p>6421</text:p>
          </table:table-cell>
          <table:table-cell table:number-columns-repeated="2" office:value-type="float" office:value="0">
            <text:p>0</text:p>
          </table:table-cell>
          <table:table-cell office:value-type="float" office:value="8697">
            <text:p>8697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960">
            <text:p>2960</text:p>
          </table:table-cell>
          <table:table-cell office:value-type="float" office:value="0">
            <text:p>0</text:p>
          </table:table-cell>
          <table:table-cell office:value-type="float" office:value="1498">
            <text:p>1498</text:p>
          </table:table-cell>
          <table:table-cell/>
          <table:table-cell office:value-type="string">
            <text:p>R-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516">
            <text:p>3516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R-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4068">
            <text:p>4068</text:p>
          </table:table-cell>
          <table:table-cell office:value-type="float" office:value="0">
            <text:p>0</text:p>
          </table:table-cell>
          <table:table-cell office:value-type="float" office:value="2121">
            <text:p>2121</text:p>
          </table:table-cell>
          <table:table-cell/>
          <table:table-cell office:value-type="string">
            <text:p>R-4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float" office:value="4524">
            <text:p>4524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/>
          <table:table-cell office:value-type="string">
            <text:p>R-4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8412">
            <text:p>8412</text:p>
          </table:table-cell>
          <table:table-cell office:value-type="float" office:value="1">
            <text:p>1</text:p>
          </table:table-cell>
          <table:table-cell office:value-type="float" office:value="4807">
            <text:p>4807</text:p>
          </table:table-cell>
          <table:table-cell/>
          <table:table-cell office:value-type="string">
            <text:p>R-4</text:p>
          </table:table-cell>
          <table:table-cell office:value-type="float" office:value="2835">
            <text:p>2835</text:p>
          </table:table-cell>
          <table:table-cell office:value-type="float" office:value="0">
            <text:p>0</text:p>
          </table:table-cell>
          <table:table-cell office:value-type="float" office:value="9360">
            <text:p>9360</text:p>
          </table:table-cell>
          <table:table-cell office:value-type="float" office:value="13">
            <text:p>13</text:p>
          </table:table-cell>
          <table:table-cell office:value-type="float" office:value="5928">
            <text:p>5928</text:p>
          </table:table-cell>
          <table:table-cell/>
          <table:table-cell office:value-type="string">
            <text:p>R-4</text:p>
          </table:table-cell>
          <table:table-cell office:value-type="float" office:value="3941">
            <text:p>3941</text:p>
          </table:table-cell>
          <table:table-cell office:value-type="float" office:value="0">
            <text:p>0</text:p>
          </table:table-cell>
          <table:table-cell office:value-type="float" office:value="10433">
            <text:p>10433</text:p>
          </table:table-cell>
          <table:table-cell office:value-type="float" office:value="49">
            <text:p>49</text:p>
          </table:table-cell>
          <table:table-cell office:value-type="float" office:value="7461">
            <text:p>7461</text:p>
          </table:table-cell>
          <table:table-cell/>
          <table:table-cell office:value-type="string">
            <text:p>R-4</text:p>
          </table:table-cell>
          <table:table-cell office:value-type="float" office:value="4989">
            <text:p>4989</text:p>
          </table:table-cell>
          <table:table-cell office:value-type="float" office:value="0">
            <text:p>0</text:p>
          </table:table-cell>
          <table:table-cell office:value-type="float" office:value="11329">
            <text:p>11329</text:p>
          </table:table-cell>
          <table:table-cell office:value-type="float" office:value="113">
            <text:p>113</text:p>
          </table:table-cell>
          <table:table-cell office:value-type="float" office:value="8929">
            <text:p>8929</text:p>
          </table:table-cell>
          <table:table-cell/>
          <table:table-cell office:value-type="string">
            <text:p>R-4</text:p>
          </table:table-cell>
          <table:table-cell office:value-type="float" office:value="6406">
            <text:p>6406</text:p>
          </table:table-cell>
          <table:table-cell office:value-type="float" office:value="0">
            <text:p>0</text:p>
          </table:table-cell>
          <table:table-cell office:value-type="float" office:value="12981">
            <text:p>12981</text:p>
          </table:table-cell>
          <table:table-cell office:value-type="float" office:value="267">
            <text:p>267</text:p>
          </table:table-cell>
          <table:table-cell office:value-type="float" office:value="10061">
            <text:p>10061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73">
            <text:p>73</text:p>
          </table:table-cell>
          <table:table-cell office:value-type="float" office:value="1188">
            <text:p>1188</text:p>
          </table:table-cell>
          <table:table-cell office:value-type="float" office:value="1182">
            <text:p>1182</text:p>
          </table:table-cell>
          <table:table-cell office:value-type="float" office:value="1181">
            <text:p>1181</text:p>
          </table:table-cell>
          <table:table-cell office:value-type="float" office:value="1234">
            <text:p>1234</text:p>
          </table:table-cell>
          <table:table-cell/>
          <table:table-cell office:value-type="string">
            <text:p>R-5</text:p>
          </table:table-cell>
          <table:table-cell office:value-type="float" office:value="136">
            <text:p>136</text:p>
          </table:table-cell>
          <table:table-cell office:value-type="float" office:value="1509">
            <text:p>1509</text:p>
          </table:table-cell>
          <table:table-cell office:value-type="float" office:value="1465">
            <text:p>1465</text:p>
          </table:table-cell>
          <table:table-cell office:value-type="float" office:value="1507">
            <text:p>1507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5</text:p>
          </table:table-cell>
          <table:table-cell office:value-type="float" office:value="232">
            <text:p>232</text:p>
          </table:table-cell>
          <table:table-cell office:value-type="float" office:value="1776">
            <text:p>1776</text:p>
          </table:table-cell>
          <table:table-cell office:value-type="float" office:value="1798">
            <text:p>1798</text:p>
          </table:table-cell>
          <table:table-cell office:value-type="float" office:value="1788">
            <text:p>1788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R-5</text:p>
          </table:table-cell>
          <table:table-cell office:value-type="float" office:value="362">
            <text:p>362</text:p>
          </table:table-cell>
          <table:table-cell office:value-type="float" office:value="2029">
            <text:p>2029</text:p>
          </table:table-cell>
          <table:table-cell office:value-type="float" office:value="2101">
            <text:p>2101</text:p>
          </table:table-cell>
          <table:table-cell office:value-type="float" office:value="2091">
            <text:p>2091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5</text:p>
          </table:table-cell>
          <table:table-cell office:value-type="float" office:value="526">
            <text:p>526</text:p>
          </table:table-cell>
          <table:table-cell office:value-type="float" office:value="2173">
            <text:p>2173</text:p>
          </table:table-cell>
          <table:table-cell office:value-type="float" office:value="2438">
            <text:p>2438</text:p>
          </table:table-cell>
          <table:table-cell office:value-type="float" office:value="2408">
            <text:p>2408</text:p>
          </table:table-cell>
          <table:table-cell office:value-type="float" office:value="2420">
            <text:p>2420</text:p>
          </table:table-cell>
          <table:table-cell/>
          <table:table-cell office:value-type="string">
            <text:p>R-5</text:p>
          </table:table-cell>
          <table:table-cell office:value-type="float" office:value="1432">
            <text:p>1432</text:p>
          </table:table-cell>
          <table:table-cell office:value-type="float" office:value="3950">
            <text:p>3950</text:p>
          </table:table-cell>
          <table:table-cell office:value-type="float" office:value="4764">
            <text:p>4764</text:p>
          </table:table-cell>
          <table:table-cell office:value-type="float" office:value="4799">
            <text:p>4799</text:p>
          </table:table-cell>
          <table:table-cell office:value-type="float" office:value="4851">
            <text:p>4851</text:p>
          </table:table-cell>
          <table:table-cell/>
          <table:table-cell office:value-type="string">
            <text:p>R-5</text:p>
          </table:table-cell>
          <table:table-cell office:value-type="float" office:value="2131">
            <text:p>2131</text:p>
          </table:table-cell>
          <table:table-cell office:value-type="float" office:value="4615">
            <text:p>4615</text:p>
          </table:table-cell>
          <table:table-cell office:value-type="float" office:value="5335">
            <text:p>5335</text:p>
          </table:table-cell>
          <table:table-cell office:value-type="float" office:value="6027">
            <text:p>6027</text:p>
          </table:table-cell>
          <table:table-cell office:value-type="float" office:value="5902">
            <text:p>5902</text:p>
          </table:table-cell>
          <table:table-cell/>
          <table:table-cell office:value-type="string">
            <text:p>R-5</text:p>
          </table:table-cell>
          <table:table-cell office:value-type="float" office:value="2448">
            <text:p>2448</text:p>
          </table:table-cell>
          <table:table-cell office:value-type="float" office:value="5470">
            <text:p>5470</text:p>
          </table:table-cell>
          <table:table-cell office:value-type="float" office:value="5895">
            <text:p>5895</text:p>
          </table:table-cell>
          <table:table-cell office:value-type="float" office:value="7397">
            <text:p>7397</text:p>
          </table:table-cell>
          <table:table-cell office:value-type="float" office:value="7313">
            <text:p>7313</text:p>
          </table:table-cell>
          <table:table-cell/>
          <table:table-cell office:value-type="string">
            <text:p>R-5</text:p>
          </table:table-cell>
          <table:table-cell office:value-type="float" office:value="2725">
            <text:p>2725</text:p>
          </table:table-cell>
          <table:table-cell office:value-type="float" office:value="6270">
            <text:p>6270</text:p>
          </table:table-cell>
          <table:table-cell office:value-type="float" office:value="6551">
            <text:p>6551</text:p>
          </table:table-cell>
          <table:table-cell office:value-type="float" office:value="8779">
            <text:p>8779</text:p>
          </table:table-cell>
          <table:table-cell office:value-type="float" office:value="8858">
            <text:p>8858</text:p>
          </table:table-cell>
          <table:table-cell/>
          <table:table-cell office:value-type="string">
            <text:p>R-5</text:p>
          </table:table-cell>
          <table:table-cell office:value-type="float" office:value="3089">
            <text:p>3089</text:p>
          </table:table-cell>
          <table:table-cell office:value-type="float" office:value="7232">
            <text:p>7232</text:p>
          </table:table-cell>
          <table:table-cell office:value-type="float" office:value="7454">
            <text:p>7454</text:p>
          </table:table-cell>
          <table:table-cell office:value-type="float" office:value="10579">
            <text:p>10579</text:p>
          </table:table-cell>
          <table:table-cell office:value-type="float" office:value="10991">
            <text:p>10991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73">
            <text:p>73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6</text:p>
          </table:table-cell>
          <table:table-cell office:value-type="float" office:value="136">
            <text:p>136</text:p>
          </table:table-cell>
          <table:table-cell office:value-type="float" office:value="1531">
            <text:p>1531</text:p>
          </table:table-cell>
          <table:table-cell office:value-type="float" office:value="1466">
            <text:p>1466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/>
          <table:table-cell office:value-type="string">
            <text:p>R-6</text:p>
          </table:table-cell>
          <table:table-cell office:value-type="float" office:value="232">
            <text:p>232</text:p>
          </table:table-cell>
          <table:table-cell office:value-type="float" office:value="1852">
            <text:p>1852</text:p>
          </table:table-cell>
          <table:table-cell office:value-type="float" office:value="1761">
            <text:p>1761</text:p>
          </table:table-cell>
          <table:table-cell office:value-type="float" office:value="7">
            <text:p>7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6</text:p>
          </table:table-cell>
          <table:table-cell office:value-type="float" office:value="362">
            <text:p>362</text:p>
          </table:table-cell>
          <table:table-cell office:value-type="float" office:value="2254">
            <text:p>2254</text:p>
          </table:table-cell>
          <table:table-cell office:value-type="float" office:value="2165">
            <text:p>2165</text:p>
          </table:table-cell>
          <table:table-cell office:value-type="float" office:value="33">
            <text:p>33</text:p>
          </table:table-cell>
          <table:table-cell office:value-type="float" office:value="2067">
            <text:p>2067</text:p>
          </table:table-cell>
          <table:table-cell/>
          <table:table-cell office:value-type="string">
            <text:p>R-6</text:p>
          </table:table-cell>
          <table:table-cell office:value-type="float" office:value="526">
            <text:p>526</text:p>
          </table:table-cell>
          <table:table-cell office:value-type="float" office:value="2650">
            <text:p>2650</text:p>
          </table:table-cell>
          <table:table-cell office:value-type="float" office:value="2621">
            <text:p>2621</text:p>
          </table:table-cell>
          <table:table-cell office:value-type="float" office:value="100">
            <text:p>100</text:p>
          </table:table-cell>
          <table:table-cell office:value-type="float" office:value="2387">
            <text:p>2387</text:p>
          </table:table-cell>
          <table:table-cell/>
          <table:table-cell office:value-type="string">
            <text:p>R-6</text:p>
          </table:table-cell>
          <table:table-cell office:value-type="float" office:value="1432">
            <text:p>1432</text:p>
          </table:table-cell>
          <table:table-cell office:value-type="float" office:value="5259">
            <text:p>5259</text:p>
          </table:table-cell>
          <table:table-cell office:value-type="float" office:value="5781">
            <text:p>5781</text:p>
          </table:table-cell>
          <table:table-cell office:value-type="float" office:value="586">
            <text:p>586</text:p>
          </table:table-cell>
          <table:table-cell office:value-type="float" office:value="4828">
            <text:p>4828</text:p>
          </table:table-cell>
          <table:table-cell/>
          <table:table-cell office:value-type="string">
            <text:p>R-6</text:p>
          </table:table-cell>
          <table:table-cell office:value-type="float" office:value="2131">
            <text:p>2131</text:p>
          </table:table-cell>
          <table:table-cell office:value-type="float" office:value="6414">
            <text:p>6414</text:p>
          </table:table-cell>
          <table:table-cell office:value-type="float" office:value="7516">
            <text:p>7516</text:p>
          </table:table-cell>
          <table:table-cell office:value-type="float" office:value="1408">
            <text:p>1408</text:p>
          </table:table-cell>
          <table:table-cell office:value-type="float" office:value="6023">
            <text:p>6023</text:p>
          </table:table-cell>
          <table:table-cell/>
          <table:table-cell office:value-type="string">
            <text:p>R-6</text:p>
          </table:table-cell>
          <table:table-cell office:value-type="float" office:value="2448">
            <text:p>2448</text:p>
          </table:table-cell>
          <table:table-cell office:value-type="float" office:value="7528">
            <text:p>7528</text:p>
          </table:table-cell>
          <table:table-cell office:value-type="float" office:value="9349">
            <text:p>9349</text:p>
          </table:table-cell>
          <table:table-cell office:value-type="float" office:value="3088">
            <text:p>3088</text:p>
          </table:table-cell>
          <table:table-cell office:value-type="float" office:value="7116">
            <text:p>7116</text:p>
          </table:table-cell>
          <table:table-cell/>
          <table:table-cell office:value-type="string">
            <text:p>R-6</text:p>
          </table:table-cell>
          <table:table-cell office:value-type="float" office:value="2725">
            <text:p>2725</text:p>
          </table:table-cell>
          <table:table-cell office:value-type="float" office:value="8578">
            <text:p>8578</text:p>
          </table:table-cell>
          <table:table-cell office:value-type="float" office:value="9836">
            <text:p>9836</text:p>
          </table:table-cell>
          <table:table-cell office:value-type="float" office:value="6138">
            <text:p>6138</text:p>
          </table:table-cell>
          <table:table-cell office:value-type="float" office:value="6006">
            <text:p>6006</text:p>
          </table:table-cell>
          <table:table-cell/>
          <table:table-cell office:value-type="string">
            <text:p>R-6</text:p>
          </table:table-cell>
          <table:table-cell office:value-type="float" office:value="3089">
            <text:p>3089</text:p>
          </table:table-cell>
          <table:table-cell office:value-type="float" office:value="10369">
            <text:p>10369</text:p>
          </table:table-cell>
          <table:table-cell office:value-type="float" office:value="10723">
            <text:p>10723</text:p>
          </table:table-cell>
          <table:table-cell office:value-type="float" office:value="7677">
            <text:p>7677</text:p>
          </table:table-cell>
          <table:table-cell office:value-type="float" office:value="6421">
            <text:p>6421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761">
            <text:p>1761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office:value-type="float" office:value="2097">
            <text:p>209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73">
            <text:p>2373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20">
            <text:p>242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880">
            <text:p>4880</text:p>
          </table:table-cell>
          <table:table-cell office:value-type="float" office:value="0">
            <text:p>0</text:p>
          </table:table-cell>
          <table:table-cell office:value-type="float" office:value="4829">
            <text:p>4829</text:p>
          </table:table-cell>
          <table:table-cell office:value-type="float" office:value="4720">
            <text:p>472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81">
            <text:p>5981</text:p>
          </table:table-cell>
          <table:table-cell office:value-type="float" office:value="0">
            <text:p>0</text:p>
          </table:table-cell>
          <table:table-cell office:value-type="float" office:value="6050">
            <text:p>6050</text:p>
          </table:table-cell>
          <table:table-cell office:value-type="float" office:value="5356">
            <text:p>535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008">
            <text:p>7008</text:p>
          </table:table-cell>
          <table:table-cell office:value-type="float" office:value="0">
            <text:p>0</text:p>
          </table:table-cell>
          <table:table-cell office:value-type="float" office:value="6929">
            <text:p>6929</text:p>
          </table:table-cell>
          <table:table-cell office:value-type="float" office:value="5947">
            <text:p>59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398">
            <text:p>6398</text:p>
          </table:table-cell>
          <table:table-cell office:value-type="float" office:value="0">
            <text:p>0</text:p>
          </table:table-cell>
          <table:table-cell office:value-type="float" office:value="7604">
            <text:p>7604</text:p>
          </table:table-cell>
          <table:table-cell office:value-type="float" office:value="6583">
            <text:p>658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8697">
            <text:p>8697</text:p>
          </table:table-cell>
          <table:table-cell office:value-type="float" office:value="7513">
            <text:p>7513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1188">
            <text:p>1188</text:p>
          </table:table-cell>
          <table:table-cell office:value-type="float" office:value="4">
            <text:p>4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8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512">
            <text:p>1512</text:p>
          </table:table-cell>
          <table:table-cell office:value-type="float" office:value="21">
            <text:p>21</text:p>
          </table:table-cell>
          <table:table-cell office:value-type="float" office:value="1451">
            <text:p>1451</text:p>
          </table:table-cell>
          <table:table-cell/>
          <table:table-cell office:value-type="string">
            <text:p>R-8</text:p>
          </table:table-cell>
          <table:table-cell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1741">
            <text:p>1741</text:p>
          </table:table-cell>
          <table:table-cell/>
          <table:table-cell office:value-type="string">
            <text:p>R-8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26">
            <text:p>226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8</text:p>
          </table:table-cell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506">
            <text:p>506</text:p>
          </table:table-cell>
          <table:table-cell office:value-type="float" office:value="2362">
            <text:p>2362</text:p>
          </table:table-cell>
          <table:table-cell/>
          <table:table-cell office:value-type="string">
            <text:p>R-8</text:p>
          </table:table-cell>
          <table:table-cell office:value-type="float" office:value="3234">
            <text:p>3234</text:p>
          </table:table-cell>
          <table:table-cell office:value-type="float" office:value="0">
            <text:p>0</text:p>
          </table:table-cell>
          <table:table-cell office:value-type="float" office:value="4401">
            <text:p>4401</text:p>
          </table:table-cell>
          <table:table-cell office:value-type="float" office:value="1728">
            <text:p>1728</text:p>
          </table:table-cell>
          <table:table-cell office:value-type="float" office:value="4541">
            <text:p>4541</text:p>
          </table:table-cell>
          <table:table-cell/>
          <table:table-cell office:value-type="string">
            <text:p>R-8</text:p>
          </table:table-cell>
          <table:table-cell office:value-type="float" office:value="3517">
            <text:p>3517</text:p>
          </table:table-cell>
          <table:table-cell office:value-type="float" office:value="0">
            <text:p>0</text:p>
          </table:table-cell>
          <table:table-cell office:value-type="float" office:value="5229">
            <text:p>5229</text:p>
          </table:table-cell>
          <table:table-cell office:value-type="float" office:value="2848">
            <text:p>2848</text:p>
          </table:table-cell>
          <table:table-cell office:value-type="float" office:value="4963">
            <text:p>4963</text:p>
          </table:table-cell>
          <table:table-cell/>
          <table:table-cell office:value-type="string">
            <text:p>R-8</text:p>
          </table:table-cell>
          <table:table-cell office:value-type="float" office:value="4149">
            <text:p>4149</text:p>
          </table:table-cell>
          <table:table-cell office:value-type="float" office:value="0">
            <text:p>0</text:p>
          </table:table-cell>
          <table:table-cell office:value-type="float" office:value="6167">
            <text:p>6167</text:p>
          </table:table-cell>
          <table:table-cell office:value-type="float" office:value="3990">
            <text:p>3990</text:p>
          </table:table-cell>
          <table:table-cell office:value-type="float" office:value="5443">
            <text:p>5443</text:p>
          </table:table-cell>
          <table:table-cell/>
          <table:table-cell office:value-type="string">
            <text:p>R-8</text:p>
          </table:table-cell>
          <table:table-cell office:value-type="float" office:value="4908">
            <text:p>4908</text:p>
          </table:table-cell>
          <table:table-cell office:value-type="float" office:value="0">
            <text:p>0</text:p>
          </table:table-cell>
          <table:table-cell office:value-type="float" office:value="7023">
            <text:p>7023</text:p>
          </table:table-cell>
          <table:table-cell office:value-type="float" office:value="5102">
            <text:p>5102</text:p>
          </table:table-cell>
          <table:table-cell office:value-type="float" office:value="5998">
            <text:p>5998</text:p>
          </table:table-cell>
          <table:table-cell/>
          <table:table-cell office:value-type="string">
            <text:p>R-8</text:p>
          </table:table-cell>
          <table:table-cell office:value-type="float" office:value="6012">
            <text:p>6012</text:p>
          </table:table-cell>
          <table:table-cell office:value-type="float" office:value="0">
            <text:p>0</text:p>
          </table:table-cell>
          <table:table-cell office:value-type="float" office:value="7931">
            <text:p>7931</text:p>
          </table:table-cell>
          <table:table-cell office:value-type="float" office:value="6673">
            <text:p>6673</text:p>
          </table:table-cell>
          <table:table-cell office:value-type="float" office:value="6973">
            <text:p>6973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276">
            <text:p>2276</text:p>
          </table:table-cell>
          <table:table-cell table:number-columns-repeated="2"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1208">
            <text:p>1208</text:p>
          </table:table-cell>
          <table:table-cell/>
          <table:table-cell office:value-type="string">
            <text:p>R-9</text:p>
          </table:table-cell>
          <table:table-cell office:value-type="float" office:value="2786">
            <text:p>27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29">
            <text:p>3129</text:p>
          </table:table-cell>
          <table:table-cell office:value-type="float" office:value="1514">
            <text:p>1514</text:p>
          </table:table-cell>
          <table:table-cell/>
          <table:table-cell office:value-type="string">
            <text:p>R-9</text:p>
          </table:table-cell>
          <table:table-cell office:value-type="float" office:value="3327">
            <text:p>332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696">
            <text:p>3696</text:p>
          </table:table-cell>
          <table:table-cell office:value-type="float" office:value="1790">
            <text:p>1790</text:p>
          </table:table-cell>
          <table:table-cell/>
          <table:table-cell office:value-type="string">
            <text:p>R-9</text:p>
          </table:table-cell>
          <table:table-cell office:value-type="float" office:value="3815">
            <text:p>3815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4090">
            <text:p>4090</text:p>
          </table:table-cell>
          <table:table-cell office:value-type="float" office:value="2118">
            <text:p>2118</text:p>
          </table:table-cell>
          <table:table-cell/>
          <table:table-cell office:value-type="string">
            <text:p>R-9</text:p>
          </table:table-cell>
          <table:table-cell office:value-type="float" office:value="4300">
            <text:p>4300</text:p>
          </table:table-cell>
          <table:table-cell office:value-type="float" office:value="168">
            <text:p>168</text:p>
          </table:table-cell>
          <table:table-cell office:value-type="float" office:value="11">
            <text:p>11</text:p>
          </table:table-cell>
          <table:table-cell office:value-type="float" office:value="4285">
            <text:p>4285</text:p>
          </table:table-cell>
          <table:table-cell office:value-type="float" office:value="2360">
            <text:p>2360</text:p>
          </table:table-cell>
          <table:table-cell/>
          <table:table-cell office:value-type="string">
            <text:p>R-9</text:p>
          </table:table-cell>
          <table:table-cell office:value-type="float" office:value="8161">
            <text:p>8161</text:p>
          </table:table-cell>
          <table:table-cell office:value-type="float" office:value="530">
            <text:p>530</text:p>
          </table:table-cell>
          <table:table-cell office:value-type="float" office:value="80">
            <text:p>80</text:p>
          </table:table-cell>
          <table:table-cell office:value-type="float" office:value="7559">
            <text:p>7559</text:p>
          </table:table-cell>
          <table:table-cell office:value-type="float" office:value="4771">
            <text:p>4771</text:p>
          </table:table-cell>
          <table:table-cell/>
          <table:table-cell office:value-type="string">
            <text:p>R-9</text:p>
          </table:table-cell>
          <table:table-cell office:value-type="float" office:value="9254">
            <text:p>9254</text:p>
          </table:table-cell>
          <table:table-cell office:value-type="float" office:value="832">
            <text:p>832</text:p>
          </table:table-cell>
          <table:table-cell office:value-type="float" office:value="232">
            <text:p>232</text:p>
          </table:table-cell>
          <table:table-cell office:value-type="float" office:value="8430">
            <text:p>8430</text:p>
          </table:table-cell>
          <table:table-cell office:value-type="float" office:value="5982">
            <text:p>5982</text:p>
          </table:table-cell>
          <table:table-cell/>
          <table:table-cell office:value-type="string">
            <text:p>R-9</text:p>
          </table:table-cell>
          <table:table-cell office:value-type="float" office:value="10376">
            <text:p>10376</text:p>
          </table:table-cell>
          <table:table-cell office:value-type="float" office:value="1177">
            <text:p>1177</text:p>
          </table:table-cell>
          <table:table-cell office:value-type="float" office:value="437">
            <text:p>437</text:p>
          </table:table-cell>
          <table:table-cell office:value-type="float" office:value="9268">
            <text:p>9268</text:p>
          </table:table-cell>
          <table:table-cell office:value-type="float" office:value="7437">
            <text:p>7437</text:p>
          </table:table-cell>
          <table:table-cell/>
          <table:table-cell office:value-type="string">
            <text:p>R-9</text:p>
          </table:table-cell>
          <table:table-cell office:value-type="float" office:value="11430">
            <text:p>11430</text:p>
          </table:table-cell>
          <table:table-cell office:value-type="float" office:value="1692">
            <text:p>1692</text:p>
          </table:table-cell>
          <table:table-cell office:value-type="float" office:value="950">
            <text:p>950</text:p>
          </table:table-cell>
          <table:table-cell office:value-type="float" office:value="9962">
            <text:p>9962</text:p>
          </table:table-cell>
          <table:table-cell office:value-type="float" office:value="8916">
            <text:p>8916</text:p>
          </table:table-cell>
          <table:table-cell/>
          <table:table-cell office:value-type="string">
            <text:p>R-9</text:p>
          </table:table-cell>
          <table:table-cell office:value-type="float" office:value="13062">
            <text:p>13062</text:p>
          </table:table-cell>
          <table:table-cell office:value-type="float" office:value="1923">
            <text:p>1923</text:p>
          </table:table-cell>
          <table:table-cell office:value-type="float" office:value="1496">
            <text:p>1496</text:p>
          </table:table-cell>
          <table:table-cell office:value-type="float" office:value="11157">
            <text:p>11157</text:p>
          </table:table-cell>
          <table:table-cell office:value-type="float" office:value="10877">
            <text:p>10877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094">
            <text:p>1094</text:p>
          </table:table-cell>
          <table:table-cell office:value-type="float" office:value="1226">
            <text:p>1226</text:p>
          </table:table-cell>
          <table:table-cell office:value-type="float" office:value="1128">
            <text:p>1128</text:p>
          </table:table-cell>
          <table:table-cell office:value-type="float" office:value="8">
            <text:p>8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0</text:p>
          </table:table-cell>
          <table:table-cell office:value-type="float" office:value="1321">
            <text:p>1321</text:p>
          </table:table-cell>
          <table:table-cell office:value-type="float" office:value="1510">
            <text:p>1510</text:p>
          </table:table-cell>
          <table:table-cell office:value-type="float" office:value="1463">
            <text:p>1463</text:p>
          </table:table-cell>
          <table:table-cell office:value-type="float" office:value="22">
            <text:p>22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10</text:p>
          </table:table-cell>
          <table:table-cell office:value-type="float" office:value="1529">
            <text:p>1529</text:p>
          </table:table-cell>
          <table:table-cell office:value-type="float" office:value="1755">
            <text:p>1755</text:p>
          </table:table-cell>
          <table:table-cell office:value-type="float" office:value="1741">
            <text:p>1741</text:p>
          </table:table-cell>
          <table:table-cell office:value-type="float" office:value="83">
            <text:p>83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R-10</text:p>
          </table:table-cell>
          <table:table-cell office:value-type="float" office:value="1714">
            <text:p>1714</text:p>
          </table:table-cell>
          <table:table-cell office:value-type="float" office:value="1934">
            <text:p>1934</text:p>
          </table:table-cell>
          <table:table-cell office:value-type="float" office:value="2100">
            <text:p>2100</text:p>
          </table:table-cell>
          <table:table-cell office:value-type="float" office:value="254">
            <text:p>254</text:p>
          </table:table-cell>
          <table:table-cell office:value-type="float" office:value="2101">
            <text:p>2101</text:p>
          </table:table-cell>
          <table:table-cell/>
          <table:table-cell office:value-type="string">
            <text:p>R-10</text:p>
          </table:table-cell>
          <table:table-cell office:value-type="float" office:value="1862">
            <text:p>1862</text:p>
          </table:table-cell>
          <table:table-cell office:value-type="float" office:value="2036">
            <text:p>2036</text:p>
          </table:table-cell>
          <table:table-cell office:value-type="float" office:value="2478">
            <text:p>2478</text:p>
          </table:table-cell>
          <table:table-cell office:value-type="float" office:value="563">
            <text:p>563</text:p>
          </table:table-cell>
          <table:table-cell office:value-type="float" office:value="2438">
            <text:p>2438</text:p>
          </table:table-cell>
          <table:table-cell/>
          <table:table-cell office:value-type="string">
            <text:p>R-10</text:p>
          </table:table-cell>
          <table:table-cell office:value-type="float" office:value="3397">
            <text:p>3397</text:p>
          </table:table-cell>
          <table:table-cell office:value-type="float" office:value="3665">
            <text:p>3665</text:p>
          </table:table-cell>
          <table:table-cell office:value-type="float" office:value="5349">
            <text:p>5349</text:p>
          </table:table-cell>
          <table:table-cell office:value-type="float" office:value="1796">
            <text:p>1796</text:p>
          </table:table-cell>
          <table:table-cell office:value-type="float" office:value="4764">
            <text:p>4764</text:p>
          </table:table-cell>
          <table:table-cell/>
          <table:table-cell office:value-type="string">
            <text:p>R-10</text:p>
          </table:table-cell>
          <table:table-cell office:value-type="float" office:value="3919">
            <text:p>3919</text:p>
          </table:table-cell>
          <table:table-cell office:value-type="float" office:value="4171">
            <text:p>4171</text:p>
          </table:table-cell>
          <table:table-cell office:value-type="float" office:value="7039">
            <text:p>7039</text:p>
          </table:table-cell>
          <table:table-cell office:value-type="float" office:value="2795">
            <text:p>2795</text:p>
          </table:table-cell>
          <table:table-cell office:value-type="float" office:value="5335">
            <text:p>5335</text:p>
          </table:table-cell>
          <table:table-cell/>
          <table:table-cell office:value-type="string">
            <text:p>R-10</text:p>
          </table:table-cell>
          <table:table-cell office:value-type="float" office:value="4481">
            <text:p>4481</text:p>
          </table:table-cell>
          <table:table-cell office:value-type="float" office:value="4978">
            <text:p>4978</text:p>
          </table:table-cell>
          <table:table-cell office:value-type="float" office:value="8925">
            <text:p>8925</text:p>
          </table:table-cell>
          <table:table-cell office:value-type="float" office:value="3949">
            <text:p>3949</text:p>
          </table:table-cell>
          <table:table-cell office:value-type="float" office:value="5895">
            <text:p>5895</text:p>
          </table:table-cell>
          <table:table-cell/>
          <table:table-cell office:value-type="string">
            <text:p>R-10</text:p>
          </table:table-cell>
          <table:table-cell office:value-type="float" office:value="4879">
            <text:p>4879</text:p>
          </table:table-cell>
          <table:table-cell office:value-type="float" office:value="6089">
            <text:p>6089</text:p>
          </table:table-cell>
          <table:table-cell office:value-type="float" office:value="9951">
            <text:p>9951</text:p>
          </table:table-cell>
          <table:table-cell office:value-type="float" office:value="5411">
            <text:p>5411</text:p>
          </table:table-cell>
          <table:table-cell office:value-type="float" office:value="6551">
            <text:p>6551</text:p>
          </table:table-cell>
          <table:table-cell/>
          <table:table-cell office:value-type="string">
            <text:p>R-10</text:p>
          </table:table-cell>
          <table:table-cell office:value-type="float" office:value="5608">
            <text:p>5608</text:p>
          </table:table-cell>
          <table:table-cell office:value-type="float" office:value="7314">
            <text:p>7314</text:p>
          </table:table-cell>
          <table:table-cell office:value-type="float" office:value="11676">
            <text:p>11676</text:p>
          </table:table-cell>
          <table:table-cell office:value-type="float" office:value="7096">
            <text:p>7096</text:p>
          </table:table-cell>
          <table:table-cell office:value-type="float" office:value="7454">
            <text:p>7454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1210">
            <text:p>121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849">
            <text:p>2849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385">
            <text:p>3385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2140">
            <text:p>214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4282">
            <text:p>4282</text:p>
          </table:table-cell>
          <table:table-cell office:value-type="float" office:value="2431">
            <text:p>2431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8117">
            <text:p>8117</text:p>
          </table:table-cell>
          <table:table-cell office:value-type="float" office:value="4845">
            <text:p>4845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275">
            <text:p>9275</text:p>
          </table:table-cell>
          <table:table-cell office:value-type="float" office:value="5972">
            <text:p>5972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428">
            <text:p>10428</text:p>
          </table:table-cell>
          <table:table-cell office:value-type="float" office:value="7407">
            <text:p>7407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1462">
            <text:p>11462</text:p>
          </table:table-cell>
          <table:table-cell office:value-type="float" office:value="8882">
            <text:p>8882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3121">
            <text:p>13121</text:p>
          </table:table-cell>
          <table:table-cell office:value-type="float" office:value="11041">
            <text:p>11041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207">
            <text:p>12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12</text:p>
          </table:table-cell>
          <table:table-cell office:value-type="float" office:value="1513">
            <text:p>15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12</text:p>
          </table:table-cell>
          <table:table-cell office:value-type="float" office:value="1778">
            <text:p>177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12</text:p>
          </table:table-cell>
          <table:table-cell office:value-type="float" office:value="2089">
            <text:p>208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12</text:p>
          </table:table-cell>
          <table:table-cell office:value-type="float" office:value="2323">
            <text:p>232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10">
            <text:p>2410</text:p>
          </table:table-cell>
          <table:table-cell/>
          <table:table-cell office:value-type="string">
            <text:p>R-12</text:p>
          </table:table-cell>
          <table:table-cell office:value-type="float" office:value="4609">
            <text:p>4609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4772">
            <text:p>4772</text:p>
          </table:table-cell>
          <table:table-cell/>
          <table:table-cell office:value-type="string">
            <text:p>R-12</text:p>
          </table:table-cell>
          <table:table-cell office:value-type="float" office:value="5657">
            <text:p>5657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5932">
            <text:p>5932</text:p>
          </table:table-cell>
          <table:table-cell/>
          <table:table-cell office:value-type="string">
            <text:p>R-12</text:p>
          </table:table-cell>
          <table:table-cell office:value-type="float" office:value="6744">
            <text:p>6744</text:p>
          </table:table-cell>
          <table:table-cell table:number-columns-repeated="2"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float" office:value="7331">
            <text:p>7331</text:p>
          </table:table-cell>
          <table:table-cell/>
          <table:table-cell office:value-type="string">
            <text:p>R-12</text:p>
          </table:table-cell>
          <table:table-cell office:value-type="float" office:value="7798">
            <text:p>7798</text:p>
          </table:table-cell>
          <table:table-cell table:number-columns-repeated="2"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8769">
            <text:p>8769</text:p>
          </table:table-cell>
          <table:table-cell/>
          <table:table-cell office:value-type="string">
            <text:p>R-12</text:p>
          </table:table-cell>
          <table:table-cell office:value-type="float" office:value="9038">
            <text:p>9038</text:p>
          </table:table-cell>
          <table:table-cell table:number-columns-repeated="2" office:value-type="float" office:value="0">
            <text:p>0</text:p>
          </table:table-cell>
          <table:table-cell office:value-type="float" office:value="1839">
            <text:p>1839</text:p>
          </table:table-cell>
          <table:table-cell office:value-type="float" office:value="9885">
            <text:p>9885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210">
            <text:p>1210</text:p>
          </table:table-cell>
          <table:table-cell table:number-columns-repeated="2" office:value-type="float" office:value="0">
            <text:p>0</text:p>
          </table:table-cell>
          <table:table-cell office:value-type="float" office:value="1207">
            <text:p>1207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13</text:p>
          </table:table-cell>
          <table:table-cell office:value-type="float" office:value="1518">
            <text:p>1518</text:p>
          </table:table-cell>
          <table:table-cell table:number-columns-repeated="2" office:value-type="float" office:value="0">
            <text:p>0</text:p>
          </table:table-cell>
          <table:table-cell office:value-type="float" office:value="1513">
            <text:p>1513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13</text:p>
          </table:table-cell>
          <table:table-cell office:value-type="float" office:value="1846">
            <text:p>18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731">
            <text:p>1731</text:p>
          </table:table-cell>
          <table:table-cell/>
          <table:table-cell office:value-type="string">
            <text:p>R-13</text:p>
          </table:table-cell>
          <table:table-cell office:value-type="float" office:value="2140">
            <text:p>214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2028">
            <text:p>2028</text:p>
          </table:table-cell>
          <table:table-cell/>
          <table:table-cell office:value-type="string">
            <text:p>R-13</text:p>
          </table:table-cell>
          <table:table-cell office:value-type="float" office:value="2431">
            <text:p>243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13</text:p>
          </table:table-cell>
          <table:table-cell office:value-type="float" office:value="4845">
            <text:p>4845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4609">
            <text:p>4609</text:p>
          </table:table-cell>
          <table:table-cell office:value-type="float" office:value="4789">
            <text:p>4789</text:p>
          </table:table-cell>
          <table:table-cell/>
          <table:table-cell office:value-type="string">
            <text:p>R-13</text:p>
          </table:table-cell>
          <table:table-cell office:value-type="float" office:value="5972">
            <text:p>5972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5657">
            <text:p>5657</text:p>
          </table:table-cell>
          <table:table-cell office:value-type="float" office:value="5978">
            <text:p>5978</text:p>
          </table:table-cell>
          <table:table-cell/>
          <table:table-cell office:value-type="string">
            <text:p>R-13</text:p>
          </table:table-cell>
          <table:table-cell office:value-type="float" office:value="7407">
            <text:p>7407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6744">
            <text:p>6744</text:p>
          </table:table-cell>
          <table:table-cell office:value-type="float" office:value="7263">
            <text:p>7263</text:p>
          </table:table-cell>
          <table:table-cell/>
          <table:table-cell office:value-type="string">
            <text:p>R-13</text:p>
          </table:table-cell>
          <table:table-cell office:value-type="float" office:value="8882">
            <text:p>8882</text:p>
          </table:table-cell>
          <table:table-cell office:value-type="float" office:value="1746">
            <text:p>1746</text:p>
          </table:table-cell>
          <table:table-cell office:value-type="float" office:value="0">
            <text:p>0</text:p>
          </table:table-cell>
          <table:table-cell office:value-type="float" office:value="7798">
            <text:p>7798</text:p>
          </table:table-cell>
          <table:table-cell office:value-type="float" office:value="8865">
            <text:p>8865</text:p>
          </table:table-cell>
          <table:table-cell/>
          <table:table-cell office:value-type="string">
            <text:p>R-13</text:p>
          </table:table-cell>
          <table:table-cell office:value-type="float" office:value="11041">
            <text:p>11041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9038">
            <text:p>9038</text:p>
          </table:table-cell>
          <table:table-cell office:value-type="float" office:value="11003">
            <text:p>11003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210">
            <text:p>1210</text:p>
          </table:table-cell>
          <table:table-cell office:value-type="float" office:value="1153">
            <text:p>1153</text:p>
          </table:table-cell>
          <table:table-cell table:number-columns-repeated="2" office:value-type="float" office:value="0">
            <text:p>0</text:p>
          </table:table-cell>
          <table:table-cell office:value-type="float" office:value="1128">
            <text:p>1128</text:p>
          </table:table-cell>
          <table:table-cell/>
          <table:table-cell office:value-type="string">
            <text:p>R-14</text:p>
          </table:table-cell>
          <table:table-cell office:value-type="float" office:value="1518">
            <text:p>1518</text:p>
          </table:table-cell>
          <table:table-cell office:value-type="float" office:value="1465">
            <text:p>1465</text:p>
          </table:table-cell>
          <table:table-cell table:number-columns-repeated="2" office:value-type="float" office:value="0">
            <text:p>0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4</text:p>
          </table:table-cell>
          <table:table-cell office:value-type="float" office:value="1846">
            <text:p>1846</text:p>
          </table:table-cell>
          <table:table-cell office:value-type="float" office:value="1735">
            <text:p>1735</text:p>
          </table:table-cell>
          <table:table-cell table:number-columns-repeated="2" office:value-type="float" office:value="0">
            <text:p>0</text:p>
          </table:table-cell>
          <table:table-cell office:value-type="float" office:value="1737">
            <text:p>1737</text:p>
          </table:table-cell>
          <table:table-cell/>
          <table:table-cell office:value-type="string">
            <text:p>R-14</text:p>
          </table:table-cell>
          <table:table-cell office:value-type="float" office:value="2140">
            <text:p>2140</text:p>
          </table:table-cell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79">
            <text:p>2079</text:p>
          </table:table-cell>
          <table:table-cell/>
          <table:table-cell office:value-type="string">
            <text:p>R-14</text:p>
          </table:table-cell>
          <table:table-cell office:value-type="float" office:value="2431">
            <text:p>2431</text:p>
          </table:table-cell>
          <table:table-cell office:value-type="float" office:value="2442">
            <text:p>244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14</text:p>
          </table:table-cell>
          <table:table-cell office:value-type="float" office:value="4845">
            <text:p>4845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4880">
            <text:p>4880</text:p>
          </table:table-cell>
          <table:table-cell/>
          <table:table-cell office:value-type="string">
            <text:p>R-14</text:p>
          </table:table-cell>
          <table:table-cell office:value-type="float" office:value="5972">
            <text:p>5972</text:p>
          </table:table-cell>
          <table:table-cell office:value-type="float" office:value="6449">
            <text:p>6449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float" office:value="5981">
            <text:p>5981</text:p>
          </table:table-cell>
          <table:table-cell/>
          <table:table-cell office:value-type="string">
            <text:p>R-14</text:p>
          </table:table-cell>
          <table:table-cell office:value-type="float" office:value="7407">
            <text:p>7407</text:p>
          </table:table-cell>
          <table:table-cell office:value-type="float" office:value="7990">
            <text:p>7990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7008">
            <text:p>7008</text:p>
          </table:table-cell>
          <table:table-cell/>
          <table:table-cell office:value-type="string">
            <text:p>R-14</text:p>
          </table:table-cell>
          <table:table-cell office:value-type="float" office:value="8882">
            <text:p>8882</text:p>
          </table:table-cell>
          <table:table-cell office:value-type="float" office:value="9661">
            <text:p>9661</text:p>
          </table:table-cell>
          <table:table-cell office:value-type="float" office:value="0">
            <text:p>0</text:p>
          </table:table-cell>
          <table:table-cell office:value-type="float" office:value="2757">
            <text:p>2757</text:p>
          </table:table-cell>
          <table:table-cell office:value-type="float" office:value="6398">
            <text:p>6398</text:p>
          </table:table-cell>
          <table:table-cell/>
          <table:table-cell office:value-type="string">
            <text:p>R-14</text:p>
          </table:table-cell>
          <table:table-cell office:value-type="float" office:value="11041">
            <text:p>11041</text:p>
          </table:table-cell>
          <table:table-cell office:value-type="float" office:value="11461">
            <text:p>11461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6846">
            <text:p>6846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518">
            <text:p>1518</text:p>
          </table:table-cell>
          <table:table-cell office:value-type="float" office:value="1552">
            <text:p>155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1861">
            <text:p>186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431">
            <text:p>2431</text:p>
          </table:table-cell>
          <table:table-cell office:value-type="float" office:value="2371">
            <text:p>237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845">
            <text:p>4845</text:p>
          </table:table-cell>
          <table:table-cell office:value-type="float" office:value="4741">
            <text:p>47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918">
            <text:p>591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407">
            <text:p>7407</text:p>
          </table:table-cell>
          <table:table-cell office:value-type="float" office:value="7427">
            <text:p>742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882">
            <text:p>8882</text:p>
          </table:table-cell>
          <table:table-cell office:value-type="float" office:value="8805">
            <text:p>880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1041">
            <text:p>11041</text:p>
          </table:table-cell>
          <table:table-cell office:value-type="float" office:value="10927">
            <text:p>10927</text:p>
          </table:table-cell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old oddeven</text:p>
          </table:table-cell>
          <table:table-cell table:style-name="ce16"/>
          <table:table-cell table:style-name="ce16" office:value-type="string">
            <text:p>tornado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6"/>
          <table:table-cell table:style-name="ce16" office:value-type="float" office:value="0.6">
            <text:p>0.6</text:p>
          </table:table-cell>
          <table:table-cell table:number-columns-repeated="6"/>
          <table:table-cell table:style-name="ce16" office:value-type="float" office:value="0.65">
            <text:p>0.65</text:p>
          </table:table-cell>
          <table:table-cell table:number-columns-repeated="2"/>
        </table:table-row>
        <table:table-row table:style-name="ro2">
          <table:table-cell table:style-name="ce16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70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/>
          <table:table-cell office:value-type="string">
            <text:p>R-0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1549">
            <text:p>1549</text:p>
          </table:table-cell>
          <table:table-cell/>
          <table:table-cell office:value-type="string">
            <text:p>R-0</text:p>
          </table:table-cell>
          <table:table-cell office:value-type="float" office:value="1757">
            <text:p>1757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0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2214">
            <text:p>2214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/>
          <table:table-cell office:value-type="string">
            <text:p>R-0</text:p>
          </table:table-cell>
          <table:table-cell office:value-type="float" office:value="2895">
            <text:p>2895</text:p>
          </table:table-cell>
          <table:table-cell office:value-type="float" office:value="0">
            <text:p>0</text:p>
          </table:table-cell>
          <table:table-cell office:value-type="float" office:value="3591">
            <text:p>3591</text:p>
          </table:table-cell>
          <table:table-cell office:value-type="float" office:value="0">
            <text:p>0</text:p>
          </table:table-cell>
          <table:table-cell office:value-type="float" office:value="3188">
            <text:p>3188</text:p>
          </table:table-cell>
          <table:table-cell/>
          <table:table-cell office:value-type="string">
            <text:p>R-0</text:p>
          </table:table-cell>
          <table:table-cell office:value-type="float" office:value="4683">
            <text:p>4683</text:p>
          </table:table-cell>
          <table:table-cell office:value-type="float" office:value="0">
            <text:p>0</text:p>
          </table:table-cell>
          <table:table-cell office:value-type="float" office:value="6440">
            <text:p>6440</text:p>
          </table:table-cell>
          <table:table-cell office:value-type="float" office:value="0">
            <text:p>0</text:p>
          </table:table-cell>
          <table:table-cell office:value-type="float" office:value="5261">
            <text:p>5261</text:p>
          </table:table-cell>
          <table:table-cell/>
          <table:table-cell office:value-type="string">
            <text:p>R-0</text:p>
          </table:table-cell>
          <table:table-cell office:value-type="float" office:value="5997">
            <text:p>5997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/>
          <table:table-cell office:value-type="string">
            <text:p>R-0</text:p>
          </table:table-cell>
          <table:table-cell office:value-type="float" office:value="7435">
            <text:p>7435</text:p>
          </table:table-cell>
          <table:table-cell office:value-type="float" office:value="0">
            <text:p>0</text:p>
          </table:table-cell>
          <table:table-cell office:value-type="float" office:value="7654">
            <text:p>7654</text:p>
          </table:table-cell>
          <table:table-cell office:value-type="float" office:value="0">
            <text:p>0</text:p>
          </table:table-cell>
          <table:table-cell office:value-type="float" office:value="7831">
            <text:p>7831</text:p>
          </table:table-cell>
          <table:table-cell/>
          <table:table-cell office:value-type="string">
            <text:p>R-0</text:p>
          </table:table-cell>
          <table:table-cell office:value-type="float" office:value="8158">
            <text:p>8158</text:p>
          </table:table-cell>
          <table:table-cell office:value-type="float" office:value="0">
            <text:p>0</text:p>
          </table:table-cell>
          <table:table-cell office:value-type="float" office:value="8373">
            <text:p>8373</text:p>
          </table:table-cell>
          <table:table-cell office:value-type="float" office:value="0">
            <text:p>0</text:p>
          </table:table-cell>
          <table:table-cell office:value-type="float" office:value="8618">
            <text:p>861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13">
            <text:p>1213</text:p>
          </table:table-cell>
          <table:table-cell office:value-type="float" office:value="1216">
            <text:p>1216</text:p>
          </table:table-cell>
          <table:table-cell office:value-type="float" office:value="2341">
            <text:p>2341</text:p>
          </table:table-cell>
          <table:table-cell office:value-type="float" office:value="0">
            <text:p>0</text:p>
          </table:table-cell>
          <table:table-cell office:value-type="float" office:value="1202">
            <text:p>1202</text:p>
          </table:table-cell>
          <table:table-cell/>
          <table:table-cell office:value-type="string">
            <text:p>R-1</text:p>
          </table:table-cell>
          <table:table-cell office:value-type="float" office:value="1522">
            <text:p>1522</text:p>
          </table:table-cell>
          <table:table-cell office:value-type="float" office:value="1527">
            <text:p>1527</text:p>
          </table:table-cell>
          <table:table-cell office:value-type="float" office:value="2986">
            <text:p>2986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1</text:p>
          </table:table-cell>
          <table:table-cell office:value-type="float" office:value="1833">
            <text:p>1833</text:p>
          </table:table-cell>
          <table:table-cell office:value-type="float" office:value="1800">
            <text:p>1800</text:p>
          </table:table-cell>
          <table:table-cell office:value-type="float" office:value="3563">
            <text:p>3563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/>
          <table:table-cell office:value-type="string">
            <text:p>R-1</text:p>
          </table:table-cell>
          <table:table-cell office:value-type="float" office:value="2110">
            <text:p>2110</text:p>
          </table:table-cell>
          <table:table-cell office:value-type="float" office:value="2103">
            <text:p>2103</text:p>
          </table:table-cell>
          <table:table-cell office:value-type="float" office:value="4110">
            <text:p>4110</text:p>
          </table:table-cell>
          <table:table-cell office:value-type="float" office:value="0">
            <text:p>0</text:p>
          </table:table-cell>
          <table:table-cell office:value-type="float" office:value="2068">
            <text:p>2068</text:p>
          </table:table-cell>
          <table:table-cell/>
          <table:table-cell office:value-type="string">
            <text:p>R-1</text:p>
          </table:table-cell>
          <table:table-cell office:value-type="float" office:value="3219">
            <text:p>3219</text:p>
          </table:table-cell>
          <table:table-cell office:value-type="float" office:value="3215">
            <text:p>3215</text:p>
          </table:table-cell>
          <table:table-cell office:value-type="float" office:value="6041">
            <text:p>6041</text:p>
          </table:table-cell>
          <table:table-cell office:value-type="float" office:value="0">
            <text:p>0</text:p>
          </table:table-cell>
          <table:table-cell office:value-type="float" office:value="3246">
            <text:p>3246</text:p>
          </table:table-cell>
          <table:table-cell/>
          <table:table-cell office:value-type="string">
            <text:p>R-1</text:p>
          </table:table-cell>
          <table:table-cell office:value-type="float" office:value="4460">
            <text:p>4460</text:p>
          </table:table-cell>
          <table:table-cell office:value-type="float" office:value="5203">
            <text:p>5203</text:p>
          </table:table-cell>
          <table:table-cell office:value-type="float" office:value="9178">
            <text:p>9178</text:p>
          </table:table-cell>
          <table:table-cell office:value-type="float" office:value="0">
            <text:p>0</text:p>
          </table:table-cell>
          <table:table-cell office:value-type="float" office:value="5332">
            <text:p>5332</text:p>
          </table:table-cell>
          <table:table-cell/>
          <table:table-cell office:value-type="string">
            <text:p>R-1</text:p>
          </table:table-cell>
          <table:table-cell office:value-type="float" office:value="5023">
            <text:p>5023</text:p>
          </table:table-cell>
          <table:table-cell office:value-type="float" office:value="6165">
            <text:p>6165</text:p>
          </table:table-cell>
          <table:table-cell office:value-type="float" office:value="10103">
            <text:p>10103</text:p>
          </table:table-cell>
          <table:table-cell office:value-type="float" office:value="0">
            <text:p>0</text:p>
          </table:table-cell>
          <table:table-cell office:value-type="float" office:value="6681">
            <text:p>6681</text:p>
          </table:table-cell>
          <table:table-cell/>
          <table:table-cell office:value-type="string">
            <text:p>R-1</text:p>
          </table:table-cell>
          <table:table-cell office:value-type="float" office:value="5519">
            <text:p>5519</text:p>
          </table:table-cell>
          <table:table-cell office:value-type="float" office:value="5982">
            <text:p>5982</text:p>
          </table:table-cell>
          <table:table-cell office:value-type="float" office:value="11333">
            <text:p>11333</text:p>
          </table:table-cell>
          <table:table-cell office:value-type="float" office:value="0">
            <text:p>0</text:p>
          </table:table-cell>
          <table:table-cell office:value-type="float" office:value="8371">
            <text:p>8371</text:p>
          </table:table-cell>
          <table:table-cell/>
          <table:table-cell office:value-type="string">
            <text:p>R-1</text:p>
          </table:table-cell>
          <table:table-cell office:value-type="float" office:value="6007">
            <text:p>6007</text:p>
          </table:table-cell>
          <table:table-cell office:value-type="float" office:value="6497">
            <text:p>6497</text:p>
          </table:table-cell>
          <table:table-cell office:value-type="float" office:value="12443">
            <text:p>12443</text:p>
          </table:table-cell>
          <table:table-cell office:value-type="float" office:value="0">
            <text:p>0</text:p>
          </table:table-cell>
          <table:table-cell office:value-type="float" office:value="9255">
            <text:p>92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204">
            <text:p>1204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2</text:p>
          </table:table-cell>
          <table:table-cell office:value-type="float" office:value="1501">
            <text:p>1501</text:p>
          </table:table-cell>
          <table:table-cell office:value-type="float" office:value="1527">
            <text:p>1527</text:p>
          </table:table-cell>
          <table:table-cell table:number-columns-repeated="2" office:value-type="float" office:value="0">
            <text:p>0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2</text:p>
          </table:table-cell>
          <table:table-cell office:value-type="float" office:value="1838">
            <text:p>1838</text:p>
          </table:table-cell>
          <table:table-cell office:value-type="float" office:value="1800">
            <text:p>1800</text:p>
          </table:table-cell>
          <table:table-cell table:number-columns-repeated="2" office:value-type="float" office:value="0">
            <text:p>0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2</text:p>
          </table:table-cell>
          <table:table-cell office:value-type="float" office:value="2129">
            <text:p>2129</text:p>
          </table:table-cell>
          <table:table-cell office:value-type="float" office:value="2103">
            <text:p>210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2</text:p>
          </table:table-cell>
          <table:table-cell office:value-type="float" office:value="3247">
            <text:p>3247</text:p>
          </table:table-cell>
          <table:table-cell office:value-type="float" office:value="3215">
            <text:p>32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219">
            <text:p>3219</text:p>
          </table:table-cell>
          <table:table-cell/>
          <table:table-cell office:value-type="string">
            <text:p>R-2</text:p>
          </table:table-cell>
          <table:table-cell office:value-type="float" office:value="5319">
            <text:p>5319</text:p>
          </table:table-cell>
          <table:table-cell office:value-type="float" office:value="5203">
            <text:p>5203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4460">
            <text:p>4460</text:p>
          </table:table-cell>
          <table:table-cell/>
          <table:table-cell office:value-type="string">
            <text:p>R-2</text:p>
          </table:table-cell>
          <table:table-cell office:value-type="float" office:value="6674">
            <text:p>6674</text:p>
          </table:table-cell>
          <table:table-cell office:value-type="float" office:value="6165">
            <text:p>6165</text:p>
          </table:table-cell>
          <table:table-cell office:value-type="float" office:value="3150">
            <text:p>3150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/>
          <table:table-cell office:value-type="string">
            <text:p>R-2</text:p>
          </table:table-cell>
          <table:table-cell office:value-type="float" office:value="8132">
            <text:p>8132</text:p>
          </table:table-cell>
          <table:table-cell office:value-type="float" office:value="5982">
            <text:p>5982</text:p>
          </table:table-cell>
          <table:table-cell office:value-type="float" office:value="5926">
            <text:p>5926</text:p>
          </table:table-cell>
          <table:table-cell office:value-type="float" office:value="0">
            <text:p>0</text:p>
          </table:table-cell>
          <table:table-cell office:value-type="float" office:value="5519">
            <text:p>5519</text:p>
          </table:table-cell>
          <table:table-cell/>
          <table:table-cell office:value-type="string">
            <text:p>R-2</text:p>
          </table:table-cell>
          <table:table-cell office:value-type="float" office:value="9909">
            <text:p>9909</text:p>
          </table:table-cell>
          <table:table-cell office:value-type="float" office:value="6497">
            <text:p>6497</text:p>
          </table:table-cell>
          <table:table-cell office:value-type="float" office:value="6462">
            <text:p>6462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06">
            <text:p>2106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231">
            <text:p>3231</text:p>
          </table:table-cell>
          <table:table-cell office:value-type="float" office:value="3247">
            <text:p>3247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328">
            <text:p>5328</text:p>
          </table:table-cell>
          <table:table-cell office:value-type="float" office:value="5319">
            <text:p>5319</text:p>
          </table:table-cell>
          <table:table-cell office:value-type="float" office:value="0">
            <text:p>0</text:p>
          </table:table-cell>
          <table:table-cell office:value-type="float" office:value="5345">
            <text:p>534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759">
            <text:p>6759</text:p>
          </table:table-cell>
          <table:table-cell office:value-type="float" office:value="6674">
            <text:p>6674</text:p>
          </table:table-cell>
          <table:table-cell office:value-type="float" office:value="0">
            <text:p>0</text:p>
          </table:table-cell>
          <table:table-cell office:value-type="float" office:value="6655">
            <text:p>665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40">
            <text:p>6440</text:p>
          </table:table-cell>
          <table:table-cell office:value-type="float" office:value="8132">
            <text:p>8132</text:p>
          </table:table-cell>
          <table:table-cell office:value-type="float" office:value="0">
            <text:p>0</text:p>
          </table:table-cell>
          <table:table-cell office:value-type="float" office:value="8331">
            <text:p>833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990">
            <text:p>6990</text:p>
          </table:table-cell>
          <table:table-cell office:value-type="float" office:value="9909">
            <text:p>9909</text:p>
          </table:table-cell>
          <table:table-cell office:value-type="float" office:value="0">
            <text:p>0</text:p>
          </table:table-cell>
          <table:table-cell office:value-type="float" office:value="9981">
            <text:p>998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1243">
            <text:p>1243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4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549">
            <text:p>1549</text:p>
          </table:table-cell>
          <table:table-cell office:value-type="float" office:value="1527">
            <text:p>1527</text:p>
          </table:table-cell>
          <table:table-cell/>
          <table:table-cell office:value-type="string">
            <text:p>R-4</text:p>
          </table:table-cell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855">
            <text:p>1855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R-4</text:p>
          </table:table-cell>
          <table:table-cell office:value-type="float" office:value="2067">
            <text:p>2067</text:p>
          </table:table-cell>
          <table:table-cell office:value-type="float" office:value="0">
            <text:p>0</text:p>
          </table:table-cell>
          <table:table-cell office:value-type="float" office:value="2240">
            <text:p>2240</text:p>
          </table:table-cell>
          <table:table-cell office:value-type="float" office:value="2057">
            <text:p>2057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4</text:p>
          </table:table-cell>
          <table:table-cell office:value-type="float" office:value="3260">
            <text:p>3260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3279">
            <text:p>3279</text:p>
          </table:table-cell>
          <table:table-cell office:value-type="float" office:value="3231">
            <text:p>3231</text:p>
          </table:table-cell>
          <table:table-cell/>
          <table:table-cell office:value-type="string">
            <text:p>R-4</text:p>
          </table:table-cell>
          <table:table-cell office:value-type="float" office:value="5565">
            <text:p>5565</text:p>
          </table:table-cell>
          <table:table-cell office:value-type="float" office:value="0">
            <text:p>0</text:p>
          </table:table-cell>
          <table:table-cell office:value-type="float" office:value="6718">
            <text:p>6718</text:p>
          </table:table-cell>
          <table:table-cell office:value-type="float" office:value="5807">
            <text:p>5807</text:p>
          </table:table-cell>
          <table:table-cell office:value-type="float" office:value="5328">
            <text:p>5328</text:p>
          </table:table-cell>
          <table:table-cell/>
          <table:table-cell office:value-type="string">
            <text:p>R-4</text:p>
          </table:table-cell>
          <table:table-cell office:value-type="float" office:value="7004">
            <text:p>7004</text:p>
          </table:table-cell>
          <table:table-cell office:value-type="float" office:value="0">
            <text:p>0</text:p>
          </table:table-cell>
          <table:table-cell office:value-type="float" office:value="7484">
            <text:p>7484</text:p>
          </table:table-cell>
          <table:table-cell office:value-type="float" office:value="7531">
            <text:p>7531</text:p>
          </table:table-cell>
          <table:table-cell office:value-type="float" office:value="6759">
            <text:p>6759</text:p>
          </table:table-cell>
          <table:table-cell/>
          <table:table-cell office:value-type="string">
            <text:p>R-4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7081">
            <text:p>7081</text:p>
          </table:table-cell>
          <table:table-cell office:value-type="float" office:value="8739">
            <text:p>8739</text:p>
          </table:table-cell>
          <table:table-cell office:value-type="float" office:value="6440">
            <text:p>6440</text:p>
          </table:table-cell>
          <table:table-cell/>
          <table:table-cell office:value-type="string">
            <text:p>R-4</text:p>
          </table:table-cell>
          <table:table-cell office:value-type="float" office:value="9344">
            <text:p>9344</text:p>
          </table:table-cell>
          <table:table-cell office:value-type="float" office:value="0">
            <text:p>0</text:p>
          </table:table-cell>
          <table:table-cell office:value-type="float" office:value="7716">
            <text:p>7716</text:p>
          </table:table-cell>
          <table:table-cell office:value-type="float" office:value="9625">
            <text:p>9625</text:p>
          </table:table-cell>
          <table:table-cell office:value-type="float" office:value="6990">
            <text:p>699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6">
            <text:p>1176</text:p>
          </table:table-cell>
          <table:table-cell office:value-type="float" office:value="1129">
            <text:p>1129</text:p>
          </table:table-cell>
          <table:table-cell office:value-type="float" office:value="2346">
            <text:p>2346</text:p>
          </table:table-cell>
          <table:table-cell office:value-type="float" office:value="2414">
            <text:p>2414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5</text:p>
          </table:table-cell>
          <table:table-cell office:value-type="float" office:value="1491">
            <text:p>1491</text:p>
          </table:table-cell>
          <table:table-cell office:value-type="float" office:value="1470">
            <text:p>1470</text:p>
          </table:table-cell>
          <table:table-cell office:value-type="float" office:value="2906">
            <text:p>2906</text:p>
          </table:table-cell>
          <table:table-cell office:value-type="float" office:value="3033">
            <text:p>3033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5</text:p>
          </table:table-cell>
          <table:table-cell office:value-type="float" office:value="1807">
            <text:p>1807</text:p>
          </table:table-cell>
          <table:table-cell office:value-type="float" office:value="1753">
            <text:p>1753</text:p>
          </table:table-cell>
          <table:table-cell office:value-type="float" office:value="3509">
            <text:p>3509</text:p>
          </table:table-cell>
          <table:table-cell office:value-type="float" office:value="3611">
            <text:p>3611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R-5</text:p>
          </table:table-cell>
          <table:table-cell office:value-type="float" office:value="2108">
            <text:p>2108</text:p>
          </table:table-cell>
          <table:table-cell office:value-type="float" office:value="2119">
            <text:p>2119</text:p>
          </table:table-cell>
          <table:table-cell office:value-type="float" office:value="4028">
            <text:p>4028</text:p>
          </table:table-cell>
          <table:table-cell office:value-type="float" office:value="4173">
            <text:p>4173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5</text:p>
          </table:table-cell>
          <table:table-cell office:value-type="float" office:value="3237">
            <text:p>3237</text:p>
          </table:table-cell>
          <table:table-cell office:value-type="float" office:value="3200">
            <text:p>3200</text:p>
          </table:table-cell>
          <table:table-cell office:value-type="float" office:value="5875">
            <text:p>5875</text:p>
          </table:table-cell>
          <table:table-cell office:value-type="float" office:value="6374">
            <text:p>6374</text:p>
          </table:table-cell>
          <table:table-cell office:value-type="float" office:value="3180">
            <text:p>3180</text:p>
          </table:table-cell>
          <table:table-cell/>
          <table:table-cell office:value-type="string">
            <text:p>R-5</text:p>
          </table:table-cell>
          <table:table-cell office:value-type="float" office:value="5065">
            <text:p>5065</text:p>
          </table:table-cell>
          <table:table-cell office:value-type="float" office:value="5274">
            <text:p>5274</text:p>
          </table:table-cell>
          <table:table-cell office:value-type="float" office:value="8977">
            <text:p>8977</text:p>
          </table:table-cell>
          <table:table-cell office:value-type="float" office:value="9222">
            <text:p>9222</text:p>
          </table:table-cell>
          <table:table-cell office:value-type="float" office:value="5374">
            <text:p>5374</text:p>
          </table:table-cell>
          <table:table-cell/>
          <table:table-cell office:value-type="string">
            <text:p>R-5</text:p>
          </table:table-cell>
          <table:table-cell office:value-type="float" office:value="5570">
            <text:p>5570</text:p>
          </table:table-cell>
          <table:table-cell office:value-type="float" office:value="6317">
            <text:p>6317</text:p>
          </table:table-cell>
          <table:table-cell office:value-type="float" office:value="10021">
            <text:p>10021</text:p>
          </table:table-cell>
          <table:table-cell office:value-type="float" office:value="10240">
            <text:p>10240</text:p>
          </table:table-cell>
          <table:table-cell office:value-type="float" office:value="6701">
            <text:p>6701</text:p>
          </table:table-cell>
          <table:table-cell/>
          <table:table-cell office:value-type="string">
            <text:p>R-5</text:p>
          </table:table-cell>
          <table:table-cell office:value-type="float" office:value="6290">
            <text:p>6290</text:p>
          </table:table-cell>
          <table:table-cell office:value-type="float" office:value="6330">
            <text:p>6330</text:p>
          </table:table-cell>
          <table:table-cell office:value-type="float" office:value="11354">
            <text:p>11354</text:p>
          </table:table-cell>
          <table:table-cell office:value-type="float" office:value="11498">
            <text:p>11498</text:p>
          </table:table-cell>
          <table:table-cell office:value-type="float" office:value="8199">
            <text:p>8199</text:p>
          </table:table-cell>
          <table:table-cell/>
          <table:table-cell office:value-type="string">
            <text:p>R-5</text:p>
          </table:table-cell>
          <table:table-cell office:value-type="float" office:value="6911">
            <text:p>6911</text:p>
          </table:table-cell>
          <table:table-cell office:value-type="float" office:value="6915">
            <text:p>6915</text:p>
          </table:table-cell>
          <table:table-cell office:value-type="float" office:value="12459">
            <text:p>12459</text:p>
          </table:table-cell>
          <table:table-cell office:value-type="float" office:value="12636">
            <text:p>12636</text:p>
          </table:table-cell>
          <table:table-cell office:value-type="float" office:value="9027">
            <text:p>902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192">
            <text:p>1192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6</text:p>
          </table:table-cell>
          <table:table-cell office:value-type="float" office:value="1513">
            <text:p>1513</text:p>
          </table:table-cell>
          <table:table-cell office:value-type="float" office:value="1470">
            <text:p>1470</text:p>
          </table:table-cell>
          <table:table-cell table:number-columns-repeated="2" office:value-type="float" office:value="0">
            <text:p>0</text:p>
          </table:table-cell>
          <table:table-cell office:value-type="float" office:value="1491">
            <text:p>1491</text:p>
          </table:table-cell>
          <table:table-cell/>
          <table:table-cell office:value-type="string">
            <text:p>R-6</text:p>
          </table:table-cell>
          <table:table-cell office:value-type="float" office:value="1808">
            <text:p>1808</text:p>
          </table:table-cell>
          <table:table-cell office:value-type="float" office:value="1753">
            <text:p>1753</text:p>
          </table:table-cell>
          <table:table-cell table:number-columns-repeated="2" office:value-type="float" office:value="0">
            <text:p>0</text:p>
          </table:table-cell>
          <table:table-cell office:value-type="float" office:value="1807">
            <text:p>1807</text:p>
          </table:table-cell>
          <table:table-cell/>
          <table:table-cell office:value-type="string">
            <text:p>R-6</text:p>
          </table:table-cell>
          <table:table-cell office:value-type="float" office:value="2112">
            <text:p>2112</text:p>
          </table:table-cell>
          <table:table-cell office:value-type="float" office:value="2119">
            <text:p>21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6</text:p>
          </table:table-cell>
          <table:table-cell office:value-type="float" office:value="3292">
            <text:p>3292</text:p>
          </table:table-cell>
          <table:table-cell office:value-type="float" office:value="3200">
            <text:p>32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237">
            <text:p>3237</text:p>
          </table:table-cell>
          <table:table-cell/>
          <table:table-cell office:value-type="string">
            <text:p>R-6</text:p>
          </table:table-cell>
          <table:table-cell office:value-type="float" office:value="5383">
            <text:p>5383</text:p>
          </table:table-cell>
          <table:table-cell office:value-type="float" office:value="5274">
            <text:p>5274</text:p>
          </table:table-cell>
          <table:table-cell office:value-type="float" office:value="395">
            <text:p>395</text:p>
          </table:table-cell>
          <table:table-cell office:value-type="float" office:value="72">
            <text:p>72</text:p>
          </table:table-cell>
          <table:table-cell office:value-type="float" office:value="5065">
            <text:p>5065</text:p>
          </table:table-cell>
          <table:table-cell/>
          <table:table-cell office:value-type="string">
            <text:p>R-6</text:p>
          </table:table-cell>
          <table:table-cell office:value-type="float" office:value="6692">
            <text:p>6692</text:p>
          </table:table-cell>
          <table:table-cell office:value-type="float" office:value="6317">
            <text:p>6317</text:p>
          </table:table-cell>
          <table:table-cell office:value-type="float" office:value="4138">
            <text:p>4138</text:p>
          </table:table-cell>
          <table:table-cell office:value-type="float" office:value="2556">
            <text:p>2556</text:p>
          </table:table-cell>
          <table:table-cell office:value-type="float" office:value="5570">
            <text:p>5570</text:p>
          </table:table-cell>
          <table:table-cell/>
          <table:table-cell office:value-type="string">
            <text:p>R-6</text:p>
          </table:table-cell>
          <table:table-cell office:value-type="float" office:value="8330">
            <text:p>8330</text:p>
          </table:table-cell>
          <table:table-cell office:value-type="float" office:value="6330">
            <text:p>6330</text:p>
          </table:table-cell>
          <table:table-cell office:value-type="float" office:value="6234">
            <text:p>6234</text:p>
          </table:table-cell>
          <table:table-cell office:value-type="float" office:value="5468">
            <text:p>5468</text:p>
          </table:table-cell>
          <table:table-cell office:value-type="float" office:value="6290">
            <text:p>6290</text:p>
          </table:table-cell>
          <table:table-cell/>
          <table:table-cell office:value-type="string">
            <text:p>R-6</text:p>
          </table:table-cell>
          <table:table-cell office:value-type="float" office:value="9990">
            <text:p>9990</text:p>
          </table:table-cell>
          <table:table-cell office:value-type="float" office:value="6915">
            <text:p>6915</text:p>
          </table:table-cell>
          <table:table-cell office:value-type="float" office:value="6799">
            <text:p>6799</text:p>
          </table:table-cell>
          <table:table-cell office:value-type="float" office:value="5969">
            <text:p>5969</text:p>
          </table:table-cell>
          <table:table-cell office:value-type="float" office:value="6911">
            <text:p>69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1192">
            <text:p>1192</text:p>
          </table:table-cell>
          <table:table-cell office:value-type="float" office:value="1153">
            <text:p>1153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513">
            <text:p>1513</text:p>
          </table:table-cell>
          <table:table-cell office:value-type="float" office:value="1464">
            <text:p>1464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1808">
            <text:p>1808</text:p>
          </table:table-cell>
          <table:table-cell office:value-type="float" office:value="1755">
            <text:p>1755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123">
            <text:p>2123</text:p>
          </table:table-cell>
          <table:table-cell office:value-type="float" office:value="2112">
            <text:p>2112</text:p>
          </table:table-cell>
          <table:table-cell office:value-type="float" office:value="2057">
            <text:p>2057</text:p>
          </table:table-cell>
          <table:table-cell office:value-type="float" office:value="2129">
            <text:p>21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3292">
            <text:p>3292</text:p>
          </table:table-cell>
          <table:table-cell office:value-type="float" office:value="3156">
            <text:p>3156</text:p>
          </table:table-cell>
          <table:table-cell office:value-type="float" office:value="3247">
            <text:p>32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306">
            <text:p>5306</text:p>
          </table:table-cell>
          <table:table-cell office:value-type="float" office:value="5383">
            <text:p>5383</text:p>
          </table:table-cell>
          <table:table-cell office:value-type="float" office:value="5345">
            <text:p>5345</text:p>
          </table:table-cell>
          <table:table-cell office:value-type="float" office:value="5319">
            <text:p>531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75">
            <text:p>6675</text:p>
          </table:table-cell>
          <table:table-cell office:value-type="float" office:value="6692">
            <text:p>6692</text:p>
          </table:table-cell>
          <table:table-cell office:value-type="float" office:value="6655">
            <text:p>6655</text:p>
          </table:table-cell>
          <table:table-cell office:value-type="float" office:value="6674">
            <text:p>667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56">
            <text:p>5956</text:p>
          </table:table-cell>
          <table:table-cell office:value-type="float" office:value="8330">
            <text:p>8330</text:p>
          </table:table-cell>
          <table:table-cell office:value-type="float" office:value="8331">
            <text:p>8331</text:p>
          </table:table-cell>
          <table:table-cell office:value-type="float" office:value="8132">
            <text:p>813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510">
            <text:p>6510</text:p>
          </table:table-cell>
          <table:table-cell office:value-type="float" office:value="9990">
            <text:p>9990</text:p>
          </table:table-cell>
          <table:table-cell office:value-type="float" office:value="9981">
            <text:p>9981</text:p>
          </table:table-cell>
          <table:table-cell office:value-type="float" office:value="9909">
            <text:p>990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43">
            <text:p>1243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8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545">
            <text:p>1545</text:p>
          </table:table-cell>
          <table:table-cell office:value-type="float" office:value="1549">
            <text:p>1549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8</text:p>
          </table:table-cell>
          <table:table-cell office:value-type="float" office:value="1813">
            <text:p>1813</text:p>
          </table:table-cell>
          <table:table-cell office:value-type="float" office:value="0">
            <text:p>0</text:p>
          </table:table-cell>
          <table:table-cell office:value-type="float" office:value="1883">
            <text:p>1883</text:p>
          </table:table-cell>
          <table:table-cell office:value-type="float" office:value="1858">
            <text:p>1858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8</text:p>
          </table:table-cell>
          <table:table-cell office:value-type="float" office:value="2144">
            <text:p>2144</text:p>
          </table:table-cell>
          <table:table-cell office:value-type="float" office:value="0">
            <text:p>0</text:p>
          </table:table-cell>
          <table:table-cell office:value-type="float" office:value="2261">
            <text:p>2261</text:p>
          </table:table-cell>
          <table:table-cell office:value-type="float" office:value="2079">
            <text:p>2079</text:p>
          </table:table-cell>
          <table:table-cell office:value-type="float" office:value="2123">
            <text:p>2123</text:p>
          </table:table-cell>
          <table:table-cell/>
          <table:table-cell office:value-type="string">
            <text:p>R-8</text:p>
          </table:table-cell>
          <table:table-cell office:value-type="float" office:value="3667">
            <text:p>3667</text:p>
          </table:table-cell>
          <table:table-cell office:value-type="float" office:value="0">
            <text:p>0</text:p>
          </table:table-cell>
          <table:table-cell office:value-type="float" office:value="3845">
            <text:p>3845</text:p>
          </table:table-cell>
          <table:table-cell office:value-type="float" office:value="3474">
            <text:p>3474</text:p>
          </table:table-cell>
          <table:table-cell office:value-type="float" office:value="3193">
            <text:p>3193</text:p>
          </table:table-cell>
          <table:table-cell/>
          <table:table-cell office:value-type="string">
            <text:p>R-8</text:p>
          </table:table-cell>
          <table:table-cell office:value-type="float" office:value="6181">
            <text:p>6181</text:p>
          </table:table-cell>
          <table:table-cell office:value-type="float" office:value="0">
            <text:p>0</text:p>
          </table:table-cell>
          <table:table-cell office:value-type="float" office:value="6777">
            <text:p>6777</text:p>
          </table:table-cell>
          <table:table-cell office:value-type="float" office:value="6332">
            <text:p>6332</text:p>
          </table:table-cell>
          <table:table-cell office:value-type="float" office:value="5306">
            <text:p>5306</text:p>
          </table:table-cell>
          <table:table-cell/>
          <table:table-cell office:value-type="string">
            <text:p>R-8</text:p>
          </table:table-cell>
          <table:table-cell office:value-type="float" office:value="7427">
            <text:p>7427</text:p>
          </table:table-cell>
          <table:table-cell office:value-type="float" office:value="0">
            <text:p>0</text:p>
          </table:table-cell>
          <table:table-cell office:value-type="float" office:value="7236">
            <text:p>7236</text:p>
          </table:table-cell>
          <table:table-cell office:value-type="float" office:value="8017">
            <text:p>8017</text:p>
          </table:table-cell>
          <table:table-cell office:value-type="float" office:value="6675">
            <text:p>6675</text:p>
          </table:table-cell>
          <table:table-cell/>
          <table:table-cell office:value-type="string">
            <text:p>R-8</text:p>
          </table:table-cell>
          <table:table-cell office:value-type="float" office:value="8683">
            <text:p>8683</text:p>
          </table:table-cell>
          <table:table-cell office:value-type="float" office:value="0">
            <text:p>0</text:p>
          </table:table-cell>
          <table:table-cell office:value-type="float" office:value="6942">
            <text:p>6942</text:p>
          </table:table-cell>
          <table:table-cell office:value-type="float" office:value="9035">
            <text:p>9035</text:p>
          </table:table-cell>
          <table:table-cell office:value-type="float" office:value="5956">
            <text:p>5956</text:p>
          </table:table-cell>
          <table:table-cell/>
          <table:table-cell office:value-type="string">
            <text:p>R-8</text:p>
          </table:table-cell>
          <table:table-cell office:value-type="float" office:value="9581">
            <text:p>9581</text:p>
          </table:table-cell>
          <table:table-cell office:value-type="float" office:value="0">
            <text:p>0</text:p>
          </table:table-cell>
          <table:table-cell office:value-type="float" office:value="7490">
            <text:p>7490</text:p>
          </table:table-cell>
          <table:table-cell office:value-type="float" office:value="9956">
            <text:p>9956</text:p>
          </table:table-cell>
          <table:table-cell office:value-type="float" office:value="6510">
            <text:p>651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77">
            <text:p>1177</text:p>
          </table:table-cell>
          <table:table-cell office:value-type="float" office:value="1216">
            <text:p>1216</text:p>
          </table:table-cell>
          <table:table-cell office:value-type="float" office:value="2342">
            <text:p>2342</text:p>
          </table:table-cell>
          <table:table-cell office:value-type="float" office:value="2414">
            <text:p>2414</text:p>
          </table:table-cell>
          <table:table-cell office:value-type="float" office:value="1170">
            <text:p>1170</text:p>
          </table:table-cell>
          <table:table-cell/>
          <table:table-cell office:value-type="string">
            <text:p>R-9</text:p>
          </table:table-cell>
          <table:table-cell office:value-type="float" office:value="1460">
            <text:p>1460</text:p>
          </table:table-cell>
          <table:table-cell office:value-type="float" office:value="1534">
            <text:p>1534</text:p>
          </table:table-cell>
          <table:table-cell office:value-type="float" office:value="2950">
            <text:p>2950</text:p>
          </table:table-cell>
          <table:table-cell office:value-type="float" office:value="3033">
            <text:p>3033</text:p>
          </table:table-cell>
          <table:table-cell office:value-type="float" office:value="1453">
            <text:p>1453</text:p>
          </table:table-cell>
          <table:table-cell/>
          <table:table-cell office:value-type="string">
            <text:p>R-9</text:p>
          </table:table-cell>
          <table:table-cell office:value-type="float" office:value="1797">
            <text:p>1797</text:p>
          </table:table-cell>
          <table:table-cell office:value-type="float" office:value="1840">
            <text:p>1840</text:p>
          </table:table-cell>
          <table:table-cell office:value-type="float" office:value="3536">
            <text:p>3536</text:p>
          </table:table-cell>
          <table:table-cell office:value-type="float" office:value="3608">
            <text:p>3608</text:p>
          </table:table-cell>
          <table:table-cell office:value-type="float" office:value="1737">
            <text:p>1737</text:p>
          </table:table-cell>
          <table:table-cell/>
          <table:table-cell office:value-type="string">
            <text:p>R-9</text:p>
          </table:table-cell>
          <table:table-cell office:value-type="float" office:value="2094">
            <text:p>2094</text:p>
          </table:table-cell>
          <table:table-cell office:value-type="float" office:value="2123">
            <text:p>2123</text:p>
          </table:table-cell>
          <table:table-cell office:value-type="float" office:value="3995">
            <text:p>3995</text:p>
          </table:table-cell>
          <table:table-cell office:value-type="float" office:value="4151">
            <text:p>4151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3194">
            <text:p>3194</text:p>
          </table:table-cell>
          <table:table-cell office:value-type="float" office:value="3205">
            <text:p>3205</text:p>
          </table:table-cell>
          <table:table-cell office:value-type="float" office:value="5712">
            <text:p>5712</text:p>
          </table:table-cell>
          <table:table-cell office:value-type="float" office:value="6171">
            <text:p>6171</text:p>
          </table:table-cell>
          <table:table-cell office:value-type="float" office:value="3205">
            <text:p>3205</text:p>
          </table:table-cell>
          <table:table-cell/>
          <table:table-cell office:value-type="string">
            <text:p>R-9</text:p>
          </table:table-cell>
          <table:table-cell office:value-type="float" office:value="5268">
            <text:p>5268</text:p>
          </table:table-cell>
          <table:table-cell office:value-type="float" office:value="5355">
            <text:p>5355</text:p>
          </table:table-cell>
          <table:table-cell office:value-type="float" office:value="8820">
            <text:p>8820</text:p>
          </table:table-cell>
          <table:table-cell office:value-type="float" office:value="8627">
            <text:p>8627</text:p>
          </table:table-cell>
          <table:table-cell office:value-type="float" office:value="5372">
            <text:p>5372</text:p>
          </table:table-cell>
          <table:table-cell/>
          <table:table-cell office:value-type="string">
            <text:p>R-9</text:p>
          </table:table-cell>
          <table:table-cell office:value-type="float" office:value="6008">
            <text:p>6008</text:p>
          </table:table-cell>
          <table:table-cell office:value-type="float" office:value="6760">
            <text:p>6760</text:p>
          </table:table-cell>
          <table:table-cell office:value-type="float" office:value="10072">
            <text:p>10072</text:p>
          </table:table-cell>
          <table:table-cell office:value-type="float" office:value="9417">
            <text:p>9417</text:p>
          </table:table-cell>
          <table:table-cell office:value-type="float" office:value="6644">
            <text:p>6644</text:p>
          </table:table-cell>
          <table:table-cell/>
          <table:table-cell office:value-type="string">
            <text:p>R-9</text:p>
          </table:table-cell>
          <table:table-cell office:value-type="float" office:value="6981">
            <text:p>6981</text:p>
          </table:table-cell>
          <table:table-cell office:value-type="float" office:value="6731">
            <text:p>6731</text:p>
          </table:table-cell>
          <table:table-cell office:value-type="float" office:value="11405">
            <text:p>11405</text:p>
          </table:table-cell>
          <table:table-cell office:value-type="float" office:value="10527">
            <text:p>10527</text:p>
          </table:table-cell>
          <table:table-cell office:value-type="float" office:value="7741">
            <text:p>7741</text:p>
          </table:table-cell>
          <table:table-cell/>
          <table:table-cell office:value-type="string">
            <text:p>R-9</text:p>
          </table:table-cell>
          <table:table-cell office:value-type="float" office:value="7685">
            <text:p>7685</text:p>
          </table:table-cell>
          <table:table-cell office:value-type="float" office:value="7318">
            <text:p>7318</text:p>
          </table:table-cell>
          <table:table-cell office:value-type="float" office:value="12585">
            <text:p>12585</text:p>
          </table:table-cell>
          <table:table-cell office:value-type="float" office:value="11561">
            <text:p>11561</text:p>
          </table:table-cell>
          <table:table-cell office:value-type="float" office:value="8431">
            <text:p>843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237">
            <text:p>1237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10</text:p>
          </table:table-cell>
          <table:table-cell office:value-type="float" office:value="1535">
            <text:p>1535</text:p>
          </table:table-cell>
          <table:table-cell office:value-type="float" office:value="1534">
            <text:p>1534</text:p>
          </table:table-cell>
          <table:table-cell table:number-columns-repeated="2" office:value-type="float" office:value="0">
            <text:p>0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0</text:p>
          </table:table-cell>
          <table:table-cell office:value-type="float" office:value="1819">
            <text:p>1819</text:p>
          </table:table-cell>
          <table:table-cell office:value-type="float" office:value="1840">
            <text:p>1840</text:p>
          </table:table-cell>
          <table:table-cell table:number-columns-repeated="2" office:value-type="float" office:value="0">
            <text:p>0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0</text:p>
          </table:table-cell>
          <table:table-cell office:value-type="float" office:value="2158">
            <text:p>2158</text:p>
          </table:table-cell>
          <table:table-cell office:value-type="float" office:value="2123">
            <text:p>21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/>
          <table:table-cell office:value-type="string">
            <text:p>R-10</text:p>
          </table:table-cell>
          <table:table-cell office:value-type="float" office:value="3196">
            <text:p>3196</text:p>
          </table:table-cell>
          <table:table-cell office:value-type="float" office:value="3205">
            <text:p>320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3194">
            <text:p>3194</text:p>
          </table:table-cell>
          <table:table-cell/>
          <table:table-cell office:value-type="string">
            <text:p>R-10</text:p>
          </table:table-cell>
          <table:table-cell office:value-type="float" office:value="5160">
            <text:p>5160</text:p>
          </table:table-cell>
          <table:table-cell office:value-type="float" office:value="5355">
            <text:p>5355</text:p>
          </table:table-cell>
          <table:table-cell office:value-type="float" office:value="613">
            <text:p>613</text:p>
          </table:table-cell>
          <table:table-cell office:value-type="float" office:value="238">
            <text:p>238</text:p>
          </table:table-cell>
          <table:table-cell office:value-type="float" office:value="5268">
            <text:p>5268</text:p>
          </table:table-cell>
          <table:table-cell/>
          <table:table-cell office:value-type="string">
            <text:p>R-10</text:p>
          </table:table-cell>
          <table:table-cell office:value-type="float" office:value="6594">
            <text:p>6594</text:p>
          </table:table-cell>
          <table:table-cell office:value-type="float" office:value="6760">
            <text:p>6760</text:p>
          </table:table-cell>
          <table:table-cell office:value-type="float" office:value="3525">
            <text:p>3525</text:p>
          </table:table-cell>
          <table:table-cell office:value-type="float" office:value="3186">
            <text:p>3186</text:p>
          </table:table-cell>
          <table:table-cell office:value-type="float" office:value="6008">
            <text:p>6008</text:p>
          </table:table-cell>
          <table:table-cell/>
          <table:table-cell office:value-type="string">
            <text:p>R-10</text:p>
          </table:table-cell>
          <table:table-cell office:value-type="float" office:value="8384">
            <text:p>8384</text:p>
          </table:table-cell>
          <table:table-cell office:value-type="float" office:value="6731">
            <text:p>6731</text:p>
          </table:table-cell>
          <table:table-cell office:value-type="float" office:value="7268">
            <text:p>7268</text:p>
          </table:table-cell>
          <table:table-cell office:value-type="float" office:value="6150">
            <text:p>6150</text:p>
          </table:table-cell>
          <table:table-cell office:value-type="float" office:value="6981">
            <text:p>6981</text:p>
          </table:table-cell>
          <table:table-cell/>
          <table:table-cell office:value-type="string">
            <text:p>R-10</text:p>
          </table:table-cell>
          <table:table-cell office:value-type="float" office:value="9967">
            <text:p>9967</text:p>
          </table:table-cell>
          <table:table-cell office:value-type="float" office:value="7318">
            <text:p>7318</text:p>
          </table:table-cell>
          <table:table-cell office:value-type="float" office:value="7974">
            <text:p>7974</text:p>
          </table:table-cell>
          <table:table-cell office:value-type="float" office:value="6711">
            <text:p>6711</text:p>
          </table:table-cell>
          <table:table-cell office:value-type="float" office:value="7685">
            <text:p>768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1237">
            <text:p>1237</text:p>
          </table:table-cell>
          <table:table-cell office:value-type="float" office:value="1153">
            <text:p>1153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float" office:value="1535">
            <text:p>1535</text:p>
          </table:table-cell>
          <table:table-cell office:value-type="float" office:value="1464">
            <text:p>1464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1819">
            <text:p>1819</text:p>
          </table:table-cell>
          <table:table-cell office:value-type="float" office:value="1755">
            <text:p>1755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2158">
            <text:p>2158</text:p>
          </table:table-cell>
          <table:table-cell office:value-type="float" office:value="2057">
            <text:p>2057</text:p>
          </table:table-cell>
          <table:table-cell office:value-type="float" office:value="2112">
            <text:p>211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3196">
            <text:p>3196</text:p>
          </table:table-cell>
          <table:table-cell office:value-type="float" office:value="3156">
            <text:p>3156</text:p>
          </table:table-cell>
          <table:table-cell office:value-type="float" office:value="3292">
            <text:p>329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5160">
            <text:p>5160</text:p>
          </table:table-cell>
          <table:table-cell office:value-type="float" office:value="5345">
            <text:p>5345</text:p>
          </table:table-cell>
          <table:table-cell office:value-type="float" office:value="5383">
            <text:p>538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629">
            <text:p>6629</text:p>
          </table:table-cell>
          <table:table-cell office:value-type="float" office:value="6594">
            <text:p>6594</text:p>
          </table:table-cell>
          <table:table-cell office:value-type="float" office:value="6655">
            <text:p>6655</text:p>
          </table:table-cell>
          <table:table-cell office:value-type="float" office:value="6692">
            <text:p>669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303">
            <text:p>7303</text:p>
          </table:table-cell>
          <table:table-cell office:value-type="float" office:value="8384">
            <text:p>8384</text:p>
          </table:table-cell>
          <table:table-cell office:value-type="float" office:value="8331">
            <text:p>8331</text:p>
          </table:table-cell>
          <table:table-cell office:value-type="float" office:value="8330">
            <text:p>833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924">
            <text:p>7924</text:p>
          </table:table-cell>
          <table:table-cell office:value-type="float" office:value="9967">
            <text:p>9967</text:p>
          </table:table-cell>
          <table:table-cell office:value-type="float" office:value="9981">
            <text:p>9981</text:p>
          </table:table-cell>
          <table:table-cell office:value-type="float" office:value="9990">
            <text:p>999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202">
            <text:p>1202</text:p>
          </table:table-cell>
          <table:table-cell table:number-columns-repeated="2"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12</text:p>
          </table:table-cell>
          <table:table-cell office:value-type="float" office:value="1513">
            <text:p>1513</text:p>
          </table:table-cell>
          <table:table-cell table:number-columns-repeated="2" office:value-type="float" office:value="0">
            <text:p>0</text:p>
          </table:table-cell>
          <table:table-cell office:value-type="float" office:value="1558">
            <text:p>1558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R-12</text:p>
          </table:table-cell>
          <table:table-cell office:value-type="float" office:value="1790">
            <text:p>1790</text:p>
          </table:table-cell>
          <table:table-cell table:number-columns-repeated="2" office:value-type="float" office:value="0">
            <text:p>0</text:p>
          </table:table-cell>
          <table:table-cell office:value-type="float" office:value="1886">
            <text:p>1886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12</text:p>
          </table:table-cell>
          <table:table-cell office:value-type="float" office:value="2067">
            <text:p>2067</text:p>
          </table:table-cell>
          <table:table-cell table:number-columns-repeated="2" office:value-type="float" office:value="0">
            <text:p>0</text:p>
          </table:table-cell>
          <table:table-cell office:value-type="float" office:value="2198">
            <text:p>2198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12</text:p>
          </table:table-cell>
          <table:table-cell office:value-type="float" office:value="3018">
            <text:p>3018</text:p>
          </table:table-cell>
          <table:table-cell table:number-columns-repeated="2" office:value-type="float" office:value="0">
            <text:p>0</text:p>
          </table:table-cell>
          <table:table-cell office:value-type="float" office:value="4065">
            <text:p>4065</text:p>
          </table:table-cell>
          <table:table-cell office:value-type="float" office:value="3193">
            <text:p>3193</text:p>
          </table:table-cell>
          <table:table-cell/>
          <table:table-cell office:value-type="string">
            <text:p>R-12</text:p>
          </table:table-cell>
          <table:table-cell office:value-type="float" office:value="4974">
            <text:p>4974</text:p>
          </table:table-cell>
          <table:table-cell table:number-columns-repeated="2" office:value-type="float" office:value="0">
            <text:p>0</text:p>
          </table:table-cell>
          <table:table-cell office:value-type="float" office:value="7198">
            <text:p>7198</text:p>
          </table:table-cell>
          <table:table-cell office:value-type="float" office:value="5422">
            <text:p>5422</text:p>
          </table:table-cell>
          <table:table-cell/>
          <table:table-cell office:value-type="string">
            <text:p>R-12</text:p>
          </table:table-cell>
          <table:table-cell office:value-type="float" office:value="6205">
            <text:p>6205</text:p>
          </table:table-cell>
          <table:table-cell table:number-columns-repeated="2" office:value-type="float" office:value="0">
            <text:p>0</text:p>
          </table:table-cell>
          <table:table-cell office:value-type="float" office:value="8504">
            <text:p>8504</text:p>
          </table:table-cell>
          <table:table-cell office:value-type="float" office:value="6629">
            <text:p>6629</text:p>
          </table:table-cell>
          <table:table-cell/>
          <table:table-cell office:value-type="string">
            <text:p>R-12</text:p>
          </table:table-cell>
          <table:table-cell office:value-type="float" office:value="7333">
            <text:p>7333</text:p>
          </table:table-cell>
          <table:table-cell table:number-columns-repeated="2" office:value-type="float" office:value="0">
            <text:p>0</text:p>
          </table:table-cell>
          <table:table-cell office:value-type="float" office:value="9164">
            <text:p>9164</text:p>
          </table:table-cell>
          <table:table-cell office:value-type="float" office:value="7303">
            <text:p>7303</text:p>
          </table:table-cell>
          <table:table-cell/>
          <table:table-cell office:value-type="string">
            <text:p>R-12</text:p>
          </table:table-cell>
          <table:table-cell office:value-type="float" office:value="7946">
            <text:p>7946</text:p>
          </table:table-cell>
          <table:table-cell table:number-columns-repeated="2" office:value-type="float" office:value="0">
            <text:p>0</text:p>
          </table:table-cell>
          <table:table-cell office:value-type="float" office:value="10187">
            <text:p>10187</text:p>
          </table:table-cell>
          <table:table-cell office:value-type="float" office:value="7924">
            <text:p>792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66">
            <text:p>1166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13</text:p>
          </table:table-cell>
          <table:table-cell office:value-type="float" office:value="1457">
            <text:p>1457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13</text:p>
          </table:table-cell>
          <table:table-cell office:value-type="float" office:value="1776">
            <text:p>1776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3580">
            <text:p>3580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3</text:p>
          </table:table-cell>
          <table:table-cell office:value-type="float" office:value="2097">
            <text:p>2097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4029">
            <text:p>4029</text:p>
          </table:table-cell>
          <table:table-cell office:value-type="float" office:value="2046">
            <text:p>2046</text:p>
          </table:table-cell>
          <table:table-cell/>
          <table:table-cell office:value-type="string">
            <text:p>R-13</text:p>
          </table:table-cell>
          <table:table-cell office:value-type="float" office:value="3192">
            <text:p>3192</text:p>
          </table:table-cell>
          <table:table-cell office:value-type="float" office:value="3185">
            <text:p>3185</text:p>
          </table:table-cell>
          <table:table-cell office:value-type="float" office:value="0">
            <text:p>0</text:p>
          </table:table-cell>
          <table:table-cell office:value-type="float" office:value="5548">
            <text:p>5548</text:p>
          </table:table-cell>
          <table:table-cell office:value-type="float" office:value="3209">
            <text:p>3209</text:p>
          </table:table-cell>
          <table:table-cell/>
          <table:table-cell office:value-type="string">
            <text:p>R-13</text:p>
          </table:table-cell>
          <table:table-cell office:value-type="float" office:value="5350">
            <text:p>5350</text:p>
          </table:table-cell>
          <table:table-cell office:value-type="float" office:value="5485">
            <text:p>5485</text:p>
          </table:table-cell>
          <table:table-cell office:value-type="float" office:value="0">
            <text:p>0</text:p>
          </table:table-cell>
          <table:table-cell office:value-type="float" office:value="7579">
            <text:p>7579</text:p>
          </table:table-cell>
          <table:table-cell office:value-type="float" office:value="5325">
            <text:p>5325</text:p>
          </table:table-cell>
          <table:table-cell/>
          <table:table-cell office:value-type="string">
            <text:p>R-13</text:p>
          </table:table-cell>
          <table:table-cell office:value-type="float" office:value="6386">
            <text:p>6386</text:p>
          </table:table-cell>
          <table:table-cell office:value-type="float" office:value="7421">
            <text:p>7421</text:p>
          </table:table-cell>
          <table:table-cell office:value-type="float" office:value="0">
            <text:p>0</text:p>
          </table:table-cell>
          <table:table-cell office:value-type="float" office:value="8307">
            <text:p>8307</text:p>
          </table:table-cell>
          <table:table-cell office:value-type="float" office:value="6607">
            <text:p>6607</text:p>
          </table:table-cell>
          <table:table-cell/>
          <table:table-cell office:value-type="string">
            <text:p>R-13</text:p>
          </table:table-cell>
          <table:table-cell office:value-type="float" office:value="7413">
            <text:p>7413</text:p>
          </table:table-cell>
          <table:table-cell office:value-type="float" office:value="8487">
            <text:p>8487</text:p>
          </table:table-cell>
          <table:table-cell office:value-type="float" office:value="0">
            <text:p>0</text:p>
          </table:table-cell>
          <table:table-cell office:value-type="float" office:value="9204">
            <text:p>9204</text:p>
          </table:table-cell>
          <table:table-cell office:value-type="float" office:value="7640">
            <text:p>7640</text:p>
          </table:table-cell>
          <table:table-cell/>
          <table:table-cell office:value-type="string">
            <text:p>R-13</text:p>
          </table:table-cell>
          <table:table-cell office:value-type="float" office:value="8182">
            <text:p>8182</text:p>
          </table:table-cell>
          <table:table-cell office:value-type="float" office:value="9312">
            <text:p>9312</text:p>
          </table:table-cell>
          <table:table-cell office:value-type="float" office:value="0">
            <text:p>0</text:p>
          </table:table-cell>
          <table:table-cell office:value-type="float" office:value="10040">
            <text:p>10040</text:p>
          </table:table-cell>
          <table:table-cell office:value-type="float" office:value="8316">
            <text:p>831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153">
            <text:p>1153</text:p>
          </table:table-cell>
          <table:table-cell office:value-type="float" office:value="1242">
            <text:p>1242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14</text:p>
          </table:table-cell>
          <table:table-cell office:value-type="float" office:value="1464">
            <text:p>1464</text:p>
          </table:table-cell>
          <table:table-cell office:value-type="float" office:value="1549">
            <text:p>1549</text:p>
          </table:table-cell>
          <table:table-cell table:number-columns-repeated="2" office:value-type="float" office:value="0">
            <text:p>0</text:p>
          </table:table-cell>
          <table:table-cell office:value-type="float" office:value="1457">
            <text:p>1457</text:p>
          </table:table-cell>
          <table:table-cell/>
          <table:table-cell office:value-type="string">
            <text:p>R-14</text:p>
          </table:table-cell>
          <table:table-cell office:value-type="float" office:value="1755">
            <text:p>1755</text:p>
          </table:table-cell>
          <table:table-cell office:value-type="float" office:value="1854">
            <text:p>1854</text:p>
          </table:table-cell>
          <table:table-cell table:number-columns-repeated="2" office:value-type="float" office:value="0">
            <text:p>0</text:p>
          </table:table-cell>
          <table:table-cell office:value-type="float" office:value="1776">
            <text:p>1776</text:p>
          </table:table-cell>
          <table:table-cell/>
          <table:table-cell office:value-type="string">
            <text:p>R-14</text:p>
          </table:table-cell>
          <table:table-cell office:value-type="float" office:value="2057">
            <text:p>2057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97">
            <text:p>2097</text:p>
          </table:table-cell>
          <table:table-cell/>
          <table:table-cell office:value-type="string">
            <text:p>R-14</text:p>
          </table:table-cell>
          <table:table-cell office:value-type="float" office:value="3156">
            <text:p>3156</text:p>
          </table:table-cell>
          <table:table-cell office:value-type="float" office:value="3185">
            <text:p>318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192">
            <text:p>3192</text:p>
          </table:table-cell>
          <table:table-cell/>
          <table:table-cell office:value-type="string">
            <text:p>R-14</text:p>
          </table:table-cell>
          <table:table-cell office:value-type="float" office:value="5345">
            <text:p>5345</text:p>
          </table:table-cell>
          <table:table-cell office:value-type="float" office:value="5485">
            <text:p>5485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5350">
            <text:p>5350</text:p>
          </table:table-cell>
          <table:table-cell/>
          <table:table-cell office:value-type="string">
            <text:p>R-14</text:p>
          </table:table-cell>
          <table:table-cell office:value-type="float" office:value="6655">
            <text:p>6655</text:p>
          </table:table-cell>
          <table:table-cell office:value-type="float" office:value="7421">
            <text:p>7421</text:p>
          </table:table-cell>
          <table:table-cell office:value-type="float" office:value="0">
            <text:p>0</text:p>
          </table:table-cell>
          <table:table-cell office:value-type="float" office:value="2704">
            <text:p>2704</text:p>
          </table:table-cell>
          <table:table-cell office:value-type="float" office:value="6386">
            <text:p>6386</text:p>
          </table:table-cell>
          <table:table-cell/>
          <table:table-cell office:value-type="string">
            <text:p>R-14</text:p>
          </table:table-cell>
          <table:table-cell office:value-type="float" office:value="8331">
            <text:p>8331</text:p>
          </table:table-cell>
          <table:table-cell office:value-type="float" office:value="8487">
            <text:p>8487</text:p>
          </table:table-cell>
          <table:table-cell office:value-type="float" office:value="0">
            <text:p>0</text:p>
          </table:table-cell>
          <table:table-cell office:value-type="float" office:value="6612">
            <text:p>6612</text:p>
          </table:table-cell>
          <table:table-cell office:value-type="float" office:value="7413">
            <text:p>7413</text:p>
          </table:table-cell>
          <table:table-cell/>
          <table:table-cell office:value-type="string">
            <text:p>R-14</text:p>
          </table:table-cell>
          <table:table-cell office:value-type="float" office:value="9981">
            <text:p>9981</text:p>
          </table:table-cell>
          <table:table-cell office:value-type="float" office:value="9312">
            <text:p>9312</text:p>
          </table:table-cell>
          <table:table-cell office:value-type="float" office:value="0">
            <text:p>0</text:p>
          </table:table-cell>
          <table:table-cell office:value-type="float" office:value="7280">
            <text:p>7280</text:p>
          </table:table-cell>
          <table:table-cell office:value-type="float" office:value="8182">
            <text:p>818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237">
            <text:p>123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2158">
            <text:p>215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188">
            <text:p>3188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 office:value-type="float" office:value="3196">
            <text:p>319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261">
            <text:p>5261</text:p>
          </table:table-cell>
          <table:table-cell office:value-type="float" office:value="0">
            <text:p>0</text:p>
          </table:table-cell>
          <table:table-cell office:value-type="float" office:value="5345">
            <text:p>5345</text:p>
          </table:table-cell>
          <table:table-cell office:value-type="float" office:value="5160">
            <text:p>516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6655">
            <text:p>6655</text:p>
          </table:table-cell>
          <table:table-cell office:value-type="float" office:value="6594">
            <text:p>65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831">
            <text:p>7831</text:p>
          </table:table-cell>
          <table:table-cell office:value-type="float" office:value="0">
            <text:p>0</text:p>
          </table:table-cell>
          <table:table-cell office:value-type="float" office:value="8331">
            <text:p>8331</text:p>
          </table:table-cell>
          <table:table-cell office:value-type="float" office:value="8384">
            <text:p>838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618">
            <text:p>8618</text:p>
          </table:table-cell>
          <table:table-cell office:value-type="float" office:value="0">
            <text:p>0</text:p>
          </table:table-cell>
          <table:table-cell office:value-type="float" office:value="9981">
            <text:p>9981</text:p>
          </table:table-cell>
          <table:table-cell office:value-type="float" office:value="9967">
            <text:p>9967</text:p>
          </table:table-cell>
          <table:table-cell table:number-columns-repeated="7"/>
        </table:table-row>
      </table:table>
      <table:table table:name="noe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free_vcs_ooe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free_vcs_noe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flits_ports_vcs_ooe" table:style-name="ta1" table:print="false">
        <office:forms form:automatic-focus="false" form:apply-design-mode="false"/>
        <table:table-column table:style-name="co1" table:number-columns-repeated="63" table:default-cell-style-name="Default"/>
        <table:table-row table:style-name="ro2">
          <table:table-cell table:style-name="ce16" office:value-type="string">
            <text:p>4x4</text:p>
          </table:table-cell>
          <table:table-cell table:style-name="ce16" office:value-type="string">
            <text:p>Vcs=4</text:p>
          </table:table-cell>
          <table:table-cell table:number-columns-repeated="61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port_vcs_ooe</text:p>
          </table:table-cell>
          <table:table-cell table:style-name="ce16"/>
          <table:table-cell table:style-name="ce16" office:value-type="string">
            <text:p>uniform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style-name="ce16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6"/>
          <table:table-cell table:number-columns-repeated="62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0</text:p>
          </table:table-cell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0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0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2163">
            <text:p>2163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/>
          <table:table-cell office:value-type="string">
            <text:p>R-0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/>
          <table:table-cell office:value-type="string">
            <text:p>R-0</text:p>
          </table:table-cell>
          <table:table-cell office:value-type="float" office:value="3342">
            <text:p>3342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">
            <text:p>0</text:p>
          </table:table-cell>
          <table:table-cell office:value-type="float" office:value="4420">
            <text:p>4420</text:p>
          </table:table-cell>
          <table:table-cell/>
          <table:table-cell office:value-type="string">
            <text:p>R-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5908">
            <text:p>5908</text:p>
          </table:table-cell>
          <table:table-cell office:value-type="float" office:value="0">
            <text:p>0</text:p>
          </table:table-cell>
          <table:table-cell office:value-type="float" office:value="6456">
            <text:p>6456</text:p>
          </table:table-cell>
          <table:table-cell/>
          <table:table-cell office:value-type="string">
            <text:p>R-0</text:p>
          </table:table-cell>
          <table:table-cell office:value-type="float" office:value="6205">
            <text:p>6205</text:p>
          </table:table-cell>
          <table:table-cell office:value-type="float" office:value="0">
            <text:p>0</text:p>
          </table:table-cell>
          <table:table-cell office:value-type="float" office:value="6881">
            <text:p>6881</text:p>
          </table:table-cell>
          <table:table-cell office:value-type="float" office:value="0">
            <text:p>0</text:p>
          </table:table-cell>
          <table:table-cell office:value-type="float" office:value="7292">
            <text:p>7292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50">
            <text:p>1150</text:p>
          </table:table-cell>
          <table:table-cell office:value-type="float" office:value="900">
            <text:p>900</text:p>
          </table:table-cell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</text:p>
          </table:table-cell>
          <table:table-cell office:value-type="float" office:value="1480">
            <text:p>1480</text:p>
          </table:table-cell>
          <table:table-cell office:value-type="float" office:value="1140">
            <text:p>1140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1</text:p>
          </table:table-cell>
          <table:table-cell office:value-type="float" office:value="1746">
            <text:p>1746</text:p>
          </table:table-cell>
          <table:table-cell office:value-type="float" office:value="1398">
            <text:p>1398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1</text:p>
          </table:table-cell>
          <table:table-cell office:value-type="float" office:value="2048">
            <text:p>2048</text:p>
          </table:table-cell>
          <table:table-cell office:value-type="float" office:value="1589">
            <text:p>1589</text:p>
          </table:table-cell>
          <table:table-cell office:value-type="float" office:value="1948">
            <text:p>1948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/>
          <table:table-cell office:value-type="string">
            <text:p>R-1</text:p>
          </table:table-cell>
          <table:table-cell office:value-type="float" office:value="2349">
            <text:p>2349</text:p>
          </table:table-cell>
          <table:table-cell office:value-type="float" office:value="1829">
            <text:p>1829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</text:p>
          </table:table-cell>
          <table:table-cell office:value-type="float" office:value="2638">
            <text:p>2638</text:p>
          </table:table-cell>
          <table:table-cell office:value-type="float" office:value="2058">
            <text:p>2058</text:p>
          </table:table-cell>
          <table:table-cell office:value-type="float" office:value="2536">
            <text:p>2536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/>
          <table:table-cell office:value-type="string">
            <text:p>R-1</text:p>
          </table:table-cell>
          <table:table-cell office:value-type="float" office:value="4489">
            <text:p>4489</text:p>
          </table:table-cell>
          <table:table-cell office:value-type="float" office:value="3425">
            <text:p>3425</text:p>
          </table:table-cell>
          <table:table-cell office:value-type="float" office:value="4102">
            <text:p>4102</text:p>
          </table:table-cell>
          <table:table-cell office:value-type="float" office:value="0">
            <text:p>0</text:p>
          </table:table-cell>
          <table:table-cell office:value-type="float" office:value="4479">
            <text:p>4479</text:p>
          </table:table-cell>
          <table:table-cell/>
          <table:table-cell office:value-type="string">
            <text:p>R-1</text:p>
          </table:table-cell>
          <table:table-cell office:value-type="float" office:value="6668">
            <text:p>6668</text:p>
          </table:table-cell>
          <table:table-cell office:value-type="float" office:value="4317">
            <text:p>4317</text:p>
          </table:table-cell>
          <table:table-cell office:value-type="float" office:value="5505">
            <text:p>5505</text:p>
          </table:table-cell>
          <table:table-cell office:value-type="float" office:value="0">
            <text:p>0</text:p>
          </table:table-cell>
          <table:table-cell office:value-type="float" office:value="6572">
            <text:p>6572</text:p>
          </table:table-cell>
          <table:table-cell/>
          <table:table-cell office:value-type="string">
            <text:p>R-1</text:p>
          </table:table-cell>
          <table:table-cell office:value-type="float" office:value="7834">
            <text:p>7834</text:p>
          </table:table-cell>
          <table:table-cell office:value-type="float" office:value="4910">
            <text:p>4910</text:p>
          </table:table-cell>
          <table:table-cell office:value-type="float" office:value="6199">
            <text:p>6199</text:p>
          </table:table-cell>
          <table:table-cell office:value-type="float" office:value="0">
            <text:p>0</text:p>
          </table:table-cell>
          <table:table-cell office:value-type="float" office:value="7466">
            <text:p>7466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77">
            <text:p>877</text:p>
          </table:table-cell>
          <table:table-cell office:value-type="float" office:value="1167">
            <text:p>1167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1139">
            <text:p>1139</text:p>
          </table:table-cell>
          <table:table-cell office:value-type="float" office:value="1475">
            <text:p>1475</text:p>
          </table:table-cell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322">
            <text:p>1322</text:p>
          </table:table-cell>
          <table:table-cell office:value-type="float" office:value="1776">
            <text:p>1776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545">
            <text:p>1545</text:p>
          </table:table-cell>
          <table:table-cell office:value-type="float" office:value="2047">
            <text:p>2047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734">
            <text:p>1734</text:p>
          </table:table-cell>
          <table:table-cell office:value-type="float" office:value="2311">
            <text:p>2311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2</text:p>
          </table:table-cell>
          <table:table-cell office:value-type="float" office:value="1941">
            <text:p>1941</text:p>
          </table:table-cell>
          <table:table-cell office:value-type="float" office:value="2696">
            <text:p>2696</text:p>
          </table:table-cell>
          <table:table-cell office:value-type="float" office:value="2374">
            <text:p>2374</text:p>
          </table:table-cell>
          <table:table-cell office:value-type="float" office:value="0">
            <text:p>0</text:p>
          </table:table-cell>
          <table:table-cell office:value-type="float" office:value="2711">
            <text:p>2711</text:p>
          </table:table-cell>
          <table:table-cell/>
          <table:table-cell office:value-type="string">
            <text:p>R-2</text:p>
          </table:table-cell>
          <table:table-cell office:value-type="float" office:value="3312">
            <text:p>3312</text:p>
          </table:table-cell>
          <table:table-cell office:value-type="float" office:value="4475">
            <text:p>4475</text:p>
          </table:table-cell>
          <table:table-cell office:value-type="float" office:value="4230">
            <text:p>4230</text:p>
          </table:table-cell>
          <table:table-cell office:value-type="float" office:value="0">
            <text:p>0</text:p>
          </table:table-cell>
          <table:table-cell office:value-type="float" office:value="4562">
            <text:p>4562</text:p>
          </table:table-cell>
          <table:table-cell/>
          <table:table-cell office:value-type="string">
            <text:p>R-2</text:p>
          </table:table-cell>
          <table:table-cell office:value-type="float" office:value="4689">
            <text:p>4689</text:p>
          </table:table-cell>
          <table:table-cell office:value-type="float" office:value="6072">
            <text:p>6072</text:p>
          </table:table-cell>
          <table:table-cell office:value-type="float" office:value="5839">
            <text:p>5839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/>
          <table:table-cell office:value-type="string">
            <text:p>R-2</text:p>
          </table:table-cell>
          <table:table-cell office:value-type="float" office:value="5416">
            <text:p>5416</text:p>
          </table:table-cell>
          <table:table-cell office:value-type="float" office:value="6824">
            <text:p>6824</text:p>
          </table:table-cell>
          <table:table-cell office:value-type="float" office:value="6436">
            <text:p>6436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2142">
            <text:p>21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20">
            <text:p>1720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2469">
            <text:p>246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office:value-type="float" office:value="1480">
            <text:p>1480</text:p>
          </table:table-cell>
          <table:table-cell office:value-type="float" office:value="0">
            <text:p>0</text:p>
          </table:table-cell>
          <table:table-cell office:value-type="float" office:value="2785">
            <text:p>278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340">
            <text:p>3340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4647">
            <text:p>464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066">
            <text:p>5066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6708">
            <text:p>670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52">
            <text:p>5552</text:p>
          </table:table-cell>
          <table:table-cell office:value-type="float" office:value="4256">
            <text:p>4256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1519">
            <text:p>1519</text:p>
          </table:table-cell>
          <table:table-cell office:value-type="float" office:value="1084">
            <text:p>1084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R-4</text:p>
          </table:table-cell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287">
            <text:p>1287</text:p>
          </table:table-cell>
          <table:table-cell office:value-type="float" office:value="1405">
            <text:p>1405</text:p>
          </table:table-cell>
          <table:table-cell/>
          <table:table-cell office:value-type="string">
            <text:p>R-4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1527">
            <text:p>1527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1791">
            <text:p>1791</text:p>
          </table:table-cell>
          <table:table-cell office:value-type="float" office:value="2012">
            <text:p>2012</text:p>
          </table:table-cell>
          <table:table-cell/>
          <table:table-cell office:value-type="string">
            <text:p>R-4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2781">
            <text:p>2781</text:p>
          </table:table-cell>
          <table:table-cell office:value-type="float" office:value="2034">
            <text:p>2034</text:p>
          </table:table-cell>
          <table:table-cell office:value-type="float" office:value="2317">
            <text:p>2317</text:p>
          </table:table-cell>
          <table:table-cell/>
          <table:table-cell office:value-type="string">
            <text:p>R-4</text:p>
          </table:table-cell>
          <table:table-cell office:value-type="float" office:value="2132">
            <text:p>2132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2297">
            <text:p>2297</text:p>
          </table:table-cell>
          <table:table-cell office:value-type="float" office:value="2643">
            <text:p>2643</text:p>
          </table:table-cell>
          <table:table-cell/>
          <table:table-cell office:value-type="string">
            <text:p>R-4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5103">
            <text:p>5103</text:p>
          </table:table-cell>
          <table:table-cell office:value-type="float" office:value="3803">
            <text:p>3803</text:p>
          </table:table-cell>
          <table:table-cell office:value-type="float" office:value="4439">
            <text:p>4439</text:p>
          </table:table-cell>
          <table:table-cell/>
          <table:table-cell office:value-type="string">
            <text:p>R-4</text:p>
          </table:table-cell>
          <table:table-cell office:value-type="float" office:value="5694">
            <text:p>5694</text:p>
          </table:table-cell>
          <table:table-cell office:value-type="float" office:value="0">
            <text:p>0</text:p>
          </table:table-cell>
          <table:table-cell office:value-type="float" office:value="7623">
            <text:p>7623</text:p>
          </table:table-cell>
          <table:table-cell office:value-type="float" office:value="5963">
            <text:p>5963</text:p>
          </table:table-cell>
          <table:table-cell office:value-type="float" office:value="6529">
            <text:p>6529</text:p>
          </table:table-cell>
          <table:table-cell/>
          <table:table-cell office:value-type="string">
            <text:p>R-4</text:p>
          </table:table-cell>
          <table:table-cell office:value-type="float" office:value="6806">
            <text:p>6806</text:p>
          </table:table-cell>
          <table:table-cell office:value-type="float" office:value="0">
            <text:p>0</text:p>
          </table:table-cell>
          <table:table-cell office:value-type="float" office:value="8729">
            <text:p>8729</text:p>
          </table:table-cell>
          <table:table-cell office:value-type="float" office:value="6852">
            <text:p>6852</text:p>
          </table:table-cell>
          <table:table-cell office:value-type="float" office:value="7417">
            <text:p>7417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97">
            <text:p>1197</text:p>
          </table:table-cell>
          <table:table-cell office:value-type="float" office:value="905">
            <text:p>905</text:p>
          </table:table-cell>
          <table:table-cell office:value-type="float" office:value="1275">
            <text:p>1275</text:p>
          </table:table-cell>
          <table:table-cell office:value-type="float" office:value="1096">
            <text:p>1096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57">
            <text:p>1557</text:p>
          </table:table-cell>
          <table:table-cell office:value-type="float" office:value="1109">
            <text:p>1109</text:p>
          </table:table-cell>
          <table:table-cell office:value-type="float" office:value="1644">
            <text:p>1644</text:p>
          </table:table-cell>
          <table:table-cell office:value-type="float" office:value="1370">
            <text:p>1370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86">
            <text:p>1886</text:p>
          </table:table-cell>
          <table:table-cell office:value-type="float" office:value="1357">
            <text:p>1357</text:p>
          </table:table-cell>
          <table:table-cell office:value-type="float" office:value="2056">
            <text:p>2056</text:p>
          </table:table-cell>
          <table:table-cell office:value-type="float" office:value="1679">
            <text:p>1679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R-5</text:p>
          </table:table-cell>
          <table:table-cell office:value-type="float" office:value="2214">
            <text:p>2214</text:p>
          </table:table-cell>
          <table:table-cell office:value-type="float" office:value="1573">
            <text:p>1573</text:p>
          </table:table-cell>
          <table:table-cell office:value-type="float" office:value="2446">
            <text:p>2446</text:p>
          </table:table-cell>
          <table:table-cell office:value-type="float" office:value="1974">
            <text:p>1974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5</text:p>
          </table:table-cell>
          <table:table-cell office:value-type="float" office:value="2480">
            <text:p>2480</text:p>
          </table:table-cell>
          <table:table-cell office:value-type="float" office:value="1784">
            <text:p>1784</text:p>
          </table:table-cell>
          <table:table-cell office:value-type="float" office:value="2908">
            <text:p>2908</text:p>
          </table:table-cell>
          <table:table-cell office:value-type="float" office:value="2235">
            <text:p>2235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5</text:p>
          </table:table-cell>
          <table:table-cell office:value-type="float" office:value="2864">
            <text:p>2864</text:p>
          </table:table-cell>
          <table:table-cell office:value-type="float" office:value="2050">
            <text:p>2050</text:p>
          </table:table-cell>
          <table:table-cell office:value-type="float" office:value="3236">
            <text:p>3236</text:p>
          </table:table-cell>
          <table:table-cell office:value-type="float" office:value="2521">
            <text:p>2521</text:p>
          </table:table-cell>
          <table:table-cell office:value-type="float" office:value="2720">
            <text:p>2720</text:p>
          </table:table-cell>
          <table:table-cell/>
          <table:table-cell office:value-type="string">
            <text:p>R-5</text:p>
          </table:table-cell>
          <table:table-cell office:value-type="float" office:value="4699">
            <text:p>4699</text:p>
          </table:table-cell>
          <table:table-cell office:value-type="float" office:value="3420">
            <text:p>3420</text:p>
          </table:table-cell>
          <table:table-cell office:value-type="float" office:value="5459">
            <text:p>5459</text:p>
          </table:table-cell>
          <table:table-cell office:value-type="float" office:value="4201">
            <text:p>4201</text:p>
          </table:table-cell>
          <table:table-cell office:value-type="float" office:value="4515">
            <text:p>4515</text:p>
          </table:table-cell>
          <table:table-cell/>
          <table:table-cell office:value-type="string">
            <text:p>R-5</text:p>
          </table:table-cell>
          <table:table-cell office:value-type="float" office:value="6892">
            <text:p>6892</text:p>
          </table:table-cell>
          <table:table-cell office:value-type="float" office:value="5162">
            <text:p>5162</text:p>
          </table:table-cell>
          <table:table-cell office:value-type="float" office:value="8127">
            <text:p>8127</text:p>
          </table:table-cell>
          <table:table-cell office:value-type="float" office:value="6187">
            <text:p>6187</text:p>
          </table:table-cell>
          <table:table-cell office:value-type="float" office:value="6710">
            <text:p>6710</text:p>
          </table:table-cell>
          <table:table-cell/>
          <table:table-cell office:value-type="string">
            <text:p>R-5</text:p>
          </table:table-cell>
          <table:table-cell office:value-type="float" office:value="7984">
            <text:p>7984</text:p>
          </table:table-cell>
          <table:table-cell office:value-type="float" office:value="5659">
            <text:p>5659</text:p>
          </table:table-cell>
          <table:table-cell office:value-type="float" office:value="9220">
            <text:p>9220</text:p>
          </table:table-cell>
          <table:table-cell office:value-type="float" office:value="7065">
            <text:p>7065</text:p>
          </table:table-cell>
          <table:table-cell office:value-type="float" office:value="7549">
            <text:p>7549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25">
            <text:p>925</text:p>
          </table:table-cell>
          <table:table-cell office:value-type="float" office:value="1203">
            <text:p>1203</text:p>
          </table:table-cell>
          <table:table-cell office:value-type="float" office:value="1090">
            <text:p>1090</text:p>
          </table:table-cell>
          <table:table-cell office:value-type="float" office:value="823">
            <text:p>823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6</text:p>
          </table:table-cell>
          <table:table-cell office:value-type="float" office:value="1154">
            <text:p>1154</text:p>
          </table:table-cell>
          <table:table-cell office:value-type="float" office:value="1547">
            <text:p>1547</text:p>
          </table:table-cell>
          <table:table-cell office:value-type="float" office:value="1405">
            <text:p>1405</text:p>
          </table:table-cell>
          <table:table-cell office:value-type="float" office:value="1065">
            <text:p>1065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21">
            <text:p>1421</text:p>
          </table:table-cell>
          <table:table-cell office:value-type="float" office:value="1872">
            <text:p>1872</text:p>
          </table:table-cell>
          <table:table-cell office:value-type="float" office:value="1764">
            <text:p>1764</text:p>
          </table:table-cell>
          <table:table-cell office:value-type="float" office:value="1361">
            <text:p>1361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40">
            <text:p>1640</text:p>
          </table:table-cell>
          <table:table-cell office:value-type="float" office:value="2164">
            <text:p>2164</text:p>
          </table:table-cell>
          <table:table-cell office:value-type="float" office:value="2088">
            <text:p>2088</text:p>
          </table:table-cell>
          <table:table-cell office:value-type="float" office:value="1662">
            <text:p>1662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6</text:p>
          </table:table-cell>
          <table:table-cell office:value-type="float" office:value="1879">
            <text:p>1879</text:p>
          </table:table-cell>
          <table:table-cell office:value-type="float" office:value="2436">
            <text:p>2436</text:p>
          </table:table-cell>
          <table:table-cell office:value-type="float" office:value="2392">
            <text:p>2392</text:p>
          </table:table-cell>
          <table:table-cell office:value-type="float" office:value="1937">
            <text:p>1937</text:p>
          </table:table-cell>
          <table:table-cell office:value-type="float" office:value="2425">
            <text:p>2425</text:p>
          </table:table-cell>
          <table:table-cell/>
          <table:table-cell office:value-type="string">
            <text:p>R-6</text:p>
          </table:table-cell>
          <table:table-cell office:value-type="float" office:value="2167">
            <text:p>2167</text:p>
          </table:table-cell>
          <table:table-cell office:value-type="float" office:value="2770">
            <text:p>2770</text:p>
          </table:table-cell>
          <table:table-cell office:value-type="float" office:value="2801">
            <text:p>2801</text:p>
          </table:table-cell>
          <table:table-cell office:value-type="float" office:value="2331">
            <text:p>2331</text:p>
          </table:table-cell>
          <table:table-cell office:value-type="float" office:value="2739">
            <text:p>2739</text:p>
          </table:table-cell>
          <table:table-cell/>
          <table:table-cell office:value-type="string">
            <text:p>R-6</text:p>
          </table:table-cell>
          <table:table-cell office:value-type="float" office:value="3490">
            <text:p>3490</text:p>
          </table:table-cell>
          <table:table-cell office:value-type="float" office:value="4594">
            <text:p>4594</text:p>
          </table:table-cell>
          <table:table-cell office:value-type="float" office:value="4860">
            <text:p>4860</text:p>
          </table:table-cell>
          <table:table-cell office:value-type="float" office:value="4182">
            <text:p>4182</text:p>
          </table:table-cell>
          <table:table-cell office:value-type="float" office:value="4518">
            <text:p>4518</text:p>
          </table:table-cell>
          <table:table-cell/>
          <table:table-cell office:value-type="string">
            <text:p>R-6</text:p>
          </table:table-cell>
          <table:table-cell office:value-type="float" office:value="5090">
            <text:p>5090</text:p>
          </table:table-cell>
          <table:table-cell office:value-type="float" office:value="6726">
            <text:p>6726</text:p>
          </table:table-cell>
          <table:table-cell office:value-type="float" office:value="6697">
            <text:p>6697</text:p>
          </table:table-cell>
          <table:table-cell office:value-type="float" office:value="5692">
            <text:p>5692</text:p>
          </table:table-cell>
          <table:table-cell office:value-type="float" office:value="6598">
            <text:p>6598</text:p>
          </table:table-cell>
          <table:table-cell/>
          <table:table-cell office:value-type="string">
            <text:p>R-6</text:p>
          </table:table-cell>
          <table:table-cell office:value-type="float" office:value="5898">
            <text:p>5898</text:p>
          </table:table-cell>
          <table:table-cell office:value-type="float" office:value="7381">
            <text:p>7381</text:p>
          </table:table-cell>
          <table:table-cell office:value-type="float" office:value="7394">
            <text:p>7394</text:p>
          </table:table-cell>
          <table:table-cell office:value-type="float" office:value="6443">
            <text:p>6443</text:p>
          </table:table-cell>
          <table:table-cell office:value-type="float" office:value="7479">
            <text:p>7479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922">
            <text:p>922</text:p>
          </table:table-cell>
          <table:table-cell office:value-type="float" office:value="723">
            <text:p>723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135">
            <text:p>1135</text:p>
          </table:table-cell>
          <table:table-cell office:value-type="float" office:value="882">
            <text:p>882</text:p>
          </table:table-cell>
          <table:table-cell office:value-type="float" office:value="1548">
            <text:p>154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1334">
            <text:p>1334</text:p>
          </table:table-cell>
          <table:table-cell office:value-type="float" office:value="1066">
            <text:p>1066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66">
            <text:p>1566</text:p>
          </table:table-cell>
          <table:table-cell office:value-type="float" office:value="1631">
            <text:p>1631</text:p>
          </table:table-cell>
          <table:table-cell office:value-type="float" office:value="1246">
            <text:p>1246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18">
            <text:p>1718</text:p>
          </table:table-cell>
          <table:table-cell office:value-type="float" office:value="1904">
            <text:p>1904</text:p>
          </table:table-cell>
          <table:table-cell office:value-type="float" office:value="1430">
            <text:p>1430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 office:value-type="float" office:value="2169">
            <text:p>2169</text:p>
          </table:table-cell>
          <table:table-cell office:value-type="float" office:value="1615">
            <text:p>1615</text:p>
          </table:table-cell>
          <table:table-cell office:value-type="float" office:value="2732">
            <text:p>273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371">
            <text:p>3371</text:p>
          </table:table-cell>
          <table:table-cell office:value-type="float" office:value="3710">
            <text:p>3710</text:p>
          </table:table-cell>
          <table:table-cell office:value-type="float" office:value="2789">
            <text:p>2789</text:p>
          </table:table-cell>
          <table:table-cell office:value-type="float" office:value="4551">
            <text:p>455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45">
            <text:p>5445</text:p>
          </table:table-cell>
          <table:table-cell office:value-type="float" office:value="5626">
            <text:p>5626</text:p>
          </table:table-cell>
          <table:table-cell office:value-type="float" office:value="4184">
            <text:p>4184</text:p>
          </table:table-cell>
          <table:table-cell office:value-type="float" office:value="6646">
            <text:p>664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193">
            <text:p>6193</text:p>
          </table:table-cell>
          <table:table-cell office:value-type="float" office:value="6467">
            <text:p>6467</text:p>
          </table:table-cell>
          <table:table-cell office:value-type="float" office:value="4611">
            <text:p>4611</text:p>
          </table:table-cell>
          <table:table-cell office:value-type="float" office:value="7546">
            <text:p>7546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427">
            <text:p>1427</text:p>
          </table:table-cell>
          <table:table-cell office:value-type="float" office:value="1229">
            <text:p>1229</text:p>
          </table:table-cell>
          <table:table-cell/>
          <table:table-cell office:value-type="string">
            <text:p>R-8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805">
            <text:p>1805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2055">
            <text:p>2055</text:p>
          </table:table-cell>
          <table:table-cell office:value-type="float" office:value="1867">
            <text:p>1867</text:p>
          </table:table-cell>
          <table:table-cell/>
          <table:table-cell office:value-type="string">
            <text:p>R-8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2402">
            <text:p>2402</text:p>
          </table:table-cell>
          <table:table-cell office:value-type="float" office:value="2148">
            <text:p>2148</text:p>
          </table:table-cell>
          <table:table-cell/>
          <table:table-cell office:value-type="string">
            <text:p>R-8</text:p>
          </table:table-cell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 office:value-type="float" office:value="2689">
            <text:p>2689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8</text:p>
          </table:table-cell>
          <table:table-cell office:value-type="float" office:value="2078">
            <text:p>2078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office:value-type="float" office:value="2994">
            <text:p>2994</text:p>
          </table:table-cell>
          <table:table-cell office:value-type="float" office:value="2781">
            <text:p>2781</text:p>
          </table:table-cell>
          <table:table-cell/>
          <table:table-cell office:value-type="string">
            <text:p>R-8</text:p>
          </table:table-cell>
          <table:table-cell office:value-type="float" office:value="3472">
            <text:p>3472</text:p>
          </table:table-cell>
          <table:table-cell office:value-type="float" office:value="0">
            <text:p>0</text:p>
          </table:table-cell>
          <table:table-cell office:value-type="float" office:value="3876">
            <text:p>3876</text:p>
          </table:table-cell>
          <table:table-cell office:value-type="float" office:value="4906">
            <text:p>4906</text:p>
          </table:table-cell>
          <table:table-cell office:value-type="float" office:value="4569">
            <text:p>4569</text:p>
          </table:table-cell>
          <table:table-cell/>
          <table:table-cell office:value-type="string">
            <text:p>R-8</text:p>
          </table:table-cell>
          <table:table-cell office:value-type="float" office:value="5738">
            <text:p>5738</text:p>
          </table:table-cell>
          <table:table-cell office:value-type="float" office:value="0">
            <text:p>0</text:p>
          </table:table-cell>
          <table:table-cell office:value-type="float" office:value="5995">
            <text:p>5995</text:p>
          </table:table-cell>
          <table:table-cell office:value-type="float" office:value="7619">
            <text:p>7619</text:p>
          </table:table-cell>
          <table:table-cell office:value-type="float" office:value="6573">
            <text:p>6573</text:p>
          </table:table-cell>
          <table:table-cell/>
          <table:table-cell office:value-type="string">
            <text:p>R-8</text:p>
          </table:table-cell>
          <table:table-cell office:value-type="float" office:value="6863">
            <text:p>6863</text:p>
          </table:table-cell>
          <table:table-cell office:value-type="float" office:value="0">
            <text:p>0</text:p>
          </table:table-cell>
          <table:table-cell office:value-type="float" office:value="6890">
            <text:p>6890</text:p>
          </table:table-cell>
          <table:table-cell office:value-type="float" office:value="8651">
            <text:p>8651</text:p>
          </table:table-cell>
          <table:table-cell office:value-type="float" office:value="7439">
            <text:p>7439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208">
            <text:p>1208</text:p>
          </table:table-cell>
          <table:table-cell office:value-type="float" office:value="908">
            <text:p>908</text:p>
          </table:table-cell>
          <table:table-cell office:value-type="float" office:value="1040">
            <text:p>1040</text:p>
          </table:table-cell>
          <table:table-cell office:value-type="float" office:value="1318">
            <text:p>1318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32">
            <text:p>1532</text:p>
          </table:table-cell>
          <table:table-cell office:value-type="float" office:value="1096">
            <text:p>1096</text:p>
          </table:table-cell>
          <table:table-cell office:value-type="float" office:value="1364">
            <text:p>1364</text:p>
          </table:table-cell>
          <table:table-cell office:value-type="float" office:value="1686">
            <text:p>1686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39">
            <text:p>1839</text:p>
          </table:table-cell>
          <table:table-cell office:value-type="float" office:value="1321">
            <text:p>1321</text:p>
          </table:table-cell>
          <table:table-cell office:value-type="float" office:value="1655">
            <text:p>1655</text:p>
          </table:table-cell>
          <table:table-cell office:value-type="float" office:value="2088">
            <text:p>2088</text:p>
          </table:table-cell>
          <table:table-cell office:value-type="float" office:value="1759">
            <text:p>1759</text:p>
          </table:table-cell>
          <table:table-cell/>
          <table:table-cell office:value-type="string">
            <text:p>R-9</text:p>
          </table:table-cell>
          <table:table-cell office:value-type="float" office:value="2115">
            <text:p>2115</text:p>
          </table:table-cell>
          <table:table-cell office:value-type="float" office:value="1539">
            <text:p>1539</text:p>
          </table:table-cell>
          <table:table-cell office:value-type="float" office:value="1967">
            <text:p>1967</text:p>
          </table:table-cell>
          <table:table-cell office:value-type="float" office:value="2475">
            <text:p>2475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526">
            <text:p>2526</text:p>
          </table:table-cell>
          <table:table-cell office:value-type="float" office:value="1820">
            <text:p>1820</text:p>
          </table:table-cell>
          <table:table-cell office:value-type="float" office:value="2232">
            <text:p>2232</text:p>
          </table:table-cell>
          <table:table-cell office:value-type="float" office:value="2827">
            <text:p>2827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9</text:p>
          </table:table-cell>
          <table:table-cell office:value-type="float" office:value="2855">
            <text:p>2855</text:p>
          </table:table-cell>
          <table:table-cell office:value-type="float" office:value="2018">
            <text:p>2018</text:p>
          </table:table-cell>
          <table:table-cell office:value-type="float" office:value="2502">
            <text:p>2502</text:p>
          </table:table-cell>
          <table:table-cell office:value-type="float" office:value="3252">
            <text:p>3252</text:p>
          </table:table-cell>
          <table:table-cell office:value-type="float" office:value="2699">
            <text:p>2699</text:p>
          </table:table-cell>
          <table:table-cell/>
          <table:table-cell office:value-type="string">
            <text:p>R-9</text:p>
          </table:table-cell>
          <table:table-cell office:value-type="float" office:value="4611">
            <text:p>4611</text:p>
          </table:table-cell>
          <table:table-cell office:value-type="float" office:value="3440">
            <text:p>3440</text:p>
          </table:table-cell>
          <table:table-cell office:value-type="float" office:value="4041">
            <text:p>4041</text:p>
          </table:table-cell>
          <table:table-cell office:value-type="float" office:value="5423">
            <text:p>5423</text:p>
          </table:table-cell>
          <table:table-cell office:value-type="float" office:value="4535">
            <text:p>4535</text:p>
          </table:table-cell>
          <table:table-cell/>
          <table:table-cell office:value-type="string">
            <text:p>R-9</text:p>
          </table:table-cell>
          <table:table-cell office:value-type="float" office:value="6870">
            <text:p>6870</text:p>
          </table:table-cell>
          <table:table-cell office:value-type="float" office:value="5263">
            <text:p>5263</text:p>
          </table:table-cell>
          <table:table-cell office:value-type="float" office:value="6114">
            <text:p>6114</text:p>
          </table:table-cell>
          <table:table-cell office:value-type="float" office:value="8162">
            <text:p>8162</text:p>
          </table:table-cell>
          <table:table-cell office:value-type="float" office:value="6704">
            <text:p>6704</text:p>
          </table:table-cell>
          <table:table-cell/>
          <table:table-cell office:value-type="string">
            <text:p>R-9</text:p>
          </table:table-cell>
          <table:table-cell office:value-type="float" office:value="8000">
            <text:p>8000</text:p>
          </table:table-cell>
          <table:table-cell office:value-type="float" office:value="5775">
            <text:p>5775</text:p>
          </table:table-cell>
          <table:table-cell office:value-type="float" office:value="6802">
            <text:p>6802</text:p>
          </table:table-cell>
          <table:table-cell office:value-type="float" office:value="9243">
            <text:p>9243</text:p>
          </table:table-cell>
          <table:table-cell office:value-type="float" office:value="7531">
            <text:p>7531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32">
            <text:p>932</text:p>
          </table:table-cell>
          <table:table-cell office:value-type="float" office:value="1189">
            <text:p>1189</text:p>
          </table:table-cell>
          <table:table-cell office:value-type="float" office:value="754">
            <text:p>754</text:p>
          </table:table-cell>
          <table:table-cell office:value-type="float" office:value="1175">
            <text:p>1175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1184">
            <text:p>1184</text:p>
          </table:table-cell>
          <table:table-cell office:value-type="float" office:value="1577">
            <text:p>1577</text:p>
          </table:table-cell>
          <table:table-cell office:value-type="float" office:value="973">
            <text:p>973</text:p>
          </table:table-cell>
          <table:table-cell office:value-type="float" office:value="1464">
            <text:p>1464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19">
            <text:p>1419</text:p>
          </table:table-cell>
          <table:table-cell office:value-type="float" office:value="1850">
            <text:p>1850</text:p>
          </table:table-cell>
          <table:table-cell office:value-type="float" office:value="1231">
            <text:p>1231</text:p>
          </table:table-cell>
          <table:table-cell office:value-type="float" office:value="1834">
            <text:p>1834</text:p>
          </table:table-cell>
          <table:table-cell office:value-type="float" office:value="1804">
            <text:p>1804</text:p>
          </table:table-cell>
          <table:table-cell/>
          <table:table-cell office:value-type="string">
            <text:p>R-10</text:p>
          </table:table-cell>
          <table:table-cell office:value-type="float" office:value="1651">
            <text:p>1651</text:p>
          </table:table-cell>
          <table:table-cell office:value-type="float" office:value="2151">
            <text:p>2151</text:p>
          </table:table-cell>
          <table:table-cell office:value-type="float" office:value="1530">
            <text:p>1530</text:p>
          </table:table-cell>
          <table:table-cell office:value-type="float" office:value="2122">
            <text:p>2122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10</text:p>
          </table:table-cell>
          <table:table-cell office:value-type="float" office:value="1905">
            <text:p>1905</text:p>
          </table:table-cell>
          <table:table-cell office:value-type="float" office:value="2463">
            <text:p>2463</text:p>
          </table:table-cell>
          <table:table-cell office:value-type="float" office:value="1786">
            <text:p>1786</text:p>
          </table:table-cell>
          <table:table-cell office:value-type="float" office:value="2562">
            <text:p>2562</text:p>
          </table:table-cell>
          <table:table-cell office:value-type="float" office:value="2440">
            <text:p>2440</text:p>
          </table:table-cell>
          <table:table-cell/>
          <table:table-cell office:value-type="string">
            <text:p>R-10</text:p>
          </table:table-cell>
          <table:table-cell office:value-type="float" office:value="2192">
            <text:p>2192</text:p>
          </table:table-cell>
          <table:table-cell office:value-type="float" office:value="2796">
            <text:p>2796</text:p>
          </table:table-cell>
          <table:table-cell office:value-type="float" office:value="2080">
            <text:p>2080</text:p>
          </table:table-cell>
          <table:table-cell office:value-type="float" office:value="2817">
            <text:p>2817</text:p>
          </table:table-cell>
          <table:table-cell office:value-type="float" office:value="2757">
            <text:p>2757</text:p>
          </table:table-cell>
          <table:table-cell/>
          <table:table-cell office:value-type="string">
            <text:p>R-10</text:p>
          </table:table-cell>
          <table:table-cell office:value-type="float" office:value="3515">
            <text:p>3515</text:p>
          </table:table-cell>
          <table:table-cell office:value-type="float" office:value="4699">
            <text:p>4699</text:p>
          </table:table-cell>
          <table:table-cell office:value-type="float" office:value="3775">
            <text:p>3775</text:p>
          </table:table-cell>
          <table:table-cell office:value-type="float" office:value="4807">
            <text:p>4807</text:p>
          </table:table-cell>
          <table:table-cell office:value-type="float" office:value="4543">
            <text:p>4543</text:p>
          </table:table-cell>
          <table:table-cell/>
          <table:table-cell office:value-type="string">
            <text:p>R-10</text:p>
          </table:table-cell>
          <table:table-cell office:value-type="float" office:value="5150">
            <text:p>5150</text:p>
          </table:table-cell>
          <table:table-cell office:value-type="float" office:value="6996">
            <text:p>6996</text:p>
          </table:table-cell>
          <table:table-cell office:value-type="float" office:value="5588">
            <text:p>5588</text:p>
          </table:table-cell>
          <table:table-cell office:value-type="float" office:value="6043">
            <text:p>6043</text:p>
          </table:table-cell>
          <table:table-cell office:value-type="float" office:value="6563">
            <text:p>6563</text:p>
          </table:table-cell>
          <table:table-cell/>
          <table:table-cell office:value-type="string">
            <text:p>R-10</text:p>
          </table:table-cell>
          <table:table-cell office:value-type="float" office:value="5830">
            <text:p>5830</text:p>
          </table:table-cell>
          <table:table-cell office:value-type="float" office:value="7563">
            <text:p>7563</text:p>
          </table:table-cell>
          <table:table-cell office:value-type="float" office:value="6305">
            <text:p>6305</text:p>
          </table:table-cell>
          <table:table-cell office:value-type="float" office:value="6702">
            <text:p>6702</text:p>
          </table:table-cell>
          <table:table-cell office:value-type="float" office:value="7454">
            <text:p>7454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float" office:value="716">
            <text:p>716</text:p>
          </table:table-cell>
          <table:table-cell office:value-type="float" office:value="936">
            <text:p>936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892">
            <text:p>892</text:p>
          </table:table-cell>
          <table:table-cell office:value-type="float" office:value="1147">
            <text:p>1147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009">
            <text:p>1009</text:p>
          </table:table-cell>
          <table:table-cell office:value-type="float" office:value="1399">
            <text:p>1399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58">
            <text:p>1558</text:p>
          </table:table-cell>
          <table:table-cell office:value-type="float" office:value="1222">
            <text:p>1222</text:p>
          </table:table-cell>
          <table:table-cell office:value-type="float" office:value="1648">
            <text:p>1648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1408">
            <text:p>1408</text:p>
          </table:table-cell>
          <table:table-cell office:value-type="float" office:value="1899">
            <text:p>1899</text:p>
          </table:table-cell>
          <table:table-cell office:value-type="float" office:value="2436">
            <text:p>24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1582">
            <text:p>1582</text:p>
          </table:table-cell>
          <table:table-cell office:value-type="float" office:value="2197">
            <text:p>2197</text:p>
          </table:table-cell>
          <table:table-cell office:value-type="float" office:value="2743">
            <text:p>274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404">
            <text:p>3404</text:p>
          </table:table-cell>
          <table:table-cell office:value-type="float" office:value="2653">
            <text:p>2653</text:p>
          </table:table-cell>
          <table:table-cell office:value-type="float" office:value="3816">
            <text:p>3816</text:p>
          </table:table-cell>
          <table:table-cell office:value-type="float" office:value="4533">
            <text:p>453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177">
            <text:p>5177</text:p>
          </table:table-cell>
          <table:table-cell office:value-type="float" office:value="4063">
            <text:p>4063</text:p>
          </table:table-cell>
          <table:table-cell office:value-type="float" office:value="5741">
            <text:p>5741</text:p>
          </table:table-cell>
          <table:table-cell office:value-type="float" office:value="6611">
            <text:p>661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35">
            <text:p>5835</text:p>
          </table:table-cell>
          <table:table-cell office:value-type="float" office:value="4501">
            <text:p>4501</text:p>
          </table:table-cell>
          <table:table-cell office:value-type="float" office:value="6416">
            <text:p>6416</text:p>
          </table:table-cell>
          <table:table-cell office:value-type="float" office:value="7483">
            <text:p>7483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893">
            <text:p>893</text:p>
          </table:table-cell>
          <table:table-cell table:number-columns-repeated="2"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1251">
            <text:p>1251</text:p>
          </table:table-cell>
          <table:table-cell/>
          <table:table-cell office:value-type="string">
            <text:p>R-12</text:p>
          </table:table-cell>
          <table:table-cell office:value-type="float" office:value="1110">
            <text:p>1110</text:p>
          </table:table-cell>
          <table:table-cell table:number-columns-repeated="2"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2</text:p>
          </table:table-cell>
          <table:table-cell office:value-type="float" office:value="1308">
            <text:p>1308</text:p>
          </table:table-cell>
          <table:table-cell table:number-columns-repeated="2" office:value-type="float" office:value="0">
            <text:p>0</text:p>
          </table:table-cell>
          <table:table-cell office:value-type="float" office:value="1598">
            <text:p>1598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2</text:p>
          </table:table-cell>
          <table:table-cell office:value-type="float" office:value="1516">
            <text:p>1516</text:p>
          </table:table-cell>
          <table:table-cell table:number-columns-repeated="2" office:value-type="float" office:value="0">
            <text:p>0</text:p>
          </table:table-cell>
          <table:table-cell office:value-type="float" office:value="1836">
            <text:p>1836</text:p>
          </table:table-cell>
          <table:table-cell office:value-type="float" office:value="2092">
            <text:p>2092</text:p>
          </table:table-cell>
          <table:table-cell/>
          <table:table-cell office:value-type="string">
            <text:p>R-12</text:p>
          </table:table-cell>
          <table:table-cell office:value-type="float" office:value="1722">
            <text:p>1722</text:p>
          </table:table-cell>
          <table:table-cell table:number-columns-repeated="2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12</text:p>
          </table:table-cell>
          <table:table-cell office:value-type="float" office:value="1934">
            <text:p>1934</text:p>
          </table:table-cell>
          <table:table-cell table:number-columns-repeated="2" office:value-type="float" office:value="0">
            <text:p>0</text:p>
          </table:table-cell>
          <table:table-cell office:value-type="float" office:value="2313">
            <text:p>2313</text:p>
          </table:table-cell>
          <table:table-cell office:value-type="float" office:value="2672">
            <text:p>2672</text:p>
          </table:table-cell>
          <table:table-cell/>
          <table:table-cell office:value-type="string">
            <text:p>R-12</text:p>
          </table:table-cell>
          <table:table-cell office:value-type="float" office:value="3216">
            <text:p>3216</text:p>
          </table:table-cell>
          <table:table-cell table:number-columns-repeated="2" office:value-type="float" office:value="0">
            <text:p>0</text:p>
          </table:table-cell>
          <table:table-cell office:value-type="float" office:value="3772">
            <text:p>3772</text:p>
          </table:table-cell>
          <table:table-cell office:value-type="float" office:value="4542">
            <text:p>4542</text:p>
          </table:table-cell>
          <table:table-cell/>
          <table:table-cell office:value-type="string">
            <text:p>R-12</text:p>
          </table:table-cell>
          <table:table-cell office:value-type="float" office:value="5068">
            <text:p>5068</text:p>
          </table:table-cell>
          <table:table-cell table:number-columns-repeated="2" office:value-type="float" office:value="0">
            <text:p>0</text:p>
          </table:table-cell>
          <table:table-cell office:value-type="float" office:value="5836">
            <text:p>5836</text:p>
          </table:table-cell>
          <table:table-cell office:value-type="float" office:value="6596">
            <text:p>6596</text:p>
          </table:table-cell>
          <table:table-cell/>
          <table:table-cell office:value-type="string">
            <text:p>R-12</text:p>
          </table:table-cell>
          <table:table-cell office:value-type="float" office:value="6118">
            <text:p>6118</text:p>
          </table:table-cell>
          <table:table-cell table:number-columns-repeated="2" office:value-type="float" office:value="0">
            <text:p>0</text:p>
          </table:table-cell>
          <table:table-cell office:value-type="float" office:value="6666">
            <text:p>6666</text:p>
          </table:table-cell>
          <table:table-cell office:value-type="float" office:value="7498">
            <text:p>7498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43">
            <text:p>1143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3</text:p>
          </table:table-cell>
          <table:table-cell office:value-type="float" office:value="1467">
            <text:p>1467</text:p>
          </table:table-cell>
          <table:table-cell office:value-type="float" office:value="1121">
            <text:p>1121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19">
            <text:p>1719</text:p>
          </table:table-cell>
          <table:table-cell office:value-type="float" office:value="1326">
            <text:p>1326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3</text:p>
          </table:table-cell>
          <table:table-cell office:value-type="float" office:value="2042">
            <text:p>2042</text:p>
          </table:table-cell>
          <table:table-cell office:value-type="float" office:value="1480">
            <text:p>1480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3</text:p>
          </table:table-cell>
          <table:table-cell office:value-type="float" office:value="2328">
            <text:p>2328</text:p>
          </table:table-cell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  <table:table-cell office:value-type="float" office:value="2191">
            <text:p>2191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3</text:p>
          </table:table-cell>
          <table:table-cell office:value-type="float" office:value="2607">
            <text:p>2607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2480">
            <text:p>2480</text:p>
          </table:table-cell>
          <table:table-cell office:value-type="float" office:value="2705">
            <text:p>2705</text:p>
          </table:table-cell>
          <table:table-cell/>
          <table:table-cell office:value-type="string">
            <text:p>R-13</text:p>
          </table:table-cell>
          <table:table-cell office:value-type="float" office:value="4306">
            <text:p>4306</text:p>
          </table:table-cell>
          <table:table-cell office:value-type="float" office:value="3125">
            <text:p>3125</text:p>
          </table:table-cell>
          <table:table-cell office:value-type="float" office:value="0">
            <text:p>0</text:p>
          </table:table-cell>
          <table:table-cell office:value-type="float" office:value="3922">
            <text:p>3922</text:p>
          </table:table-cell>
          <table:table-cell office:value-type="float" office:value="4514">
            <text:p>4514</text:p>
          </table:table-cell>
          <table:table-cell/>
          <table:table-cell office:value-type="string">
            <text:p>R-13</text:p>
          </table:table-cell>
          <table:table-cell office:value-type="float" office:value="6639">
            <text:p>6639</text:p>
          </table:table-cell>
          <table:table-cell office:value-type="float" office:value="4320">
            <text:p>4320</text:p>
          </table:table-cell>
          <table:table-cell office:value-type="float" office:value="0">
            <text:p>0</text:p>
          </table:table-cell>
          <table:table-cell office:value-type="float" office:value="5271">
            <text:p>5271</text:p>
          </table:table-cell>
          <table:table-cell office:value-type="float" office:value="6561">
            <text:p>6561</text:p>
          </table:table-cell>
          <table:table-cell/>
          <table:table-cell office:value-type="string">
            <text:p>R-13</text:p>
          </table:table-cell>
          <table:table-cell office:value-type="float" office:value="7682">
            <text:p>7682</text:p>
          </table:table-cell>
          <table:table-cell office:value-type="float" office:value="4817">
            <text:p>4817</text:p>
          </table:table-cell>
          <table:table-cell office:value-type="float" office:value="0">
            <text:p>0</text:p>
          </table:table-cell>
          <table:table-cell office:value-type="float" office:value="5838">
            <text:p>5838</text:p>
          </table:table-cell>
          <table:table-cell office:value-type="float" office:value="7403">
            <text:p>7403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57">
            <text:p>857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101">
            <text:p>1101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453">
            <text:p>1453</text:p>
          </table:table-cell>
          <table:table-cell/>
          <table:table-cell office:value-type="string">
            <text:p>R-14</text:p>
          </table:table-cell>
          <table:table-cell office:value-type="float" office:value="1329">
            <text:p>1329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27">
            <text:p>1527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655">
            <text:p>1655</text:p>
          </table:table-cell>
          <table:table-cell office:value-type="float" office:value="2073">
            <text:p>2073</text:p>
          </table:table-cell>
          <table:table-cell/>
          <table:table-cell office:value-type="string">
            <text:p>R-14</text:p>
          </table:table-cell>
          <table:table-cell office:value-type="float" office:value="1723">
            <text:p>1723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14</text:p>
          </table:table-cell>
          <table:table-cell office:value-type="float" office:value="1921">
            <text:p>1921</text:p>
          </table:table-cell>
          <table:table-cell office:value-type="float" office:value="2540">
            <text:p>2540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2666">
            <text:p>2666</text:p>
          </table:table-cell>
          <table:table-cell/>
          <table:table-cell office:value-type="string">
            <text:p>R-14</text:p>
          </table:table-cell>
          <table:table-cell office:value-type="float" office:value="3283">
            <text:p>3283</text:p>
          </table:table-cell>
          <table:table-cell office:value-type="float" office:value="4190">
            <text:p>4190</text:p>
          </table:table-cell>
          <table:table-cell office:value-type="float" office:value="0">
            <text:p>0</text:p>
          </table:table-cell>
          <table:table-cell office:value-type="float" office:value="3957">
            <text:p>3957</text:p>
          </table:table-cell>
          <table:table-cell office:value-type="float" office:value="4472">
            <text:p>4472</text:p>
          </table:table-cell>
          <table:table-cell/>
          <table:table-cell office:value-type="string">
            <text:p>R-14</text:p>
          </table:table-cell>
          <table:table-cell office:value-type="float" office:value="4707">
            <text:p>4707</text:p>
          </table:table-cell>
          <table:table-cell office:value-type="float" office:value="6104">
            <text:p>6104</text:p>
          </table:table-cell>
          <table:table-cell office:value-type="float" office:value="0">
            <text:p>0</text:p>
          </table:table-cell>
          <table:table-cell office:value-type="float" office:value="5279">
            <text:p>5279</text:p>
          </table:table-cell>
          <table:table-cell office:value-type="float" office:value="6587">
            <text:p>6587</text:p>
          </table:table-cell>
          <table:table-cell/>
          <table:table-cell office:value-type="string">
            <text:p>R-14</text:p>
          </table:table-cell>
          <table:table-cell office:value-type="float" office:value="5354">
            <text:p>5354</text:p>
          </table:table-cell>
          <table:table-cell office:value-type="float" office:value="6782">
            <text:p>6782</text:p>
          </table:table-cell>
          <table:table-cell office:value-type="float" office:value="0">
            <text:p>0</text:p>
          </table:table-cell>
          <table:table-cell office:value-type="float" office:value="5697">
            <text:p>5697</text:p>
          </table:table-cell>
          <table:table-cell office:value-type="float" office:value="7471">
            <text:p>7471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1195">
            <text:p>119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485">
            <text:p>148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1788">
            <text:p>178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 office:value-type="float" office:value="1188">
            <text:p>1188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2392">
            <text:p>239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0">
            <text:p>0</text:p>
          </table:table-cell>
          <table:table-cell office:value-type="float" office:value="1491">
            <text:p>1491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303">
            <text:p>3303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4455">
            <text:p>445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827">
            <text:p>4827</text:p>
          </table:table-cell>
          <table:table-cell office:value-type="float" office:value="0">
            <text:p>0</text:p>
          </table:table-cell>
          <table:table-cell office:value-type="float" office:value="3803">
            <text:p>3803</text:p>
          </table:table-cell>
          <table:table-cell office:value-type="float" office:value="6578">
            <text:p>657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235">
            <text:p>5235</text:p>
          </table:table-cell>
          <table:table-cell office:value-type="float" office:value="0">
            <text:p>0</text:p>
          </table:table-cell>
          <table:table-cell office:value-type="float" office:value="4173">
            <text:p>4173</text:p>
          </table:table-cell>
          <table:table-cell office:value-type="float" office:value="7448">
            <text:p>7448</text:p>
          </table:table-cell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port_vcs_ooe</text:p>
          </table:table-cell>
          <table:table-cell table:style-name="ce16"/>
          <table:table-cell table:style-name="ce16" office:value-type="string">
            <text:p>transpos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style-name="ce16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/>
          <table:table-cell office:value-type="string">
            <text:p>R-0</text:p>
          </table:table-cell>
          <table:table-cell office:value-type="float" office:value="1604">
            <text:p>1604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0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3395">
            <text:p>3395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/>
          <table:table-cell office:value-type="string">
            <text:p>R-0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3933">
            <text:p>3933</text:p>
          </table:table-cell>
          <table:table-cell office:value-type="float" office:value="0">
            <text:p>0</text:p>
          </table:table-cell>
          <table:table-cell office:value-type="float" office:value="2099">
            <text:p>2099</text:p>
          </table:table-cell>
          <table:table-cell/>
          <table:table-cell office:value-type="string">
            <text:p>R-0</text:p>
          </table:table-cell>
          <table:table-cell office:value-type="float" office:value="2541">
            <text:p>2541</text:p>
          </table:table-cell>
          <table:table-cell office:value-type="float" office:value="0">
            <text:p>0</text:p>
          </table:table-cell>
          <table:table-cell office:value-type="float" office:value="4339">
            <text:p>4339</text:p>
          </table:table-cell>
          <table:table-cell office:value-type="float" office:value="0">
            <text:p>0</text:p>
          </table:table-cell>
          <table:table-cell office:value-type="float" office:value="2357">
            <text:p>2357</text:p>
          </table:table-cell>
          <table:table-cell/>
          <table:table-cell office:value-type="string">
            <text:p>R-0</text:p>
          </table:table-cell>
          <table:table-cell office:value-type="float" office:value="5893">
            <text:p>5893</text:p>
          </table:table-cell>
          <table:table-cell office:value-type="float" office:value="0">
            <text:p>0</text:p>
          </table:table-cell>
          <table:table-cell office:value-type="float" office:value="8923">
            <text:p>8923</text:p>
          </table:table-cell>
          <table:table-cell office:value-type="float" office:value="0">
            <text:p>0</text:p>
          </table:table-cell>
          <table:table-cell office:value-type="float" office:value="5537">
            <text:p>5537</text:p>
          </table:table-cell>
          <table:table-cell/>
          <table:table-cell office:value-type="string">
            <text:p>R-0</text:p>
          </table:table-cell>
          <table:table-cell office:value-type="float" office:value="7427">
            <text:p>7427</text:p>
          </table:table-cell>
          <table:table-cell office:value-type="float" office:value="0">
            <text:p>0</text:p>
          </table:table-cell>
          <table:table-cell office:value-type="float" office:value="10066">
            <text:p>10066</text:p>
          </table:table-cell>
          <table:table-cell office:value-type="float" office:value="0">
            <text:p>0</text:p>
          </table:table-cell>
          <table:table-cell office:value-type="float" office:value="6790">
            <text:p>6790</text:p>
          </table:table-cell>
          <table:table-cell/>
          <table:table-cell office:value-type="string">
            <text:p>R-0</text:p>
          </table:table-cell>
          <table:table-cell office:value-type="float" office:value="10543">
            <text:p>10543</text:p>
          </table:table-cell>
          <table:table-cell office:value-type="float" office:value="0">
            <text:p>0</text:p>
          </table:table-cell>
          <table:table-cell office:value-type="float" office:value="12931">
            <text:p>12931</text:p>
          </table:table-cell>
          <table:table-cell office:value-type="float" office:value="0">
            <text:p>0</text:p>
          </table:table-cell>
          <table:table-cell office:value-type="float" office:value="9772">
            <text:p>977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423">
            <text:p>1423</text:p>
          </table:table-cell>
          <table:table-cell office:value-type="float" office:value="2199">
            <text:p>2199</text:p>
          </table:table-cell>
          <table:table-cell table:number-columns-repeated="2" office:value-type="float" office:value="0">
            <text:p>0</text:p>
          </table:table-cell>
          <table:table-cell office:value-type="float" office:value="1164">
            <text:p>1164</text:p>
          </table:table-cell>
          <table:table-cell/>
          <table:table-cell office:value-type="string">
            <text:p>R-1</text:p>
          </table:table-cell>
          <table:table-cell office:value-type="float" office:value="1761">
            <text:p>1761</text:p>
          </table:table-cell>
          <table:table-cell office:value-type="float" office:value="2792">
            <text:p>2792</text:p>
          </table:table-cell>
          <table:table-cell table:number-columns-repeated="2" office:value-type="float" office:value="0">
            <text:p>0</text:p>
          </table:table-cell>
          <table:table-cell office:value-type="float" office:value="1448">
            <text:p>1448</text:p>
          </table:table-cell>
          <table:table-cell/>
          <table:table-cell office:value-type="string">
            <text:p>R-1</text:p>
          </table:table-cell>
          <table:table-cell office:value-type="float" office:value="2061">
            <text:p>2061</text:p>
          </table:table-cell>
          <table:table-cell office:value-type="float" office:value="3395">
            <text:p>3395</text:p>
          </table:table-cell>
          <table:table-cell table:number-columns-repeated="2" office:value-type="float" office:value="0">
            <text:p>0</text:p>
          </table:table-cell>
          <table:table-cell office:value-type="float" office:value="1757">
            <text:p>1757</text:p>
          </table:table-cell>
          <table:table-cell/>
          <table:table-cell office:value-type="string">
            <text:p>R-1</text:p>
          </table:table-cell>
          <table:table-cell office:value-type="float" office:value="2349">
            <text:p>2349</text:p>
          </table:table-cell>
          <table:table-cell office:value-type="float" office:value="3933">
            <text:p>3933</text:p>
          </table:table-cell>
          <table:table-cell table:number-columns-repeated="2" office:value-type="float" office:value="0">
            <text:p>0</text:p>
          </table:table-cell>
          <table:table-cell office:value-type="float" office:value="2040">
            <text:p>2040</text:p>
          </table:table-cell>
          <table:table-cell/>
          <table:table-cell office:value-type="string">
            <text:p>R-1</text:p>
          </table:table-cell>
          <table:table-cell office:value-type="float" office:value="2719">
            <text:p>2719</text:p>
          </table:table-cell>
          <table:table-cell office:value-type="float" office:value="4339">
            <text:p>4339</text:p>
          </table:table-cell>
          <table:table-cell table:number-columns-repeated="2" office:value-type="float" office:value="0">
            <text:p>0</text:p>
          </table:table-cell>
          <table:table-cell office:value-type="float" office:value="2363">
            <text:p>2363</text:p>
          </table:table-cell>
          <table:table-cell/>
          <table:table-cell office:value-type="string">
            <text:p>R-1</text:p>
          </table:table-cell>
          <table:table-cell office:value-type="float" office:value="6398">
            <text:p>6398</text:p>
          </table:table-cell>
          <table:table-cell office:value-type="float" office:value="8923">
            <text:p>8923</text:p>
          </table:table-cell>
          <table:table-cell table:number-columns-repeated="2" office:value-type="float" office:value="0">
            <text:p>0</text:p>
          </table:table-cell>
          <table:table-cell office:value-type="float" office:value="5451">
            <text:p>5451</text:p>
          </table:table-cell>
          <table:table-cell/>
          <table:table-cell office:value-type="string">
            <text:p>R-1</text:p>
          </table:table-cell>
          <table:table-cell office:value-type="float" office:value="8211">
            <text:p>8211</text:p>
          </table:table-cell>
          <table:table-cell office:value-type="float" office:value="10066">
            <text:p>10066</text:p>
          </table:table-cell>
          <table:table-cell table:number-columns-repeated="2" office:value-type="float" office:value="0">
            <text:p>0</text:p>
          </table:table-cell>
          <table:table-cell office:value-type="float" office:value="6870">
            <text:p>6870</text:p>
          </table:table-cell>
          <table:table-cell/>
          <table:table-cell office:value-type="string">
            <text:p>R-1</text:p>
          </table:table-cell>
          <table:table-cell office:value-type="float" office:value="11441">
            <text:p>11441</text:p>
          </table:table-cell>
          <table:table-cell office:value-type="float" office:value="12931">
            <text:p>12931</text:p>
          </table:table-cell>
          <table:table-cell table:number-columns-repeated="2" office:value-type="float" office:value="0">
            <text:p>0</text:p>
          </table:table-cell>
          <table:table-cell office:value-type="float" office:value="9702">
            <text:p>970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44">
            <text:p>244</text:p>
          </table:table-cell>
          <table:table-cell office:value-type="float" office:value="1023">
            <text:p>1023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254">
            <text:p>254</text:p>
          </table:table-cell>
          <table:table-cell office:value-type="float" office:value="1297">
            <text:p>1297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507">
            <text:p>1507</text:p>
          </table:table-cell>
          <table:table-cell/>
          <table:table-cell office:value-type="string">
            <text:p>R-2</text:p>
          </table:table-cell>
          <table:table-cell office:value-type="float" office:value="268">
            <text:p>268</text:p>
          </table:table-cell>
          <table:table-cell office:value-type="float" office:value="1585">
            <text:p>1585</text:p>
          </table:table-cell>
          <table:table-cell office:value-type="float" office:value="2064">
            <text:p>2064</text:p>
          </table:table-cell>
          <table:table-cell office:value-type="float" office:value="0">
            <text:p>0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R-2</text:p>
          </table:table-cell>
          <table:table-cell office:value-type="float" office:value="305">
            <text:p>305</text:p>
          </table:table-cell>
          <table:table-cell office:value-type="float" office:value="1820">
            <text:p>1820</text:p>
          </table:table-cell>
          <table:table-cell office:value-type="float" office:value="2395">
            <text:p>2395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/>
          <table:table-cell office:value-type="string">
            <text:p>R-2</text:p>
          </table:table-cell>
          <table:table-cell office:value-type="float" office:value="328">
            <text:p>328</text:p>
          </table:table-cell>
          <table:table-cell office:value-type="float" office:value="1962">
            <text:p>1962</text:p>
          </table:table-cell>
          <table:table-cell office:value-type="float" office:value="2882">
            <text:p>2882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2</text:p>
          </table:table-cell>
          <table:table-cell office:value-type="float" office:value="838">
            <text:p>838</text:p>
          </table:table-cell>
          <table:table-cell office:value-type="float" office:value="4385">
            <text:p>4385</text:p>
          </table:table-cell>
          <table:table-cell office:value-type="float" office:value="6548">
            <text:p>6548</text:p>
          </table:table-cell>
          <table:table-cell office:value-type="float" office:value="0">
            <text:p>0</text:p>
          </table:table-cell>
          <table:table-cell office:value-type="float" office:value="5560">
            <text:p>5560</text:p>
          </table:table-cell>
          <table:table-cell/>
          <table:table-cell office:value-type="string">
            <text:p>R-2</text:p>
          </table:table-cell>
          <table:table-cell office:value-type="float" office:value="1338">
            <text:p>1338</text:p>
          </table:table-cell>
          <table:table-cell office:value-type="float" office:value="4980">
            <text:p>4980</text:p>
          </table:table-cell>
          <table:table-cell office:value-type="float" office:value="6885">
            <text:p>6885</text:p>
          </table:table-cell>
          <table:table-cell office:value-type="float" office:value="0">
            <text:p>0</text:p>
          </table:table-cell>
          <table:table-cell office:value-type="float" office:value="6873">
            <text:p>6873</text:p>
          </table:table-cell>
          <table:table-cell/>
          <table:table-cell office:value-type="string">
            <text:p>R-2</text:p>
          </table:table-cell>
          <table:table-cell office:value-type="float" office:value="1752">
            <text:p>1752</text:p>
          </table:table-cell>
          <table:table-cell office:value-type="float" office:value="6390">
            <text:p>6390</text:p>
          </table:table-cell>
          <table:table-cell office:value-type="float" office:value="8753">
            <text:p>8753</text:p>
          </table:table-cell>
          <table:table-cell office:value-type="float" office:value="0">
            <text:p>0</text:p>
          </table:table-cell>
          <table:table-cell office:value-type="float" office:value="9689">
            <text:p>968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 table:number-columns-repeated="2" office:value-type="float" office:value="0">
            <text:p>0</text:p>
          </table:table-cell>
          <table:table-cell office:value-type="float" office:value="1768">
            <text:p>176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04">
            <text:p>2104</text:p>
          </table:table-cell>
          <table:table-cell table:number-columns-repeated="2" office:value-type="float" office:value="0">
            <text:p>0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 table:number-columns-repeated="2" office:value-type="float" office:value="0">
            <text:p>0</text:p>
          </table:table-cell>
          <table:table-cell office:value-type="float" office:value="2374">
            <text:p>237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07">
            <text:p>5507</text:p>
          </table:table-cell>
          <table:table-cell table:number-columns-repeated="2" office:value-type="float" office:value="0">
            <text:p>0</text:p>
          </table:table-cell>
          <table:table-cell office:value-type="float" office:value="5517">
            <text:p>551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07">
            <text:p>5907</text:p>
          </table:table-cell>
          <table:table-cell table:number-columns-repeated="2" office:value-type="float" office:value="0">
            <text:p>0</text:p>
          </table:table-cell>
          <table:table-cell office:value-type="float" office:value="6895">
            <text:p>689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583">
            <text:p>7583</text:p>
          </table:table-cell>
          <table:table-cell table:number-columns-repeated="2" office:value-type="float" office:value="0">
            <text:p>0</text:p>
          </table:table-cell>
          <table:table-cell office:value-type="float" office:value="9706">
            <text:p>970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1293">
            <text:p>1293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4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1604">
            <text:p>1604</text:p>
          </table:table-cell>
          <table:table-cell office:value-type="float" office:value="1495">
            <text:p>1495</text:p>
          </table:table-cell>
          <table:table-cell/>
          <table:table-cell office:value-type="string">
            <text:p>R-4</text:p>
          </table:table-cell>
          <table:table-cell office:value-type="float" office:value="1644">
            <text:p>1644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1908">
            <text:p>1908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R-4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2193">
            <text:p>2193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4</text:p>
          </table:table-cell>
          <table:table-cell office:value-type="float" office:value="2085">
            <text:p>2085</text:p>
          </table:table-cell>
          <table:table-cell office:value-type="float" office:value="0">
            <text:p>0</text:p>
          </table:table-cell>
          <table:table-cell office:value-type="float" office:value="3576">
            <text:p>3576</text:p>
          </table:table-cell>
          <table:table-cell office:value-type="float" office:value="2541">
            <text:p>2541</text:p>
          </table:table-cell>
          <table:table-cell office:value-type="float" office:value="2377">
            <text:p>2377</text:p>
          </table:table-cell>
          <table:table-cell/>
          <table:table-cell office:value-type="string">
            <text:p>R-4</text:p>
          </table:table-cell>
          <table:table-cell office:value-type="float" office:value="4803">
            <text:p>4803</text:p>
          </table:table-cell>
          <table:table-cell office:value-type="float" office:value="0">
            <text:p>0</text:p>
          </table:table-cell>
          <table:table-cell office:value-type="float" office:value="7916">
            <text:p>7916</text:p>
          </table:table-cell>
          <table:table-cell office:value-type="float" office:value="5893">
            <text:p>5893</text:p>
          </table:table-cell>
          <table:table-cell office:value-type="float" office:value="4538">
            <text:p>4538</text:p>
          </table:table-cell>
          <table:table-cell/>
          <table:table-cell office:value-type="string">
            <text:p>R-4</text:p>
          </table:table-cell>
          <table:table-cell office:value-type="float" office:value="5967">
            <text:p>5967</text:p>
          </table:table-cell>
          <table:table-cell office:value-type="float" office:value="0">
            <text:p>0</text:p>
          </table:table-cell>
          <table:table-cell office:value-type="float" office:value="8645">
            <text:p>8645</text:p>
          </table:table-cell>
          <table:table-cell office:value-type="float" office:value="7427">
            <text:p>7427</text:p>
          </table:table-cell>
          <table:table-cell office:value-type="float" office:value="5086">
            <text:p>5086</text:p>
          </table:table-cell>
          <table:table-cell/>
          <table:table-cell office:value-type="string">
            <text:p>R-4</text:p>
          </table:table-cell>
          <table:table-cell office:value-type="float" office:value="8580">
            <text:p>8580</text:p>
          </table:table-cell>
          <table:table-cell office:value-type="float" office:value="0">
            <text:p>0</text:p>
          </table:table-cell>
          <table:table-cell office:value-type="float" office:value="11166">
            <text:p>11166</text:p>
          </table:table-cell>
          <table:table-cell office:value-type="float" office:value="10543">
            <text:p>10543</text:p>
          </table:table-cell>
          <table:table-cell office:value-type="float" office:value="6541">
            <text:p>654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606">
            <text:p>1606</text:p>
          </table:table-cell>
          <table:table-cell office:value-type="float" office:value="942">
            <text:p>942</text:p>
          </table:table-cell>
          <table:table-cell office:value-type="float" office:value="1158">
            <text:p>1158</text:p>
          </table:table-cell>
          <table:table-cell office:value-type="float" office:value="1294">
            <text:p>1294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5</text:p>
          </table:table-cell>
          <table:table-cell office:value-type="float" office:value="2007">
            <text:p>2007</text:p>
          </table:table-cell>
          <table:table-cell office:value-type="float" office:value="1131">
            <text:p>1131</text:p>
          </table:table-cell>
          <table:table-cell office:value-type="float" office:value="1497">
            <text:p>1497</text:p>
          </table:table-cell>
          <table:table-cell office:value-type="float" office:value="1605">
            <text:p>1605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5</text:p>
          </table:table-cell>
          <table:table-cell office:value-type="float" office:value="2408">
            <text:p>2408</text:p>
          </table:table-cell>
          <table:table-cell office:value-type="float" office:value="1233">
            <text:p>1233</text:p>
          </table:table-cell>
          <table:table-cell office:value-type="float" office:value="1844">
            <text:p>1844</text:p>
          </table:table-cell>
          <table:table-cell office:value-type="float" office:value="1910">
            <text:p>1910</text:p>
          </table:table-cell>
          <table:table-cell office:value-type="float" office:value="1784">
            <text:p>1784</text:p>
          </table:table-cell>
          <table:table-cell/>
          <table:table-cell office:value-type="string">
            <text:p>R-5</text:p>
          </table:table-cell>
          <table:table-cell office:value-type="float" office:value="2825">
            <text:p>2825</text:p>
          </table:table-cell>
          <table:table-cell office:value-type="float" office:value="1380">
            <text:p>1380</text:p>
          </table:table-cell>
          <table:table-cell office:value-type="float" office:value="2153">
            <text:p>2153</text:p>
          </table:table-cell>
          <table:table-cell office:value-type="float" office:value="2196">
            <text:p>2196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5</text:p>
          </table:table-cell>
          <table:table-cell office:value-type="float" office:value="3174">
            <text:p>3174</text:p>
          </table:table-cell>
          <table:table-cell office:value-type="float" office:value="1614">
            <text:p>1614</text:p>
          </table:table-cell>
          <table:table-cell office:value-type="float" office:value="2414">
            <text:p>2414</text:p>
          </table:table-cell>
          <table:table-cell office:value-type="float" office:value="2541">
            <text:p>2541</text:p>
          </table:table-cell>
          <table:table-cell office:value-type="float" office:value="2460">
            <text:p>2460</text:p>
          </table:table-cell>
          <table:table-cell/>
          <table:table-cell office:value-type="string">
            <text:p>R-5</text:p>
          </table:table-cell>
          <table:table-cell office:value-type="float" office:value="7355">
            <text:p>7355</text:p>
          </table:table-cell>
          <table:table-cell office:value-type="float" office:value="3531">
            <text:p>3531</text:p>
          </table:table-cell>
          <table:table-cell office:value-type="float" office:value="5708">
            <text:p>5708</text:p>
          </table:table-cell>
          <table:table-cell office:value-type="float" office:value="5956">
            <text:p>5956</text:p>
          </table:table-cell>
          <table:table-cell office:value-type="float" office:value="5594">
            <text:p>5594</text:p>
          </table:table-cell>
          <table:table-cell/>
          <table:table-cell office:value-type="string">
            <text:p>R-5</text:p>
          </table:table-cell>
          <table:table-cell office:value-type="float" office:value="8378">
            <text:p>8378</text:p>
          </table:table-cell>
          <table:table-cell office:value-type="float" office:value="3665">
            <text:p>3665</text:p>
          </table:table-cell>
          <table:table-cell office:value-type="float" office:value="6878">
            <text:p>6878</text:p>
          </table:table-cell>
          <table:table-cell office:value-type="float" office:value="7654">
            <text:p>7654</text:p>
          </table:table-cell>
          <table:table-cell office:value-type="float" office:value="6931">
            <text:p>6931</text:p>
          </table:table-cell>
          <table:table-cell/>
          <table:table-cell office:value-type="string">
            <text:p>R-5</text:p>
          </table:table-cell>
          <table:table-cell office:value-type="float" office:value="10870">
            <text:p>10870</text:p>
          </table:table-cell>
          <table:table-cell office:value-type="float" office:value="4776">
            <text:p>4776</text:p>
          </table:table-cell>
          <table:table-cell office:value-type="float" office:value="8808">
            <text:p>8808</text:p>
          </table:table-cell>
          <table:table-cell office:value-type="float" office:value="10600">
            <text:p>10600</text:p>
          </table:table-cell>
          <table:table-cell office:value-type="float" office:value="9784">
            <text:p>978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437">
            <text:p>437</text:p>
          </table:table-cell>
          <table:table-cell office:value-type="float" office:value="2100">
            <text:p>2100</text:p>
          </table:table-cell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6</text:p>
          </table:table-cell>
          <table:table-cell office:value-type="float" office:value="543">
            <text:p>543</text:p>
          </table:table-cell>
          <table:table-cell office:value-type="float" office:value="2628">
            <text:p>2628</text:p>
          </table:table-cell>
          <table:table-cell office:value-type="float" office:value="2081">
            <text:p>2081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/>
          <table:table-cell office:value-type="string">
            <text:p>R-6</text:p>
          </table:table-cell>
          <table:table-cell office:value-type="float" office:value="646">
            <text:p>646</text:p>
          </table:table-cell>
          <table:table-cell office:value-type="float" office:value="3077">
            <text:p>3077</text:p>
          </table:table-cell>
          <table:table-cell office:value-type="float" office:value="2566">
            <text:p>2566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/>
          <table:table-cell office:value-type="string">
            <text:p>R-6</text:p>
          </table:table-cell>
          <table:table-cell office:value-type="float" office:value="736">
            <text:p>736</text:p>
          </table:table-cell>
          <table:table-cell office:value-type="float" office:value="3533">
            <text:p>3533</text:p>
          </table:table-cell>
          <table:table-cell office:value-type="float" office:value="3024">
            <text:p>3024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6</text:p>
          </table:table-cell>
          <table:table-cell office:value-type="float" office:value="765">
            <text:p>765</text:p>
          </table:table-cell>
          <table:table-cell office:value-type="float" office:value="4028">
            <text:p>4028</text:p>
          </table:table-cell>
          <table:table-cell office:value-type="float" office:value="3627">
            <text:p>3627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/>
          <table:table-cell office:value-type="string">
            <text:p>R-6</text:p>
          </table:table-cell>
          <table:table-cell office:value-type="float" office:value="1869">
            <text:p>1869</text:p>
          </table:table-cell>
          <table:table-cell office:value-type="float" office:value="9239">
            <text:p>9239</text:p>
          </table:table-cell>
          <table:table-cell office:value-type="float" office:value="8801">
            <text:p>8801</text:p>
          </table:table-cell>
          <table:table-cell office:value-type="float" office:value="0">
            <text:p>0</text:p>
          </table:table-cell>
          <table:table-cell office:value-type="float" office:value="5486">
            <text:p>5486</text:p>
          </table:table-cell>
          <table:table-cell/>
          <table:table-cell office:value-type="string">
            <text:p>R-6</text:p>
          </table:table-cell>
          <table:table-cell office:value-type="float" office:value="2746">
            <text:p>2746</text:p>
          </table:table-cell>
          <table:table-cell office:value-type="float" office:value="10543">
            <text:p>10543</text:p>
          </table:table-cell>
          <table:table-cell office:value-type="float" office:value="10366">
            <text:p>10366</text:p>
          </table:table-cell>
          <table:table-cell office:value-type="float" office:value="0">
            <text:p>0</text:p>
          </table:table-cell>
          <table:table-cell office:value-type="float" office:value="5632">
            <text:p>5632</text:p>
          </table:table-cell>
          <table:table-cell/>
          <table:table-cell office:value-type="string">
            <text:p>R-6</text:p>
          </table:table-cell>
          <table:table-cell office:value-type="float" office:value="5359">
            <text:p>5359</text:p>
          </table:table-cell>
          <table:table-cell office:value-type="float" office:value="13584">
            <text:p>13584</text:p>
          </table:table-cell>
          <table:table-cell office:value-type="float" office:value="13401">
            <text:p>13401</text:p>
          </table:table-cell>
          <table:table-cell office:value-type="float" office:value="0">
            <text:p>0</text:p>
          </table:table-cell>
          <table:table-cell office:value-type="float" office:value="5511">
            <text:p>55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257">
            <text:p>1257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853">
            <text:p>185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63">
            <text:p>2063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office:value-type="float" office:value="2133">
            <text:p>213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57">
            <text:p>5457</text:p>
          </table:table-cell>
          <table:table-cell office:value-type="float" office:value="0">
            <text:p>0</text:p>
          </table:table-cell>
          <table:table-cell office:value-type="float" office:value="4679">
            <text:p>4679</text:p>
          </table:table-cell>
          <table:table-cell office:value-type="float" office:value="5580">
            <text:p>558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788">
            <text:p>6788</text:p>
          </table:table-cell>
          <table:table-cell office:value-type="float" office:value="0">
            <text:p>0</text:p>
          </table:table-cell>
          <table:table-cell office:value-type="float" office:value="5557">
            <text:p>5557</text:p>
          </table:table-cell>
          <table:table-cell office:value-type="float" office:value="6811">
            <text:p>68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842">
            <text:p>8842</text:p>
          </table:table-cell>
          <table:table-cell office:value-type="float" office:value="0">
            <text:p>0</text:p>
          </table:table-cell>
          <table:table-cell office:value-type="float" office:value="7954">
            <text:p>7954</text:p>
          </table:table-cell>
          <table:table-cell office:value-type="float" office:value="9663">
            <text:p>96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254">
            <text:p>1254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8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536">
            <text:p>1536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8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795">
            <text:p>1795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R-8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2040">
            <text:p>2040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8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2263">
            <text:p>2263</text:p>
          </table:table-cell>
          <table:table-cell office:value-type="float" office:value="2429">
            <text:p>2429</text:p>
          </table:table-cell>
          <table:table-cell/>
          <table:table-cell office:value-type="string">
            <text:p>R-8</text:p>
          </table:table-cell>
          <table:table-cell office:value-type="float" office:value="3083">
            <text:p>3083</text:p>
          </table:table-cell>
          <table:table-cell office:value-type="float" office:value="0">
            <text:p>0</text:p>
          </table:table-cell>
          <table:table-cell office:value-type="float" office:value="4849">
            <text:p>4849</text:p>
          </table:table-cell>
          <table:table-cell office:value-type="float" office:value="5245">
            <text:p>5245</text:p>
          </table:table-cell>
          <table:table-cell office:value-type="float" office:value="5426">
            <text:p>5426</text:p>
          </table:table-cell>
          <table:table-cell/>
          <table:table-cell office:value-type="string">
            <text:p>R-8</text:p>
          </table:table-cell>
          <table:table-cell office:value-type="float" office:value="3768">
            <text:p>3768</text:p>
          </table:table-cell>
          <table:table-cell office:value-type="float" office:value="0">
            <text:p>0</text:p>
          </table:table-cell>
          <table:table-cell office:value-type="float" office:value="5324">
            <text:p>5324</text:p>
          </table:table-cell>
          <table:table-cell office:value-type="float" office:value="6524">
            <text:p>6524</text:p>
          </table:table-cell>
          <table:table-cell office:value-type="float" office:value="5958">
            <text:p>5958</text:p>
          </table:table-cell>
          <table:table-cell/>
          <table:table-cell office:value-type="string">
            <text:p>R-8</text:p>
          </table:table-cell>
          <table:table-cell office:value-type="float" office:value="5176">
            <text:p>5176</text:p>
          </table:table-cell>
          <table:table-cell office:value-type="float" office:value="0">
            <text:p>0</text:p>
          </table:table-cell>
          <table:table-cell office:value-type="float" office:value="7033">
            <text:p>7033</text:p>
          </table:table-cell>
          <table:table-cell office:value-type="float" office:value="9421">
            <text:p>9421</text:p>
          </table:table-cell>
          <table:table-cell office:value-type="float" office:value="7560">
            <text:p>756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959">
            <text:p>959</text:p>
          </table:table-cell>
          <table:table-cell office:value-type="float" office:value="421">
            <text:p>421</text:p>
          </table:table-cell>
          <table:table-cell office:value-type="float" office:value="703">
            <text:p>703</text:p>
          </table:table-cell>
          <table:table-cell office:value-type="float" office:value="1775">
            <text:p>1775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9</text:p>
          </table:table-cell>
          <table:table-cell office:value-type="float" office:value="1189">
            <text:p>1189</text:p>
          </table:table-cell>
          <table:table-cell office:value-type="float" office:value="548">
            <text:p>548</text:p>
          </table:table-cell>
          <table:table-cell office:value-type="float" office:value="941">
            <text:p>941</text:p>
          </table:table-cell>
          <table:table-cell office:value-type="float" office:value="2232">
            <text:p>2232</text:p>
          </table:table-cell>
          <table:table-cell office:value-type="float" office:value="1509">
            <text:p>1509</text:p>
          </table:table-cell>
          <table:table-cell/>
          <table:table-cell office:value-type="string">
            <text:p>R-9</text:p>
          </table:table-cell>
          <table:table-cell office:value-type="float" office:value="1418">
            <text:p>1418</text:p>
          </table:table-cell>
          <table:table-cell office:value-type="float" office:value="719">
            <text:p>719</text:p>
          </table:table-cell>
          <table:table-cell office:value-type="float" office:value="1143">
            <text:p>1143</text:p>
          </table:table-cell>
          <table:table-cell office:value-type="float" office:value="2674">
            <text:p>2674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R-9</text:p>
          </table:table-cell>
          <table:table-cell office:value-type="float" office:value="1658">
            <text:p>1658</text:p>
          </table:table-cell>
          <table:table-cell office:value-type="float" office:value="836">
            <text:p>836</text:p>
          </table:table-cell>
          <table:table-cell office:value-type="float" office:value="1408">
            <text:p>1408</text:p>
          </table:table-cell>
          <table:table-cell office:value-type="float" office:value="3134">
            <text:p>3134</text:p>
          </table:table-cell>
          <table:table-cell office:value-type="float" office:value="2097">
            <text:p>2097</text:p>
          </table:table-cell>
          <table:table-cell/>
          <table:table-cell office:value-type="string">
            <text:p>R-9</text:p>
          </table:table-cell>
          <table:table-cell office:value-type="float" office:value="1873">
            <text:p>1873</text:p>
          </table:table-cell>
          <table:table-cell office:value-type="float" office:value="1017">
            <text:p>1017</text:p>
          </table:table-cell>
          <table:table-cell office:value-type="float" office:value="1711">
            <text:p>1711</text:p>
          </table:table-cell>
          <table:table-cell office:value-type="float" office:value="3630">
            <text:p>3630</text:p>
          </table:table-cell>
          <table:table-cell office:value-type="float" office:value="2352">
            <text:p>2352</text:p>
          </table:table-cell>
          <table:table-cell/>
          <table:table-cell office:value-type="string">
            <text:p>R-9</text:p>
          </table:table-cell>
          <table:table-cell office:value-type="float" office:value="4288">
            <text:p>4288</text:p>
          </table:table-cell>
          <table:table-cell office:value-type="float" office:value="2359">
            <text:p>2359</text:p>
          </table:table-cell>
          <table:table-cell office:value-type="float" office:value="4076">
            <text:p>4076</text:p>
          </table:table-cell>
          <table:table-cell office:value-type="float" office:value="8508">
            <text:p>8508</text:p>
          </table:table-cell>
          <table:table-cell office:value-type="float" office:value="5709">
            <text:p>5709</text:p>
          </table:table-cell>
          <table:table-cell/>
          <table:table-cell office:value-type="string">
            <text:p>R-9</text:p>
          </table:table-cell>
          <table:table-cell office:value-type="float" office:value="4959">
            <text:p>4959</text:p>
          </table:table-cell>
          <table:table-cell office:value-type="float" office:value="2637">
            <text:p>2637</text:p>
          </table:table-cell>
          <table:table-cell office:value-type="float" office:value="4913">
            <text:p>4913</text:p>
          </table:table-cell>
          <table:table-cell office:value-type="float" office:value="10065">
            <text:p>10065</text:p>
          </table:table-cell>
          <table:table-cell office:value-type="float" office:value="6869">
            <text:p>6869</text:p>
          </table:table-cell>
          <table:table-cell/>
          <table:table-cell office:value-type="string">
            <text:p>R-9</text:p>
          </table:table-cell>
          <table:table-cell office:value-type="float" office:value="5602">
            <text:p>5602</text:p>
          </table:table-cell>
          <table:table-cell office:value-type="float" office:value="3427">
            <text:p>3427</text:p>
          </table:table-cell>
          <table:table-cell office:value-type="float" office:value="6417">
            <text:p>6417</text:p>
          </table:table-cell>
          <table:table-cell office:value-type="float" office:value="12890">
            <text:p>12890</text:p>
          </table:table-cell>
          <table:table-cell office:value-type="float" office:value="8756">
            <text:p>875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516">
            <text:p>1516</text:p>
          </table:table-cell>
          <table:table-cell office:value-type="float" office:value="1154">
            <text:p>1154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0</text:p>
          </table:table-cell>
          <table:table-cell office:value-type="float" office:value="1982">
            <text:p>1982</text:p>
          </table:table-cell>
          <table:table-cell office:value-type="float" office:value="1501">
            <text:p>1501</text:p>
          </table:table-cell>
          <table:table-cell office:value-type="float" office:value="2112">
            <text:p>2112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/>
          <table:table-cell office:value-type="string">
            <text:p>R-10</text:p>
          </table:table-cell>
          <table:table-cell office:value-type="float" office:value="2403">
            <text:p>2403</text:p>
          </table:table-cell>
          <table:table-cell office:value-type="float" office:value="1844">
            <text:p>1844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10</text:p>
          </table:table-cell>
          <table:table-cell office:value-type="float" office:value="2844">
            <text:p>2844</text:p>
          </table:table-cell>
          <table:table-cell office:value-type="float" office:value="2188">
            <text:p>2188</text:p>
          </table:table-cell>
          <table:table-cell office:value-type="float" office:value="2940">
            <text:p>2940</text:p>
          </table:table-cell>
          <table:table-cell office:value-type="float" office:value="2">
            <text:p>2</text:p>
          </table:table-cell>
          <table:table-cell office:value-type="float" office:value="2155">
            <text:p>2155</text:p>
          </table:table-cell>
          <table:table-cell/>
          <table:table-cell office:value-type="string">
            <text:p>R-10</text:p>
          </table:table-cell>
          <table:table-cell office:value-type="float" office:value="3310">
            <text:p>3310</text:p>
          </table:table-cell>
          <table:table-cell office:value-type="float" office:value="2666">
            <text:p>2666</text:p>
          </table:table-cell>
          <table:table-cell office:value-type="float" office:value="3371">
            <text:p>3371</text:p>
          </table:table-cell>
          <table:table-cell office:value-type="float" office:value="57">
            <text:p>57</text:p>
          </table:table-cell>
          <table:table-cell office:value-type="float" office:value="2398">
            <text:p>2398</text:p>
          </table:table-cell>
          <table:table-cell/>
          <table:table-cell office:value-type="string">
            <text:p>R-10</text:p>
          </table:table-cell>
          <table:table-cell office:value-type="float" office:value="7553">
            <text:p>7553</text:p>
          </table:table-cell>
          <table:table-cell office:value-type="float" office:value="6436">
            <text:p>6436</text:p>
          </table:table-cell>
          <table:table-cell office:value-type="float" office:value="7596">
            <text:p>7596</text:p>
          </table:table-cell>
          <table:table-cell office:value-type="float" office:value="326">
            <text:p>326</text:p>
          </table:table-cell>
          <table:table-cell office:value-type="float" office:value="5531">
            <text:p>5531</text:p>
          </table:table-cell>
          <table:table-cell/>
          <table:table-cell office:value-type="string">
            <text:p>R-10</text:p>
          </table:table-cell>
          <table:table-cell office:value-type="float" office:value="8765">
            <text:p>8765</text:p>
          </table:table-cell>
          <table:table-cell office:value-type="float" office:value="7541">
            <text:p>7541</text:p>
          </table:table-cell>
          <table:table-cell office:value-type="float" office:value="9296">
            <text:p>9296</text:p>
          </table:table-cell>
          <table:table-cell office:value-type="float" office:value="367">
            <text:p>367</text:p>
          </table:table-cell>
          <table:table-cell office:value-type="float" office:value="6951">
            <text:p>6951</text:p>
          </table:table-cell>
          <table:table-cell/>
          <table:table-cell office:value-type="string">
            <text:p>R-10</text:p>
          </table:table-cell>
          <table:table-cell office:value-type="float" office:value="11136">
            <text:p>11136</text:p>
          </table:table-cell>
          <table:table-cell office:value-type="float" office:value="9792">
            <text:p>9792</text:p>
          </table:table-cell>
          <table:table-cell office:value-type="float" office:value="12820">
            <text:p>12820</text:p>
          </table:table-cell>
          <table:table-cell office:value-type="float" office:value="634">
            <text:p>634</text:p>
          </table:table-cell>
          <table:table-cell office:value-type="float" office:value="9662">
            <text:p>966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2233">
            <text:p>2233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2707">
            <text:p>2707</text:p>
          </table:table-cell>
          <table:table-cell office:value-type="float" office:value="1740">
            <text:p>174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3198">
            <text:p>3198</text:p>
          </table:table-cell>
          <table:table-cell office:value-type="float" office:value="2040">
            <text:p>204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3649">
            <text:p>3649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557">
            <text:p>5557</text:p>
          </table:table-cell>
          <table:table-cell office:value-type="float" office:value="0">
            <text:p>0</text:p>
          </table:table-cell>
          <table:table-cell office:value-type="float" office:value="8390">
            <text:p>8390</text:p>
          </table:table-cell>
          <table:table-cell office:value-type="float" office:value="5562">
            <text:p>556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838">
            <text:p>6838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6890">
            <text:p>689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845">
            <text:p>9845</text:p>
          </table:table-cell>
          <table:table-cell office:value-type="float" office:value="0">
            <text:p>0</text:p>
          </table:table-cell>
          <table:table-cell office:value-type="float" office:value="12258">
            <text:p>12258</text:p>
          </table:table-cell>
          <table:table-cell office:value-type="float" office:value="9737">
            <text:p>973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590">
            <text:p>590</text:p>
          </table:table-cell>
          <table:table-cell table:number-columns-repeated="2"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12</text:p>
          </table:table-cell>
          <table:table-cell office:value-type="float" office:value="753">
            <text:p>753</text:p>
          </table:table-cell>
          <table:table-cell table:number-columns-repeated="2"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1530">
            <text:p>1530</text:p>
          </table:table-cell>
          <table:table-cell/>
          <table:table-cell office:value-type="string">
            <text:p>R-12</text:p>
          </table:table-cell>
          <table:table-cell office:value-type="float" office:value="856">
            <text:p>856</text:p>
          </table:table-cell>
          <table:table-cell table:number-columns-repeated="2" office:value-type="float" office:value="0">
            <text:p>0</text:p>
          </table:table-cell>
          <table:table-cell office:value-type="float" office:value="912">
            <text:p>912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12</text:p>
          </table:table-cell>
          <table:table-cell office:value-type="float" office:value="1013">
            <text:p>1013</text:p>
          </table:table-cell>
          <table:table-cell table:number-columns-repeated="2" office:value-type="float" office:value="0">
            <text:p>0</text:p>
          </table:table-cell>
          <table:table-cell office:value-type="float" office:value="1093">
            <text:p>1093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12</text:p>
          </table:table-cell>
          <table:table-cell office:value-type="float" office:value="1198">
            <text:p>1198</text:p>
          </table:table-cell>
          <table:table-cell table:number-columns-repeated="2"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2415">
            <text:p>2415</text:p>
          </table:table-cell>
          <table:table-cell/>
          <table:table-cell office:value-type="string">
            <text:p>R-12</text:p>
          </table:table-cell>
          <table:table-cell office:value-type="float" office:value="2749">
            <text:p>2749</text:p>
          </table:table-cell>
          <table:table-cell table:number-columns-repeated="2" office:value-type="float" office:value="0">
            <text:p>0</text:p>
          </table:table-cell>
          <table:table-cell office:value-type="float" office:value="2768">
            <text:p>2768</text:p>
          </table:table-cell>
          <table:table-cell office:value-type="float" office:value="5507">
            <text:p>5507</text:p>
          </table:table-cell>
          <table:table-cell/>
          <table:table-cell office:value-type="string">
            <text:p>R-12</text:p>
          </table:table-cell>
          <table:table-cell office:value-type="float" office:value="3476">
            <text:p>3476</text:p>
          </table:table-cell>
          <table:table-cell table:number-columns-repeated="2" office:value-type="float" office:value="0">
            <text:p>0</text:p>
          </table:table-cell>
          <table:table-cell office:value-type="float" office:value="3419">
            <text:p>3419</text:p>
          </table:table-cell>
          <table:table-cell office:value-type="float" office:value="5907">
            <text:p>5907</text:p>
          </table:table-cell>
          <table:table-cell/>
          <table:table-cell office:value-type="string">
            <text:p>R-12</text:p>
          </table:table-cell>
          <table:table-cell office:value-type="float" office:value="4798">
            <text:p>4798</text:p>
          </table:table-cell>
          <table:table-cell table:number-columns-repeated="2" office:value-type="float" office:value="0">
            <text:p>0</text:p>
          </table:table-cell>
          <table:table-cell office:value-type="float" office:value="4908">
            <text:p>4908</text:p>
          </table:table-cell>
          <table:table-cell office:value-type="float" office:value="7583">
            <text:p>758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772">
            <text:p>77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130">
            <text:p>1130</text:p>
          </table:table-cell>
          <table:table-cell/>
          <table:table-cell office:value-type="string">
            <text:p>R-13</text:p>
          </table:table-cell>
          <table:table-cell office:value-type="float" office:value="1044">
            <text:p>10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8">
            <text:p>1228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3</text:p>
          </table:table-cell>
          <table:table-cell office:value-type="float" office:value="1289">
            <text:p>128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13</text:p>
          </table:table-cell>
          <table:table-cell office:value-type="float" office:value="1540">
            <text:p>154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606">
            <text:p>1606</text:p>
          </table:table-cell>
          <table:table-cell office:value-type="float" office:value="2063">
            <text:p>2063</text:p>
          </table:table-cell>
          <table:table-cell/>
          <table:table-cell office:value-type="string">
            <text:p>R-13</text:p>
          </table:table-cell>
          <table:table-cell office:value-type="float" office:value="1776">
            <text:p>1776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2364">
            <text:p>2364</text:p>
          </table:table-cell>
          <table:table-cell/>
          <table:table-cell office:value-type="string">
            <text:p>R-13</text:p>
          </table:table-cell>
          <table:table-cell office:value-type="float" office:value="4102">
            <text:p>4102</text:p>
          </table:table-cell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4227">
            <text:p>4227</text:p>
          </table:table-cell>
          <table:table-cell office:value-type="float" office:value="5457">
            <text:p>5457</text:p>
          </table:table-cell>
          <table:table-cell/>
          <table:table-cell office:value-type="string">
            <text:p>R-13</text:p>
          </table:table-cell>
          <table:table-cell office:value-type="float" office:value="4663">
            <text:p>4663</text:p>
          </table:table-cell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5624">
            <text:p>5624</text:p>
          </table:table-cell>
          <table:table-cell office:value-type="float" office:value="6788">
            <text:p>6788</text:p>
          </table:table-cell>
          <table:table-cell/>
          <table:table-cell office:value-type="string">
            <text:p>R-13</text:p>
          </table:table-cell>
          <table:table-cell office:value-type="float" office:value="6656">
            <text:p>6656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7805">
            <text:p>7805</text:p>
          </table:table-cell>
          <table:table-cell office:value-type="float" office:value="8842">
            <text:p>884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370">
            <text:p>1370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4</text:p>
          </table:table-cell>
          <table:table-cell office:value-type="float" office:value="1712">
            <text:p>1712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4</text:p>
          </table:table-cell>
          <table:table-cell office:value-type="float" office:value="2044">
            <text:p>2044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R-14</text:p>
          </table:table-cell>
          <table:table-cell office:value-type="float" office:value="2394">
            <text:p>2394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14</text:p>
          </table:table-cell>
          <table:table-cell office:value-type="float" office:value="2750">
            <text:p>2750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float" office:value="2467">
            <text:p>2467</text:p>
          </table:table-cell>
          <table:table-cell/>
          <table:table-cell office:value-type="string">
            <text:p>R-14</text:p>
          </table:table-cell>
          <table:table-cell office:value-type="float" office:value="6399">
            <text:p>6399</text:p>
          </table:table-cell>
          <table:table-cell office:value-type="float" office:value="2039">
            <text:p>2039</text:p>
          </table:table-cell>
          <table:table-cell office:value-type="float" office:value="0">
            <text:p>0</text:p>
          </table:table-cell>
          <table:table-cell office:value-type="float" office:value="3265">
            <text:p>3265</text:p>
          </table:table-cell>
          <table:table-cell office:value-type="float" office:value="5557">
            <text:p>5557</text:p>
          </table:table-cell>
          <table:table-cell/>
          <table:table-cell office:value-type="string">
            <text:p>R-14</text:p>
          </table:table-cell>
          <table:table-cell office:value-type="float" office:value="7747">
            <text:p>7747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3806">
            <text:p>3806</text:p>
          </table:table-cell>
          <table:table-cell office:value-type="float" office:value="6838">
            <text:p>6838</text:p>
          </table:table-cell>
          <table:table-cell/>
          <table:table-cell office:value-type="string">
            <text:p>R-14</text:p>
          </table:table-cell>
          <table:table-cell office:value-type="float" office:value="10859">
            <text:p>10859</text:p>
          </table:table-cell>
          <table:table-cell office:value-type="float" office:value="2975">
            <text:p>2975</text:p>
          </table:table-cell>
          <table:table-cell office:value-type="float" office:value="0">
            <text:p>0</text:p>
          </table:table-cell>
          <table:table-cell office:value-type="float" office:value="5534">
            <text:p>5534</text:p>
          </table:table-cell>
          <table:table-cell office:value-type="float" office:value="9845">
            <text:p>984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549">
            <text:p>154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44">
            <text:p>2044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2135">
            <text:p>213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409">
            <text:p>240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399">
            <text:p>6399</text:p>
          </table:table-cell>
          <table:table-cell office:value-type="float" office:value="5667">
            <text:p>566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747">
            <text:p>7747</text:p>
          </table:table-cell>
          <table:table-cell office:value-type="float" office:value="6879">
            <text:p>687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0859">
            <text:p>10859</text:p>
          </table:table-cell>
          <table:table-cell office:value-type="float" office:value="9650">
            <text:p>9650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port_vcs_ooe</text:p>
          </table:table-cell>
          <table:table-cell table:style-name="ce16"/>
          <table:table-cell table:style-name="ce16" office:value-type="string">
            <text:p>shuffl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style-name="ce16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0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1502">
            <text:p>1502</text:p>
          </table:table-cell>
          <table:table-cell/>
          <table:table-cell office:value-type="string">
            <text:p>R-0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R-0</text:p>
          </table:table-cell>
          <table:table-cell office:value-type="float" office:value="1057">
            <text:p>1057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/>
          <table:table-cell office:value-type="string">
            <text:p>R-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/>
          <table:table-cell office:value-type="string">
            <text:p>R-0</text:p>
          </table:table-cell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">
            <text:p>0</text:p>
          </table:table-cell>
          <table:table-cell office:value-type="float" office:value="3174">
            <text:p>3174</text:p>
          </table:table-cell>
          <table:table-cell/>
          <table:table-cell office:value-type="string">
            <text:p>R-0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5321">
            <text:p>5321</text:p>
          </table:table-cell>
          <table:table-cell office:value-type="float" office:value="0">
            <text:p>0</text:p>
          </table:table-cell>
          <table:table-cell office:value-type="float" office:value="5671">
            <text:p>5671</text:p>
          </table:table-cell>
          <table:table-cell/>
          <table:table-cell office:value-type="string">
            <text:p>R-0</text:p>
          </table:table-cell>
          <table:table-cell office:value-type="float" office:value="3860">
            <text:p>3860</text:p>
          </table:table-cell>
          <table:table-cell office:value-type="float" office:value="0">
            <text:p>0</text:p>
          </table:table-cell>
          <table:table-cell office:value-type="float" office:value="6923">
            <text:p>6923</text:p>
          </table:table-cell>
          <table:table-cell office:value-type="float" office:value="0">
            <text:p>0</text:p>
          </table:table-cell>
          <table:table-cell office:value-type="float" office:value="7239">
            <text:p>7239</text:p>
          </table:table-cell>
          <table:table-cell/>
          <table:table-cell office:value-type="string">
            <text:p>R-0</text:p>
          </table:table-cell>
          <table:table-cell office:value-type="float" office:value="4665">
            <text:p>4665</text:p>
          </table:table-cell>
          <table:table-cell office:value-type="float" office:value="0">
            <text:p>0</text:p>
          </table:table-cell>
          <table:table-cell office:value-type="float" office:value="7983">
            <text:p>7983</text:p>
          </table:table-cell>
          <table:table-cell office:value-type="float" office:value="0">
            <text:p>0</text:p>
          </table:table-cell>
          <table:table-cell office:value-type="float" office:value="8851">
            <text:p>8851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84">
            <text:p>1184</text:p>
          </table:table-cell>
          <table:table-cell office:value-type="float" office:value="1095">
            <text:p>109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</text:p>
          </table:table-cell>
          <table:table-cell office:value-type="float" office:value="1508">
            <text:p>1508</text:p>
          </table:table-cell>
          <table:table-cell office:value-type="float" office:value="1378">
            <text:p>137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/>
          <table:table-cell office:value-type="string">
            <text:p>R-1</text:p>
          </table:table-cell>
          <table:table-cell office:value-type="float" office:value="1833">
            <text:p>1833</text:p>
          </table:table-cell>
          <table:table-cell office:value-type="float" office:value="1705">
            <text:p>17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/>
          <table:table-cell office:value-type="string">
            <text:p>R-1</text:p>
          </table:table-cell>
          <table:table-cell office:value-type="float" office:value="2170">
            <text:p>2170</text:p>
          </table:table-cell>
          <table:table-cell office:value-type="float" office:value="1955">
            <text:p>19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1</text:p>
          </table:table-cell>
          <table:table-cell office:value-type="float" office:value="2477">
            <text:p>2477</text:p>
          </table:table-cell>
          <table:table-cell office:value-type="float" office:value="2202">
            <text:p>2202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/>
          <table:table-cell office:value-type="string">
            <text:p>R-1</text:p>
          </table:table-cell>
          <table:table-cell office:value-type="float" office:value="3294">
            <text:p>3294</text:p>
          </table:table-cell>
          <table:table-cell office:value-type="float" office:value="3029">
            <text:p>3029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3152">
            <text:p>3152</text:p>
          </table:table-cell>
          <table:table-cell/>
          <table:table-cell office:value-type="string">
            <text:p>R-1</text:p>
          </table:table-cell>
          <table:table-cell office:value-type="float" office:value="5955">
            <text:p>5955</text:p>
          </table:table-cell>
          <table:table-cell office:value-type="float" office:value="5321">
            <text:p>5321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5644">
            <text:p>5644</text:p>
          </table:table-cell>
          <table:table-cell/>
          <table:table-cell office:value-type="string">
            <text:p>R-1</text:p>
          </table:table-cell>
          <table:table-cell office:value-type="float" office:value="7674">
            <text:p>7674</text:p>
          </table:table-cell>
          <table:table-cell office:value-type="float" office:value="6923">
            <text:p>6923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/>
          <table:table-cell office:value-type="string">
            <text:p>R-1</text:p>
          </table:table-cell>
          <table:table-cell office:value-type="float" office:value="9460">
            <text:p>9460</text:p>
          </table:table-cell>
          <table:table-cell office:value-type="float" office:value="7983">
            <text:p>7983</text:p>
          </table:table-cell>
          <table:table-cell office:value-type="float" office:value="2991">
            <text:p>2991</text:p>
          </table:table-cell>
          <table:table-cell office:value-type="float" office:value="0">
            <text:p>0</text:p>
          </table:table-cell>
          <table:table-cell office:value-type="float" office:value="8807">
            <text:p>880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6">
            <text:p>6</text:p>
          </table:table-cell>
          <table:table-cell office:value-type="float" office:value="1117">
            <text:p>1117</text:p>
          </table:table-cell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2</text:p>
          </table:table-cell>
          <table:table-cell office:value-type="float" office:value="17">
            <text:p>17</text:p>
          </table:table-cell>
          <table:table-cell office:value-type="float" office:value="1419">
            <text:p>1419</text:p>
          </table:table-cell>
          <table:table-cell office:value-type="float" office:value="1931">
            <text:p>1931</text:p>
          </table:table-cell>
          <table:table-cell office:value-type="float" office:value="0">
            <text:p>0</text:p>
          </table:table-cell>
          <table:table-cell office:value-type="float" office:value="1491">
            <text:p>1491</text:p>
          </table:table-cell>
          <table:table-cell/>
          <table:table-cell office:value-type="string">
            <text:p>R-2</text:p>
          </table:table-cell>
          <table:table-cell office:value-type="float" office:value="29">
            <text:p>29</text:p>
          </table:table-cell>
          <table:table-cell office:value-type="float" office:value="1764">
            <text:p>1764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1804">
            <text:p>1804</text:p>
          </table:table-cell>
          <table:table-cell/>
          <table:table-cell office:value-type="string">
            <text:p>R-2</text:p>
          </table:table-cell>
          <table:table-cell office:value-type="float" office:value="40">
            <text:p>40</text:p>
          </table:table-cell>
          <table:table-cell office:value-type="float" office:value="2055">
            <text:p>2055</text:p>
          </table:table-cell>
          <table:table-cell office:value-type="float" office:value="2640">
            <text:p>2640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/>
          <table:table-cell office:value-type="string">
            <text:p>R-2</text:p>
          </table:table-cell>
          <table:table-cell office:value-type="float" office:value="57">
            <text:p>57</text:p>
          </table:table-cell>
          <table:table-cell office:value-type="float" office:value="2371">
            <text:p>2371</text:p>
          </table:table-cell>
          <table:table-cell office:value-type="float" office:value="2972">
            <text:p>2972</text:p>
          </table:table-cell>
          <table:table-cell office:value-type="float" office:value="0">
            <text:p>0</text:p>
          </table:table-cell>
          <table:table-cell office:value-type="float" office:value="2420">
            <text:p>2420</text:p>
          </table:table-cell>
          <table:table-cell/>
          <table:table-cell office:value-type="string">
            <text:p>R-2</text:p>
          </table:table-cell>
          <table:table-cell office:value-type="float" office:value="107">
            <text:p>107</text:p>
          </table:table-cell>
          <table:table-cell office:value-type="float" office:value="3293">
            <text:p>3293</text:p>
          </table:table-cell>
          <table:table-cell office:value-type="float" office:value="4037">
            <text:p>4037</text:p>
          </table:table-cell>
          <table:table-cell office:value-type="float" office:value="0">
            <text:p>0</text:p>
          </table:table-cell>
          <table:table-cell office:value-type="float" office:value="3187">
            <text:p>3187</text:p>
          </table:table-cell>
          <table:table-cell/>
          <table:table-cell office:value-type="string">
            <text:p>R-2</text:p>
          </table:table-cell>
          <table:table-cell office:value-type="float" office:value="289">
            <text:p>289</text:p>
          </table:table-cell>
          <table:table-cell office:value-type="float" office:value="6246">
            <text:p>6246</text:p>
          </table:table-cell>
          <table:table-cell office:value-type="float" office:value="7194">
            <text:p>7194</text:p>
          </table:table-cell>
          <table:table-cell office:value-type="float" office:value="0">
            <text:p>0</text:p>
          </table:table-cell>
          <table:table-cell office:value-type="float" office:value="5666">
            <text:p>5666</text:p>
          </table:table-cell>
          <table:table-cell/>
          <table:table-cell office:value-type="string">
            <text:p>R-2</text:p>
          </table:table-cell>
          <table:table-cell office:value-type="float" office:value="431">
            <text:p>431</text:p>
          </table:table-cell>
          <table:table-cell office:value-type="float" office:value="8870">
            <text:p>8870</text:p>
          </table:table-cell>
          <table:table-cell office:value-type="float" office:value="9070">
            <text:p>9070</text:p>
          </table:table-cell>
          <table:table-cell office:value-type="float" office:value="0">
            <text:p>0</text:p>
          </table:table-cell>
          <table:table-cell office:value-type="float" office:value="7243">
            <text:p>7243</text:p>
          </table:table-cell>
          <table:table-cell/>
          <table:table-cell office:value-type="string">
            <text:p>R-2</text:p>
          </table:table-cell>
          <table:table-cell office:value-type="float" office:value="526">
            <text:p>526</text:p>
          </table:table-cell>
          <table:table-cell office:value-type="float" office:value="10974">
            <text:p>10974</text:p>
          </table:table-cell>
          <table:table-cell office:value-type="float" office:value="10223">
            <text:p>10223</text:p>
          </table:table-cell>
          <table:table-cell office:value-type="float" office:value="0">
            <text:p>0</text:p>
          </table:table-cell>
          <table:table-cell office:value-type="float" office:value="8934">
            <text:p>8934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456">
            <text:p>145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 table:number-columns-repeated="2" office:value-type="float" office:value="0">
            <text:p>0</text:p>
          </table:table-cell>
          <table:table-cell office:value-type="float" office:value="1760">
            <text:p>176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table:number-columns-repeated="2" office:value-type="float" office:value="0">
            <text:p>0</text:p>
          </table:table-cell>
          <table:table-cell office:value-type="float" office:value="2064">
            <text:p>206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  <table:table-cell table:number-columns-repeated="2" office:value-type="float" office:value="0">
            <text:p>0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195">
            <text:p>3195</text:p>
          </table:table-cell>
          <table:table-cell table:number-columns-repeated="2" office:value-type="float" office:value="0">
            <text:p>0</text:p>
          </table:table-cell>
          <table:table-cell office:value-type="float" office:value="3079">
            <text:p>307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678">
            <text:p>5678</text:p>
          </table:table-cell>
          <table:table-cell table:number-columns-repeated="2" office:value-type="float" office:value="0">
            <text:p>0</text:p>
          </table:table-cell>
          <table:table-cell office:value-type="float" office:value="5634">
            <text:p>563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28">
            <text:p>6428</text:p>
          </table:table-cell>
          <table:table-cell table:number-columns-repeated="2" office:value-type="float" office:value="0">
            <text:p>0</text:p>
          </table:table-cell>
          <table:table-cell office:value-type="float" office:value="7338">
            <text:p>73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50">
            <text:p>5950</text:p>
          </table:table-cell>
          <table:table-cell table:number-columns-repeated="2" office:value-type="float" office:value="0">
            <text:p>0</text:p>
          </table:table-cell>
          <table:table-cell office:value-type="float" office:value="8904">
            <text:p>8904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office:value-type="float" office:value="592">
            <text:p>592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4</text:p>
          </table:table-cell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float" office:value="763">
            <text:p>763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2938">
            <text:p>2938</text:p>
          </table:table-cell>
          <table:table-cell office:value-type="float" office:value="907">
            <text:p>907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4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3438">
            <text:p>3438</text:p>
          </table:table-cell>
          <table:table-cell office:value-type="float" office:value="1057">
            <text:p>1057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4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3941">
            <text:p>3941</text:p>
          </table:table-cell>
          <table:table-cell office:value-type="float" office:value="1250">
            <text:p>1250</text:p>
          </table:table-cell>
          <table:table-cell office:value-type="float" office:value="2372">
            <text:p>2372</text:p>
          </table:table-cell>
          <table:table-cell/>
          <table:table-cell office:value-type="string">
            <text:p>R-4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5277">
            <text:p>5277</text:p>
          </table:table-cell>
          <table:table-cell office:value-type="float" office:value="1629">
            <text:p>1629</text:p>
          </table:table-cell>
          <table:table-cell office:value-type="float" office:value="3188">
            <text:p>3188</text:p>
          </table:table-cell>
          <table:table-cell/>
          <table:table-cell office:value-type="string">
            <text:p>R-4</text:p>
          </table:table-cell>
          <table:table-cell office:value-type="float" office:value="2072">
            <text:p>2072</text:p>
          </table:table-cell>
          <table:table-cell office:value-type="float" office:value="0">
            <text:p>0</text:p>
          </table:table-cell>
          <table:table-cell office:value-type="float" office:value="8714">
            <text:p>8714</text:p>
          </table:table-cell>
          <table:table-cell office:value-type="float" office:value="2965">
            <text:p>2965</text:p>
          </table:table-cell>
          <table:table-cell office:value-type="float" office:value="5567">
            <text:p>5567</text:p>
          </table:table-cell>
          <table:table-cell/>
          <table:table-cell office:value-type="string">
            <text:p>R-4</text:p>
          </table:table-cell>
          <table:table-cell office:value-type="float" office:value="2620">
            <text:p>2620</text:p>
          </table:table-cell>
          <table:table-cell office:value-type="float" office:value="0">
            <text:p>0</text:p>
          </table:table-cell>
          <table:table-cell office:value-type="float" office:value="10140">
            <text:p>10140</text:p>
          </table:table-cell>
          <table:table-cell office:value-type="float" office:value="3860">
            <text:p>3860</text:p>
          </table:table-cell>
          <table:table-cell office:value-type="float" office:value="7291">
            <text:p>7291</text:p>
          </table:table-cell>
          <table:table-cell/>
          <table:table-cell office:value-type="string">
            <text:p>R-4</text:p>
          </table:table-cell>
          <table:table-cell office:value-type="float" office:value="3130">
            <text:p>3130</text:p>
          </table:table-cell>
          <table:table-cell office:value-type="float" office:value="0">
            <text:p>0</text:p>
          </table:table-cell>
          <table:table-cell office:value-type="float" office:value="11234">
            <text:p>11234</text:p>
          </table:table-cell>
          <table:table-cell office:value-type="float" office:value="4665">
            <text:p>4665</text:p>
          </table:table-cell>
          <table:table-cell office:value-type="float" office:value="8684">
            <text:p>8684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637">
            <text:p>637</text:p>
          </table:table-cell>
          <table:table-cell office:value-type="float" office:value="903">
            <text:p>903</text:p>
          </table:table-cell>
          <table:table-cell office:value-type="float" office:value="1179">
            <text:p>1179</text:p>
          </table:table-cell>
          <table:table-cell office:value-type="float" office:value="596">
            <text:p>596</text:p>
          </table:table-cell>
          <table:table-cell office:value-type="float" office:value="1234">
            <text:p>1234</text:p>
          </table:table-cell>
          <table:table-cell/>
          <table:table-cell office:value-type="string">
            <text:p>R-5</text:p>
          </table:table-cell>
          <table:table-cell office:value-type="float" office:value="813">
            <text:p>813</text:p>
          </table:table-cell>
          <table:table-cell office:value-type="float" office:value="1126">
            <text:p>1126</text:p>
          </table:table-cell>
          <table:table-cell office:value-type="float" office:value="1460">
            <text:p>1460</text:p>
          </table:table-cell>
          <table:table-cell office:value-type="float" office:value="763">
            <text:p>763</text:p>
          </table:table-cell>
          <table:table-cell office:value-type="float" office:value="1527">
            <text:p>1527</text:p>
          </table:table-cell>
          <table:table-cell/>
          <table:table-cell office:value-type="string">
            <text:p>R-5</text:p>
          </table:table-cell>
          <table:table-cell office:value-type="float" office:value="1006">
            <text:p>1006</text:p>
          </table:table-cell>
          <table:table-cell office:value-type="float" office:value="1324">
            <text:p>1324</text:p>
          </table:table-cell>
          <table:table-cell office:value-type="float" office:value="1785">
            <text:p>1785</text:p>
          </table:table-cell>
          <table:table-cell office:value-type="float" office:value="905">
            <text:p>905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R-5</text:p>
          </table:table-cell>
          <table:table-cell office:value-type="float" office:value="1185">
            <text:p>1185</text:p>
          </table:table-cell>
          <table:table-cell office:value-type="float" office:value="1540">
            <text:p>1540</text:p>
          </table:table-cell>
          <table:table-cell office:value-type="float" office:value="2076">
            <text:p>2076</text:p>
          </table:table-cell>
          <table:table-cell office:value-type="float" office:value="1059">
            <text:p>1059</text:p>
          </table:table-cell>
          <table:table-cell office:value-type="float" office:value="2135">
            <text:p>2135</text:p>
          </table:table-cell>
          <table:table-cell/>
          <table:table-cell office:value-type="string">
            <text:p>R-5</text:p>
          </table:table-cell>
          <table:table-cell office:value-type="float" office:value="1361">
            <text:p>1361</text:p>
          </table:table-cell>
          <table:table-cell office:value-type="float" office:value="1750">
            <text:p>1750</text:p>
          </table:table-cell>
          <table:table-cell office:value-type="float" office:value="2410">
            <text:p>2410</text:p>
          </table:table-cell>
          <table:table-cell office:value-type="float" office:value="1249">
            <text:p>1249</text:p>
          </table:table-cell>
          <table:table-cell office:value-type="float" office:value="2476">
            <text:p>2476</text:p>
          </table:table-cell>
          <table:table-cell/>
          <table:table-cell office:value-type="string">
            <text:p>R-5</text:p>
          </table:table-cell>
          <table:table-cell office:value-type="float" office:value="1809">
            <text:p>1809</text:p>
          </table:table-cell>
          <table:table-cell office:value-type="float" office:value="2265">
            <text:p>2265</text:p>
          </table:table-cell>
          <table:table-cell office:value-type="float" office:value="3174">
            <text:p>3174</text:p>
          </table:table-cell>
          <table:table-cell office:value-type="float" office:value="1630">
            <text:p>1630</text:p>
          </table:table-cell>
          <table:table-cell office:value-type="float" office:value="3196">
            <text:p>3196</text:p>
          </table:table-cell>
          <table:table-cell/>
          <table:table-cell office:value-type="string">
            <text:p>R-5</text:p>
          </table:table-cell>
          <table:table-cell office:value-type="float" office:value="3509">
            <text:p>3509</text:p>
          </table:table-cell>
          <table:table-cell office:value-type="float" office:value="3980">
            <text:p>3980</text:p>
          </table:table-cell>
          <table:table-cell office:value-type="float" office:value="5630">
            <text:p>5630</text:p>
          </table:table-cell>
          <table:table-cell office:value-type="float" office:value="2968">
            <text:p>2968</text:p>
          </table:table-cell>
          <table:table-cell office:value-type="float" office:value="5622">
            <text:p>5622</text:p>
          </table:table-cell>
          <table:table-cell/>
          <table:table-cell office:value-type="string">
            <text:p>R-5</text:p>
          </table:table-cell>
          <table:table-cell office:value-type="float" office:value="4605">
            <text:p>4605</text:p>
          </table:table-cell>
          <table:table-cell office:value-type="float" office:value="5001">
            <text:p>5001</text:p>
          </table:table-cell>
          <table:table-cell office:value-type="float" office:value="6627">
            <text:p>6627</text:p>
          </table:table-cell>
          <table:table-cell office:value-type="float" office:value="3871">
            <text:p>3871</text:p>
          </table:table-cell>
          <table:table-cell office:value-type="float" office:value="7340">
            <text:p>7340</text:p>
          </table:table-cell>
          <table:table-cell/>
          <table:table-cell office:value-type="string">
            <text:p>R-5</text:p>
          </table:table-cell>
          <table:table-cell office:value-type="float" office:value="5521">
            <text:p>5521</text:p>
          </table:table-cell>
          <table:table-cell office:value-type="float" office:value="5899">
            <text:p>5899</text:p>
          </table:table-cell>
          <table:table-cell office:value-type="float" office:value="7004">
            <text:p>7004</text:p>
          </table:table-cell>
          <table:table-cell office:value-type="float" office:value="4668">
            <text:p>4668</text:p>
          </table:table-cell>
          <table:table-cell office:value-type="float" office:value="8858">
            <text:p>8858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637">
            <text:p>637</text:p>
          </table:table-cell>
          <table:table-cell office:value-type="float" office:value="1427">
            <text:p>1427</text:p>
          </table:table-cell>
          <table:table-cell office:value-type="float" office:value="1527">
            <text:p>1527</text:p>
          </table:table-cell>
          <table:table-cell office:value-type="float" office:value="207">
            <text:p>207</text:p>
          </table:table-cell>
          <table:table-cell office:value-type="float" office:value="1218">
            <text:p>1218</text:p>
          </table:table-cell>
          <table:table-cell/>
          <table:table-cell office:value-type="string">
            <text:p>R-6</text:p>
          </table:table-cell>
          <table:table-cell office:value-type="float" office:value="813">
            <text:p>813</text:p>
          </table:table-cell>
          <table:table-cell office:value-type="float" office:value="1791">
            <text:p>1791</text:p>
          </table:table-cell>
          <table:table-cell office:value-type="float" office:value="1972">
            <text:p>1972</text:p>
          </table:table-cell>
          <table:table-cell office:value-type="float" office:value="321">
            <text:p>321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6</text:p>
          </table:table-cell>
          <table:table-cell office:value-type="float" office:value="1006">
            <text:p>1006</text:p>
          </table:table-cell>
          <table:table-cell office:value-type="float" office:value="2163">
            <text:p>2163</text:p>
          </table:table-cell>
          <table:table-cell office:value-type="float" office:value="2373">
            <text:p>2373</text:p>
          </table:table-cell>
          <table:table-cell office:value-type="float" office:value="422">
            <text:p>422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R-6</text:p>
          </table:table-cell>
          <table:table-cell office:value-type="float" office:value="1185">
            <text:p>1185</text:p>
          </table:table-cell>
          <table:table-cell office:value-type="float" office:value="2535">
            <text:p>2535</text:p>
          </table:table-cell>
          <table:table-cell office:value-type="float" office:value="2818">
            <text:p>2818</text:p>
          </table:table-cell>
          <table:table-cell office:value-type="float" office:value="501">
            <text:p>501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R-6</text:p>
          </table:table-cell>
          <table:table-cell office:value-type="float" office:value="1361">
            <text:p>1361</text:p>
          </table:table-cell>
          <table:table-cell office:value-type="float" office:value="2892">
            <text:p>2892</text:p>
          </table:table-cell>
          <table:table-cell office:value-type="float" office:value="3200">
            <text:p>3200</text:p>
          </table:table-cell>
          <table:table-cell office:value-type="float" office:value="631">
            <text:p>631</text:p>
          </table:table-cell>
          <table:table-cell office:value-type="float" office:value="2340">
            <text:p>2340</text:p>
          </table:table-cell>
          <table:table-cell/>
          <table:table-cell office:value-type="string">
            <text:p>R-6</text:p>
          </table:table-cell>
          <table:table-cell office:value-type="float" office:value="1809">
            <text:p>1809</text:p>
          </table:table-cell>
          <table:table-cell office:value-type="float" office:value="3713">
            <text:p>3713</text:p>
          </table:table-cell>
          <table:table-cell office:value-type="float" office:value="4252">
            <text:p>4252</text:p>
          </table:table-cell>
          <table:table-cell office:value-type="float" office:value="947">
            <text:p>947</text:p>
          </table:table-cell>
          <table:table-cell office:value-type="float" office:value="3195">
            <text:p>3195</text:p>
          </table:table-cell>
          <table:table-cell/>
          <table:table-cell office:value-type="string">
            <text:p>R-6</text:p>
          </table:table-cell>
          <table:table-cell office:value-type="float" office:value="3509">
            <text:p>3509</text:p>
          </table:table-cell>
          <table:table-cell office:value-type="float" office:value="6539">
            <text:p>6539</text:p>
          </table:table-cell>
          <table:table-cell office:value-type="float" office:value="7604">
            <text:p>7604</text:p>
          </table:table-cell>
          <table:table-cell office:value-type="float" office:value="2195">
            <text:p>2195</text:p>
          </table:table-cell>
          <table:table-cell office:value-type="float" office:value="5678">
            <text:p>5678</text:p>
          </table:table-cell>
          <table:table-cell/>
          <table:table-cell office:value-type="string">
            <text:p>R-6</text:p>
          </table:table-cell>
          <table:table-cell office:value-type="float" office:value="4605">
            <text:p>4605</text:p>
          </table:table-cell>
          <table:table-cell office:value-type="float" office:value="8075">
            <text:p>8075</text:p>
          </table:table-cell>
          <table:table-cell office:value-type="float" office:value="9634">
            <text:p>9634</text:p>
          </table:table-cell>
          <table:table-cell office:value-type="float" office:value="4221">
            <text:p>4221</text:p>
          </table:table-cell>
          <table:table-cell office:value-type="float" office:value="6428">
            <text:p>6428</text:p>
          </table:table-cell>
          <table:table-cell/>
          <table:table-cell office:value-type="string">
            <text:p>R-6</text:p>
          </table:table-cell>
          <table:table-cell office:value-type="float" office:value="5521">
            <text:p>5521</text:p>
          </table:table-cell>
          <table:table-cell office:value-type="float" office:value="9148">
            <text:p>9148</text:p>
          </table:table-cell>
          <table:table-cell office:value-type="float" office:value="10847">
            <text:p>10847</text:p>
          </table:table-cell>
          <table:table-cell office:value-type="float" office:value="6563">
            <text:p>6563</text:p>
          </table:table-cell>
          <table:table-cell office:value-type="float" office:value="5950">
            <text:p>5950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float" office:value="1859">
            <text:p>185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office:value-type="float" office:value="2097">
            <text:p>209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">
            <text:p>0</text:p>
          </table:table-cell>
          <table:table-cell office:value-type="float" office:value="2316">
            <text:p>2316</text:p>
          </table:table-cell>
          <table:table-cell office:value-type="float" office:value="2372">
            <text:p>237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0">
            <text:p>0</text:p>
          </table:table-cell>
          <table:table-cell office:value-type="float" office:value="2972">
            <text:p>2972</text:p>
          </table:table-cell>
          <table:table-cell office:value-type="float" office:value="3147">
            <text:p>31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664">
            <text:p>5664</text:p>
          </table:table-cell>
          <table:table-cell office:value-type="float" office:value="0">
            <text:p>0</text:p>
          </table:table-cell>
          <table:table-cell office:value-type="float" office:value="5345">
            <text:p>5345</text:p>
          </table:table-cell>
          <table:table-cell office:value-type="float" office:value="5726">
            <text:p>572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983">
            <text:p>6983</text:p>
          </table:table-cell>
          <table:table-cell office:value-type="float" office:value="0">
            <text:p>0</text:p>
          </table:table-cell>
          <table:table-cell office:value-type="float" office:value="6907">
            <text:p>6907</text:p>
          </table:table-cell>
          <table:table-cell office:value-type="float" office:value="7197">
            <text:p>719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183">
            <text:p>7183</text:p>
          </table:table-cell>
          <table:table-cell office:value-type="float" office:value="0">
            <text:p>0</text:p>
          </table:table-cell>
          <table:table-cell office:value-type="float" office:value="8378">
            <text:p>8378</text:p>
          </table:table-cell>
          <table:table-cell office:value-type="float" office:value="8705">
            <text:p>8705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57">
            <text:p>1157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8</text:p>
          </table:table-cell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1486">
            <text:p>1486</text:p>
          </table:table-cell>
          <table:table-cell office:value-type="float" office:value="1459">
            <text:p>1459</text:p>
          </table:table-cell>
          <table:table-cell office:value-type="float" office:value="1454">
            <text:p>1454</text:p>
          </table:table-cell>
          <table:table-cell/>
          <table:table-cell office:value-type="string">
            <text:p>R-8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698">
            <text:p>1698</text:p>
          </table:table-cell>
          <table:table-cell office:value-type="float" office:value="1744">
            <text:p>1744</text:p>
          </table:table-cell>
          <table:table-cell/>
          <table:table-cell office:value-type="string">
            <text:p>R-8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2061">
            <text:p>2061</text:p>
          </table:table-cell>
          <table:table-cell office:value-type="float" office:value="1947">
            <text:p>1947</text:p>
          </table:table-cell>
          <table:table-cell office:value-type="float" office:value="2059">
            <text:p>2059</text:p>
          </table:table-cell>
          <table:table-cell/>
          <table:table-cell office:value-type="string">
            <text:p>R-8</text:p>
          </table:table-cell>
          <table:table-cell office:value-type="float" office:value="1452">
            <text:p>1452</text:p>
          </table:table-cell>
          <table:table-cell office:value-type="float" office:value="0">
            <text:p>0</text:p>
          </table:table-cell>
          <table:table-cell office:value-type="float" office:value="2342">
            <text:p>2342</text:p>
          </table:table-cell>
          <table:table-cell office:value-type="float" office:value="2242">
            <text:p>2242</text:p>
          </table:table-cell>
          <table:table-cell office:value-type="float" office:value="2361">
            <text:p>2361</text:p>
          </table:table-cell>
          <table:table-cell/>
          <table:table-cell office:value-type="string">
            <text:p>R-8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3085">
            <text:p>3085</text:p>
          </table:table-cell>
          <table:table-cell office:value-type="float" office:value="2874">
            <text:p>2874</text:p>
          </table:table-cell>
          <table:table-cell office:value-type="float" office:value="3171">
            <text:p>3171</text:p>
          </table:table-cell>
          <table:table-cell/>
          <table:table-cell office:value-type="string">
            <text:p>R-8</text:p>
          </table:table-cell>
          <table:table-cell office:value-type="float" office:value="3583">
            <text:p>3583</text:p>
          </table:table-cell>
          <table:table-cell office:value-type="float" office:value="0">
            <text:p>0</text:p>
          </table:table-cell>
          <table:table-cell office:value-type="float" office:value="5474">
            <text:p>5474</text:p>
          </table:table-cell>
          <table:table-cell office:value-type="float" office:value="5037">
            <text:p>5037</text:p>
          </table:table-cell>
          <table:table-cell office:value-type="float" office:value="4980">
            <text:p>4980</text:p>
          </table:table-cell>
          <table:table-cell/>
          <table:table-cell office:value-type="string">
            <text:p>R-8</text:p>
          </table:table-cell>
          <table:table-cell office:value-type="float" office:value="4718">
            <text:p>4718</text:p>
          </table:table-cell>
          <table:table-cell office:value-type="float" office:value="0">
            <text:p>0</text:p>
          </table:table-cell>
          <table:table-cell office:value-type="float" office:value="6966">
            <text:p>6966</text:p>
          </table:table-cell>
          <table:table-cell office:value-type="float" office:value="6480">
            <text:p>6480</text:p>
          </table:table-cell>
          <table:table-cell office:value-type="float" office:value="5507">
            <text:p>5507</text:p>
          </table:table-cell>
          <table:table-cell/>
          <table:table-cell office:value-type="string">
            <text:p>R-8</text:p>
          </table:table-cell>
          <table:table-cell office:value-type="float" office:value="5705">
            <text:p>5705</text:p>
          </table:table-cell>
          <table:table-cell office:value-type="float" office:value="0">
            <text:p>0</text:p>
          </table:table-cell>
          <table:table-cell office:value-type="float" office:value="8240">
            <text:p>8240</text:p>
          </table:table-cell>
          <table:table-cell office:value-type="float" office:value="7795">
            <text:p>7795</text:p>
          </table:table-cell>
          <table:table-cell office:value-type="float" office:value="6036">
            <text:p>6036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794">
            <text:p>1794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1356">
            <text:p>1356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9</text:p>
          </table:table-cell>
          <table:table-cell office:value-type="float" office:value="2247">
            <text:p>2247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1701">
            <text:p>1701</text:p>
          </table:table-cell>
          <table:table-cell office:value-type="float" office:value="1515">
            <text:p>1515</text:p>
          </table:table-cell>
          <table:table-cell/>
          <table:table-cell office:value-type="string">
            <text:p>R-9</text:p>
          </table:table-cell>
          <table:table-cell office:value-type="float" office:value="2740">
            <text:p>2740</text:p>
          </table:table-cell>
          <table:table-cell office:value-type="float" office:value="594">
            <text:p>594</text:p>
          </table:table-cell>
          <table:table-cell office:value-type="float" office:value="3">
            <text:p>3</text:p>
          </table:table-cell>
          <table:table-cell office:value-type="float" office:value="2038">
            <text:p>2038</text:p>
          </table:table-cell>
          <table:table-cell office:value-type="float" office:value="1786">
            <text:p>1786</text:p>
          </table:table-cell>
          <table:table-cell/>
          <table:table-cell office:value-type="string">
            <text:p>R-9</text:p>
          </table:table-cell>
          <table:table-cell office:value-type="float" office:value="3194">
            <text:p>3194</text:p>
          </table:table-cell>
          <table:table-cell office:value-type="float" office:value="682">
            <text:p>682</text:p>
          </table:table-cell>
          <table:table-cell office:value-type="float" office:value="4">
            <text:p>4</text:p>
          </table:table-cell>
          <table:table-cell office:value-type="float" office:value="2394">
            <text:p>2394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9</text:p>
          </table:table-cell>
          <table:table-cell office:value-type="float" office:value="3697">
            <text:p>3697</text:p>
          </table:table-cell>
          <table:table-cell office:value-type="float" office:value="762">
            <text:p>762</text:p>
          </table:table-cell>
          <table:table-cell office:value-type="float" office:value="11">
            <text:p>11</text:p>
          </table:table-cell>
          <table:table-cell office:value-type="float" office:value="2783">
            <text:p>2783</text:p>
          </table:table-cell>
          <table:table-cell office:value-type="float" office:value="2375">
            <text:p>2375</text:p>
          </table:table-cell>
          <table:table-cell/>
          <table:table-cell office:value-type="string">
            <text:p>R-9</text:p>
          </table:table-cell>
          <table:table-cell office:value-type="float" office:value="4818">
            <text:p>4818</text:p>
          </table:table-cell>
          <table:table-cell office:value-type="float" office:value="979">
            <text:p>979</text:p>
          </table:table-cell>
          <table:table-cell office:value-type="float" office:value="24">
            <text:p>24</text:p>
          </table:table-cell>
          <table:table-cell office:value-type="float" office:value="3678">
            <text:p>3678</text:p>
          </table:table-cell>
          <table:table-cell office:value-type="float" office:value="3115">
            <text:p>3115</text:p>
          </table:table-cell>
          <table:table-cell/>
          <table:table-cell office:value-type="string">
            <text:p>R-9</text:p>
          </table:table-cell>
          <table:table-cell office:value-type="float" office:value="8386">
            <text:p>8386</text:p>
          </table:table-cell>
          <table:table-cell office:value-type="float" office:value="1740">
            <text:p>1740</text:p>
          </table:table-cell>
          <table:table-cell office:value-type="float" office:value="63">
            <text:p>63</text:p>
          </table:table-cell>
          <table:table-cell office:value-type="float" office:value="6543">
            <text:p>6543</text:p>
          </table:table-cell>
          <table:table-cell office:value-type="float" office:value="5640">
            <text:p>5640</text:p>
          </table:table-cell>
          <table:table-cell/>
          <table:table-cell office:value-type="string">
            <text:p>R-9</text:p>
          </table:table-cell>
          <table:table-cell office:value-type="float" office:value="10089">
            <text:p>10089</text:p>
          </table:table-cell>
          <table:table-cell office:value-type="float" office:value="2333">
            <text:p>2333</text:p>
          </table:table-cell>
          <table:table-cell office:value-type="float" office:value="162">
            <text:p>162</text:p>
          </table:table-cell>
          <table:table-cell office:value-type="float" office:value="8175">
            <text:p>8175</text:p>
          </table:table-cell>
          <table:table-cell office:value-type="float" office:value="7457">
            <text:p>7457</text:p>
          </table:table-cell>
          <table:table-cell/>
          <table:table-cell office:value-type="string">
            <text:p>R-9</text:p>
          </table:table-cell>
          <table:table-cell office:value-type="float" office:value="11424">
            <text:p>11424</text:p>
          </table:table-cell>
          <table:table-cell office:value-type="float" office:value="3042">
            <text:p>3042</text:p>
          </table:table-cell>
          <table:table-cell office:value-type="float" office:value="449">
            <text:p>449</text:p>
          </table:table-cell>
          <table:table-cell office:value-type="float" office:value="9677">
            <text:p>9677</text:p>
          </table:table-cell>
          <table:table-cell office:value-type="float" office:value="8835">
            <text:p>8835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615">
            <text:p>615</text:p>
          </table:table-cell>
          <table:table-cell office:value-type="float" office:value="1068">
            <text:p>1068</text:p>
          </table:table-cell>
          <table:table-cell office:value-type="float" office:value="1148">
            <text:p>1148</text:p>
          </table:table-cell>
          <table:table-cell office:value-type="float" office:value="546">
            <text:p>546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787">
            <text:p>787</text:p>
          </table:table-cell>
          <table:table-cell office:value-type="float" office:value="1304">
            <text:p>1304</text:p>
          </table:table-cell>
          <table:table-cell office:value-type="float" office:value="1489">
            <text:p>1489</text:p>
          </table:table-cell>
          <table:table-cell office:value-type="float" office:value="706">
            <text:p>706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0</text:p>
          </table:table-cell>
          <table:table-cell office:value-type="float" office:value="955">
            <text:p>955</text:p>
          </table:table-cell>
          <table:table-cell office:value-type="float" office:value="1515">
            <text:p>1515</text:p>
          </table:table-cell>
          <table:table-cell office:value-type="float" office:value="1780">
            <text:p>1780</text:p>
          </table:table-cell>
          <table:table-cell office:value-type="float" office:value="898">
            <text:p>898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R-10</text:p>
          </table:table-cell>
          <table:table-cell office:value-type="float" office:value="1118">
            <text:p>1118</text:p>
          </table:table-cell>
          <table:table-cell office:value-type="float" office:value="1726">
            <text:p>1726</text:p>
          </table:table-cell>
          <table:table-cell office:value-type="float" office:value="2139">
            <text:p>2139</text:p>
          </table:table-cell>
          <table:table-cell office:value-type="float" office:value="1095">
            <text:p>1095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10</text:p>
          </table:table-cell>
          <table:table-cell office:value-type="float" office:value="1287">
            <text:p>1287</text:p>
          </table:table-cell>
          <table:table-cell office:value-type="float" office:value="1938">
            <text:p>1938</text:p>
          </table:table-cell>
          <table:table-cell office:value-type="float" office:value="2446">
            <text:p>2446</text:p>
          </table:table-cell>
          <table:table-cell office:value-type="float" office:value="1311">
            <text:p>1311</text:p>
          </table:table-cell>
          <table:table-cell office:value-type="float" office:value="2410">
            <text:p>2410</text:p>
          </table:table-cell>
          <table:table-cell/>
          <table:table-cell office:value-type="string">
            <text:p>R-10</text:p>
          </table:table-cell>
          <table:table-cell office:value-type="float" office:value="1644">
            <text:p>1644</text:p>
          </table:table-cell>
          <table:table-cell office:value-type="float" office:value="2487">
            <text:p>2487</text:p>
          </table:table-cell>
          <table:table-cell office:value-type="float" office:value="3286">
            <text:p>3286</text:p>
          </table:table-cell>
          <table:table-cell office:value-type="float" office:value="1712">
            <text:p>1712</text:p>
          </table:table-cell>
          <table:table-cell office:value-type="float" office:value="3174">
            <text:p>3174</text:p>
          </table:table-cell>
          <table:table-cell/>
          <table:table-cell office:value-type="string">
            <text:p>R-10</text:p>
          </table:table-cell>
          <table:table-cell office:value-type="float" office:value="2756">
            <text:p>2756</text:p>
          </table:table-cell>
          <table:table-cell office:value-type="float" office:value="3941">
            <text:p>3941</text:p>
          </table:table-cell>
          <table:table-cell office:value-type="float" office:value="5905">
            <text:p>5905</text:p>
          </table:table-cell>
          <table:table-cell office:value-type="float" office:value="3484">
            <text:p>3484</text:p>
          </table:table-cell>
          <table:table-cell office:value-type="float" office:value="5630">
            <text:p>5630</text:p>
          </table:table-cell>
          <table:table-cell/>
          <table:table-cell office:value-type="string">
            <text:p>R-10</text:p>
          </table:table-cell>
          <table:table-cell office:value-type="float" office:value="3462">
            <text:p>3462</text:p>
          </table:table-cell>
          <table:table-cell office:value-type="float" office:value="4814">
            <text:p>4814</text:p>
          </table:table-cell>
          <table:table-cell office:value-type="float" office:value="7373">
            <text:p>7373</text:p>
          </table:table-cell>
          <table:table-cell office:value-type="float" office:value="5021">
            <text:p>5021</text:p>
          </table:table-cell>
          <table:table-cell office:value-type="float" office:value="6627">
            <text:p>6627</text:p>
          </table:table-cell>
          <table:table-cell/>
          <table:table-cell office:value-type="string">
            <text:p>R-10</text:p>
          </table:table-cell>
          <table:table-cell office:value-type="float" office:value="4420">
            <text:p>4420</text:p>
          </table:table-cell>
          <table:table-cell office:value-type="float" office:value="6109">
            <text:p>6109</text:p>
          </table:table-cell>
          <table:table-cell office:value-type="float" office:value="8112">
            <text:p>8112</text:p>
          </table:table-cell>
          <table:table-cell office:value-type="float" office:value="6240">
            <text:p>6240</text:p>
          </table:table-cell>
          <table:table-cell office:value-type="float" office:value="7004">
            <text:p>7004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740">
            <text:p>1740</text:p>
          </table:table-cell>
          <table:table-cell office:value-type="float" office:value="1210">
            <text:p>121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154">
            <text:p>2154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936">
            <text:p>2936</text:p>
          </table:table-cell>
          <table:table-cell office:value-type="float" office:value="2130">
            <text:p>213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327">
            <text:p>3327</text:p>
          </table:table-cell>
          <table:table-cell office:value-type="float" office:value="2402">
            <text:p>2402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3146">
            <text:p>314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562">
            <text:p>7562</text:p>
          </table:table-cell>
          <table:table-cell office:value-type="float" office:value="5745">
            <text:p>5745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499">
            <text:p>9499</text:p>
          </table:table-cell>
          <table:table-cell office:value-type="float" office:value="7273">
            <text:p>7273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1562">
            <text:p>11562</text:p>
          </table:table-cell>
          <table:table-cell office:value-type="float" office:value="9015">
            <text:p>9015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2</text:p>
          </table:table-cell>
          <table:table-cell office:value-type="float" office:value="703">
            <text:p>703</text:p>
          </table:table-cell>
          <table:table-cell table:number-columns-repeated="2"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12</text:p>
          </table:table-cell>
          <table:table-cell office:value-type="float" office:value="820">
            <text:p>820</text:p>
          </table:table-cell>
          <table:table-cell table:number-columns-repeated="2"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R-12</text:p>
          </table:table-cell>
          <table:table-cell office:value-type="float" office:value="983">
            <text:p>983</text:p>
          </table:table-cell>
          <table:table-cell table:number-columns-repeated="2" office:value-type="float" office:value="0">
            <text:p>0</text:p>
          </table:table-cell>
          <table:table-cell office:value-type="float" office:value="1131">
            <text:p>1131</text:p>
          </table:table-cell>
          <table:table-cell office:value-type="float" office:value="2129">
            <text:p>2129</text:p>
          </table:table-cell>
          <table:table-cell/>
          <table:table-cell office:value-type="string">
            <text:p>R-12</text:p>
          </table:table-cell>
          <table:table-cell office:value-type="float" office:value="1123">
            <text:p>1123</text:p>
          </table:table-cell>
          <table:table-cell table:number-columns-repeated="2"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2412">
            <text:p>2412</text:p>
          </table:table-cell>
          <table:table-cell/>
          <table:table-cell office:value-type="string">
            <text:p>R-12</text:p>
          </table:table-cell>
          <table:table-cell office:value-type="float" office:value="1457">
            <text:p>1457</text:p>
          </table:table-cell>
          <table:table-cell table:number-columns-repeated="2"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3165">
            <text:p>3165</text:p>
          </table:table-cell>
          <table:table-cell/>
          <table:table-cell office:value-type="string">
            <text:p>R-12</text:p>
          </table:table-cell>
          <table:table-cell office:value-type="float" office:value="2664">
            <text:p>2664</text:p>
          </table:table-cell>
          <table:table-cell table:number-columns-repeated="2" office:value-type="float" office:value="0">
            <text:p>0</text:p>
          </table:table-cell>
          <table:table-cell office:value-type="float" office:value="2976">
            <text:p>2976</text:p>
          </table:table-cell>
          <table:table-cell office:value-type="float" office:value="5674">
            <text:p>5674</text:p>
          </table:table-cell>
          <table:table-cell/>
          <table:table-cell office:value-type="string">
            <text:p>R-12</text:p>
          </table:table-cell>
          <table:table-cell office:value-type="float" office:value="3559">
            <text:p>3559</text:p>
          </table:table-cell>
          <table:table-cell table:number-columns-repeated="2" office:value-type="float" office:value="0">
            <text:p>0</text:p>
          </table:table-cell>
          <table:table-cell office:value-type="float" office:value="3898">
            <text:p>3898</text:p>
          </table:table-cell>
          <table:table-cell office:value-type="float" office:value="7284">
            <text:p>7284</text:p>
          </table:table-cell>
          <table:table-cell/>
          <table:table-cell office:value-type="string">
            <text:p>R-12</text:p>
          </table:table-cell>
          <table:table-cell office:value-type="float" office:value="4142">
            <text:p>4142</text:p>
          </table:table-cell>
          <table:table-cell table:number-columns-repeated="2" office:value-type="float" office:value="0">
            <text:p>0</text:p>
          </table:table-cell>
          <table:table-cell office:value-type="float" office:value="4693">
            <text:p>4693</text:p>
          </table:table-cell>
          <table:table-cell office:value-type="float" office:value="8862">
            <text:p>8862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19">
            <text:p>111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1152">
            <text:p>1152</text:p>
          </table:table-cell>
          <table:table-cell/>
          <table:table-cell office:value-type="string">
            <text:p>R-13</text:p>
          </table:table-cell>
          <table:table-cell office:value-type="float" office:value="1358">
            <text:p>135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13</text:p>
          </table:table-cell>
          <table:table-cell office:value-type="float" office:value="1618">
            <text:p>161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office:value-type="float" office:value="1736">
            <text:p>1736</text:p>
          </table:table-cell>
          <table:table-cell/>
          <table:table-cell office:value-type="string">
            <text:p>R-13</text:p>
          </table:table-cell>
          <table:table-cell office:value-type="float" office:value="1851">
            <text:p>185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262">
            <text:p>1262</text:p>
          </table:table-cell>
          <table:table-cell office:value-type="float" office:value="2023">
            <text:p>2023</text:p>
          </table:table-cell>
          <table:table-cell/>
          <table:table-cell office:value-type="string">
            <text:p>R-13</text:p>
          </table:table-cell>
          <table:table-cell office:value-type="float" office:value="2070">
            <text:p>207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55">
            <text:p>1455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13</text:p>
          </table:table-cell>
          <table:table-cell office:value-type="float" office:value="2665">
            <text:p>266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float" office:value="3138">
            <text:p>3138</text:p>
          </table:table-cell>
          <table:table-cell/>
          <table:table-cell office:value-type="string">
            <text:p>R-13</text:p>
          </table:table-cell>
          <table:table-cell office:value-type="float" office:value="4825">
            <text:p>482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3584">
            <text:p>3584</text:p>
          </table:table-cell>
          <table:table-cell office:value-type="float" office:value="5611">
            <text:p>5611</text:p>
          </table:table-cell>
          <table:table-cell/>
          <table:table-cell office:value-type="string">
            <text:p>R-13</text:p>
          </table:table-cell>
          <table:table-cell office:value-type="float" office:value="6113">
            <text:p>6113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4719">
            <text:p>4719</text:p>
          </table:table-cell>
          <table:table-cell office:value-type="float" office:value="7248">
            <text:p>7248</text:p>
          </table:table-cell>
          <table:table-cell/>
          <table:table-cell office:value-type="string">
            <text:p>R-13</text:p>
          </table:table-cell>
          <table:table-cell office:value-type="float" office:value="7452">
            <text:p>7452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  <table:table-cell office:value-type="float" office:value="5705">
            <text:p>5705</text:p>
          </table:table-cell>
          <table:table-cell office:value-type="float" office:value="8886">
            <text:p>8886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119">
            <text:p>1119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14</text:p>
          </table:table-cell>
          <table:table-cell office:value-type="float" office:value="1358">
            <text:p>1358</text:p>
          </table:table-cell>
          <table:table-cell office:value-type="float" office:value="1492">
            <text:p>1492</text:p>
          </table:table-cell>
          <table:table-cell table:number-columns-repeated="2" office:value-type="float" office:value="0">
            <text:p>0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4</text:p>
          </table:table-cell>
          <table:table-cell office:value-type="float" office:value="1618">
            <text:p>1618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52">
            <text:p>1752</text:p>
          </table:table-cell>
          <table:table-cell/>
          <table:table-cell office:value-type="string">
            <text:p>R-14</text:p>
          </table:table-cell>
          <table:table-cell office:value-type="float" office:value="1851">
            <text:p>1851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68">
            <text:p>2068</text:p>
          </table:table-cell>
          <table:table-cell/>
          <table:table-cell office:value-type="string">
            <text:p>R-14</text:p>
          </table:table-cell>
          <table:table-cell office:value-type="float" office:value="2070">
            <text:p>2070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14</text:p>
          </table:table-cell>
          <table:table-cell office:value-type="float" office:value="2665">
            <text:p>2665</text:p>
          </table:table-cell>
          <table:table-cell office:value-type="float" office:value="3194">
            <text:p>319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193">
            <text:p>3193</text:p>
          </table:table-cell>
          <table:table-cell/>
          <table:table-cell office:value-type="string">
            <text:p>R-14</text:p>
          </table:table-cell>
          <table:table-cell office:value-type="float" office:value="4825">
            <text:p>4825</text:p>
          </table:table-cell>
          <table:table-cell office:value-type="float" office:value="5748">
            <text:p>574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664">
            <text:p>5664</text:p>
          </table:table-cell>
          <table:table-cell/>
          <table:table-cell office:value-type="string">
            <text:p>R-14</text:p>
          </table:table-cell>
          <table:table-cell office:value-type="float" office:value="6113">
            <text:p>6113</text:p>
          </table:table-cell>
          <table:table-cell office:value-type="float" office:value="7404">
            <text:p>7404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6983">
            <text:p>6983</text:p>
          </table:table-cell>
          <table:table-cell/>
          <table:table-cell office:value-type="string">
            <text:p>R-14</text:p>
          </table:table-cell>
          <table:table-cell office:value-type="float" office:value="7452">
            <text:p>7452</text:p>
          </table:table-cell>
          <table:table-cell office:value-type="float" office:value="9059">
            <text:p>905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7183">
            <text:p>7183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244">
            <text:p>1244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1550">
            <text:p>155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618">
            <text:p>1618</text:p>
          </table:table-cell>
          <table:table-cell office:value-type="float" office:value="1855">
            <text:p>185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51">
            <text:p>1851</text:p>
          </table:table-cell>
          <table:table-cell office:value-type="float" office:value="2122">
            <text:p>212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70">
            <text:p>2070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float" office:value="3136">
            <text:p>313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825">
            <text:p>4825</text:p>
          </table:table-cell>
          <table:table-cell office:value-type="float" office:value="5622">
            <text:p>562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113">
            <text:p>6113</text:p>
          </table:table-cell>
          <table:table-cell office:value-type="float" office:value="7278">
            <text:p>727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452">
            <text:p>7452</text:p>
          </table:table-cell>
          <table:table-cell office:value-type="float" office:value="8880">
            <text:p>8880</text:p>
          </table:table-cell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port_vcs_ooe</text:p>
          </table:table-cell>
          <table:table-cell table:style-name="ce16"/>
          <table:table-cell table:style-name="ce16" office:value-type="string">
            <text:p>tornado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style-name="ce16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626">
            <text:p>1626</text:p>
          </table:table-cell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/>
          <table:table-cell office:value-type="string">
            <text:p>R-0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/>
          <table:table-cell office:value-type="string">
            <text:p>R-0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2344">
            <text:p>2344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R-0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2131">
            <text:p>2131</text:p>
          </table:table-cell>
          <table:table-cell/>
          <table:table-cell office:value-type="string">
            <text:p>R-0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3016">
            <text:p>3016</text:p>
          </table:table-cell>
          <table:table-cell office:value-type="float" office:value="0">
            <text:p>0</text:p>
          </table:table-cell>
          <table:table-cell office:value-type="float" office:value="2407">
            <text:p>2407</text:p>
          </table:table-cell>
          <table:table-cell/>
          <table:table-cell office:value-type="string">
            <text:p>R-0</text:p>
          </table:table-cell>
          <table:table-cell office:value-type="float" office:value="2519">
            <text:p>2519</text:p>
          </table:table-cell>
          <table:table-cell office:value-type="float" office:value="0">
            <text:p>0</text:p>
          </table:table-cell>
          <table:table-cell office:value-type="float" office:value="3401">
            <text:p>3401</text:p>
          </table:table-cell>
          <table:table-cell office:value-type="float" office:value="0">
            <text:p>0</text:p>
          </table:table-cell>
          <table:table-cell office:value-type="float" office:value="2697">
            <text:p>2697</text:p>
          </table:table-cell>
          <table:table-cell/>
          <table:table-cell office:value-type="string">
            <text:p>R-0</text:p>
          </table:table-cell>
          <table:table-cell office:value-type="float" office:value="5211">
            <text:p>5211</text:p>
          </table:table-cell>
          <table:table-cell office:value-type="float" office:value="0">
            <text:p>0</text:p>
          </table:table-cell>
          <table:table-cell office:value-type="float" office:value="6575">
            <text:p>6575</text:p>
          </table:table-cell>
          <table:table-cell office:value-type="float" office:value="0">
            <text:p>0</text:p>
          </table:table-cell>
          <table:table-cell office:value-type="float" office:value="5353">
            <text:p>5353</text:p>
          </table:table-cell>
          <table:table-cell/>
          <table:table-cell office:value-type="string">
            <text:p>R-0</text:p>
          </table:table-cell>
          <table:table-cell office:value-type="float" office:value="6979">
            <text:p>6979</text:p>
          </table:table-cell>
          <table:table-cell office:value-type="float" office:value="0">
            <text:p>0</text:p>
          </table:table-cell>
          <table:table-cell office:value-type="float" office:value="7242">
            <text:p>7242</text:p>
          </table:table-cell>
          <table:table-cell office:value-type="float" office:value="0">
            <text:p>0</text:p>
          </table:table-cell>
          <table:table-cell office:value-type="float" office:value="7243">
            <text:p>7243</text:p>
          </table:table-cell>
          <table:table-cell/>
          <table:table-cell office:value-type="string">
            <text:p>R-0</text:p>
          </table:table-cell>
          <table:table-cell office:value-type="float" office:value="7924">
            <text:p>7924</text:p>
          </table:table-cell>
          <table:table-cell office:value-type="float" office:value="0">
            <text:p>0</text:p>
          </table:table-cell>
          <table:table-cell office:value-type="float" office:value="8055">
            <text:p>8055</text:p>
          </table:table-cell>
          <table:table-cell office:value-type="float" office:value="0">
            <text:p>0</text:p>
          </table:table-cell>
          <table:table-cell office:value-type="float" office:value="8039">
            <text:p>8039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13">
            <text:p>1213</text:p>
          </table:table-cell>
          <table:table-cell office:value-type="float" office:value="1212">
            <text:p>1212</text:p>
          </table:table-cell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1208">
            <text:p>1208</text:p>
          </table:table-cell>
          <table:table-cell/>
          <table:table-cell office:value-type="string">
            <text:p>R-1</text:p>
          </table:table-cell>
          <table:table-cell office:value-type="float" office:value="1518">
            <text:p>1518</text:p>
          </table:table-cell>
          <table:table-cell office:value-type="float" office:value="1530">
            <text:p>1530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1</text:p>
          </table:table-cell>
          <table:table-cell office:value-type="float" office:value="1840">
            <text:p>1840</text:p>
          </table:table-cell>
          <table:table-cell office:value-type="float" office:value="1829">
            <text:p>1829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1</text:p>
          </table:table-cell>
          <table:table-cell office:value-type="float" office:value="2126">
            <text:p>2126</text:p>
          </table:table-cell>
          <table:table-cell office:value-type="float" office:value="2114">
            <text:p>2114</text:p>
          </table:table-cell>
          <table:table-cell office:value-type="float" office:value="3121">
            <text:p>3121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1</text:p>
          </table:table-cell>
          <table:table-cell office:value-type="float" office:value="2366">
            <text:p>2366</text:p>
          </table:table-cell>
          <table:table-cell office:value-type="float" office:value="2420">
            <text:p>2420</text:p>
          </table:table-cell>
          <table:table-cell office:value-type="float" office:value="3645">
            <text:p>3645</text:p>
          </table:table-cell>
          <table:table-cell office:value-type="float" office:value="0">
            <text:p>0</text:p>
          </table:table-cell>
          <table:table-cell office:value-type="float" office:value="2390">
            <text:p>2390</text:p>
          </table:table-cell>
          <table:table-cell/>
          <table:table-cell office:value-type="string">
            <text:p>R-1</text:p>
          </table:table-cell>
          <table:table-cell office:value-type="float" office:value="2667">
            <text:p>2667</text:p>
          </table:table-cell>
          <table:table-cell office:value-type="float" office:value="2748">
            <text:p>2748</text:p>
          </table:table-cell>
          <table:table-cell office:value-type="float" office:value="4152">
            <text:p>4152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/>
          <table:table-cell office:value-type="string">
            <text:p>R-1</text:p>
          </table:table-cell>
          <table:table-cell office:value-type="float" office:value="5041">
            <text:p>5041</text:p>
          </table:table-cell>
          <table:table-cell office:value-type="float" office:value="5438">
            <text:p>5438</text:p>
          </table:table-cell>
          <table:table-cell office:value-type="float" office:value="8187">
            <text:p>8187</text:p>
          </table:table-cell>
          <table:table-cell office:value-type="float" office:value="0">
            <text:p>0</text:p>
          </table:table-cell>
          <table:table-cell office:value-type="float" office:value="5411">
            <text:p>5411</text:p>
          </table:table-cell>
          <table:table-cell/>
          <table:table-cell office:value-type="string">
            <text:p>R-1</text:p>
          </table:table-cell>
          <table:table-cell office:value-type="float" office:value="5438">
            <text:p>5438</text:p>
          </table:table-cell>
          <table:table-cell office:value-type="float" office:value="5568">
            <text:p>5568</text:p>
          </table:table-cell>
          <table:table-cell office:value-type="float" office:value="10406">
            <text:p>10406</text:p>
          </table:table-cell>
          <table:table-cell office:value-type="float" office:value="0">
            <text:p>0</text:p>
          </table:table-cell>
          <table:table-cell office:value-type="float" office:value="7660">
            <text:p>7660</text:p>
          </table:table-cell>
          <table:table-cell/>
          <table:table-cell office:value-type="string">
            <text:p>R-1</text:p>
          </table:table-cell>
          <table:table-cell office:value-type="float" office:value="6080">
            <text:p>6080</text:p>
          </table:table-cell>
          <table:table-cell office:value-type="float" office:value="6017">
            <text:p>6017</text:p>
          </table:table-cell>
          <table:table-cell office:value-type="float" office:value="11794">
            <text:p>11794</text:p>
          </table:table-cell>
          <table:table-cell office:value-type="float" office:value="0">
            <text:p>0</text:p>
          </table:table-cell>
          <table:table-cell office:value-type="float" office:value="8727">
            <text:p>872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024">
            <text:p>1024</text:p>
          </table:table-cell>
          <table:table-cell office:value-type="float" office:value="1212">
            <text:p>1212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2</text:p>
          </table:table-cell>
          <table:table-cell office:value-type="float" office:value="1290">
            <text:p>1290</text:p>
          </table:table-cell>
          <table:table-cell office:value-type="float" office:value="1530">
            <text:p>1530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2</text:p>
          </table:table-cell>
          <table:table-cell office:value-type="float" office:value="1551">
            <text:p>1551</text:p>
          </table:table-cell>
          <table:table-cell office:value-type="float" office:value="1829">
            <text:p>1829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2</text:p>
          </table:table-cell>
          <table:table-cell office:value-type="float" office:value="1797">
            <text:p>1797</text:p>
          </table:table-cell>
          <table:table-cell office:value-type="float" office:value="2114">
            <text:p>2114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2</text:p>
          </table:table-cell>
          <table:table-cell office:value-type="float" office:value="2067">
            <text:p>2067</text:p>
          </table:table-cell>
          <table:table-cell office:value-type="float" office:value="2420">
            <text:p>2420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2</text:p>
          </table:table-cell>
          <table:table-cell office:value-type="float" office:value="2350">
            <text:p>2350</text:p>
          </table:table-cell>
          <table:table-cell office:value-type="float" office:value="2748">
            <text:p>2748</text:p>
          </table:table-cell>
          <table:table-cell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2667">
            <text:p>2667</text:p>
          </table:table-cell>
          <table:table-cell/>
          <table:table-cell office:value-type="string">
            <text:p>R-2</text:p>
          </table:table-cell>
          <table:table-cell office:value-type="float" office:value="4834">
            <text:p>4834</text:p>
          </table:table-cell>
          <table:table-cell office:value-type="float" office:value="5438">
            <text:p>5438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041">
            <text:p>5041</text:p>
          </table:table-cell>
          <table:table-cell/>
          <table:table-cell office:value-type="string">
            <text:p>R-2</text:p>
          </table:table-cell>
          <table:table-cell office:value-type="float" office:value="7517">
            <text:p>7517</text:p>
          </table:table-cell>
          <table:table-cell office:value-type="float" office:value="5568">
            <text:p>5568</text:p>
          </table:table-cell>
          <table:table-cell office:value-type="float" office:value="5419">
            <text:p>5419</text:p>
          </table:table-cell>
          <table:table-cell office:value-type="float" office:value="0">
            <text:p>0</text:p>
          </table:table-cell>
          <table:table-cell office:value-type="float" office:value="5438">
            <text:p>5438</text:p>
          </table:table-cell>
          <table:table-cell/>
          <table:table-cell office:value-type="string">
            <text:p>R-2</text:p>
          </table:table-cell>
          <table:table-cell office:value-type="float" office:value="9326">
            <text:p>9326</text:p>
          </table:table-cell>
          <table:table-cell office:value-type="float" office:value="6017">
            <text:p>6017</text:p>
          </table:table-cell>
          <table:table-cell office:value-type="float" office:value="6027">
            <text:p>6027</text:p>
          </table:table-cell>
          <table:table-cell office:value-type="float" office:value="0">
            <text:p>0</text:p>
          </table:table-cell>
          <table:table-cell office:value-type="float" office:value="6080">
            <text:p>6080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759">
            <text:p>2759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2744">
            <text:p>274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28">
            <text:p>5528</text:p>
          </table:table-cell>
          <table:table-cell office:value-type="float" office:value="4329">
            <text:p>4329</text:p>
          </table:table-cell>
          <table:table-cell office:value-type="float" office:value="0">
            <text:p>0</text:p>
          </table:table-cell>
          <table:table-cell office:value-type="float" office:value="5457">
            <text:p>54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875">
            <text:p>5875</text:p>
          </table:table-cell>
          <table:table-cell office:value-type="float" office:value="7495">
            <text:p>7495</text:p>
          </table:table-cell>
          <table:table-cell office:value-type="float" office:value="0">
            <text:p>0</text:p>
          </table:table-cell>
          <table:table-cell office:value-type="float" office:value="7542">
            <text:p>75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327">
            <text:p>6327</text:p>
          </table:table-cell>
          <table:table-cell office:value-type="float" office:value="9322">
            <text:p>9322</text:p>
          </table:table-cell>
          <table:table-cell office:value-type="float" office:value="0">
            <text:p>0</text:p>
          </table:table-cell>
          <table:table-cell office:value-type="float" office:value="9390">
            <text:p>9390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1384">
            <text:p>1384</text:p>
          </table:table-cell>
          <table:table-cell office:value-type="float" office:value="1518">
            <text:p>1518</text:p>
          </table:table-cell>
          <table:table-cell office:value-type="float" office:value="1219">
            <text:p>1219</text:p>
          </table:table-cell>
          <table:table-cell/>
          <table:table-cell office:value-type="string">
            <text:p>R-4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741">
            <text:p>1741</text:p>
          </table:table-cell>
          <table:table-cell office:value-type="float" office:value="1855">
            <text:p>1855</text:p>
          </table:table-cell>
          <table:table-cell office:value-type="float" office:value="1531">
            <text:p>1531</text:p>
          </table:table-cell>
          <table:table-cell/>
          <table:table-cell office:value-type="string">
            <text:p>R-4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2210">
            <text:p>2210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R-4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2478">
            <text:p>2478</text:p>
          </table:table-cell>
          <table:table-cell office:value-type="float" office:value="2540">
            <text:p>2540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4</text:p>
          </table:table-cell>
          <table:table-cell office:value-type="float" office:value="2434">
            <text:p>2434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office:value-type="float" office:value="2799">
            <text:p>2799</text:p>
          </table:table-cell>
          <table:table-cell office:value-type="float" office:value="2361">
            <text:p>2361</text:p>
          </table:table-cell>
          <table:table-cell/>
          <table:table-cell office:value-type="string">
            <text:p>R-4</text:p>
          </table:table-cell>
          <table:table-cell office:value-type="float" office:value="2771">
            <text:p>2771</text:p>
          </table:table-cell>
          <table:table-cell office:value-type="float" office:value="0">
            <text:p>0</text:p>
          </table:table-cell>
          <table:table-cell office:value-type="float" office:value="3140">
            <text:p>3140</text:p>
          </table:table-cell>
          <table:table-cell office:value-type="float" office:value="3139">
            <text:p>3139</text:p>
          </table:table-cell>
          <table:table-cell office:value-type="float" office:value="2759">
            <text:p>2759</text:p>
          </table:table-cell>
          <table:table-cell/>
          <table:table-cell office:value-type="string">
            <text:p>R-4</text:p>
          </table:table-cell>
          <table:table-cell office:value-type="float" office:value="5667">
            <text:p>5667</text:p>
          </table:table-cell>
          <table:table-cell office:value-type="float" office:value="0">
            <text:p>0</text:p>
          </table:table-cell>
          <table:table-cell office:value-type="float" office:value="6380">
            <text:p>6380</text:p>
          </table:table-cell>
          <table:table-cell office:value-type="float" office:value="6243">
            <text:p>6243</text:p>
          </table:table-cell>
          <table:table-cell office:value-type="float" office:value="5528">
            <text:p>5528</text:p>
          </table:table-cell>
          <table:table-cell/>
          <table:table-cell office:value-type="string">
            <text:p>R-4</text:p>
          </table:table-cell>
          <table:table-cell office:value-type="float" office:value="7795">
            <text:p>7795</text:p>
          </table:table-cell>
          <table:table-cell office:value-type="float" office:value="0">
            <text:p>0</text:p>
          </table:table-cell>
          <table:table-cell office:value-type="float" office:value="6724">
            <text:p>6724</text:p>
          </table:table-cell>
          <table:table-cell office:value-type="float" office:value="8331">
            <text:p>8331</text:p>
          </table:table-cell>
          <table:table-cell office:value-type="float" office:value="5875">
            <text:p>5875</text:p>
          </table:table-cell>
          <table:table-cell/>
          <table:table-cell office:value-type="string">
            <text:p>R-4</text:p>
          </table:table-cell>
          <table:table-cell office:value-type="float" office:value="8848">
            <text:p>8848</text:p>
          </table:table-cell>
          <table:table-cell office:value-type="float" office:value="0">
            <text:p>0</text:p>
          </table:table-cell>
          <table:table-cell office:value-type="float" office:value="7535">
            <text:p>7535</text:p>
          </table:table-cell>
          <table:table-cell office:value-type="float" office:value="9337">
            <text:p>9337</text:p>
          </table:table-cell>
          <table:table-cell office:value-type="float" office:value="6327">
            <text:p>6327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9">
            <text:p>1179</text:p>
          </table:table-cell>
          <table:table-cell office:value-type="float" office:value="1211">
            <text:p>1211</text:p>
          </table:table-cell>
          <table:table-cell office:value-type="float" office:value="1593">
            <text:p>1593</text:p>
          </table:table-cell>
          <table:table-cell office:value-type="float" office:value="1809">
            <text:p>1809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5</text:p>
          </table:table-cell>
          <table:table-cell office:value-type="float" office:value="1492">
            <text:p>1492</text:p>
          </table:table-cell>
          <table:table-cell office:value-type="float" office:value="1532">
            <text:p>1532</text:p>
          </table:table-cell>
          <table:table-cell office:value-type="float" office:value="2017">
            <text:p>2017</text:p>
          </table:table-cell>
          <table:table-cell office:value-type="float" office:value="2307">
            <text:p>2307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5</text:p>
          </table:table-cell>
          <table:table-cell office:value-type="float" office:value="1796">
            <text:p>1796</text:p>
          </table:table-cell>
          <table:table-cell office:value-type="float" office:value="1828">
            <text:p>1828</text:p>
          </table:table-cell>
          <table:table-cell office:value-type="float" office:value="2502">
            <text:p>2502</text:p>
          </table:table-cell>
          <table:table-cell office:value-type="float" office:value="2789">
            <text:p>2789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R-5</text:p>
          </table:table-cell>
          <table:table-cell office:value-type="float" office:value="2138">
            <text:p>2138</text:p>
          </table:table-cell>
          <table:table-cell office:value-type="float" office:value="2114">
            <text:p>2114</text:p>
          </table:table-cell>
          <table:table-cell office:value-type="float" office:value="3000">
            <text:p>3000</text:p>
          </table:table-cell>
          <table:table-cell office:value-type="float" office:value="3313">
            <text:p>3313</text:p>
          </table:table-cell>
          <table:table-cell office:value-type="float" office:value="2066">
            <text:p>2066</text:p>
          </table:table-cell>
          <table:table-cell/>
          <table:table-cell office:value-type="string">
            <text:p>R-5</text:p>
          </table:table-cell>
          <table:table-cell office:value-type="float" office:value="2456">
            <text:p>2456</text:p>
          </table:table-cell>
          <table:table-cell office:value-type="float" office:value="2419">
            <text:p>2419</text:p>
          </table:table-cell>
          <table:table-cell office:value-type="float" office:value="3515">
            <text:p>3515</text:p>
          </table:table-cell>
          <table:table-cell office:value-type="float" office:value="3763">
            <text:p>3763</text:p>
          </table:table-cell>
          <table:table-cell office:value-type="float" office:value="2386">
            <text:p>2386</text:p>
          </table:table-cell>
          <table:table-cell/>
          <table:table-cell office:value-type="string">
            <text:p>R-5</text:p>
          </table:table-cell>
          <table:table-cell office:value-type="float" office:value="2709">
            <text:p>2709</text:p>
          </table:table-cell>
          <table:table-cell office:value-type="float" office:value="2748">
            <text:p>2748</text:p>
          </table:table-cell>
          <table:table-cell office:value-type="float" office:value="3971">
            <text:p>3971</text:p>
          </table:table-cell>
          <table:table-cell office:value-type="float" office:value="4280">
            <text:p>4280</text:p>
          </table:table-cell>
          <table:table-cell office:value-type="float" office:value="2730">
            <text:p>2730</text:p>
          </table:table-cell>
          <table:table-cell/>
          <table:table-cell office:value-type="string">
            <text:p>R-5</text:p>
          </table:table-cell>
          <table:table-cell office:value-type="float" office:value="5108">
            <text:p>5108</text:p>
          </table:table-cell>
          <table:table-cell office:value-type="float" office:value="5447">
            <text:p>5447</text:p>
          </table:table-cell>
          <table:table-cell office:value-type="float" office:value="7939">
            <text:p>7939</text:p>
          </table:table-cell>
          <table:table-cell office:value-type="float" office:value="8320">
            <text:p>8320</text:p>
          </table:table-cell>
          <table:table-cell office:value-type="float" office:value="5458">
            <text:p>5458</text:p>
          </table:table-cell>
          <table:table-cell/>
          <table:table-cell office:value-type="string">
            <text:p>R-5</text:p>
          </table:table-cell>
          <table:table-cell office:value-type="float" office:value="5950">
            <text:p>5950</text:p>
          </table:table-cell>
          <table:table-cell office:value-type="float" office:value="5838">
            <text:p>5838</text:p>
          </table:table-cell>
          <table:table-cell office:value-type="float" office:value="10461">
            <text:p>10461</text:p>
          </table:table-cell>
          <table:table-cell office:value-type="float" office:value="10575">
            <text:p>10575</text:p>
          </table:table-cell>
          <table:table-cell office:value-type="float" office:value="7565">
            <text:p>7565</text:p>
          </table:table-cell>
          <table:table-cell/>
          <table:table-cell office:value-type="string">
            <text:p>R-5</text:p>
          </table:table-cell>
          <table:table-cell office:value-type="float" office:value="6705">
            <text:p>6705</text:p>
          </table:table-cell>
          <table:table-cell office:value-type="float" office:value="6438">
            <text:p>6438</text:p>
          </table:table-cell>
          <table:table-cell office:value-type="float" office:value="11841">
            <text:p>11841</text:p>
          </table:table-cell>
          <table:table-cell office:value-type="float" office:value="11972">
            <text:p>11972</text:p>
          </table:table-cell>
          <table:table-cell office:value-type="float" office:value="8664">
            <text:p>8664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260">
            <text:p>1260</text:p>
          </table:table-cell>
          <table:table-cell office:value-type="float" office:value="1211">
            <text:p>1211</text:p>
          </table:table-cell>
          <table:table-cell office:value-type="float" office:value="1133">
            <text:p>1133</text:p>
          </table:table-cell>
          <table:table-cell office:value-type="float" office:value="898">
            <text:p>898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6</text:p>
          </table:table-cell>
          <table:table-cell office:value-type="float" office:value="1566">
            <text:p>1566</text:p>
          </table:table-cell>
          <table:table-cell office:value-type="float" office:value="1532">
            <text:p>1532</text:p>
          </table:table-cell>
          <table:table-cell office:value-type="float" office:value="1430">
            <text:p>1430</text:p>
          </table:table-cell>
          <table:table-cell office:value-type="float" office:value="1133">
            <text:p>1133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6</text:p>
          </table:table-cell>
          <table:table-cell office:value-type="float" office:value="1868">
            <text:p>1868</text:p>
          </table:table-cell>
          <table:table-cell office:value-type="float" office:value="1828">
            <text:p>1828</text:p>
          </table:table-cell>
          <table:table-cell office:value-type="float" office:value="1730">
            <text:p>1730</text:p>
          </table:table-cell>
          <table:table-cell office:value-type="float" office:value="1339">
            <text:p>1339</text:p>
          </table:table-cell>
          <table:table-cell office:value-type="float" office:value="1796">
            <text:p>1796</text:p>
          </table:table-cell>
          <table:table-cell/>
          <table:table-cell office:value-type="string">
            <text:p>R-6</text:p>
          </table:table-cell>
          <table:table-cell office:value-type="float" office:value="2110">
            <text:p>2110</text:p>
          </table:table-cell>
          <table:table-cell office:value-type="float" office:value="2114">
            <text:p>2114</text:p>
          </table:table-cell>
          <table:table-cell office:value-type="float" office:value="2056">
            <text:p>2056</text:p>
          </table:table-cell>
          <table:table-cell office:value-type="float" office:value="1580">
            <text:p>158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6</text:p>
          </table:table-cell>
          <table:table-cell office:value-type="float" office:value="2441">
            <text:p>2441</text:p>
          </table:table-cell>
          <table:table-cell office:value-type="float" office:value="2419">
            <text:p>2419</text:p>
          </table:table-cell>
          <table:table-cell office:value-type="float" office:value="2272">
            <text:p>2272</text:p>
          </table:table-cell>
          <table:table-cell office:value-type="float" office:value="1822">
            <text:p>1822</text:p>
          </table:table-cell>
          <table:table-cell office:value-type="float" office:value="2456">
            <text:p>2456</text:p>
          </table:table-cell>
          <table:table-cell/>
          <table:table-cell office:value-type="string">
            <text:p>R-6</text:p>
          </table:table-cell>
          <table:table-cell office:value-type="float" office:value="2713">
            <text:p>2713</text:p>
          </table:table-cell>
          <table:table-cell office:value-type="float" office:value="2748">
            <text:p>2748</text:p>
          </table:table-cell>
          <table:table-cell office:value-type="float" office:value="2670">
            <text:p>2670</text:p>
          </table:table-cell>
          <table:table-cell office:value-type="float" office:value="2060">
            <text:p>2060</text:p>
          </table:table-cell>
          <table:table-cell office:value-type="float" office:value="2709">
            <text:p>2709</text:p>
          </table:table-cell>
          <table:table-cell/>
          <table:table-cell office:value-type="string">
            <text:p>R-6</text:p>
          </table:table-cell>
          <table:table-cell office:value-type="float" office:value="5374">
            <text:p>5374</text:p>
          </table:table-cell>
          <table:table-cell office:value-type="float" office:value="5447">
            <text:p>5447</text:p>
          </table:table-cell>
          <table:table-cell office:value-type="float" office:value="5539">
            <text:p>5539</text:p>
          </table:table-cell>
          <table:table-cell office:value-type="float" office:value="4703">
            <text:p>4703</text:p>
          </table:table-cell>
          <table:table-cell office:value-type="float" office:value="5108">
            <text:p>5108</text:p>
          </table:table-cell>
          <table:table-cell/>
          <table:table-cell office:value-type="string">
            <text:p>R-6</text:p>
          </table:table-cell>
          <table:table-cell office:value-type="float" office:value="7640">
            <text:p>7640</text:p>
          </table:table-cell>
          <table:table-cell office:value-type="float" office:value="5838">
            <text:p>5838</text:p>
          </table:table-cell>
          <table:table-cell office:value-type="float" office:value="5876">
            <text:p>5876</text:p>
          </table:table-cell>
          <table:table-cell office:value-type="float" office:value="4916">
            <text:p>4916</text:p>
          </table:table-cell>
          <table:table-cell office:value-type="float" office:value="5950">
            <text:p>5950</text:p>
          </table:table-cell>
          <table:table-cell/>
          <table:table-cell office:value-type="string">
            <text:p>R-6</text:p>
          </table:table-cell>
          <table:table-cell office:value-type="float" office:value="9388">
            <text:p>9388</text:p>
          </table:table-cell>
          <table:table-cell office:value-type="float" office:value="6438">
            <text:p>6438</text:p>
          </table:table-cell>
          <table:table-cell office:value-type="float" office:value="6426">
            <text:p>6426</text:p>
          </table:table-cell>
          <table:table-cell office:value-type="float" office:value="5443">
            <text:p>5443</text:p>
          </table:table-cell>
          <table:table-cell office:value-type="float" office:value="6705">
            <text:p>6705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960">
            <text:p>960</text:p>
          </table:table-cell>
          <table:table-cell office:value-type="float" office:value="1075">
            <text:p>1075</text:p>
          </table:table-cell>
          <table:table-cell office:value-type="float" office:value="1208">
            <text:p>120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6">
            <text:p>1466</text:p>
          </table:table-cell>
          <table:table-cell office:value-type="float" office:value="1201">
            <text:p>1201</text:p>
          </table:table-cell>
          <table:table-cell office:value-type="float" office:value="1353">
            <text:p>1353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372">
            <text:p>1372</text:p>
          </table:table-cell>
          <table:table-cell office:value-type="float" office:value="1599">
            <text:p>1599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 office:value-type="float" office:value="1558">
            <text:p>1558</text:p>
          </table:table-cell>
          <table:table-cell office:value-type="float" office:value="1874">
            <text:p>1874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1772">
            <text:p>1772</text:p>
          </table:table-cell>
          <table:table-cell office:value-type="float" office:value="2160">
            <text:p>2160</text:p>
          </table:table-cell>
          <table:table-cell office:value-type="float" office:value="2396">
            <text:p>239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06">
            <text:p>2706</text:p>
          </table:table-cell>
          <table:table-cell office:value-type="float" office:value="1970">
            <text:p>1970</text:p>
          </table:table-cell>
          <table:table-cell office:value-type="float" office:value="2441">
            <text:p>2441</text:p>
          </table:table-cell>
          <table:table-cell office:value-type="float" office:value="2709">
            <text:p>270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4083">
            <text:p>4083</text:p>
          </table:table-cell>
          <table:table-cell office:value-type="float" office:value="4952">
            <text:p>4952</text:p>
          </table:table-cell>
          <table:table-cell office:value-type="float" office:value="5364">
            <text:p>536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88">
            <text:p>5488</text:p>
          </table:table-cell>
          <table:table-cell office:value-type="float" office:value="7346">
            <text:p>7346</text:p>
          </table:table-cell>
          <table:table-cell office:value-type="float" office:value="7520">
            <text:p>7520</text:p>
          </table:table-cell>
          <table:table-cell office:value-type="float" office:value="7713">
            <text:p>77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057">
            <text:p>6057</text:p>
          </table:table-cell>
          <table:table-cell office:value-type="float" office:value="9003">
            <text:p>9003</text:p>
          </table:table-cell>
          <table:table-cell office:value-type="float" office:value="9386">
            <text:p>9386</text:p>
          </table:table-cell>
          <table:table-cell office:value-type="float" office:value="9600">
            <text:p>9600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office:value-type="float" office:value="1309">
            <text:p>1309</text:p>
          </table:table-cell>
          <table:table-cell office:value-type="float" office:value="1130">
            <text:p>1130</text:p>
          </table:table-cell>
          <table:table-cell/>
          <table:table-cell office:value-type="string">
            <text:p>R-8</text:p>
          </table:table-cell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  <table:table-cell office:value-type="float" office:value="1684">
            <text:p>1684</text:p>
          </table:table-cell>
          <table:table-cell office:value-type="float" office:value="1640">
            <text:p>1640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8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2067">
            <text:p>2067</text:p>
          </table:table-cell>
          <table:table-cell office:value-type="float" office:value="1998">
            <text:p>1998</text:p>
          </table:table-cell>
          <table:table-cell office:value-type="float" office:value="1736">
            <text:p>1736</text:p>
          </table:table-cell>
          <table:table-cell/>
          <table:table-cell office:value-type="string">
            <text:p>R-8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27">
            <text:p>2327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8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751">
            <text:p>2751</text:p>
          </table:table-cell>
          <table:table-cell office:value-type="float" office:value="2634">
            <text:p>2634</text:p>
          </table:table-cell>
          <table:table-cell office:value-type="float" office:value="2388">
            <text:p>2388</text:p>
          </table:table-cell>
          <table:table-cell/>
          <table:table-cell office:value-type="string">
            <text:p>R-8</text:p>
          </table:table-cell>
          <table:table-cell office:value-type="float" office:value="2887">
            <text:p>2887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3002">
            <text:p>3002</text:p>
          </table:table-cell>
          <table:table-cell office:value-type="float" office:value="2706">
            <text:p>2706</text:p>
          </table:table-cell>
          <table:table-cell/>
          <table:table-cell office:value-type="string">
            <text:p>R-8</text:p>
          </table:table-cell>
          <table:table-cell office:value-type="float" office:value="5817">
            <text:p>5817</text:p>
          </table:table-cell>
          <table:table-cell office:value-type="float" office:value="0">
            <text:p>0</text:p>
          </table:table-cell>
          <table:table-cell office:value-type="float" office:value="5989">
            <text:p>5989</text:p>
          </table:table-cell>
          <table:table-cell office:value-type="float" office:value="6239">
            <text:p>6239</text:p>
          </table:table-cell>
          <table:table-cell office:value-type="float" office:value="5405">
            <text:p>5405</text:p>
          </table:table-cell>
          <table:table-cell/>
          <table:table-cell office:value-type="string">
            <text:p>R-8</text:p>
          </table:table-cell>
          <table:table-cell office:value-type="float" office:value="8003">
            <text:p>8003</text:p>
          </table:table-cell>
          <table:table-cell office:value-type="float" office:value="0">
            <text:p>0</text:p>
          </table:table-cell>
          <table:table-cell office:value-type="float" office:value="6765">
            <text:p>6765</text:p>
          </table:table-cell>
          <table:table-cell office:value-type="float" office:value="8419">
            <text:p>8419</text:p>
          </table:table-cell>
          <table:table-cell office:value-type="float" office:value="5488">
            <text:p>5488</text:p>
          </table:table-cell>
          <table:table-cell/>
          <table:table-cell office:value-type="string">
            <text:p>R-8</text:p>
          </table:table-cell>
          <table:table-cell office:value-type="float" office:value="9007">
            <text:p>9007</text:p>
          </table:table-cell>
          <table:table-cell office:value-type="float" office:value="0">
            <text:p>0</text:p>
          </table:table-cell>
          <table:table-cell office:value-type="float" office:value="7414">
            <text:p>7414</text:p>
          </table:table-cell>
          <table:table-cell office:value-type="float" office:value="9423">
            <text:p>9423</text:p>
          </table:table-cell>
          <table:table-cell office:value-type="float" office:value="6057">
            <text:p>6057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82">
            <text:p>1182</text:p>
          </table:table-cell>
          <table:table-cell office:value-type="float" office:value="1210">
            <text:p>1210</text:p>
          </table:table-cell>
          <table:table-cell office:value-type="float" office:value="1561">
            <text:p>1561</text:p>
          </table:table-cell>
          <table:table-cell office:value-type="float" office:value="1779">
            <text:p>1779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9</text:p>
          </table:table-cell>
          <table:table-cell office:value-type="float" office:value="1470">
            <text:p>1470</text:p>
          </table:table-cell>
          <table:table-cell office:value-type="float" office:value="1530">
            <text:p>1530</text:p>
          </table:table-cell>
          <table:table-cell office:value-type="float" office:value="1977">
            <text:p>1977</text:p>
          </table:table-cell>
          <table:table-cell office:value-type="float" office:value="2257">
            <text:p>2257</text:p>
          </table:table-cell>
          <table:table-cell office:value-type="float" office:value="1445">
            <text:p>1445</text:p>
          </table:table-cell>
          <table:table-cell/>
          <table:table-cell office:value-type="string">
            <text:p>R-9</text:p>
          </table:table-cell>
          <table:table-cell office:value-type="float" office:value="1797">
            <text:p>1797</text:p>
          </table:table-cell>
          <table:table-cell office:value-type="float" office:value="1827">
            <text:p>1827</text:p>
          </table:table-cell>
          <table:table-cell office:value-type="float" office:value="2389">
            <text:p>2389</text:p>
          </table:table-cell>
          <table:table-cell office:value-type="float" office:value="2696">
            <text:p>2696</text:p>
          </table:table-cell>
          <table:table-cell office:value-type="float" office:value="1740">
            <text:p>1740</text:p>
          </table:table-cell>
          <table:table-cell/>
          <table:table-cell office:value-type="string">
            <text:p>R-9</text:p>
          </table:table-cell>
          <table:table-cell office:value-type="float" office:value="2114">
            <text:p>2114</text:p>
          </table:table-cell>
          <table:table-cell office:value-type="float" office:value="2116">
            <text:p>2116</text:p>
          </table:table-cell>
          <table:table-cell office:value-type="float" office:value="2822">
            <text:p>2822</text:p>
          </table:table-cell>
          <table:table-cell office:value-type="float" office:value="3194">
            <text:p>3194</text:p>
          </table:table-cell>
          <table:table-cell office:value-type="float" office:value="2067">
            <text:p>2067</text:p>
          </table:table-cell>
          <table:table-cell/>
          <table:table-cell office:value-type="string">
            <text:p>R-9</text:p>
          </table:table-cell>
          <table:table-cell office:value-type="float" office:value="2413">
            <text:p>2413</text:p>
          </table:table-cell>
          <table:table-cell office:value-type="float" office:value="2417">
            <text:p>2417</text:p>
          </table:table-cell>
          <table:table-cell office:value-type="float" office:value="3290">
            <text:p>3290</text:p>
          </table:table-cell>
          <table:table-cell office:value-type="float" office:value="3628">
            <text:p>3628</text:p>
          </table:table-cell>
          <table:table-cell office:value-type="float" office:value="2386">
            <text:p>2386</text:p>
          </table:table-cell>
          <table:table-cell/>
          <table:table-cell office:value-type="string">
            <text:p>R-9</text:p>
          </table:table-cell>
          <table:table-cell office:value-type="float" office:value="2745">
            <text:p>2745</text:p>
          </table:table-cell>
          <table:table-cell office:value-type="float" office:value="2746">
            <text:p>2746</text:p>
          </table:table-cell>
          <table:table-cell office:value-type="float" office:value="3785">
            <text:p>3785</text:p>
          </table:table-cell>
          <table:table-cell office:value-type="float" office:value="4022">
            <text:p>4022</text:p>
          </table:table-cell>
          <table:table-cell office:value-type="float" office:value="2658">
            <text:p>2658</text:p>
          </table:table-cell>
          <table:table-cell/>
          <table:table-cell office:value-type="string">
            <text:p>R-9</text:p>
          </table:table-cell>
          <table:table-cell office:value-type="float" office:value="5229">
            <text:p>5229</text:p>
          </table:table-cell>
          <table:table-cell office:value-type="float" office:value="5431">
            <text:p>5431</text:p>
          </table:table-cell>
          <table:table-cell office:value-type="float" office:value="7554">
            <text:p>7554</text:p>
          </table:table-cell>
          <table:table-cell office:value-type="float" office:value="7742">
            <text:p>7742</text:p>
          </table:table-cell>
          <table:table-cell office:value-type="float" office:value="5557">
            <text:p>5557</text:p>
          </table:table-cell>
          <table:table-cell/>
          <table:table-cell office:value-type="string">
            <text:p>R-9</text:p>
          </table:table-cell>
          <table:table-cell office:value-type="float" office:value="6543">
            <text:p>6543</text:p>
          </table:table-cell>
          <table:table-cell office:value-type="float" office:value="6348">
            <text:p>6348</text:p>
          </table:table-cell>
          <table:table-cell office:value-type="float" office:value="10569">
            <text:p>10569</text:p>
          </table:table-cell>
          <table:table-cell office:value-type="float" office:value="9807">
            <text:p>9807</text:p>
          </table:table-cell>
          <table:table-cell office:value-type="float" office:value="7226">
            <text:p>7226</text:p>
          </table:table-cell>
          <table:table-cell/>
          <table:table-cell office:value-type="string">
            <text:p>R-9</text:p>
          </table:table-cell>
          <table:table-cell office:value-type="float" office:value="7403">
            <text:p>7403</text:p>
          </table:table-cell>
          <table:table-cell office:value-type="float" office:value="6908">
            <text:p>6908</text:p>
          </table:table-cell>
          <table:table-cell office:value-type="float" office:value="11942">
            <text:p>11942</text:p>
          </table:table-cell>
          <table:table-cell office:value-type="float" office:value="11137">
            <text:p>11137</text:p>
          </table:table-cell>
          <table:table-cell office:value-type="float" office:value="8131">
            <text:p>8131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292">
            <text:p>1292</text:p>
          </table:table-cell>
          <table:table-cell office:value-type="float" office:value="1210">
            <text:p>1210</text:p>
          </table:table-cell>
          <table:table-cell office:value-type="float" office:value="1249">
            <text:p>1249</text:p>
          </table:table-cell>
          <table:table-cell office:value-type="float" office:value="1093">
            <text:p>1093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0</text:p>
          </table:table-cell>
          <table:table-cell office:value-type="float" office:value="1632">
            <text:p>1632</text:p>
          </table:table-cell>
          <table:table-cell office:value-type="float" office:value="1530">
            <text:p>1530</text:p>
          </table:table-cell>
          <table:table-cell office:value-type="float" office:value="1564">
            <text:p>1564</text:p>
          </table:table-cell>
          <table:table-cell office:value-type="float" office:value="1339">
            <text:p>1339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10</text:p>
          </table:table-cell>
          <table:table-cell office:value-type="float" office:value="1974">
            <text:p>1974</text:p>
          </table:table-cell>
          <table:table-cell office:value-type="float" office:value="1827">
            <text:p>1827</text:p>
          </table:table-cell>
          <table:table-cell office:value-type="float" office:value="1893">
            <text:p>1893</text:p>
          </table:table-cell>
          <table:table-cell office:value-type="float" office:value="1592">
            <text:p>1592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0</text:p>
          </table:table-cell>
          <table:table-cell office:value-type="float" office:value="2310">
            <text:p>2310</text:p>
          </table:table-cell>
          <table:table-cell office:value-type="float" office:value="2116">
            <text:p>2116</text:p>
          </table:table-cell>
          <table:table-cell office:value-type="float" office:value="2170">
            <text:p>2170</text:p>
          </table:table-cell>
          <table:table-cell office:value-type="float" office:value="1835">
            <text:p>1835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10</text:p>
          </table:table-cell>
          <table:table-cell office:value-type="float" office:value="2642">
            <text:p>2642</text:p>
          </table:table-cell>
          <table:table-cell office:value-type="float" office:value="2417">
            <text:p>2417</text:p>
          </table:table-cell>
          <table:table-cell office:value-type="float" office:value="2453">
            <text:p>2453</text:p>
          </table:table-cell>
          <table:table-cell office:value-type="float" office:value="2078">
            <text:p>2078</text:p>
          </table:table-cell>
          <table:table-cell office:value-type="float" office:value="2413">
            <text:p>2413</text:p>
          </table:table-cell>
          <table:table-cell/>
          <table:table-cell office:value-type="string">
            <text:p>R-10</text:p>
          </table:table-cell>
          <table:table-cell office:value-type="float" office:value="2943">
            <text:p>2943</text:p>
          </table:table-cell>
          <table:table-cell office:value-type="float" office:value="2746">
            <text:p>2746</text:p>
          </table:table-cell>
          <table:table-cell office:value-type="float" office:value="2745">
            <text:p>2745</text:p>
          </table:table-cell>
          <table:table-cell office:value-type="float" office:value="2392">
            <text:p>2392</text:p>
          </table:table-cell>
          <table:table-cell office:value-type="float" office:value="2745">
            <text:p>2745</text:p>
          </table:table-cell>
          <table:table-cell/>
          <table:table-cell office:value-type="string">
            <text:p>R-10</text:p>
          </table:table-cell>
          <table:table-cell office:value-type="float" office:value="5852">
            <text:p>5852</text:p>
          </table:table-cell>
          <table:table-cell office:value-type="float" office:value="5431">
            <text:p>5431</text:p>
          </table:table-cell>
          <table:table-cell office:value-type="float" office:value="5531">
            <text:p>5531</text:p>
          </table:table-cell>
          <table:table-cell office:value-type="float" office:value="4902">
            <text:p>4902</text:p>
          </table:table-cell>
          <table:table-cell office:value-type="float" office:value="5229">
            <text:p>5229</text:p>
          </table:table-cell>
          <table:table-cell/>
          <table:table-cell office:value-type="string">
            <text:p>R-10</text:p>
          </table:table-cell>
          <table:table-cell office:value-type="float" office:value="7915">
            <text:p>7915</text:p>
          </table:table-cell>
          <table:table-cell office:value-type="float" office:value="6348">
            <text:p>6348</text:p>
          </table:table-cell>
          <table:table-cell office:value-type="float" office:value="6952">
            <text:p>6952</text:p>
          </table:table-cell>
          <table:table-cell office:value-type="float" office:value="5731">
            <text:p>5731</text:p>
          </table:table-cell>
          <table:table-cell office:value-type="float" office:value="6543">
            <text:p>6543</text:p>
          </table:table-cell>
          <table:table-cell/>
          <table:table-cell office:value-type="string">
            <text:p>R-10</text:p>
          </table:table-cell>
          <table:table-cell office:value-type="float" office:value="9729">
            <text:p>9729</text:p>
          </table:table-cell>
          <table:table-cell office:value-type="float" office:value="6908">
            <text:p>6908</text:p>
          </table:table-cell>
          <table:table-cell office:value-type="float" office:value="7669">
            <text:p>7669</text:p>
          </table:table-cell>
          <table:table-cell office:value-type="float" office:value="6272">
            <text:p>6272</text:p>
          </table:table-cell>
          <table:table-cell office:value-type="float" office:value="7403">
            <text:p>7403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918">
            <text:p>918</text:p>
          </table:table-cell>
          <table:table-cell office:value-type="float" office:value="1037">
            <text:p>1037</text:p>
          </table:table-cell>
          <table:table-cell office:value-type="float" office:value="1190">
            <text:p>119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129">
            <text:p>1129</text:p>
          </table:table-cell>
          <table:table-cell office:value-type="float" office:value="1312">
            <text:p>1312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62">
            <text:p>1862</text:p>
          </table:table-cell>
          <table:table-cell office:value-type="float" office:value="1310">
            <text:p>1310</text:p>
          </table:table-cell>
          <table:table-cell office:value-type="float" office:value="1550">
            <text:p>1550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93">
            <text:p>2093</text:p>
          </table:table-cell>
          <table:table-cell office:value-type="float" office:value="1495">
            <text:p>1495</text:p>
          </table:table-cell>
          <table:table-cell office:value-type="float" office:value="1811">
            <text:p>1811</text:p>
          </table:table-cell>
          <table:table-cell office:value-type="float" office:value="2077">
            <text:p>207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1692">
            <text:p>1692</text:p>
          </table:table-cell>
          <table:table-cell office:value-type="float" office:value="2078">
            <text:p>2078</text:p>
          </table:table-cell>
          <table:table-cell office:value-type="float" office:value="2396">
            <text:p>239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1867">
            <text:p>1867</text:p>
          </table:table-cell>
          <table:table-cell office:value-type="float" office:value="2360">
            <text:p>2360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396">
            <text:p>5396</text:p>
          </table:table-cell>
          <table:table-cell office:value-type="float" office:value="3702">
            <text:p>3702</text:p>
          </table:table-cell>
          <table:table-cell office:value-type="float" office:value="4696">
            <text:p>4696</text:p>
          </table:table-cell>
          <table:table-cell office:value-type="float" office:value="5433">
            <text:p>543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734">
            <text:p>6734</text:p>
          </table:table-cell>
          <table:table-cell office:value-type="float" office:value="7125">
            <text:p>7125</text:p>
          </table:table-cell>
          <table:table-cell office:value-type="float" office:value="7444">
            <text:p>7444</text:p>
          </table:table-cell>
          <table:table-cell office:value-type="float" office:value="7632">
            <text:p>763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304">
            <text:p>7304</text:p>
          </table:table-cell>
          <table:table-cell office:value-type="float" office:value="8578">
            <text:p>8578</text:p>
          </table:table-cell>
          <table:table-cell office:value-type="float" office:value="9279">
            <text:p>9279</text:p>
          </table:table-cell>
          <table:table-cell office:value-type="float" office:value="9339">
            <text:p>9339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12</text:p>
          </table:table-cell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 office:value-type="float" office:value="1626">
            <text:p>1626</text:p>
          </table:table-cell>
          <table:table-cell office:value-type="float" office:value="1531">
            <text:p>1531</text:p>
          </table:table-cell>
          <table:table-cell/>
          <table:table-cell office:value-type="string">
            <text:p>R-12</text:p>
          </table:table-cell>
          <table:table-cell office:value-type="float" office:value="1804">
            <text:p>1804</text:p>
          </table:table-cell>
          <table:table-cell table:number-columns-repeated="2" office:value-type="float" office:value="0">
            <text:p>0</text:p>
          </table:table-cell>
          <table:table-cell office:value-type="float" office:value="1972">
            <text:p>1972</text:p>
          </table:table-cell>
          <table:table-cell office:value-type="float" office:value="1862">
            <text:p>1862</text:p>
          </table:table-cell>
          <table:table-cell/>
          <table:table-cell office:value-type="string">
            <text:p>R-12</text:p>
          </table:table-cell>
          <table:table-cell office:value-type="float" office:value="2113">
            <text:p>2113</text:p>
          </table:table-cell>
          <table:table-cell table:number-columns-repeated="2"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093">
            <text:p>2093</text:p>
          </table:table-cell>
          <table:table-cell/>
          <table:table-cell office:value-type="string">
            <text:p>R-12</text:p>
          </table:table-cell>
          <table:table-cell office:value-type="float" office:value="2391">
            <text:p>2391</text:p>
          </table:table-cell>
          <table:table-cell table:number-columns-repeated="2"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428">
            <text:p>2428</text:p>
          </table:table-cell>
          <table:table-cell/>
          <table:table-cell office:value-type="string">
            <text:p>R-12</text:p>
          </table:table-cell>
          <table:table-cell office:value-type="float" office:value="2670">
            <text:p>2670</text:p>
          </table:table-cell>
          <table:table-cell table:number-columns-repeated="2" office:value-type="float" office:value="0">
            <text:p>0</text:p>
          </table:table-cell>
          <table:table-cell office:value-type="float" office:value="3027">
            <text:p>3027</text:p>
          </table:table-cell>
          <table:table-cell office:value-type="float" office:value="2750">
            <text:p>2750</text:p>
          </table:table-cell>
          <table:table-cell/>
          <table:table-cell office:value-type="string">
            <text:p>R-12</text:p>
          </table:table-cell>
          <table:table-cell office:value-type="float" office:value="5082">
            <text:p>5082</text:p>
          </table:table-cell>
          <table:table-cell table:number-columns-repeated="2" office:value-type="float" office:value="0">
            <text:p>0</text:p>
          </table:table-cell>
          <table:table-cell office:value-type="float" office:value="6288">
            <text:p>6288</text:p>
          </table:table-cell>
          <table:table-cell office:value-type="float" office:value="5396">
            <text:p>5396</text:p>
          </table:table-cell>
          <table:table-cell/>
          <table:table-cell office:value-type="string">
            <text:p>R-12</text:p>
          </table:table-cell>
          <table:table-cell office:value-type="float" office:value="6967">
            <text:p>6967</text:p>
          </table:table-cell>
          <table:table-cell table:number-columns-repeated="2" office:value-type="float" office:value="0">
            <text:p>0</text:p>
          </table:table-cell>
          <table:table-cell office:value-type="float" office:value="8310">
            <text:p>8310</text:p>
          </table:table-cell>
          <table:table-cell office:value-type="float" office:value="6734">
            <text:p>6734</text:p>
          </table:table-cell>
          <table:table-cell/>
          <table:table-cell office:value-type="string">
            <text:p>R-12</text:p>
          </table:table-cell>
          <table:table-cell office:value-type="float" office:value="7828">
            <text:p>7828</text:p>
          </table:table-cell>
          <table:table-cell table:number-columns-repeated="2" office:value-type="float" office:value="0">
            <text:p>0</text:p>
          </table:table-cell>
          <table:table-cell office:value-type="float" office:value="9373">
            <text:p>9373</text:p>
          </table:table-cell>
          <table:table-cell office:value-type="float" office:value="7304">
            <text:p>7304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72">
            <text:p>117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608">
            <text:p>1608</text:p>
          </table:table-cell>
          <table:table-cell office:value-type="float" office:value="1183">
            <text:p>1183</text:p>
          </table:table-cell>
          <table:table-cell/>
          <table:table-cell office:value-type="string">
            <text:p>R-13</text:p>
          </table:table-cell>
          <table:table-cell office:value-type="float" office:value="1458">
            <text:p>1458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2059">
            <text:p>2059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13</text:p>
          </table:table-cell>
          <table:table-cell office:value-type="float" office:value="1767">
            <text:p>1767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1784">
            <text:p>1784</text:p>
          </table:table-cell>
          <table:table-cell/>
          <table:table-cell office:value-type="string">
            <text:p>R-13</text:p>
          </table:table-cell>
          <table:table-cell office:value-type="float" office:value="2075">
            <text:p>2075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3</text:p>
          </table:table-cell>
          <table:table-cell office:value-type="float" office:value="2343">
            <text:p>2343</text:p>
          </table:table-cell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3265">
            <text:p>3265</text:p>
          </table:table-cell>
          <table:table-cell office:value-type="float" office:value="2439">
            <text:p>2439</text:p>
          </table:table-cell>
          <table:table-cell/>
          <table:table-cell office:value-type="string">
            <text:p>R-13</text:p>
          </table:table-cell>
          <table:table-cell office:value-type="float" office:value="2690">
            <text:p>2690</text:p>
          </table:table-cell>
          <table:table-cell office:value-type="float" office:value="2670">
            <text:p>2670</text:p>
          </table:table-cell>
          <table:table-cell office:value-type="float" office:value="0">
            <text:p>0</text:p>
          </table:table-cell>
          <table:table-cell office:value-type="float" office:value="3662">
            <text:p>3662</text:p>
          </table:table-cell>
          <table:table-cell office:value-type="float" office:value="2770">
            <text:p>2770</text:p>
          </table:table-cell>
          <table:table-cell/>
          <table:table-cell office:value-type="string">
            <text:p>R-13</text:p>
          </table:table-cell>
          <table:table-cell office:value-type="float" office:value="5391">
            <text:p>5391</text:p>
          </table:table-cell>
          <table:table-cell office:value-type="float" office:value="5366">
            <text:p>5366</text:p>
          </table:table-cell>
          <table:table-cell office:value-type="float" office:value="0">
            <text:p>0</text:p>
          </table:table-cell>
          <table:table-cell office:value-type="float" office:value="6935">
            <text:p>6935</text:p>
          </table:table-cell>
          <table:table-cell office:value-type="float" office:value="5351">
            <text:p>5351</text:p>
          </table:table-cell>
          <table:table-cell/>
          <table:table-cell office:value-type="string">
            <text:p>R-13</text:p>
          </table:table-cell>
          <table:table-cell office:value-type="float" office:value="6924">
            <text:p>6924</text:p>
          </table:table-cell>
          <table:table-cell office:value-type="float" office:value="7586">
            <text:p>7586</text:p>
          </table:table-cell>
          <table:table-cell office:value-type="float" office:value="0">
            <text:p>0</text:p>
          </table:table-cell>
          <table:table-cell office:value-type="float" office:value="8757">
            <text:p>8757</text:p>
          </table:table-cell>
          <table:table-cell office:value-type="float" office:value="7293">
            <text:p>7293</text:p>
          </table:table-cell>
          <table:table-cell/>
          <table:table-cell office:value-type="string">
            <text:p>R-13</text:p>
          </table:table-cell>
          <table:table-cell office:value-type="float" office:value="7829">
            <text:p>7829</text:p>
          </table:table-cell>
          <table:table-cell office:value-type="float" office:value="8364">
            <text:p>8364</text:p>
          </table:table-cell>
          <table:table-cell office:value-type="float" office:value="0">
            <text:p>0</text:p>
          </table:table-cell>
          <table:table-cell office:value-type="float" office:value="9936">
            <text:p>9936</text:p>
          </table:table-cell>
          <table:table-cell office:value-type="float" office:value="8085">
            <text:p>8085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211">
            <text:p>121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172">
            <text:p>1172</text:p>
          </table:table-cell>
          <table:table-cell/>
          <table:table-cell office:value-type="string">
            <text:p>R-14</text:p>
          </table:table-cell>
          <table:table-cell office:value-type="float" office:value="1523">
            <text:p>1523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14</text:p>
          </table:table-cell>
          <table:table-cell office:value-type="float" office:value="1836">
            <text:p>1836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767">
            <text:p>1767</text:p>
          </table:table-cell>
          <table:table-cell/>
          <table:table-cell office:value-type="string">
            <text:p>R-14</text:p>
          </table:table-cell>
          <table:table-cell office:value-type="float" office:value="2172">
            <text:p>2172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2075">
            <text:p>2075</text:p>
          </table:table-cell>
          <table:table-cell/>
          <table:table-cell office:value-type="string">
            <text:p>R-14</text:p>
          </table:table-cell>
          <table:table-cell office:value-type="float" office:value="2532">
            <text:p>2532</text:p>
          </table:table-cell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office:value-type="float" office:value="2343">
            <text:p>2343</text:p>
          </table:table-cell>
          <table:table-cell/>
          <table:table-cell office:value-type="string">
            <text:p>R-14</text:p>
          </table:table-cell>
          <table:table-cell office:value-type="float" office:value="2799">
            <text:p>2799</text:p>
          </table:table-cell>
          <table:table-cell office:value-type="float" office:value="2670">
            <text:p>2670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690">
            <text:p>2690</text:p>
          </table:table-cell>
          <table:table-cell/>
          <table:table-cell office:value-type="string">
            <text:p>R-14</text:p>
          </table:table-cell>
          <table:table-cell office:value-type="float" office:value="5588">
            <text:p>5588</text:p>
          </table:table-cell>
          <table:table-cell office:value-type="float" office:value="5366">
            <text:p>5366</text:p>
          </table:table-cell>
          <table:table-cell office:value-type="float" office:value="0">
            <text:p>0</text:p>
          </table:table-cell>
          <table:table-cell office:value-type="float" office:value="5387">
            <text:p>5387</text:p>
          </table:table-cell>
          <table:table-cell office:value-type="float" office:value="5391">
            <text:p>5391</text:p>
          </table:table-cell>
          <table:table-cell/>
          <table:table-cell office:value-type="string">
            <text:p>R-14</text:p>
          </table:table-cell>
          <table:table-cell office:value-type="float" office:value="7495">
            <text:p>7495</text:p>
          </table:table-cell>
          <table:table-cell office:value-type="float" office:value="7586">
            <text:p>7586</text:p>
          </table:table-cell>
          <table:table-cell office:value-type="float" office:value="0">
            <text:p>0</text:p>
          </table:table-cell>
          <table:table-cell office:value-type="float" office:value="6656">
            <text:p>6656</text:p>
          </table:table-cell>
          <table:table-cell office:value-type="float" office:value="6924">
            <text:p>6924</text:p>
          </table:table-cell>
          <table:table-cell/>
          <table:table-cell office:value-type="string">
            <text:p>R-14</text:p>
          </table:table-cell>
          <table:table-cell office:value-type="float" office:value="9229">
            <text:p>9229</text:p>
          </table:table-cell>
          <table:table-cell office:value-type="float" office:value="8364">
            <text:p>8364</text:p>
          </table:table-cell>
          <table:table-cell office:value-type="float" office:value="0">
            <text:p>0</text:p>
          </table:table-cell>
          <table:table-cell office:value-type="float" office:value="7505">
            <text:p>7505</text:p>
          </table:table-cell>
          <table:table-cell office:value-type="float" office:value="7829">
            <text:p>7829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0">
            <text:p>0</text:p>
          </table:table-cell>
          <table:table-cell office:value-type="float" office:value="1331">
            <text:p>1331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2152">
            <text:p>215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407">
            <text:p>2407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2472">
            <text:p>247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697">
            <text:p>2697</text:p>
          </table:table-cell>
          <table:table-cell office:value-type="float" office:value="0">
            <text:p>0</text:p>
          </table:table-cell>
          <table:table-cell office:value-type="float" office:value="1977">
            <text:p>1977</text:p>
          </table:table-cell>
          <table:table-cell office:value-type="float" office:value="2689">
            <text:p>268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353">
            <text:p>5353</text:p>
          </table:table-cell>
          <table:table-cell office:value-type="float" office:value="0">
            <text:p>0</text:p>
          </table:table-cell>
          <table:table-cell office:value-type="float" office:value="3896">
            <text:p>3896</text:p>
          </table:table-cell>
          <table:table-cell office:value-type="float" office:value="5394">
            <text:p>53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243">
            <text:p>7243</text:p>
          </table:table-cell>
          <table:table-cell office:value-type="float" office:value="0">
            <text:p>0</text:p>
          </table:table-cell>
          <table:table-cell office:value-type="float" office:value="6940">
            <text:p>6940</text:p>
          </table:table-cell>
          <table:table-cell office:value-type="float" office:value="7680">
            <text:p>768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039">
            <text:p>8039</text:p>
          </table:table-cell>
          <table:table-cell office:value-type="float" office:value="0">
            <text:p>0</text:p>
          </table:table-cell>
          <table:table-cell office:value-type="float" office:value="8464">
            <text:p>8464</text:p>
          </table:table-cell>
          <table:table-cell office:value-type="float" office:value="9343">
            <text:p>9343</text:p>
          </table:table-cell>
        </table:table-row>
      </table:table>
      <table:table table:name="flits_ports_vcs_noe" table:style-name="ta1" table:print="false">
        <office:forms form:automatic-focus="false" form:apply-design-mode="false"/>
        <table:table-column table:style-name="co1" table:number-columns-repeated="63" table:default-cell-style-name="Default"/>
        <table:table-row table:style-name="ro2">
          <table:table-cell table:style-name="ce16" office:value-type="string">
            <text:p>4x4</text:p>
          </table:table-cell>
          <table:table-cell table:style-name="ce16" office:value-type="string">
            <text:p>Vcs=4</text:p>
          </table:table-cell>
          <table:table-cell table:number-columns-repeated="61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vcs_new</text:p>
          </table:table-cell>
          <table:table-cell table:style-name="ce16"/>
          <table:table-cell table:style-name="ce16" office:value-type="string">
            <text:p>uniform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0</text:p>
          </table:table-cell>
          <table:table-cell office:value-type="float" office:value="1334">
            <text:p>1334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1754">
            <text:p>1754</text:p>
          </table:table-cell>
          <table:table-cell/>
          <table:table-cell office:value-type="string">
            <text:p>R-0</text:p>
          </table:table-cell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0">
            <text:p>0</text:p>
          </table:table-cell>
          <table:table-cell office:value-type="float" office:value="2042">
            <text:p>2042</text:p>
          </table:table-cell>
          <table:table-cell/>
          <table:table-cell office:value-type="string">
            <text:p>R-0</text:p>
          </table:table-cell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/>
          <table:table-cell office:value-type="string">
            <text:p>R-0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2185">
            <text:p>2185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/>
          <table:table-cell office:value-type="string">
            <text:p>R-0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448">
            <text:p>2448</text:p>
          </table:table-cell>
          <table:table-cell office:value-type="float" office:value="0">
            <text:p>0</text:p>
          </table:table-cell>
          <table:table-cell office:value-type="float" office:value="2968">
            <text:p>2968</text:p>
          </table:table-cell>
          <table:table-cell/>
          <table:table-cell office:value-type="string">
            <text:p>R-0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5136">
            <text:p>5136</text:p>
          </table:table-cell>
          <table:table-cell office:value-type="float" office:value="0">
            <text:p>0</text:p>
          </table:table-cell>
          <table:table-cell office:value-type="float" office:value="6136">
            <text:p>613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44">
            <text:p>1144</text:p>
          </table:table-cell>
          <table:table-cell office:value-type="float" office:value="865">
            <text:p>865</text:p>
          </table:table-cell>
          <table:table-cell office:value-type="float" office:value="1044">
            <text:p>1044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</text:p>
          </table:table-cell>
          <table:table-cell office:value-type="float" office:value="1476">
            <text:p>1476</text:p>
          </table:table-cell>
          <table:table-cell office:value-type="float" office:value="1098">
            <text:p>1098</text:p>
          </table:table-cell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1</text:p>
          </table:table-cell>
          <table:table-cell office:value-type="float" office:value="1728">
            <text:p>1728</text:p>
          </table:table-cell>
          <table:table-cell office:value-type="float" office:value="1333">
            <text:p>1333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R-1</text:p>
          </table:table-cell>
          <table:table-cell office:value-type="float" office:value="2033">
            <text:p>2033</text:p>
          </table:table-cell>
          <table:table-cell office:value-type="float" office:value="1496">
            <text:p>1496</text:p>
          </table:table-cell>
          <table:table-cell office:value-type="float" office:value="1910">
            <text:p>1910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1</text:p>
          </table:table-cell>
          <table:table-cell office:value-type="float" office:value="2340">
            <text:p>2340</text:p>
          </table:table-cell>
          <table:table-cell office:value-type="float" office:value="1742">
            <text:p>1742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</text:p>
          </table:table-cell>
          <table:table-cell office:value-type="float" office:value="2599">
            <text:p>2599</text:p>
          </table:table-cell>
          <table:table-cell office:value-type="float" office:value="1943">
            <text:p>1943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1</text:p>
          </table:table-cell>
          <table:table-cell office:value-type="float" office:value="3031">
            <text:p>3031</text:p>
          </table:table-cell>
          <table:table-cell office:value-type="float" office:value="2163">
            <text:p>2163</text:p>
          </table:table-cell>
          <table:table-cell office:value-type="float" office:value="2611">
            <text:p>2611</text:p>
          </table:table-cell>
          <table:table-cell office:value-type="float" office:value="0">
            <text:p>0</text:p>
          </table:table-cell>
          <table:table-cell office:value-type="float" office:value="2983">
            <text:p>2983</text:p>
          </table:table-cell>
          <table:table-cell/>
          <table:table-cell office:value-type="string">
            <text:p>R-1</text:p>
          </table:table-cell>
          <table:table-cell office:value-type="float" office:value="6253">
            <text:p>6253</text:p>
          </table:table-cell>
          <table:table-cell office:value-type="float" office:value="4387">
            <text:p>4387</text:p>
          </table:table-cell>
          <table:table-cell office:value-type="float" office:value="4947">
            <text:p>4947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76">
            <text:p>876</text:p>
          </table:table-cell>
          <table:table-cell office:value-type="float" office:value="1133">
            <text:p>1133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1136">
            <text:p>1136</text:p>
          </table:table-cell>
          <table:table-cell office:value-type="float" office:value="1438">
            <text:p>1438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321">
            <text:p>1321</text:p>
          </table:table-cell>
          <table:table-cell office:value-type="float" office:value="1707">
            <text:p>1707</text:p>
          </table:table-cell>
          <table:table-cell office:value-type="float" office:value="1259">
            <text:p>1259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558">
            <text:p>1558</text:p>
          </table:table-cell>
          <table:table-cell office:value-type="float" office:value="1958">
            <text:p>1958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750">
            <text:p>1750</text:p>
          </table:table-cell>
          <table:table-cell office:value-type="float" office:value="2247">
            <text:p>2247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2</text:p>
          </table:table-cell>
          <table:table-cell office:value-type="float" office:value="1965">
            <text:p>1965</text:p>
          </table:table-cell>
          <table:table-cell office:value-type="float" office:value="2564">
            <text:p>2564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706">
            <text:p>2706</text:p>
          </table:table-cell>
          <table:table-cell/>
          <table:table-cell office:value-type="string">
            <text:p>R-2</text:p>
          </table:table-cell>
          <table:table-cell office:value-type="float" office:value="2265">
            <text:p>2265</text:p>
          </table:table-cell>
          <table:table-cell office:value-type="float" office:value="2877">
            <text:p>2877</text:p>
          </table:table-cell>
          <table:table-cell office:value-type="float" office:value="2323">
            <text:p>2323</text:p>
          </table:table-cell>
          <table:table-cell office:value-type="float" office:value="0">
            <text:p>0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R-2</text:p>
          </table:table-cell>
          <table:table-cell office:value-type="float" office:value="4588">
            <text:p>4588</text:p>
          </table:table-cell>
          <table:table-cell office:value-type="float" office:value="6200">
            <text:p>6200</text:p>
          </table:table-cell>
          <table:table-cell office:value-type="float" office:value="5031">
            <text:p>5031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255">
            <text:p>2255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 office:value-type="float" office:value="3091">
            <text:p>309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891">
            <text:p>4891</text:p>
          </table:table-cell>
          <table:table-cell office:value-type="float" office:value="3566">
            <text:p>3566</text:p>
          </table:table-cell>
          <table:table-cell office:value-type="float" office:value="0">
            <text:p>0</text:p>
          </table:table-cell>
          <table:table-cell office:value-type="float" office:value="6383">
            <text:p>638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055">
            <text:p>1055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R-4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1258">
            <text:p>1258</text:p>
          </table:table-cell>
          <table:table-cell office:value-type="float" office:value="1405">
            <text:p>1405</text:p>
          </table:table-cell>
          <table:table-cell/>
          <table:table-cell office:value-type="string">
            <text:p>R-4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2099">
            <text:p>2099</text:p>
          </table:table-cell>
          <table:table-cell office:value-type="float" office:value="1507">
            <text:p>1507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1756">
            <text:p>1756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R-4</text:p>
          </table:table-cell>
          <table:table-cell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2653">
            <text:p>2653</text:p>
          </table:table-cell>
          <table:table-cell office:value-type="float" office:value="1973">
            <text:p>1973</text:p>
          </table:table-cell>
          <table:table-cell office:value-type="float" office:value="2316">
            <text:p>2316</text:p>
          </table:table-cell>
          <table:table-cell/>
          <table:table-cell office:value-type="string">
            <text:p>R-4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2906">
            <text:p>2906</text:p>
          </table:table-cell>
          <table:table-cell office:value-type="float" office:value="2155">
            <text:p>2155</text:p>
          </table:table-cell>
          <table:table-cell office:value-type="float" office:value="2632">
            <text:p>2632</text:p>
          </table:table-cell>
          <table:table-cell/>
          <table:table-cell office:value-type="string">
            <text:p>R-4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3262">
            <text:p>3262</text:p>
          </table:table-cell>
          <table:table-cell office:value-type="float" office:value="2477">
            <text:p>2477</text:p>
          </table:table-cell>
          <table:table-cell office:value-type="float" office:value="2962">
            <text:p>2962</text:p>
          </table:table-cell>
          <table:table-cell/>
          <table:table-cell office:value-type="string">
            <text:p>R-4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6782">
            <text:p>6782</text:p>
          </table:table-cell>
          <table:table-cell office:value-type="float" office:value="5141">
            <text:p>5141</text:p>
          </table:table-cell>
          <table:table-cell office:value-type="float" office:value="6172">
            <text:p>617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202">
            <text:p>1202</text:p>
          </table:table-cell>
          <table:table-cell office:value-type="float" office:value="915">
            <text:p>915</text:p>
          </table:table-cell>
          <table:table-cell office:value-type="float" office:value="1262">
            <text:p>1262</text:p>
          </table:table-cell>
          <table:table-cell office:value-type="float" office:value="1084">
            <text:p>1084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43">
            <text:p>1543</text:p>
          </table:table-cell>
          <table:table-cell office:value-type="float" office:value="1115">
            <text:p>1115</text:p>
          </table:table-cell>
          <table:table-cell office:value-type="float" office:value="1629">
            <text:p>1629</text:p>
          </table:table-cell>
          <table:table-cell office:value-type="float" office:value="1361">
            <text:p>1361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92">
            <text:p>1892</text:p>
          </table:table-cell>
          <table:table-cell office:value-type="float" office:value="1368">
            <text:p>1368</text:p>
          </table:table-cell>
          <table:table-cell office:value-type="float" office:value="2026">
            <text:p>2026</text:p>
          </table:table-cell>
          <table:table-cell office:value-type="float" office:value="1635">
            <text:p>1635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5</text:p>
          </table:table-cell>
          <table:table-cell office:value-type="float" office:value="2249">
            <text:p>2249</text:p>
          </table:table-cell>
          <table:table-cell office:value-type="float" office:value="1630">
            <text:p>1630</text:p>
          </table:table-cell>
          <table:table-cell office:value-type="float" office:value="2386">
            <text:p>2386</text:p>
          </table:table-cell>
          <table:table-cell office:value-type="float" office:value="1915">
            <text:p>1915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5</text:p>
          </table:table-cell>
          <table:table-cell office:value-type="float" office:value="2518">
            <text:p>2518</text:p>
          </table:table-cell>
          <table:table-cell office:value-type="float" office:value="1829">
            <text:p>1829</text:p>
          </table:table-cell>
          <table:table-cell office:value-type="float" office:value="2785">
            <text:p>2785</text:p>
          </table:table-cell>
          <table:table-cell office:value-type="float" office:value="2128">
            <text:p>2128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5</text:p>
          </table:table-cell>
          <table:table-cell office:value-type="float" office:value="2864">
            <text:p>2864</text:p>
          </table:table-cell>
          <table:table-cell office:value-type="float" office:value="2068">
            <text:p>2068</text:p>
          </table:table-cell>
          <table:table-cell office:value-type="float" office:value="3121">
            <text:p>3121</text:p>
          </table:table-cell>
          <table:table-cell office:value-type="float" office:value="2434">
            <text:p>2434</text:p>
          </table:table-cell>
          <table:table-cell office:value-type="float" office:value="2715">
            <text:p>2715</text:p>
          </table:table-cell>
          <table:table-cell/>
          <table:table-cell office:value-type="string">
            <text:p>R-5</text:p>
          </table:table-cell>
          <table:table-cell office:value-type="float" office:value="3166">
            <text:p>3166</text:p>
          </table:table-cell>
          <table:table-cell office:value-type="float" office:value="2348">
            <text:p>2348</text:p>
          </table:table-cell>
          <table:table-cell office:value-type="float" office:value="3542">
            <text:p>3542</text:p>
          </table:table-cell>
          <table:table-cell office:value-type="float" office:value="2688">
            <text:p>2688</text:p>
          </table:table-cell>
          <table:table-cell office:value-type="float" office:value="3004">
            <text:p>3004</text:p>
          </table:table-cell>
          <table:table-cell/>
          <table:table-cell office:value-type="string">
            <text:p>R-5</text:p>
          </table:table-cell>
          <table:table-cell office:value-type="float" office:value="6408">
            <text:p>6408</text:p>
          </table:table-cell>
          <table:table-cell office:value-type="float" office:value="4829">
            <text:p>4829</text:p>
          </table:table-cell>
          <table:table-cell office:value-type="float" office:value="7104">
            <text:p>7104</text:p>
          </table:table-cell>
          <table:table-cell office:value-type="float" office:value="5287">
            <text:p>5287</text:p>
          </table:table-cell>
          <table:table-cell office:value-type="float" office:value="6375">
            <text:p>637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29">
            <text:p>929</text:p>
          </table:table-cell>
          <table:table-cell office:value-type="float" office:value="1223">
            <text:p>1223</text:p>
          </table:table-cell>
          <table:table-cell office:value-type="float" office:value="1061">
            <text:p>1061</text:p>
          </table:table-cell>
          <table:table-cell office:value-type="float" office:value="744">
            <text:p>744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6</text:p>
          </table:table-cell>
          <table:table-cell office:value-type="float" office:value="1159">
            <text:p>1159</text:p>
          </table:table-cell>
          <table:table-cell office:value-type="float" office:value="1556">
            <text:p>1556</text:p>
          </table:table-cell>
          <table:table-cell office:value-type="float" office:value="1363">
            <text:p>1363</text:p>
          </table:table-cell>
          <table:table-cell office:value-type="float" office:value="948">
            <text:p>948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27">
            <text:p>1427</text:p>
          </table:table-cell>
          <table:table-cell office:value-type="float" office:value="1892">
            <text:p>1892</text:p>
          </table:table-cell>
          <table:table-cell office:value-type="float" office:value="1710">
            <text:p>1710</text:p>
          </table:table-cell>
          <table:table-cell office:value-type="float" office:value="1167">
            <text:p>1167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30">
            <text:p>1630</text:p>
          </table:table-cell>
          <table:table-cell office:value-type="float" office:value="2230">
            <text:p>2230</text:p>
          </table:table-cell>
          <table:table-cell office:value-type="float" office:value="2001">
            <text:p>2001</text:p>
          </table:table-cell>
          <table:table-cell office:value-type="float" office:value="1401">
            <text:p>1401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6</text:p>
          </table:table-cell>
          <table:table-cell office:value-type="float" office:value="1909">
            <text:p>1909</text:p>
          </table:table-cell>
          <table:table-cell office:value-type="float" office:value="2479">
            <text:p>2479</text:p>
          </table:table-cell>
          <table:table-cell office:value-type="float" office:value="2316">
            <text:p>2316</text:p>
          </table:table-cell>
          <table:table-cell office:value-type="float" office:value="1698">
            <text:p>1698</text:p>
          </table:table-cell>
          <table:table-cell office:value-type="float" office:value="2424">
            <text:p>2424</text:p>
          </table:table-cell>
          <table:table-cell/>
          <table:table-cell office:value-type="string">
            <text:p>R-6</text:p>
          </table:table-cell>
          <table:table-cell office:value-type="float" office:value="2162">
            <text:p>2162</text:p>
          </table:table-cell>
          <table:table-cell office:value-type="float" office:value="2813">
            <text:p>2813</text:p>
          </table:table-cell>
          <table:table-cell office:value-type="float" office:value="2666">
            <text:p>2666</text:p>
          </table:table-cell>
          <table:table-cell office:value-type="float" office:value="1940">
            <text:p>1940</text:p>
          </table:table-cell>
          <table:table-cell office:value-type="float" office:value="2736">
            <text:p>2736</text:p>
          </table:table-cell>
          <table:table-cell/>
          <table:table-cell office:value-type="string">
            <text:p>R-6</text:p>
          </table:table-cell>
          <table:table-cell office:value-type="float" office:value="2370">
            <text:p>2370</text:p>
          </table:table-cell>
          <table:table-cell office:value-type="float" office:value="3153">
            <text:p>3153</text:p>
          </table:table-cell>
          <table:table-cell office:value-type="float" office:value="2983">
            <text:p>2983</text:p>
          </table:table-cell>
          <table:table-cell office:value-type="float" office:value="2251">
            <text:p>2251</text:p>
          </table:table-cell>
          <table:table-cell office:value-type="float" office:value="3039">
            <text:p>3039</text:p>
          </table:table-cell>
          <table:table-cell/>
          <table:table-cell office:value-type="string">
            <text:p>R-6</text:p>
          </table:table-cell>
          <table:table-cell office:value-type="float" office:value="4812">
            <text:p>4812</text:p>
          </table:table-cell>
          <table:table-cell office:value-type="float" office:value="6486">
            <text:p>6486</text:p>
          </table:table-cell>
          <table:table-cell office:value-type="float" office:value="6002">
            <text:p>6002</text:p>
          </table:table-cell>
          <table:table-cell office:value-type="float" office:value="4760">
            <text:p>4760</text:p>
          </table:table-cell>
          <table:table-cell office:value-type="float" office:value="6266">
            <text:p>626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916">
            <text:p>916</text:p>
          </table:table-cell>
          <table:table-cell office:value-type="float" office:value="721">
            <text:p>721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137">
            <text:p>1137</text:p>
          </table:table-cell>
          <table:table-cell office:value-type="float" office:value="883">
            <text:p>883</text:p>
          </table:table-cell>
          <table:table-cell office:value-type="float" office:value="1548">
            <text:p>154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310">
            <text:p>1310</text:p>
          </table:table-cell>
          <table:table-cell office:value-type="float" office:value="1053">
            <text:p>1053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float" office:value="1610">
            <text:p>1610</text:p>
          </table:table-cell>
          <table:table-cell office:value-type="float" office:value="1215">
            <text:p>1215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1879">
            <text:p>1879</text:p>
          </table:table-cell>
          <table:table-cell office:value-type="float" office:value="1407">
            <text:p>1407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 office:value-type="float" office:value="2111">
            <text:p>2111</text:p>
          </table:table-cell>
          <table:table-cell office:value-type="float" office:value="1574">
            <text:p>1574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271">
            <text:p>2271</text:p>
          </table:table-cell>
          <table:table-cell office:value-type="float" office:value="2312">
            <text:p>2312</text:p>
          </table:table-cell>
          <table:table-cell office:value-type="float" office:value="1689">
            <text:p>1689</text:p>
          </table:table-cell>
          <table:table-cell office:value-type="float" office:value="3027">
            <text:p>302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730">
            <text:p>4730</text:p>
          </table:table-cell>
          <table:table-cell office:value-type="float" office:value="5210">
            <text:p>5210</text:p>
          </table:table-cell>
          <table:table-cell office:value-type="float" office:value="3740">
            <text:p>3740</text:p>
          </table:table-cell>
          <table:table-cell office:value-type="float" office:value="6293">
            <text:p>629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float" office:value="1407">
            <text:p>1407</text:p>
          </table:table-cell>
          <table:table-cell office:value-type="float" office:value="1229">
            <text:p>1229</text:p>
          </table:table-cell>
          <table:table-cell/>
          <table:table-cell office:value-type="string">
            <text:p>R-8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784">
            <text:p>1784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office:value-type="float" office:value="2038">
            <text:p>2038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R-8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2335">
            <text:p>2335</text:p>
          </table:table-cell>
          <table:table-cell office:value-type="float" office:value="2147">
            <text:p>2147</text:p>
          </table:table-cell>
          <table:table-cell/>
          <table:table-cell office:value-type="string">
            <text:p>R-8</text:p>
          </table:table-cell>
          <table:table-cell office:value-type="float" office:value="1864">
            <text:p>1864</text:p>
          </table:table-cell>
          <table:table-cell office:value-type="float" office:value="0">
            <text:p>0</text:p>
          </table:table-cell>
          <table:table-cell office:value-type="float" office:value="1992">
            <text:p>1992</text:p>
          </table:table-cell>
          <table:table-cell office:value-type="float" office:value="2596">
            <text:p>2596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8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float" office:value="2877">
            <text:p>2877</text:p>
          </table:table-cell>
          <table:table-cell office:value-type="float" office:value="2776">
            <text:p>2776</text:p>
          </table:table-cell>
          <table:table-cell/>
          <table:table-cell office:value-type="string">
            <text:p>R-8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3206">
            <text:p>3206</text:p>
          </table:table-cell>
          <table:table-cell office:value-type="float" office:value="3122">
            <text:p>3122</text:p>
          </table:table-cell>
          <table:table-cell/>
          <table:table-cell office:value-type="string">
            <text:p>R-8</text:p>
          </table:table-cell>
          <table:table-cell office:value-type="float" office:value="5085">
            <text:p>5085</text:p>
          </table:table-cell>
          <table:table-cell office:value-type="float" office:value="0">
            <text:p>0</text:p>
          </table:table-cell>
          <table:table-cell office:value-type="float" office:value="5239">
            <text:p>5239</text:p>
          </table:table-cell>
          <table:table-cell office:value-type="float" office:value="6712">
            <text:p>6712</text:p>
          </table:table-cell>
          <table:table-cell office:value-type="float" office:value="6278">
            <text:p>627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209">
            <text:p>1209</text:p>
          </table:table-cell>
          <table:table-cell office:value-type="float" office:value="928">
            <text:p>928</text:p>
          </table:table-cell>
          <table:table-cell office:value-type="float" office:value="1036">
            <text:p>1036</text:p>
          </table:table-cell>
          <table:table-cell office:value-type="float" office:value="1292">
            <text:p>1292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47">
            <text:p>1547</text:p>
          </table:table-cell>
          <table:table-cell office:value-type="float" office:value="1125">
            <text:p>1125</text:p>
          </table:table-cell>
          <table:table-cell office:value-type="float" office:value="1330">
            <text:p>1330</text:p>
          </table:table-cell>
          <table:table-cell office:value-type="float" office:value="1656">
            <text:p>1656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34">
            <text:p>1834</text:p>
          </table:table-cell>
          <table:table-cell office:value-type="float" office:value="1355">
            <text:p>1355</text:p>
          </table:table-cell>
          <table:table-cell office:value-type="float" office:value="1647">
            <text:p>1647</text:p>
          </table:table-cell>
          <table:table-cell office:value-type="float" office:value="2064">
            <text:p>2064</text:p>
          </table:table-cell>
          <table:table-cell office:value-type="float" office:value="1758">
            <text:p>1758</text:p>
          </table:table-cell>
          <table:table-cell/>
          <table:table-cell office:value-type="string">
            <text:p>R-9</text:p>
          </table:table-cell>
          <table:table-cell office:value-type="float" office:value="2117">
            <text:p>2117</text:p>
          </table:table-cell>
          <table:table-cell office:value-type="float" office:value="1579">
            <text:p>1579</text:p>
          </table:table-cell>
          <table:table-cell office:value-type="float" office:value="1926">
            <text:p>1926</text:p>
          </table:table-cell>
          <table:table-cell office:value-type="float" office:value="2422">
            <text:p>2422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516">
            <text:p>2516</text:p>
          </table:table-cell>
          <table:table-cell office:value-type="float" office:value="1853">
            <text:p>1853</text:p>
          </table:table-cell>
          <table:table-cell office:value-type="float" office:value="2206">
            <text:p>2206</text:p>
          </table:table-cell>
          <table:table-cell office:value-type="float" office:value="2763">
            <text:p>2763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9</text:p>
          </table:table-cell>
          <table:table-cell office:value-type="float" office:value="2828">
            <text:p>2828</text:p>
          </table:table-cell>
          <table:table-cell office:value-type="float" office:value="2103">
            <text:p>2103</text:p>
          </table:table-cell>
          <table:table-cell office:value-type="float" office:value="2393">
            <text:p>2393</text:p>
          </table:table-cell>
          <table:table-cell office:value-type="float" office:value="3172">
            <text:p>3172</text:p>
          </table:table-cell>
          <table:table-cell office:value-type="float" office:value="2696">
            <text:p>2696</text:p>
          </table:table-cell>
          <table:table-cell/>
          <table:table-cell office:value-type="string">
            <text:p>R-9</text:p>
          </table:table-cell>
          <table:table-cell office:value-type="float" office:value="3200">
            <text:p>3200</text:p>
          </table:table-cell>
          <table:table-cell office:value-type="float" office:value="2387">
            <text:p>2387</text:p>
          </table:table-cell>
          <table:table-cell office:value-type="float" office:value="2607">
            <text:p>2607</text:p>
          </table:table-cell>
          <table:table-cell office:value-type="float" office:value="3533">
            <text:p>3533</text:p>
          </table:table-cell>
          <table:table-cell office:value-type="float" office:value="3014">
            <text:p>3014</text:p>
          </table:table-cell>
          <table:table-cell/>
          <table:table-cell office:value-type="string">
            <text:p>R-9</text:p>
          </table:table-cell>
          <table:table-cell office:value-type="float" office:value="6297">
            <text:p>6297</text:p>
          </table:table-cell>
          <table:table-cell office:value-type="float" office:value="4852">
            <text:p>4852</text:p>
          </table:table-cell>
          <table:table-cell office:value-type="float" office:value="5269">
            <text:p>5269</text:p>
          </table:table-cell>
          <table:table-cell office:value-type="float" office:value="7153">
            <text:p>7153</text:p>
          </table:table-cell>
          <table:table-cell office:value-type="float" office:value="6367">
            <text:p>636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24">
            <text:p>924</text:p>
          </table:table-cell>
          <table:table-cell office:value-type="float" office:value="1197">
            <text:p>1197</text:p>
          </table:table-cell>
          <table:table-cell office:value-type="float" office:value="721">
            <text:p>721</text:p>
          </table:table-cell>
          <table:table-cell office:value-type="float" office:value="1138">
            <text:p>1138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1182">
            <text:p>1182</text:p>
          </table:table-cell>
          <table:table-cell office:value-type="float" office:value="1581">
            <text:p>1581</text:p>
          </table:table-cell>
          <table:table-cell office:value-type="float" office:value="939">
            <text:p>939</text:p>
          </table:table-cell>
          <table:table-cell office:value-type="float" office:value="1414">
            <text:p>1414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25">
            <text:p>1425</text:p>
          </table:table-cell>
          <table:table-cell office:value-type="float" office:value="1874">
            <text:p>1874</text:p>
          </table:table-cell>
          <table:table-cell office:value-type="float" office:value="1176">
            <text:p>1176</text:p>
          </table:table-cell>
          <table:table-cell office:value-type="float" office:value="1714">
            <text:p>1714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0</text:p>
          </table:table-cell>
          <table:table-cell office:value-type="float" office:value="1647">
            <text:p>1647</text:p>
          </table:table-cell>
          <table:table-cell office:value-type="float" office:value="2181">
            <text:p>2181</text:p>
          </table:table-cell>
          <table:table-cell office:value-type="float" office:value="1423">
            <text:p>1423</text:p>
          </table:table-cell>
          <table:table-cell office:value-type="float" office:value="1969">
            <text:p>1969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10</text:p>
          </table:table-cell>
          <table:table-cell office:value-type="float" office:value="1868">
            <text:p>1868</text:p>
          </table:table-cell>
          <table:table-cell office:value-type="float" office:value="2538">
            <text:p>2538</text:p>
          </table:table-cell>
          <table:table-cell office:value-type="float" office:value="1660">
            <text:p>1660</text:p>
          </table:table-cell>
          <table:table-cell office:value-type="float" office:value="2392">
            <text:p>2392</text:p>
          </table:table-cell>
          <table:table-cell office:value-type="float" office:value="2440">
            <text:p>2440</text:p>
          </table:table-cell>
          <table:table-cell/>
          <table:table-cell office:value-type="string">
            <text:p>R-10</text:p>
          </table:table-cell>
          <table:table-cell office:value-type="float" office:value="2151">
            <text:p>2151</text:p>
          </table:table-cell>
          <table:table-cell office:value-type="float" office:value="2869">
            <text:p>2869</text:p>
          </table:table-cell>
          <table:table-cell office:value-type="float" office:value="1985">
            <text:p>1985</text:p>
          </table:table-cell>
          <table:table-cell office:value-type="float" office:value="2638">
            <text:p>2638</text:p>
          </table:table-cell>
          <table:table-cell office:value-type="float" office:value="2751">
            <text:p>2751</text:p>
          </table:table-cell>
          <table:table-cell/>
          <table:table-cell office:value-type="string">
            <text:p>R-10</text:p>
          </table:table-cell>
          <table:table-cell office:value-type="float" office:value="2387">
            <text:p>2387</text:p>
          </table:table-cell>
          <table:table-cell office:value-type="float" office:value="3172">
            <text:p>3172</text:p>
          </table:table-cell>
          <table:table-cell office:value-type="float" office:value="2196">
            <text:p>2196</text:p>
          </table:table-cell>
          <table:table-cell table:number-columns-repeated="2" office:value-type="float" office:value="3024">
            <text:p>3024</text:p>
          </table:table-cell>
          <table:table-cell/>
          <table:table-cell office:value-type="string">
            <text:p>R-10</text:p>
          </table:table-cell>
          <table:table-cell office:value-type="float" office:value="4781">
            <text:p>4781</text:p>
          </table:table-cell>
          <table:table-cell office:value-type="float" office:value="6508">
            <text:p>6508</text:p>
          </table:table-cell>
          <table:table-cell office:value-type="float" office:value="4664">
            <text:p>4664</text:p>
          </table:table-cell>
          <table:table-cell office:value-type="float" office:value="5947">
            <text:p>5947</text:p>
          </table:table-cell>
          <table:table-cell office:value-type="float" office:value="6255">
            <text:p>62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708">
            <text:p>708</text:p>
          </table:table-cell>
          <table:table-cell office:value-type="float" office:value="927">
            <text:p>927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office:value-type="float" office:value="890">
            <text:p>890</text:p>
          </table:table-cell>
          <table:table-cell office:value-type="float" office:value="1147">
            <text:p>1147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997">
            <text:p>997</text:p>
          </table:table-cell>
          <table:table-cell office:value-type="float" office:value="1378">
            <text:p>1378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222">
            <text:p>1222</text:p>
          </table:table-cell>
          <table:table-cell office:value-type="float" office:value="1620">
            <text:p>1620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19">
            <text:p>1819</text:p>
          </table:table-cell>
          <table:table-cell office:value-type="float" office:value="1375">
            <text:p>1375</text:p>
          </table:table-cell>
          <table:table-cell office:value-type="float" office:value="1843">
            <text:p>1843</text:p>
          </table:table-cell>
          <table:table-cell office:value-type="float" office:value="2435">
            <text:p>24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1533">
            <text:p>1533</text:p>
          </table:table-cell>
          <table:table-cell office:value-type="float" office:value="2107">
            <text:p>2107</text:p>
          </table:table-cell>
          <table:table-cell office:value-type="float" office:value="2738">
            <text:p>273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261">
            <text:p>2261</text:p>
          </table:table-cell>
          <table:table-cell office:value-type="float" office:value="1686">
            <text:p>1686</text:p>
          </table:table-cell>
          <table:table-cell office:value-type="float" office:value="2358">
            <text:p>2358</text:p>
          </table:table-cell>
          <table:table-cell office:value-type="float" office:value="3028">
            <text:p>302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764">
            <text:p>4764</text:p>
          </table:table-cell>
          <table:table-cell office:value-type="float" office:value="3675">
            <text:p>3675</text:p>
          </table:table-cell>
          <table:table-cell office:value-type="float" office:value="5270">
            <text:p>5270</text:p>
          </table:table-cell>
          <table:table-cell office:value-type="float" office:value="6264">
            <text:p>62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897">
            <text:p>897</text:p>
          </table:table-cell>
          <table:table-cell table:number-columns-repeated="2" office:value-type="float" office:value="0">
            <text:p>0</text:p>
          </table:table-cell>
          <table:table-cell office:value-type="float" office:value="1055">
            <text:p>1055</text:p>
          </table:table-cell>
          <table:table-cell office:value-type="float" office:value="1251">
            <text:p>1251</text:p>
          </table:table-cell>
          <table:table-cell/>
          <table:table-cell office:value-type="string">
            <text:p>R-12</text:p>
          </table:table-cell>
          <table:table-cell office:value-type="float" office:value="1122">
            <text:p>1122</text:p>
          </table:table-cell>
          <table:table-cell table:number-columns-repeated="2"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2</text:p>
          </table:table-cell>
          <table:table-cell office:value-type="float" office:value="1304">
            <text:p>1304</text:p>
          </table:table-cell>
          <table:table-cell table:number-columns-repeated="2" office:value-type="float" office:value="0">
            <text:p>0</text:p>
          </table:table-cell>
          <table:table-cell office:value-type="float" office:value="1558">
            <text:p>1558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2</text:p>
          </table:table-cell>
          <table:table-cell office:value-type="float" office:value="1515">
            <text:p>1515</text:p>
          </table:table-cell>
          <table:table-cell table:number-columns-repeated="2" office:value-type="float" office:value="0">
            <text:p>0</text:p>
          </table:table-cell>
          <table:table-cell office:value-type="float" office:value="1783">
            <text:p>1783</text:p>
          </table:table-cell>
          <table:table-cell office:value-type="float" office:value="2091">
            <text:p>2091</text:p>
          </table:table-cell>
          <table:table-cell/>
          <table:table-cell office:value-type="string">
            <text:p>R-12</text:p>
          </table:table-cell>
          <table:table-cell office:value-type="float" office:value="1739">
            <text:p>1739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2365">
            <text:p>2365</text:p>
          </table:table-cell>
          <table:table-cell/>
          <table:table-cell office:value-type="string">
            <text:p>R-12</text:p>
          </table:table-cell>
          <table:table-cell office:value-type="float" office:value="1931">
            <text:p>1931</text:p>
          </table:table-cell>
          <table:table-cell table:number-columns-repeated="2"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665">
            <text:p>2665</text:p>
          </table:table-cell>
          <table:table-cell/>
          <table:table-cell office:value-type="string">
            <text:p>R-12</text:p>
          </table:table-cell>
          <table:table-cell office:value-type="float" office:value="2136">
            <text:p>2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70">
            <text:p>2470</text:p>
          </table:table-cell>
          <table:table-cell office:value-type="float" office:value="2991">
            <text:p>2991</text:p>
          </table:table-cell>
          <table:table-cell/>
          <table:table-cell office:value-type="string">
            <text:p>R-12</text:p>
          </table:table-cell>
          <table:table-cell office:value-type="float" office:value="4631">
            <text:p>4631</text:p>
          </table:table-cell>
          <table:table-cell table:number-columns-repeated="2" office:value-type="float" office:value="0">
            <text:p>0</text:p>
          </table:table-cell>
          <table:table-cell office:value-type="float" office:value="5198">
            <text:p>5198</text:p>
          </table:table-cell>
          <table:table-cell office:value-type="float" office:value="6271">
            <text:p>627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41">
            <text:p>1141</text:p>
          </table:table-cell>
          <table:table-cell office:value-type="float" office:value="892">
            <text:p>892</text:p>
          </table:table-cell>
          <table:table-cell office:value-type="float" office:value="0">
            <text:p>0</text:p>
          </table:table-cell>
          <table:table-cell office:value-type="float" office:value="1077">
            <text:p>1077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13</text:p>
          </table:table-cell>
          <table:table-cell office:value-type="float" office:value="1471">
            <text:p>1471</text:p>
          </table:table-cell>
          <table:table-cell office:value-type="float" office:value="1126">
            <text:p>1126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08">
            <text:p>1708</text:p>
          </table:table-cell>
          <table:table-cell office:value-type="float" office:value="1355">
            <text:p>1355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3</text:p>
          </table:table-cell>
          <table:table-cell office:value-type="float" office:value="2025">
            <text:p>2025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875">
            <text:p>1875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3</text:p>
          </table:table-cell>
          <table:table-cell office:value-type="float" office:value="2317">
            <text:p>2317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2131">
            <text:p>2131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3</text:p>
          </table:table-cell>
          <table:table-cell office:value-type="float" office:value="2543">
            <text:p>2543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2404">
            <text:p>2404</text:p>
          </table:table-cell>
          <table:table-cell office:value-type="float" office:value="2702">
            <text:p>2702</text:p>
          </table:table-cell>
          <table:table-cell/>
          <table:table-cell office:value-type="string">
            <text:p>R-13</text:p>
          </table:table-cell>
          <table:table-cell office:value-type="float" office:value="2909">
            <text:p>2909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2604">
            <text:p>2604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R-13</text:p>
          </table:table-cell>
          <table:table-cell office:value-type="float" office:value="6065">
            <text:p>6065</text:p>
          </table:table-cell>
          <table:table-cell office:value-type="float" office:value="4387">
            <text:p>4387</text:p>
          </table:table-cell>
          <table:table-cell office:value-type="float" office:value="0">
            <text:p>0</text:p>
          </table:table-cell>
          <table:table-cell office:value-type="float" office:value="4867">
            <text:p>4867</text:p>
          </table:table-cell>
          <table:table-cell office:value-type="float" office:value="6207">
            <text:p>620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61">
            <text:p>861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100">
            <text:p>110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1453">
            <text:p>1453</text:p>
          </table:table-cell>
          <table:table-cell/>
          <table:table-cell office:value-type="string">
            <text:p>R-14</text:p>
          </table:table-cell>
          <table:table-cell office:value-type="float" office:value="1320">
            <text:p>1320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10">
            <text:p>1510</text:p>
          </table:table-cell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4</text:p>
          </table:table-cell>
          <table:table-cell office:value-type="float" office:value="1734">
            <text:p>1734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14</text:p>
          </table:table-cell>
          <table:table-cell office:value-type="float" office:value="1969">
            <text:p>1969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2067">
            <text:p>2067</text:p>
          </table:table-cell>
          <table:table-cell office:value-type="float" office:value="2659">
            <text:p>2659</text:p>
          </table:table-cell>
          <table:table-cell/>
          <table:table-cell office:value-type="string">
            <text:p>R-14</text:p>
          </table:table-cell>
          <table:table-cell office:value-type="float" office:value="2166">
            <text:p>2166</text:p>
          </table:table-cell>
          <table:table-cell office:value-type="float" office:value="2875">
            <text:p>2875</text:p>
          </table:table-cell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  <table:table-cell office:value-type="float" office:value="2970">
            <text:p>2970</text:p>
          </table:table-cell>
          <table:table-cell/>
          <table:table-cell office:value-type="string">
            <text:p>R-14</text:p>
          </table:table-cell>
          <table:table-cell office:value-type="float" office:value="4538">
            <text:p>4538</text:p>
          </table:table-cell>
          <table:table-cell office:value-type="float" office:value="6029">
            <text:p>6029</text:p>
          </table:table-cell>
          <table:table-cell office:value-type="float" office:value="0">
            <text:p>0</text:p>
          </table:table-cell>
          <table:table-cell office:value-type="float" office:value="4926">
            <text:p>4926</text:p>
          </table:table-cell>
          <table:table-cell office:value-type="float" office:value="6221">
            <text:p>62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office:value-type="float" office:value="1195">
            <text:p>119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1485">
            <text:p>148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67">
            <text:p>1367</text:p>
          </table:table-cell>
          <table:table-cell office:value-type="float" office:value="0">
            <text:p>0</text:p>
          </table:table-cell>
          <table:table-cell office:value-type="float" office:value="1015">
            <text:p>1015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93">
            <text:p>2093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2694">
            <text:p>26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267">
            <text:p>2267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2984">
            <text:p>298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724">
            <text:p>4724</text:p>
          </table:table-cell>
          <table:table-cell office:value-type="float" office:value="0">
            <text:p>0</text:p>
          </table:table-cell>
          <table:table-cell office:value-type="float" office:value="3639">
            <text:p>3639</text:p>
          </table:table-cell>
          <table:table-cell office:value-type="float" office:value="6215">
            <text:p>6215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vcs_new</text:p>
          </table:table-cell>
          <table:table-cell table:style-name="ce16"/>
          <table:table-cell table:style-name="ce16" office:value-type="string">
            <text:p>transpos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288">
            <text:p>1288</text:p>
          </table:table-cell>
          <table:table-cell office:value-type="float" office:value="0">
            <text:p>0</text:p>
          </table:table-cell>
          <table:table-cell office:value-type="float" office:value="2196">
            <text:p>219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0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0">
            <text:p>0</text:p>
          </table:table-cell>
          <table:table-cell office:value-type="float" office:value="1503">
            <text:p>1503</text:p>
          </table:table-cell>
          <table:table-cell/>
          <table:table-cell office:value-type="string">
            <text:p>R-0</text:p>
          </table:table-cell>
          <table:table-cell office:value-type="float" office:value="1914">
            <text:p>1914</text:p>
          </table:table-cell>
          <table:table-cell office:value-type="float" office:value="0">
            <text:p>0</text:p>
          </table:table-cell>
          <table:table-cell office:value-type="float" office:value="3383">
            <text:p>3383</text:p>
          </table:table-cell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/>
          <table:table-cell office:value-type="string">
            <text:p>R-0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0">
            <text:p>0</text:p>
          </table:table-cell>
          <table:table-cell office:value-type="float" office:value="2075">
            <text:p>2075</text:p>
          </table:table-cell>
          <table:table-cell/>
          <table:table-cell office:value-type="string">
            <text:p>R-0</text:p>
          </table:table-cell>
          <table:table-cell office:value-type="float" office:value="2608">
            <text:p>2608</text:p>
          </table:table-cell>
          <table:table-cell office:value-type="float" office:value="0">
            <text:p>0</text:p>
          </table:table-cell>
          <table:table-cell office:value-type="float" office:value="4342">
            <text:p>4342</text:p>
          </table:table-cell>
          <table:table-cell office:value-type="float" office:value="0">
            <text:p>0</text:p>
          </table:table-cell>
          <table:table-cell office:value-type="float" office:value="2434">
            <text:p>2434</text:p>
          </table:table-cell>
          <table:table-cell/>
          <table:table-cell office:value-type="string">
            <text:p>R-0</text:p>
          </table:table-cell>
          <table:table-cell office:value-type="float" office:value="5753">
            <text:p>5753</text:p>
          </table:table-cell>
          <table:table-cell office:value-type="float" office:value="0">
            <text:p>0</text:p>
          </table:table-cell>
          <table:table-cell office:value-type="float" office:value="8645">
            <text:p>8645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/>
          <table:table-cell office:value-type="string">
            <text:p>R-0</text:p>
          </table:table-cell>
          <table:table-cell office:value-type="float" office:value="7354">
            <text:p>7354</text:p>
          </table:table-cell>
          <table:table-cell office:value-type="float" office:value="0">
            <text:p>0</text:p>
          </table:table-cell>
          <table:table-cell office:value-type="float" office:value="9984">
            <text:p>9984</text:p>
          </table:table-cell>
          <table:table-cell office:value-type="float" office:value="0">
            <text:p>0</text:p>
          </table:table-cell>
          <table:table-cell office:value-type="float" office:value="6665">
            <text:p>6665</text:p>
          </table:table-cell>
          <table:table-cell/>
          <table:table-cell office:value-type="string">
            <text:p>R-0</text:p>
          </table:table-cell>
          <table:table-cell office:value-type="float" office:value="10506">
            <text:p>10506</text:p>
          </table:table-cell>
          <table:table-cell office:value-type="float" office:value="0">
            <text:p>0</text:p>
          </table:table-cell>
          <table:table-cell office:value-type="float" office:value="12948">
            <text:p>12948</text:p>
          </table:table-cell>
          <table:table-cell office:value-type="float" office:value="0">
            <text:p>0</text:p>
          </table:table-cell>
          <table:table-cell office:value-type="float" office:value="9712">
            <text:p>971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413">
            <text:p>1413</text:p>
          </table:table-cell>
          <table:table-cell office:value-type="float" office:value="2196">
            <text:p>2196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1</text:p>
          </table:table-cell>
          <table:table-cell office:value-type="float" office:value="1760">
            <text:p>1760</text:p>
          </table:table-cell>
          <table:table-cell office:value-type="float" office:value="2786">
            <text:p>2786</text:p>
          </table:table-cell>
          <table:table-cell table:number-columns-repeated="2" office:value-type="float" office:value="0">
            <text:p>0</text:p>
          </table:table-cell>
          <table:table-cell office:value-type="float" office:value="1446">
            <text:p>1446</text:p>
          </table:table-cell>
          <table:table-cell/>
          <table:table-cell office:value-type="string">
            <text:p>R-1</text:p>
          </table:table-cell>
          <table:table-cell office:value-type="float" office:value="2061">
            <text:p>2061</text:p>
          </table:table-cell>
          <table:table-cell office:value-type="float" office:value="3383">
            <text:p>3383</text:p>
          </table:table-cell>
          <table:table-cell table:number-columns-repeated="2" office:value-type="float" office:value="0">
            <text:p>0</text:p>
          </table:table-cell>
          <table:table-cell office:value-type="float" office:value="1768">
            <text:p>1768</text:p>
          </table:table-cell>
          <table:table-cell/>
          <table:table-cell office:value-type="string">
            <text:p>R-1</text:p>
          </table:table-cell>
          <table:table-cell office:value-type="float" office:value="2388">
            <text:p>2388</text:p>
          </table:table-cell>
          <table:table-cell office:value-type="float" office:value="3948">
            <text:p>3948</text:p>
          </table:table-cell>
          <table:table-cell table:number-columns-repeated="2" office:value-type="float" office:value="0">
            <text:p>0</text:p>
          </table:table-cell>
          <table:table-cell office:value-type="float" office:value="2073">
            <text:p>2073</text:p>
          </table:table-cell>
          <table:table-cell/>
          <table:table-cell office:value-type="string">
            <text:p>R-1</text:p>
          </table:table-cell>
          <table:table-cell office:value-type="float" office:value="2809">
            <text:p>2809</text:p>
          </table:table-cell>
          <table:table-cell office:value-type="float" office:value="4342">
            <text:p>4342</text:p>
          </table:table-cell>
          <table:table-cell table:number-columns-repeated="2" office:value-type="float" office:value="0">
            <text:p>0</text:p>
          </table:table-cell>
          <table:table-cell office:value-type="float" office:value="2417">
            <text:p>2417</text:p>
          </table:table-cell>
          <table:table-cell/>
          <table:table-cell office:value-type="string">
            <text:p>R-1</text:p>
          </table:table-cell>
          <table:table-cell office:value-type="float" office:value="6149">
            <text:p>6149</text:p>
          </table:table-cell>
          <table:table-cell office:value-type="float" office:value="8645">
            <text:p>8645</text:p>
          </table:table-cell>
          <table:table-cell table:number-columns-repeated="2" office:value-type="float" office:value="0">
            <text:p>0</text:p>
          </table:table-cell>
          <table:table-cell office:value-type="float" office:value="5412">
            <text:p>5412</text:p>
          </table:table-cell>
          <table:table-cell/>
          <table:table-cell office:value-type="string">
            <text:p>R-1</text:p>
          </table:table-cell>
          <table:table-cell office:value-type="float" office:value="8118">
            <text:p>8118</text:p>
          </table:table-cell>
          <table:table-cell office:value-type="float" office:value="9984">
            <text:p>9984</text:p>
          </table:table-cell>
          <table:table-cell table:number-columns-repeated="2" office:value-type="float" office:value="0">
            <text:p>0</text:p>
          </table:table-cell>
          <table:table-cell office:value-type="float" office:value="6818">
            <text:p>6818</text:p>
          </table:table-cell>
          <table:table-cell/>
          <table:table-cell office:value-type="string">
            <text:p>R-1</text:p>
          </table:table-cell>
          <table:table-cell office:value-type="float" office:value="11372">
            <text:p>11372</text:p>
          </table:table-cell>
          <table:table-cell office:value-type="float" office:value="12948">
            <text:p>12948</text:p>
          </table:table-cell>
          <table:table-cell table:number-columns-repeated="2" office:value-type="float" office:value="0">
            <text:p>0</text:p>
          </table:table-cell>
          <table:table-cell office:value-type="float" office:value="9660">
            <text:p>966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35">
            <text:p>235</text:p>
          </table:table-cell>
          <table:table-cell office:value-type="float" office:value="1020">
            <text:p>1020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2</text:p>
          </table:table-cell>
          <table:table-cell office:value-type="float" office:value="251">
            <text:p>251</text:p>
          </table:table-cell>
          <table:table-cell office:value-type="float" office:value="1294">
            <text:p>1294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/>
          <table:table-cell office:value-type="string">
            <text:p>R-2</text:p>
          </table:table-cell>
          <table:table-cell office:value-type="float" office:value="270">
            <text:p>270</text:p>
          </table:table-cell>
          <table:table-cell office:value-type="float" office:value="1578">
            <text:p>1578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2</text:p>
          </table:table-cell>
          <table:table-cell office:value-type="float" office:value="289">
            <text:p>289</text:p>
          </table:table-cell>
          <table:table-cell office:value-type="float" office:value="1817">
            <text:p>1817</text:p>
          </table:table-cell>
          <table:table-cell office:value-type="float" office:value="2410">
            <text:p>2410</text:p>
          </table:table-cell>
          <table:table-cell office:value-type="float" office:value="0">
            <text:p>0</text:p>
          </table:table-cell>
          <table:table-cell office:value-type="float" office:value="2099">
            <text:p>2099</text:p>
          </table:table-cell>
          <table:table-cell/>
          <table:table-cell office:value-type="string">
            <text:p>R-2</text:p>
          </table:table-cell>
          <table:table-cell office:value-type="float" office:value="346">
            <text:p>346</text:p>
          </table:table-cell>
          <table:table-cell office:value-type="float" office:value="1952">
            <text:p>1952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/>
          <table:table-cell office:value-type="string">
            <text:p>R-2</text:p>
          </table:table-cell>
          <table:table-cell office:value-type="float" office:value="778">
            <text:p>778</text:p>
          </table:table-cell>
          <table:table-cell office:value-type="float" office:value="4178">
            <text:p>4178</text:p>
          </table:table-cell>
          <table:table-cell office:value-type="float" office:value="6510">
            <text:p>6510</text:p>
          </table:table-cell>
          <table:table-cell office:value-type="float" office:value="0">
            <text:p>0</text:p>
          </table:table-cell>
          <table:table-cell office:value-type="float" office:value="5371">
            <text:p>5371</text:p>
          </table:table-cell>
          <table:table-cell/>
          <table:table-cell office:value-type="string">
            <text:p>R-2</text:p>
          </table:table-cell>
          <table:table-cell office:value-type="float" office:value="1346">
            <text:p>1346</text:p>
          </table:table-cell>
          <table:table-cell office:value-type="float" office:value="4938">
            <text:p>4938</text:p>
          </table:table-cell>
          <table:table-cell office:value-type="float" office:value="7047">
            <text:p>7047</text:p>
          </table:table-cell>
          <table:table-cell office:value-type="float" office:value="0">
            <text:p>0</text:p>
          </table:table-cell>
          <table:table-cell office:value-type="float" office:value="6772">
            <text:p>6772</text:p>
          </table:table-cell>
          <table:table-cell/>
          <table:table-cell office:value-type="string">
            <text:p>R-2</text:p>
          </table:table-cell>
          <table:table-cell office:value-type="float" office:value="1657">
            <text:p>1657</text:p>
          </table:table-cell>
          <table:table-cell office:value-type="float" office:value="6447">
            <text:p>6447</text:p>
          </table:table-cell>
          <table:table-cell office:value-type="float" office:value="8924">
            <text:p>8924</text:p>
          </table:table-cell>
          <table:table-cell office:value-type="float" office:value="0">
            <text:p>0</text:p>
          </table:table-cell>
          <table:table-cell office:value-type="float" office:value="9715">
            <text:p>971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  <table:table-cell table:number-columns-repeated="2" office:value-type="float" office:value="0">
            <text:p>0</text:p>
          </table:table-cell>
          <table:table-cell office:value-type="float" office:value="1771">
            <text:p>177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table:number-columns-repeated="2" office:value-type="float" office:value="0">
            <text:p>0</text:p>
          </table:table-cell>
          <table:table-cell office:value-type="float" office:value="2109">
            <text:p>210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table:number-columns-repeated="2"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 table:number-columns-repeated="2" office:value-type="float" office:value="0">
            <text:p>0</text:p>
          </table:table-cell>
          <table:table-cell office:value-type="float" office:value="5371">
            <text:p>537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77">
            <text:p>5977</text:p>
          </table:table-cell>
          <table:table-cell table:number-columns-repeated="2" office:value-type="float" office:value="0">
            <text:p>0</text:p>
          </table:table-cell>
          <table:table-cell office:value-type="float" office:value="6836">
            <text:p>683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669">
            <text:p>7669</text:p>
          </table:table-cell>
          <table:table-cell table:number-columns-repeated="2" office:value-type="float" office:value="0">
            <text:p>0</text:p>
          </table:table-cell>
          <table:table-cell office:value-type="float" office:value="9701">
            <text:p>970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32">
            <text:p>1132</text:p>
          </table:table-cell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float" office:value="1288">
            <text:p>1288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4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1603">
            <text:p>1603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4</text:p>
          </table:table-cell>
          <table:table-cell office:value-type="float" office:value="1648">
            <text:p>1648</text:p>
          </table:table-cell>
          <table:table-cell office:value-type="float" office:value="0">
            <text:p>0</text:p>
          </table:table-cell>
          <table:table-cell office:value-type="float" office:value="2822">
            <text:p>2822</text:p>
          </table:table-cell>
          <table:table-cell office:value-type="float" office:value="1914">
            <text:p>1914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4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3227">
            <text:p>3227</text:p>
          </table:table-cell>
          <table:table-cell office:value-type="float" office:value="2230">
            <text:p>2230</text:p>
          </table:table-cell>
          <table:table-cell office:value-type="float" office:value="2131">
            <text:p>2131</text:p>
          </table:table-cell>
          <table:table-cell/>
          <table:table-cell office:value-type="string">
            <text:p>R-4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3506">
            <text:p>3506</text:p>
          </table:table-cell>
          <table:table-cell office:value-type="float" office:value="2608">
            <text:p>2608</text:p>
          </table:table-cell>
          <table:table-cell office:value-type="float" office:value="2390">
            <text:p>2390</text:p>
          </table:table-cell>
          <table:table-cell/>
          <table:table-cell office:value-type="string">
            <text:p>R-4</text:p>
          </table:table-cell>
          <table:table-cell office:value-type="float" office:value="4681">
            <text:p>4681</text:p>
          </table:table-cell>
          <table:table-cell office:value-type="float" office:value="0">
            <text:p>0</text:p>
          </table:table-cell>
          <table:table-cell office:value-type="float" office:value="7553">
            <text:p>7553</text:p>
          </table:table-cell>
          <table:table-cell office:value-type="float" office:value="5753">
            <text:p>5753</text:p>
          </table:table-cell>
          <table:table-cell office:value-type="float" office:value="4467">
            <text:p>4467</text:p>
          </table:table-cell>
          <table:table-cell/>
          <table:table-cell office:value-type="string">
            <text:p>R-4</text:p>
          </table:table-cell>
          <table:table-cell office:value-type="float" office:value="5954">
            <text:p>5954</text:p>
          </table:table-cell>
          <table:table-cell office:value-type="float" office:value="0">
            <text:p>0</text:p>
          </table:table-cell>
          <table:table-cell office:value-type="float" office:value="8462">
            <text:p>8462</text:p>
          </table:table-cell>
          <table:table-cell office:value-type="float" office:value="7354">
            <text:p>7354</text:p>
          </table:table-cell>
          <table:table-cell office:value-type="float" office:value="5046">
            <text:p>5046</text:p>
          </table:table-cell>
          <table:table-cell/>
          <table:table-cell office:value-type="string">
            <text:p>R-4</text:p>
          </table:table-cell>
          <table:table-cell office:value-type="float" office:value="8569">
            <text:p>8569</text:p>
          </table:table-cell>
          <table:table-cell office:value-type="float" office:value="0">
            <text:p>0</text:p>
          </table:table-cell>
          <table:table-cell office:value-type="float" office:value="10919">
            <text:p>10919</text:p>
          </table:table-cell>
          <table:table-cell office:value-type="float" office:value="10506">
            <text:p>10506</text:p>
          </table:table-cell>
          <table:table-cell office:value-type="float" office:value="6501">
            <text:p>650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613">
            <text:p>1613</text:p>
          </table:table-cell>
          <table:table-cell office:value-type="float" office:value="943">
            <text:p>943</text:p>
          </table:table-cell>
          <table:table-cell office:value-type="float" office:value="1161">
            <text:p>1161</text:p>
          </table:table-cell>
          <table:table-cell office:value-type="float" office:value="1291">
            <text:p>1291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5</text:p>
          </table:table-cell>
          <table:table-cell office:value-type="float" office:value="2001">
            <text:p>2001</text:p>
          </table:table-cell>
          <table:table-cell office:value-type="float" office:value="1122">
            <text:p>1122</text:p>
          </table:table-cell>
          <table:table-cell office:value-type="float" office:value="1504">
            <text:p>1504</text:p>
          </table:table-cell>
          <table:table-cell office:value-type="float" office:value="1603">
            <text:p>1603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5</text:p>
          </table:table-cell>
          <table:table-cell office:value-type="float" office:value="2420">
            <text:p>2420</text:p>
          </table:table-cell>
          <table:table-cell office:value-type="float" office:value="1244">
            <text:p>1244</text:p>
          </table:table-cell>
          <table:table-cell office:value-type="float" office:value="1829">
            <text:p>1829</text:p>
          </table:table-cell>
          <table:table-cell office:value-type="float" office:value="1915">
            <text:p>1915</text:p>
          </table:table-cell>
          <table:table-cell office:value-type="float" office:value="1782">
            <text:p>1782</text:p>
          </table:table-cell>
          <table:table-cell/>
          <table:table-cell office:value-type="string">
            <text:p>R-5</text:p>
          </table:table-cell>
          <table:table-cell office:value-type="float" office:value="2822">
            <text:p>2822</text:p>
          </table:table-cell>
          <table:table-cell office:value-type="float" office:value="1410">
            <text:p>1410</text:p>
          </table:table-cell>
          <table:table-cell office:value-type="float" office:value="2142">
            <text:p>2142</text:p>
          </table:table-cell>
          <table:table-cell office:value-type="float" office:value="2231">
            <text:p>2231</text:p>
          </table:table-cell>
          <table:table-cell office:value-type="float" office:value="2063">
            <text:p>2063</text:p>
          </table:table-cell>
          <table:table-cell/>
          <table:table-cell office:value-type="string">
            <text:p>R-5</text:p>
          </table:table-cell>
          <table:table-cell office:value-type="float" office:value="3109">
            <text:p>3109</text:p>
          </table:table-cell>
          <table:table-cell office:value-type="float" office:value="1554">
            <text:p>1554</text:p>
          </table:table-cell>
          <table:table-cell office:value-type="float" office:value="2448">
            <text:p>2448</text:p>
          </table:table-cell>
          <table:table-cell office:value-type="float" office:value="2618">
            <text:p>2618</text:p>
          </table:table-cell>
          <table:table-cell office:value-type="float" office:value="2345">
            <text:p>2345</text:p>
          </table:table-cell>
          <table:table-cell/>
          <table:table-cell office:value-type="string">
            <text:p>R-5</text:p>
          </table:table-cell>
          <table:table-cell office:value-type="float" office:value="7156">
            <text:p>7156</text:p>
          </table:table-cell>
          <table:table-cell office:value-type="float" office:value="3375">
            <text:p>3375</text:p>
          </table:table-cell>
          <table:table-cell office:value-type="float" office:value="5533">
            <text:p>5533</text:p>
          </table:table-cell>
          <table:table-cell office:value-type="float" office:value="5808">
            <text:p>5808</text:p>
          </table:table-cell>
          <table:table-cell office:value-type="float" office:value="5411">
            <text:p>5411</text:p>
          </table:table-cell>
          <table:table-cell/>
          <table:table-cell office:value-type="string">
            <text:p>R-5</text:p>
          </table:table-cell>
          <table:table-cell office:value-type="float" office:value="8356">
            <text:p>8356</text:p>
          </table:table-cell>
          <table:table-cell office:value-type="float" office:value="3524">
            <text:p>3524</text:p>
          </table:table-cell>
          <table:table-cell office:value-type="float" office:value="6941">
            <text:p>6941</text:p>
          </table:table-cell>
          <table:table-cell office:value-type="float" office:value="7582">
            <text:p>7582</text:p>
          </table:table-cell>
          <table:table-cell office:value-type="float" office:value="6853">
            <text:p>6853</text:p>
          </table:table-cell>
          <table:table-cell/>
          <table:table-cell office:value-type="string">
            <text:p>R-5</text:p>
          </table:table-cell>
          <table:table-cell office:value-type="float" office:value="10854">
            <text:p>10854</text:p>
          </table:table-cell>
          <table:table-cell office:value-type="float" office:value="4472">
            <text:p>4472</text:p>
          </table:table-cell>
          <table:table-cell office:value-type="float" office:value="9020">
            <text:p>9020</text:p>
          </table:table-cell>
          <table:table-cell office:value-type="float" office:value="10526">
            <text:p>10526</text:p>
          </table:table-cell>
          <table:table-cell office:value-type="float" office:value="9712">
            <text:p>971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443">
            <text:p>443</text:p>
          </table:table-cell>
          <table:table-cell office:value-type="float" office:value="2104">
            <text:p>2104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/>
          <table:table-cell office:value-type="string">
            <text:p>R-6</text:p>
          </table:table-cell>
          <table:table-cell office:value-type="float" office:value="546">
            <text:p>546</text:p>
          </table:table-cell>
          <table:table-cell office:value-type="float" office:value="2626">
            <text:p>262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1455">
            <text:p>1455</text:p>
          </table:table-cell>
          <table:table-cell/>
          <table:table-cell office:value-type="string">
            <text:p>R-6</text:p>
          </table:table-cell>
          <table:table-cell office:value-type="float" office:value="648">
            <text:p>648</text:p>
          </table:table-cell>
          <table:table-cell office:value-type="float" office:value="3073">
            <text:p>3073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/>
          <table:table-cell office:value-type="string">
            <text:p>R-6</text:p>
          </table:table-cell>
          <table:table-cell office:value-type="float" office:value="734">
            <text:p>734</text:p>
          </table:table-cell>
          <table:table-cell office:value-type="float" office:value="3552">
            <text:p>3552</text:p>
          </table:table-cell>
          <table:table-cell office:value-type="float" office:value="3028">
            <text:p>3028</text:p>
          </table:table-cell>
          <table:table-cell office:value-type="float" office:value="0">
            <text:p>0</text:p>
          </table:table-cell>
          <table:table-cell office:value-type="float" office:value="2088">
            <text:p>2088</text:p>
          </table:table-cell>
          <table:table-cell/>
          <table:table-cell office:value-type="string">
            <text:p>R-6</text:p>
          </table:table-cell>
          <table:table-cell office:value-type="float" office:value="728">
            <text:p>728</text:p>
          </table:table-cell>
          <table:table-cell office:value-type="float" office:value="4002">
            <text:p>4002</text:p>
          </table:table-cell>
          <table:table-cell office:value-type="float" office:value="3575">
            <text:p>3575</text:p>
          </table:table-cell>
          <table:table-cell office:value-type="float" office:value="0">
            <text:p>0</text:p>
          </table:table-cell>
          <table:table-cell office:value-type="float" office:value="2381">
            <text:p>2381</text:p>
          </table:table-cell>
          <table:table-cell/>
          <table:table-cell office:value-type="string">
            <text:p>R-6</text:p>
          </table:table-cell>
          <table:table-cell office:value-type="float" office:value="1786">
            <text:p>1786</text:p>
          </table:table-cell>
          <table:table-cell office:value-type="float" office:value="8908">
            <text:p>8908</text:p>
          </table:table-cell>
          <table:table-cell office:value-type="float" office:value="8394">
            <text:p>8394</text:p>
          </table:table-cell>
          <table:table-cell office:value-type="float" office:value="0">
            <text:p>0</text:p>
          </table:table-cell>
          <table:table-cell office:value-type="float" office:value="5370">
            <text:p>5370</text:p>
          </table:table-cell>
          <table:table-cell/>
          <table:table-cell office:value-type="string">
            <text:p>R-6</text:p>
          </table:table-cell>
          <table:table-cell office:value-type="float" office:value="2792">
            <text:p>2792</text:p>
          </table:table-cell>
          <table:table-cell office:value-type="float" office:value="10465">
            <text:p>10465</text:p>
          </table:table-cell>
          <table:table-cell office:value-type="float" office:value="10250">
            <text:p>10250</text:p>
          </table:table-cell>
          <table:table-cell office:value-type="float" office:value="0">
            <text:p>0</text:p>
          </table:table-cell>
          <table:table-cell office:value-type="float" office:value="5564">
            <text:p>5564</text:p>
          </table:table-cell>
          <table:table-cell/>
          <table:table-cell office:value-type="string">
            <text:p>R-6</text:p>
          </table:table-cell>
          <table:table-cell office:value-type="float" office:value="5404">
            <text:p>5404</text:p>
          </table:table-cell>
          <table:table-cell office:value-type="float" office:value="13492">
            <text:p>13492</text:p>
          </table:table-cell>
          <table:table-cell office:value-type="float" office:value="13384">
            <text:p>13384</text:p>
          </table:table-cell>
          <table:table-cell office:value-type="float" office:value="0">
            <text:p>0</text:p>
          </table:table-cell>
          <table:table-cell office:value-type="float" office:value="5450">
            <text:p>545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523">
            <text:p>152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73">
            <text:p>2373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float" office:value="2418">
            <text:p>241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359">
            <text:p>5359</text:p>
          </table:table-cell>
          <table:table-cell office:value-type="float" office:value="0">
            <text:p>0</text:p>
          </table:table-cell>
          <table:table-cell office:value-type="float" office:value="4593">
            <text:p>4593</text:p>
          </table:table-cell>
          <table:table-cell office:value-type="float" office:value="5327">
            <text:p>532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864">
            <text:p>6864</text:p>
          </table:table-cell>
          <table:table-cell office:value-type="float" office:value="0">
            <text:p>0</text:p>
          </table:table-cell>
          <table:table-cell office:value-type="float" office:value="5490">
            <text:p>5490</text:p>
          </table:table-cell>
          <table:table-cell office:value-type="float" office:value="6779">
            <text:p>677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9008">
            <text:p>9008</text:p>
          </table:table-cell>
          <table:table-cell office:value-type="float" office:value="0">
            <text:p>0</text:p>
          </table:table-cell>
          <table:table-cell office:value-type="float" office:value="8044">
            <text:p>8044</text:p>
          </table:table-cell>
          <table:table-cell office:value-type="float" office:value="9549">
            <text:p>954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254">
            <text:p>1254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8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532">
            <text:p>1532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8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794">
            <text:p>1794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R-8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float" office:value="2044">
            <text:p>2044</text:p>
          </table:table-cell>
          <table:table-cell office:value-type="float" office:value="2143">
            <text:p>2143</text:p>
          </table:table-cell>
          <table:table-cell/>
          <table:table-cell office:value-type="string">
            <text:p>R-8</text:p>
          </table:table-cell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  <table:table-cell office:value-type="float" office:value="2176">
            <text:p>2176</text:p>
          </table:table-cell>
          <table:table-cell office:value-type="float" office:value="2281">
            <text:p>2281</text:p>
          </table:table-cell>
          <table:table-cell office:value-type="float" office:value="2346">
            <text:p>2346</text:p>
          </table:table-cell>
          <table:table-cell/>
          <table:table-cell office:value-type="string">
            <text:p>R-8</text:p>
          </table:table-cell>
          <table:table-cell office:value-type="float" office:value="3014">
            <text:p>3014</text:p>
          </table:table-cell>
          <table:table-cell office:value-type="float" office:value="0">
            <text:p>0</text:p>
          </table:table-cell>
          <table:table-cell office:value-type="float" office:value="4802">
            <text:p>4802</text:p>
          </table:table-cell>
          <table:table-cell office:value-type="float" office:value="5022">
            <text:p>5022</text:p>
          </table:table-cell>
          <table:table-cell office:value-type="float" office:value="5319">
            <text:p>5319</text:p>
          </table:table-cell>
          <table:table-cell/>
          <table:table-cell office:value-type="string">
            <text:p>R-8</text:p>
          </table:table-cell>
          <table:table-cell office:value-type="float" office:value="3706">
            <text:p>3706</text:p>
          </table:table-cell>
          <table:table-cell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6490">
            <text:p>6490</text:p>
          </table:table-cell>
          <table:table-cell office:value-type="float" office:value="6008">
            <text:p>6008</text:p>
          </table:table-cell>
          <table:table-cell/>
          <table:table-cell office:value-type="string">
            <text:p>R-8</text:p>
          </table:table-cell>
          <table:table-cell office:value-type="float" office:value="5201">
            <text:p>5201</text:p>
          </table:table-cell>
          <table:table-cell office:value-type="float" office:value="0">
            <text:p>0</text:p>
          </table:table-cell>
          <table:table-cell office:value-type="float" office:value="7090">
            <text:p>7090</text:p>
          </table:table-cell>
          <table:table-cell office:value-type="float" office:value="9415">
            <text:p>9415</text:p>
          </table:table-cell>
          <table:table-cell office:value-type="float" office:value="7702">
            <text:p>770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956">
            <text:p>956</text:p>
          </table:table-cell>
          <table:table-cell office:value-type="float" office:value="424">
            <text:p>424</text:p>
          </table:table-cell>
          <table:table-cell office:value-type="float" office:value="707">
            <text:p>707</text:p>
          </table:table-cell>
          <table:table-cell office:value-type="float" office:value="1772">
            <text:p>1772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9</text:p>
          </table:table-cell>
          <table:table-cell office:value-type="float" office:value="1188">
            <text:p>1188</text:p>
          </table:table-cell>
          <table:table-cell office:value-type="float" office:value="562">
            <text:p>562</text:p>
          </table:table-cell>
          <table:table-cell office:value-type="float" office:value="934">
            <text:p>934</text:p>
          </table:table-cell>
          <table:table-cell office:value-type="float" office:value="2229">
            <text:p>2229</text:p>
          </table:table-cell>
          <table:table-cell office:value-type="float" office:value="1514">
            <text:p>1514</text:p>
          </table:table-cell>
          <table:table-cell/>
          <table:table-cell office:value-type="string">
            <text:p>R-9</text:p>
          </table:table-cell>
          <table:table-cell office:value-type="float" office:value="1392">
            <text:p>1392</text:p>
          </table:table-cell>
          <table:table-cell office:value-type="float" office:value="704">
            <text:p>704</text:p>
          </table:table-cell>
          <table:table-cell office:value-type="float" office:value="1140">
            <text:p>1140</text:p>
          </table:table-cell>
          <table:table-cell office:value-type="float" office:value="2687">
            <text:p>2687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R-9</text:p>
          </table:table-cell>
          <table:table-cell office:value-type="float" office:value="1619">
            <text:p>1619</text:p>
          </table:table-cell>
          <table:table-cell office:value-type="float" office:value="824">
            <text:p>824</text:p>
          </table:table-cell>
          <table:table-cell office:value-type="float" office:value="1403">
            <text:p>1403</text:p>
          </table:table-cell>
          <table:table-cell office:value-type="float" office:value="3166">
            <text:p>3166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9</text:p>
          </table:table-cell>
          <table:table-cell office:value-type="float" office:value="1861">
            <text:p>1861</text:p>
          </table:table-cell>
          <table:table-cell office:value-type="float" office:value="1016">
            <text:p>1016</text:p>
          </table:table-cell>
          <table:table-cell office:value-type="float" office:value="1723">
            <text:p>1723</text:p>
          </table:table-cell>
          <table:table-cell office:value-type="float" office:value="3637">
            <text:p>3637</text:p>
          </table:table-cell>
          <table:table-cell office:value-type="float" office:value="2380">
            <text:p>2380</text:p>
          </table:table-cell>
          <table:table-cell/>
          <table:table-cell office:value-type="string">
            <text:p>R-9</text:p>
          </table:table-cell>
          <table:table-cell office:value-type="float" office:value="4045">
            <text:p>4045</text:p>
          </table:table-cell>
          <table:table-cell office:value-type="float" office:value="2568">
            <text:p>2568</text:p>
          </table:table-cell>
          <table:table-cell office:value-type="float" office:value="3953">
            <text:p>3953</text:p>
          </table:table-cell>
          <table:table-cell office:value-type="float" office:value="8283">
            <text:p>8283</text:p>
          </table:table-cell>
          <table:table-cell office:value-type="float" office:value="5433">
            <text:p>5433</text:p>
          </table:table-cell>
          <table:table-cell/>
          <table:table-cell office:value-type="string">
            <text:p>R-9</text:p>
          </table:table-cell>
          <table:table-cell office:value-type="float" office:value="4848">
            <text:p>4848</text:p>
          </table:table-cell>
          <table:table-cell office:value-type="float" office:value="2937">
            <text:p>2937</text:p>
          </table:table-cell>
          <table:table-cell office:value-type="float" office:value="4969">
            <text:p>4969</text:p>
          </table:table-cell>
          <table:table-cell office:value-type="float" office:value="9984">
            <text:p>9984</text:p>
          </table:table-cell>
          <table:table-cell office:value-type="float" office:value="6804">
            <text:p>6804</text:p>
          </table:table-cell>
          <table:table-cell/>
          <table:table-cell office:value-type="string">
            <text:p>R-9</text:p>
          </table:table-cell>
          <table:table-cell office:value-type="float" office:value="5547">
            <text:p>5547</text:p>
          </table:table-cell>
          <table:table-cell office:value-type="float" office:value="3873">
            <text:p>3873</text:p>
          </table:table-cell>
          <table:table-cell office:value-type="float" office:value="6423">
            <text:p>6423</text:p>
          </table:table-cell>
          <table:table-cell office:value-type="float" office:value="12811">
            <text:p>12811</text:p>
          </table:table-cell>
          <table:table-cell office:value-type="float" office:value="8944">
            <text:p>894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530">
            <text:p>1530</text:p>
          </table:table-cell>
          <table:table-cell office:value-type="float" office:value="1158">
            <text:p>1158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/>
          <table:table-cell office:value-type="string">
            <text:p>R-10</text:p>
          </table:table-cell>
          <table:table-cell office:value-type="float" office:value="1990">
            <text:p>1990</text:p>
          </table:table-cell>
          <table:table-cell office:value-type="float" office:value="1506">
            <text:p>1506</text:p>
          </table:table-cell>
          <table:table-cell office:value-type="float" office:value="2112">
            <text:p>2112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0</text:p>
          </table:table-cell>
          <table:table-cell office:value-type="float" office:value="2420">
            <text:p>2420</text:p>
          </table:table-cell>
          <table:table-cell office:value-type="float" office:value="1828">
            <text:p>1828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R-10</text:p>
          </table:table-cell>
          <table:table-cell office:value-type="float" office:value="2869">
            <text:p>2869</text:p>
          </table:table-cell>
          <table:table-cell office:value-type="float" office:value="2202">
            <text:p>2202</text:p>
          </table:table-cell>
          <table:table-cell office:value-type="float" office:value="2911">
            <text:p>2911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10</text:p>
          </table:table-cell>
          <table:table-cell office:value-type="float" office:value="3348">
            <text:p>3348</text:p>
          </table:table-cell>
          <table:table-cell office:value-type="float" office:value="2671">
            <text:p>2671</text:p>
          </table:table-cell>
          <table:table-cell office:value-type="float" office:value="3341">
            <text:p>3341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0</text:p>
          </table:table-cell>
          <table:table-cell office:value-type="float" office:value="7324">
            <text:p>7324</text:p>
          </table:table-cell>
          <table:table-cell office:value-type="float" office:value="6421">
            <text:p>6421</text:p>
          </table:table-cell>
          <table:table-cell office:value-type="float" office:value="7418">
            <text:p>7418</text:p>
          </table:table-cell>
          <table:table-cell office:value-type="float" office:value="0">
            <text:p>0</text:p>
          </table:table-cell>
          <table:table-cell office:value-type="float" office:value="5289">
            <text:p>5289</text:p>
          </table:table-cell>
          <table:table-cell/>
          <table:table-cell office:value-type="string">
            <text:p>R-10</text:p>
          </table:table-cell>
          <table:table-cell office:value-type="float" office:value="8685">
            <text:p>8685</text:p>
          </table:table-cell>
          <table:table-cell office:value-type="float" office:value="7769">
            <text:p>7769</text:p>
          </table:table-cell>
          <table:table-cell office:value-type="float" office:value="9333">
            <text:p>9333</text:p>
          </table:table-cell>
          <table:table-cell office:value-type="float" office:value="0">
            <text:p>0</text:p>
          </table:table-cell>
          <table:table-cell office:value-type="float" office:value="6744">
            <text:p>6744</text:p>
          </table:table-cell>
          <table:table-cell/>
          <table:table-cell office:value-type="string">
            <text:p>R-10</text:p>
          </table:table-cell>
          <table:table-cell office:value-type="float" office:value="11081">
            <text:p>11081</text:p>
          </table:table-cell>
          <table:table-cell office:value-type="float" office:value="10220">
            <text:p>10220</text:p>
          </table:table-cell>
          <table:table-cell office:value-type="float" office:value="12731">
            <text:p>12731</text:p>
          </table:table-cell>
          <table:table-cell office:value-type="float" office:value="0">
            <text:p>0</text:p>
          </table:table-cell>
          <table:table-cell office:value-type="float" office:value="9680">
            <text:p>968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737">
            <text:p>1737</text:p>
          </table:table-cell>
          <table:table-cell office:value-type="float" office:value="1154">
            <text:p>115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  <table:table-cell office:value-type="float" office:value="2236">
            <text:p>2236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 office:value-type="float" office:value="0">
            <text:p>0</text:p>
          </table:table-cell>
          <table:table-cell office:value-type="float" office:value="3212">
            <text:p>3212</text:p>
          </table:table-cell>
          <table:table-cell office:value-type="float" office:value="2048">
            <text:p>204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3702">
            <text:p>3702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445">
            <text:p>5445</text:p>
          </table:table-cell>
          <table:table-cell office:value-type="float" office:value="0">
            <text:p>0</text:p>
          </table:table-cell>
          <table:table-cell office:value-type="float" office:value="8134">
            <text:p>8134</text:p>
          </table:table-cell>
          <table:table-cell office:value-type="float" office:value="5353">
            <text:p>535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852">
            <text:p>6852</text:p>
          </table:table-cell>
          <table:table-cell office:value-type="float" office:value="0">
            <text:p>0</text:p>
          </table:table-cell>
          <table:table-cell office:value-type="float" office:value="9477">
            <text:p>9477</text:p>
          </table:table-cell>
          <table:table-cell office:value-type="float" office:value="6852">
            <text:p>685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567">
            <text:p>9567</text:p>
          </table:table-cell>
          <table:table-cell office:value-type="float" office:value="0">
            <text:p>0</text:p>
          </table:table-cell>
          <table:table-cell office:value-type="float" office:value="12189">
            <text:p>12189</text:p>
          </table:table-cell>
          <table:table-cell office:value-type="float" office:value="9743">
            <text:p>974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587">
            <text:p>587</text:p>
          </table:table-cell>
          <table:table-cell table:number-columns-repeated="2"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12</text:p>
          </table:table-cell>
          <table:table-cell office:value-type="float" office:value="751">
            <text:p>751</text:p>
          </table:table-cell>
          <table:table-cell table:number-columns-repeated="2"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12</text:p>
          </table:table-cell>
          <table:table-cell office:value-type="float" office:value="861">
            <text:p>861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1811">
            <text:p>1811</text:p>
          </table:table-cell>
          <table:table-cell/>
          <table:table-cell office:value-type="string">
            <text:p>R-12</text:p>
          </table:table-cell>
          <table:table-cell office:value-type="float" office:value="1045">
            <text:p>1045</text:p>
          </table:table-cell>
          <table:table-cell table:number-columns-repeated="2"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12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float" office:value="2430">
            <text:p>2430</text:p>
          </table:table-cell>
          <table:table-cell/>
          <table:table-cell office:value-type="string">
            <text:p>R-12</text:p>
          </table:table-cell>
          <table:table-cell office:value-type="float" office:value="2706">
            <text:p>2706</text:p>
          </table:table-cell>
          <table:table-cell table:number-columns-repeated="2"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float" office:value="5369">
            <text:p>5369</text:p>
          </table:table-cell>
          <table:table-cell/>
          <table:table-cell office:value-type="string">
            <text:p>R-12</text:p>
          </table:table-cell>
          <table:table-cell office:value-type="float" office:value="3412">
            <text:p>3412</text:p>
          </table:table-cell>
          <table:table-cell table:number-columns-repeated="2" office:value-type="float" office:value="0">
            <text:p>0</text:p>
          </table:table-cell>
          <table:table-cell office:value-type="float" office:value="3424">
            <text:p>3424</text:p>
          </table:table-cell>
          <table:table-cell office:value-type="float" office:value="5977">
            <text:p>5977</text:p>
          </table:table-cell>
          <table:table-cell/>
          <table:table-cell office:value-type="string">
            <text:p>R-12</text:p>
          </table:table-cell>
          <table:table-cell office:value-type="float" office:value="4800">
            <text:p>4800</text:p>
          </table:table-cell>
          <table:table-cell table:number-columns-repeated="2" office:value-type="float" office:value="0">
            <text:p>0</text:p>
          </table:table-cell>
          <table:table-cell office:value-type="float" office:value="4901">
            <text:p>4901</text:p>
          </table:table-cell>
          <table:table-cell office:value-type="float" office:value="7669">
            <text:p>766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781">
            <text:p>7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15">
            <text:p>1015</text:p>
          </table:table-cell>
          <table:table-cell office:value-type="float" office:value="1130">
            <text:p>1130</text:p>
          </table:table-cell>
          <table:table-cell/>
          <table:table-cell office:value-type="string">
            <text:p>R-13</text:p>
          </table:table-cell>
          <table:table-cell office:value-type="float" office:value="1048">
            <text:p>10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13</text:p>
          </table:table-cell>
          <table:table-cell office:value-type="float" office:value="1311">
            <text:p>131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744">
            <text:p>1744</text:p>
          </table:table-cell>
          <table:table-cell/>
          <table:table-cell office:value-type="string">
            <text:p>R-13</text:p>
          </table:table-cell>
          <table:table-cell office:value-type="float" office:value="1593">
            <text:p>1593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2053">
            <text:p>2053</text:p>
          </table:table-cell>
          <table:table-cell/>
          <table:table-cell office:value-type="string">
            <text:p>R-13</text:p>
          </table:table-cell>
          <table:table-cell office:value-type="float" office:value="1841">
            <text:p>184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13</text:p>
          </table:table-cell>
          <table:table-cell office:value-type="float" office:value="4089">
            <text:p>4089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5359">
            <text:p>5359</text:p>
          </table:table-cell>
          <table:table-cell/>
          <table:table-cell office:value-type="string">
            <text:p>R-13</text:p>
          </table:table-cell>
          <table:table-cell office:value-type="float" office:value="4629">
            <text:p>4629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562">
            <text:p>5562</text:p>
          </table:table-cell>
          <table:table-cell office:value-type="float" office:value="6864">
            <text:p>6864</text:p>
          </table:table-cell>
          <table:table-cell/>
          <table:table-cell office:value-type="string">
            <text:p>R-13</text:p>
          </table:table-cell>
          <table:table-cell office:value-type="float" office:value="6642">
            <text:p>6642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7707">
            <text:p>7707</text:p>
          </table:table-cell>
          <table:table-cell office:value-type="float" office:value="9008">
            <text:p>900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361">
            <text:p>1361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4</text:p>
          </table:table-cell>
          <table:table-cell office:value-type="float" office:value="1709">
            <text:p>1709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float" office:value="1530">
            <text:p>1530</text:p>
          </table:table-cell>
          <table:table-cell/>
          <table:table-cell office:value-type="string">
            <text:p>R-14</text:p>
          </table:table-cell>
          <table:table-cell office:value-type="float" office:value="2039">
            <text:p>2039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1028">
            <text:p>1028</text:p>
          </table:table-cell>
          <table:table-cell office:value-type="float" office:value="1863">
            <text:p>1863</text:p>
          </table:table-cell>
          <table:table-cell/>
          <table:table-cell office:value-type="string">
            <text:p>R-14</text:p>
          </table:table-cell>
          <table:table-cell office:value-type="float" office:value="2391">
            <text:p>2391</text:p>
          </table:table-cell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14</text:p>
          </table:table-cell>
          <table:table-cell office:value-type="float" office:value="2748">
            <text:p>2748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2437">
            <text:p>2437</text:p>
          </table:table-cell>
          <table:table-cell/>
          <table:table-cell office:value-type="string">
            <text:p>R-14</text:p>
          </table:table-cell>
          <table:table-cell office:value-type="float" office:value="6163">
            <text:p>6163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3279">
            <text:p>3279</text:p>
          </table:table-cell>
          <table:table-cell office:value-type="float" office:value="5445">
            <text:p>5445</text:p>
          </table:table-cell>
          <table:table-cell/>
          <table:table-cell office:value-type="string">
            <text:p>R-14</text:p>
          </table:table-cell>
          <table:table-cell office:value-type="float" office:value="7644">
            <text:p>7644</text:p>
          </table:table-cell>
          <table:table-cell office:value-type="float" office:value="2481">
            <text:p>2481</text:p>
          </table:table-cell>
          <table:table-cell office:value-type="float" office:value="0">
            <text:p>0</text:p>
          </table:table-cell>
          <table:table-cell office:value-type="float" office:value="3837">
            <text:p>3837</text:p>
          </table:table-cell>
          <table:table-cell office:value-type="float" office:value="6852">
            <text:p>6852</text:p>
          </table:table-cell>
          <table:table-cell/>
          <table:table-cell office:value-type="string">
            <text:p>R-14</text:p>
          </table:table-cell>
          <table:table-cell office:value-type="float" office:value="10851">
            <text:p>10851</text:p>
          </table:table-cell>
          <table:table-cell office:value-type="float" office:value="3164">
            <text:p>3164</text:p>
          </table:table-cell>
          <table:table-cell office:value-type="float" office:value="0">
            <text:p>0</text:p>
          </table:table-cell>
          <table:table-cell office:value-type="float" office:value="5534">
            <text:p>5534</text:p>
          </table:table-cell>
          <table:table-cell office:value-type="float" office:value="9567">
            <text:p>956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1240">
            <text:p>124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709">
            <text:p>1709</text:p>
          </table:table-cell>
          <table:table-cell office:value-type="float" office:value="1547">
            <text:p>154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748">
            <text:p>2748</text:p>
          </table:table-cell>
          <table:table-cell office:value-type="float" office:value="2413">
            <text:p>2413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163">
            <text:p>6163</text:p>
          </table:table-cell>
          <table:table-cell office:value-type="float" office:value="5312">
            <text:p>531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644">
            <text:p>7644</text:p>
          </table:table-cell>
          <table:table-cell office:value-type="float" office:value="6916">
            <text:p>691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0851">
            <text:p>10851</text:p>
          </table:table-cell>
          <table:table-cell office:value-type="float" office:value="9754">
            <text:p>975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vcs_new</text:p>
          </table:table-cell>
          <table:table-cell table:style-name="ce16"/>
          <table:table-cell table:style-name="ce16" office:value-type="string">
            <text:p>shuffl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0">
            <text:p>0</text:p>
          </table:table-cell>
          <table:table-cell office:value-type="float" office:value="1165">
            <text:p>1165</text:p>
          </table:table-cell>
          <table:table-cell/>
          <table:table-cell office:value-type="string">
            <text:p>R-0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R-0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office:value-type="float" office:value="1574">
            <text:p>157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/>
          <table:table-cell office:value-type="string">
            <text:p>R-0</text:p>
          </table:table-cell>
          <table:table-cell office:value-type="float" office:value="1059">
            <text:p>1059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R-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/>
          <table:table-cell office:value-type="string">
            <text:p>R-0</text:p>
          </table:table-cell>
          <table:table-cell office:value-type="float" office:value="1419">
            <text:p>1419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/>
          <table:table-cell office:value-type="string">
            <text:p>R-0</text:p>
          </table:table-cell>
          <table:table-cell office:value-type="float" office:value="2874">
            <text:p>2874</text:p>
          </table:table-cell>
          <table:table-cell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0">
            <text:p>0</text:p>
          </table:table-cell>
          <table:table-cell office:value-type="float" office:value="5568">
            <text:p>5568</text:p>
          </table:table-cell>
          <table:table-cell/>
          <table:table-cell office:value-type="string">
            <text:p>R-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6196">
            <text:p>6196</text:p>
          </table:table-cell>
          <table:table-cell office:value-type="float" office:value="0">
            <text:p>0</text:p>
          </table:table-cell>
          <table:table-cell office:value-type="float" office:value="6860">
            <text:p>6860</text:p>
          </table:table-cell>
          <table:table-cell/>
          <table:table-cell office:value-type="string">
            <text:p>R-0</text:p>
          </table:table-cell>
          <table:table-cell office:value-type="float" office:value="4309">
            <text:p>4309</text:p>
          </table:table-cell>
          <table:table-cell office:value-type="float" office:value="0">
            <text:p>0</text:p>
          </table:table-cell>
          <table:table-cell office:value-type="float" office:value="7264">
            <text:p>7264</text:p>
          </table:table-cell>
          <table:table-cell office:value-type="float" office:value="0">
            <text:p>0</text:p>
          </table:table-cell>
          <table:table-cell office:value-type="float" office:value="8229">
            <text:p>8229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82">
            <text:p>1182</text:p>
          </table:table-cell>
          <table:table-cell office:value-type="float" office:value="1065">
            <text:p>1065</text:p>
          </table:table-cell>
          <table:table-cell table:number-columns-repeated="2" office:value-type="float" office:value="0">
            <text:p>0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</text:p>
          </table:table-cell>
          <table:table-cell office:value-type="float" office:value="1508">
            <text:p>1508</text:p>
          </table:table-cell>
          <table:table-cell office:value-type="float" office:value="1311">
            <text:p>1311</text:p>
          </table:table-cell>
          <table:table-cell table:number-columns-repeated="2" office:value-type="float" office:value="0">
            <text:p>0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1</text:p>
          </table:table-cell>
          <table:table-cell office:value-type="float" office:value="1827">
            <text:p>1827</text:p>
          </table:table-cell>
          <table:table-cell office:value-type="float" office:value="1574">
            <text:p>1574</text:p>
          </table:table-cell>
          <table:table-cell table:number-columns-repeated="2" office:value-type="float" office:value="0">
            <text:p>0</text:p>
          </table:table-cell>
          <table:table-cell office:value-type="float" office:value="1771">
            <text:p>1771</text:p>
          </table:table-cell>
          <table:table-cell/>
          <table:table-cell office:value-type="string">
            <text:p>R-1</text:p>
          </table:table-cell>
          <table:table-cell office:value-type="float" office:value="2158">
            <text:p>2158</text:p>
          </table:table-cell>
          <table:table-cell office:value-type="float" office:value="1833">
            <text:p>1833</text:p>
          </table:table-cell>
          <table:table-cell table:number-columns-repeated="2" office:value-type="float" office:value="0">
            <text:p>0</text:p>
          </table:table-cell>
          <table:table-cell office:value-type="float" office:value="2074">
            <text:p>2074</text:p>
          </table:table-cell>
          <table:table-cell/>
          <table:table-cell office:value-type="string">
            <text:p>R-1</text:p>
          </table:table-cell>
          <table:table-cell office:value-type="float" office:value="2474">
            <text:p>2474</text:p>
          </table:table-cell>
          <table:table-cell office:value-type="float" office:value="2087">
            <text:p>2087</text:p>
          </table:table-cell>
          <table:table-cell table:number-columns-repeated="2" office:value-type="float" office:value="0">
            <text:p>0</text:p>
          </table:table-cell>
          <table:table-cell office:value-type="float" office:value="2439">
            <text:p>2439</text:p>
          </table:table-cell>
          <table:table-cell/>
          <table:table-cell office:value-type="string">
            <text:p>R-1</text:p>
          </table:table-cell>
          <table:table-cell office:value-type="float" office:value="2773">
            <text:p>2773</text:p>
          </table:table-cell>
          <table:table-cell office:value-type="float" office:value="2333">
            <text:p>2333</text:p>
          </table:table-cell>
          <table:table-cell table:number-columns-repeated="2" office:value-type="float" office:value="0">
            <text:p>0</text:p>
          </table:table-cell>
          <table:table-cell office:value-type="float" office:value="2731">
            <text:p>2731</text:p>
          </table:table-cell>
          <table:table-cell/>
          <table:table-cell office:value-type="string">
            <text:p>R-1</text:p>
          </table:table-cell>
          <table:table-cell office:value-type="float" office:value="5801">
            <text:p>5801</text:p>
          </table:table-cell>
          <table:table-cell office:value-type="float" office:value="4763">
            <text:p>4763</text:p>
          </table:table-cell>
          <table:table-cell table:number-columns-repeated="2" office:value-type="float" office:value="0">
            <text:p>0</text:p>
          </table:table-cell>
          <table:table-cell office:value-type="float" office:value="5502">
            <text:p>5502</text:p>
          </table:table-cell>
          <table:table-cell/>
          <table:table-cell office:value-type="string">
            <text:p>R-1</text:p>
          </table:table-cell>
          <table:table-cell office:value-type="float" office:value="7262">
            <text:p>7262</text:p>
          </table:table-cell>
          <table:table-cell office:value-type="float" office:value="6196">
            <text:p>6196</text:p>
          </table:table-cell>
          <table:table-cell table:number-columns-repeated="2" office:value-type="float" office:value="0">
            <text:p>0</text:p>
          </table:table-cell>
          <table:table-cell office:value-type="float" office:value="7097">
            <text:p>7097</text:p>
          </table:table-cell>
          <table:table-cell/>
          <table:table-cell office:value-type="string">
            <text:p>R-1</text:p>
          </table:table-cell>
          <table:table-cell office:value-type="float" office:value="8544">
            <text:p>8544</text:p>
          </table:table-cell>
          <table:table-cell office:value-type="float" office:value="7264">
            <text:p>7264</text:p>
          </table:table-cell>
          <table:table-cell table:number-columns-repeated="2" office:value-type="float" office:value="0">
            <text:p>0</text:p>
          </table:table-cell>
          <table:table-cell office:value-type="float" office:value="8263">
            <text:p>8263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6">
            <text:p>6</text:p>
          </table:table-cell>
          <table:table-cell office:value-type="float" office:value="1065">
            <text:p>1065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2</text:p>
          </table:table-cell>
          <table:table-cell office:value-type="float" office:value="16">
            <text:p>16</text:p>
          </table:table-cell>
          <table:table-cell office:value-type="float" office:value="1311">
            <text:p>1311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2</text:p>
          </table:table-cell>
          <table:table-cell office:value-type="float" office:value="24">
            <text:p>24</text:p>
          </table:table-cell>
          <table:table-cell office:value-type="float" office:value="1574">
            <text:p>1574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2</text:p>
          </table:table-cell>
          <table:table-cell office:value-type="float" office:value="43">
            <text:p>43</text:p>
          </table:table-cell>
          <table:table-cell office:value-type="float" office:value="1833">
            <text:p>1833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2</text:p>
          </table:table-cell>
          <table:table-cell office:value-type="float" office:value="62">
            <text:p>62</text:p>
          </table:table-cell>
          <table:table-cell office:value-type="float" office:value="2087">
            <text:p>2087</text:p>
          </table:table-cell>
          <table:table-cell office:value-type="float" office:value="2649">
            <text:p>2649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/>
          <table:table-cell office:value-type="string">
            <text:p>R-2</text:p>
          </table:table-cell>
          <table:table-cell office:value-type="float" office:value="110">
            <text:p>110</text:p>
          </table:table-cell>
          <table:table-cell office:value-type="float" office:value="2333">
            <text:p>2333</text:p>
          </table:table-cell>
          <table:table-cell office:value-type="float" office:value="3030">
            <text:p>3030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2</text:p>
          </table:table-cell>
          <table:table-cell office:value-type="float" office:value="249">
            <text:p>249</text:p>
          </table:table-cell>
          <table:table-cell office:value-type="float" office:value="4763">
            <text:p>4763</text:p>
          </table:table-cell>
          <table:table-cell office:value-type="float" office:value="6291">
            <text:p>6291</text:p>
          </table:table-cell>
          <table:table-cell office:value-type="float" office:value="0">
            <text:p>0</text:p>
          </table:table-cell>
          <table:table-cell office:value-type="float" office:value="5552">
            <text:p>5552</text:p>
          </table:table-cell>
          <table:table-cell/>
          <table:table-cell office:value-type="string">
            <text:p>R-2</text:p>
          </table:table-cell>
          <table:table-cell office:value-type="float" office:value="307">
            <text:p>307</text:p>
          </table:table-cell>
          <table:table-cell office:value-type="float" office:value="6196">
            <text:p>6196</text:p>
          </table:table-cell>
          <table:table-cell office:value-type="float" office:value="7963">
            <text:p>7963</text:p>
          </table:table-cell>
          <table:table-cell office:value-type="float" office:value="0">
            <text:p>0</text:p>
          </table:table-cell>
          <table:table-cell office:value-type="float" office:value="6955">
            <text:p>6955</text:p>
          </table:table-cell>
          <table:table-cell/>
          <table:table-cell office:value-type="string">
            <text:p>R-2</text:p>
          </table:table-cell>
          <table:table-cell office:value-type="float" office:value="358">
            <text:p>358</text:p>
          </table:table-cell>
          <table:table-cell office:value-type="float" office:value="7264">
            <text:p>7264</text:p>
          </table:table-cell>
          <table:table-cell office:value-type="float" office:value="8830">
            <text:p>8830</text:p>
          </table:table-cell>
          <table:table-cell office:value-type="float" office:value="0">
            <text:p>0</text:p>
          </table:table-cell>
          <table:table-cell office:value-type="float" office:value="8186">
            <text:p>8186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456">
            <text:p>145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05">
            <text:p>1805</text:p>
          </table:table-cell>
          <table:table-cell table:number-columns-repeated="2" office:value-type="float" office:value="0">
            <text:p>0</text:p>
          </table:table-cell>
          <table:table-cell office:value-type="float" office:value="1769">
            <text:p>176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table:number-columns-repeated="2" office:value-type="float" office:value="0">
            <text:p>0</text:p>
          </table:table-cell>
          <table:table-cell office:value-type="float" office:value="2063">
            <text:p>206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41">
            <text:p>2341</text:p>
          </table:table-cell>
          <table:table-cell table:number-columns-repeated="2" office:value-type="float" office:value="0">
            <text:p>0</text:p>
          </table:table-cell>
          <table:table-cell office:value-type="float" office:value="2342">
            <text:p>23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table:number-columns-repeated="2" office:value-type="float" office:value="0">
            <text:p>0</text:p>
          </table:table-cell>
          <table:table-cell office:value-type="float" office:value="2711">
            <text:p>271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38">
            <text:p>5538</text:p>
          </table:table-cell>
          <table:table-cell table:number-columns-repeated="2" office:value-type="float" office:value="0">
            <text:p>0</text:p>
          </table:table-cell>
          <table:table-cell office:value-type="float" office:value="5480">
            <text:p>548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119">
            <text:p>7119</text:p>
          </table:table-cell>
          <table:table-cell table:number-columns-repeated="2" office:value-type="float" office:value="0">
            <text:p>0</text:p>
          </table:table-cell>
          <table:table-cell office:value-type="float" office:value="7119">
            <text:p>711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906">
            <text:p>7906</text:p>
          </table:table-cell>
          <table:table-cell table:number-columns-repeated="2" office:value-type="float" office:value="0">
            <text:p>0</text:p>
          </table:table-cell>
          <table:table-cell office:value-type="float" office:value="8183">
            <text:p>8183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office:value-type="float" office:value="1960">
            <text:p>1960</text:p>
          </table:table-cell>
          <table:table-cell office:value-type="float" office:value="592">
            <text:p>592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4</text:p>
          </table:table-cell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762">
            <text:p>762</text:p>
          </table:table-cell>
          <table:table-cell office:value-type="float" office:value="1503">
            <text:p>1503</text:p>
          </table:table-cell>
          <table:table-cell/>
          <table:table-cell office:value-type="string">
            <text:p>R-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2907">
            <text:p>2907</text:p>
          </table:table-cell>
          <table:table-cell office:value-type="float" office:value="897">
            <text:p>897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4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office:value-type="float" office:value="1059">
            <text:p>1059</text:p>
          </table:table-cell>
          <table:table-cell office:value-type="float" office:value="2137">
            <text:p>2137</text:p>
          </table:table-cell>
          <table:table-cell/>
          <table:table-cell office:value-type="string">
            <text:p>R-4</text:p>
          </table:table-cell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office:value-type="float" office:value="3901">
            <text:p>3901</text:p>
          </table:table-cell>
          <table:table-cell office:value-type="float" office:value="1250">
            <text:p>1250</text:p>
          </table:table-cell>
          <table:table-cell office:value-type="float" office:value="2395">
            <text:p>2395</text:p>
          </table:table-cell>
          <table:table-cell/>
          <table:table-cell office:value-type="string">
            <text:p>R-4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4402">
            <text:p>4402</text:p>
          </table:table-cell>
          <table:table-cell office:value-type="float" office:value="1419">
            <text:p>1419</text:p>
          </table:table-cell>
          <table:table-cell office:value-type="float" office:value="2695">
            <text:p>2695</text:p>
          </table:table-cell>
          <table:table-cell/>
          <table:table-cell office:value-type="string">
            <text:p>R-4</text:p>
          </table:table-cell>
          <table:table-cell office:value-type="float" office:value="2067">
            <text:p>2067</text:p>
          </table:table-cell>
          <table:table-cell office:value-type="float" office:value="0">
            <text:p>0</text:p>
          </table:table-cell>
          <table:table-cell office:value-type="float" office:value="8451">
            <text:p>8451</text:p>
          </table:table-cell>
          <table:table-cell office:value-type="float" office:value="2874">
            <text:p>2874</text:p>
          </table:table-cell>
          <table:table-cell office:value-type="float" office:value="5516">
            <text:p>5516</text:p>
          </table:table-cell>
          <table:table-cell/>
          <table:table-cell office:value-type="string">
            <text:p>R-4</text:p>
          </table:table-cell>
          <table:table-cell office:value-type="float" office:value="2597">
            <text:p>2597</text:p>
          </table:table-cell>
          <table:table-cell office:value-type="float" office:value="0">
            <text:p>0</text:p>
          </table:table-cell>
          <table:table-cell office:value-type="float" office:value="9769">
            <text:p>9769</text:p>
          </table:table-cell>
          <table:table-cell office:value-type="float" office:value="3700">
            <text:p>3700</text:p>
          </table:table-cell>
          <table:table-cell office:value-type="float" office:value="7040">
            <text:p>7040</text:p>
          </table:table-cell>
          <table:table-cell/>
          <table:table-cell office:value-type="string">
            <text:p>R-4</text:p>
          </table:table-cell>
          <table:table-cell office:value-type="float" office:value="3021">
            <text:p>3021</text:p>
          </table:table-cell>
          <table:table-cell office:value-type="float" office:value="0">
            <text:p>0</text:p>
          </table:table-cell>
          <table:table-cell office:value-type="float" office:value="10488">
            <text:p>10488</text:p>
          </table:table-cell>
          <table:table-cell office:value-type="float" office:value="4309">
            <text:p>4309</text:p>
          </table:table-cell>
          <table:table-cell office:value-type="float" office:value="8188">
            <text:p>8188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642">
            <text:p>642</text:p>
          </table:table-cell>
          <table:table-cell office:value-type="float" office:value="935">
            <text:p>935</text:p>
          </table:table-cell>
          <table:table-cell office:value-type="float" office:value="1181">
            <text:p>1181</text:p>
          </table:table-cell>
          <table:table-cell office:value-type="float" office:value="594">
            <text:p>594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5</text:p>
          </table:table-cell>
          <table:table-cell office:value-type="float" office:value="813">
            <text:p>813</text:p>
          </table:table-cell>
          <table:table-cell office:value-type="float" office:value="1170">
            <text:p>1170</text:p>
          </table:table-cell>
          <table:table-cell office:value-type="float" office:value="1462">
            <text:p>1462</text:p>
          </table:table-cell>
          <table:table-cell office:value-type="float" office:value="762">
            <text:p>762</text:p>
          </table:table-cell>
          <table:table-cell office:value-type="float" office:value="1530">
            <text:p>1530</text:p>
          </table:table-cell>
          <table:table-cell/>
          <table:table-cell office:value-type="string">
            <text:p>R-5</text:p>
          </table:table-cell>
          <table:table-cell office:value-type="float" office:value="1022">
            <text:p>1022</text:p>
          </table:table-cell>
          <table:table-cell office:value-type="float" office:value="1420">
            <text:p>1420</text:p>
          </table:table-cell>
          <table:table-cell office:value-type="float" office:value="1784">
            <text:p>1784</text:p>
          </table:table-cell>
          <table:table-cell office:value-type="float" office:value="898">
            <text:p>898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5</text:p>
          </table:table-cell>
          <table:table-cell office:value-type="float" office:value="1174">
            <text:p>1174</text:p>
          </table:table-cell>
          <table:table-cell office:value-type="float" office:value="1639">
            <text:p>1639</text:p>
          </table:table-cell>
          <table:table-cell office:value-type="float" office:value="2103">
            <text:p>2103</text:p>
          </table:table-cell>
          <table:table-cell office:value-type="float" office:value="1058">
            <text:p>1058</text:p>
          </table:table-cell>
          <table:table-cell office:value-type="float" office:value="2158">
            <text:p>2158</text:p>
          </table:table-cell>
          <table:table-cell/>
          <table:table-cell office:value-type="string">
            <text:p>R-5</text:p>
          </table:table-cell>
          <table:table-cell office:value-type="float" office:value="1339">
            <text:p>1339</text:p>
          </table:table-cell>
          <table:table-cell office:value-type="float" office:value="1823">
            <text:p>1823</text:p>
          </table:table-cell>
          <table:table-cell office:value-type="float" office:value="2408">
            <text:p>2408</text:p>
          </table:table-cell>
          <table:table-cell office:value-type="float" office:value="1251">
            <text:p>1251</text:p>
          </table:table-cell>
          <table:table-cell office:value-type="float" office:value="2463">
            <text:p>2463</text:p>
          </table:table-cell>
          <table:table-cell/>
          <table:table-cell office:value-type="string">
            <text:p>R-5</text:p>
          </table:table-cell>
          <table:table-cell office:value-type="float" office:value="1577">
            <text:p>1577</text:p>
          </table:table-cell>
          <table:table-cell office:value-type="float" office:value="2072">
            <text:p>2072</text:p>
          </table:table-cell>
          <table:table-cell office:value-type="float" office:value="2758">
            <text:p>2758</text:p>
          </table:table-cell>
          <table:table-cell office:value-type="float" office:value="1422">
            <text:p>1422</text:p>
          </table:table-cell>
          <table:table-cell office:value-type="float" office:value="2720">
            <text:p>2720</text:p>
          </table:table-cell>
          <table:table-cell/>
          <table:table-cell office:value-type="string">
            <text:p>R-5</text:p>
          </table:table-cell>
          <table:table-cell office:value-type="float" office:value="3299">
            <text:p>3299</text:p>
          </table:table-cell>
          <table:table-cell office:value-type="float" office:value="4220">
            <text:p>4220</text:p>
          </table:table-cell>
          <table:table-cell office:value-type="float" office:value="5462">
            <text:p>5462</text:p>
          </table:table-cell>
          <table:table-cell office:value-type="float" office:value="2877">
            <text:p>2877</text:p>
          </table:table-cell>
          <table:table-cell office:value-type="float" office:value="5432">
            <text:p>5432</text:p>
          </table:table-cell>
          <table:table-cell/>
          <table:table-cell office:value-type="string">
            <text:p>R-5</text:p>
          </table:table-cell>
          <table:table-cell office:value-type="float" office:value="4120">
            <text:p>4120</text:p>
          </table:table-cell>
          <table:table-cell office:value-type="float" office:value="5022">
            <text:p>5022</text:p>
          </table:table-cell>
          <table:table-cell office:value-type="float" office:value="6080">
            <text:p>6080</text:p>
          </table:table-cell>
          <table:table-cell office:value-type="float" office:value="3704">
            <text:p>3704</text:p>
          </table:table-cell>
          <table:table-cell office:value-type="float" office:value="7010">
            <text:p>7010</text:p>
          </table:table-cell>
          <table:table-cell/>
          <table:table-cell office:value-type="string">
            <text:p>R-5</text:p>
          </table:table-cell>
          <table:table-cell office:value-type="float" office:value="4675">
            <text:p>4675</text:p>
          </table:table-cell>
          <table:table-cell office:value-type="float" office:value="5278">
            <text:p>5278</text:p>
          </table:table-cell>
          <table:table-cell office:value-type="float" office:value="5947">
            <text:p>5947</text:p>
          </table:table-cell>
          <table:table-cell office:value-type="float" office:value="4312">
            <text:p>4312</text:p>
          </table:table-cell>
          <table:table-cell office:value-type="float" office:value="8188">
            <text:p>8188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642">
            <text:p>642</text:p>
          </table:table-cell>
          <table:table-cell office:value-type="float" office:value="1476">
            <text:p>1476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6</text:p>
          </table:table-cell>
          <table:table-cell office:value-type="float" office:value="813">
            <text:p>813</text:p>
          </table:table-cell>
          <table:table-cell office:value-type="float" office:value="1884">
            <text:p>1884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6</text:p>
          </table:table-cell>
          <table:table-cell office:value-type="float" office:value="1022">
            <text:p>1022</text:p>
          </table:table-cell>
          <table:table-cell office:value-type="float" office:value="2309">
            <text:p>2309</text:p>
          </table:table-cell>
          <table:table-cell office:value-type="float" office:value="2408">
            <text:p>2408</text:p>
          </table:table-cell>
          <table:table-cell office:value-type="float" office:value="0">
            <text:p>0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6</text:p>
          </table:table-cell>
          <table:table-cell office:value-type="float" office:value="1174">
            <text:p>1174</text:p>
          </table:table-cell>
          <table:table-cell office:value-type="float" office:value="2713">
            <text:p>2713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6</text:p>
          </table:table-cell>
          <table:table-cell office:value-type="float" office:value="1339">
            <text:p>1339</text:p>
          </table:table-cell>
          <table:table-cell office:value-type="float" office:value="3110">
            <text:p>3110</text:p>
          </table:table-cell>
          <table:table-cell office:value-type="float" office:value="3254">
            <text:p>3254</text:p>
          </table:table-cell>
          <table:table-cell office:value-type="float" office:value="0">
            <text:p>0</text:p>
          </table:table-cell>
          <table:table-cell office:value-type="float" office:value="2341">
            <text:p>2341</text:p>
          </table:table-cell>
          <table:table-cell/>
          <table:table-cell office:value-type="string">
            <text:p>R-6</text:p>
          </table:table-cell>
          <table:table-cell office:value-type="float" office:value="1577">
            <text:p>1577</text:p>
          </table:table-cell>
          <table:table-cell office:value-type="float" office:value="3491">
            <text:p>3491</text:p>
          </table:table-cell>
          <table:table-cell office:value-type="float" office:value="3712">
            <text:p>3712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/>
          <table:table-cell office:value-type="string">
            <text:p>R-6</text:p>
          </table:table-cell>
          <table:table-cell office:value-type="float" office:value="3299">
            <text:p>3299</text:p>
          </table:table-cell>
          <table:table-cell office:value-type="float" office:value="7068">
            <text:p>7068</text:p>
          </table:table-cell>
          <table:table-cell office:value-type="float" office:value="7561">
            <text:p>7561</text:p>
          </table:table-cell>
          <table:table-cell office:value-type="float" office:value="0">
            <text:p>0</text:p>
          </table:table-cell>
          <table:table-cell office:value-type="float" office:value="5538">
            <text:p>5538</text:p>
          </table:table-cell>
          <table:table-cell/>
          <table:table-cell office:value-type="string">
            <text:p>R-6</text:p>
          </table:table-cell>
          <table:table-cell office:value-type="float" office:value="4120">
            <text:p>4120</text:p>
          </table:table-cell>
          <table:table-cell office:value-type="float" office:value="8719">
            <text:p>8719</text:p>
          </table:table-cell>
          <table:table-cell office:value-type="float" office:value="9410">
            <text:p>9410</text:p>
          </table:table-cell>
          <table:table-cell office:value-type="float" office:value="0">
            <text:p>0</text:p>
          </table:table-cell>
          <table:table-cell office:value-type="float" office:value="7119">
            <text:p>7119</text:p>
          </table:table-cell>
          <table:table-cell/>
          <table:table-cell office:value-type="string">
            <text:p>R-6</text:p>
          </table:table-cell>
          <table:table-cell office:value-type="float" office:value="4675">
            <text:p>4675</text:p>
          </table:table-cell>
          <table:table-cell office:value-type="float" office:value="9721">
            <text:p>9721</text:p>
          </table:table-cell>
          <table:table-cell office:value-type="float" office:value="10249">
            <text:p>10249</text:p>
          </table:table-cell>
          <table:table-cell office:value-type="float" office:value="0">
            <text:p>0</text:p>
          </table:table-cell>
          <table:table-cell office:value-type="float" office:value="7906">
            <text:p>7906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1861">
            <text:p>186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office:value-type="float" office:value="2093">
            <text:p>209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  <table:table-cell office:value-type="float" office:value="2280">
            <text:p>2280</text:p>
          </table:table-cell>
          <table:table-cell office:value-type="float" office:value="2381">
            <text:p>238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2684">
            <text:p>268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92">
            <text:p>5492</text:p>
          </table:table-cell>
          <table:table-cell office:value-type="float" office:value="0">
            <text:p>0</text:p>
          </table:table-cell>
          <table:table-cell office:value-type="float" office:value="5231">
            <text:p>5231</text:p>
          </table:table-cell>
          <table:table-cell office:value-type="float" office:value="5500">
            <text:p>550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543">
            <text:p>6543</text:p>
          </table:table-cell>
          <table:table-cell office:value-type="float" office:value="0">
            <text:p>0</text:p>
          </table:table-cell>
          <table:table-cell office:value-type="float" office:value="6812">
            <text:p>6812</text:p>
          </table:table-cell>
          <table:table-cell office:value-type="float" office:value="6938">
            <text:p>693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490">
            <text:p>6490</text:p>
          </table:table-cell>
          <table:table-cell office:value-type="float" office:value="0">
            <text:p>0</text:p>
          </table:table-cell>
          <table:table-cell office:value-type="float" office:value="7825">
            <text:p>7825</text:p>
          </table:table-cell>
          <table:table-cell office:value-type="float" office:value="7462">
            <text:p>7462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55">
            <text:p>1155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8</text:p>
          </table:table-cell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458">
            <text:p>1458</text:p>
          </table:table-cell>
          <table:table-cell office:value-type="float" office:value="1452">
            <text:p>1452</text:p>
          </table:table-cell>
          <table:table-cell/>
          <table:table-cell office:value-type="string">
            <text:p>R-8</text:p>
          </table:table-cell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1688">
            <text:p>1688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8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1947">
            <text:p>1947</text:p>
          </table:table-cell>
          <table:table-cell office:value-type="float" office:value="2042">
            <text:p>2042</text:p>
          </table:table-cell>
          <table:table-cell/>
          <table:table-cell office:value-type="string">
            <text:p>R-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2299">
            <text:p>2299</text:p>
          </table:table-cell>
          <table:table-cell office:value-type="float" office:value="2240">
            <text:p>2240</text:p>
          </table:table-cell>
          <table:table-cell office:value-type="float" office:value="2386">
            <text:p>2386</text:p>
          </table:table-cell>
          <table:table-cell/>
          <table:table-cell office:value-type="string">
            <text:p>R-8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2464">
            <text:p>2464</text:p>
          </table:table-cell>
          <table:table-cell office:value-type="float" office:value="2692">
            <text:p>2692</text:p>
          </table:table-cell>
          <table:table-cell/>
          <table:table-cell office:value-type="string">
            <text:p>R-8</text:p>
          </table:table-cell>
          <table:table-cell office:value-type="float" office:value="3451">
            <text:p>3451</text:p>
          </table:table-cell>
          <table:table-cell office:value-type="float" office:value="0">
            <text:p>0</text:p>
          </table:table-cell>
          <table:table-cell office:value-type="float" office:value="5255">
            <text:p>5255</text:p>
          </table:table-cell>
          <table:table-cell office:value-type="float" office:value="4941">
            <text:p>4941</text:p>
          </table:table-cell>
          <table:table-cell office:value-type="float" office:value="4984">
            <text:p>4984</text:p>
          </table:table-cell>
          <table:table-cell/>
          <table:table-cell office:value-type="string">
            <text:p>R-8</text:p>
          </table:table-cell>
          <table:table-cell office:value-type="float" office:value="4482">
            <text:p>4482</text:p>
          </table:table-cell>
          <table:table-cell office:value-type="float" office:value="0">
            <text:p>0</text:p>
          </table:table-cell>
          <table:table-cell office:value-type="float" office:value="6519">
            <text:p>6519</text:p>
          </table:table-cell>
          <table:table-cell office:value-type="float" office:value="6297">
            <text:p>6297</text:p>
          </table:table-cell>
          <table:table-cell office:value-type="float" office:value="5591">
            <text:p>5591</text:p>
          </table:table-cell>
          <table:table-cell/>
          <table:table-cell office:value-type="string">
            <text:p>R-8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7084">
            <text:p>7084</text:p>
          </table:table-cell>
          <table:table-cell office:value-type="float" office:value="7330">
            <text:p>7330</text:p>
          </table:table-cell>
          <table:table-cell office:value-type="float" office:value="6134">
            <text:p>6134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798">
            <text:p>1798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367">
            <text:p>1367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9</text:p>
          </table:table-cell>
          <table:table-cell office:value-type="float" office:value="2250">
            <text:p>225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9</text:p>
          </table:table-cell>
          <table:table-cell office:value-type="float" office:value="2741">
            <text:p>2741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782">
            <text:p>1782</text:p>
          </table:table-cell>
          <table:table-cell/>
          <table:table-cell office:value-type="string">
            <text:p>R-9</text:p>
          </table:table-cell>
          <table:table-cell office:value-type="float" office:value="3218">
            <text:p>3218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9</text:p>
          </table:table-cell>
          <table:table-cell office:value-type="float" office:value="3680">
            <text:p>368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2776">
            <text:p>2776</text:p>
          </table:table-cell>
          <table:table-cell office:value-type="float" office:value="2389">
            <text:p>2389</text:p>
          </table:table-cell>
          <table:table-cell/>
          <table:table-cell office:value-type="string">
            <text:p>R-9</text:p>
          </table:table-cell>
          <table:table-cell office:value-type="float" office:value="4189">
            <text:p>4189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office:value-type="float" office:value="2693">
            <text:p>2693</text:p>
          </table:table-cell>
          <table:table-cell/>
          <table:table-cell office:value-type="string">
            <text:p>R-9</text:p>
          </table:table-cell>
          <table:table-cell office:value-type="float" office:value="8279">
            <text:p>8279</text:p>
          </table:table-cell>
          <table:table-cell office:value-type="float" office:value="1788">
            <text:p>1788</text:p>
          </table:table-cell>
          <table:table-cell office:value-type="float" office:value="0">
            <text:p>0</text:p>
          </table:table-cell>
          <table:table-cell office:value-type="float" office:value="6693">
            <text:p>6693</text:p>
          </table:table-cell>
          <table:table-cell office:value-type="float" office:value="5457">
            <text:p>5457</text:p>
          </table:table-cell>
          <table:table-cell/>
          <table:table-cell office:value-type="string">
            <text:p>R-9</text:p>
          </table:table-cell>
          <table:table-cell office:value-type="float" office:value="9883">
            <text:p>9883</text:p>
          </table:table-cell>
          <table:table-cell office:value-type="float" office:value="2341">
            <text:p>2341</text:p>
          </table:table-cell>
          <table:table-cell office:value-type="float" office:value="0">
            <text:p>0</text:p>
          </table:table-cell>
          <table:table-cell office:value-type="float" office:value="8540">
            <text:p>8540</text:p>
          </table:table-cell>
          <table:table-cell office:value-type="float" office:value="7053">
            <text:p>7053</text:p>
          </table:table-cell>
          <table:table-cell/>
          <table:table-cell office:value-type="string">
            <text:p>R-9</text:p>
          </table:table-cell>
          <table:table-cell office:value-type="float" office:value="10446">
            <text:p>10446</text:p>
          </table:table-cell>
          <table:table-cell office:value-type="float" office:value="2730">
            <text:p>2730</text:p>
          </table:table-cell>
          <table:table-cell office:value-type="float" office:value="0">
            <text:p>0</text:p>
          </table:table-cell>
          <table:table-cell office:value-type="float" office:value="9711">
            <text:p>9711</text:p>
          </table:table-cell>
          <table:table-cell office:value-type="float" office:value="8216">
            <text:p>8216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617">
            <text:p>617</text:p>
          </table:table-cell>
          <table:table-cell office:value-type="float" office:value="1067">
            <text:p>1067</text:p>
          </table:table-cell>
          <table:table-cell office:value-type="float" office:value="1150">
            <text:p>1150</text:p>
          </table:table-cell>
          <table:table-cell office:value-type="float" office:value="541">
            <text:p>541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0</text:p>
          </table:table-cell>
          <table:table-cell office:value-type="float" office:value="788">
            <text:p>788</text:p>
          </table:table-cell>
          <table:table-cell office:value-type="float" office:value="1315">
            <text:p>1315</text:p>
          </table:table-cell>
          <table:table-cell office:value-type="float" office:value="1498">
            <text:p>1498</text:p>
          </table:table-cell>
          <table:table-cell office:value-type="float" office:value="714">
            <text:p>714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10</text:p>
          </table:table-cell>
          <table:table-cell office:value-type="float" office:value="957">
            <text:p>957</text:p>
          </table:table-cell>
          <table:table-cell office:value-type="float" office:value="1525">
            <text:p>1525</text:p>
          </table:table-cell>
          <table:table-cell office:value-type="float" office:value="1802">
            <text:p>1802</text:p>
          </table:table-cell>
          <table:table-cell office:value-type="float" office:value="889">
            <text:p>889</text:p>
          </table:table-cell>
          <table:table-cell office:value-type="float" office:value="1784">
            <text:p>1784</text:p>
          </table:table-cell>
          <table:table-cell/>
          <table:table-cell office:value-type="string">
            <text:p>R-10</text:p>
          </table:table-cell>
          <table:table-cell office:value-type="float" office:value="1115">
            <text:p>1115</text:p>
          </table:table-cell>
          <table:table-cell office:value-type="float" office:value="1770">
            <text:p>1770</text:p>
          </table:table-cell>
          <table:table-cell office:value-type="float" office:value="2148">
            <text:p>2148</text:p>
          </table:table-cell>
          <table:table-cell office:value-type="float" office:value="1074">
            <text:p>1074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0</text:p>
          </table:table-cell>
          <table:table-cell office:value-type="float" office:value="1272">
            <text:p>1272</text:p>
          </table:table-cell>
          <table:table-cell office:value-type="float" office:value="1960">
            <text:p>1960</text:p>
          </table:table-cell>
          <table:table-cell office:value-type="float" office:value="2470">
            <text:p>2470</text:p>
          </table:table-cell>
          <table:table-cell office:value-type="float" office:value="1287">
            <text:p>1287</text:p>
          </table:table-cell>
          <table:table-cell office:value-type="float" office:value="2408">
            <text:p>2408</text:p>
          </table:table-cell>
          <table:table-cell/>
          <table:table-cell office:value-type="string">
            <text:p>R-10</text:p>
          </table:table-cell>
          <table:table-cell office:value-type="float" office:value="1431">
            <text:p>1431</text:p>
          </table:table-cell>
          <table:table-cell office:value-type="float" office:value="2171">
            <text:p>2171</text:p>
          </table:table-cell>
          <table:table-cell office:value-type="float" office:value="2842">
            <text:p>2842</text:p>
          </table:table-cell>
          <table:table-cell office:value-type="float" office:value="1419">
            <text:p>1419</text:p>
          </table:table-cell>
          <table:table-cell office:value-type="float" office:value="2758">
            <text:p>2758</text:p>
          </table:table-cell>
          <table:table-cell/>
          <table:table-cell office:value-type="string">
            <text:p>R-10</text:p>
          </table:table-cell>
          <table:table-cell office:value-type="float" office:value="2817">
            <text:p>2817</text:p>
          </table:table-cell>
          <table:table-cell office:value-type="float" office:value="4372">
            <text:p>4372</text:p>
          </table:table-cell>
          <table:table-cell office:value-type="float" office:value="5773">
            <text:p>5773</text:p>
          </table:table-cell>
          <table:table-cell office:value-type="float" office:value="2848">
            <text:p>2848</text:p>
          </table:table-cell>
          <table:table-cell office:value-type="float" office:value="5462">
            <text:p>5462</text:p>
          </table:table-cell>
          <table:table-cell/>
          <table:table-cell office:value-type="string">
            <text:p>R-10</text:p>
          </table:table-cell>
          <table:table-cell office:value-type="float" office:value="3803">
            <text:p>3803</text:p>
          </table:table-cell>
          <table:table-cell office:value-type="float" office:value="5654">
            <text:p>5654</text:p>
          </table:table-cell>
          <table:table-cell office:value-type="float" office:value="7069">
            <text:p>7069</text:p>
          </table:table-cell>
          <table:table-cell office:value-type="float" office:value="3697">
            <text:p>3697</text:p>
          </table:table-cell>
          <table:table-cell office:value-type="float" office:value="6080">
            <text:p>6080</text:p>
          </table:table-cell>
          <table:table-cell/>
          <table:table-cell office:value-type="string">
            <text:p>R-10</text:p>
          </table:table-cell>
          <table:table-cell office:value-type="float" office:value="4499">
            <text:p>4499</text:p>
          </table:table-cell>
          <table:table-cell office:value-type="float" office:value="6475">
            <text:p>6475</text:p>
          </table:table-cell>
          <table:table-cell office:value-type="float" office:value="7519">
            <text:p>7519</text:p>
          </table:table-cell>
          <table:table-cell office:value-type="float" office:value="4443">
            <text:p>4443</text:p>
          </table:table-cell>
          <table:table-cell office:value-type="float" office:value="5947">
            <text:p>5947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156">
            <text:p>2156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939">
            <text:p>2939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322">
            <text:p>3322</text:p>
          </table:table-cell>
          <table:table-cell office:value-type="float" office:value="2393">
            <text:p>2393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708">
            <text:p>3708</text:p>
          </table:table-cell>
          <table:table-cell office:value-type="float" office:value="2725">
            <text:p>2725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432">
            <text:p>7432</text:p>
          </table:table-cell>
          <table:table-cell office:value-type="float" office:value="5576">
            <text:p>557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630">
            <text:p>9630</text:p>
          </table:table-cell>
          <table:table-cell office:value-type="float" office:value="6979">
            <text:p>6979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612">
            <text:p>10612</text:p>
          </table:table-cell>
          <table:table-cell office:value-type="float" office:value="8153">
            <text:p>8153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567">
            <text:p>567</text:p>
          </table:table-cell>
          <table:table-cell table:number-columns-repeated="2"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2</text:p>
          </table:table-cell>
          <table:table-cell office:value-type="float" office:value="702">
            <text:p>702</text:p>
          </table:table-cell>
          <table:table-cell table:number-columns-repeated="2"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12</text:p>
          </table:table-cell>
          <table:table-cell office:value-type="float" office:value="816">
            <text:p>816</text:p>
          </table:table-cell>
          <table:table-cell table:number-columns-repeated="2"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R-12</text:p>
          </table:table-cell>
          <table:table-cell office:value-type="float" office:value="982">
            <text:p>982</text:p>
          </table:table-cell>
          <table:table-cell table:number-columns-repeated="2"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float" office:value="2093">
            <text:p>2093</text:p>
          </table:table-cell>
          <table:table-cell/>
          <table:table-cell office:value-type="string">
            <text:p>R-12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2388">
            <text:p>2388</text:p>
          </table:table-cell>
          <table:table-cell/>
          <table:table-cell office:value-type="string">
            <text:p>R-12</text:p>
          </table:table-cell>
          <table:table-cell office:value-type="float" office:value="1278">
            <text:p>1278</text:p>
          </table:table-cell>
          <table:table-cell table:number-columns-repeated="2"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2689">
            <text:p>2689</text:p>
          </table:table-cell>
          <table:table-cell/>
          <table:table-cell office:value-type="string">
            <text:p>R-12</text:p>
          </table:table-cell>
          <table:table-cell office:value-type="float" office:value="2567">
            <text:p>2567</text:p>
          </table:table-cell>
          <table:table-cell table:number-columns-repeated="2" office:value-type="float" office:value="0">
            <text:p>0</text:p>
          </table:table-cell>
          <table:table-cell office:value-type="float" office:value="2890">
            <text:p>2890</text:p>
          </table:table-cell>
          <table:table-cell office:value-type="float" office:value="5536">
            <text:p>5536</text:p>
          </table:table-cell>
          <table:table-cell/>
          <table:table-cell office:value-type="string">
            <text:p>R-12</text:p>
          </table:table-cell>
          <table:table-cell office:value-type="float" office:value="3371">
            <text:p>3371</text:p>
          </table:table-cell>
          <table:table-cell table:number-columns-repeated="2" office:value-type="float" office:value="0">
            <text:p>0</text:p>
          </table:table-cell>
          <table:table-cell office:value-type="float" office:value="3682">
            <text:p>3682</text:p>
          </table:table-cell>
          <table:table-cell office:value-type="float" office:value="7045">
            <text:p>7045</text:p>
          </table:table-cell>
          <table:table-cell/>
          <table:table-cell office:value-type="string">
            <text:p>R-12</text:p>
          </table:table-cell>
          <table:table-cell office:value-type="float" office:value="3901">
            <text:p>3901</text:p>
          </table:table-cell>
          <table:table-cell table:number-columns-repeated="2" office:value-type="float" office:value="0">
            <text:p>0</text:p>
          </table:table-cell>
          <table:table-cell office:value-type="float" office:value="4315">
            <text:p>4315</text:p>
          </table:table-cell>
          <table:table-cell office:value-type="float" office:value="8113">
            <text:p>8113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11">
            <text:p>111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65">
            <text:p>665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13</text:p>
          </table:table-cell>
          <table:table-cell office:value-type="float" office:value="1357">
            <text:p>135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13</text:p>
          </table:table-cell>
          <table:table-cell office:value-type="float" office:value="1612">
            <text:p>161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office:value-type="float" office:value="1744">
            <text:p>1744</text:p>
          </table:table-cell>
          <table:table-cell/>
          <table:table-cell office:value-type="string">
            <text:p>R-13</text:p>
          </table:table-cell>
          <table:table-cell office:value-type="float" office:value="1857">
            <text:p>185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2034">
            <text:p>2034</text:p>
          </table:table-cell>
          <table:table-cell/>
          <table:table-cell office:value-type="string">
            <text:p>R-13</text:p>
          </table:table-cell>
          <table:table-cell office:value-type="float" office:value="2062">
            <text:p>206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2383">
            <text:p>2383</text:p>
          </table:table-cell>
          <table:table-cell/>
          <table:table-cell office:value-type="string">
            <text:p>R-13</text:p>
          </table:table-cell>
          <table:table-cell office:value-type="float" office:value="2318">
            <text:p>231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85">
            <text:p>1685</text:p>
          </table:table-cell>
          <table:table-cell office:value-type="float" office:value="2713">
            <text:p>2713</text:p>
          </table:table-cell>
          <table:table-cell/>
          <table:table-cell office:value-type="string">
            <text:p>R-13</text:p>
          </table:table-cell>
          <table:table-cell office:value-type="float" office:value="4691">
            <text:p>4691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office:value-type="float" office:value="5515">
            <text:p>5515</text:p>
          </table:table-cell>
          <table:table-cell/>
          <table:table-cell office:value-type="string">
            <text:p>R-13</text:p>
          </table:table-cell>
          <table:table-cell office:value-type="float" office:value="5868">
            <text:p>5868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4482">
            <text:p>4482</text:p>
          </table:table-cell>
          <table:table-cell office:value-type="float" office:value="6994">
            <text:p>6994</text:p>
          </table:table-cell>
          <table:table-cell/>
          <table:table-cell office:value-type="string">
            <text:p>R-13</text:p>
          </table:table-cell>
          <table:table-cell office:value-type="float" office:value="6804">
            <text:p>6804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5250">
            <text:p>5250</text:p>
          </table:table-cell>
          <table:table-cell office:value-type="float" office:value="8283">
            <text:p>8283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111">
            <text:p>1111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0">
            <text:p>0</text:p>
          </table:table-cell>
          <table:table-cell office:value-type="float" office:value="1128">
            <text:p>1128</text:p>
          </table:table-cell>
          <table:table-cell/>
          <table:table-cell office:value-type="string">
            <text:p>R-14</text:p>
          </table:table-cell>
          <table:table-cell office:value-type="float" office:value="1357">
            <text:p>1357</text:p>
          </table:table-cell>
          <table:table-cell office:value-type="float" office:value="1501">
            <text:p>1501</text:p>
          </table:table-cell>
          <table:table-cell table:number-columns-repeated="2" office:value-type="float" office:value="0">
            <text:p>0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4</text:p>
          </table:table-cell>
          <table:table-cell office:value-type="float" office:value="1612">
            <text:p>1612</text:p>
          </table:table-cell>
          <table:table-cell office:value-type="float" office:value="1790">
            <text:p>1790</text:p>
          </table:table-cell>
          <table:table-cell table:number-columns-repeated="2" office:value-type="float" office:value="0">
            <text:p>0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14</text:p>
          </table:table-cell>
          <table:table-cell office:value-type="float" office:value="1857">
            <text:p>1857</text:p>
          </table:table-cell>
          <table:table-cell office:value-type="float" office:value="2106">
            <text:p>2106</text:p>
          </table:table-cell>
          <table:table-cell table:number-columns-repeated="2" office:value-type="float" office:value="0">
            <text:p>0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14</text:p>
          </table:table-cell>
          <table:table-cell office:value-type="float" office:value="2062">
            <text:p>2062</text:p>
          </table:table-cell>
          <table:table-cell office:value-type="float" office:value="2472">
            <text:p>2472</text:p>
          </table:table-cell>
          <table:table-cell table:number-columns-repeated="2" office:value-type="float" office:value="0">
            <text:p>0</text:p>
          </table:table-cell>
          <table:table-cell office:value-type="float" office:value="2381">
            <text:p>2381</text:p>
          </table:table-cell>
          <table:table-cell/>
          <table:table-cell office:value-type="string">
            <text:p>R-14</text:p>
          </table:table-cell>
          <table:table-cell office:value-type="float" office:value="2318">
            <text:p>2318</text:p>
          </table:table-cell>
          <table:table-cell office:value-type="float" office:value="2822">
            <text:p>2822</text:p>
          </table:table-cell>
          <table:table-cell table:number-columns-repeated="2" office:value-type="float" office:value="0">
            <text:p>0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R-14</text:p>
          </table:table-cell>
          <table:table-cell office:value-type="float" office:value="4691">
            <text:p>4691</text:p>
          </table:table-cell>
          <table:table-cell office:value-type="float" office:value="5796">
            <text:p>5796</text:p>
          </table:table-cell>
          <table:table-cell table:number-columns-repeated="2" office:value-type="float" office:value="0">
            <text:p>0</text:p>
          </table:table-cell>
          <table:table-cell office:value-type="float" office:value="5492">
            <text:p>5492</text:p>
          </table:table-cell>
          <table:table-cell/>
          <table:table-cell office:value-type="string">
            <text:p>R-14</text:p>
          </table:table-cell>
          <table:table-cell office:value-type="float" office:value="5868">
            <text:p>5868</text:p>
          </table:table-cell>
          <table:table-cell office:value-type="float" office:value="7520">
            <text:p>7520</text:p>
          </table:table-cell>
          <table:table-cell table:number-columns-repeated="2" office:value-type="float" office:value="0">
            <text:p>0</text:p>
          </table:table-cell>
          <table:table-cell office:value-type="float" office:value="6543">
            <text:p>6543</text:p>
          </table:table-cell>
          <table:table-cell/>
          <table:table-cell office:value-type="string">
            <text:p>R-14</text:p>
          </table:table-cell>
          <table:table-cell office:value-type="float" office:value="6804">
            <text:p>6804</text:p>
          </table:table-cell>
          <table:table-cell office:value-type="float" office:value="9312">
            <text:p>9312</text:p>
          </table:table-cell>
          <table:table-cell table:number-columns-repeated="2" office:value-type="float" office:value="0">
            <text:p>0</text:p>
          </table:table-cell>
          <table:table-cell office:value-type="float" office:value="6490">
            <text:p>6490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111">
            <text:p>1111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1550">
            <text:p>155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57">
            <text:p>1857</text:p>
          </table:table-cell>
          <table:table-cell office:value-type="float" office:value="2131">
            <text:p>213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2375">
            <text:p>237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702">
            <text:p>270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691">
            <text:p>4691</text:p>
          </table:table-cell>
          <table:table-cell office:value-type="float" office:value="5477">
            <text:p>547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868">
            <text:p>5868</text:p>
          </table:table-cell>
          <table:table-cell office:value-type="float" office:value="6917">
            <text:p>691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8270">
            <text:p>8270</text:p>
          </table:table-cell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vcs_new</text:p>
          </table:table-cell>
          <table:table-cell table:style-name="ce16"/>
          <table:table-cell table:style-name="ce16" office:value-type="string">
            <text:p>tornado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0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/>
          <table:table-cell office:value-type="string">
            <text:p>R-0</text:p>
          </table:table-cell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  <table:table-cell office:value-type="float" office:value="2101">
            <text:p>2101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R-0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/>
          <table:table-cell office:value-type="string">
            <text:p>R-0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0</text:p>
          </table:table-cell>
          <table:table-cell office:value-type="float" office:value="2507">
            <text:p>2507</text:p>
          </table:table-cell>
          <table:table-cell office:value-type="float" office:value="0">
            <text:p>0</text:p>
          </table:table-cell>
          <table:table-cell office:value-type="float" office:value="2938">
            <text:p>2938</text:p>
          </table:table-cell>
          <table:table-cell office:value-type="float" office:value="0">
            <text:p>0</text:p>
          </table:table-cell>
          <table:table-cell office:value-type="float" office:value="2728">
            <text:p>2728</text:p>
          </table:table-cell>
          <table:table-cell/>
          <table:table-cell office:value-type="string">
            <text:p>R-0</text:p>
          </table:table-cell>
          <table:table-cell office:value-type="float" office:value="2906">
            <text:p>2906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2981">
            <text:p>2981</text:p>
          </table:table-cell>
          <table:table-cell/>
          <table:table-cell office:value-type="string">
            <text:p>R-0</text:p>
          </table:table-cell>
          <table:table-cell office:value-type="float" office:value="6353">
            <text:p>6353</text:p>
          </table:table-cell>
          <table:table-cell office:value-type="float" office:value="0">
            <text:p>0</text:p>
          </table:table-cell>
          <table:table-cell office:value-type="float" office:value="6046">
            <text:p>6046</text:p>
          </table:table-cell>
          <table:table-cell office:value-type="float" office:value="0">
            <text:p>0</text:p>
          </table:table-cell>
          <table:table-cell office:value-type="float" office:value="6445">
            <text:p>6445</text:p>
          </table:table-cell>
          <table:table-cell/>
          <table:table-cell office:value-type="string">
            <text:p>R-0</text:p>
          </table:table-cell>
          <table:table-cell office:value-type="float" office:value="8574">
            <text:p>8574</text:p>
          </table:table-cell>
          <table:table-cell office:value-type="float" office:value="0">
            <text:p>0</text:p>
          </table:table-cell>
          <table:table-cell office:value-type="float" office:value="7422">
            <text:p>7422</text:p>
          </table:table-cell>
          <table:table-cell office:value-type="float" office:value="0">
            <text:p>0</text:p>
          </table:table-cell>
          <table:table-cell office:value-type="float" office:value="9864">
            <text:p>9864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11">
            <text:p>1211</text:p>
          </table:table-cell>
          <table:table-cell office:value-type="float" office:value="1201">
            <text:p>1201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1</text:p>
          </table:table-cell>
          <table:table-cell office:value-type="float" office:value="1522">
            <text:p>1522</text:p>
          </table:table-cell>
          <table:table-cell office:value-type="float" office:value="1523">
            <text:p>1523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1</text:p>
          </table:table-cell>
          <table:table-cell office:value-type="float" office:value="1851">
            <text:p>1851</text:p>
          </table:table-cell>
          <table:table-cell office:value-type="float" office:value="1824">
            <text:p>1824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775">
            <text:p>1775</text:p>
          </table:table-cell>
          <table:table-cell/>
          <table:table-cell office:value-type="string">
            <text:p>R-1</text:p>
          </table:table-cell>
          <table:table-cell table:number-columns-repeated="2" office:value-type="float" office:value="2115">
            <text:p>2115</text:p>
          </table:table-cell>
          <table:table-cell office:value-type="float" office:value="2968">
            <text:p>2968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1</text:p>
          </table:table-cell>
          <table:table-cell office:value-type="float" office:value="2442">
            <text:p>2442</text:p>
          </table:table-cell>
          <table:table-cell office:value-type="float" office:value="2400">
            <text:p>2400</text:p>
          </table:table-cell>
          <table:table-cell office:value-type="float" office:value="3433">
            <text:p>3433</text:p>
          </table:table-cell>
          <table:table-cell office:value-type="float" office:value="0">
            <text:p>0</text:p>
          </table:table-cell>
          <table:table-cell office:value-type="float" office:value="2356">
            <text:p>2356</text:p>
          </table:table-cell>
          <table:table-cell/>
          <table:table-cell office:value-type="string">
            <text:p>R-1</text:p>
          </table:table-cell>
          <table:table-cell office:value-type="float" office:value="2722">
            <text:p>2722</text:p>
          </table:table-cell>
          <table:table-cell office:value-type="float" office:value="2757">
            <text:p>2757</text:p>
          </table:table-cell>
          <table:table-cell office:value-type="float" office:value="3906">
            <text:p>3906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/>
          <table:table-cell office:value-type="string">
            <text:p>R-1</text:p>
          </table:table-cell>
          <table:table-cell office:value-type="float" office:value="3053">
            <text:p>3053</text:p>
          </table:table-cell>
          <table:table-cell office:value-type="float" office:value="3032">
            <text:p>3032</text:p>
          </table:table-cell>
          <table:table-cell office:value-type="float" office:value="4425">
            <text:p>4425</text:p>
          </table:table-cell>
          <table:table-cell office:value-type="float" office:value="0">
            <text:p>0</text:p>
          </table:table-cell>
          <table:table-cell office:value-type="float" office:value="2986">
            <text:p>2986</text:p>
          </table:table-cell>
          <table:table-cell/>
          <table:table-cell office:value-type="string">
            <text:p>R-1</text:p>
          </table:table-cell>
          <table:table-cell office:value-type="float" office:value="5455">
            <text:p>5455</text:p>
          </table:table-cell>
          <table:table-cell office:value-type="float" office:value="6171">
            <text:p>6171</text:p>
          </table:table-cell>
          <table:table-cell office:value-type="float" office:value="8945">
            <text:p>8945</text:p>
          </table:table-cell>
          <table:table-cell office:value-type="float" office:value="0">
            <text:p>0</text:p>
          </table:table-cell>
          <table:table-cell office:value-type="float" office:value="6629">
            <text:p>6629</text:p>
          </table:table-cell>
          <table:table-cell/>
          <table:table-cell office:value-type="string">
            <text:p>R-1</text:p>
          </table:table-cell>
          <table:table-cell office:value-type="float" office:value="5939">
            <text:p>5939</text:p>
          </table:table-cell>
          <table:table-cell office:value-type="float" office:value="7945">
            <text:p>7945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9897">
            <text:p>989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064">
            <text:p>1064</text:p>
          </table:table-cell>
          <table:table-cell office:value-type="float" office:value="1201">
            <text:p>120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1211">
            <text:p>1211</text:p>
          </table:table-cell>
          <table:table-cell/>
          <table:table-cell office:value-type="string">
            <text:p>R-2</text:p>
          </table:table-cell>
          <table:table-cell office:value-type="float" office:value="1340">
            <text:p>1340</text:p>
          </table:table-cell>
          <table:table-cell office:value-type="float" office:value="1523">
            <text:p>1523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2</text:p>
          </table:table-cell>
          <table:table-cell office:value-type="float" office:value="1614">
            <text:p>1614</text:p>
          </table:table-cell>
          <table:table-cell office:value-type="float" office:value="1824">
            <text:p>1824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R-2</text:p>
          </table:table-cell>
          <table:table-cell office:value-type="float" office:value="1830">
            <text:p>1830</text:p>
          </table:table-cell>
          <table:table-cell office:value-type="float" office:value="2115">
            <text:p>2115</text:p>
          </table:table-cell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2</text:p>
          </table:table-cell>
          <table:table-cell office:value-type="float" office:value="2114">
            <text:p>2114</text:p>
          </table:table-cell>
          <table:table-cell office:value-type="float" office:value="2400">
            <text:p>2400</text:p>
          </table:table-cell>
          <table:table-cell office:value-type="float" office:value="1743">
            <text:p>1743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/>
          <table:table-cell office:value-type="string">
            <text:p>R-2</text:p>
          </table:table-cell>
          <table:table-cell office:value-type="float" office:value="2384">
            <text:p>2384</text:p>
          </table:table-cell>
          <table:table-cell office:value-type="float" office:value="2757">
            <text:p>2757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2</text:p>
          </table:table-cell>
          <table:table-cell office:value-type="float" office:value="2640">
            <text:p>2640</text:p>
          </table:table-cell>
          <table:table-cell office:value-type="float" office:value="3032">
            <text:p>3032</text:p>
          </table:table-cell>
          <table:table-cell office:value-type="float" office:value="2213">
            <text:p>2213</text:p>
          </table:table-cell>
          <table:table-cell office:value-type="float" office:value="0">
            <text:p>0</text:p>
          </table:table-cell>
          <table:table-cell office:value-type="float" office:value="3053">
            <text:p>3053</text:p>
          </table:table-cell>
          <table:table-cell/>
          <table:table-cell office:value-type="string">
            <text:p>R-2</text:p>
          </table:table-cell>
          <table:table-cell office:value-type="float" office:value="6166">
            <text:p>6166</text:p>
          </table:table-cell>
          <table:table-cell office:value-type="float" office:value="6171">
            <text:p>6171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5455">
            <text:p>5455</text:p>
          </table:table-cell>
          <table:table-cell/>
          <table:table-cell office:value-type="string">
            <text:p>R-2</text:p>
          </table:table-cell>
          <table:table-cell office:value-type="float" office:value="9699">
            <text:p>9699</text:p>
          </table:table-cell>
          <table:table-cell office:value-type="float" office:value="7945">
            <text:p>7945</text:p>
          </table:table-cell>
          <table:table-cell office:value-type="float" office:value="4059">
            <text:p>4059</text:p>
          </table:table-cell>
          <table:table-cell office:value-type="float" office:value="0">
            <text:p>0</text:p>
          </table:table-cell>
          <table:table-cell office:value-type="float" office:value="5939">
            <text:p>5939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956">
            <text:p>956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743">
            <text:p>2743</text:p>
          </table:table-cell>
          <table:table-cell office:value-type="float" office:value="1937">
            <text:p>1937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2110">
            <text:p>2110</text:p>
          </table:table-cell>
          <table:table-cell office:value-type="float" office:value="0">
            <text:p>0</text:p>
          </table:table-cell>
          <table:table-cell office:value-type="float" office:value="2911">
            <text:p>291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555">
            <text:p>6555</text:p>
          </table:table-cell>
          <table:table-cell office:value-type="float" office:value="5380">
            <text:p>5380</text:p>
          </table:table-cell>
          <table:table-cell office:value-type="float" office:value="0">
            <text:p>0</text:p>
          </table:table-cell>
          <table:table-cell office:value-type="float" office:value="6486">
            <text:p>648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183">
            <text:p>7183</text:p>
          </table:table-cell>
          <table:table-cell office:value-type="float" office:value="9404">
            <text:p>9404</text:p>
          </table:table-cell>
          <table:table-cell office:value-type="float" office:value="0">
            <text:p>0</text:p>
          </table:table-cell>
          <table:table-cell office:value-type="float" office:value="9853">
            <text:p>9853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1377">
            <text:p>1377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4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658">
            <text:p>1658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4</text:p>
          </table:table-cell>
          <table:table-cell office:value-type="float" office:value="1816">
            <text:p>1816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float" office:value="1949">
            <text:p>1949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4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 office:value-type="float" office:value="2231">
            <text:p>2231</text:p>
          </table:table-cell>
          <table:table-cell office:value-type="float" office:value="2218">
            <text:p>2218</text:p>
          </table:table-cell>
          <table:table-cell office:value-type="float" office:value="2096">
            <text:p>2096</text:p>
          </table:table-cell>
          <table:table-cell/>
          <table:table-cell office:value-type="string">
            <text:p>R-4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office:value-type="float" office:value="2494">
            <text:p>2494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4</text:p>
          </table:table-cell>
          <table:table-cell office:value-type="float" office:value="2741">
            <text:p>2741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756">
            <text:p>2756</text:p>
          </table:table-cell>
          <table:table-cell office:value-type="float" office:value="2743">
            <text:p>2743</text:p>
          </table:table-cell>
          <table:table-cell/>
          <table:table-cell office:value-type="string">
            <text:p>R-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3248">
            <text:p>3248</text:p>
          </table:table-cell>
          <table:table-cell office:value-type="float" office:value="3051">
            <text:p>3051</text:p>
          </table:table-cell>
          <table:table-cell office:value-type="float" office:value="2965">
            <text:p>2965</text:p>
          </table:table-cell>
          <table:table-cell/>
          <table:table-cell office:value-type="string">
            <text:p>R-4</text:p>
          </table:table-cell>
          <table:table-cell office:value-type="float" office:value="6832">
            <text:p>6832</text:p>
          </table:table-cell>
          <table:table-cell office:value-type="float" office:value="0">
            <text:p>0</text:p>
          </table:table-cell>
          <table:table-cell office:value-type="float" office:value="6268">
            <text:p>6268</text:p>
          </table:table-cell>
          <table:table-cell office:value-type="float" office:value="6183">
            <text:p>6183</text:p>
          </table:table-cell>
          <table:table-cell office:value-type="float" office:value="6555">
            <text:p>6555</text:p>
          </table:table-cell>
          <table:table-cell/>
          <table:table-cell office:value-type="string">
            <text:p>R-4</text:p>
          </table:table-cell>
          <table:table-cell office:value-type="float" office:value="9583">
            <text:p>9583</text:p>
          </table:table-cell>
          <table:table-cell office:value-type="float" office:value="0">
            <text:p>0</text:p>
          </table:table-cell>
          <table:table-cell office:value-type="float" office:value="6961">
            <text:p>6961</text:p>
          </table:table-cell>
          <table:table-cell office:value-type="float" office:value="8859">
            <text:p>8859</text:p>
          </table:table-cell>
          <table:table-cell office:value-type="float" office:value="7183">
            <text:p>7183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6">
            <text:p>1176</text:p>
          </table:table-cell>
          <table:table-cell office:value-type="float" office:value="1203">
            <text:p>1203</text:p>
          </table:table-cell>
          <table:table-cell office:value-type="float" office:value="1555">
            <text:p>1555</text:p>
          </table:table-cell>
          <table:table-cell office:value-type="float" office:value="1725">
            <text:p>1725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5</text:p>
          </table:table-cell>
          <table:table-cell office:value-type="float" office:value="1493">
            <text:p>1493</text:p>
          </table:table-cell>
          <table:table-cell office:value-type="float" office:value="1531">
            <text:p>1531</text:p>
          </table:table-cell>
          <table:table-cell office:value-type="float" office:value="1968">
            <text:p>1968</text:p>
          </table:table-cell>
          <table:table-cell office:value-type="float" office:value="2209">
            <text:p>2209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5</text:p>
          </table:table-cell>
          <table:table-cell office:value-type="float" office:value="1793">
            <text:p>1793</text:p>
          </table:table-cell>
          <table:table-cell office:value-type="float" office:value="1825">
            <text:p>1825</text:p>
          </table:table-cell>
          <table:table-cell office:value-type="float" office:value="2421">
            <text:p>2421</text:p>
          </table:table-cell>
          <table:table-cell office:value-type="float" office:value="2686">
            <text:p>2686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R-5</text:p>
          </table:table-cell>
          <table:table-cell office:value-type="float" office:value="2104">
            <text:p>2104</text:p>
          </table:table-cell>
          <table:table-cell office:value-type="float" office:value="2117">
            <text:p>2117</text:p>
          </table:table-cell>
          <table:table-cell office:value-type="float" office:value="2860">
            <text:p>2860</text:p>
          </table:table-cell>
          <table:table-cell office:value-type="float" office:value="3167">
            <text:p>3167</text:p>
          </table:table-cell>
          <table:table-cell office:value-type="float" office:value="2094">
            <text:p>2094</text:p>
          </table:table-cell>
          <table:table-cell/>
          <table:table-cell office:value-type="string">
            <text:p>R-5</text:p>
          </table:table-cell>
          <table:table-cell office:value-type="float" office:value="2384">
            <text:p>2384</text:p>
          </table:table-cell>
          <table:table-cell office:value-type="float" office:value="2404">
            <text:p>2404</text:p>
          </table:table-cell>
          <table:table-cell office:value-type="float" office:value="3324">
            <text:p>3324</text:p>
          </table:table-cell>
          <table:table-cell office:value-type="float" office:value="3628">
            <text:p>3628</text:p>
          </table:table-cell>
          <table:table-cell office:value-type="float" office:value="2370">
            <text:p>2370</text:p>
          </table:table-cell>
          <table:table-cell/>
          <table:table-cell office:value-type="string">
            <text:p>R-5</text:p>
          </table:table-cell>
          <table:table-cell office:value-type="float" office:value="2688">
            <text:p>2688</text:p>
          </table:table-cell>
          <table:table-cell office:value-type="float" office:value="2766">
            <text:p>2766</text:p>
          </table:table-cell>
          <table:table-cell office:value-type="float" office:value="3828">
            <text:p>3828</text:p>
          </table:table-cell>
          <table:table-cell office:value-type="float" office:value="4083">
            <text:p>4083</text:p>
          </table:table-cell>
          <table:table-cell office:value-type="float" office:value="2660">
            <text:p>2660</text:p>
          </table:table-cell>
          <table:table-cell/>
          <table:table-cell office:value-type="string">
            <text:p>R-5</text:p>
          </table:table-cell>
          <table:table-cell office:value-type="float" office:value="2998">
            <text:p>2998</text:p>
          </table:table-cell>
          <table:table-cell office:value-type="float" office:value="3032">
            <text:p>3032</text:p>
          </table:table-cell>
          <table:table-cell office:value-type="float" office:value="4237">
            <text:p>4237</text:p>
          </table:table-cell>
          <table:table-cell office:value-type="float" office:value="4560">
            <text:p>4560</text:p>
          </table:table-cell>
          <table:table-cell office:value-type="float" office:value="3059">
            <text:p>3059</text:p>
          </table:table-cell>
          <table:table-cell/>
          <table:table-cell office:value-type="string">
            <text:p>R-5</text:p>
          </table:table-cell>
          <table:table-cell office:value-type="float" office:value="5620">
            <text:p>5620</text:p>
          </table:table-cell>
          <table:table-cell office:value-type="float" office:value="6661">
            <text:p>6661</text:p>
          </table:table-cell>
          <table:table-cell office:value-type="float" office:value="9048">
            <text:p>9048</text:p>
          </table:table-cell>
          <table:table-cell office:value-type="float" office:value="9056">
            <text:p>9056</text:p>
          </table:table-cell>
          <table:table-cell office:value-type="float" office:value="6490">
            <text:p>6490</text:p>
          </table:table-cell>
          <table:table-cell/>
          <table:table-cell office:value-type="string">
            <text:p>R-5</text:p>
          </table:table-cell>
          <table:table-cell office:value-type="float" office:value="7234">
            <text:p>7234</text:p>
          </table:table-cell>
          <table:table-cell office:value-type="float" office:value="7987">
            <text:p>7987</text:p>
          </table:table-cell>
          <table:table-cell office:value-type="float" office:value="12415">
            <text:p>12415</text:p>
          </table:table-cell>
          <table:table-cell office:value-type="float" office:value="12334">
            <text:p>12334</text:p>
          </table:table-cell>
          <table:table-cell office:value-type="float" office:value="9056">
            <text:p>9056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274">
            <text:p>1274</text:p>
          </table:table-cell>
          <table:table-cell office:value-type="float" office:value="1203">
            <text:p>1203</text:p>
          </table:table-cell>
          <table:table-cell office:value-type="float" office:value="902">
            <text:p>902</text:p>
          </table:table-cell>
          <table:table-cell office:value-type="float" office:value="663">
            <text:p>663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6</text:p>
          </table:table-cell>
          <table:table-cell office:value-type="float" office:value="1579">
            <text:p>1579</text:p>
          </table:table-cell>
          <table:table-cell office:value-type="float" office:value="1531">
            <text:p>1531</text:p>
          </table:table-cell>
          <table:table-cell office:value-type="float" office:value="1160">
            <text:p>1160</text:p>
          </table:table-cell>
          <table:table-cell office:value-type="float" office:value="876">
            <text:p>876</text:p>
          </table:table-cell>
          <table:table-cell office:value-type="float" office:value="1493">
            <text:p>1493</text:p>
          </table:table-cell>
          <table:table-cell/>
          <table:table-cell office:value-type="string">
            <text:p>R-6</text:p>
          </table:table-cell>
          <table:table-cell office:value-type="float" office:value="1856">
            <text:p>1856</text:p>
          </table:table-cell>
          <table:table-cell office:value-type="float" office:value="1825">
            <text:p>1825</text:p>
          </table:table-cell>
          <table:table-cell office:value-type="float" office:value="1430">
            <text:p>1430</text:p>
          </table:table-cell>
          <table:table-cell office:value-type="float" office:value="1064">
            <text:p>1064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R-6</text:p>
          </table:table-cell>
          <table:table-cell office:value-type="float" office:value="2193">
            <text:p>2193</text:p>
          </table:table-cell>
          <table:table-cell office:value-type="float" office:value="2117">
            <text:p>2117</text:p>
          </table:table-cell>
          <table:table-cell office:value-type="float" office:value="1718">
            <text:p>1718</text:p>
          </table:table-cell>
          <table:table-cell office:value-type="float" office:value="1256">
            <text:p>1256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6</text:p>
          </table:table-cell>
          <table:table-cell office:value-type="float" office:value="2523">
            <text:p>2523</text:p>
          </table:table-cell>
          <table:table-cell office:value-type="float" office:value="2404">
            <text:p>2404</text:p>
          </table:table-cell>
          <table:table-cell office:value-type="float" office:value="1922">
            <text:p>1922</text:p>
          </table:table-cell>
          <table:table-cell office:value-type="float" office:value="1434">
            <text:p>1434</text:p>
          </table:table-cell>
          <table:table-cell office:value-type="float" office:value="2384">
            <text:p>2384</text:p>
          </table:table-cell>
          <table:table-cell/>
          <table:table-cell office:value-type="string">
            <text:p>R-6</text:p>
          </table:table-cell>
          <table:table-cell office:value-type="float" office:value="2858">
            <text:p>2858</text:p>
          </table:table-cell>
          <table:table-cell office:value-type="float" office:value="2766">
            <text:p>2766</text:p>
          </table:table-cell>
          <table:table-cell office:value-type="float" office:value="2203">
            <text:p>2203</text:p>
          </table:table-cell>
          <table:table-cell office:value-type="float" office:value="1708">
            <text:p>1708</text:p>
          </table:table-cell>
          <table:table-cell office:value-type="float" office:value="2688">
            <text:p>2688</text:p>
          </table:table-cell>
          <table:table-cell/>
          <table:table-cell office:value-type="string">
            <text:p>R-6</text:p>
          </table:table-cell>
          <table:table-cell office:value-type="float" office:value="3150">
            <text:p>3150</text:p>
          </table:table-cell>
          <table:table-cell office:value-type="float" office:value="3032">
            <text:p>3032</text:p>
          </table:table-cell>
          <table:table-cell office:value-type="float" office:value="2517">
            <text:p>2517</text:p>
          </table:table-cell>
          <table:table-cell office:value-type="float" office:value="1939">
            <text:p>1939</text:p>
          </table:table-cell>
          <table:table-cell office:value-type="float" office:value="2998">
            <text:p>2998</text:p>
          </table:table-cell>
          <table:table-cell/>
          <table:table-cell office:value-type="string">
            <text:p>R-6</text:p>
          </table:table-cell>
          <table:table-cell office:value-type="float" office:value="6717">
            <text:p>6717</text:p>
          </table:table-cell>
          <table:table-cell office:value-type="float" office:value="6661">
            <text:p>6661</text:p>
          </table:table-cell>
          <table:table-cell office:value-type="float" office:value="5594">
            <text:p>5594</text:p>
          </table:table-cell>
          <table:table-cell office:value-type="float" office:value="4076">
            <text:p>4076</text:p>
          </table:table-cell>
          <table:table-cell office:value-type="float" office:value="5620">
            <text:p>5620</text:p>
          </table:table-cell>
          <table:table-cell/>
          <table:table-cell office:value-type="string">
            <text:p>R-6</text:p>
          </table:table-cell>
          <table:table-cell office:value-type="float" office:value="10577">
            <text:p>10577</text:p>
          </table:table-cell>
          <table:table-cell office:value-type="float" office:value="7987">
            <text:p>7987</text:p>
          </table:table-cell>
          <table:table-cell office:value-type="float" office:value="5865">
            <text:p>5865</text:p>
          </table:table-cell>
          <table:table-cell office:value-type="float" office:value="4802">
            <text:p>4802</text:p>
          </table:table-cell>
          <table:table-cell office:value-type="float" office:value="7234">
            <text:p>7234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932">
            <text:p>932</text:p>
          </table:table-cell>
          <table:table-cell office:value-type="float" office:value="1045">
            <text:p>1045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1159">
            <text:p>1159</text:p>
          </table:table-cell>
          <table:table-cell office:value-type="float" office:value="1307">
            <text:p>1307</text:p>
          </table:table-cell>
          <table:table-cell office:value-type="float" office:value="1503">
            <text:p>150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66">
            <text:p>1766</text:p>
          </table:table-cell>
          <table:table-cell office:value-type="float" office:value="1304">
            <text:p>1304</text:p>
          </table:table-cell>
          <table:table-cell office:value-type="float" office:value="1529">
            <text:p>1529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1511">
            <text:p>1511</text:p>
          </table:table-cell>
          <table:table-cell office:value-type="float" office:value="1762">
            <text:p>1762</text:p>
          </table:table-cell>
          <table:table-cell office:value-type="float" office:value="2123">
            <text:p>212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85">
            <text:p>2385</text:p>
          </table:table-cell>
          <table:table-cell office:value-type="float" office:value="1692">
            <text:p>1692</text:p>
          </table:table-cell>
          <table:table-cell office:value-type="float" office:value="2008">
            <text:p>2008</text:p>
          </table:table-cell>
          <table:table-cell office:value-type="float" office:value="2429">
            <text:p>24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32">
            <text:p>2732</text:p>
          </table:table-cell>
          <table:table-cell office:value-type="float" office:value="1900">
            <text:p>1900</text:p>
          </table:table-cell>
          <table:table-cell office:value-type="float" office:value="2219">
            <text:p>2219</text:p>
          </table:table-cell>
          <table:table-cell office:value-type="float" office:value="2725">
            <text:p>272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  <table:table-cell office:value-type="float" office:value="2095">
            <text:p>2095</text:p>
          </table:table-cell>
          <table:table-cell office:value-type="float" office:value="2381">
            <text:p>2381</text:p>
          </table:table-cell>
          <table:table-cell office:value-type="float" office:value="2981">
            <text:p>298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65">
            <text:p>6665</text:p>
          </table:table-cell>
          <table:table-cell office:value-type="float" office:value="4982">
            <text:p>4982</text:p>
          </table:table-cell>
          <table:table-cell office:value-type="float" office:value="5700">
            <text:p>5700</text:p>
          </table:table-cell>
          <table:table-cell office:value-type="float" office:value="6392">
            <text:p>639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757">
            <text:p>7757</text:p>
          </table:table-cell>
          <table:table-cell office:value-type="float" office:value="8950">
            <text:p>8950</text:p>
          </table:table-cell>
          <table:table-cell office:value-type="float" office:value="9558">
            <text:p>9558</text:p>
          </table:table-cell>
          <table:table-cell office:value-type="float" office:value="9718">
            <text:p>9718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288">
            <text:p>1288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 office:value-type="float" office:value="1245">
            <text:p>1245</text:p>
          </table:table-cell>
          <table:table-cell office:value-type="float" office:value="1127">
            <text:p>1127</text:p>
          </table:table-cell>
          <table:table-cell/>
          <table:table-cell office:value-type="string">
            <text:p>R-8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 office:value-type="float" office:value="1554">
            <text:p>1554</text:p>
          </table:table-cell>
          <table:table-cell office:value-type="float" office:value="1468">
            <text:p>1468</text:p>
          </table:table-cell>
          <table:table-cell/>
          <table:table-cell office:value-type="string">
            <text:p>R-8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float" office:value="1845">
            <text:p>1845</text:p>
          </table:table-cell>
          <table:table-cell office:value-type="float" office:value="1766">
            <text:p>1766</text:p>
          </table:table-cell>
          <table:table-cell/>
          <table:table-cell office:value-type="string">
            <text:p>R-8</text:p>
          </table:table-cell>
          <table:table-cell office:value-type="float" office:value="2189">
            <text:p>2189</text:p>
          </table:table-cell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float" office:value="2124">
            <text:p>2124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8</text:p>
          </table:table-cell>
          <table:table-cell office:value-type="float" office:value="2530">
            <text:p>2530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2434">
            <text:p>2434</text:p>
          </table:table-cell>
          <table:table-cell office:value-type="float" office:value="2385">
            <text:p>2385</text:p>
          </table:table-cell>
          <table:table-cell/>
          <table:table-cell office:value-type="string">
            <text:p>R-8</text:p>
          </table:table-cell>
          <table:table-cell office:value-type="float" office:value="2799">
            <text:p>2799</text:p>
          </table:table-cell>
          <table:table-cell office:value-type="float" office:value="0">
            <text:p>0</text:p>
          </table:table-cell>
          <table:table-cell office:value-type="float" office:value="2889">
            <text:p>2889</text:p>
          </table:table-cell>
          <table:table-cell office:value-type="float" office:value="2738">
            <text:p>2738</text:p>
          </table:table-cell>
          <table:table-cell office:value-type="float" office:value="2732">
            <text:p>2732</text:p>
          </table:table-cell>
          <table:table-cell/>
          <table:table-cell office:value-type="string">
            <text:p>R-8</text:p>
          </table:table-cell>
          <table:table-cell office:value-type="float" office:value="3141">
            <text:p>3141</text:p>
          </table:table-cell>
          <table:table-cell office:value-type="float" office:value="0">
            <text:p>0</text:p>
          </table:table-cell>
          <table:table-cell office:value-type="float" office:value="3214">
            <text:p>3214</text:p>
          </table:table-cell>
          <table:table-cell office:value-type="float" office:value="3102">
            <text:p>3102</text:p>
          </table:table-cell>
          <table:table-cell office:value-type="float" office:value="3060">
            <text:p>3060</text:p>
          </table:table-cell>
          <table:table-cell/>
          <table:table-cell office:value-type="string">
            <text:p>R-8</text:p>
          </table:table-cell>
          <table:table-cell office:value-type="float" office:value="6798">
            <text:p>6798</text:p>
          </table:table-cell>
          <table:table-cell office:value-type="float" office:value="0">
            <text:p>0</text:p>
          </table:table-cell>
          <table:table-cell office:value-type="float" office:value="6652">
            <text:p>6652</text:p>
          </table:table-cell>
          <table:table-cell office:value-type="float" office:value="6670">
            <text:p>6670</text:p>
          </table:table-cell>
          <table:table-cell office:value-type="float" office:value="6665">
            <text:p>6665</text:p>
          </table:table-cell>
          <table:table-cell/>
          <table:table-cell office:value-type="string">
            <text:p>R-8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7915">
            <text:p>7915</text:p>
          </table:table-cell>
          <table:table-cell office:value-type="float" office:value="8922">
            <text:p>8922</text:p>
          </table:table-cell>
          <table:table-cell office:value-type="float" office:value="7757">
            <text:p>7757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80">
            <text:p>1180</text:p>
          </table:table-cell>
          <table:table-cell office:value-type="float" office:value="1203">
            <text:p>1203</text:p>
          </table:table-cell>
          <table:table-cell office:value-type="float" office:value="1546">
            <text:p>1546</text:p>
          </table:table-cell>
          <table:table-cell office:value-type="float" office:value="1707">
            <text:p>1707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9</text:p>
          </table:table-cell>
          <table:table-cell office:value-type="float" office:value="1467">
            <text:p>1467</text:p>
          </table:table-cell>
          <table:table-cell office:value-type="float" office:value="1530">
            <text:p>1530</text:p>
          </table:table-cell>
          <table:table-cell office:value-type="float" office:value="1962">
            <text:p>1962</text:p>
          </table:table-cell>
          <table:table-cell office:value-type="float" office:value="2162">
            <text:p>2162</text:p>
          </table:table-cell>
          <table:table-cell office:value-type="float" office:value="1449">
            <text:p>1449</text:p>
          </table:table-cell>
          <table:table-cell/>
          <table:table-cell office:value-type="string">
            <text:p>R-9</text:p>
          </table:table-cell>
          <table:table-cell office:value-type="float" office:value="1791">
            <text:p>1791</text:p>
          </table:table-cell>
          <table:table-cell office:value-type="float" office:value="1827">
            <text:p>1827</text:p>
          </table:table-cell>
          <table:table-cell office:value-type="float" office:value="2359">
            <text:p>2359</text:p>
          </table:table-cell>
          <table:table-cell office:value-type="float" office:value="2624">
            <text:p>2624</text:p>
          </table:table-cell>
          <table:table-cell office:value-type="float" office:value="1735">
            <text:p>1735</text:p>
          </table:table-cell>
          <table:table-cell/>
          <table:table-cell office:value-type="string">
            <text:p>R-9</text:p>
          </table:table-cell>
          <table:table-cell office:value-type="float" office:value="2087">
            <text:p>2087</text:p>
          </table:table-cell>
          <table:table-cell office:value-type="float" office:value="2116">
            <text:p>2116</text:p>
          </table:table-cell>
          <table:table-cell office:value-type="float" office:value="2774">
            <text:p>2774</text:p>
          </table:table-cell>
          <table:table-cell office:value-type="float" office:value="3067">
            <text:p>3067</text:p>
          </table:table-cell>
          <table:table-cell office:value-type="float" office:value="2042">
            <text:p>2042</text:p>
          </table:table-cell>
          <table:table-cell/>
          <table:table-cell office:value-type="string">
            <text:p>R-9</text:p>
          </table:table-cell>
          <table:table-cell office:value-type="float" office:value="2373">
            <text:p>2373</text:p>
          </table:table-cell>
          <table:table-cell office:value-type="float" office:value="2403">
            <text:p>2403</text:p>
          </table:table-cell>
          <table:table-cell office:value-type="float" office:value="3223">
            <text:p>3223</text:p>
          </table:table-cell>
          <table:table-cell office:value-type="float" office:value="3498">
            <text:p>3498</text:p>
          </table:table-cell>
          <table:table-cell office:value-type="float" office:value="2369">
            <text:p>2369</text:p>
          </table:table-cell>
          <table:table-cell/>
          <table:table-cell office:value-type="string">
            <text:p>R-9</text:p>
          </table:table-cell>
          <table:table-cell office:value-type="float" office:value="2697">
            <text:p>2697</text:p>
          </table:table-cell>
          <table:table-cell office:value-type="float" office:value="2767">
            <text:p>2767</text:p>
          </table:table-cell>
          <table:table-cell office:value-type="float" office:value="3632">
            <text:p>3632</text:p>
          </table:table-cell>
          <table:table-cell office:value-type="float" office:value="3915">
            <text:p>3915</text:p>
          </table:table-cell>
          <table:table-cell office:value-type="float" office:value="2696">
            <text:p>2696</text:p>
          </table:table-cell>
          <table:table-cell/>
          <table:table-cell office:value-type="string">
            <text:p>R-9</text:p>
          </table:table-cell>
          <table:table-cell office:value-type="float" office:value="2986">
            <text:p>2986</text:p>
          </table:table-cell>
          <table:table-cell office:value-type="float" office:value="3034">
            <text:p>3034</text:p>
          </table:table-cell>
          <table:table-cell office:value-type="float" office:value="4083">
            <text:p>4083</text:p>
          </table:table-cell>
          <table:table-cell office:value-type="float" office:value="4288">
            <text:p>4288</text:p>
          </table:table-cell>
          <table:table-cell office:value-type="float" office:value="3030">
            <text:p>3030</text:p>
          </table:table-cell>
          <table:table-cell/>
          <table:table-cell office:value-type="string">
            <text:p>R-9</text:p>
          </table:table-cell>
          <table:table-cell office:value-type="float" office:value="6225">
            <text:p>6225</text:p>
          </table:table-cell>
          <table:table-cell office:value-type="float" office:value="6772">
            <text:p>6772</text:p>
          </table:table-cell>
          <table:table-cell office:value-type="float" office:value="8979">
            <text:p>8979</text:p>
          </table:table-cell>
          <table:table-cell office:value-type="float" office:value="8212">
            <text:p>8212</text:p>
          </table:table-cell>
          <table:table-cell office:value-type="float" office:value="6461">
            <text:p>6461</text:p>
          </table:table-cell>
          <table:table-cell/>
          <table:table-cell office:value-type="string">
            <text:p>R-9</text:p>
          </table:table-cell>
          <table:table-cell office:value-type="float" office:value="8341">
            <text:p>8341</text:p>
          </table:table-cell>
          <table:table-cell office:value-type="float" office:value="8746">
            <text:p>8746</text:p>
          </table:table-cell>
          <table:table-cell office:value-type="float" office:value="12546">
            <text:p>12546</text:p>
          </table:table-cell>
          <table:table-cell office:value-type="float" office:value="10809">
            <text:p>10809</text:p>
          </table:table-cell>
          <table:table-cell office:value-type="float" office:value="8255">
            <text:p>8255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269">
            <text:p>1269</text:p>
          </table:table-cell>
          <table:table-cell office:value-type="float" office:value="1203">
            <text:p>1203</text:p>
          </table:table-cell>
          <table:table-cell office:value-type="float" office:value="1117">
            <text:p>1117</text:p>
          </table:table-cell>
          <table:table-cell office:value-type="float" office:value="905">
            <text:p>905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0</text:p>
          </table:table-cell>
          <table:table-cell office:value-type="float" office:value="1624">
            <text:p>1624</text:p>
          </table:table-cell>
          <table:table-cell office:value-type="float" office:value="1530">
            <text:p>1530</text:p>
          </table:table-cell>
          <table:table-cell office:value-type="float" office:value="1411">
            <text:p>1411</text:p>
          </table:table-cell>
          <table:table-cell office:value-type="float" office:value="1121">
            <text:p>1121</text:p>
          </table:table-cell>
          <table:table-cell office:value-type="float" office:value="1467">
            <text:p>1467</text:p>
          </table:table-cell>
          <table:table-cell/>
          <table:table-cell office:value-type="string">
            <text:p>R-10</text:p>
          </table:table-cell>
          <table:table-cell office:value-type="float" office:value="1949">
            <text:p>1949</text:p>
          </table:table-cell>
          <table:table-cell office:value-type="float" office:value="1827">
            <text:p>1827</text:p>
          </table:table-cell>
          <table:table-cell office:value-type="float" office:value="1696">
            <text:p>1696</text:p>
          </table:table-cell>
          <table:table-cell office:value-type="float" office:value="1333">
            <text:p>1333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10</text:p>
          </table:table-cell>
          <table:table-cell office:value-type="float" office:value="2265">
            <text:p>2265</text:p>
          </table:table-cell>
          <table:table-cell office:value-type="float" office:value="2116">
            <text:p>2116</text:p>
          </table:table-cell>
          <table:table-cell office:value-type="float" office:value="2010">
            <text:p>2010</text:p>
          </table:table-cell>
          <table:table-cell office:value-type="float" office:value="1563">
            <text:p>1563</text:p>
          </table:table-cell>
          <table:table-cell office:value-type="float" office:value="2087">
            <text:p>2087</text:p>
          </table:table-cell>
          <table:table-cell/>
          <table:table-cell office:value-type="string">
            <text:p>R-10</text:p>
          </table:table-cell>
          <table:table-cell office:value-type="float" office:value="2574">
            <text:p>2574</text:p>
          </table:table-cell>
          <table:table-cell office:value-type="float" office:value="2403">
            <text:p>2403</text:p>
          </table:table-cell>
          <table:table-cell office:value-type="float" office:value="2271">
            <text:p>2271</text:p>
          </table:table-cell>
          <table:table-cell office:value-type="float" office:value="1776">
            <text:p>1776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10</text:p>
          </table:table-cell>
          <table:table-cell office:value-type="float" office:value="2902">
            <text:p>2902</text:p>
          </table:table-cell>
          <table:table-cell office:value-type="float" office:value="2767">
            <text:p>2767</text:p>
          </table:table-cell>
          <table:table-cell office:value-type="float" office:value="2590">
            <text:p>2590</text:p>
          </table:table-cell>
          <table:table-cell office:value-type="float" office:value="2064">
            <text:p>2064</text:p>
          </table:table-cell>
          <table:table-cell office:value-type="float" office:value="2697">
            <text:p>2697</text:p>
          </table:table-cell>
          <table:table-cell/>
          <table:table-cell office:value-type="string">
            <text:p>R-10</text:p>
          </table:table-cell>
          <table:table-cell office:value-type="float" office:value="3173">
            <text:p>3173</text:p>
          </table:table-cell>
          <table:table-cell office:value-type="float" office:value="3034">
            <text:p>3034</text:p>
          </table:table-cell>
          <table:table-cell office:value-type="float" office:value="2832">
            <text:p>2832</text:p>
          </table:table-cell>
          <table:table-cell office:value-type="float" office:value="2344">
            <text:p>2344</text:p>
          </table:table-cell>
          <table:table-cell office:value-type="float" office:value="2986">
            <text:p>2986</text:p>
          </table:table-cell>
          <table:table-cell/>
          <table:table-cell office:value-type="string">
            <text:p>R-10</text:p>
          </table:table-cell>
          <table:table-cell office:value-type="float" office:value="6763">
            <text:p>6763</text:p>
          </table:table-cell>
          <table:table-cell office:value-type="float" office:value="6772">
            <text:p>6772</text:p>
          </table:table-cell>
          <table:table-cell office:value-type="float" office:value="6238">
            <text:p>6238</text:p>
          </table:table-cell>
          <table:table-cell office:value-type="float" office:value="5156">
            <text:p>5156</text:p>
          </table:table-cell>
          <table:table-cell office:value-type="float" office:value="6225">
            <text:p>6225</text:p>
          </table:table-cell>
          <table:table-cell/>
          <table:table-cell office:value-type="string">
            <text:p>R-10</text:p>
          </table:table-cell>
          <table:table-cell office:value-type="float" office:value="9868">
            <text:p>9868</text:p>
          </table:table-cell>
          <table:table-cell office:value-type="float" office:value="8746">
            <text:p>8746</text:p>
          </table:table-cell>
          <table:table-cell office:value-type="float" office:value="8539">
            <text:p>8539</text:p>
          </table:table-cell>
          <table:table-cell office:value-type="float" office:value="7577">
            <text:p>7577</text:p>
          </table:table-cell>
          <table:table-cell office:value-type="float" office:value="8341">
            <text:p>8341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 office:value-type="float" office:value="891">
            <text:p>891</text:p>
          </table:table-cell>
          <table:table-cell office:value-type="float" office:value="953">
            <text:p>953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102">
            <text:p>1102</text:p>
          </table:table-cell>
          <table:table-cell office:value-type="float" office:value="1213">
            <text:p>1213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1255">
            <text:p>1255</text:p>
          </table:table-cell>
          <table:table-cell office:value-type="float" office:value="1426">
            <text:p>1426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1428">
            <text:p>1428</text:p>
          </table:table-cell>
          <table:table-cell office:value-type="float" office:value="1649">
            <text:p>1649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1610">
            <text:p>1610</text:p>
          </table:table-cell>
          <table:table-cell office:value-type="float" office:value="1856">
            <text:p>1856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807">
            <text:p>2807</text:p>
          </table:table-cell>
          <table:table-cell office:value-type="float" office:value="1791">
            <text:p>1791</text:p>
          </table:table-cell>
          <table:table-cell office:value-type="float" office:value="2049">
            <text:p>2049</text:p>
          </table:table-cell>
          <table:table-cell office:value-type="float" office:value="2704">
            <text:p>270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086">
            <text:p>3086</text:p>
          </table:table-cell>
          <table:table-cell office:value-type="float" office:value="1943">
            <text:p>1943</text:p>
          </table:table-cell>
          <table:table-cell office:value-type="float" office:value="2197">
            <text:p>2197</text:p>
          </table:table-cell>
          <table:table-cell office:value-type="float" office:value="3021">
            <text:p>302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459">
            <text:p>6459</text:p>
          </table:table-cell>
          <table:table-cell office:value-type="float" office:value="4381">
            <text:p>4381</text:p>
          </table:table-cell>
          <table:table-cell office:value-type="float" office:value="4977">
            <text:p>4977</text:p>
          </table:table-cell>
          <table:table-cell office:value-type="float" office:value="6541">
            <text:p>654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778">
            <text:p>9778</text:p>
          </table:table-cell>
          <table:table-cell office:value-type="float" office:value="8092">
            <text:p>8092</text:p>
          </table:table-cell>
          <table:table-cell office:value-type="float" office:value="8245">
            <text:p>8245</text:p>
          </table:table-cell>
          <table:table-cell office:value-type="float" office:value="9838">
            <text:p>9838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12</text:p>
          </table:table-cell>
          <table:table-cell office:value-type="float" office:value="1501">
            <text:p>1501</text:p>
          </table:table-cell>
          <table:table-cell table:number-columns-repeated="2" office:value-type="float" office:value="0">
            <text:p>0</text:p>
          </table:table-cell>
          <table:table-cell office:value-type="float" office:value="1521">
            <text:p>1521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2</text:p>
          </table:table-cell>
          <table:table-cell office:value-type="float" office:value="1787">
            <text:p>1787</text:p>
          </table:table-cell>
          <table:table-cell table:number-columns-repeated="2" office:value-type="float" office:value="0">
            <text:p>0</text:p>
          </table:table-cell>
          <table:table-cell office:value-type="float" office:value="1853">
            <text:p>1853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R-12</text:p>
          </table:table-cell>
          <table:table-cell office:value-type="float" office:value="2098">
            <text:p>2098</text:p>
          </table:table-cell>
          <table:table-cell table:number-columns-repeated="2" office:value-type="float" office:value="0">
            <text:p>0</text:p>
          </table:table-cell>
          <table:table-cell office:value-type="float" office:value="2178">
            <text:p>2178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12</text:p>
          </table:table-cell>
          <table:table-cell office:value-type="float" office:value="2377">
            <text:p>2377</text:p>
          </table:table-cell>
          <table:table-cell table:number-columns-repeated="2" office:value-type="float" office:value="0">
            <text:p>0</text:p>
          </table:table-cell>
          <table:table-cell office:value-type="float" office:value="2515">
            <text:p>2515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12</text:p>
          </table:table-cell>
          <table:table-cell office:value-type="float" office:value="2644">
            <text:p>2644</text:p>
          </table:table-cell>
          <table:table-cell table:number-columns-repeated="2" office:value-type="float" office:value="0">
            <text:p>0</text:p>
          </table:table-cell>
          <table:table-cell office:value-type="float" office:value="2808">
            <text:p>2808</text:p>
          </table:table-cell>
          <table:table-cell office:value-type="float" office:value="2807">
            <text:p>2807</text:p>
          </table:table-cell>
          <table:table-cell/>
          <table:table-cell office:value-type="string">
            <text:p>R-12</text:p>
          </table:table-cell>
          <table:table-cell office:value-type="float" office:value="2891">
            <text:p>2891</text:p>
          </table:table-cell>
          <table:table-cell table:number-columns-repeated="2"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086">
            <text:p>3086</text:p>
          </table:table-cell>
          <table:table-cell/>
          <table:table-cell office:value-type="string">
            <text:p>R-12</text:p>
          </table:table-cell>
          <table:table-cell office:value-type="float" office:value="6187">
            <text:p>6187</text:p>
          </table:table-cell>
          <table:table-cell table:number-columns-repeated="2" office:value-type="float" office:value="0">
            <text:p>0</text:p>
          </table:table-cell>
          <table:table-cell office:value-type="float" office:value="7155">
            <text:p>7155</text:p>
          </table:table-cell>
          <table:table-cell office:value-type="float" office:value="6459">
            <text:p>6459</text:p>
          </table:table-cell>
          <table:table-cell/>
          <table:table-cell office:value-type="string">
            <text:p>R-12</text:p>
          </table:table-cell>
          <table:table-cell office:value-type="float" office:value="8151">
            <text:p>8151</text:p>
          </table:table-cell>
          <table:table-cell table:number-columns-repeated="2" office:value-type="float" office:value="0">
            <text:p>0</text:p>
          </table:table-cell>
          <table:table-cell office:value-type="float" office:value="9787">
            <text:p>9787</text:p>
          </table:table-cell>
          <table:table-cell office:value-type="float" office:value="9778">
            <text:p>9778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67">
            <text:p>1167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3</text:p>
          </table:table-cell>
          <table:table-cell office:value-type="float" office:value="1455">
            <text:p>1455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13</text:p>
          </table:table-cell>
          <table:table-cell office:value-type="float" office:value="1767">
            <text:p>1767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13</text:p>
          </table:table-cell>
          <table:table-cell office:value-type="float" office:value="2084">
            <text:p>2084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2837">
            <text:p>2837</text:p>
          </table:table-cell>
          <table:table-cell office:value-type="float" office:value="2066">
            <text:p>2066</text:p>
          </table:table-cell>
          <table:table-cell/>
          <table:table-cell office:value-type="string">
            <text:p>R-13</text:p>
          </table:table-cell>
          <table:table-cell office:value-type="float" office:value="2394">
            <text:p>2394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3215">
            <text:p>3215</text:p>
          </table:table-cell>
          <table:table-cell office:value-type="float" office:value="2433">
            <text:p>2433</text:p>
          </table:table-cell>
          <table:table-cell/>
          <table:table-cell office:value-type="string">
            <text:p>R-13</text:p>
          </table:table-cell>
          <table:table-cell office:value-type="float" office:value="2683">
            <text:p>2683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3630">
            <text:p>3630</text:p>
          </table:table-cell>
          <table:table-cell office:value-type="float" office:value="2685">
            <text:p>2685</text:p>
          </table:table-cell>
          <table:table-cell/>
          <table:table-cell office:value-type="string">
            <text:p>R-13</text:p>
          </table:table-cell>
          <table:table-cell office:value-type="float" office:value="3007">
            <text:p>3007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4002">
            <text:p>4002</text:p>
          </table:table-cell>
          <table:table-cell office:value-type="float" office:value="3018">
            <text:p>3018</text:p>
          </table:table-cell>
          <table:table-cell/>
          <table:table-cell office:value-type="string">
            <text:p>R-13</text:p>
          </table:table-cell>
          <table:table-cell office:value-type="float" office:value="6572">
            <text:p>6572</text:p>
          </table:table-cell>
          <table:table-cell office:value-type="float" office:value="6520">
            <text:p>6520</text:p>
          </table:table-cell>
          <table:table-cell office:value-type="float" office:value="0">
            <text:p>0</text:p>
          </table:table-cell>
          <table:table-cell office:value-type="float" office:value="7459">
            <text:p>7459</text:p>
          </table:table-cell>
          <table:table-cell office:value-type="float" office:value="6590">
            <text:p>6590</text:p>
          </table:table-cell>
          <table:table-cell/>
          <table:table-cell office:value-type="string">
            <text:p>R-13</text:p>
          </table:table-cell>
          <table:table-cell office:value-type="float" office:value="8740">
            <text:p>8740</text:p>
          </table:table-cell>
          <table:table-cell office:value-type="float" office:value="9904">
            <text:p>9904</text:p>
          </table:table-cell>
          <table:table-cell office:value-type="float" office:value="0">
            <text:p>0</text:p>
          </table:table-cell>
          <table:table-cell office:value-type="float" office:value="9296">
            <text:p>9296</text:p>
          </table:table-cell>
          <table:table-cell office:value-type="float" office:value="8600">
            <text:p>8600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176">
            <text:p>1176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14</text:p>
          </table:table-cell>
          <table:table-cell office:value-type="float" office:value="1477">
            <text:p>1477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459">
            <text:p>1459</text:p>
          </table:table-cell>
          <table:table-cell office:value-type="float" office:value="1455">
            <text:p>1455</text:p>
          </table:table-cell>
          <table:table-cell/>
          <table:table-cell office:value-type="string">
            <text:p>R-14</text:p>
          </table:table-cell>
          <table:table-cell office:value-type="float" office:value="1798">
            <text:p>1798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767">
            <text:p>1767</text:p>
          </table:table-cell>
          <table:table-cell/>
          <table:table-cell office:value-type="string">
            <text:p>R-14</text:p>
          </table:table-cell>
          <table:table-cell office:value-type="float" office:value="2125">
            <text:p>2125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1980">
            <text:p>1980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14</text:p>
          </table:table-cell>
          <table:table-cell office:value-type="float" office:value="2410">
            <text:p>2410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2255">
            <text:p>2255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14</text:p>
          </table:table-cell>
          <table:table-cell office:value-type="float" office:value="2678">
            <text:p>2678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office:value-type="float" office:value="2683">
            <text:p>2683</text:p>
          </table:table-cell>
          <table:table-cell/>
          <table:table-cell office:value-type="string">
            <text:p>R-14</text:p>
          </table:table-cell>
          <table:table-cell office:value-type="float" office:value="2911">
            <text:p>2911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2819">
            <text:p>2819</text:p>
          </table:table-cell>
          <table:table-cell office:value-type="float" office:value="3007">
            <text:p>3007</text:p>
          </table:table-cell>
          <table:table-cell/>
          <table:table-cell office:value-type="string">
            <text:p>R-14</text:p>
          </table:table-cell>
          <table:table-cell office:value-type="float" office:value="6402">
            <text:p>6402</text:p>
          </table:table-cell>
          <table:table-cell office:value-type="float" office:value="6520">
            <text:p>6520</text:p>
          </table:table-cell>
          <table:table-cell office:value-type="float" office:value="0">
            <text:p>0</text:p>
          </table:table-cell>
          <table:table-cell office:value-type="float" office:value="6247">
            <text:p>6247</text:p>
          </table:table-cell>
          <table:table-cell office:value-type="float" office:value="6572">
            <text:p>6572</text:p>
          </table:table-cell>
          <table:table-cell/>
          <table:table-cell office:value-type="string">
            <text:p>R-14</text:p>
          </table:table-cell>
          <table:table-cell office:value-type="float" office:value="9239">
            <text:p>9239</text:p>
          </table:table-cell>
          <table:table-cell office:value-type="float" office:value="9904">
            <text:p>9904</text:p>
          </table:table-cell>
          <table:table-cell office:value-type="float" office:value="0">
            <text:p>0</text:p>
          </table:table-cell>
          <table:table-cell office:value-type="float" office:value="9113">
            <text:p>9113</text:p>
          </table:table-cell>
          <table:table-cell office:value-type="float" office:value="8740">
            <text:p>8740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1044">
            <text:p>1044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2145">
            <text:p>214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office:value-type="float" office:value="2441">
            <text:p>244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728">
            <text:p>2728</text:p>
          </table:table-cell>
          <table:table-cell office:value-type="float" office:value="0">
            <text:p>0</text:p>
          </table:table-cell>
          <table:table-cell office:value-type="float" office:value="1742">
            <text:p>1742</text:p>
          </table:table-cell>
          <table:table-cell office:value-type="float" office:value="2727">
            <text:p>272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981">
            <text:p>2981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2961">
            <text:p>296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445">
            <text:p>6445</text:p>
          </table:table-cell>
          <table:table-cell office:value-type="float" office:value="0">
            <text:p>0</text:p>
          </table:table-cell>
          <table:table-cell office:value-type="float" office:value="4154">
            <text:p>4154</text:p>
          </table:table-cell>
          <table:table-cell office:value-type="float" office:value="6629">
            <text:p>662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864">
            <text:p>9864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9974">
            <text:p>9974</text:p>
          </table:table-cell>
        </table:table-row>
      </table:table>
      <table:table table:name="wnof_ooe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wnof_noe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nop_ooe" table:style-name="ta1" table:print="false">
        <office:forms form:automatic-focus="false" form:apply-design-mode="false"/>
        <table:table-column table:style-name="co1" table:number-columns-repeated="63" table:default-cell-style-name="Default"/>
        <table:table-row table:style-name="ro2">
          <table:table-cell table:style-name="ce16" office:value-type="string">
            <text:p>4x4</text:p>
          </table:table-cell>
          <table:table-cell table:style-name="ce16" office:value-type="string">
            <text:p>Vcs=4</text:p>
          </table:table-cell>
          <table:table-cell table:number-columns-repeated="61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nop</text:p>
          </table:table-cell>
          <table:table-cell table:style-name="ce16"/>
          <table:table-cell table:style-name="ce16" office:value-type="string">
            <text:p>uniform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0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0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2259">
            <text:p>2259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/>
          <table:table-cell office:value-type="string">
            <text:p>R-0</text:p>
          </table:table-cell>
          <table:table-cell office:value-type="float" office:value="1886">
            <text:p>1886</text:p>
          </table:table-cell>
          <table:table-cell office:value-type="float" office:value="0">
            <text:p>0</text:p>
          </table:table-cell>
          <table:table-cell office:value-type="float" office:value="2490">
            <text:p>2490</text:p>
          </table:table-cell>
          <table:table-cell office:value-type="float" office:value="0">
            <text:p>0</text:p>
          </table:table-cell>
          <table:table-cell office:value-type="float" office:value="2649">
            <text:p>2649</text:p>
          </table:table-cell>
          <table:table-cell/>
          <table:table-cell office:value-type="string">
            <text:p>R-0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3286">
            <text:p>3286</text:p>
          </table:table-cell>
          <table:table-cell office:value-type="float" office:value="0">
            <text:p>0</text:p>
          </table:table-cell>
          <table:table-cell office:value-type="float" office:value="3429">
            <text:p>3429</text:p>
          </table:table-cell>
          <table:table-cell/>
          <table:table-cell office:value-type="string">
            <text:p>R-0</text:p>
          </table:table-cell>
          <table:table-cell office:value-type="float" office:value="4997">
            <text:p>4997</text:p>
          </table:table-cell>
          <table:table-cell office:value-type="float" office:value="0">
            <text:p>0</text:p>
          </table:table-cell>
          <table:table-cell office:value-type="float" office:value="6169">
            <text:p>6169</text:p>
          </table:table-cell>
          <table:table-cell office:value-type="float" office:value="0">
            <text:p>0</text:p>
          </table:table-cell>
          <table:table-cell office:value-type="float" office:value="6525">
            <text:p>6525</text:p>
          </table:table-cell>
          <table:table-cell/>
          <table:table-cell office:value-type="string">
            <text:p>R-0</text:p>
          </table:table-cell>
          <table:table-cell office:value-type="float" office:value="6125">
            <text:p>6125</text:p>
          </table:table-cell>
          <table:table-cell office:value-type="float" office:value="0">
            <text:p>0</text:p>
          </table:table-cell>
          <table:table-cell office:value-type="float" office:value="7126">
            <text:p>7126</text:p>
          </table:table-cell>
          <table:table-cell office:value-type="float" office:value="0">
            <text:p>0</text:p>
          </table:table-cell>
          <table:table-cell office:value-type="float" office:value="7399">
            <text:p>7399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15">
            <text:p>1115</text:p>
          </table:table-cell>
          <table:table-cell office:value-type="float" office:value="925">
            <text:p>925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1</text:p>
          </table:table-cell>
          <table:table-cell office:value-type="float" office:value="1427">
            <text:p>1427</text:p>
          </table:table-cell>
          <table:table-cell office:value-type="float" office:value="1140">
            <text:p>1140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1</text:p>
          </table:table-cell>
          <table:table-cell office:value-type="float" office:value="1714">
            <text:p>1714</text:p>
          </table:table-cell>
          <table:table-cell office:value-type="float" office:value="1386">
            <text:p>1386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1</text:p>
          </table:table-cell>
          <table:table-cell office:value-type="float" office:value="1993">
            <text:p>1993</text:p>
          </table:table-cell>
          <table:table-cell office:value-type="float" office:value="1559">
            <text:p>1559</text:p>
          </table:table-cell>
          <table:table-cell office:value-type="float" office:value="2057">
            <text:p>2057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1</text:p>
          </table:table-cell>
          <table:table-cell office:value-type="float" office:value="2328">
            <text:p>2328</text:p>
          </table:table-cell>
          <table:table-cell office:value-type="float" office:value="1847">
            <text:p>1847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</text:p>
          </table:table-cell>
          <table:table-cell office:value-type="float" office:value="2685">
            <text:p>2685</text:p>
          </table:table-cell>
          <table:table-cell office:value-type="float" office:value="2031">
            <text:p>2031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1</text:p>
          </table:table-cell>
          <table:table-cell office:value-type="float" office:value="3472">
            <text:p>3472</text:p>
          </table:table-cell>
          <table:table-cell office:value-type="float" office:value="2703">
            <text:p>2703</text:p>
          </table:table-cell>
          <table:table-cell office:value-type="float" office:value="3086">
            <text:p>3086</text:p>
          </table:table-cell>
          <table:table-cell office:value-type="float" office:value="0">
            <text:p>0</text:p>
          </table:table-cell>
          <table:table-cell office:value-type="float" office:value="3520">
            <text:p>3520</text:p>
          </table:table-cell>
          <table:table-cell/>
          <table:table-cell office:value-type="string">
            <text:p>R-1</text:p>
          </table:table-cell>
          <table:table-cell office:value-type="float" office:value="6786">
            <text:p>6786</text:p>
          </table:table-cell>
          <table:table-cell office:value-type="float" office:value="4567">
            <text:p>4567</text:p>
          </table:table-cell>
          <table:table-cell office:value-type="float" office:value="5355">
            <text:p>5355</text:p>
          </table:table-cell>
          <table:table-cell office:value-type="float" office:value="0">
            <text:p>0</text:p>
          </table:table-cell>
          <table:table-cell office:value-type="float" office:value="6651">
            <text:p>6651</text:p>
          </table:table-cell>
          <table:table-cell/>
          <table:table-cell office:value-type="string">
            <text:p>R-1</text:p>
          </table:table-cell>
          <table:table-cell office:value-type="float" office:value="7871">
            <text:p>7871</text:p>
          </table:table-cell>
          <table:table-cell office:value-type="float" office:value="5036">
            <text:p>5036</text:p>
          </table:table-cell>
          <table:table-cell office:value-type="float" office:value="6058">
            <text:p>6058</text:p>
          </table:table-cell>
          <table:table-cell office:value-type="float" office:value="0">
            <text:p>0</text:p>
          </table:table-cell>
          <table:table-cell office:value-type="float" office:value="7567">
            <text:p>756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25">
            <text:p>825</text:p>
          </table:table-cell>
          <table:table-cell office:value-type="float" office:value="1375">
            <text:p>1375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1054">
            <text:p>1054</text:p>
          </table:table-cell>
          <table:table-cell office:value-type="float" office:value="1680">
            <text:p>1680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267">
            <text:p>1267</text:p>
          </table:table-cell>
          <table:table-cell office:value-type="float" office:value="1938">
            <text:p>1938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446">
            <text:p>1446</text:p>
          </table:table-cell>
          <table:table-cell office:value-type="float" office:value="2180">
            <text:p>2180</text:p>
          </table:table-cell>
          <table:table-cell office:value-type="float" office:value="1966">
            <text:p>1966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656">
            <text:p>1656</text:p>
          </table:table-cell>
          <table:table-cell office:value-type="float" office:value="2447">
            <text:p>2447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2</text:p>
          </table:table-cell>
          <table:table-cell office:value-type="float" office:value="1937">
            <text:p>1937</text:p>
          </table:table-cell>
          <table:table-cell office:value-type="float" office:value="2759">
            <text:p>2759</text:p>
          </table:table-cell>
          <table:table-cell office:value-type="float" office:value="2535">
            <text:p>2535</text:p>
          </table:table-cell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/>
          <table:table-cell office:value-type="string">
            <text:p>R-2</text:p>
          </table:table-cell>
          <table:table-cell office:value-type="float" office:value="2518">
            <text:p>2518</text:p>
          </table:table-cell>
          <table:table-cell office:value-type="float" office:value="3489">
            <text:p>3489</text:p>
          </table:table-cell>
          <table:table-cell office:value-type="float" office:value="3427">
            <text:p>3427</text:p>
          </table:table-cell>
          <table:table-cell office:value-type="float" office:value="0">
            <text:p>0</text:p>
          </table:table-cell>
          <table:table-cell office:value-type="float" office:value="3558">
            <text:p>3558</text:p>
          </table:table-cell>
          <table:table-cell/>
          <table:table-cell office:value-type="string">
            <text:p>R-2</text:p>
          </table:table-cell>
          <table:table-cell office:value-type="float" office:value="4769">
            <text:p>4769</text:p>
          </table:table-cell>
          <table:table-cell office:value-type="float" office:value="6165">
            <text:p>6165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835">
            <text:p>6835</text:p>
          </table:table-cell>
          <table:table-cell/>
          <table:table-cell office:value-type="string">
            <text:p>R-2</text:p>
          </table:table-cell>
          <table:table-cell office:value-type="float" office:value="5446">
            <text:p>5446</text:p>
          </table:table-cell>
          <table:table-cell office:value-type="float" office:value="6770">
            <text:p>6770</text:p>
          </table:table-cell>
          <table:table-cell office:value-type="float" office:value="6594">
            <text:p>6594</text:p>
          </table:table-cell>
          <table:table-cell office:value-type="float" office:value="0">
            <text:p>0</text:p>
          </table:table-cell>
          <table:table-cell office:value-type="float" office:value="7751">
            <text:p>7751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922">
            <text:p>922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2141">
            <text:p>214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3630">
            <text:p>363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069">
            <text:p>5069</text:p>
          </table:table-cell>
          <table:table-cell office:value-type="float" office:value="3988">
            <text:p>3988</text:p>
          </table:table-cell>
          <table:table-cell office:value-type="float" office:value="0">
            <text:p>0</text:p>
          </table:table-cell>
          <table:table-cell office:value-type="float" office:value="6795">
            <text:p>679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94">
            <text:p>5594</text:p>
          </table:table-cell>
          <table:table-cell office:value-type="float" office:value="4406">
            <text:p>4406</text:p>
          </table:table-cell>
          <table:table-cell office:value-type="float" office:value="0">
            <text:p>0</text:p>
          </table:table-cell>
          <table:table-cell office:value-type="float" office:value="7695">
            <text:p>7695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023">
            <text:p>1023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R-4</text:p>
          </table:table-cell>
          <table:table-cell office:value-type="float" office:value="1205">
            <text:p>1205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234">
            <text:p>1234</text:p>
          </table:table-cell>
          <table:table-cell office:value-type="float" office:value="1406">
            <text:p>1406</text:p>
          </table:table-cell>
          <table:table-cell/>
          <table:table-cell office:value-type="string">
            <text:p>R-4</text:p>
          </table:table-cell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2232">
            <text:p>2232</text:p>
          </table:table-cell>
          <table:table-cell office:value-type="float" office:value="1515">
            <text:p>1515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668">
            <text:p>1668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1780">
            <text:p>1780</text:p>
          </table:table-cell>
          <table:table-cell office:value-type="float" office:value="2012">
            <text:p>2012</text:p>
          </table:table-cell>
          <table:table-cell/>
          <table:table-cell office:value-type="string">
            <text:p>R-4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2871">
            <text:p>2871</text:p>
          </table:table-cell>
          <table:table-cell office:value-type="float" office:value="2039">
            <text:p>2039</text:p>
          </table:table-cell>
          <table:table-cell office:value-type="float" office:value="2316">
            <text:p>2316</text:p>
          </table:table-cell>
          <table:table-cell/>
          <table:table-cell office:value-type="string">
            <text:p>R-4</text:p>
          </table:table-cell>
          <table:table-cell office:value-type="float" office:value="2168">
            <text:p>2168</text:p>
          </table:table-cell>
          <table:table-cell office:value-type="float" office:value="0">
            <text:p>0</text:p>
          </table:table-cell>
          <table:table-cell office:value-type="float" office:value="3174">
            <text:p>3174</text:p>
          </table:table-cell>
          <table:table-cell office:value-type="float" office:value="2313">
            <text:p>2313</text:p>
          </table:table-cell>
          <table:table-cell office:value-type="float" office:value="2632">
            <text:p>2632</text:p>
          </table:table-cell>
          <table:table-cell/>
          <table:table-cell office:value-type="string">
            <text:p>R-4</text:p>
          </table:table-cell>
          <table:table-cell office:value-type="float" office:value="2859">
            <text:p>2859</text:p>
          </table:table-cell>
          <table:table-cell office:value-type="float" office:value="0">
            <text:p>0</text:p>
          </table:table-cell>
          <table:table-cell office:value-type="float" office:value="4082">
            <text:p>4082</text:p>
          </table:table-cell>
          <table:table-cell office:value-type="float" office:value="2970">
            <text:p>2970</text:p>
          </table:table-cell>
          <table:table-cell office:value-type="float" office:value="3486">
            <text:p>3486</text:p>
          </table:table-cell>
          <table:table-cell/>
          <table:table-cell office:value-type="string">
            <text:p>R-4</text:p>
          </table:table-cell>
          <table:table-cell office:value-type="float" office:value="5949">
            <text:p>5949</text:p>
          </table:table-cell>
          <table:table-cell office:value-type="float" office:value="0">
            <text:p>0</text:p>
          </table:table-cell>
          <table:table-cell office:value-type="float" office:value="7769">
            <text:p>7769</text:p>
          </table:table-cell>
          <table:table-cell office:value-type="float" office:value="5837">
            <text:p>5837</text:p>
          </table:table-cell>
          <table:table-cell office:value-type="float" office:value="6611">
            <text:p>6611</text:p>
          </table:table-cell>
          <table:table-cell/>
          <table:table-cell office:value-type="string">
            <text:p>R-4</text:p>
          </table:table-cell>
          <table:table-cell office:value-type="float" office:value="7160">
            <text:p>7160</text:p>
          </table:table-cell>
          <table:table-cell office:value-type="float" office:value="0">
            <text:p>0</text:p>
          </table:table-cell>
          <table:table-cell office:value-type="float" office:value="8781">
            <text:p>8781</text:p>
          </table:table-cell>
          <table:table-cell office:value-type="float" office:value="6775">
            <text:p>6775</text:p>
          </table:table-cell>
          <table:table-cell office:value-type="float" office:value="7541">
            <text:p>7541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237">
            <text:p>1237</text:p>
          </table:table-cell>
          <table:table-cell office:value-type="float" office:value="943">
            <text:p>943</text:p>
          </table:table-cell>
          <table:table-cell office:value-type="float" office:value="1618">
            <text:p>1618</text:p>
          </table:table-cell>
          <table:table-cell office:value-type="float" office:value="1151">
            <text:p>1151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72">
            <text:p>1572</text:p>
          </table:table-cell>
          <table:table-cell office:value-type="float" office:value="1133">
            <text:p>1133</text:p>
          </table:table-cell>
          <table:table-cell office:value-type="float" office:value="1952">
            <text:p>1952</text:p>
          </table:table-cell>
          <table:table-cell office:value-type="float" office:value="1421">
            <text:p>1421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85">
            <text:p>1885</text:p>
          </table:table-cell>
          <table:table-cell office:value-type="float" office:value="1388">
            <text:p>1388</text:p>
          </table:table-cell>
          <table:table-cell office:value-type="float" office:value="2294">
            <text:p>2294</text:p>
          </table:table-cell>
          <table:table-cell office:value-type="float" office:value="1721">
            <text:p>1721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5</text:p>
          </table:table-cell>
          <table:table-cell office:value-type="float" office:value="2218">
            <text:p>2218</text:p>
          </table:table-cell>
          <table:table-cell office:value-type="float" office:value="1626">
            <text:p>1626</text:p>
          </table:table-cell>
          <table:table-cell office:value-type="float" office:value="2598">
            <text:p>2598</text:p>
          </table:table-cell>
          <table:table-cell office:value-type="float" office:value="1992">
            <text:p>1992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5</text:p>
          </table:table-cell>
          <table:table-cell office:value-type="float" office:value="2492">
            <text:p>2492</text:p>
          </table:table-cell>
          <table:table-cell office:value-type="float" office:value="1850">
            <text:p>1850</text:p>
          </table:table-cell>
          <table:table-cell office:value-type="float" office:value="2998">
            <text:p>2998</text:p>
          </table:table-cell>
          <table:table-cell office:value-type="float" office:value="2210">
            <text:p>2210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5</text:p>
          </table:table-cell>
          <table:table-cell office:value-type="float" office:value="2831">
            <text:p>2831</text:p>
          </table:table-cell>
          <table:table-cell office:value-type="float" office:value="2045">
            <text:p>2045</text:p>
          </table:table-cell>
          <table:table-cell office:value-type="float" office:value="3287">
            <text:p>3287</text:p>
          </table:table-cell>
          <table:table-cell office:value-type="float" office:value="2545">
            <text:p>2545</text:p>
          </table:table-cell>
          <table:table-cell office:value-type="float" office:value="2715">
            <text:p>2715</text:p>
          </table:table-cell>
          <table:table-cell/>
          <table:table-cell office:value-type="string">
            <text:p>R-5</text:p>
          </table:table-cell>
          <table:table-cell office:value-type="float" office:value="3620">
            <text:p>3620</text:p>
          </table:table-cell>
          <table:table-cell office:value-type="float" office:value="2600">
            <text:p>2600</text:p>
          </table:table-cell>
          <table:table-cell office:value-type="float" office:value="4310">
            <text:p>4310</text:p>
          </table:table-cell>
          <table:table-cell office:value-type="float" office:value="3330">
            <text:p>3330</text:p>
          </table:table-cell>
          <table:table-cell office:value-type="float" office:value="3520">
            <text:p>3520</text:p>
          </table:table-cell>
          <table:table-cell/>
          <table:table-cell office:value-type="string">
            <text:p>R-5</text:p>
          </table:table-cell>
          <table:table-cell office:value-type="float" office:value="6889">
            <text:p>6889</text:p>
          </table:table-cell>
          <table:table-cell office:value-type="float" office:value="5013">
            <text:p>5013</text:p>
          </table:table-cell>
          <table:table-cell office:value-type="float" office:value="8247">
            <text:p>8247</text:p>
          </table:table-cell>
          <table:table-cell office:value-type="float" office:value="6485">
            <text:p>6485</text:p>
          </table:table-cell>
          <table:table-cell office:value-type="float" office:value="6800">
            <text:p>6800</text:p>
          </table:table-cell>
          <table:table-cell/>
          <table:table-cell office:value-type="string">
            <text:p>R-5</text:p>
          </table:table-cell>
          <table:table-cell office:value-type="float" office:value="8000">
            <text:p>8000</text:p>
          </table:table-cell>
          <table:table-cell office:value-type="float" office:value="5529">
            <text:p>5529</text:p>
          </table:table-cell>
          <table:table-cell office:value-type="float" office:value="9438">
            <text:p>9438</text:p>
          </table:table-cell>
          <table:table-cell office:value-type="float" office:value="7384">
            <text:p>7384</text:p>
          </table:table-cell>
          <table:table-cell office:value-type="float" office:value="7659">
            <text:p>7659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63">
            <text:p>963</text:p>
          </table:table-cell>
          <table:table-cell office:value-type="float" office:value="1255">
            <text:p>1255</text:p>
          </table:table-cell>
          <table:table-cell office:value-type="float" office:value="1363">
            <text:p>1363</text:p>
          </table:table-cell>
          <table:table-cell office:value-type="float" office:value="1262">
            <text:p>1262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6</text:p>
          </table:table-cell>
          <table:table-cell office:value-type="float" office:value="1206">
            <text:p>1206</text:p>
          </table:table-cell>
          <table:table-cell office:value-type="float" office:value="1556">
            <text:p>1556</text:p>
          </table:table-cell>
          <table:table-cell office:value-type="float" office:value="1630">
            <text:p>1630</text:p>
          </table:table-cell>
          <table:table-cell office:value-type="float" office:value="1546">
            <text:p>1546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24">
            <text:p>1424</text:p>
          </table:table-cell>
          <table:table-cell office:value-type="float" office:value="1879">
            <text:p>1879</text:p>
          </table:table-cell>
          <table:table-cell office:value-type="float" office:value="2042">
            <text:p>2042</text:p>
          </table:table-cell>
          <table:table-cell office:value-type="float" office:value="1798">
            <text:p>1798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87">
            <text:p>1687</text:p>
          </table:table-cell>
          <table:table-cell office:value-type="float" office:value="2135">
            <text:p>2135</text:p>
          </table:table-cell>
          <table:table-cell office:value-type="float" office:value="2301">
            <text:p>2301</text:p>
          </table:table-cell>
          <table:table-cell office:value-type="float" office:value="2059">
            <text:p>2059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6</text:p>
          </table:table-cell>
          <table:table-cell office:value-type="float" office:value="1924">
            <text:p>1924</text:p>
          </table:table-cell>
          <table:table-cell office:value-type="float" office:value="2414">
            <text:p>2414</text:p>
          </table:table-cell>
          <table:table-cell office:value-type="float" office:value="2639">
            <text:p>2639</text:p>
          </table:table-cell>
          <table:table-cell office:value-type="float" office:value="2256">
            <text:p>2256</text:p>
          </table:table-cell>
          <table:table-cell office:value-type="float" office:value="2424">
            <text:p>2424</text:p>
          </table:table-cell>
          <table:table-cell/>
          <table:table-cell office:value-type="string">
            <text:p>R-6</text:p>
          </table:table-cell>
          <table:table-cell office:value-type="float" office:value="2141">
            <text:p>2141</text:p>
          </table:table-cell>
          <table:table-cell office:value-type="float" office:value="2703">
            <text:p>2703</text:p>
          </table:table-cell>
          <table:table-cell office:value-type="float" office:value="2925">
            <text:p>2925</text:p>
          </table:table-cell>
          <table:table-cell office:value-type="float" office:value="2491">
            <text:p>2491</text:p>
          </table:table-cell>
          <table:table-cell office:value-type="float" office:value="2736">
            <text:p>2736</text:p>
          </table:table-cell>
          <table:table-cell/>
          <table:table-cell office:value-type="string">
            <text:p>R-6</text:p>
          </table:table-cell>
          <table:table-cell office:value-type="float" office:value="2713">
            <text:p>2713</text:p>
          </table:table-cell>
          <table:table-cell office:value-type="float" office:value="3622">
            <text:p>3622</text:p>
          </table:table-cell>
          <table:table-cell office:value-type="float" office:value="3860">
            <text:p>3860</text:p>
          </table:table-cell>
          <table:table-cell office:value-type="float" office:value="3404">
            <text:p>3404</text:p>
          </table:table-cell>
          <table:table-cell office:value-type="float" office:value="3561">
            <text:p>3561</text:p>
          </table:table-cell>
          <table:table-cell/>
          <table:table-cell office:value-type="string">
            <text:p>R-6</text:p>
          </table:table-cell>
          <table:table-cell office:value-type="float" office:value="5203">
            <text:p>5203</text:p>
          </table:table-cell>
          <table:table-cell office:value-type="float" office:value="6729">
            <text:p>6729</text:p>
          </table:table-cell>
          <table:table-cell office:value-type="float" office:value="6747">
            <text:p>6747</text:p>
          </table:table-cell>
          <table:table-cell office:value-type="float" office:value="5933">
            <text:p>5933</text:p>
          </table:table-cell>
          <table:table-cell office:value-type="float" office:value="6687">
            <text:p>6687</text:p>
          </table:table-cell>
          <table:table-cell/>
          <table:table-cell office:value-type="string">
            <text:p>R-6</text:p>
          </table:table-cell>
          <table:table-cell office:value-type="float" office:value="5944">
            <text:p>5944</text:p>
          </table:table-cell>
          <table:table-cell office:value-type="float" office:value="7533">
            <text:p>7533</text:p>
          </table:table-cell>
          <table:table-cell office:value-type="float" office:value="7559">
            <text:p>7559</text:p>
          </table:table-cell>
          <table:table-cell office:value-type="float" office:value="6520">
            <text:p>6520</text:p>
          </table:table-cell>
          <table:table-cell office:value-type="float" office:value="7570">
            <text:p>7570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877">
            <text:p>877</text:p>
          </table:table-cell>
          <table:table-cell office:value-type="float" office:value="678">
            <text:p>678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122">
            <text:p>1122</text:p>
          </table:table-cell>
          <table:table-cell office:value-type="float" office:value="877">
            <text:p>877</text:p>
          </table:table-cell>
          <table:table-cell office:value-type="float" office:value="1548">
            <text:p>154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37">
            <text:p>1337</text:p>
          </table:table-cell>
          <table:table-cell office:value-type="float" office:value="1295">
            <text:p>1295</text:p>
          </table:table-cell>
          <table:table-cell office:value-type="float" office:value="1043">
            <text:p>1043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45">
            <text:p>1545</text:p>
          </table:table-cell>
          <table:table-cell office:value-type="float" office:value="1569">
            <text:p>1569</text:p>
          </table:table-cell>
          <table:table-cell office:value-type="float" office:value="1236">
            <text:p>1236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70">
            <text:p>1770</text:p>
          </table:table-cell>
          <table:table-cell office:value-type="float" office:value="1869">
            <text:p>1869</text:p>
          </table:table-cell>
          <table:table-cell office:value-type="float" office:value="1431">
            <text:p>1431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2102">
            <text:p>2102</text:p>
          </table:table-cell>
          <table:table-cell office:value-type="float" office:value="1616">
            <text:p>1616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731">
            <text:p>2731</text:p>
          </table:table-cell>
          <table:table-cell office:value-type="float" office:value="2182">
            <text:p>2182</text:p>
          </table:table-cell>
          <table:table-cell office:value-type="float" office:value="3548">
            <text:p>354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office:value-type="float" office:value="5806">
            <text:p>5806</text:p>
          </table:table-cell>
          <table:table-cell office:value-type="float" office:value="4198">
            <text:p>4198</text:p>
          </table:table-cell>
          <table:table-cell office:value-type="float" office:value="6741">
            <text:p>674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office:value-type="float" office:value="6536">
            <text:p>6536</text:p>
          </table:table-cell>
          <table:table-cell office:value-type="float" office:value="4773">
            <text:p>4773</text:p>
          </table:table-cell>
          <table:table-cell office:value-type="float" office:value="7665">
            <text:p>7665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float" office:value="1333">
            <text:p>1333</text:p>
          </table:table-cell>
          <table:table-cell office:value-type="float" office:value="1229">
            <text:p>1229</text:p>
          </table:table-cell>
          <table:table-cell/>
          <table:table-cell office:value-type="string">
            <text:p>R-8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713">
            <text:p>1713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402">
            <text:p>1402</text:p>
          </table:table-cell>
          <table:table-cell office:value-type="float" office:value="0">
            <text:p>0</text:p>
          </table:table-cell>
          <table:table-cell office:value-type="float" office:value="1622">
            <text:p>1622</text:p>
          </table:table-cell>
          <table:table-cell office:value-type="float" office:value="2050">
            <text:p>2050</text:p>
          </table:table-cell>
          <table:table-cell office:value-type="float" office:value="1866">
            <text:p>1866</text:p>
          </table:table-cell>
          <table:table-cell/>
          <table:table-cell office:value-type="string">
            <text:p>R-8</text:p>
          </table:table-cell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2388">
            <text:p>2388</text:p>
          </table:table-cell>
          <table:table-cell office:value-type="float" office:value="2148">
            <text:p>2148</text:p>
          </table:table-cell>
          <table:table-cell/>
          <table:table-cell office:value-type="string">
            <text:p>R-8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2091">
            <text:p>2091</text:p>
          </table:table-cell>
          <table:table-cell office:value-type="float" office:value="2677">
            <text:p>2677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8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office:value-type="float" office:value="3030">
            <text:p>3030</text:p>
          </table:table-cell>
          <table:table-cell office:value-type="float" office:value="2776">
            <text:p>2776</text:p>
          </table:table-cell>
          <table:table-cell/>
          <table:table-cell office:value-type="string">
            <text:p>R-8</text:p>
          </table:table-cell>
          <table:table-cell office:value-type="float" office:value="2874">
            <text:p>2874</text:p>
          </table:table-cell>
          <table:table-cell office:value-type="float" office:value="0">
            <text:p>0</text:p>
          </table:table-cell>
          <table:table-cell office:value-type="float" office:value="2896">
            <text:p>2896</text:p>
          </table:table-cell>
          <table:table-cell office:value-type="float" office:value="3976">
            <text:p>3976</text:p>
          </table:table-cell>
          <table:table-cell office:value-type="float" office:value="3632">
            <text:p>3632</text:p>
          </table:table-cell>
          <table:table-cell/>
          <table:table-cell office:value-type="string">
            <text:p>R-8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5804">
            <text:p>5804</text:p>
          </table:table-cell>
          <table:table-cell office:value-type="float" office:value="7710">
            <text:p>7710</text:p>
          </table:table-cell>
          <table:table-cell office:value-type="float" office:value="6639">
            <text:p>6639</text:p>
          </table:table-cell>
          <table:table-cell/>
          <table:table-cell office:value-type="string">
            <text:p>R-8</text:p>
          </table:table-cell>
          <table:table-cell office:value-type="float" office:value="7144">
            <text:p>7144</text:p>
          </table:table-cell>
          <table:table-cell office:value-type="float" office:value="0">
            <text:p>0</text:p>
          </table:table-cell>
          <table:table-cell office:value-type="float" office:value="6850">
            <text:p>6850</text:p>
          </table:table-cell>
          <table:table-cell office:value-type="float" office:value="8843">
            <text:p>8843</text:p>
          </table:table-cell>
          <table:table-cell office:value-type="float" office:value="7554">
            <text:p>7554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212">
            <text:p>1212</text:p>
          </table:table-cell>
          <table:table-cell office:value-type="float" office:value="923">
            <text:p>923</text:p>
          </table:table-cell>
          <table:table-cell office:value-type="float" office:value="1292">
            <text:p>1292</text:p>
          </table:table-cell>
          <table:table-cell office:value-type="float" office:value="1487">
            <text:p>1487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79">
            <text:p>1579</text:p>
          </table:table-cell>
          <table:table-cell office:value-type="float" office:value="1136">
            <text:p>1136</text:p>
          </table:table-cell>
          <table:table-cell office:value-type="float" office:value="1543">
            <text:p>1543</text:p>
          </table:table-cell>
          <table:table-cell office:value-type="float" office:value="1820">
            <text:p>1820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55">
            <text:p>1855</text:p>
          </table:table-cell>
          <table:table-cell office:value-type="float" office:value="1364">
            <text:p>1364</text:p>
          </table:table-cell>
          <table:table-cell office:value-type="float" office:value="1792">
            <text:p>1792</text:p>
          </table:table-cell>
          <table:table-cell office:value-type="float" office:value="2211">
            <text:p>2211</text:p>
          </table:table-cell>
          <table:table-cell office:value-type="float" office:value="1758">
            <text:p>1758</text:p>
          </table:table-cell>
          <table:table-cell/>
          <table:table-cell office:value-type="string">
            <text:p>R-9</text:p>
          </table:table-cell>
          <table:table-cell office:value-type="float" office:value="2148">
            <text:p>2148</text:p>
          </table:table-cell>
          <table:table-cell office:value-type="float" office:value="1564">
            <text:p>1564</text:p>
          </table:table-cell>
          <table:table-cell office:value-type="float" office:value="2087">
            <text:p>2087</text:p>
          </table:table-cell>
          <table:table-cell office:value-type="float" office:value="2576">
            <text:p>2576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515">
            <text:p>2515</text:p>
          </table:table-cell>
          <table:table-cell office:value-type="float" office:value="1793">
            <text:p>1793</text:p>
          </table:table-cell>
          <table:table-cell office:value-type="float" office:value="2345">
            <text:p>2345</text:p>
          </table:table-cell>
          <table:table-cell office:value-type="float" office:value="2917">
            <text:p>2917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9</text:p>
          </table:table-cell>
          <table:table-cell office:value-type="float" office:value="2784">
            <text:p>2784</text:p>
          </table:table-cell>
          <table:table-cell office:value-type="float" office:value="2021">
            <text:p>2021</text:p>
          </table:table-cell>
          <table:table-cell office:value-type="float" office:value="2521">
            <text:p>2521</text:p>
          </table:table-cell>
          <table:table-cell office:value-type="float" office:value="3328">
            <text:p>3328</text:p>
          </table:table-cell>
          <table:table-cell office:value-type="float" office:value="2696">
            <text:p>2696</text:p>
          </table:table-cell>
          <table:table-cell/>
          <table:table-cell office:value-type="string">
            <text:p>R-9</text:p>
          </table:table-cell>
          <table:table-cell office:value-type="float" office:value="3675">
            <text:p>3675</text:p>
          </table:table-cell>
          <table:table-cell office:value-type="float" office:value="2647">
            <text:p>2647</text:p>
          </table:table-cell>
          <table:table-cell office:value-type="float" office:value="3235">
            <text:p>3235</text:p>
          </table:table-cell>
          <table:table-cell office:value-type="float" office:value="4293">
            <text:p>4293</text:p>
          </table:table-cell>
          <table:table-cell office:value-type="float" office:value="3551">
            <text:p>3551</text:p>
          </table:table-cell>
          <table:table-cell/>
          <table:table-cell office:value-type="string">
            <text:p>R-9</text:p>
          </table:table-cell>
          <table:table-cell office:value-type="float" office:value="6938">
            <text:p>6938</text:p>
          </table:table-cell>
          <table:table-cell office:value-type="float" office:value="5116">
            <text:p>5116</text:p>
          </table:table-cell>
          <table:table-cell office:value-type="float" office:value="6326">
            <text:p>6326</text:p>
          </table:table-cell>
          <table:table-cell office:value-type="float" office:value="8325">
            <text:p>8325</text:p>
          </table:table-cell>
          <table:table-cell office:value-type="float" office:value="6780">
            <text:p>6780</text:p>
          </table:table-cell>
          <table:table-cell/>
          <table:table-cell office:value-type="string">
            <text:p>R-9</text:p>
          </table:table-cell>
          <table:table-cell office:value-type="float" office:value="8088">
            <text:p>8088</text:p>
          </table:table-cell>
          <table:table-cell office:value-type="float" office:value="5809">
            <text:p>5809</text:p>
          </table:table-cell>
          <table:table-cell office:value-type="float" office:value="7165">
            <text:p>7165</text:p>
          </table:table-cell>
          <table:table-cell office:value-type="float" office:value="9420">
            <text:p>9420</text:p>
          </table:table-cell>
          <table:table-cell office:value-type="float" office:value="7639">
            <text:p>7639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65">
            <text:p>965</text:p>
          </table:table-cell>
          <table:table-cell office:value-type="float" office:value="1179">
            <text:p>1179</text:p>
          </table:table-cell>
          <table:table-cell office:value-type="float" office:value="1038">
            <text:p>1038</text:p>
          </table:table-cell>
          <table:table-cell office:value-type="float" office:value="1686">
            <text:p>1686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0</text:p>
          </table:table-cell>
          <table:table-cell office:value-type="float" office:value="1258">
            <text:p>1258</text:p>
          </table:table-cell>
          <table:table-cell office:value-type="float" office:value="1532">
            <text:p>1532</text:p>
          </table:table-cell>
          <table:table-cell office:value-type="float" office:value="1234">
            <text:p>1234</text:p>
          </table:table-cell>
          <table:table-cell office:value-type="float" office:value="1911">
            <text:p>1911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95">
            <text:p>1495</text:p>
          </table:table-cell>
          <table:table-cell office:value-type="float" office:value="1834">
            <text:p>1834</text:p>
          </table:table-cell>
          <table:table-cell office:value-type="float" office:value="1452">
            <text:p>1452</text:p>
          </table:table-cell>
          <table:table-cell office:value-type="float" office:value="2245">
            <text:p>2245</text:p>
          </table:table-cell>
          <table:table-cell office:value-type="float" office:value="1804">
            <text:p>1804</text:p>
          </table:table-cell>
          <table:table-cell/>
          <table:table-cell office:value-type="string">
            <text:p>R-10</text:p>
          </table:table-cell>
          <table:table-cell office:value-type="float" office:value="1690">
            <text:p>1690</text:p>
          </table:table-cell>
          <table:table-cell office:value-type="float" office:value="2137">
            <text:p>2137</text:p>
          </table:table-cell>
          <table:table-cell office:value-type="float" office:value="1709">
            <text:p>1709</text:p>
          </table:table-cell>
          <table:table-cell office:value-type="float" office:value="2462">
            <text:p>2462</text:p>
          </table:table-cell>
          <table:table-cell office:value-type="float" office:value="2118">
            <text:p>2118</text:p>
          </table:table-cell>
          <table:table-cell/>
          <table:table-cell office:value-type="string">
            <text:p>R-10</text:p>
          </table:table-cell>
          <table:table-cell office:value-type="float" office:value="1908">
            <text:p>1908</text:p>
          </table:table-cell>
          <table:table-cell office:value-type="float" office:value="2506">
            <text:p>2506</text:p>
          </table:table-cell>
          <table:table-cell office:value-type="float" office:value="1885">
            <text:p>1885</text:p>
          </table:table-cell>
          <table:table-cell office:value-type="float" office:value="2801">
            <text:p>2801</text:p>
          </table:table-cell>
          <table:table-cell office:value-type="float" office:value="2440">
            <text:p>2440</text:p>
          </table:table-cell>
          <table:table-cell/>
          <table:table-cell office:value-type="string">
            <text:p>R-10</text:p>
          </table:table-cell>
          <table:table-cell office:value-type="float" office:value="2197">
            <text:p>2197</text:p>
          </table:table-cell>
          <table:table-cell office:value-type="float" office:value="2790">
            <text:p>2790</text:p>
          </table:table-cell>
          <table:table-cell office:value-type="float" office:value="2185">
            <text:p>2185</text:p>
          </table:table-cell>
          <table:table-cell office:value-type="float" office:value="2945">
            <text:p>2945</text:p>
          </table:table-cell>
          <table:table-cell office:value-type="float" office:value="2751">
            <text:p>2751</text:p>
          </table:table-cell>
          <table:table-cell/>
          <table:table-cell office:value-type="string">
            <text:p>R-10</text:p>
          </table:table-cell>
          <table:table-cell office:value-type="float" office:value="2752">
            <text:p>2752</text:p>
          </table:table-cell>
          <table:table-cell office:value-type="float" office:value="3671">
            <text:p>3671</text:p>
          </table:table-cell>
          <table:table-cell office:value-type="float" office:value="3057">
            <text:p>3057</text:p>
          </table:table-cell>
          <table:table-cell office:value-type="float" office:value="3923">
            <text:p>3923</text:p>
          </table:table-cell>
          <table:table-cell office:value-type="float" office:value="3585">
            <text:p>3585</text:p>
          </table:table-cell>
          <table:table-cell/>
          <table:table-cell office:value-type="string">
            <text:p>R-10</text:p>
          </table:table-cell>
          <table:table-cell office:value-type="float" office:value="5112">
            <text:p>5112</text:p>
          </table:table-cell>
          <table:table-cell office:value-type="float" office:value="6993">
            <text:p>6993</text:p>
          </table:table-cell>
          <table:table-cell office:value-type="float" office:value="5645">
            <text:p>5645</text:p>
          </table:table-cell>
          <table:table-cell office:value-type="float" office:value="6106">
            <text:p>6106</text:p>
          </table:table-cell>
          <table:table-cell office:value-type="float" office:value="6659">
            <text:p>6659</text:p>
          </table:table-cell>
          <table:table-cell/>
          <table:table-cell office:value-type="string">
            <text:p>R-10</text:p>
          </table:table-cell>
          <table:table-cell office:value-type="float" office:value="5829">
            <text:p>5829</text:p>
          </table:table-cell>
          <table:table-cell office:value-type="float" office:value="7917">
            <text:p>7917</text:p>
          </table:table-cell>
          <table:table-cell office:value-type="float" office:value="6240">
            <text:p>6240</text:p>
          </table:table-cell>
          <table:table-cell office:value-type="float" office:value="6822">
            <text:p>6822</text:p>
          </table:table-cell>
          <table:table-cell office:value-type="float" office:value="7560">
            <text:p>7560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6">
            <text:p>886</text:p>
          </table:table-cell>
          <table:table-cell office:value-type="float" office:value="668">
            <text:p>668</text:p>
          </table:table-cell>
          <table:table-cell office:value-type="float" office:value="906">
            <text:p>906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885">
            <text:p>885</text:p>
          </table:table-cell>
          <table:table-cell office:value-type="float" office:value="1166">
            <text:p>1166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403">
            <text:p>1403</text:p>
          </table:table-cell>
          <table:table-cell office:value-type="float" office:value="995">
            <text:p>995</text:p>
          </table:table-cell>
          <table:table-cell office:value-type="float" office:value="1413">
            <text:p>1413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202">
            <text:p>1202</text:p>
          </table:table-cell>
          <table:table-cell office:value-type="float" office:value="1633">
            <text:p>1633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 office:value-type="float" office:value="1395">
            <text:p>1395</text:p>
          </table:table-cell>
          <table:table-cell office:value-type="float" office:value="1894">
            <text:p>1894</text:p>
          </table:table-cell>
          <table:table-cell office:value-type="float" office:value="2435">
            <text:p>24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office:value-type="float" office:value="1558">
            <text:p>1558</text:p>
          </table:table-cell>
          <table:table-cell office:value-type="float" office:value="2136">
            <text:p>2136</text:p>
          </table:table-cell>
          <table:table-cell office:value-type="float" office:value="2737">
            <text:p>273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float" office:value="2000">
            <text:p>2000</text:p>
          </table:table-cell>
          <table:table-cell office:value-type="float" office:value="2930">
            <text:p>2930</text:p>
          </table:table-cell>
          <table:table-cell office:value-type="float" office:value="3539">
            <text:p>353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370">
            <text:p>5370</text:p>
          </table:table-cell>
          <table:table-cell office:value-type="float" office:value="4073">
            <text:p>4073</text:p>
          </table:table-cell>
          <table:table-cell office:value-type="float" office:value="5782">
            <text:p>5782</text:p>
          </table:table-cell>
          <table:table-cell office:value-type="float" office:value="6697">
            <text:p>669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95">
            <text:p>5895</text:p>
          </table:table-cell>
          <table:table-cell office:value-type="float" office:value="4591">
            <text:p>4591</text:p>
          </table:table-cell>
          <table:table-cell office:value-type="float" office:value="6434">
            <text:p>6434</text:p>
          </table:table-cell>
          <table:table-cell office:value-type="float" office:value="7610">
            <text:p>7610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865">
            <text:p>865</text:p>
          </table:table-cell>
          <table:table-cell table:number-columns-repeated="2" office:value-type="float" office:value="0">
            <text:p>0</text:p>
          </table:table-cell>
          <table:table-cell office:value-type="float" office:value="1022">
            <text:p>1022</text:p>
          </table:table-cell>
          <table:table-cell office:value-type="float" office:value="1251">
            <text:p>1251</text:p>
          </table:table-cell>
          <table:table-cell/>
          <table:table-cell office:value-type="string">
            <text:p>R-12</text:p>
          </table:table-cell>
          <table:table-cell office:value-type="float" office:value="1062">
            <text:p>1062</text:p>
          </table:table-cell>
          <table:table-cell table:number-columns-repeated="2"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526">
            <text:p>1526</text:p>
          </table:table-cell>
          <table:table-cell/>
          <table:table-cell office:value-type="string">
            <text:p>R-12</text:p>
          </table:table-cell>
          <table:table-cell office:value-type="float" office:value="1285">
            <text:p>1285</text:p>
          </table:table-cell>
          <table:table-cell table:number-columns-repeated="2" office:value-type="float" office:value="0">
            <text:p>0</text:p>
          </table:table-cell>
          <table:table-cell office:value-type="float" office:value="1575">
            <text:p>1575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2</text:p>
          </table:table-cell>
          <table:table-cell office:value-type="float" office:value="1537">
            <text:p>1537</text:p>
          </table:table-cell>
          <table:table-cell table:number-columns-repeated="2" office:value-type="float" office:value="0">
            <text:p>0</text:p>
          </table:table-cell>
          <table:table-cell office:value-type="float" office:value="1838">
            <text:p>1838</text:p>
          </table:table-cell>
          <table:table-cell office:value-type="float" office:value="2092">
            <text:p>2092</text:p>
          </table:table-cell>
          <table:table-cell/>
          <table:table-cell office:value-type="string">
            <text:p>R-12</text:p>
          </table:table-cell>
          <table:table-cell office:value-type="float" office:value="1728">
            <text:p>1728</text:p>
          </table:table-cell>
          <table:table-cell table:number-columns-repeated="2" office:value-type="float" office:value="0">
            <text:p>0</text:p>
          </table:table-cell>
          <table:table-cell office:value-type="float" office:value="2029">
            <text:p>2029</text:p>
          </table:table-cell>
          <table:table-cell office:value-type="float" office:value="2365">
            <text:p>2365</text:p>
          </table:table-cell>
          <table:table-cell/>
          <table:table-cell office:value-type="string">
            <text:p>R-12</text:p>
          </table:table-cell>
          <table:table-cell office:value-type="float" office:value="1938">
            <text:p>1938</text:p>
          </table:table-cell>
          <table:table-cell table:number-columns-repeated="2" office:value-type="float" office:value="0">
            <text:p>0</text:p>
          </table:table-cell>
          <table:table-cell office:value-type="float" office:value="2329">
            <text:p>2329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12</text:p>
          </table:table-cell>
          <table:table-cell office:value-type="float" office:value="2467">
            <text:p>2467</text:p>
          </table:table-cell>
          <table:table-cell table:number-columns-repeated="2" office:value-type="float" office:value="0">
            <text:p>0</text:p>
          </table:table-cell>
          <table:table-cell office:value-type="float" office:value="3115">
            <text:p>3115</text:p>
          </table:table-cell>
          <table:table-cell office:value-type="float" office:value="3506">
            <text:p>3506</text:p>
          </table:table-cell>
          <table:table-cell/>
          <table:table-cell office:value-type="string">
            <text:p>R-12</text:p>
          </table:table-cell>
          <table:table-cell office:value-type="float" office:value="4892">
            <text:p>4892</text:p>
          </table:table-cell>
          <table:table-cell table:number-columns-repeated="2" office:value-type="float" office:value="0">
            <text:p>0</text:p>
          </table:table-cell>
          <table:table-cell office:value-type="float" office:value="6029">
            <text:p>6029</text:p>
          </table:table-cell>
          <table:table-cell office:value-type="float" office:value="6691">
            <text:p>6691</text:p>
          </table:table-cell>
          <table:table-cell/>
          <table:table-cell office:value-type="string">
            <text:p>R-12</text:p>
          </table:table-cell>
          <table:table-cell office:value-type="float" office:value="6072">
            <text:p>6072</text:p>
          </table:table-cell>
          <table:table-cell table:number-columns-repeated="2" office:value-type="float" office:value="0">
            <text:p>0</text:p>
          </table:table-cell>
          <table:table-cell office:value-type="float" office:value="7007">
            <text:p>7007</text:p>
          </table:table-cell>
          <table:table-cell office:value-type="float" office:value="7619">
            <text:p>7619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35">
            <text:p>113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3</text:p>
          </table:table-cell>
          <table:table-cell office:value-type="float" office:value="1457">
            <text:p>1457</text:p>
          </table:table-cell>
          <table:table-cell office:value-type="float" office:value="1058">
            <text:p>1058</text:p>
          </table:table-cell>
          <table:table-cell office:value-type="float" office:value="0">
            <text:p>0</text:p>
          </table:table-cell>
          <table:table-cell office:value-type="float" office:value="1397">
            <text:p>1397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20">
            <text:p>1720</text:p>
          </table:table-cell>
          <table:table-cell office:value-type="float" office:value="1262">
            <text:p>1262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3</text:p>
          </table:table-cell>
          <table:table-cell office:value-type="float" office:value="2099">
            <text:p>2099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3</text:p>
          </table:table-cell>
          <table:table-cell office:value-type="float" office:value="2346">
            <text:p>2346</text:p>
          </table:table-cell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2190">
            <text:p>2190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3</text:p>
          </table:table-cell>
          <table:table-cell office:value-type="float" office:value="2629">
            <text:p>2629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2447">
            <text:p>2447</text:p>
          </table:table-cell>
          <table:table-cell office:value-type="float" office:value="2699">
            <text:p>2699</text:p>
          </table:table-cell>
          <table:table-cell/>
          <table:table-cell office:value-type="string">
            <text:p>R-13</text:p>
          </table:table-cell>
          <table:table-cell office:value-type="float" office:value="3526">
            <text:p>3526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2972">
            <text:p>2972</text:p>
          </table:table-cell>
          <table:table-cell office:value-type="float" office:value="3503">
            <text:p>3503</text:p>
          </table:table-cell>
          <table:table-cell/>
          <table:table-cell office:value-type="string">
            <text:p>R-13</text:p>
          </table:table-cell>
          <table:table-cell office:value-type="float" office:value="6698">
            <text:p>6698</text:p>
          </table:table-cell>
          <table:table-cell office:value-type="float" office:value="4505">
            <text:p>4505</text:p>
          </table:table-cell>
          <table:table-cell office:value-type="float" office:value="0">
            <text:p>0</text:p>
          </table:table-cell>
          <table:table-cell office:value-type="float" office:value="5149">
            <text:p>5149</text:p>
          </table:table-cell>
          <table:table-cell office:value-type="float" office:value="6665">
            <text:p>6665</text:p>
          </table:table-cell>
          <table:table-cell/>
          <table:table-cell office:value-type="string">
            <text:p>R-13</text:p>
          </table:table-cell>
          <table:table-cell office:value-type="float" office:value="7831">
            <text:p>7831</text:p>
          </table:table-cell>
          <table:table-cell office:value-type="float" office:value="4904">
            <text:p>4904</text:p>
          </table:table-cell>
          <table:table-cell office:value-type="float" office:value="0">
            <text:p>0</text:p>
          </table:table-cell>
          <table:table-cell office:value-type="float" office:value="5721">
            <text:p>5721</text:p>
          </table:table-cell>
          <table:table-cell office:value-type="float" office:value="7526">
            <text:p>7526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39">
            <text:p>839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062">
            <text:p>1062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1454">
            <text:p>1454</text:p>
          </table:table-cell>
          <table:table-cell/>
          <table:table-cell office:value-type="string">
            <text:p>R-14</text:p>
          </table:table-cell>
          <table:table-cell office:value-type="float" office:value="1299">
            <text:p>1299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714">
            <text:p>1714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46">
            <text:p>1546</text:p>
          </table:table-cell>
          <table:table-cell office:value-type="float" office:value="1884">
            <text:p>1884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4</text:p>
          </table:table-cell>
          <table:table-cell office:value-type="float" office:value="1735">
            <text:p>1735</text:p>
          </table:table-cell>
          <table:table-cell office:value-type="float" office:value="2160">
            <text:p>2160</text:p>
          </table:table-cell>
          <table:table-cell office:value-type="float" office:value="0">
            <text:p>0</text:p>
          </table:table-cell>
          <table:table-cell office:value-type="float" office:value="2098">
            <text:p>2098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14</text:p>
          </table:table-cell>
          <table:table-cell office:value-type="float" office:value="1973">
            <text:p>1973</text:p>
          </table:table-cell>
          <table:table-cell office:value-type="float" office:value="2528">
            <text:p>2528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659">
            <text:p>2659</text:p>
          </table:table-cell>
          <table:table-cell/>
          <table:table-cell office:value-type="string">
            <text:p>R-14</text:p>
          </table:table-cell>
          <table:table-cell office:value-type="float" office:value="2680">
            <text:p>2680</text:p>
          </table:table-cell>
          <table:table-cell office:value-type="float" office:value="3381">
            <text:p>3381</text:p>
          </table:table-cell>
          <table:table-cell office:value-type="float" office:value="0">
            <text:p>0</text:p>
          </table:table-cell>
          <table:table-cell office:value-type="float" office:value="3249">
            <text:p>3249</text:p>
          </table:table-cell>
          <table:table-cell office:value-type="float" office:value="3498">
            <text:p>3498</text:p>
          </table:table-cell>
          <table:table-cell/>
          <table:table-cell office:value-type="string">
            <text:p>R-14</text:p>
          </table:table-cell>
          <table:table-cell office:value-type="float" office:value="4722">
            <text:p>4722</text:p>
          </table:table-cell>
          <table:table-cell office:value-type="float" office:value="6306">
            <text:p>6306</text:p>
          </table:table-cell>
          <table:table-cell office:value-type="float" office:value="0">
            <text:p>0</text:p>
          </table:table-cell>
          <table:table-cell office:value-type="float" office:value="5119">
            <text:p>5119</text:p>
          </table:table-cell>
          <table:table-cell office:value-type="float" office:value="6669">
            <text:p>6669</text:p>
          </table:table-cell>
          <table:table-cell/>
          <table:table-cell office:value-type="string">
            <text:p>R-14</text:p>
          </table:table-cell>
          <table:table-cell office:value-type="float" office:value="5426">
            <text:p>5426</text:p>
          </table:table-cell>
          <table:table-cell office:value-type="float" office:value="6751">
            <text:p>6751</text:p>
          </table:table-cell>
          <table:table-cell office:value-type="float" office:value="0">
            <text:p>0</text:p>
          </table:table-cell>
          <table:table-cell office:value-type="float" office:value="5814">
            <text:p>5814</text:p>
          </table:table-cell>
          <table:table-cell office:value-type="float" office:value="7580">
            <text:p>7580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1196">
            <text:p>119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1486">
            <text:p>148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994">
            <text:p>994</text:p>
          </table:table-cell>
          <table:table-cell office:value-type="float" office:value="1788">
            <text:p>178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607">
            <text:p>1607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1486">
            <text:p>1486</text:p>
          </table:table-cell>
          <table:table-cell office:value-type="float" office:value="2694">
            <text:p>26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0">
            <text:p>0</text:p>
          </table:table-cell>
          <table:table-cell office:value-type="float" office:value="2088">
            <text:p>2088</text:p>
          </table:table-cell>
          <table:table-cell office:value-type="float" office:value="3475">
            <text:p>347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841">
            <text:p>4841</text:p>
          </table:table-cell>
          <table:table-cell office:value-type="float" office:value="0">
            <text:p>0</text:p>
          </table:table-cell>
          <table:table-cell office:value-type="float" office:value="3820">
            <text:p>3820</text:p>
          </table:table-cell>
          <table:table-cell office:value-type="float" office:value="6651">
            <text:p>665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366">
            <text:p>5366</text:p>
          </table:table-cell>
          <table:table-cell office:value-type="float" office:value="0">
            <text:p>0</text:p>
          </table:table-cell>
          <table:table-cell office:value-type="float" office:value="4258">
            <text:p>4258</text:p>
          </table:table-cell>
          <table:table-cell office:value-type="float" office:value="7565">
            <text:p>7565</text:p>
          </table:table-cell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nop</text:p>
          </table:table-cell>
          <table:table-cell table:style-name="ce16"/>
          <table:table-cell table:style-name="ce16" office:value-type="string">
            <text:p>transpos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2291">
            <text:p>229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/>
          <table:table-cell office:value-type="string">
            <text:p>R-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2844">
            <text:p>2844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0</text:p>
          </table:table-cell>
          <table:table-cell office:value-type="float" office:value="1718">
            <text:p>1718</text:p>
          </table:table-cell>
          <table:table-cell office:value-type="float" office:value="0">
            <text:p>0</text:p>
          </table:table-cell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R-0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3799">
            <text:p>3799</text:p>
          </table:table-cell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0</text:p>
          </table:table-cell>
          <table:table-cell office:value-type="float" office:value="2345">
            <text:p>2345</text:p>
          </table:table-cell>
          <table:table-cell office:value-type="float" office:value="0">
            <text:p>0</text:p>
          </table:table-cell>
          <table:table-cell office:value-type="float" office:value="4231">
            <text:p>4231</text:p>
          </table:table-cell>
          <table:table-cell office:value-type="float" office:value="0">
            <text:p>0</text:p>
          </table:table-cell>
          <table:table-cell office:value-type="float" office:value="2371">
            <text:p>2371</text:p>
          </table:table-cell>
          <table:table-cell/>
          <table:table-cell office:value-type="string">
            <text:p>R-0</text:p>
          </table:table-cell>
          <table:table-cell office:value-type="float" office:value="5364">
            <text:p>5364</text:p>
          </table:table-cell>
          <table:table-cell office:value-type="float" office:value="0">
            <text:p>0</text:p>
          </table:table-cell>
          <table:table-cell office:value-type="float" office:value="8807">
            <text:p>8807</text:p>
          </table:table-cell>
          <table:table-cell office:value-type="float" office:value="0">
            <text:p>0</text:p>
          </table:table-cell>
          <table:table-cell office:value-type="float" office:value="5438">
            <text:p>5438</text:p>
          </table:table-cell>
          <table:table-cell/>
          <table:table-cell office:value-type="string">
            <text:p>R-0</text:p>
          </table:table-cell>
          <table:table-cell office:value-type="float" office:value="6939">
            <text:p>6939</text:p>
          </table:table-cell>
          <table:table-cell office:value-type="float" office:value="0">
            <text:p>0</text:p>
          </table:table-cell>
          <table:table-cell office:value-type="float" office:value="10068">
            <text:p>10068</text:p>
          </table:table-cell>
          <table:table-cell office:value-type="float" office:value="0">
            <text:p>0</text:p>
          </table:table-cell>
          <table:table-cell office:value-type="float" office:value="6844">
            <text:p>6844</text:p>
          </table:table-cell>
          <table:table-cell/>
          <table:table-cell office:value-type="string">
            <text:p>R-0</text:p>
          </table:table-cell>
          <table:table-cell office:value-type="float" office:value="12236">
            <text:p>12236</text:p>
          </table:table-cell>
          <table:table-cell office:value-type="float" office:value="0">
            <text:p>0</text:p>
          </table:table-cell>
          <table:table-cell office:value-type="float" office:value="15064">
            <text:p>15064</text:p>
          </table:table-cell>
          <table:table-cell office:value-type="float" office:value="0">
            <text:p>0</text:p>
          </table:table-cell>
          <table:table-cell office:value-type="float" office:value="11242">
            <text:p>1124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477">
            <text:p>1477</text:p>
          </table:table-cell>
          <table:table-cell office:value-type="float" office:value="2291">
            <text:p>2291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1</text:p>
          </table:table-cell>
          <table:table-cell office:value-type="float" office:value="1838">
            <text:p>1838</text:p>
          </table:table-cell>
          <table:table-cell office:value-type="float" office:value="2844">
            <text:p>2844</text:p>
          </table:table-cell>
          <table:table-cell table:number-columns-repeated="2" office:value-type="float" office:value="0">
            <text:p>0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1</text:p>
          </table:table-cell>
          <table:table-cell office:value-type="float" office:value="2148">
            <text:p>2148</text:p>
          </table:table-cell>
          <table:table-cell office:value-type="float" office:value="3350">
            <text:p>3350</text:p>
          </table:table-cell>
          <table:table-cell table:number-columns-repeated="2" office:value-type="float" office:value="0">
            <text:p>0</text:p>
          </table:table-cell>
          <table:table-cell office:value-type="float" office:value="1739">
            <text:p>1739</text:p>
          </table:table-cell>
          <table:table-cell/>
          <table:table-cell office:value-type="string">
            <text:p>R-1</text:p>
          </table:table-cell>
          <table:table-cell office:value-type="float" office:value="2463">
            <text:p>2463</text:p>
          </table:table-cell>
          <table:table-cell office:value-type="float" office:value="3799">
            <text:p>3799</text:p>
          </table:table-cell>
          <table:table-cell table:number-columns-repeated="2" office:value-type="float" office:value="0">
            <text:p>0</text:p>
          </table:table-cell>
          <table:table-cell office:value-type="float" office:value="2039">
            <text:p>2039</text:p>
          </table:table-cell>
          <table:table-cell/>
          <table:table-cell office:value-type="string">
            <text:p>R-1</text:p>
          </table:table-cell>
          <table:table-cell office:value-type="float" office:value="2868">
            <text:p>2868</text:p>
          </table:table-cell>
          <table:table-cell office:value-type="float" office:value="4231">
            <text:p>4231</text:p>
          </table:table-cell>
          <table:table-cell table:number-columns-repeated="2" office:value-type="float" office:value="0">
            <text:p>0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1</text:p>
          </table:table-cell>
          <table:table-cell office:value-type="float" office:value="6482">
            <text:p>6482</text:p>
          </table:table-cell>
          <table:table-cell office:value-type="float" office:value="8807">
            <text:p>8807</text:p>
          </table:table-cell>
          <table:table-cell table:number-columns-repeated="2" office:value-type="float" office:value="0">
            <text:p>0</text:p>
          </table:table-cell>
          <table:table-cell office:value-type="float" office:value="5396">
            <text:p>5396</text:p>
          </table:table-cell>
          <table:table-cell/>
          <table:table-cell office:value-type="string">
            <text:p>R-1</text:p>
          </table:table-cell>
          <table:table-cell office:value-type="float" office:value="8277">
            <text:p>8277</text:p>
          </table:table-cell>
          <table:table-cell office:value-type="float" office:value="10068">
            <text:p>10068</text:p>
          </table:table-cell>
          <table:table-cell table:number-columns-repeated="2" office:value-type="float" office:value="0">
            <text:p>0</text:p>
          </table:table-cell>
          <table:table-cell office:value-type="float" office:value="6840">
            <text:p>6840</text:p>
          </table:table-cell>
          <table:table-cell/>
          <table:table-cell office:value-type="string">
            <text:p>R-1</text:p>
          </table:table-cell>
          <table:table-cell office:value-type="float" office:value="14037">
            <text:p>14037</text:p>
          </table:table-cell>
          <table:table-cell office:value-type="float" office:value="15064">
            <text:p>15064</text:p>
          </table:table-cell>
          <table:table-cell table:number-columns-repeated="2" office:value-type="float" office:value="0">
            <text:p>0</text:p>
          </table:table-cell>
          <table:table-cell office:value-type="float" office:value="11182">
            <text:p>1118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97">
            <text:p>297</text:p>
          </table:table-cell>
          <table:table-cell office:value-type="float" office:value="1117">
            <text:p>1117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2</text:p>
          </table:table-cell>
          <table:table-cell office:value-type="float" office:value="331">
            <text:p>331</text:p>
          </table:table-cell>
          <table:table-cell office:value-type="float" office:value="1348">
            <text:p>1348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1507">
            <text:p>1507</text:p>
          </table:table-cell>
          <table:table-cell/>
          <table:table-cell office:value-type="string">
            <text:p>R-2</text:p>
          </table:table-cell>
          <table:table-cell office:value-type="float" office:value="372">
            <text:p>372</text:p>
          </table:table-cell>
          <table:table-cell office:value-type="float" office:value="1553">
            <text:p>1553</text:p>
          </table:table-cell>
          <table:table-cell office:value-type="float" office:value="2102">
            <text:p>210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/>
          <table:table-cell office:value-type="string">
            <text:p>R-2</text:p>
          </table:table-cell>
          <table:table-cell office:value-type="float" office:value="381">
            <text:p>381</text:p>
          </table:table-cell>
          <table:table-cell office:value-type="float" office:value="1695">
            <text:p>1695</text:p>
          </table:table-cell>
          <table:table-cell office:value-type="float" office:value="2557">
            <text:p>2557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/>
          <table:table-cell office:value-type="string">
            <text:p>R-2</text:p>
          </table:table-cell>
          <table:table-cell office:value-type="float" office:value="459">
            <text:p>459</text:p>
          </table:table-cell>
          <table:table-cell office:value-type="float" office:value="1815">
            <text:p>1815</text:p>
          </table:table-cell>
          <table:table-cell office:value-type="float" office:value="2927">
            <text:p>2927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/>
          <table:table-cell office:value-type="string">
            <text:p>R-2</text:p>
          </table:table-cell>
          <table:table-cell office:value-type="float" office:value="1064">
            <text:p>1064</text:p>
          </table:table-cell>
          <table:table-cell office:value-type="float" office:value="4247">
            <text:p>4247</text:p>
          </table:table-cell>
          <table:table-cell office:value-type="float" office:value="6601">
            <text:p>6601</text:p>
          </table:table-cell>
          <table:table-cell office:value-type="float" office:value="0">
            <text:p>0</text:p>
          </table:table-cell>
          <table:table-cell office:value-type="float" office:value="5418">
            <text:p>5418</text:p>
          </table:table-cell>
          <table:table-cell/>
          <table:table-cell office:value-type="string">
            <text:p>R-2</text:p>
          </table:table-cell>
          <table:table-cell office:value-type="float" office:value="1456">
            <text:p>1456</text:p>
          </table:table-cell>
          <table:table-cell office:value-type="float" office:value="4956">
            <text:p>4956</text:p>
          </table:table-cell>
          <table:table-cell office:value-type="float" office:value="6955">
            <text:p>6955</text:p>
          </table:table-cell>
          <table:table-cell office:value-type="float" office:value="0">
            <text:p>0</text:p>
          </table:table-cell>
          <table:table-cell office:value-type="float" office:value="6821">
            <text:p>6821</text:p>
          </table:table-cell>
          <table:table-cell/>
          <table:table-cell office:value-type="string">
            <text:p>R-2</text:p>
          </table:table-cell>
          <table:table-cell office:value-type="float" office:value="2749">
            <text:p>2749</text:p>
          </table:table-cell>
          <table:table-cell office:value-type="float" office:value="7427">
            <text:p>7427</text:p>
          </table:table-cell>
          <table:table-cell office:value-type="float" office:value="10428">
            <text:p>10428</text:p>
          </table:table-cell>
          <table:table-cell office:value-type="float" office:value="0">
            <text:p>0</text:p>
          </table:table-cell>
          <table:table-cell office:value-type="float" office:value="11288">
            <text:p>1128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table:number-columns-repeated="2" office:value-type="float" office:value="0">
            <text:p>0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table:number-columns-repeated="2"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26">
            <text:p>1826</text:p>
          </table:table-cell>
          <table:table-cell table:number-columns-repeated="2" office:value-type="float" office:value="0">
            <text:p>0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27">
            <text:p>2127</text:p>
          </table:table-cell>
          <table:table-cell table:number-columns-repeated="2"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table:number-columns-repeated="2" office:value-type="float" office:value="0">
            <text:p>0</text:p>
          </table:table-cell>
          <table:table-cell office:value-type="float" office:value="2443">
            <text:p>244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426">
            <text:p>5426</text:p>
          </table:table-cell>
          <table:table-cell table:number-columns-repeated="2" office:value-type="float" office:value="0">
            <text:p>0</text:p>
          </table:table-cell>
          <table:table-cell office:value-type="float" office:value="5424">
            <text:p>542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51">
            <text:p>5951</text:p>
          </table:table-cell>
          <table:table-cell table:number-columns-repeated="2" office:value-type="float" office:value="0">
            <text:p>0</text:p>
          </table:table-cell>
          <table:table-cell office:value-type="float" office:value="6908">
            <text:p>690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50">
            <text:p>8950</text:p>
          </table:table-cell>
          <table:table-cell table:number-columns-repeated="2" office:value-type="float" office:value="0">
            <text:p>0</text:p>
          </table:table-cell>
          <table:table-cell office:value-type="float" office:value="11358">
            <text:p>1135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59">
            <text:p>959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float" office:value="1175">
            <text:p>1175</text:p>
          </table:table-cell>
          <table:table-cell office:value-type="float" office:value="1174">
            <text:p>1174</text:p>
          </table:table-cell>
          <table:table-cell/>
          <table:table-cell office:value-type="string">
            <text:p>R-4</text:p>
          </table:table-cell>
          <table:table-cell office:value-type="float" office:value="1231">
            <text:p>1231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1470">
            <text:p>1470</text:p>
          </table:table-cell>
          <table:table-cell office:value-type="float" office:value="1496">
            <text:p>1496</text:p>
          </table:table-cell>
          <table:table-cell/>
          <table:table-cell office:value-type="string">
            <text:p>R-4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2794">
            <text:p>2794</text:p>
          </table:table-cell>
          <table:table-cell office:value-type="float" office:value="1718">
            <text:p>1718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4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3122">
            <text:p>3122</text:p>
          </table:table-cell>
          <table:table-cell office:value-type="float" office:value="2002">
            <text:p>2002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4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3410">
            <text:p>3410</text:p>
          </table:table-cell>
          <table:table-cell office:value-type="float" office:value="2345">
            <text:p>2345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4</text:p>
          </table:table-cell>
          <table:table-cell office:value-type="float" office:value="4954">
            <text:p>4954</text:p>
          </table:table-cell>
          <table:table-cell office:value-type="float" office:value="0">
            <text:p>0</text:p>
          </table:table-cell>
          <table:table-cell office:value-type="float" office:value="7629">
            <text:p>7629</text:p>
          </table:table-cell>
          <table:table-cell office:value-type="float" office:value="5364">
            <text:p>5364</text:p>
          </table:table-cell>
          <table:table-cell office:value-type="float" office:value="4560">
            <text:p>4560</text:p>
          </table:table-cell>
          <table:table-cell/>
          <table:table-cell office:value-type="string">
            <text:p>R-4</text:p>
          </table:table-cell>
          <table:table-cell office:value-type="float" office:value="6251">
            <text:p>6251</text:p>
          </table:table-cell>
          <table:table-cell office:value-type="float" office:value="0">
            <text:p>0</text:p>
          </table:table-cell>
          <table:table-cell office:value-type="float" office:value="8477">
            <text:p>8477</text:p>
          </table:table-cell>
          <table:table-cell office:value-type="float" office:value="6939">
            <text:p>6939</text:p>
          </table:table-cell>
          <table:table-cell office:value-type="float" office:value="5112">
            <text:p>5112</text:p>
          </table:table-cell>
          <table:table-cell/>
          <table:table-cell office:value-type="string">
            <text:p>R-4</text:p>
          </table:table-cell>
          <table:table-cell office:value-type="float" office:value="10535">
            <text:p>10535</text:p>
          </table:table-cell>
          <table:table-cell office:value-type="float" office:value="0">
            <text:p>0</text:p>
          </table:table-cell>
          <table:table-cell office:value-type="float" office:value="12675">
            <text:p>12675</text:p>
          </table:table-cell>
          <table:table-cell office:value-type="float" office:value="12236">
            <text:p>12236</text:p>
          </table:table-cell>
          <table:table-cell office:value-type="float" office:value="7637">
            <text:p>763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455">
            <text:p>1455</text:p>
          </table:table-cell>
          <table:table-cell office:value-type="float" office:value="834">
            <text:p>834</text:p>
          </table:table-cell>
          <table:table-cell office:value-type="float" office:value="1378">
            <text:p>1378</text:p>
          </table:table-cell>
          <table:table-cell office:value-type="float" office:value="1469">
            <text:p>1469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5</text:p>
          </table:table-cell>
          <table:table-cell office:value-type="float" office:value="1811">
            <text:p>1811</text:p>
          </table:table-cell>
          <table:table-cell office:value-type="float" office:value="1006">
            <text:p>1006</text:p>
          </table:table-cell>
          <table:table-cell office:value-type="float" office:value="1677">
            <text:p>1677</text:p>
          </table:table-cell>
          <table:table-cell office:value-type="float" office:value="1826">
            <text:p>1826</text:p>
          </table:table-cell>
          <table:table-cell office:value-type="float" office:value="1448">
            <text:p>1448</text:p>
          </table:table-cell>
          <table:table-cell/>
          <table:table-cell office:value-type="string">
            <text:p>R-5</text:p>
          </table:table-cell>
          <table:table-cell office:value-type="float" office:value="2209">
            <text:p>2209</text:p>
          </table:table-cell>
          <table:table-cell office:value-type="float" office:value="1241">
            <text:p>1241</text:p>
          </table:table-cell>
          <table:table-cell office:value-type="float" office:value="1907">
            <text:p>1907</text:p>
          </table:table-cell>
          <table:table-cell office:value-type="float" office:value="2169">
            <text:p>2169</text:p>
          </table:table-cell>
          <table:table-cell office:value-type="float" office:value="1795">
            <text:p>1795</text:p>
          </table:table-cell>
          <table:table-cell/>
          <table:table-cell office:value-type="string">
            <text:p>R-5</text:p>
          </table:table-cell>
          <table:table-cell office:value-type="float" office:value="2609">
            <text:p>2609</text:p>
          </table:table-cell>
          <table:table-cell office:value-type="float" office:value="1427">
            <text:p>1427</text:p>
          </table:table-cell>
          <table:table-cell office:value-type="float" office:value="2188">
            <text:p>2188</text:p>
          </table:table-cell>
          <table:table-cell office:value-type="float" office:value="2500">
            <text:p>2500</text:p>
          </table:table-cell>
          <table:table-cell office:value-type="float" office:value="2091">
            <text:p>2091</text:p>
          </table:table-cell>
          <table:table-cell/>
          <table:table-cell office:value-type="string">
            <text:p>R-5</text:p>
          </table:table-cell>
          <table:table-cell office:value-type="float" office:value="3006">
            <text:p>3006</text:p>
          </table:table-cell>
          <table:table-cell office:value-type="float" office:value="1595">
            <text:p>1595</text:p>
          </table:table-cell>
          <table:table-cell office:value-type="float" office:value="2435">
            <text:p>2435</text:p>
          </table:table-cell>
          <table:table-cell office:value-type="float" office:value="2889">
            <text:p>2889</text:p>
          </table:table-cell>
          <table:table-cell office:value-type="float" office:value="2432">
            <text:p>2432</text:p>
          </table:table-cell>
          <table:table-cell/>
          <table:table-cell office:value-type="string">
            <text:p>R-5</text:p>
          </table:table-cell>
          <table:table-cell office:value-type="float" office:value="6886">
            <text:p>6886</text:p>
          </table:table-cell>
          <table:table-cell office:value-type="float" office:value="3382">
            <text:p>3382</text:p>
          </table:table-cell>
          <table:table-cell office:value-type="float" office:value="5558">
            <text:p>5558</text:p>
          </table:table-cell>
          <table:table-cell office:value-type="float" office:value="6514">
            <text:p>6514</text:p>
          </table:table-cell>
          <table:table-cell office:value-type="float" office:value="5375">
            <text:p>5375</text:p>
          </table:table-cell>
          <table:table-cell/>
          <table:table-cell office:value-type="string">
            <text:p>R-5</text:p>
          </table:table-cell>
          <table:table-cell office:value-type="float" office:value="7678">
            <text:p>7678</text:p>
          </table:table-cell>
          <table:table-cell office:value-type="float" office:value="3521">
            <text:p>3521</text:p>
          </table:table-cell>
          <table:table-cell office:value-type="float" office:value="6915">
            <text:p>6915</text:p>
          </table:table-cell>
          <table:table-cell office:value-type="float" office:value="8178">
            <text:p>8178</text:p>
          </table:table-cell>
          <table:table-cell office:value-type="float" office:value="6756">
            <text:p>6756</text:p>
          </table:table-cell>
          <table:table-cell/>
          <table:table-cell office:value-type="string">
            <text:p>R-5</text:p>
          </table:table-cell>
          <table:table-cell office:value-type="float" office:value="11160">
            <text:p>11160</text:p>
          </table:table-cell>
          <table:table-cell office:value-type="float" office:value="5248">
            <text:p>5248</text:p>
          </table:table-cell>
          <table:table-cell office:value-type="float" office:value="10461">
            <text:p>10461</text:p>
          </table:table-cell>
          <table:table-cell office:value-type="float" office:value="12983">
            <text:p>12983</text:p>
          </table:table-cell>
          <table:table-cell office:value-type="float" office:value="11174">
            <text:p>1117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79">
            <text:p>279</text:p>
          </table:table-cell>
          <table:table-cell office:value-type="float" office:value="2212">
            <text:p>2212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6</text:p>
          </table:table-cell>
          <table:table-cell office:value-type="float" office:value="341">
            <text:p>341</text:p>
          </table:table-cell>
          <table:table-cell office:value-type="float" office:value="2683">
            <text:p>2683</text:p>
          </table:table-cell>
          <table:table-cell office:value-type="float" office:value="2518">
            <text:p>251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6</text:p>
          </table:table-cell>
          <table:table-cell office:value-type="float" office:value="444">
            <text:p>444</text:p>
          </table:table-cell>
          <table:table-cell office:value-type="float" office:value="3148">
            <text:p>3148</text:p>
          </table:table-cell>
          <table:table-cell office:value-type="float" office:value="2920">
            <text:p>2920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/>
          <table:table-cell office:value-type="string">
            <text:p>R-6</text:p>
          </table:table-cell>
          <table:table-cell office:value-type="float" office:value="547">
            <text:p>547</text:p>
          </table:table-cell>
          <table:table-cell office:value-type="float" office:value="3615">
            <text:p>3615</text:p>
          </table:table-cell>
          <table:table-cell office:value-type="float" office:value="3354">
            <text:p>3354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/>
          <table:table-cell office:value-type="string">
            <text:p>R-6</text:p>
          </table:table-cell>
          <table:table-cell office:value-type="float" office:value="611">
            <text:p>611</text:p>
          </table:table-cell>
          <table:table-cell office:value-type="float" office:value="4030">
            <text:p>4030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2395">
            <text:p>2395</text:p>
          </table:table-cell>
          <table:table-cell/>
          <table:table-cell office:value-type="string">
            <text:p>R-6</text:p>
          </table:table-cell>
          <table:table-cell office:value-type="float" office:value="1490">
            <text:p>1490</text:p>
          </table:table-cell>
          <table:table-cell office:value-type="float" office:value="8940">
            <text:p>8940</text:p>
          </table:table-cell>
          <table:table-cell office:value-type="float" office:value="8612">
            <text:p>8612</text:p>
          </table:table-cell>
          <table:table-cell office:value-type="float" office:value="0">
            <text:p>0</text:p>
          </table:table-cell>
          <table:table-cell office:value-type="float" office:value="5396">
            <text:p>5396</text:p>
          </table:table-cell>
          <table:table-cell/>
          <table:table-cell office:value-type="string">
            <text:p>R-6</text:p>
          </table:table-cell>
          <table:table-cell office:value-type="float" office:value="2551">
            <text:p>2551</text:p>
          </table:table-cell>
          <table:table-cell office:value-type="float" office:value="10436">
            <text:p>10436</text:p>
          </table:table-cell>
          <table:table-cell office:value-type="float" office:value="10296">
            <text:p>10296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/>
          <table:table-cell office:value-type="string">
            <text:p>R-6</text:p>
          </table:table-cell>
          <table:table-cell office:value-type="float" office:value="5627">
            <text:p>5627</text:p>
          </table:table-cell>
          <table:table-cell office:value-type="float" office:value="15709">
            <text:p>15709</text:p>
          </table:table-cell>
          <table:table-cell office:value-type="float" office:value="15644">
            <text:p>15644</text:p>
          </table:table-cell>
          <table:table-cell office:value-type="float" office:value="0">
            <text:p>0</text:p>
          </table:table-cell>
          <table:table-cell office:value-type="float" office:value="5533">
            <text:p>553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525">
            <text:p>152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1727">
            <text:p>1727</text:p>
          </table:table-cell>
          <table:table-cell office:value-type="float" office:value="2112">
            <text:p>211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86">
            <text:p>2386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2413">
            <text:p>24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13">
            <text:p>5413</text:p>
          </table:table-cell>
          <table:table-cell office:value-type="float" office:value="0">
            <text:p>0</text:p>
          </table:table-cell>
          <table:table-cell office:value-type="float" office:value="4360">
            <text:p>4360</text:p>
          </table:table-cell>
          <table:table-cell office:value-type="float" office:value="5511">
            <text:p>55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903">
            <text:p>6903</text:p>
          </table:table-cell>
          <table:table-cell office:value-type="float" office:value="0">
            <text:p>0</text:p>
          </table:table-cell>
          <table:table-cell office:value-type="float" office:value="5452">
            <text:p>5452</text:p>
          </table:table-cell>
          <table:table-cell office:value-type="float" office:value="6800">
            <text:p>680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507">
            <text:p>10507</text:p>
          </table:table-cell>
          <table:table-cell office:value-type="float" office:value="0">
            <text:p>0</text:p>
          </table:table-cell>
          <table:table-cell office:value-type="float" office:value="8609">
            <text:p>8609</text:p>
          </table:table-cell>
          <table:table-cell office:value-type="float" office:value="11260">
            <text:p>1126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967">
            <text:p>967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8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1392">
            <text:p>1392</text:p>
          </table:table-cell>
          <table:table-cell office:value-type="float" office:value="1243">
            <text:p>1243</text:p>
          </table:table-cell>
          <table:table-cell office:value-type="float" office:value="1494">
            <text:p>1494</text:p>
          </table:table-cell>
          <table:table-cell/>
          <table:table-cell office:value-type="string">
            <text:p>R-8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1662">
            <text:p>1662</text:p>
          </table:table-cell>
          <table:table-cell office:value-type="float" office:value="1502">
            <text:p>1502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R-8</text:p>
          </table:table-cell>
          <table:table-cell office:value-type="float" office:value="1267">
            <text:p>1267</text:p>
          </table:table-cell>
          <table:table-cell office:value-type="float" office:value="0">
            <text:p>0</text:p>
          </table:table-cell>
          <table:table-cell office:value-type="float" office:value="1886">
            <text:p>1886</text:p>
          </table:table-cell>
          <table:table-cell office:value-type="float" office:value="1763">
            <text:p>1763</text:p>
          </table:table-cell>
          <table:table-cell office:value-type="float" office:value="2125">
            <text:p>2125</text:p>
          </table:table-cell>
          <table:table-cell/>
          <table:table-cell office:value-type="string">
            <text:p>R-8</text:p>
          </table:table-cell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office:value-type="float" office:value="2108">
            <text:p>2108</text:p>
          </table:table-cell>
          <table:table-cell office:value-type="float" office:value="2393">
            <text:p>2393</text:p>
          </table:table-cell>
          <table:table-cell/>
          <table:table-cell office:value-type="string">
            <text:p>R-8</text:p>
          </table:table-cell>
          <table:table-cell office:value-type="float" office:value="2952">
            <text:p>2952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office:value-type="float" office:value="4922">
            <text:p>4922</text:p>
          </table:table-cell>
          <table:table-cell office:value-type="float" office:value="5422">
            <text:p>5422</text:p>
          </table:table-cell>
          <table:table-cell/>
          <table:table-cell office:value-type="string">
            <text:p>R-8</text:p>
          </table:table-cell>
          <table:table-cell office:value-type="float" office:value="3834">
            <text:p>3834</text:p>
          </table:table-cell>
          <table:table-cell office:value-type="float" office:value="0">
            <text:p>0</text:p>
          </table:table-cell>
          <table:table-cell office:value-type="float" office:value="5296">
            <text:p>5296</text:p>
          </table:table-cell>
          <table:table-cell office:value-type="float" office:value="6350">
            <text:p>6350</text:p>
          </table:table-cell>
          <table:table-cell office:value-type="float" office:value="5960">
            <text:p>5960</text:p>
          </table:table-cell>
          <table:table-cell/>
          <table:table-cell office:value-type="string">
            <text:p>R-8</text:p>
          </table:table-cell>
          <table:table-cell office:value-type="float" office:value="5927">
            <text:p>5927</text:p>
          </table:table-cell>
          <table:table-cell office:value-type="float" office:value="0">
            <text:p>0</text:p>
          </table:table-cell>
          <table:table-cell office:value-type="float" office:value="8003">
            <text:p>8003</text:p>
          </table:table-cell>
          <table:table-cell office:value-type="float" office:value="11589">
            <text:p>11589</text:p>
          </table:table-cell>
          <table:table-cell office:value-type="float" office:value="8905">
            <text:p>890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718">
            <text:p>718</text:p>
          </table:table-cell>
          <table:table-cell office:value-type="float" office:value="409">
            <text:p>409</text:p>
          </table:table-cell>
          <table:table-cell office:value-type="float" office:value="997">
            <text:p>997</text:p>
          </table:table-cell>
          <table:table-cell office:value-type="float" office:value="1965">
            <text:p>1965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9</text:p>
          </table:table-cell>
          <table:table-cell office:value-type="float" office:value="966">
            <text:p>966</text:p>
          </table:table-cell>
          <table:table-cell office:value-type="float" office:value="532">
            <text:p>532</text:p>
          </table:table-cell>
          <table:table-cell office:value-type="float" office:value="1228">
            <text:p>1228</text:p>
          </table:table-cell>
          <table:table-cell office:value-type="float" office:value="2406">
            <text:p>2406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9</text:p>
          </table:table-cell>
          <table:table-cell office:value-type="float" office:value="1181">
            <text:p>1181</text:p>
          </table:table-cell>
          <table:table-cell office:value-type="float" office:value="697">
            <text:p>697</text:p>
          </table:table-cell>
          <table:table-cell office:value-type="float" office:value="1396">
            <text:p>1396</text:p>
          </table:table-cell>
          <table:table-cell office:value-type="float" office:value="2855">
            <text:p>2855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R-9</text:p>
          </table:table-cell>
          <table:table-cell office:value-type="float" office:value="1430">
            <text:p>1430</text:p>
          </table:table-cell>
          <table:table-cell office:value-type="float" office:value="889">
            <text:p>889</text:p>
          </table:table-cell>
          <table:table-cell office:value-type="float" office:value="1593">
            <text:p>1593</text:p>
          </table:table-cell>
          <table:table-cell office:value-type="float" office:value="3309">
            <text:p>3309</text:p>
          </table:table-cell>
          <table:table-cell office:value-type="float" office:value="2068">
            <text:p>2068</text:p>
          </table:table-cell>
          <table:table-cell/>
          <table:table-cell office:value-type="string">
            <text:p>R-9</text:p>
          </table:table-cell>
          <table:table-cell office:value-type="float" office:value="1685">
            <text:p>1685</text:p>
          </table:table-cell>
          <table:table-cell office:value-type="float" office:value="1043">
            <text:p>1043</text:p>
          </table:table-cell>
          <table:table-cell office:value-type="float" office:value="1818">
            <text:p>1818</text:p>
          </table:table-cell>
          <table:table-cell office:value-type="float" office:value="3766">
            <text:p>3766</text:p>
          </table:table-cell>
          <table:table-cell office:value-type="float" office:value="2332">
            <text:p>2332</text:p>
          </table:table-cell>
          <table:table-cell/>
          <table:table-cell office:value-type="string">
            <text:p>R-9</text:p>
          </table:table-cell>
          <table:table-cell office:value-type="float" office:value="3770">
            <text:p>3770</text:p>
          </table:table-cell>
          <table:table-cell office:value-type="float" office:value="2508">
            <text:p>2508</text:p>
          </table:table-cell>
          <table:table-cell office:value-type="float" office:value="4071">
            <text:p>4071</text:p>
          </table:table-cell>
          <table:table-cell office:value-type="float" office:value="8446">
            <text:p>8446</text:p>
          </table:table-cell>
          <table:table-cell office:value-type="float" office:value="5430">
            <text:p>5430</text:p>
          </table:table-cell>
          <table:table-cell/>
          <table:table-cell office:value-type="string">
            <text:p>R-9</text:p>
          </table:table-cell>
          <table:table-cell office:value-type="float" office:value="4364">
            <text:p>4364</text:p>
          </table:table-cell>
          <table:table-cell office:value-type="float" office:value="2779">
            <text:p>2779</text:p>
          </table:table-cell>
          <table:table-cell office:value-type="float" office:value="5060">
            <text:p>5060</text:p>
          </table:table-cell>
          <table:table-cell office:value-type="float" office:value="9605">
            <text:p>9605</text:p>
          </table:table-cell>
          <table:table-cell office:value-type="float" office:value="6811">
            <text:p>6811</text:p>
          </table:table-cell>
          <table:table-cell/>
          <table:table-cell office:value-type="string">
            <text:p>R-9</text:p>
          </table:table-cell>
          <table:table-cell office:value-type="float" office:value="6464">
            <text:p>6464</text:p>
          </table:table-cell>
          <table:table-cell office:value-type="float" office:value="4233">
            <text:p>4233</text:p>
          </table:table-cell>
          <table:table-cell office:value-type="float" office:value="7837">
            <text:p>7837</text:p>
          </table:table-cell>
          <table:table-cell office:value-type="float" office:value="13608">
            <text:p>13608</text:p>
          </table:table-cell>
          <table:table-cell office:value-type="float" office:value="10388">
            <text:p>1038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340">
            <text:p>1340</text:p>
          </table:table-cell>
          <table:table-cell office:value-type="float" office:value="1220">
            <text:p>1220</text:p>
          </table:table-cell>
          <table:table-cell office:value-type="float" office:value="1899">
            <text:p>1899</text:p>
          </table:table-cell>
          <table:table-cell office:value-type="float" office:value="655">
            <text:p>655</text:p>
          </table:table-cell>
          <table:table-cell office:value-type="float" office:value="1237">
            <text:p>1237</text:p>
          </table:table-cell>
          <table:table-cell/>
          <table:table-cell office:value-type="string">
            <text:p>R-10</text:p>
          </table:table-cell>
          <table:table-cell office:value-type="float" office:value="1737">
            <text:p>1737</text:p>
          </table:table-cell>
          <table:table-cell office:value-type="float" office:value="1601">
            <text:p>1601</text:p>
          </table:table-cell>
          <table:table-cell office:value-type="float" office:value="2364">
            <text:p>2364</text:p>
          </table:table-cell>
          <table:table-cell office:value-type="float" office:value="547">
            <text:p>547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10</text:p>
          </table:table-cell>
          <table:table-cell office:value-type="float" office:value="2150">
            <text:p>2150</text:p>
          </table:table-cell>
          <table:table-cell office:value-type="float" office:value="1992">
            <text:p>1992</text:p>
          </table:table-cell>
          <table:table-cell office:value-type="float" office:value="2815">
            <text:p>2815</text:p>
          </table:table-cell>
          <table:table-cell office:value-type="float" office:value="422">
            <text:p>422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R-10</text:p>
          </table:table-cell>
          <table:table-cell office:value-type="float" office:value="2578">
            <text:p>2578</text:p>
          </table:table-cell>
          <table:table-cell office:value-type="float" office:value="2362">
            <text:p>2362</text:p>
          </table:table-cell>
          <table:table-cell office:value-type="float" office:value="3173">
            <text:p>3173</text:p>
          </table:table-cell>
          <table:table-cell office:value-type="float" office:value="265">
            <text:p>265</text:p>
          </table:table-cell>
          <table:table-cell office:value-type="float" office:value="2123">
            <text:p>2123</text:p>
          </table:table-cell>
          <table:table-cell/>
          <table:table-cell office:value-type="string">
            <text:p>R-10</text:p>
          </table:table-cell>
          <table:table-cell office:value-type="float" office:value="2988">
            <text:p>2988</text:p>
          </table:table-cell>
          <table:table-cell office:value-type="float" office:value="2758">
            <text:p>2758</text:p>
          </table:table-cell>
          <table:table-cell office:value-type="float" office:value="3412">
            <text:p>3412</text:p>
          </table:table-cell>
          <table:table-cell office:value-type="float" office:value="155">
            <text:p>155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10</text:p>
          </table:table-cell>
          <table:table-cell office:value-type="float" office:value="6987">
            <text:p>6987</text:p>
          </table:table-cell>
          <table:table-cell office:value-type="float" office:value="6451">
            <text:p>6451</text:p>
          </table:table-cell>
          <table:table-cell office:value-type="float" office:value="7636">
            <text:p>7636</text:p>
          </table:table-cell>
          <table:table-cell office:value-type="float" office:value="108">
            <text:p>108</text:p>
          </table:table-cell>
          <table:table-cell office:value-type="float" office:value="5330">
            <text:p>5330</text:p>
          </table:table-cell>
          <table:table-cell/>
          <table:table-cell office:value-type="string">
            <text:p>R-10</text:p>
          </table:table-cell>
          <table:table-cell office:value-type="float" office:value="8429">
            <text:p>8429</text:p>
          </table:table-cell>
          <table:table-cell office:value-type="float" office:value="7735">
            <text:p>7735</text:p>
          </table:table-cell>
          <table:table-cell office:value-type="float" office:value="9436">
            <text:p>9436</text:p>
          </table:table-cell>
          <table:table-cell office:value-type="float" office:value="63">
            <text:p>63</text:p>
          </table:table-cell>
          <table:table-cell office:value-type="float" office:value="6832">
            <text:p>6832</text:p>
          </table:table-cell>
          <table:table-cell/>
          <table:table-cell office:value-type="string">
            <text:p>R-10</text:p>
          </table:table-cell>
          <table:table-cell office:value-type="float" office:value="12864">
            <text:p>12864</text:p>
          </table:table-cell>
          <table:table-cell office:value-type="float" office:value="11997">
            <text:p>11997</text:p>
          </table:table-cell>
          <table:table-cell office:value-type="float" office:value="14982">
            <text:p>14982</text:p>
          </table:table-cell>
          <table:table-cell office:value-type="float" office:value="30">
            <text:p>30</text:p>
          </table:table-cell>
          <table:table-cell office:value-type="float" office:value="11221">
            <text:p>112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 office:value-type="float" office:value="0">
            <text:p>0</text:p>
          </table:table-cell>
          <table:table-cell office:value-type="float" office:value="1838">
            <text:p>1838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1469">
            <text:p>146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2822">
            <text:p>2822</text:p>
          </table:table-cell>
          <table:table-cell office:value-type="float" office:value="1767">
            <text:p>176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3292">
            <text:p>3292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0">
            <text:p>0</text:p>
          </table:table-cell>
          <table:table-cell office:value-type="float" office:value="3786">
            <text:p>3786</text:p>
          </table:table-cell>
          <table:table-cell office:value-type="float" office:value="2375">
            <text:p>237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363">
            <text:p>5363</text:p>
          </table:table-cell>
          <table:table-cell office:value-type="float" office:value="0">
            <text:p>0</text:p>
          </table:table-cell>
          <table:table-cell office:value-type="float" office:value="8381">
            <text:p>8381</text:p>
          </table:table-cell>
          <table:table-cell office:value-type="float" office:value="5455">
            <text:p>545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0">
            <text:p>0</text:p>
          </table:table-cell>
          <table:table-cell office:value-type="float" office:value="9701">
            <text:p>9701</text:p>
          </table:table-cell>
          <table:table-cell office:value-type="float" office:value="6805">
            <text:p>680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301">
            <text:p>11301</text:p>
          </table:table-cell>
          <table:table-cell office:value-type="float" office:value="0">
            <text:p>0</text:p>
          </table:table-cell>
          <table:table-cell office:value-type="float" office:value="14242">
            <text:p>14242</text:p>
          </table:table-cell>
          <table:table-cell office:value-type="float" office:value="11155">
            <text:p>111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659">
            <text:p>659</text:p>
          </table:table-cell>
          <table:table-cell table:number-columns-repeated="2"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1226">
            <text:p>1226</text:p>
          </table:table-cell>
          <table:table-cell/>
          <table:table-cell office:value-type="string">
            <text:p>R-12</text:p>
          </table:table-cell>
          <table:table-cell office:value-type="float" office:value="801">
            <text:p>801</text:p>
          </table:table-cell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2</text:p>
          </table:table-cell>
          <table:table-cell office:value-type="float" office:value="980">
            <text:p>980</text:p>
          </table:table-cell>
          <table:table-cell table:number-columns-repeated="2"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R-12</text:p>
          </table:table-cell>
          <table:table-cell office:value-type="float" office:value="1160">
            <text:p>1160</text:p>
          </table:table-cell>
          <table:table-cell table:number-columns-repeated="2"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2127">
            <text:p>2127</text:p>
          </table:table-cell>
          <table:table-cell/>
          <table:table-cell office:value-type="string">
            <text:p>R-12</text:p>
          </table:table-cell>
          <table:table-cell office:value-type="float" office:value="1353">
            <text:p>1353</text:p>
          </table:table-cell>
          <table:table-cell table:number-columns-repeated="2"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2349">
            <text:p>2349</text:p>
          </table:table-cell>
          <table:table-cell/>
          <table:table-cell office:value-type="string">
            <text:p>R-12</text:p>
          </table:table-cell>
          <table:table-cell office:value-type="float" office:value="2968">
            <text:p>2968</text:p>
          </table:table-cell>
          <table:table-cell table:number-columns-repeated="2"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5426">
            <text:p>5426</text:p>
          </table:table-cell>
          <table:table-cell/>
          <table:table-cell office:value-type="string">
            <text:p>R-12</text:p>
          </table:table-cell>
          <table:table-cell office:value-type="float" office:value="3545">
            <text:p>3545</text:p>
          </table:table-cell>
          <table:table-cell table:number-columns-repeated="2" office:value-type="float" office:value="0">
            <text:p>0</text:p>
          </table:table-cell>
          <table:table-cell office:value-type="float" office:value="3363">
            <text:p>3363</text:p>
          </table:table-cell>
          <table:table-cell office:value-type="float" office:value="5951">
            <text:p>5951</text:p>
          </table:table-cell>
          <table:table-cell/>
          <table:table-cell office:value-type="string">
            <text:p>R-12</text:p>
          </table:table-cell>
          <table:table-cell office:value-type="float" office:value="5130">
            <text:p>5130</text:p>
          </table:table-cell>
          <table:table-cell table:number-columns-repeated="2" office:value-type="float" office:value="0">
            <text:p>0</text:p>
          </table:table-cell>
          <table:table-cell office:value-type="float" office:value="6228">
            <text:p>6228</text:p>
          </table:table-cell>
          <table:table-cell office:value-type="float" office:value="8950">
            <text:p>895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20">
            <text:p>112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office:value-type="float" office:value="1130">
            <text:p>1130</text:p>
          </table:table-cell>
          <table:table-cell/>
          <table:table-cell office:value-type="string">
            <text:p>R-13</text:p>
          </table:table-cell>
          <table:table-cell office:value-type="float" office:value="1388">
            <text:p>138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938">
            <text:p>938</text:p>
          </table:table-cell>
          <table:table-cell office:value-type="float" office:value="1457">
            <text:p>1457</text:p>
          </table:table-cell>
          <table:table-cell/>
          <table:table-cell office:value-type="string">
            <text:p>R-13</text:p>
          </table:table-cell>
          <table:table-cell office:value-type="float" office:value="1641">
            <text:p>1641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738">
            <text:p>1738</text:p>
          </table:table-cell>
          <table:table-cell/>
          <table:table-cell office:value-type="string">
            <text:p>R-13</text:p>
          </table:table-cell>
          <table:table-cell office:value-type="float" office:value="1862">
            <text:p>1862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1410">
            <text:p>1410</text:p>
          </table:table-cell>
          <table:table-cell office:value-type="float" office:value="2079">
            <text:p>2079</text:p>
          </table:table-cell>
          <table:table-cell/>
          <table:table-cell office:value-type="string">
            <text:p>R-13</text:p>
          </table:table-cell>
          <table:table-cell office:value-type="float" office:value="2101">
            <text:p>2101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665">
            <text:p>1665</text:p>
          </table:table-cell>
          <table:table-cell office:value-type="float" office:value="2386">
            <text:p>2386</text:p>
          </table:table-cell>
          <table:table-cell/>
          <table:table-cell office:value-type="string">
            <text:p>R-13</text:p>
          </table:table-cell>
          <table:table-cell office:value-type="float" office:value="4611">
            <text:p>4611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3868">
            <text:p>3868</text:p>
          </table:table-cell>
          <table:table-cell office:value-type="float" office:value="5413">
            <text:p>5413</text:p>
          </table:table-cell>
          <table:table-cell/>
          <table:table-cell office:value-type="string">
            <text:p>R-13</text:p>
          </table:table-cell>
          <table:table-cell office:value-type="float" office:value="5337">
            <text:p>5337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6903">
            <text:p>6903</text:p>
          </table:table-cell>
          <table:table-cell/>
          <table:table-cell office:value-type="string">
            <text:p>R-13</text:p>
          </table:table-cell>
          <table:table-cell office:value-type="float" office:value="7778">
            <text:p>7778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8612">
            <text:p>8612</text:p>
          </table:table-cell>
          <table:table-cell office:value-type="float" office:value="10507">
            <text:p>1050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653">
            <text:p>1653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14</text:p>
          </table:table-cell>
          <table:table-cell office:value-type="float" office:value="2086">
            <text:p>2086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R-14</text:p>
          </table:table-cell>
          <table:table-cell office:value-type="float" office:value="2439">
            <text:p>2439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857">
            <text:p>1857</text:p>
          </table:table-cell>
          <table:table-cell/>
          <table:table-cell office:value-type="string">
            <text:p>R-14</text:p>
          </table:table-cell>
          <table:table-cell office:value-type="float" office:value="2790">
            <text:p>2790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14</text:p>
          </table:table-cell>
          <table:table-cell office:value-type="float" office:value="3173">
            <text:p>3173</text:p>
          </table:table-cell>
          <table:table-cell office:value-type="float" office:value="857">
            <text:p>857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office:value-type="float" office:value="2323">
            <text:p>2323</text:p>
          </table:table-cell>
          <table:table-cell/>
          <table:table-cell office:value-type="string">
            <text:p>R-14</text:p>
          </table:table-cell>
          <table:table-cell office:value-type="float" office:value="6849">
            <text:p>6849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3437">
            <text:p>3437</text:p>
          </table:table-cell>
          <table:table-cell office:value-type="float" office:value="5363">
            <text:p>5363</text:p>
          </table:table-cell>
          <table:table-cell/>
          <table:table-cell office:value-type="string">
            <text:p>R-14</text:p>
          </table:table-cell>
          <table:table-cell office:value-type="float" office:value="8077">
            <text:p>8077</text:p>
          </table:table-cell>
          <table:table-cell office:value-type="float" office:value="2498">
            <text:p>2498</text:p>
          </table:table-cell>
          <table:table-cell office:value-type="float" office:value="0">
            <text:p>0</text:p>
          </table:table-cell>
          <table:table-cell office:value-type="float" office:value="4199">
            <text:p>4199</text:p>
          </table:table-cell>
          <table:table-cell office:value-type="float" office:value="6804">
            <text:p>6804</text:p>
          </table:table-cell>
          <table:table-cell/>
          <table:table-cell office:value-type="string">
            <text:p>R-14</text:p>
          </table:table-cell>
          <table:table-cell office:value-type="float" office:value="12533">
            <text:p>12533</text:p>
          </table:table-cell>
          <table:table-cell office:value-type="float" office:value="3617">
            <text:p>3617</text:p>
          </table:table-cell>
          <table:table-cell office:value-type="float" office:value="0">
            <text:p>0</text:p>
          </table:table-cell>
          <table:table-cell office:value-type="float" office:value="6464">
            <text:p>6464</text:p>
          </table:table-cell>
          <table:table-cell office:value-type="float" office:value="11301">
            <text:p>1130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245">
            <text:p>124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86">
            <text:p>2086</text:p>
          </table:table-cell>
          <table:table-cell office:value-type="float" office:value="1555">
            <text:p>155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790">
            <text:p>2790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173">
            <text:p>3173</text:p>
          </table:table-cell>
          <table:table-cell office:value-type="float" office:value="2484">
            <text:p>2484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849">
            <text:p>6849</text:p>
          </table:table-cell>
          <table:table-cell office:value-type="float" office:value="5367">
            <text:p>536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077">
            <text:p>8077</text:p>
          </table:table-cell>
          <table:table-cell office:value-type="float" office:value="6757">
            <text:p>675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533">
            <text:p>12533</text:p>
          </table:table-cell>
          <table:table-cell office:value-type="float" office:value="11276">
            <text:p>11276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nop</text:p>
          </table:table-cell>
          <table:table-cell table:style-name="ce16"/>
          <table:table-cell table:style-name="ce16" office:value-type="string">
            <text:p>shuffl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/>
          <table:table-cell office:value-type="string">
            <text:p>R-0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R-0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0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/>
          <table:table-cell office:value-type="string">
            <text:p>R-0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/>
          <table:table-cell office:value-type="string">
            <text:p>R-0</text:p>
          </table:table-cell>
          <table:table-cell office:value-type="float" office:value="2514">
            <text:p>2514</text:p>
          </table:table-cell>
          <table:table-cell office:value-type="float" office:value="0">
            <text:p>0</text:p>
          </table:table-cell>
          <table:table-cell office:value-type="float" office:value="4739">
            <text:p>4739</text:p>
          </table:table-cell>
          <table:table-cell office:value-type="float" office:value="0">
            <text:p>0</text:p>
          </table:table-cell>
          <table:table-cell office:value-type="float" office:value="5392">
            <text:p>5392</text:p>
          </table:table-cell>
          <table:table-cell/>
          <table:table-cell office:value-type="string">
            <text:p>R-0</text:p>
          </table:table-cell>
          <table:table-cell office:value-type="float" office:value="3376">
            <text:p>3376</text:p>
          </table:table-cell>
          <table:table-cell office:value-type="float" office:value="0">
            <text:p>0</text:p>
          </table:table-cell>
          <table:table-cell office:value-type="float" office:value="6468">
            <text:p>6468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65">
            <text:p>1265</text:p>
          </table:table-cell>
          <table:table-cell office:value-type="float" office:value="865">
            <text:p>865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</text:p>
          </table:table-cell>
          <table:table-cell office:value-type="float" office:value="1590">
            <text:p>1590</text:p>
          </table:table-cell>
          <table:table-cell office:value-type="float" office:value="1107">
            <text:p>1107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/>
          <table:table-cell office:value-type="string">
            <text:p>R-1</text:p>
          </table:table-cell>
          <table:table-cell office:value-type="float" office:value="1920">
            <text:p>1920</text:p>
          </table:table-cell>
          <table:table-cell office:value-type="float" office:value="1371">
            <text:p>1371</text:p>
          </table:table-cell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/>
          <table:table-cell office:value-type="string">
            <text:p>R-1</text:p>
          </table:table-cell>
          <table:table-cell office:value-type="float" office:value="2224">
            <text:p>2224</text:p>
          </table:table-cell>
          <table:table-cell office:value-type="float" office:value="1648">
            <text:p>1648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/>
          <table:table-cell office:value-type="string">
            <text:p>R-1</text:p>
          </table:table-cell>
          <table:table-cell office:value-type="float" office:value="2565">
            <text:p>2565</text:p>
          </table:table-cell>
          <table:table-cell office:value-type="float" office:value="1862">
            <text:p>1862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2431">
            <text:p>2431</text:p>
          </table:table-cell>
          <table:table-cell/>
          <table:table-cell office:value-type="string">
            <text:p>R-1</text:p>
          </table:table-cell>
          <table:table-cell office:value-type="float" office:value="2908">
            <text:p>2908</text:p>
          </table:table-cell>
          <table:table-cell office:value-type="float" office:value="2253">
            <text:p>2253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R-1</text:p>
          </table:table-cell>
          <table:table-cell office:value-type="float" office:value="5744">
            <text:p>5744</text:p>
          </table:table-cell>
          <table:table-cell office:value-type="float" office:value="4739">
            <text:p>4739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5510">
            <text:p>5510</text:p>
          </table:table-cell>
          <table:table-cell/>
          <table:table-cell office:value-type="string">
            <text:p>R-1</text:p>
          </table:table-cell>
          <table:table-cell office:value-type="float" office:value="7587">
            <text:p>7587</text:p>
          </table:table-cell>
          <table:table-cell office:value-type="float" office:value="6468">
            <text:p>6468</text:p>
          </table:table-cell>
          <table:table-cell office:value-type="float" office:value="2063">
            <text:p>2063</text:p>
          </table:table-cell>
          <table:table-cell office:value-type="float" office:value="0">
            <text:p>0</text:p>
          </table:table-cell>
          <table:table-cell office:value-type="float" office:value="7378">
            <text:p>737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8">
            <text:p>88</text:p>
          </table:table-cell>
          <table:table-cell office:value-type="float" office:value="1419">
            <text:p>1419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2</text:p>
          </table:table-cell>
          <table:table-cell office:value-type="float" office:value="98">
            <text:p>98</text:p>
          </table:table-cell>
          <table:table-cell office:value-type="float" office:value="1689">
            <text:p>1689</text:p>
          </table:table-cell>
          <table:table-cell office:value-type="float" office:value="2295">
            <text:p>2295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2</text:p>
          </table:table-cell>
          <table:table-cell office:value-type="float" office:value="122">
            <text:p>122</text:p>
          </table:table-cell>
          <table:table-cell office:value-type="float" office:value="2009">
            <text:p>2009</text:p>
          </table:table-cell>
          <table:table-cell office:value-type="float" office:value="2798">
            <text:p>2798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R-2</text:p>
          </table:table-cell>
          <table:table-cell office:value-type="float" office:value="107">
            <text:p>107</text:p>
          </table:table-cell>
          <table:table-cell office:value-type="float" office:value="2342">
            <text:p>2342</text:p>
          </table:table-cell>
          <table:table-cell office:value-type="float" office:value="3169">
            <text:p>3169</text:p>
          </table:table-cell>
          <table:table-cell office:value-type="float" office:value="0">
            <text:p>0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2</text:p>
          </table:table-cell>
          <table:table-cell office:value-type="float" office:value="113">
            <text:p>113</text:p>
          </table:table-cell>
          <table:table-cell office:value-type="float" office:value="2604">
            <text:p>2604</text:p>
          </table:table-cell>
          <table:table-cell office:value-type="float" office:value="3450">
            <text:p>3450</text:p>
          </table:table-cell>
          <table:table-cell office:value-type="float" office:value="0">
            <text:p>0</text:p>
          </table:table-cell>
          <table:table-cell office:value-type="float" office:value="2452">
            <text:p>2452</text:p>
          </table:table-cell>
          <table:table-cell/>
          <table:table-cell office:value-type="string">
            <text:p>R-2</text:p>
          </table:table-cell>
          <table:table-cell office:value-type="float" office:value="151">
            <text:p>151</text:p>
          </table:table-cell>
          <table:table-cell office:value-type="float" office:value="2995">
            <text:p>2995</text:p>
          </table:table-cell>
          <table:table-cell office:value-type="float" office:value="3810">
            <text:p>3810</text:p>
          </table:table-cell>
          <table:table-cell office:value-type="float" office:value="0">
            <text:p>0</text:p>
          </table:table-cell>
          <table:table-cell office:value-type="float" office:value="2757">
            <text:p>2757</text:p>
          </table:table-cell>
          <table:table-cell/>
          <table:table-cell office:value-type="string">
            <text:p>R-2</text:p>
          </table:table-cell>
          <table:table-cell office:value-type="float" office:value="304">
            <text:p>304</text:p>
          </table:table-cell>
          <table:table-cell office:value-type="float" office:value="6163">
            <text:p>6163</text:p>
          </table:table-cell>
          <table:table-cell office:value-type="float" office:value="7513">
            <text:p>7513</text:p>
          </table:table-cell>
          <table:table-cell office:value-type="float" office:value="0">
            <text:p>0</text:p>
          </table:table-cell>
          <table:table-cell office:value-type="float" office:value="5440">
            <text:p>5440</text:p>
          </table:table-cell>
          <table:table-cell/>
          <table:table-cell office:value-type="string">
            <text:p>R-2</text:p>
          </table:table-cell>
          <table:table-cell office:value-type="float" office:value="384">
            <text:p>384</text:p>
          </table:table-cell>
          <table:table-cell office:value-type="float" office:value="8531">
            <text:p>8531</text:p>
          </table:table-cell>
          <table:table-cell office:value-type="float" office:value="9363">
            <text:p>9363</text:p>
          </table:table-cell>
          <table:table-cell office:value-type="float" office:value="0">
            <text:p>0</text:p>
          </table:table-cell>
          <table:table-cell office:value-type="float" office:value="7203">
            <text:p>720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table:number-columns-repeated="2" office:value-type="float" office:value="0">
            <text:p>0</text:p>
          </table:table-cell>
          <table:table-cell office:value-type="float" office:value="1775">
            <text:p>177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98">
            <text:p>2098</text:p>
          </table:table-cell>
          <table:table-cell table:number-columns-repeated="2" office:value-type="float" office:value="0">
            <text:p>0</text:p>
          </table:table-cell>
          <table:table-cell office:value-type="float" office:value="2086">
            <text:p>208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table:number-columns-repeated="2" office:value-type="float" office:value="0">
            <text:p>0</text:p>
          </table:table-cell>
          <table:table-cell office:value-type="float" office:value="2355">
            <text:p>235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table:number-columns-repeated="2" office:value-type="float" office:value="0">
            <text:p>0</text:p>
          </table:table-cell>
          <table:table-cell office:value-type="float" office:value="2719">
            <text:p>271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462">
            <text:p>5462</text:p>
          </table:table-cell>
          <table:table-cell table:number-columns-repeated="2" office:value-type="float" office:value="0">
            <text:p>0</text:p>
          </table:table-cell>
          <table:table-cell office:value-type="float" office:value="5470">
            <text:p>547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table:number-columns-repeated="2" office:value-type="float" office:value="0">
            <text:p>0</text:p>
          </table:table-cell>
          <table:table-cell office:value-type="float" office:value="7366">
            <text:p>736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float" office:value="494">
            <text:p>494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4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  <table:table-cell office:value-type="float" office:value="630">
            <text:p>630</text:p>
          </table:table-cell>
          <table:table-cell office:value-type="float" office:value="1506">
            <text:p>1506</text:p>
          </table:table-cell>
          <table:table-cell/>
          <table:table-cell office:value-type="string">
            <text:p>R-4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2851">
            <text:p>2851</text:p>
          </table:table-cell>
          <table:table-cell office:value-type="float" office:value="797">
            <text:p>797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4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3342">
            <text:p>3342</text:p>
          </table:table-cell>
          <table:table-cell office:value-type="float" office:value="924">
            <text:p>924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4</text:p>
          </table:table-cell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3805">
            <text:p>3805</text:p>
          </table:table-cell>
          <table:table-cell office:value-type="float" office:value="1060">
            <text:p>1060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4</text:p>
          </table:table-cell>
          <table:table-cell office:value-type="float" office:value="929">
            <text:p>929</text:p>
          </table:table-cell>
          <table:table-cell office:value-type="float" office:value="0">
            <text:p>0</text:p>
          </table:table-cell>
          <table:table-cell office:value-type="float" office:value="4419">
            <text:p>4419</text:p>
          </table:table-cell>
          <table:table-cell office:value-type="float" office:value="1206">
            <text:p>1206</text:p>
          </table:table-cell>
          <table:table-cell office:value-type="float" office:value="2714">
            <text:p>2714</text:p>
          </table:table-cell>
          <table:table-cell/>
          <table:table-cell office:value-type="string">
            <text:p>R-4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8408">
            <text:p>8408</text:p>
          </table:table-cell>
          <table:table-cell office:value-type="float" office:value="2514">
            <text:p>2514</text:p>
          </table:table-cell>
          <table:table-cell office:value-type="float" office:value="5452">
            <text:p>5452</text:p>
          </table:table-cell>
          <table:table-cell/>
          <table:table-cell office:value-type="string">
            <text:p>R-4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10146">
            <text:p>10146</text:p>
          </table:table-cell>
          <table:table-cell office:value-type="float" office:value="3376">
            <text:p>3376</text:p>
          </table:table-cell>
          <table:table-cell office:value-type="float" office:value="7222">
            <text:p>722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449">
            <text:p>449</text:p>
          </table:table-cell>
          <table:table-cell office:value-type="float" office:value="1106">
            <text:p>1106</text:p>
          </table:table-cell>
          <table:table-cell office:value-type="float" office:value="1182">
            <text:p>1182</text:p>
          </table:table-cell>
          <table:table-cell office:value-type="float" office:value="775">
            <text:p>775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5</text:p>
          </table:table-cell>
          <table:table-cell office:value-type="float" office:value="591">
            <text:p>591</text:p>
          </table:table-cell>
          <table:table-cell office:value-type="float" office:value="1342">
            <text:p>1342</text:p>
          </table:table-cell>
          <table:table-cell office:value-type="float" office:value="1462">
            <text:p>1462</text:p>
          </table:table-cell>
          <table:table-cell office:value-type="float" office:value="974">
            <text:p>974</text:p>
          </table:table-cell>
          <table:table-cell office:value-type="float" office:value="1527">
            <text:p>1527</text:p>
          </table:table-cell>
          <table:table-cell/>
          <table:table-cell office:value-type="string">
            <text:p>R-5</text:p>
          </table:table-cell>
          <table:table-cell office:value-type="float" office:value="726">
            <text:p>726</text:p>
          </table:table-cell>
          <table:table-cell office:value-type="float" office:value="1569">
            <text:p>1569</text:p>
          </table:table-cell>
          <table:table-cell office:value-type="float" office:value="1787">
            <text:p>1787</text:p>
          </table:table-cell>
          <table:table-cell office:value-type="float" office:value="1120">
            <text:p>1120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5</text:p>
          </table:table-cell>
          <table:table-cell office:value-type="float" office:value="916">
            <text:p>916</text:p>
          </table:table-cell>
          <table:table-cell office:value-type="float" office:value="1785">
            <text:p>1785</text:p>
          </table:table-cell>
          <table:table-cell office:value-type="float" office:value="2079">
            <text:p>2079</text:p>
          </table:table-cell>
          <table:table-cell office:value-type="float" office:value="1254">
            <text:p>1254</text:p>
          </table:table-cell>
          <table:table-cell office:value-type="float" office:value="2142">
            <text:p>2142</text:p>
          </table:table-cell>
          <table:table-cell/>
          <table:table-cell office:value-type="string">
            <text:p>R-5</text:p>
          </table:table-cell>
          <table:table-cell office:value-type="float" office:value="1045">
            <text:p>1045</text:p>
          </table:table-cell>
          <table:table-cell office:value-type="float" office:value="1968">
            <text:p>1968</text:p>
          </table:table-cell>
          <table:table-cell office:value-type="float" office:value="2403">
            <text:p>2403</text:p>
          </table:table-cell>
          <table:table-cell office:value-type="float" office:value="1484">
            <text:p>1484</text:p>
          </table:table-cell>
          <table:table-cell office:value-type="float" office:value="2442">
            <text:p>2442</text:p>
          </table:table-cell>
          <table:table-cell/>
          <table:table-cell office:value-type="string">
            <text:p>R-5</text:p>
          </table:table-cell>
          <table:table-cell office:value-type="float" office:value="1298">
            <text:p>1298</text:p>
          </table:table-cell>
          <table:table-cell office:value-type="float" office:value="2134">
            <text:p>2134</text:p>
          </table:table-cell>
          <table:table-cell office:value-type="float" office:value="2745">
            <text:p>2745</text:p>
          </table:table-cell>
          <table:table-cell office:value-type="float" office:value="1609">
            <text:p>1609</text:p>
          </table:table-cell>
          <table:table-cell office:value-type="float" office:value="2750">
            <text:p>2750</text:p>
          </table:table-cell>
          <table:table-cell/>
          <table:table-cell office:value-type="string">
            <text:p>R-5</text:p>
          </table:table-cell>
          <table:table-cell office:value-type="float" office:value="2740">
            <text:p>2740</text:p>
          </table:table-cell>
          <table:table-cell office:value-type="float" office:value="4118">
            <text:p>4118</text:p>
          </table:table-cell>
          <table:table-cell office:value-type="float" office:value="5363">
            <text:p>5363</text:p>
          </table:table-cell>
          <table:table-cell office:value-type="float" office:value="3300">
            <text:p>3300</text:p>
          </table:table-cell>
          <table:table-cell office:value-type="float" office:value="5397">
            <text:p>5397</text:p>
          </table:table-cell>
          <table:table-cell/>
          <table:table-cell office:value-type="string">
            <text:p>R-5</text:p>
          </table:table-cell>
          <table:table-cell office:value-type="float" office:value="3976">
            <text:p>3976</text:p>
          </table:table-cell>
          <table:table-cell office:value-type="float" office:value="5323">
            <text:p>5323</text:p>
          </table:table-cell>
          <table:table-cell office:value-type="float" office:value="6982">
            <text:p>6982</text:p>
          </table:table-cell>
          <table:table-cell office:value-type="float" office:value="4386">
            <text:p>4386</text:p>
          </table:table-cell>
          <table:table-cell office:value-type="float" office:value="7299">
            <text:p>729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449">
            <text:p>449</text:p>
          </table:table-cell>
          <table:table-cell office:value-type="float" office:value="1292">
            <text:p>1292</text:p>
          </table:table-cell>
          <table:table-cell office:value-type="float" office:value="1551">
            <text:p>1551</text:p>
          </table:table-cell>
          <table:table-cell office:value-type="float" office:value="899">
            <text:p>899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6</text:p>
          </table:table-cell>
          <table:table-cell office:value-type="float" office:value="591">
            <text:p>591</text:p>
          </table:table-cell>
          <table:table-cell office:value-type="float" office:value="1669">
            <text:p>1669</text:p>
          </table:table-cell>
          <table:table-cell office:value-type="float" office:value="2032">
            <text:p>2032</text:p>
          </table:table-cell>
          <table:table-cell office:value-type="float" office:value="950">
            <text:p>950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6</text:p>
          </table:table-cell>
          <table:table-cell office:value-type="float" office:value="726">
            <text:p>726</text:p>
          </table:table-cell>
          <table:table-cell office:value-type="float" office:value="2010">
            <text:p>2010</text:p>
          </table:table-cell>
          <table:table-cell office:value-type="float" office:value="2457">
            <text:p>2457</text:p>
          </table:table-cell>
          <table:table-cell office:value-type="float" office:value="1153">
            <text:p>1153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R-6</text:p>
          </table:table-cell>
          <table:table-cell office:value-type="float" office:value="916">
            <text:p>916</text:p>
          </table:table-cell>
          <table:table-cell office:value-type="float" office:value="2373">
            <text:p>2373</text:p>
          </table:table-cell>
          <table:table-cell office:value-type="float" office:value="2886">
            <text:p>2886</text:p>
          </table:table-cell>
          <table:table-cell office:value-type="float" office:value="1294">
            <text:p>1294</text:p>
          </table:table-cell>
          <table:table-cell office:value-type="float" office:value="2098">
            <text:p>2098</text:p>
          </table:table-cell>
          <table:table-cell/>
          <table:table-cell office:value-type="string">
            <text:p>R-6</text:p>
          </table:table-cell>
          <table:table-cell office:value-type="float" office:value="1045">
            <text:p>1045</text:p>
          </table:table-cell>
          <table:table-cell office:value-type="float" office:value="2697">
            <text:p>2697</text:p>
          </table:table-cell>
          <table:table-cell office:value-type="float" office:value="3307">
            <text:p>3307</text:p>
          </table:table-cell>
          <table:table-cell office:value-type="float" office:value="1307">
            <text:p>1307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6</text:p>
          </table:table-cell>
          <table:table-cell office:value-type="float" office:value="1298">
            <text:p>1298</text:p>
          </table:table-cell>
          <table:table-cell office:value-type="float" office:value="3058">
            <text:p>3058</text:p>
          </table:table-cell>
          <table:table-cell office:value-type="float" office:value="3715">
            <text:p>3715</text:p>
          </table:table-cell>
          <table:table-cell office:value-type="float" office:value="1428">
            <text:p>1428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6</text:p>
          </table:table-cell>
          <table:table-cell office:value-type="float" office:value="2740">
            <text:p>2740</text:p>
          </table:table-cell>
          <table:table-cell office:value-type="float" office:value="6015">
            <text:p>6015</text:p>
          </table:table-cell>
          <table:table-cell office:value-type="float" office:value="7411">
            <text:p>7411</text:p>
          </table:table-cell>
          <table:table-cell office:value-type="float" office:value="2762">
            <text:p>2762</text:p>
          </table:table-cell>
          <table:table-cell office:value-type="float" office:value="5462">
            <text:p>5462</text:p>
          </table:table-cell>
          <table:table-cell/>
          <table:table-cell office:value-type="string">
            <text:p>R-6</text:p>
          </table:table-cell>
          <table:table-cell office:value-type="float" office:value="3976">
            <text:p>3976</text:p>
          </table:table-cell>
          <table:table-cell office:value-type="float" office:value="7723">
            <text:p>7723</text:p>
          </table:table-cell>
          <table:table-cell office:value-type="float" office:value="9405">
            <text:p>9405</text:p>
          </table:table-cell>
          <table:table-cell office:value-type="float" office:value="4166">
            <text:p>4166</text:p>
          </table:table-cell>
          <table:table-cell office:value-type="float" office:value="6506">
            <text:p>650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1360">
            <text:p>1360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8">
            <text:p>1748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2090">
            <text:p>209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90">
            <text:p>2390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2392">
            <text:p>239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office:value-type="float" office:value="2715">
            <text:p>27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48">
            <text:p>5448</text:p>
          </table:table-cell>
          <table:table-cell office:value-type="float" office:value="0">
            <text:p>0</text:p>
          </table:table-cell>
          <table:table-cell office:value-type="float" office:value="5166">
            <text:p>5166</text:p>
          </table:table-cell>
          <table:table-cell office:value-type="float" office:value="5422">
            <text:p>542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562">
            <text:p>6562</text:p>
          </table:table-cell>
          <table:table-cell office:value-type="float" office:value="0">
            <text:p>0</text:p>
          </table:table-cell>
          <table:table-cell office:value-type="float" office:value="6982">
            <text:p>6982</text:p>
          </table:table-cell>
          <table:table-cell office:value-type="float" office:value="7230">
            <text:p>723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762">
            <text:p>762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8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271">
            <text:p>1271</text:p>
          </table:table-cell>
          <table:table-cell office:value-type="float" office:value="1014">
            <text:p>1014</text:p>
          </table:table-cell>
          <table:table-cell office:value-type="float" office:value="1449">
            <text:p>1449</text:p>
          </table:table-cell>
          <table:table-cell/>
          <table:table-cell office:value-type="string">
            <text:p>R-8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269">
            <text:p>1269</text:p>
          </table:table-cell>
          <table:table-cell office:value-type="float" office:value="1744">
            <text:p>1744</text:p>
          </table:table-cell>
          <table:table-cell/>
          <table:table-cell office:value-type="string">
            <text:p>R-8</text:p>
          </table:table-cell>
          <table:table-cell office:value-type="float" office:value="1488">
            <text:p>1488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1516">
            <text:p>1516</text:p>
          </table:table-cell>
          <table:table-cell office:value-type="float" office:value="2028">
            <text:p>2028</text:p>
          </table:table-cell>
          <table:table-cell/>
          <table:table-cell office:value-type="string">
            <text:p>R-8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1834">
            <text:p>1834</text:p>
          </table:table-cell>
          <table:table-cell office:value-type="float" office:value="2354">
            <text:p>2354</text:p>
          </table:table-cell>
          <table:table-cell/>
          <table:table-cell office:value-type="string">
            <text:p>R-8</text:p>
          </table:table-cell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2434">
            <text:p>2434</text:p>
          </table:table-cell>
          <table:table-cell office:value-type="float" office:value="2135">
            <text:p>2135</text:p>
          </table:table-cell>
          <table:table-cell office:value-type="float" office:value="2746">
            <text:p>2746</text:p>
          </table:table-cell>
          <table:table-cell/>
          <table:table-cell office:value-type="string">
            <text:p>R-8</text:p>
          </table:table-cell>
          <table:table-cell office:value-type="float" office:value="3308">
            <text:p>3308</text:p>
          </table:table-cell>
          <table:table-cell office:value-type="float" office:value="0">
            <text:p>0</text:p>
          </table:table-cell>
          <table:table-cell office:value-type="float" office:value="4855">
            <text:p>4855</text:p>
          </table:table-cell>
          <table:table-cell office:value-type="float" office:value="4544">
            <text:p>4544</text:p>
          </table:table-cell>
          <table:table-cell office:value-type="float" office:value="5003">
            <text:p>5003</text:p>
          </table:table-cell>
          <table:table-cell/>
          <table:table-cell office:value-type="string">
            <text:p>R-8</text:p>
          </table:table-cell>
          <table:table-cell office:value-type="float" office:value="4221">
            <text:p>4221</text:p>
          </table:table-cell>
          <table:table-cell office:value-type="float" office:value="0">
            <text:p>0</text:p>
          </table:table-cell>
          <table:table-cell office:value-type="float" office:value="6642">
            <text:p>6642</text:p>
          </table:table-cell>
          <table:table-cell office:value-type="float" office:value="6391">
            <text:p>6391</text:p>
          </table:table-cell>
          <table:table-cell office:value-type="float" office:value="5577">
            <text:p>557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041">
            <text:p>2041</text:p>
          </table:table-cell>
          <table:table-cell office:value-type="float" office:value="247">
            <text:p>247</text:p>
          </table:table-cell>
          <table:table-cell office:value-type="float" office:value="644">
            <text:p>644</text:p>
          </table:table-cell>
          <table:table-cell office:value-type="float" office:value="1451">
            <text:p>1451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9</text:p>
          </table:table-cell>
          <table:table-cell office:value-type="float" office:value="2487">
            <text:p>2487</text:p>
          </table:table-cell>
          <table:table-cell office:value-type="float" office:value="328">
            <text:p>328</text:p>
          </table:table-cell>
          <table:table-cell office:value-type="float" office:value="744">
            <text:p>744</text:p>
          </table:table-cell>
          <table:table-cell office:value-type="float" office:value="1799">
            <text:p>1799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9</text:p>
          </table:table-cell>
          <table:table-cell office:value-type="float" office:value="2991">
            <text:p>2991</text:p>
          </table:table-cell>
          <table:table-cell office:value-type="float" office:value="419">
            <text:p>419</text:p>
          </table:table-cell>
          <table:table-cell office:value-type="float" office:value="767">
            <text:p>767</text:p>
          </table:table-cell>
          <table:table-cell office:value-type="float" office:value="2094">
            <text:p>2094</text:p>
          </table:table-cell>
          <table:table-cell office:value-type="float" office:value="1781">
            <text:p>1781</text:p>
          </table:table-cell>
          <table:table-cell/>
          <table:table-cell office:value-type="string">
            <text:p>R-9</text:p>
          </table:table-cell>
          <table:table-cell office:value-type="float" office:value="3405">
            <text:p>3405</text:p>
          </table:table-cell>
          <table:table-cell office:value-type="float" office:value="532">
            <text:p>532</text:p>
          </table:table-cell>
          <table:table-cell office:value-type="float" office:value="791">
            <text:p>791</text:p>
          </table:table-cell>
          <table:table-cell office:value-type="float" office:value="2438">
            <text:p>2438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9</text:p>
          </table:table-cell>
          <table:table-cell office:value-type="float" office:value="3831">
            <text:p>3831</text:p>
          </table:table-cell>
          <table:table-cell office:value-type="float" office:value="590">
            <text:p>590</text:p>
          </table:table-cell>
          <table:table-cell office:value-type="float" office:value="819">
            <text:p>819</text:p>
          </table:table-cell>
          <table:table-cell office:value-type="float" office:value="2726">
            <text:p>2726</text:p>
          </table:table-cell>
          <table:table-cell office:value-type="float" office:value="2421">
            <text:p>2421</text:p>
          </table:table-cell>
          <table:table-cell/>
          <table:table-cell office:value-type="string">
            <text:p>R-9</text:p>
          </table:table-cell>
          <table:table-cell office:value-type="float" office:value="4216">
            <text:p>4216</text:p>
          </table:table-cell>
          <table:table-cell office:value-type="float" office:value="761">
            <text:p>761</text:p>
          </table:table-cell>
          <table:table-cell office:value-type="float" office:value="770">
            <text:p>770</text:p>
          </table:table-cell>
          <table:table-cell office:value-type="float" office:value="3062">
            <text:p>3062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9</text:p>
          </table:table-cell>
          <table:table-cell office:value-type="float" office:value="8072">
            <text:p>8072</text:p>
          </table:table-cell>
          <table:table-cell office:value-type="float" office:value="1450">
            <text:p>1450</text:p>
          </table:table-cell>
          <table:table-cell office:value-type="float" office:value="1499">
            <text:p>1499</text:p>
          </table:table-cell>
          <table:table-cell office:value-type="float" office:value="6086">
            <text:p>6086</text:p>
          </table:table-cell>
          <table:table-cell office:value-type="float" office:value="5342">
            <text:p>5342</text:p>
          </table:table-cell>
          <table:table-cell/>
          <table:table-cell office:value-type="string">
            <text:p>R-9</text:p>
          </table:table-cell>
          <table:table-cell office:value-type="float" office:value="10310">
            <text:p>10310</text:p>
          </table:table-cell>
          <table:table-cell office:value-type="float" office:value="2073">
            <text:p>2073</text:p>
          </table:table-cell>
          <table:table-cell office:value-type="float" office:value="1668">
            <text:p>1668</text:p>
          </table:table-cell>
          <table:table-cell office:value-type="float" office:value="8183">
            <text:p>8183</text:p>
          </table:table-cell>
          <table:table-cell office:value-type="float" office:value="7284">
            <text:p>728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859">
            <text:p>859</text:p>
          </table:table-cell>
          <table:table-cell office:value-type="float" office:value="1386">
            <text:p>1386</text:p>
          </table:table-cell>
          <table:table-cell office:value-type="float" office:value="1983">
            <text:p>1983</text:p>
          </table:table-cell>
          <table:table-cell office:value-type="float" office:value="740">
            <text:p>740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0</text:p>
          </table:table-cell>
          <table:table-cell office:value-type="float" office:value="1025">
            <text:p>1025</text:p>
          </table:table-cell>
          <table:table-cell office:value-type="float" office:value="1690">
            <text:p>1690</text:p>
          </table:table-cell>
          <table:table-cell office:value-type="float" office:value="2384">
            <text:p>2384</text:p>
          </table:table-cell>
          <table:table-cell office:value-type="float" office:value="909">
            <text:p>909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10</text:p>
          </table:table-cell>
          <table:table-cell office:value-type="float" office:value="1204">
            <text:p>1204</text:p>
          </table:table-cell>
          <table:table-cell office:value-type="float" office:value="1906">
            <text:p>1906</text:p>
          </table:table-cell>
          <table:table-cell office:value-type="float" office:value="2642">
            <text:p>2642</text:p>
          </table:table-cell>
          <table:table-cell office:value-type="float" office:value="1079">
            <text:p>1079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10</text:p>
          </table:table-cell>
          <table:table-cell office:value-type="float" office:value="1326">
            <text:p>1326</text:p>
          </table:table-cell>
          <table:table-cell office:value-type="float" office:value="2183">
            <text:p>2183</text:p>
          </table:table-cell>
          <table:table-cell office:value-type="float" office:value="2896">
            <text:p>2896</text:p>
          </table:table-cell>
          <table:table-cell office:value-type="float" office:value="1282">
            <text:p>1282</text:p>
          </table:table-cell>
          <table:table-cell office:value-type="float" office:value="2079">
            <text:p>2079</text:p>
          </table:table-cell>
          <table:table-cell/>
          <table:table-cell office:value-type="string">
            <text:p>R-10</text:p>
          </table:table-cell>
          <table:table-cell office:value-type="float" office:value="1428">
            <text:p>1428</text:p>
          </table:table-cell>
          <table:table-cell office:value-type="float" office:value="2380">
            <text:p>2380</text:p>
          </table:table-cell>
          <table:table-cell office:value-type="float" office:value="3231">
            <text:p>3231</text:p>
          </table:table-cell>
          <table:table-cell office:value-type="float" office:value="1471">
            <text:p>1471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0</text:p>
          </table:table-cell>
          <table:table-cell office:value-type="float" office:value="1471">
            <text:p>1471</text:p>
          </table:table-cell>
          <table:table-cell office:value-type="float" office:value="2615">
            <text:p>2615</text:p>
          </table:table-cell>
          <table:table-cell office:value-type="float" office:value="3416">
            <text:p>3416</text:p>
          </table:table-cell>
          <table:table-cell office:value-type="float" office:value="1666">
            <text:p>1666</text:p>
          </table:table-cell>
          <table:table-cell office:value-type="float" office:value="2745">
            <text:p>2745</text:p>
          </table:table-cell>
          <table:table-cell/>
          <table:table-cell office:value-type="string">
            <text:p>R-10</text:p>
          </table:table-cell>
          <table:table-cell office:value-type="float" office:value="2709">
            <text:p>2709</text:p>
          </table:table-cell>
          <table:table-cell office:value-type="float" office:value="5025">
            <text:p>5025</text:p>
          </table:table-cell>
          <table:table-cell office:value-type="float" office:value="6845">
            <text:p>6845</text:p>
          </table:table-cell>
          <table:table-cell office:value-type="float" office:value="3321">
            <text:p>3321</text:p>
          </table:table-cell>
          <table:table-cell office:value-type="float" office:value="5363">
            <text:p>5363</text:p>
          </table:table-cell>
          <table:table-cell/>
          <table:table-cell office:value-type="string">
            <text:p>R-10</text:p>
          </table:table-cell>
          <table:table-cell office:value-type="float" office:value="3328">
            <text:p>3328</text:p>
          </table:table-cell>
          <table:table-cell office:value-type="float" office:value="6577">
            <text:p>6577</text:p>
          </table:table-cell>
          <table:table-cell office:value-type="float" office:value="8397">
            <text:p>8397</text:p>
          </table:table-cell>
          <table:table-cell office:value-type="float" office:value="4463">
            <text:p>4463</text:p>
          </table:table-cell>
          <table:table-cell office:value-type="float" office:value="6982">
            <text:p>698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843">
            <text:p>1843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298">
            <text:p>2298</text:p>
          </table:table-cell>
          <table:table-cell office:value-type="float" office:value="1520">
            <text:p>152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781">
            <text:p>2781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153">
            <text:p>3153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589">
            <text:p>3589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985">
            <text:p>3985</text:p>
          </table:table-cell>
          <table:table-cell office:value-type="float" office:value="2718">
            <text:p>271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848">
            <text:p>7848</text:p>
          </table:table-cell>
          <table:table-cell office:value-type="float" office:value="5364">
            <text:p>536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236">
            <text:p>10236</text:p>
          </table:table-cell>
          <table:table-cell office:value-type="float" office:value="7361">
            <text:p>73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679">
            <text:p>679</text:p>
          </table:table-cell>
          <table:table-cell table:number-columns-repeated="2"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190">
            <text:p>1190</text:p>
          </table:table-cell>
          <table:table-cell/>
          <table:table-cell office:value-type="string">
            <text:p>R-12</text:p>
          </table:table-cell>
          <table:table-cell office:value-type="float" office:value="858">
            <text:p>858</text:p>
          </table:table-cell>
          <table:table-cell table:number-columns-repeated="2"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1514">
            <text:p>1514</text:p>
          </table:table-cell>
          <table:table-cell/>
          <table:table-cell office:value-type="string">
            <text:p>R-12</text:p>
          </table:table-cell>
          <table:table-cell office:value-type="float" office:value="1014">
            <text:p>1014</text:p>
          </table:table-cell>
          <table:table-cell table:number-columns-repeated="2"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R-1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2132">
            <text:p>2132</text:p>
          </table:table-cell>
          <table:table-cell/>
          <table:table-cell office:value-type="string">
            <text:p>R-12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12</text:p>
          </table:table-cell>
          <table:table-cell office:value-type="float" office:value="1503">
            <text:p>1503</text:p>
          </table:table-cell>
          <table:table-cell table:number-columns-repeated="2"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2749">
            <text:p>2749</text:p>
          </table:table-cell>
          <table:table-cell/>
          <table:table-cell office:value-type="string">
            <text:p>R-12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2342">
            <text:p>2342</text:p>
          </table:table-cell>
          <table:table-cell office:value-type="float" office:value="5368">
            <text:p>5368</text:p>
          </table:table-cell>
          <table:table-cell/>
          <table:table-cell office:value-type="string">
            <text:p>R-12</text:p>
          </table:table-cell>
          <table:table-cell office:value-type="float" office:value="4050">
            <text:p>4050</text:p>
          </table:table-cell>
          <table:table-cell table:number-columns-repeated="2" office:value-type="float" office:value="0">
            <text:p>0</text:p>
          </table:table-cell>
          <table:table-cell office:value-type="float" office:value="3234">
            <text:p>3234</text:p>
          </table:table-cell>
          <table:table-cell office:value-type="float" office:value="7412">
            <text:p>741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979">
            <text:p>97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1152">
            <text:p>1152</text:p>
          </table:table-cell>
          <table:table-cell/>
          <table:table-cell office:value-type="string">
            <text:p>R-13</text:p>
          </table:table-cell>
          <table:table-cell office:value-type="float" office:value="1264">
            <text:p>1264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13</text:p>
          </table:table-cell>
          <table:table-cell office:value-type="float" office:value="1577">
            <text:p>1577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738">
            <text:p>1738</text:p>
          </table:table-cell>
          <table:table-cell/>
          <table:table-cell office:value-type="string">
            <text:p>R-13</text:p>
          </table:table-cell>
          <table:table-cell office:value-type="float" office:value="1853">
            <text:p>1853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3</text:p>
          </table:table-cell>
          <table:table-cell office:value-type="float" office:value="2147">
            <text:p>2147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1631">
            <text:p>1631</text:p>
          </table:table-cell>
          <table:table-cell office:value-type="float" office:value="2355">
            <text:p>2355</text:p>
          </table:table-cell>
          <table:table-cell/>
          <table:table-cell office:value-type="string">
            <text:p>R-13</text:p>
          </table:table-cell>
          <table:table-cell office:value-type="float" office:value="2517">
            <text:p>2517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1704">
            <text:p>1704</text:p>
          </table:table-cell>
          <table:table-cell office:value-type="float" office:value="2675">
            <text:p>2675</text:p>
          </table:table-cell>
          <table:table-cell/>
          <table:table-cell office:value-type="string">
            <text:p>R-13</text:p>
          </table:table-cell>
          <table:table-cell office:value-type="float" office:value="5081">
            <text:p>5081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5535">
            <text:p>5535</text:p>
          </table:table-cell>
          <table:table-cell/>
          <table:table-cell office:value-type="string">
            <text:p>R-13</text:p>
          </table:table-cell>
          <table:table-cell office:value-type="float" office:value="7039">
            <text:p>7039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7343">
            <text:p>734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979">
            <text:p>979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1127">
            <text:p>1127</text:p>
          </table:table-cell>
          <table:table-cell/>
          <table:table-cell office:value-type="string">
            <text:p>R-14</text:p>
          </table:table-cell>
          <table:table-cell office:value-type="float" office:value="1264">
            <text:p>1264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14</text:p>
          </table:table-cell>
          <table:table-cell office:value-type="float" office:value="1577">
            <text:p>1577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853">
            <text:p>1853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1333">
            <text:p>1333</text:p>
          </table:table-cell>
          <table:table-cell office:value-type="float" office:value="2068">
            <text:p>2068</text:p>
          </table:table-cell>
          <table:table-cell/>
          <table:table-cell office:value-type="string">
            <text:p>R-14</text:p>
          </table:table-cell>
          <table:table-cell office:value-type="float" office:value="2147">
            <text:p>2147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333">
            <text:p>1333</text:p>
          </table:table-cell>
          <table:table-cell office:value-type="float" office:value="2390">
            <text:p>2390</text:p>
          </table:table-cell>
          <table:table-cell/>
          <table:table-cell office:value-type="string">
            <text:p>R-14</text:p>
          </table:table-cell>
          <table:table-cell office:value-type="float" office:value="2517">
            <text:p>2517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2639">
            <text:p>2639</text:p>
          </table:table-cell>
          <table:table-cell/>
          <table:table-cell office:value-type="string">
            <text:p>R-14</text:p>
          </table:table-cell>
          <table:table-cell office:value-type="float" office:value="5081">
            <text:p>5081</text:p>
          </table:table-cell>
          <table:table-cell office:value-type="float" office:value="4549">
            <text:p>4549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5448">
            <text:p>5448</text:p>
          </table:table-cell>
          <table:table-cell/>
          <table:table-cell office:value-type="string">
            <text:p>R-14</text:p>
          </table:table-cell>
          <table:table-cell office:value-type="float" office:value="7039">
            <text:p>7039</text:p>
          </table:table-cell>
          <table:table-cell office:value-type="float" office:value="6445">
            <text:p>6445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6562">
            <text:p>656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979">
            <text:p>979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553">
            <text:p>1553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577">
            <text:p>1577</text:p>
          </table:table-cell>
          <table:table-cell office:value-type="float" office:value="1860">
            <text:p>186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53">
            <text:p>1853</text:p>
          </table:table-cell>
          <table:table-cell office:value-type="float" office:value="2101">
            <text:p>210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2397">
            <text:p>239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517">
            <text:p>2517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081">
            <text:p>5081</text:p>
          </table:table-cell>
          <table:table-cell office:value-type="float" office:value="5522">
            <text:p>552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039">
            <text:p>7039</text:p>
          </table:table-cell>
          <table:table-cell office:value-type="float" office:value="7150">
            <text:p>7150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nop</text:p>
          </table:table-cell>
          <table:table-cell table:style-name="ce16"/>
          <table:table-cell table:style-name="ce16" office:value-type="string">
            <text:p>tornado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0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/>
          <table:table-cell office:value-type="string">
            <text:p>R-0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R-0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0">
            <text:p>0</text:p>
          </table:table-cell>
          <table:table-cell office:value-type="float" office:value="2143">
            <text:p>2143</text:p>
          </table:table-cell>
          <table:table-cell/>
          <table:table-cell office:value-type="string">
            <text:p>R-0</text:p>
          </table:table-cell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  <table:table-cell office:value-type="float" office:value="3049">
            <text:p>3049</text:p>
          </table:table-cell>
          <table:table-cell office:value-type="float" office:value="0">
            <text:p>0</text:p>
          </table:table-cell>
          <table:table-cell office:value-type="float" office:value="2407">
            <text:p>2407</text:p>
          </table:table-cell>
          <table:table-cell/>
          <table:table-cell office:value-type="string">
            <text:p>R-0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3355">
            <text:p>3355</text:p>
          </table:table-cell>
          <table:table-cell office:value-type="float" office:value="0">
            <text:p>0</text:p>
          </table:table-cell>
          <table:table-cell office:value-type="float" office:value="2732">
            <text:p>2732</text:p>
          </table:table-cell>
          <table:table-cell/>
          <table:table-cell office:value-type="string">
            <text:p>R-0</text:p>
          </table:table-cell>
          <table:table-cell office:value-type="float" office:value="5118">
            <text:p>5118</text:p>
          </table:table-cell>
          <table:table-cell office:value-type="float" office:value="0">
            <text:p>0</text:p>
          </table:table-cell>
          <table:table-cell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5840">
            <text:p>5840</text:p>
          </table:table-cell>
          <table:table-cell/>
          <table:table-cell office:value-type="string">
            <text:p>R-0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539">
            <text:p>7539</text:p>
          </table:table-cell>
          <table:table-cell office:value-type="float" office:value="0">
            <text:p>0</text:p>
          </table:table-cell>
          <table:table-cell office:value-type="float" office:value="7638">
            <text:p>7638</text:p>
          </table:table-cell>
          <table:table-cell/>
          <table:table-cell office:value-type="string">
            <text:p>R-0</text:p>
          </table:table-cell>
          <table:table-cell office:value-type="float" office:value="7990">
            <text:p>7990</text:p>
          </table:table-cell>
          <table:table-cell office:value-type="float" office:value="0">
            <text:p>0</text:p>
          </table:table-cell>
          <table:table-cell office:value-type="float" office:value="8251">
            <text:p>8251</text:p>
          </table:table-cell>
          <table:table-cell office:value-type="float" office:value="0">
            <text:p>0</text:p>
          </table:table-cell>
          <table:table-cell office:value-type="float" office:value="8370">
            <text:p>8370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09">
            <text:p>1209</text:p>
          </table:table-cell>
          <table:table-cell office:value-type="float" office:value="988">
            <text:p>988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R-1</text:p>
          </table:table-cell>
          <table:table-cell office:value-type="float" office:value="1526">
            <text:p>1526</text:p>
          </table:table-cell>
          <table:table-cell office:value-type="float" office:value="1325">
            <text:p>1325</text:p>
          </table:table-cell>
          <table:table-cell office:value-type="float" office:value="2162">
            <text:p>2162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1</text:p>
          </table:table-cell>
          <table:table-cell office:value-type="float" office:value="1835">
            <text:p>1835</text:p>
          </table:table-cell>
          <table:table-cell office:value-type="float" office:value="1610">
            <text:p>1610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1</text:p>
          </table:table-cell>
          <table:table-cell office:value-type="float" office:value="2111">
            <text:p>2111</text:p>
          </table:table-cell>
          <table:table-cell office:value-type="float" office:value="1906">
            <text:p>1906</text:p>
          </table:table-cell>
          <table:table-cell office:value-type="float" office:value="3047">
            <text:p>3047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/>
          <table:table-cell office:value-type="string">
            <text:p>R-1</text:p>
          </table:table-cell>
          <table:table-cell office:value-type="float" office:value="2393">
            <text:p>2393</text:p>
          </table:table-cell>
          <table:table-cell office:value-type="float" office:value="2193">
            <text:p>2193</text:p>
          </table:table-cell>
          <table:table-cell office:value-type="float" office:value="3511">
            <text:p>3511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1</text:p>
          </table:table-cell>
          <table:table-cell office:value-type="float" office:value="2687">
            <text:p>2687</text:p>
          </table:table-cell>
          <table:table-cell office:value-type="float" office:value="2517">
            <text:p>2517</text:p>
          </table:table-cell>
          <table:table-cell office:value-type="float" office:value="4029">
            <text:p>4029</text:p>
          </table:table-cell>
          <table:table-cell office:value-type="float" office:value="0">
            <text:p>0</text:p>
          </table:table-cell>
          <table:table-cell office:value-type="float" office:value="2678">
            <text:p>2678</text:p>
          </table:table-cell>
          <table:table-cell/>
          <table:table-cell office:value-type="string">
            <text:p>R-1</text:p>
          </table:table-cell>
          <table:table-cell office:value-type="float" office:value="4957">
            <text:p>4957</text:p>
          </table:table-cell>
          <table:table-cell office:value-type="float" office:value="5568">
            <text:p>5568</text:p>
          </table:table-cell>
          <table:table-cell office:value-type="float" office:value="8826">
            <text:p>8826</text:p>
          </table:table-cell>
          <table:table-cell office:value-type="float" office:value="0">
            <text:p>0</text:p>
          </table:table-cell>
          <table:table-cell office:value-type="float" office:value="5723">
            <text:p>5723</text:p>
          </table:table-cell>
          <table:table-cell/>
          <table:table-cell office:value-type="string">
            <text:p>R-1</text:p>
          </table:table-cell>
          <table:table-cell office:value-type="float" office:value="5379">
            <text:p>5379</text:p>
          </table:table-cell>
          <table:table-cell office:value-type="float" office:value="5861">
            <text:p>5861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7842">
            <text:p>7842</text:p>
          </table:table-cell>
          <table:table-cell/>
          <table:table-cell office:value-type="string">
            <text:p>R-1</text:p>
          </table:table-cell>
          <table:table-cell office:value-type="float" office:value="5916">
            <text:p>5916</text:p>
          </table:table-cell>
          <table:table-cell office:value-type="float" office:value="6265">
            <text:p>6265</text:p>
          </table:table-cell>
          <table:table-cell office:value-type="float" office:value="12161">
            <text:p>12161</text:p>
          </table:table-cell>
          <table:table-cell office:value-type="float" office:value="0">
            <text:p>0</text:p>
          </table:table-cell>
          <table:table-cell office:value-type="float" office:value="9027">
            <text:p>902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954">
            <text:p>954</text:p>
          </table:table-cell>
          <table:table-cell office:value-type="float" office:value="988">
            <text:p>988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2</text:p>
          </table:table-cell>
          <table:table-cell office:value-type="float" office:value="1219">
            <text:p>1219</text:p>
          </table:table-cell>
          <table:table-cell office:value-type="float" office:value="1325">
            <text:p>1325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/>
          <table:table-cell office:value-type="string">
            <text:p>R-2</text:p>
          </table:table-cell>
          <table:table-cell office:value-type="float" office:value="1457">
            <text:p>1457</text:p>
          </table:table-cell>
          <table:table-cell office:value-type="float" office:value="1610">
            <text:p>1610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2</text:p>
          </table:table-cell>
          <table:table-cell office:value-type="float" office:value="1707">
            <text:p>1707</text:p>
          </table:table-cell>
          <table:table-cell office:value-type="float" office:value="1906">
            <text:p>1906</text:p>
          </table:table-cell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2</text:p>
          </table:table-cell>
          <table:table-cell office:value-type="float" office:value="1913">
            <text:p>1913</text:p>
          </table:table-cell>
          <table:table-cell office:value-type="float" office:value="2193">
            <text:p>2193</text:p>
          </table:table-cell>
          <table:table-cell office:value-type="float" office:value="2393">
            <text:p>2393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/>
          <table:table-cell office:value-type="string">
            <text:p>R-2</text:p>
          </table:table-cell>
          <table:table-cell office:value-type="float" office:value="2203">
            <text:p>2203</text:p>
          </table:table-cell>
          <table:table-cell office:value-type="float" office:value="2517">
            <text:p>2517</text:p>
          </table:table-cell>
          <table:table-cell office:value-type="float" office:value="2723">
            <text:p>2723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2</text:p>
          </table:table-cell>
          <table:table-cell office:value-type="float" office:value="4939">
            <text:p>4939</text:p>
          </table:table-cell>
          <table:table-cell office:value-type="float" office:value="5568">
            <text:p>5568</text:p>
          </table:table-cell>
          <table:table-cell office:value-type="float" office:value="6523">
            <text:p>6523</text:p>
          </table:table-cell>
          <table:table-cell office:value-type="float" office:value="0">
            <text:p>0</text:p>
          </table:table-cell>
          <table:table-cell office:value-type="float" office:value="4957">
            <text:p>4957</text:p>
          </table:table-cell>
          <table:table-cell/>
          <table:table-cell office:value-type="string">
            <text:p>R-2</text:p>
          </table:table-cell>
          <table:table-cell office:value-type="float" office:value="7386">
            <text:p>7386</text:p>
          </table:table-cell>
          <table:table-cell office:value-type="float" office:value="5861">
            <text:p>5861</text:p>
          </table:table-cell>
          <table:table-cell office:value-type="float" office:value="6296">
            <text:p>6296</text:p>
          </table:table-cell>
          <table:table-cell office:value-type="float" office:value="0">
            <text:p>0</text:p>
          </table:table-cell>
          <table:table-cell office:value-type="float" office:value="5379">
            <text:p>5379</text:p>
          </table:table-cell>
          <table:table-cell/>
          <table:table-cell office:value-type="string">
            <text:p>R-2</text:p>
          </table:table-cell>
          <table:table-cell office:value-type="float" office:value="9063">
            <text:p>9063</text:p>
          </table:table-cell>
          <table:table-cell office:value-type="float" office:value="6265">
            <text:p>6265</text:p>
          </table:table-cell>
          <table:table-cell office:value-type="float" office:value="6791">
            <text:p>6791</text:p>
          </table:table-cell>
          <table:table-cell office:value-type="float" office:value="0">
            <text:p>0</text:p>
          </table:table-cell>
          <table:table-cell office:value-type="float" office:value="5916">
            <text:p>5916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10">
            <text:p>2410</text:p>
          </table:table-cell>
          <table:table-cell office:value-type="float" office:value="1652">
            <text:p>1652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661">
            <text:p>2661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728">
            <text:p>272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896">
            <text:p>5896</text:p>
          </table:table-cell>
          <table:table-cell office:value-type="float" office:value="4562">
            <text:p>4562</text:p>
          </table:table-cell>
          <table:table-cell office:value-type="float" office:value="0">
            <text:p>0</text:p>
          </table:table-cell>
          <table:table-cell office:value-type="float" office:value="5760">
            <text:p>576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262">
            <text:p>6262</text:p>
          </table:table-cell>
          <table:table-cell office:value-type="float" office:value="7365">
            <text:p>7365</text:p>
          </table:table-cell>
          <table:table-cell office:value-type="float" office:value="0">
            <text:p>0</text:p>
          </table:table-cell>
          <table:table-cell office:value-type="float" office:value="7919">
            <text:p>791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713">
            <text:p>6713</text:p>
          </table:table-cell>
          <table:table-cell office:value-type="float" office:value="9049">
            <text:p>9049</text:p>
          </table:table-cell>
          <table:table-cell office:value-type="float" office:value="0">
            <text:p>0</text:p>
          </table:table-cell>
          <table:table-cell office:value-type="float" office:value="9731">
            <text:p>9731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219">
            <text:p>1219</text:p>
          </table:table-cell>
          <table:table-cell office:value-type="float" office:value="0">
            <text:p>0</text:p>
          </table:table-cell>
          <table:table-cell office:value-type="float" office:value="1376">
            <text:p>1376</text:p>
          </table:table-cell>
          <table:table-cell office:value-type="float" office:value="1477">
            <text:p>1477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4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 office:value-type="float" office:value="1852">
            <text:p>1852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4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2169">
            <text:p>2169</text:p>
          </table:table-cell>
          <table:table-cell office:value-type="float" office:value="2183">
            <text:p>2183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R-4</text:p>
          </table:table-cell>
          <table:table-cell office:value-type="float" office:value="2116">
            <text:p>2116</text:p>
          </table:table-cell>
          <table:table-cell office:value-type="float" office:value="0">
            <text:p>0</text:p>
          </table:table-cell>
          <table:table-cell office:value-type="float" office:value="2537">
            <text:p>2537</text:p>
          </table:table-cell>
          <table:table-cell office:value-type="float" office:value="2512">
            <text:p>2512</text:p>
          </table:table-cell>
          <table:table-cell office:value-type="float" office:value="2100">
            <text:p>2100</text:p>
          </table:table-cell>
          <table:table-cell/>
          <table:table-cell office:value-type="string">
            <text:p>R-4</text:p>
          </table:table-cell>
          <table:table-cell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2904">
            <text:p>2904</text:p>
          </table:table-cell>
          <table:table-cell office:value-type="float" office:value="2834">
            <text:p>2834</text:p>
          </table:table-cell>
          <table:table-cell office:value-type="float" office:value="2410">
            <text:p>2410</text:p>
          </table:table-cell>
          <table:table-cell/>
          <table:table-cell office:value-type="string">
            <text:p>R-4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3261">
            <text:p>3261</text:p>
          </table:table-cell>
          <table:table-cell office:value-type="float" office:value="3123">
            <text:p>3123</text:p>
          </table:table-cell>
          <table:table-cell office:value-type="float" office:value="2661">
            <text:p>2661</text:p>
          </table:table-cell>
          <table:table-cell/>
          <table:table-cell office:value-type="string">
            <text:p>R-4</text:p>
          </table:table-cell>
          <table:table-cell office:value-type="float" office:value="6113">
            <text:p>6113</text:p>
          </table:table-cell>
          <table:table-cell office:value-type="float" office:value="0">
            <text:p>0</text:p>
          </table:table-cell>
          <table:table-cell office:value-type="float" office:value="6774">
            <text:p>6774</text:p>
          </table:table-cell>
          <table:table-cell office:value-type="float" office:value="6422">
            <text:p>6422</text:p>
          </table:table-cell>
          <table:table-cell office:value-type="float" office:value="5896">
            <text:p>5896</text:p>
          </table:table-cell>
          <table:table-cell/>
          <table:table-cell office:value-type="string">
            <text:p>R-4</text:p>
          </table:table-cell>
          <table:table-cell office:value-type="float" office:value="8099">
            <text:p>8099</text:p>
          </table:table-cell>
          <table:table-cell office:value-type="float" office:value="0">
            <text:p>0</text:p>
          </table:table-cell>
          <table:table-cell office:value-type="float" office:value="6886">
            <text:p>6886</text:p>
          </table:table-cell>
          <table:table-cell office:value-type="float" office:value="8446">
            <text:p>8446</text:p>
          </table:table-cell>
          <table:table-cell office:value-type="float" office:value="6262">
            <text:p>6262</text:p>
          </table:table-cell>
          <table:table-cell/>
          <table:table-cell office:value-type="string">
            <text:p>R-4</text:p>
          </table:table-cell>
          <table:table-cell office:value-type="float" office:value="9150">
            <text:p>9150</text:p>
          </table:table-cell>
          <table:table-cell office:value-type="float" office:value="0">
            <text:p>0</text:p>
          </table:table-cell>
          <table:table-cell office:value-type="float" office:value="7655">
            <text:p>7655</text:p>
          </table:table-cell>
          <table:table-cell office:value-type="float" office:value="9460">
            <text:p>9460</text:p>
          </table:table-cell>
          <table:table-cell office:value-type="float" office:value="6713">
            <text:p>6713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7">
            <text:p>1177</text:p>
          </table:table-cell>
          <table:table-cell office:value-type="float" office:value="1236">
            <text:p>1236</text:p>
          </table:table-cell>
          <table:table-cell office:value-type="float" office:value="1691">
            <text:p>1691</text:p>
          </table:table-cell>
          <table:table-cell office:value-type="float" office:value="2021">
            <text:p>2021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5</text:p>
          </table:table-cell>
          <table:table-cell office:value-type="float" office:value="1495">
            <text:p>1495</text:p>
          </table:table-cell>
          <table:table-cell office:value-type="float" office:value="1553">
            <text:p>1553</text:p>
          </table:table-cell>
          <table:table-cell office:value-type="float" office:value="2101">
            <text:p>2101</text:p>
          </table:table-cell>
          <table:table-cell office:value-type="float" office:value="2508">
            <text:p>2508</text:p>
          </table:table-cell>
          <table:table-cell office:value-type="float" office:value="1503">
            <text:p>1503</text:p>
          </table:table-cell>
          <table:table-cell/>
          <table:table-cell office:value-type="string">
            <text:p>R-5</text:p>
          </table:table-cell>
          <table:table-cell office:value-type="float" office:value="1798">
            <text:p>1798</text:p>
          </table:table-cell>
          <table:table-cell office:value-type="float" office:value="1844">
            <text:p>1844</text:p>
          </table:table-cell>
          <table:table-cell office:value-type="float" office:value="2529">
            <text:p>2529</text:p>
          </table:table-cell>
          <table:table-cell office:value-type="float" office:value="2976">
            <text:p>2976</text:p>
          </table:table-cell>
          <table:table-cell office:value-type="float" office:value="1794">
            <text:p>1794</text:p>
          </table:table-cell>
          <table:table-cell/>
          <table:table-cell office:value-type="string">
            <text:p>R-5</text:p>
          </table:table-cell>
          <table:table-cell office:value-type="float" office:value="2102">
            <text:p>2102</text:p>
          </table:table-cell>
          <table:table-cell office:value-type="float" office:value="2129">
            <text:p>2129</text:p>
          </table:table-cell>
          <table:table-cell office:value-type="float" office:value="2991">
            <text:p>2991</text:p>
          </table:table-cell>
          <table:table-cell office:value-type="float" office:value="3507">
            <text:p>3507</text:p>
          </table:table-cell>
          <table:table-cell office:value-type="float" office:value="2073">
            <text:p>2073</text:p>
          </table:table-cell>
          <table:table-cell/>
          <table:table-cell office:value-type="string">
            <text:p>R-5</text:p>
          </table:table-cell>
          <table:table-cell office:value-type="float" office:value="2383">
            <text:p>2383</text:p>
          </table:table-cell>
          <table:table-cell office:value-type="float" office:value="2422">
            <text:p>2422</text:p>
          </table:table-cell>
          <table:table-cell office:value-type="float" office:value="3524">
            <text:p>3524</text:p>
          </table:table-cell>
          <table:table-cell office:value-type="float" office:value="3959">
            <text:p>3959</text:p>
          </table:table-cell>
          <table:table-cell office:value-type="float" office:value="2407">
            <text:p>2407</text:p>
          </table:table-cell>
          <table:table-cell/>
          <table:table-cell office:value-type="string">
            <text:p>R-5</text:p>
          </table:table-cell>
          <table:table-cell office:value-type="float" office:value="2687">
            <text:p>2687</text:p>
          </table:table-cell>
          <table:table-cell office:value-type="float" office:value="2690">
            <text:p>2690</text:p>
          </table:table-cell>
          <table:table-cell office:value-type="float" office:value="4024">
            <text:p>4024</text:p>
          </table:table-cell>
          <table:table-cell office:value-type="float" office:value="4454">
            <text:p>4454</text:p>
          </table:table-cell>
          <table:table-cell office:value-type="float" office:value="2700">
            <text:p>2700</text:p>
          </table:table-cell>
          <table:table-cell/>
          <table:table-cell office:value-type="string">
            <text:p>R-5</text:p>
          </table:table-cell>
          <table:table-cell office:value-type="float" office:value="5451">
            <text:p>5451</text:p>
          </table:table-cell>
          <table:table-cell office:value-type="float" office:value="5747">
            <text:p>5747</text:p>
          </table:table-cell>
          <table:table-cell office:value-type="float" office:value="8763">
            <text:p>8763</text:p>
          </table:table-cell>
          <table:table-cell office:value-type="float" office:value="8937">
            <text:p>8937</text:p>
          </table:table-cell>
          <table:table-cell office:value-type="float" office:value="5920">
            <text:p>5920</text:p>
          </table:table-cell>
          <table:table-cell/>
          <table:table-cell office:value-type="string">
            <text:p>R-5</text:p>
          </table:table-cell>
          <table:table-cell office:value-type="float" office:value="6017">
            <text:p>6017</text:p>
          </table:table-cell>
          <table:table-cell office:value-type="float" office:value="6051">
            <text:p>6051</text:p>
          </table:table-cell>
          <table:table-cell office:value-type="float" office:value="10833">
            <text:p>10833</text:p>
          </table:table-cell>
          <table:table-cell office:value-type="float" office:value="10974">
            <text:p>10974</text:p>
          </table:table-cell>
          <table:table-cell office:value-type="float" office:value="7900">
            <text:p>7900</text:p>
          </table:table-cell>
          <table:table-cell/>
          <table:table-cell office:value-type="string">
            <text:p>R-5</text:p>
          </table:table-cell>
          <table:table-cell office:value-type="float" office:value="6793">
            <text:p>6793</text:p>
          </table:table-cell>
          <table:table-cell office:value-type="float" office:value="6638">
            <text:p>6638</text:p>
          </table:table-cell>
          <table:table-cell office:value-type="float" office:value="12190">
            <text:p>12190</text:p>
          </table:table-cell>
          <table:table-cell office:value-type="float" office:value="12321">
            <text:p>12321</text:p>
          </table:table-cell>
          <table:table-cell office:value-type="float" office:value="8886">
            <text:p>8886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195">
            <text:p>1195</text:p>
          </table:table-cell>
          <table:table-cell office:value-type="float" office:value="1236">
            <text:p>1236</text:p>
          </table:table-cell>
          <table:table-cell office:value-type="float" office:value="1183">
            <text:p>1183</text:p>
          </table:table-cell>
          <table:table-cell office:value-type="float" office:value="615">
            <text:p>615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6</text:p>
          </table:table-cell>
          <table:table-cell office:value-type="float" office:value="1537">
            <text:p>1537</text:p>
          </table:table-cell>
          <table:table-cell office:value-type="float" office:value="1553">
            <text:p>1553</text:p>
          </table:table-cell>
          <table:table-cell office:value-type="float" office:value="1503">
            <text:p>1503</text:p>
          </table:table-cell>
          <table:table-cell office:value-type="float" office:value="875">
            <text:p>875</text:p>
          </table:table-cell>
          <table:table-cell office:value-type="float" office:value="1495">
            <text:p>1495</text:p>
          </table:table-cell>
          <table:table-cell/>
          <table:table-cell office:value-type="string">
            <text:p>R-6</text:p>
          </table:table-cell>
          <table:table-cell office:value-type="float" office:value="1864">
            <text:p>1864</text:p>
          </table:table-cell>
          <table:table-cell office:value-type="float" office:value="1844">
            <text:p>1844</text:p>
          </table:table-cell>
          <table:table-cell office:value-type="float" office:value="1863">
            <text:p>1863</text:p>
          </table:table-cell>
          <table:table-cell office:value-type="float" office:value="1152">
            <text:p>1152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R-6</text:p>
          </table:table-cell>
          <table:table-cell office:value-type="float" office:value="2153">
            <text:p>2153</text:p>
          </table:table-cell>
          <table:table-cell office:value-type="float" office:value="2129">
            <text:p>2129</text:p>
          </table:table-cell>
          <table:table-cell office:value-type="float" office:value="2271">
            <text:p>2271</text:p>
          </table:table-cell>
          <table:table-cell office:value-type="float" office:value="1441">
            <text:p>1441</text:p>
          </table:table-cell>
          <table:table-cell office:value-type="float" office:value="2102">
            <text:p>2102</text:p>
          </table:table-cell>
          <table:table-cell/>
          <table:table-cell office:value-type="string">
            <text:p>R-6</text:p>
          </table:table-cell>
          <table:table-cell office:value-type="float" office:value="2405">
            <text:p>2405</text:p>
          </table:table-cell>
          <table:table-cell office:value-type="float" office:value="2422">
            <text:p>2422</text:p>
          </table:table-cell>
          <table:table-cell office:value-type="float" office:value="2669">
            <text:p>2669</text:p>
          </table:table-cell>
          <table:table-cell office:value-type="float" office:value="1728">
            <text:p>1728</text:p>
          </table:table-cell>
          <table:table-cell office:value-type="float" office:value="2383">
            <text:p>2383</text:p>
          </table:table-cell>
          <table:table-cell/>
          <table:table-cell office:value-type="string">
            <text:p>R-6</text:p>
          </table:table-cell>
          <table:table-cell office:value-type="float" office:value="2726">
            <text:p>2726</text:p>
          </table:table-cell>
          <table:table-cell office:value-type="float" office:value="2690">
            <text:p>2690</text:p>
          </table:table-cell>
          <table:table-cell office:value-type="float" office:value="3012">
            <text:p>3012</text:p>
          </table:table-cell>
          <table:table-cell office:value-type="float" office:value="2099">
            <text:p>2099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6</text:p>
          </table:table-cell>
          <table:table-cell office:value-type="float" office:value="5881">
            <text:p>5881</text:p>
          </table:table-cell>
          <table:table-cell office:value-type="float" office:value="5747">
            <text:p>5747</text:p>
          </table:table-cell>
          <table:table-cell office:value-type="float" office:value="6683">
            <text:p>6683</text:p>
          </table:table-cell>
          <table:table-cell office:value-type="float" office:value="5290">
            <text:p>5290</text:p>
          </table:table-cell>
          <table:table-cell office:value-type="float" office:value="5451">
            <text:p>5451</text:p>
          </table:table-cell>
          <table:table-cell/>
          <table:table-cell office:value-type="string">
            <text:p>R-6</text:p>
          </table:table-cell>
          <table:table-cell office:value-type="float" office:value="7900">
            <text:p>7900</text:p>
          </table:table-cell>
          <table:table-cell office:value-type="float" office:value="6051">
            <text:p>6051</text:p>
          </table:table-cell>
          <table:table-cell office:value-type="float" office:value="6582">
            <text:p>6582</text:p>
          </table:table-cell>
          <table:table-cell office:value-type="float" office:value="5329">
            <text:p>5329</text:p>
          </table:table-cell>
          <table:table-cell office:value-type="float" office:value="6017">
            <text:p>6017</text:p>
          </table:table-cell>
          <table:table-cell/>
          <table:table-cell office:value-type="string">
            <text:p>R-6</text:p>
          </table:table-cell>
          <table:table-cell office:value-type="float" office:value="9603">
            <text:p>9603</text:p>
          </table:table-cell>
          <table:table-cell office:value-type="float" office:value="6638">
            <text:p>6638</text:p>
          </table:table-cell>
          <table:table-cell office:value-type="float" office:value="7225">
            <text:p>7225</text:p>
          </table:table-cell>
          <table:table-cell office:value-type="float" office:value="5668">
            <text:p>5668</text:p>
          </table:table-cell>
          <table:table-cell office:value-type="float" office:value="6793">
            <text:p>6793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721">
            <text:p>721</text:p>
          </table:table-cell>
          <table:table-cell office:value-type="float" office:value="961">
            <text:p>961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 office:value-type="float" office:value="970">
            <text:p>970</text:p>
          </table:table-cell>
          <table:table-cell office:value-type="float" office:value="1234">
            <text:p>1234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1178">
            <text:p>1178</text:p>
          </table:table-cell>
          <table:table-cell office:value-type="float" office:value="1501">
            <text:p>1501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1417">
            <text:p>1417</text:p>
          </table:table-cell>
          <table:table-cell office:value-type="float" office:value="1785">
            <text:p>1785</text:p>
          </table:table-cell>
          <table:table-cell office:value-type="float" office:value="2124">
            <text:p>212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1620">
            <text:p>1620</text:p>
          </table:table-cell>
          <table:table-cell office:value-type="float" office:value="2071">
            <text:p>2071</text:p>
          </table:table-cell>
          <table:table-cell office:value-type="float" office:value="2361">
            <text:p>236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1888">
            <text:p>1888</text:p>
          </table:table-cell>
          <table:table-cell office:value-type="float" office:value="2475">
            <text:p>2475</text:p>
          </table:table-cell>
          <table:table-cell office:value-type="float" office:value="2683">
            <text:p>268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815">
            <text:p>5815</text:p>
          </table:table-cell>
          <table:table-cell office:value-type="float" office:value="4429">
            <text:p>4429</text:p>
          </table:table-cell>
          <table:table-cell office:value-type="float" office:value="5383">
            <text:p>5383</text:p>
          </table:table-cell>
          <table:table-cell office:value-type="float" office:value="5844">
            <text:p>584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803">
            <text:p>5803</text:p>
          </table:table-cell>
          <table:table-cell office:value-type="float" office:value="7281">
            <text:p>7281</text:p>
          </table:table-cell>
          <table:table-cell office:value-type="float" office:value="7898">
            <text:p>7898</text:p>
          </table:table-cell>
          <table:table-cell office:value-type="float" office:value="7952">
            <text:p>795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304">
            <text:p>6304</text:p>
          </table:table-cell>
          <table:table-cell office:value-type="float" office:value="8857">
            <text:p>8857</text:p>
          </table:table-cell>
          <table:table-cell office:value-type="float" office:value="9717">
            <text:p>9717</text:p>
          </table:table-cell>
          <table:table-cell office:value-type="float" office:value="9738">
            <text:p>9738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1388">
            <text:p>1388</text:p>
          </table:table-cell>
          <table:table-cell office:value-type="float" office:value="1384">
            <text:p>1384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1744">
            <text:p>1744</text:p>
          </table:table-cell>
          <table:table-cell office:value-type="float" office:value="1467">
            <text:p>1467</text:p>
          </table:table-cell>
          <table:table-cell/>
          <table:table-cell office:value-type="string">
            <text:p>R-8</text:p>
          </table:table-cell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083">
            <text:p>2083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8</text:p>
          </table:table-cell>
          <table:table-cell office:value-type="float" office:value="2259">
            <text:p>2259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406">
            <text:p>2406</text:p>
          </table:table-cell>
          <table:table-cell office:value-type="float" office:value="2082">
            <text:p>2082</text:p>
          </table:table-cell>
          <table:table-cell/>
          <table:table-cell office:value-type="string">
            <text:p>R-8</text:p>
          </table:table-cell>
          <table:table-cell office:value-type="float" office:value="2613">
            <text:p>2613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2743">
            <text:p>2743</text:p>
          </table:table-cell>
          <table:table-cell office:value-type="float" office:value="2361">
            <text:p>2361</text:p>
          </table:table-cell>
          <table:table-cell/>
          <table:table-cell office:value-type="string">
            <text:p>R-8</text:p>
          </table:table-cell>
          <table:table-cell office:value-type="float" office:value="2991">
            <text:p>2991</text:p>
          </table:table-cell>
          <table:table-cell office:value-type="float" office:value="0">
            <text:p>0</text:p>
          </table:table-cell>
          <table:table-cell office:value-type="float" office:value="3132">
            <text:p>3132</text:p>
          </table:table-cell>
          <table:table-cell office:value-type="float" office:value="3089">
            <text:p>3089</text:p>
          </table:table-cell>
          <table:table-cell office:value-type="float" office:value="2668">
            <text:p>2668</text:p>
          </table:table-cell>
          <table:table-cell/>
          <table:table-cell office:value-type="string">
            <text:p>R-8</text:p>
          </table:table-cell>
          <table:table-cell office:value-type="float" office:value="6553">
            <text:p>6553</text:p>
          </table:table-cell>
          <table:table-cell office:value-type="float" office:value="0">
            <text:p>0</text:p>
          </table:table-cell>
          <table:table-cell office:value-type="float" office:value="6326">
            <text:p>6326</text:p>
          </table:table-cell>
          <table:table-cell office:value-type="float" office:value="6642">
            <text:p>6642</text:p>
          </table:table-cell>
          <table:table-cell office:value-type="float" office:value="5815">
            <text:p>5815</text:p>
          </table:table-cell>
          <table:table-cell/>
          <table:table-cell office:value-type="string">
            <text:p>R-8</text:p>
          </table:table-cell>
          <table:table-cell office:value-type="float" office:value="8356">
            <text:p>8356</text:p>
          </table:table-cell>
          <table:table-cell office:value-type="float" office:value="0">
            <text:p>0</text:p>
          </table:table-cell>
          <table:table-cell office:value-type="float" office:value="6820">
            <text:p>6820</text:p>
          </table:table-cell>
          <table:table-cell office:value-type="float" office:value="8676">
            <text:p>8676</text:p>
          </table:table-cell>
          <table:table-cell office:value-type="float" office:value="5803">
            <text:p>5803</text:p>
          </table:table-cell>
          <table:table-cell/>
          <table:table-cell office:value-type="string">
            <text:p>R-8</text:p>
          </table:table-cell>
          <table:table-cell office:value-type="float" office:value="9351">
            <text:p>9351</text:p>
          </table:table-cell>
          <table:table-cell office:value-type="float" office:value="0">
            <text:p>0</text:p>
          </table:table-cell>
          <table:table-cell office:value-type="float" office:value="7423">
            <text:p>7423</text:p>
          </table:table-cell>
          <table:table-cell office:value-type="float" office:value="9802">
            <text:p>9802</text:p>
          </table:table-cell>
          <table:table-cell office:value-type="float" office:value="6304">
            <text:p>6304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78">
            <text:p>1178</text:p>
          </table:table-cell>
          <table:table-cell office:value-type="float" office:value="1351">
            <text:p>1351</text:p>
          </table:table-cell>
          <table:table-cell office:value-type="float" office:value="1662">
            <text:p>1662</text:p>
          </table:table-cell>
          <table:table-cell office:value-type="float" office:value="1984">
            <text:p>1984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9</text:p>
          </table:table-cell>
          <table:table-cell office:value-type="float" office:value="1460">
            <text:p>1460</text:p>
          </table:table-cell>
          <table:table-cell office:value-type="float" office:value="1673">
            <text:p>1673</text:p>
          </table:table-cell>
          <table:table-cell office:value-type="float" office:value="2093">
            <text:p>2093</text:p>
          </table:table-cell>
          <table:table-cell office:value-type="float" office:value="2465">
            <text:p>2465</text:p>
          </table:table-cell>
          <table:table-cell office:value-type="float" office:value="1450">
            <text:p>1450</text:p>
          </table:table-cell>
          <table:table-cell/>
          <table:table-cell office:value-type="string">
            <text:p>R-9</text:p>
          </table:table-cell>
          <table:table-cell office:value-type="float" office:value="1793">
            <text:p>1793</text:p>
          </table:table-cell>
          <table:table-cell office:value-type="float" office:value="1969">
            <text:p>1969</text:p>
          </table:table-cell>
          <table:table-cell office:value-type="float" office:value="2498">
            <text:p>2498</text:p>
          </table:table-cell>
          <table:table-cell office:value-type="float" office:value="2916">
            <text:p>2916</text:p>
          </table:table-cell>
          <table:table-cell office:value-type="float" office:value="1742">
            <text:p>1742</text:p>
          </table:table-cell>
          <table:table-cell/>
          <table:table-cell office:value-type="string">
            <text:p>R-9</text:p>
          </table:table-cell>
          <table:table-cell office:value-type="float" office:value="2089">
            <text:p>2089</text:p>
          </table:table-cell>
          <table:table-cell office:value-type="float" office:value="2228">
            <text:p>2228</text:p>
          </table:table-cell>
          <table:table-cell office:value-type="float" office:value="2909">
            <text:p>2909</text:p>
          </table:table-cell>
          <table:table-cell office:value-type="float" office:value="3421">
            <text:p>3421</text:p>
          </table:table-cell>
          <table:table-cell office:value-type="float" office:value="2056">
            <text:p>2056</text:p>
          </table:table-cell>
          <table:table-cell/>
          <table:table-cell office:value-type="string">
            <text:p>R-9</text:p>
          </table:table-cell>
          <table:table-cell office:value-type="float" office:value="2483">
            <text:p>2483</text:p>
          </table:table-cell>
          <table:table-cell office:value-type="float" office:value="2503">
            <text:p>2503</text:p>
          </table:table-cell>
          <table:table-cell office:value-type="float" office:value="3397">
            <text:p>3397</text:p>
          </table:table-cell>
          <table:table-cell office:value-type="float" office:value="3849">
            <text:p>3849</text:p>
          </table:table-cell>
          <table:table-cell office:value-type="float" office:value="2364">
            <text:p>2364</text:p>
          </table:table-cell>
          <table:table-cell/>
          <table:table-cell office:value-type="string">
            <text:p>R-9</text:p>
          </table:table-cell>
          <table:table-cell office:value-type="float" office:value="2731">
            <text:p>2731</text:p>
          </table:table-cell>
          <table:table-cell office:value-type="float" office:value="2787">
            <text:p>2787</text:p>
          </table:table-cell>
          <table:table-cell office:value-type="float" office:value="3924">
            <text:p>3924</text:p>
          </table:table-cell>
          <table:table-cell office:value-type="float" office:value="4287">
            <text:p>4287</text:p>
          </table:table-cell>
          <table:table-cell office:value-type="float" office:value="2729">
            <text:p>2729</text:p>
          </table:table-cell>
          <table:table-cell/>
          <table:table-cell office:value-type="string">
            <text:p>R-9</text:p>
          </table:table-cell>
          <table:table-cell office:value-type="float" office:value="5800">
            <text:p>5800</text:p>
          </table:table-cell>
          <table:table-cell office:value-type="float" office:value="5953">
            <text:p>5953</text:p>
          </table:table-cell>
          <table:table-cell office:value-type="float" office:value="8462">
            <text:p>8462</text:p>
          </table:table-cell>
          <table:table-cell office:value-type="float" office:value="8332">
            <text:p>8332</text:p>
          </table:table-cell>
          <table:table-cell office:value-type="float" office:value="5864">
            <text:p>5864</text:p>
          </table:table-cell>
          <table:table-cell/>
          <table:table-cell office:value-type="string">
            <text:p>R-9</text:p>
          </table:table-cell>
          <table:table-cell office:value-type="float" office:value="6741">
            <text:p>6741</text:p>
          </table:table-cell>
          <table:table-cell office:value-type="float" office:value="6657">
            <text:p>6657</text:p>
          </table:table-cell>
          <table:table-cell office:value-type="float" office:value="10887">
            <text:p>10887</text:p>
          </table:table-cell>
          <table:table-cell office:value-type="float" office:value="10084">
            <text:p>10084</text:p>
          </table:table-cell>
          <table:table-cell office:value-type="float" office:value="7427">
            <text:p>7427</text:p>
          </table:table-cell>
          <table:table-cell/>
          <table:table-cell office:value-type="string">
            <text:p>R-9</text:p>
          </table:table-cell>
          <table:table-cell office:value-type="float" office:value="7603">
            <text:p>7603</text:p>
          </table:table-cell>
          <table:table-cell office:value-type="float" office:value="7141">
            <text:p>7141</text:p>
          </table:table-cell>
          <table:table-cell office:value-type="float" office:value="12275">
            <text:p>12275</text:p>
          </table:table-cell>
          <table:table-cell office:value-type="float" office:value="11276">
            <text:p>11276</text:p>
          </table:table-cell>
          <table:table-cell office:value-type="float" office:value="8287">
            <text:p>8287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325">
            <text:p>1325</text:p>
          </table:table-cell>
          <table:table-cell office:value-type="float" office:value="1351">
            <text:p>1351</text:p>
          </table:table-cell>
          <table:table-cell office:value-type="float" office:value="1262">
            <text:p>1262</text:p>
          </table:table-cell>
          <table:table-cell office:value-type="float" office:value="814">
            <text:p>814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10</text:p>
          </table:table-cell>
          <table:table-cell office:value-type="float" office:value="1608">
            <text:p>1608</text:p>
          </table:table-cell>
          <table:table-cell office:value-type="float" office:value="1673">
            <text:p>1673</text:p>
          </table:table-cell>
          <table:table-cell office:value-type="float" office:value="1611">
            <text:p>1611</text:p>
          </table:table-cell>
          <table:table-cell office:value-type="float" office:value="1123">
            <text:p>1123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0</text:p>
          </table:table-cell>
          <table:table-cell office:value-type="float" office:value="1923">
            <text:p>1923</text:p>
          </table:table-cell>
          <table:table-cell office:value-type="float" office:value="1969">
            <text:p>1969</text:p>
          </table:table-cell>
          <table:table-cell office:value-type="float" office:value="1998">
            <text:p>1998</text:p>
          </table:table-cell>
          <table:table-cell office:value-type="float" office:value="1423">
            <text:p>1423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R-10</text:p>
          </table:table-cell>
          <table:table-cell office:value-type="float" office:value="2275">
            <text:p>2275</text:p>
          </table:table-cell>
          <table:table-cell office:value-type="float" office:value="2228">
            <text:p>2228</text:p>
          </table:table-cell>
          <table:table-cell office:value-type="float" office:value="2311">
            <text:p>2311</text:p>
          </table:table-cell>
          <table:table-cell office:value-type="float" office:value="1750">
            <text:p>175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10</text:p>
          </table:table-cell>
          <table:table-cell office:value-type="float" office:value="2583">
            <text:p>2583</text:p>
          </table:table-cell>
          <table:table-cell office:value-type="float" office:value="2503">
            <text:p>2503</text:p>
          </table:table-cell>
          <table:table-cell office:value-type="float" office:value="2671">
            <text:p>2671</text:p>
          </table:table-cell>
          <table:table-cell office:value-type="float" office:value="2113">
            <text:p>2113</text:p>
          </table:table-cell>
          <table:table-cell office:value-type="float" office:value="2483">
            <text:p>2483</text:p>
          </table:table-cell>
          <table:table-cell/>
          <table:table-cell office:value-type="string">
            <text:p>R-10</text:p>
          </table:table-cell>
          <table:table-cell office:value-type="float" office:value="2893">
            <text:p>2893</text:p>
          </table:table-cell>
          <table:table-cell office:value-type="float" office:value="2787">
            <text:p>2787</text:p>
          </table:table-cell>
          <table:table-cell office:value-type="float" office:value="3039">
            <text:p>3039</text:p>
          </table:table-cell>
          <table:table-cell office:value-type="float" office:value="2449">
            <text:p>2449</text:p>
          </table:table-cell>
          <table:table-cell office:value-type="float" office:value="2731">
            <text:p>2731</text:p>
          </table:table-cell>
          <table:table-cell/>
          <table:table-cell office:value-type="string">
            <text:p>R-10</text:p>
          </table:table-cell>
          <table:table-cell office:value-type="float" office:value="6162">
            <text:p>6162</text:p>
          </table:table-cell>
          <table:table-cell office:value-type="float" office:value="5953">
            <text:p>5953</text:p>
          </table:table-cell>
          <table:table-cell office:value-type="float" office:value="6449">
            <text:p>6449</text:p>
          </table:table-cell>
          <table:table-cell office:value-type="float" office:value="5385">
            <text:p>5385</text:p>
          </table:table-cell>
          <table:table-cell office:value-type="float" office:value="5800">
            <text:p>5800</text:p>
          </table:table-cell>
          <table:table-cell/>
          <table:table-cell office:value-type="string">
            <text:p>R-10</text:p>
          </table:table-cell>
          <table:table-cell office:value-type="float" office:value="8071">
            <text:p>8071</text:p>
          </table:table-cell>
          <table:table-cell office:value-type="float" office:value="6657">
            <text:p>6657</text:p>
          </table:table-cell>
          <table:table-cell office:value-type="float" office:value="7662">
            <text:p>7662</text:p>
          </table:table-cell>
          <table:table-cell office:value-type="float" office:value="5828">
            <text:p>5828</text:p>
          </table:table-cell>
          <table:table-cell office:value-type="float" office:value="6741">
            <text:p>6741</text:p>
          </table:table-cell>
          <table:table-cell/>
          <table:table-cell office:value-type="string">
            <text:p>R-10</text:p>
          </table:table-cell>
          <table:table-cell office:value-type="float" office:value="9841">
            <text:p>9841</text:p>
          </table:table-cell>
          <table:table-cell office:value-type="float" office:value="7141">
            <text:p>7141</text:p>
          </table:table-cell>
          <table:table-cell office:value-type="float" office:value="8449">
            <text:p>8449</text:p>
          </table:table-cell>
          <table:table-cell office:value-type="float" office:value="6411">
            <text:p>6411</text:p>
          </table:table-cell>
          <table:table-cell office:value-type="float" office:value="7603">
            <text:p>7603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761">
            <text:p>761</text:p>
          </table:table-cell>
          <table:table-cell office:value-type="float" office:value="932">
            <text:p>932</text:p>
          </table:table-cell>
          <table:table-cell office:value-type="float" office:value="1191">
            <text:p>119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962">
            <text:p>962</text:p>
          </table:table-cell>
          <table:table-cell office:value-type="float" office:value="1180">
            <text:p>1180</text:p>
          </table:table-cell>
          <table:table-cell office:value-type="float" office:value="1515">
            <text:p>151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 office:value-type="float" office:value="1164">
            <text:p>1164</text:p>
          </table:table-cell>
          <table:table-cell office:value-type="float" office:value="1446">
            <text:p>1446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1420">
            <text:p>1420</text:p>
          </table:table-cell>
          <table:table-cell office:value-type="float" office:value="1725">
            <text:p>1725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1635">
            <text:p>1635</text:p>
          </table:table-cell>
          <table:table-cell office:value-type="float" office:value="1995">
            <text:p>1995</text:p>
          </table:table-cell>
          <table:table-cell office:value-type="float" office:value="2357">
            <text:p>235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726">
            <text:p>2726</text:p>
          </table:table-cell>
          <table:table-cell office:value-type="float" office:value="1850">
            <text:p>1850</text:p>
          </table:table-cell>
          <table:table-cell office:value-type="float" office:value="2370">
            <text:p>237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03">
            <text:p>5803</text:p>
          </table:table-cell>
          <table:table-cell office:value-type="float" office:value="4090">
            <text:p>4090</text:p>
          </table:table-cell>
          <table:table-cell office:value-type="float" office:value="5213">
            <text:p>5213</text:p>
          </table:table-cell>
          <table:table-cell office:value-type="float" office:value="5878">
            <text:p>587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office:value-type="float" office:value="6956">
            <text:p>6956</text:p>
          </table:table-cell>
          <table:table-cell office:value-type="float" office:value="7866">
            <text:p>7866</text:p>
          </table:table-cell>
          <table:table-cell office:value-type="float" office:value="7935">
            <text:p>79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541">
            <text:p>7541</text:p>
          </table:table-cell>
          <table:table-cell office:value-type="float" office:value="8487">
            <text:p>8487</text:p>
          </table:table-cell>
          <table:table-cell office:value-type="float" office:value="9660">
            <text:p>9660</text:p>
          </table:table-cell>
          <table:table-cell office:value-type="float" office:value="9628">
            <text:p>9628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328">
            <text:p>1328</text:p>
          </table:table-cell>
          <table:table-cell table:number-columns-repeated="2" office:value-type="float" office:value="0">
            <text:p>0</text:p>
          </table:table-cell>
          <table:table-cell office:value-type="float" office:value="1276">
            <text:p>1276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2</text:p>
          </table:table-cell>
          <table:table-cell office:value-type="float" office:value="1658">
            <text:p>1658</text:p>
          </table:table-cell>
          <table:table-cell table:number-columns-repeated="2"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2</text:p>
          </table:table-cell>
          <table:table-cell office:value-type="float" office:value="1933">
            <text:p>1933</text:p>
          </table:table-cell>
          <table:table-cell table:number-columns-repeated="2"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R-12</text:p>
          </table:table-cell>
          <table:table-cell office:value-type="float" office:value="2262">
            <text:p>2262</text:p>
          </table:table-cell>
          <table:table-cell table:number-columns-repeated="2" office:value-type="float" office:value="0">
            <text:p>0</text:p>
          </table:table-cell>
          <table:table-cell office:value-type="float" office:value="2297">
            <text:p>2297</text:p>
          </table:table-cell>
          <table:table-cell office:value-type="float" office:value="2096">
            <text:p>2096</text:p>
          </table:table-cell>
          <table:table-cell/>
          <table:table-cell office:value-type="string">
            <text:p>R-12</text:p>
          </table:table-cell>
          <table:table-cell office:value-type="float" office:value="2546">
            <text:p>2546</text:p>
          </table:table-cell>
          <table:table-cell table:number-columns-repeated="2"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12</text:p>
          </table:table-cell>
          <table:table-cell office:value-type="float" office:value="2774">
            <text:p>2774</text:p>
          </table:table-cell>
          <table:table-cell table:number-columns-repeated="2" office:value-type="float" office:value="0">
            <text:p>0</text:p>
          </table:table-cell>
          <table:table-cell office:value-type="float" office:value="3103">
            <text:p>3103</text:p>
          </table:table-cell>
          <table:table-cell office:value-type="float" office:value="2726">
            <text:p>2726</text:p>
          </table:table-cell>
          <table:table-cell/>
          <table:table-cell office:value-type="string">
            <text:p>R-12</text:p>
          </table:table-cell>
          <table:table-cell office:value-type="float" office:value="5589">
            <text:p>5589</text:p>
          </table:table-cell>
          <table:table-cell table:number-columns-repeated="2" office:value-type="float" office:value="0">
            <text:p>0</text:p>
          </table:table-cell>
          <table:table-cell office:value-type="float" office:value="6743">
            <text:p>6743</text:p>
          </table:table-cell>
          <table:table-cell office:value-type="float" office:value="5803">
            <text:p>5803</text:p>
          </table:table-cell>
          <table:table-cell/>
          <table:table-cell office:value-type="string">
            <text:p>R-12</text:p>
          </table:table-cell>
          <table:table-cell office:value-type="float" office:value="7048">
            <text:p>7048</text:p>
          </table:table-cell>
          <table:table-cell table:number-columns-repeated="2" office:value-type="float" office:value="0">
            <text:p>0</text:p>
          </table:table-cell>
          <table:table-cell office:value-type="float" office:value="8748">
            <text:p>8748</text:p>
          </table:table-cell>
          <table:table-cell office:value-type="float" office:value="6957">
            <text:p>6957</text:p>
          </table:table-cell>
          <table:table-cell/>
          <table:table-cell office:value-type="string">
            <text:p>R-12</text:p>
          </table:table-cell>
          <table:table-cell office:value-type="float" office:value="7873">
            <text:p>7873</text:p>
          </table:table-cell>
          <table:table-cell table:number-columns-repeated="2" office:value-type="float" office:value="0">
            <text:p>0</text:p>
          </table:table-cell>
          <table:table-cell office:value-type="float" office:value="9920">
            <text:p>9920</text:p>
          </table:table-cell>
          <table:table-cell office:value-type="float" office:value="7541">
            <text:p>7541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65">
            <text:p>1165</text:p>
          </table:table-cell>
          <table:table-cell office:value-type="float" office:value="1227">
            <text:p>1227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3</text:p>
          </table:table-cell>
          <table:table-cell office:value-type="float" office:value="1455">
            <text:p>1455</text:p>
          </table:table-cell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2312">
            <text:p>2312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13</text:p>
          </table:table-cell>
          <table:table-cell office:value-type="float" office:value="1766">
            <text:p>1766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R-13</text:p>
          </table:table-cell>
          <table:table-cell office:value-type="float" office:value="2064">
            <text:p>2064</text:p>
          </table:table-cell>
          <table:table-cell office:value-type="float" office:value="2158">
            <text:p>2158</text:p>
          </table:table-cell>
          <table:table-cell office:value-type="float" office:value="0">
            <text:p>0</text:p>
          </table:table-cell>
          <table:table-cell office:value-type="float" office:value="3161">
            <text:p>3161</text:p>
          </table:table-cell>
          <table:table-cell office:value-type="float" office:value="2057">
            <text:p>2057</text:p>
          </table:table-cell>
          <table:table-cell/>
          <table:table-cell office:value-type="string">
            <text:p>R-13</text:p>
          </table:table-cell>
          <table:table-cell office:value-type="float" office:value="2422">
            <text:p>2422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3534">
            <text:p>3534</text:p>
          </table:table-cell>
          <table:table-cell office:value-type="float" office:value="2380">
            <text:p>2380</text:p>
          </table:table-cell>
          <table:table-cell/>
          <table:table-cell office:value-type="string">
            <text:p>R-13</text:p>
          </table:table-cell>
          <table:table-cell office:value-type="float" office:value="2801">
            <text:p>2801</text:p>
          </table:table-cell>
          <table:table-cell office:value-type="float" office:value="2793">
            <text:p>2793</text:p>
          </table:table-cell>
          <table:table-cell office:value-type="float" office:value="0">
            <text:p>0</text:p>
          </table:table-cell>
          <table:table-cell office:value-type="float" office:value="3855">
            <text:p>3855</text:p>
          </table:table-cell>
          <table:table-cell office:value-type="float" office:value="2729">
            <text:p>2729</text:p>
          </table:table-cell>
          <table:table-cell/>
          <table:table-cell office:value-type="string">
            <text:p>R-13</text:p>
          </table:table-cell>
          <table:table-cell office:value-type="float" office:value="5787">
            <text:p>5787</text:p>
          </table:table-cell>
          <table:table-cell office:value-type="float" office:value="6086">
            <text:p>6086</text:p>
          </table:table-cell>
          <table:table-cell office:value-type="float" office:value="0">
            <text:p>0</text:p>
          </table:table-cell>
          <table:table-cell office:value-type="float" office:value="7355">
            <text:p>7355</text:p>
          </table:table-cell>
          <table:table-cell office:value-type="float" office:value="5866">
            <text:p>5866</text:p>
          </table:table-cell>
          <table:table-cell/>
          <table:table-cell office:value-type="string">
            <text:p>R-13</text:p>
          </table:table-cell>
          <table:table-cell office:value-type="float" office:value="7134">
            <text:p>7134</text:p>
          </table:table-cell>
          <table:table-cell office:value-type="float" office:value="8091">
            <text:p>8091</text:p>
          </table:table-cell>
          <table:table-cell office:value-type="float" office:value="0">
            <text:p>0</text:p>
          </table:table-cell>
          <table:table-cell office:value-type="float" office:value="8816">
            <text:p>8816</text:p>
          </table:table-cell>
          <table:table-cell office:value-type="float" office:value="7364">
            <text:p>7364</text:p>
          </table:table-cell>
          <table:table-cell/>
          <table:table-cell office:value-type="string">
            <text:p>R-13</text:p>
          </table:table-cell>
          <table:table-cell office:value-type="float" office:value="8034">
            <text:p>8034</text:p>
          </table:table-cell>
          <table:table-cell office:value-type="float" office:value="8884">
            <text:p>8884</text:p>
          </table:table-cell>
          <table:table-cell office:value-type="float" office:value="0">
            <text:p>0</text:p>
          </table:table-cell>
          <table:table-cell office:value-type="float" office:value="9866">
            <text:p>9866</text:p>
          </table:table-cell>
          <table:table-cell office:value-type="float" office:value="8164">
            <text:p>8164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314">
            <text:p>1314</text:p>
          </table:table-cell>
          <table:table-cell office:value-type="float" office:value="1227">
            <text:p>1227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1165">
            <text:p>1165</text:p>
          </table:table-cell>
          <table:table-cell/>
          <table:table-cell office:value-type="string">
            <text:p>R-14</text:p>
          </table:table-cell>
          <table:table-cell office:value-type="float" office:value="1649">
            <text:p>1649</text:p>
          </table:table-cell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1448">
            <text:p>1448</text:p>
          </table:table-cell>
          <table:table-cell office:value-type="float" office:value="1455">
            <text:p>1455</text:p>
          </table:table-cell>
          <table:table-cell/>
          <table:table-cell office:value-type="string">
            <text:p>R-14</text:p>
          </table:table-cell>
          <table:table-cell office:value-type="float" office:value="1981">
            <text:p>1981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 office:value-type="float" office:value="1766">
            <text:p>1766</text:p>
          </table:table-cell>
          <table:table-cell/>
          <table:table-cell office:value-type="string">
            <text:p>R-14</text:p>
          </table:table-cell>
          <table:table-cell office:value-type="float" office:value="2313">
            <text:p>2313</text:p>
          </table:table-cell>
          <table:table-cell office:value-type="float" office:value="2158">
            <text:p>2158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2064">
            <text:p>2064</text:p>
          </table:table-cell>
          <table:table-cell/>
          <table:table-cell office:value-type="string">
            <text:p>R-14</text:p>
          </table:table-cell>
          <table:table-cell office:value-type="float" office:value="2593">
            <text:p>2593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2356">
            <text:p>2356</text:p>
          </table:table-cell>
          <table:table-cell office:value-type="float" office:value="2422">
            <text:p>2422</text:p>
          </table:table-cell>
          <table:table-cell/>
          <table:table-cell office:value-type="string">
            <text:p>R-14</text:p>
          </table:table-cell>
          <table:table-cell office:value-type="float" office:value="2998">
            <text:p>2998</text:p>
          </table:table-cell>
          <table:table-cell office:value-type="float" office:value="2793">
            <text:p>2793</text:p>
          </table:table-cell>
          <table:table-cell office:value-type="float" office:value="0">
            <text:p>0</text:p>
          </table:table-cell>
          <table:table-cell office:value-type="float" office:value="2708">
            <text:p>2708</text:p>
          </table:table-cell>
          <table:table-cell office:value-type="float" office:value="2801">
            <text:p>2801</text:p>
          </table:table-cell>
          <table:table-cell/>
          <table:table-cell office:value-type="string">
            <text:p>R-14</text:p>
          </table:table-cell>
          <table:table-cell office:value-type="float" office:value="6266">
            <text:p>6266</text:p>
          </table:table-cell>
          <table:table-cell office:value-type="float" office:value="6086">
            <text:p>6086</text:p>
          </table:table-cell>
          <table:table-cell office:value-type="float" office:value="0">
            <text:p>0</text:p>
          </table:table-cell>
          <table:table-cell office:value-type="float" office:value="5697">
            <text:p>5697</text:p>
          </table:table-cell>
          <table:table-cell office:value-type="float" office:value="5787">
            <text:p>5787</text:p>
          </table:table-cell>
          <table:table-cell/>
          <table:table-cell office:value-type="string">
            <text:p>R-14</text:p>
          </table:table-cell>
          <table:table-cell office:value-type="float" office:value="8423">
            <text:p>8423</text:p>
          </table:table-cell>
          <table:table-cell office:value-type="float" office:value="8091">
            <text:p>8091</text:p>
          </table:table-cell>
          <table:table-cell office:value-type="float" office:value="0">
            <text:p>0</text:p>
          </table:table-cell>
          <table:table-cell office:value-type="float" office:value="6705">
            <text:p>6705</text:p>
          </table:table-cell>
          <table:table-cell office:value-type="float" office:value="7134">
            <text:p>7134</text:p>
          </table:table-cell>
          <table:table-cell/>
          <table:table-cell office:value-type="string">
            <text:p>R-14</text:p>
          </table:table-cell>
          <table:table-cell office:value-type="float" office:value="10309">
            <text:p>10309</text:p>
          </table:table-cell>
          <table:table-cell office:value-type="float" office:value="8884">
            <text:p>8884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8034">
            <text:p>8034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1237">
            <text:p>123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43">
            <text:p>2143</text:p>
          </table:table-cell>
          <table:table-cell office:value-type="float" office:value="0">
            <text:p>0</text:p>
          </table:table-cell>
          <table:table-cell office:value-type="float" office:value="1563">
            <text:p>1563</text:p>
          </table:table-cell>
          <table:table-cell office:value-type="float" office:value="2170">
            <text:p>217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407">
            <text:p>2407</text:p>
          </table:table-cell>
          <table:table-cell office:value-type="float" office:value="0">
            <text:p>0</text:p>
          </table:table-cell>
          <table:table-cell office:value-type="float" office:value="1784">
            <text:p>1784</text:p>
          </table:table-cell>
          <table:table-cell office:value-type="float" office:value="2444">
            <text:p>244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840">
            <text:p>5840</text:p>
          </table:table-cell>
          <table:table-cell office:value-type="float" office:value="0">
            <text:p>0</text:p>
          </table:table-cell>
          <table:table-cell office:value-type="float" office:value="4590">
            <text:p>4590</text:p>
          </table:table-cell>
          <table:table-cell office:value-type="float" office:value="5766">
            <text:p>576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638">
            <text:p>7638</text:p>
          </table:table-cell>
          <table:table-cell office:value-type="float" office:value="0">
            <text:p>0</text:p>
          </table:table-cell>
          <table:table-cell office:value-type="float" office:value="7405">
            <text:p>7405</text:p>
          </table:table-cell>
          <table:table-cell office:value-type="float" office:value="7974">
            <text:p>797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370">
            <text:p>8370</text:p>
          </table:table-cell>
          <table:table-cell office:value-type="float" office:value="0">
            <text:p>0</text:p>
          </table:table-cell>
          <table:table-cell office:value-type="float" office:value="9077">
            <text:p>9077</text:p>
          </table:table-cell>
          <table:table-cell office:value-type="float" office:value="9719">
            <text:p>9719</text:p>
          </table:table-cell>
        </table:table-row>
      </table:table>
      <table:table table:name="nop_noe" table:style-name="ta1" table:print="false">
        <office:forms form:automatic-focus="false" form:apply-design-mode="false"/>
        <table:table-column table:style-name="co1" table:number-columns-repeated="63" table:default-cell-style-name="Default"/>
        <table:table-row table:style-name="ro2">
          <table:table-cell table:style-name="ce16" office:value-type="string">
            <text:p>4x4</text:p>
          </table:table-cell>
          <table:table-cell table:style-name="ce16" office:value-type="string">
            <text:p>Vcs=4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"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"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"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"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"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"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table:number-columns-repeated="2"/>
          <table:table-cell table:style-name="ce17" office:value-type="string">
            <text:p>P0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2</text:p>
          </table:table-cell>
          <table:table-cell table:style-name="ce17" office:value-type="string">
            <text:p>P3</text:p>
          </table:table-cell>
          <table:table-cell table:style-name="ce17" office:value-type="string">
            <text:p>P4</text:p>
          </table:table-cell>
          <table:table-cell table:number-columns-repeated="7"/>
        </table:table-row>
        <table:table-row table:style-name="ro2">
          <table:table-cell table:style-name="ce16" office:value-type="string">
            <text:p>flits_vcs_new</text:p>
          </table:table-cell>
          <table:table-cell table:style-name="ce16"/>
          <table:table-cell table:style-name="ce16" office:value-type="string">
            <text:p>uniform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052">
            <text:p>1052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0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754">
            <text:p>1754</text:p>
          </table:table-cell>
          <table:table-cell/>
          <table:table-cell office:value-type="string">
            <text:p>R-0</text:p>
          </table:table-cell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 office:value-type="float" office:value="1830">
            <text:p>1830</text:p>
          </table:table-cell>
          <table:table-cell office:value-type="float" office:value="0">
            <text:p>0</text:p>
          </table:table-cell>
          <table:table-cell office:value-type="float" office:value="2042">
            <text:p>2042</text:p>
          </table:table-cell>
          <table:table-cell/>
          <table:table-cell office:value-type="string">
            <text:p>R-0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/>
          <table:table-cell office:value-type="string">
            <text:p>R-0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2264">
            <text:p>2264</text:p>
          </table:table-cell>
          <table:table-cell office:value-type="float" office:value="0">
            <text:p>0</text:p>
          </table:table-cell>
          <table:table-cell office:value-type="float" office:value="2648">
            <text:p>2648</text:p>
          </table:table-cell>
          <table:table-cell/>
          <table:table-cell office:value-type="string">
            <text:p>R-0</text:p>
          </table:table-cell>
          <table:table-cell office:value-type="float" office:value="2058">
            <text:p>2058</text:p>
          </table:table-cell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office:value-type="float" office:value="0">
            <text:p>0</text:p>
          </table:table-cell>
          <table:table-cell office:value-type="float" office:value="2964">
            <text:p>2964</text:p>
          </table:table-cell>
          <table:table-cell/>
          <table:table-cell office:value-type="string">
            <text:p>R-0</text:p>
          </table:table-cell>
          <table:table-cell office:value-type="float" office:value="4491">
            <text:p>4491</text:p>
          </table:table-cell>
          <table:table-cell office:value-type="float" office:value="0">
            <text:p>0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6309">
            <text:p>630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03">
            <text:p>1103</text:p>
          </table:table-cell>
          <table:table-cell office:value-type="float" office:value="838">
            <text:p>838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1</text:p>
          </table:table-cell>
          <table:table-cell office:value-type="float" office:value="1425">
            <text:p>1425</text:p>
          </table:table-cell>
          <table:table-cell office:value-type="float" office:value="1049">
            <text:p>1049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1</text:p>
          </table:table-cell>
          <table:table-cell office:value-type="float" office:value="1706">
            <text:p>1706</text:p>
          </table:table-cell>
          <table:table-cell office:value-type="float" office:value="1304">
            <text:p>1304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R-1</text:p>
          </table:table-cell>
          <table:table-cell office:value-type="float" office:value="1985">
            <text:p>1985</text:p>
          </table:table-cell>
          <table:table-cell office:value-type="float" office:value="1470">
            <text:p>147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1</text:p>
          </table:table-cell>
          <table:table-cell office:value-type="float" office:value="2318">
            <text:p>2318</text:p>
          </table:table-cell>
          <table:table-cell office:value-type="float" office:value="1722">
            <text:p>1722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</text:p>
          </table:table-cell>
          <table:table-cell office:value-type="float" office:value="2592">
            <text:p>2592</text:p>
          </table:table-cell>
          <table:table-cell office:value-type="float" office:value="1938">
            <text:p>1938</text:p>
          </table:table-cell>
          <table:table-cell office:value-type="float" office:value="2302">
            <text:p>2302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/>
          <table:table-cell office:value-type="string">
            <text:p>R-1</text:p>
          </table:table-cell>
          <table:table-cell office:value-type="float" office:value="2905">
            <text:p>2905</text:p>
          </table:table-cell>
          <table:table-cell office:value-type="float" office:value="2160">
            <text:p>2160</text:p>
          </table:table-cell>
          <table:table-cell office:value-type="float" office:value="2499">
            <text:p>2499</text:p>
          </table:table-cell>
          <table:table-cell office:value-type="float" office:value="0">
            <text:p>0</text:p>
          </table:table-cell>
          <table:table-cell office:value-type="float" office:value="2968">
            <text:p>2968</text:p>
          </table:table-cell>
          <table:table-cell/>
          <table:table-cell office:value-type="string">
            <text:p>R-1</text:p>
          </table:table-cell>
          <table:table-cell office:value-type="float" office:value="6310">
            <text:p>6310</text:p>
          </table:table-cell>
          <table:table-cell office:value-type="float" office:value="4696">
            <text:p>4696</text:p>
          </table:table-cell>
          <table:table-cell office:value-type="float" office:value="4940">
            <text:p>4940</text:p>
          </table:table-cell>
          <table:table-cell office:value-type="float" office:value="0">
            <text:p>0</text:p>
          </table:table-cell>
          <table:table-cell office:value-type="float" office:value="6451">
            <text:p>645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03">
            <text:p>803</text:p>
          </table:table-cell>
          <table:table-cell office:value-type="float" office:value="1100">
            <text:p>1100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2</text:p>
          </table:table-cell>
          <table:table-cell office:value-type="float" office:value="1052">
            <text:p>1052</text:p>
          </table:table-cell>
          <table:table-cell office:value-type="float" office:value="1389">
            <text:p>1389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247">
            <text:p>1247</text:p>
          </table:table-cell>
          <table:table-cell office:value-type="float" office:value="1632">
            <text:p>1632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433">
            <text:p>1433</text:p>
          </table:table-cell>
          <table:table-cell office:value-type="float" office:value="1912">
            <text:p>1912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676">
            <text:p>1676</text:p>
          </table:table-cell>
          <table:table-cell office:value-type="float" office:value="2196">
            <text:p>2196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2</text:p>
          </table:table-cell>
          <table:table-cell office:value-type="float" office:value="1897">
            <text:p>1897</text:p>
          </table:table-cell>
          <table:table-cell office:value-type="float" office:value="2503">
            <text:p>2503</text:p>
          </table:table-cell>
          <table:table-cell office:value-type="float" office:value="2108">
            <text:p>2108</text:p>
          </table:table-cell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/>
          <table:table-cell office:value-type="string">
            <text:p>R-2</text:p>
          </table:table-cell>
          <table:table-cell office:value-type="float" office:value="2111">
            <text:p>2111</text:p>
          </table:table-cell>
          <table:table-cell office:value-type="float" office:value="2826">
            <text:p>2826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/>
          <table:table-cell office:value-type="string">
            <text:p>R-2</text:p>
          </table:table-cell>
          <table:table-cell office:value-type="float" office:value="4651">
            <text:p>4651</text:p>
          </table:table-cell>
          <table:table-cell office:value-type="float" office:value="6366">
            <text:p>6366</text:p>
          </table:table-cell>
          <table:table-cell office:value-type="float" office:value="5034">
            <text:p>5034</text:p>
          </table:table-cell>
          <table:table-cell office:value-type="float" office:value="0">
            <text:p>0</text:p>
          </table:table-cell>
          <table:table-cell office:value-type="float" office:value="6607">
            <text:p>660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7">
            <text:p>897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1069">
            <text:p>1069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2469">
            <text:p>246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2775">
            <text:p>277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1557">
            <text:p>1557</text:p>
          </table:table-cell>
          <table:table-cell office:value-type="float" office:value="0">
            <text:p>0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3725">
            <text:p>3725</text:p>
          </table:table-cell>
          <table:table-cell office:value-type="float" office:value="0">
            <text:p>0</text:p>
          </table:table-cell>
          <table:table-cell office:value-type="float" office:value="6555">
            <text:p>65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1376">
            <text:p>1376</text:p>
          </table:table-cell>
          <table:table-cell office:value-type="float" office:value="1011">
            <text:p>1011</text:p>
          </table:table-cell>
          <table:table-cell office:value-type="float" office:value="1075">
            <text:p>1075</text:p>
          </table:table-cell>
          <table:table-cell/>
          <table:table-cell office:value-type="string">
            <text:p>R-4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1721">
            <text:p>1721</text:p>
          </table:table-cell>
          <table:table-cell office:value-type="float" office:value="1212">
            <text:p>1212</text:p>
          </table:table-cell>
          <table:table-cell office:value-type="float" office:value="1405">
            <text:p>1405</text:p>
          </table:table-cell>
          <table:table-cell/>
          <table:table-cell office:value-type="string">
            <text:p>R-4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455">
            <text:p>1455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645">
            <text:p>1645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1717">
            <text:p>1717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R-4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2678">
            <text:p>2678</text:p>
          </table:table-cell>
          <table:table-cell office:value-type="float" office:value="1961">
            <text:p>1961</text:p>
          </table:table-cell>
          <table:table-cell office:value-type="float" office:value="2317">
            <text:p>2317</text:p>
          </table:table-cell>
          <table:table-cell/>
          <table:table-cell office:value-type="string">
            <text:p>R-4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2163">
            <text:p>2163</text:p>
          </table:table-cell>
          <table:table-cell office:value-type="float" office:value="2631">
            <text:p>2631</text:p>
          </table:table-cell>
          <table:table-cell/>
          <table:table-cell office:value-type="string">
            <text:p>R-4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3260">
            <text:p>3260</text:p>
          </table:table-cell>
          <table:table-cell office:value-type="float" office:value="2383">
            <text:p>2383</text:p>
          </table:table-cell>
          <table:table-cell office:value-type="float" office:value="2949">
            <text:p>2949</text:p>
          </table:table-cell>
          <table:table-cell/>
          <table:table-cell office:value-type="string">
            <text:p>R-4</text:p>
          </table:table-cell>
          <table:table-cell office:value-type="float" office:value="5439">
            <text:p>5439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5071">
            <text:p>5071</text:p>
          </table:table-cell>
          <table:table-cell office:value-type="float" office:value="6383">
            <text:p>638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228">
            <text:p>1228</text:p>
          </table:table-cell>
          <table:table-cell office:value-type="float" office:value="930">
            <text:p>930</text:p>
          </table:table-cell>
          <table:table-cell office:value-type="float" office:value="1438">
            <text:p>1438</text:p>
          </table:table-cell>
          <table:table-cell office:value-type="float" office:value="1137">
            <text:p>1137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86">
            <text:p>1586</text:p>
          </table:table-cell>
          <table:table-cell office:value-type="float" office:value="1144">
            <text:p>1144</text:p>
          </table:table-cell>
          <table:table-cell office:value-type="float" office:value="1759">
            <text:p>1759</text:p>
          </table:table-cell>
          <table:table-cell office:value-type="float" office:value="1401">
            <text:p>1401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89">
            <text:p>1889</text:p>
          </table:table-cell>
          <table:table-cell office:value-type="float" office:value="1390">
            <text:p>1390</text:p>
          </table:table-cell>
          <table:table-cell office:value-type="float" office:value="2085">
            <text:p>2085</text:p>
          </table:table-cell>
          <table:table-cell office:value-type="float" office:value="1699">
            <text:p>1699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5</text:p>
          </table:table-cell>
          <table:table-cell office:value-type="float" office:value="2200">
            <text:p>2200</text:p>
          </table:table-cell>
          <table:table-cell office:value-type="float" office:value="1598">
            <text:p>1598</text:p>
          </table:table-cell>
          <table:table-cell office:value-type="float" office:value="2425">
            <text:p>2425</text:p>
          </table:table-cell>
          <table:table-cell office:value-type="float" office:value="1974">
            <text:p>1974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5</text:p>
          </table:table-cell>
          <table:table-cell office:value-type="float" office:value="2480">
            <text:p>2480</text:p>
          </table:table-cell>
          <table:table-cell office:value-type="float" office:value="1843">
            <text:p>1843</text:p>
          </table:table-cell>
          <table:table-cell office:value-type="float" office:value="2787">
            <text:p>2787</text:p>
          </table:table-cell>
          <table:table-cell office:value-type="float" office:value="2170">
            <text:p>2170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5</text:p>
          </table:table-cell>
          <table:table-cell office:value-type="float" office:value="2794">
            <text:p>2794</text:p>
          </table:table-cell>
          <table:table-cell office:value-type="float" office:value="2078">
            <text:p>2078</text:p>
          </table:table-cell>
          <table:table-cell office:value-type="float" office:value="3070">
            <text:p>3070</text:p>
          </table:table-cell>
          <table:table-cell office:value-type="float" office:value="2438">
            <text:p>2438</text:p>
          </table:table-cell>
          <table:table-cell office:value-type="float" office:value="2715">
            <text:p>2715</text:p>
          </table:table-cell>
          <table:table-cell/>
          <table:table-cell office:value-type="string">
            <text:p>R-5</text:p>
          </table:table-cell>
          <table:table-cell office:value-type="float" office:value="3132">
            <text:p>3132</text:p>
          </table:table-cell>
          <table:table-cell office:value-type="float" office:value="2287">
            <text:p>2287</text:p>
          </table:table-cell>
          <table:table-cell office:value-type="float" office:value="3420">
            <text:p>3420</text:p>
          </table:table-cell>
          <table:table-cell office:value-type="float" office:value="2701">
            <text:p>2701</text:p>
          </table:table-cell>
          <table:table-cell office:value-type="float" office:value="2989">
            <text:p>2989</text:p>
          </table:table-cell>
          <table:table-cell/>
          <table:table-cell office:value-type="string">
            <text:p>R-5</text:p>
          </table:table-cell>
          <table:table-cell office:value-type="float" office:value="6516">
            <text:p>6516</text:p>
          </table:table-cell>
          <table:table-cell office:value-type="float" office:value="4915">
            <text:p>4915</text:p>
          </table:table-cell>
          <table:table-cell office:value-type="float" office:value="7417">
            <text:p>7417</text:p>
          </table:table-cell>
          <table:table-cell office:value-type="float" office:value="5665">
            <text:p>5665</text:p>
          </table:table-cell>
          <table:table-cell office:value-type="float" office:value="6576">
            <text:p>657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79">
            <text:p>979</text:p>
          </table:table-cell>
          <table:table-cell office:value-type="float" office:value="1252">
            <text:p>1252</text:p>
          </table:table-cell>
          <table:table-cell office:value-type="float" office:value="1044">
            <text:p>1044</text:p>
          </table:table-cell>
          <table:table-cell office:value-type="float" office:value="768">
            <text:p>768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6</text:p>
          </table:table-cell>
          <table:table-cell office:value-type="float" office:value="1209">
            <text:p>1209</text:p>
          </table:table-cell>
          <table:table-cell office:value-type="float" office:value="1584">
            <text:p>1584</text:p>
          </table:table-cell>
          <table:table-cell office:value-type="float" office:value="1363">
            <text:p>1363</text:p>
          </table:table-cell>
          <table:table-cell office:value-type="float" office:value="977">
            <text:p>977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54">
            <text:p>1454</text:p>
          </table:table-cell>
          <table:table-cell office:value-type="float" office:value="1890">
            <text:p>1890</text:p>
          </table:table-cell>
          <table:table-cell office:value-type="float" office:value="1744">
            <text:p>1744</text:p>
          </table:table-cell>
          <table:table-cell office:value-type="float" office:value="1166">
            <text:p>1166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55">
            <text:p>1655</text:p>
          </table:table-cell>
          <table:table-cell office:value-type="float" office:value="2164">
            <text:p>2164</text:p>
          </table:table-cell>
          <table:table-cell office:value-type="float" office:value="2034">
            <text:p>2034</text:p>
          </table:table-cell>
          <table:table-cell office:value-type="float" office:value="1372">
            <text:p>1372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6</text:p>
          </table:table-cell>
          <table:table-cell office:value-type="float" office:value="1884">
            <text:p>1884</text:p>
          </table:table-cell>
          <table:table-cell office:value-type="float" office:value="2480">
            <text:p>2480</text:p>
          </table:table-cell>
          <table:table-cell office:value-type="float" office:value="2361">
            <text:p>2361</text:p>
          </table:table-cell>
          <table:table-cell office:value-type="float" office:value="1657">
            <text:p>1657</text:p>
          </table:table-cell>
          <table:table-cell office:value-type="float" office:value="2425">
            <text:p>2425</text:p>
          </table:table-cell>
          <table:table-cell/>
          <table:table-cell office:value-type="string">
            <text:p>R-6</text:p>
          </table:table-cell>
          <table:table-cell office:value-type="float" office:value="2133">
            <text:p>2133</text:p>
          </table:table-cell>
          <table:table-cell office:value-type="float" office:value="2784">
            <text:p>2784</text:p>
          </table:table-cell>
          <table:table-cell office:value-type="float" office:value="2604">
            <text:p>2604</text:p>
          </table:table-cell>
          <table:table-cell office:value-type="float" office:value="1879">
            <text:p>1879</text:p>
          </table:table-cell>
          <table:table-cell office:value-type="float" office:value="2735">
            <text:p>2735</text:p>
          </table:table-cell>
          <table:table-cell/>
          <table:table-cell office:value-type="string">
            <text:p>R-6</text:p>
          </table:table-cell>
          <table:table-cell office:value-type="float" office:value="2379">
            <text:p>2379</text:p>
          </table:table-cell>
          <table:table-cell office:value-type="float" office:value="3138">
            <text:p>3138</text:p>
          </table:table-cell>
          <table:table-cell office:value-type="float" office:value="2994">
            <text:p>2994</text:p>
          </table:table-cell>
          <table:table-cell office:value-type="float" office:value="2201">
            <text:p>2201</text:p>
          </table:table-cell>
          <table:table-cell office:value-type="float" office:value="3030">
            <text:p>3030</text:p>
          </table:table-cell>
          <table:table-cell/>
          <table:table-cell office:value-type="string">
            <text:p>R-6</text:p>
          </table:table-cell>
          <table:table-cell office:value-type="float" office:value="4976">
            <text:p>4976</text:p>
          </table:table-cell>
          <table:table-cell office:value-type="float" office:value="6695">
            <text:p>6695</text:p>
          </table:table-cell>
          <table:table-cell office:value-type="float" office:value="6098">
            <text:p>6098</text:p>
          </table:table-cell>
          <table:table-cell office:value-type="float" office:value="4865">
            <text:p>4865</text:p>
          </table:table-cell>
          <table:table-cell office:value-type="float" office:value="6457">
            <text:p>645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57">
            <text:p>857</text:p>
          </table:table-cell>
          <table:table-cell office:value-type="float" office:value="687">
            <text:p>687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088">
            <text:p>1088</text:p>
          </table:table-cell>
          <table:table-cell office:value-type="float" office:value="857">
            <text:p>857</text:p>
          </table:table-cell>
          <table:table-cell office:value-type="float" office:value="1547">
            <text:p>15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262">
            <text:p>1262</text:p>
          </table:table-cell>
          <table:table-cell office:value-type="float" office:value="1033">
            <text:p>1033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504">
            <text:p>1504</text:p>
          </table:table-cell>
          <table:table-cell office:value-type="float" office:value="1227">
            <text:p>1227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float" office:value="1782">
            <text:p>1782</text:p>
          </table:table-cell>
          <table:table-cell office:value-type="float" office:value="1416">
            <text:p>1416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966">
            <text:p>1966</text:p>
          </table:table-cell>
          <table:table-cell office:value-type="float" office:value="2012">
            <text:p>2012</text:p>
          </table:table-cell>
          <table:table-cell office:value-type="float" office:value="1599">
            <text:p>1599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286">
            <text:p>2286</text:p>
          </table:table-cell>
          <table:table-cell office:value-type="float" office:value="2291">
            <text:p>2291</text:p>
          </table:table-cell>
          <table:table-cell office:value-type="float" office:value="1786">
            <text:p>1786</text:p>
          </table:table-cell>
          <table:table-cell office:value-type="float" office:value="3008">
            <text:p>300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5416">
            <text:p>5416</text:p>
          </table:table-cell>
          <table:table-cell office:value-type="float" office:value="3937">
            <text:p>3937</text:p>
          </table:table-cell>
          <table:table-cell office:value-type="float" office:value="6493">
            <text:p>649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301">
            <text:p>1301</text:p>
          </table:table-cell>
          <table:table-cell office:value-type="float" office:value="1228">
            <text:p>1228</text:p>
          </table:table-cell>
          <table:table-cell/>
          <table:table-cell office:value-type="string">
            <text:p>R-8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700">
            <text:p>1700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1984">
            <text:p>1984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R-8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float" office:value="2321">
            <text:p>2321</text:p>
          </table:table-cell>
          <table:table-cell office:value-type="float" office:value="2147">
            <text:p>2147</text:p>
          </table:table-cell>
          <table:table-cell/>
          <table:table-cell office:value-type="string">
            <text:p>R-8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float" office:value="2606">
            <text:p>2606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8</text:p>
          </table:table-cell>
          <table:table-cell office:value-type="float" office:value="2141">
            <text:p>2141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2907">
            <text:p>2907</text:p>
          </table:table-cell>
          <table:table-cell office:value-type="float" office:value="2776">
            <text:p>2776</text:p>
          </table:table-cell>
          <table:table-cell/>
          <table:table-cell office:value-type="string">
            <text:p>R-8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2382">
            <text:p>2382</text:p>
          </table:table-cell>
          <table:table-cell office:value-type="float" office:value="3222">
            <text:p>3222</text:p>
          </table:table-cell>
          <table:table-cell office:value-type="float" office:value="3107">
            <text:p>3107</text:p>
          </table:table-cell>
          <table:table-cell/>
          <table:table-cell office:value-type="string">
            <text:p>R-8</text:p>
          </table:table-cell>
          <table:table-cell office:value-type="float" office:value="5439">
            <text:p>5439</text:p>
          </table:table-cell>
          <table:table-cell office:value-type="float" office:value="0">
            <text:p>0</text:p>
          </table:table-cell>
          <table:table-cell office:value-type="float" office:value="5216">
            <text:p>5216</text:p>
          </table:table-cell>
          <table:table-cell office:value-type="float" office:value="6919">
            <text:p>6919</text:p>
          </table:table-cell>
          <table:table-cell office:value-type="float" office:value="6457">
            <text:p>645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236">
            <text:p>1236</text:p>
          </table:table-cell>
          <table:table-cell office:value-type="float" office:value="959">
            <text:p>959</text:p>
          </table:table-cell>
          <table:table-cell office:value-type="float" office:value="1128">
            <text:p>1128</text:p>
          </table:table-cell>
          <table:table-cell office:value-type="float" office:value="1468">
            <text:p>1468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82">
            <text:p>1582</text:p>
          </table:table-cell>
          <table:table-cell office:value-type="float" office:value="1179">
            <text:p>1179</text:p>
          </table:table-cell>
          <table:table-cell office:value-type="float" office:value="1405">
            <text:p>1405</text:p>
          </table:table-cell>
          <table:table-cell office:value-type="float" office:value="1804">
            <text:p>1804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58">
            <text:p>1858</text:p>
          </table:table-cell>
          <table:table-cell office:value-type="float" office:value="1401">
            <text:p>1401</text:p>
          </table:table-cell>
          <table:table-cell office:value-type="float" office:value="1661">
            <text:p>1661</text:p>
          </table:table-cell>
          <table:table-cell office:value-type="float" office:value="2174">
            <text:p>2174</text:p>
          </table:table-cell>
          <table:table-cell office:value-type="float" office:value="1758">
            <text:p>1758</text:p>
          </table:table-cell>
          <table:table-cell/>
          <table:table-cell office:value-type="string">
            <text:p>R-9</text:p>
          </table:table-cell>
          <table:table-cell office:value-type="float" office:value="2165">
            <text:p>2165</text:p>
          </table:table-cell>
          <table:table-cell office:value-type="float" office:value="1622">
            <text:p>1622</text:p>
          </table:table-cell>
          <table:table-cell office:value-type="float" office:value="1935">
            <text:p>1935</text:p>
          </table:table-cell>
          <table:table-cell office:value-type="float" office:value="2514">
            <text:p>2514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526">
            <text:p>2526</text:p>
          </table:table-cell>
          <table:table-cell office:value-type="float" office:value="1906">
            <text:p>1906</text:p>
          </table:table-cell>
          <table:table-cell office:value-type="float" office:value="2207">
            <text:p>2207</text:p>
          </table:table-cell>
          <table:table-cell office:value-type="float" office:value="2808">
            <text:p>2808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9</text:p>
          </table:table-cell>
          <table:table-cell office:value-type="float" office:value="2827">
            <text:p>2827</text:p>
          </table:table-cell>
          <table:table-cell office:value-type="float" office:value="2040">
            <text:p>2040</text:p>
          </table:table-cell>
          <table:table-cell office:value-type="float" office:value="2404">
            <text:p>2404</text:p>
          </table:table-cell>
          <table:table-cell office:value-type="float" office:value="3201">
            <text:p>3201</text:p>
          </table:table-cell>
          <table:table-cell office:value-type="float" office:value="2695">
            <text:p>2695</text:p>
          </table:table-cell>
          <table:table-cell/>
          <table:table-cell office:value-type="string">
            <text:p>R-9</text:p>
          </table:table-cell>
          <table:table-cell office:value-type="float" office:value="3062">
            <text:p>3062</text:p>
          </table:table-cell>
          <table:table-cell office:value-type="float" office:value="2289">
            <text:p>2289</text:p>
          </table:table-cell>
          <table:table-cell office:value-type="float" office:value="2662">
            <text:p>2662</text:p>
          </table:table-cell>
          <table:table-cell office:value-type="float" office:value="3521">
            <text:p>3521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R-9</text:p>
          </table:table-cell>
          <table:table-cell office:value-type="float" office:value="6484">
            <text:p>6484</text:p>
          </table:table-cell>
          <table:table-cell office:value-type="float" office:value="4902">
            <text:p>4902</text:p>
          </table:table-cell>
          <table:table-cell office:value-type="float" office:value="5626">
            <text:p>5626</text:p>
          </table:table-cell>
          <table:table-cell office:value-type="float" office:value="7400">
            <text:p>7400</text:p>
          </table:table-cell>
          <table:table-cell office:value-type="float" office:value="6562">
            <text:p>656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93">
            <text:p>993</text:p>
          </table:table-cell>
          <table:table-cell office:value-type="float" office:value="1226">
            <text:p>1226</text:p>
          </table:table-cell>
          <table:table-cell office:value-type="float" office:value="737">
            <text:p>737</text:p>
          </table:table-cell>
          <table:table-cell office:value-type="float" office:value="1104">
            <text:p>1104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1267">
            <text:p>1267</text:p>
          </table:table-cell>
          <table:table-cell office:value-type="float" office:value="1638">
            <text:p>1638</text:p>
          </table:table-cell>
          <table:table-cell office:value-type="float" office:value="934">
            <text:p>934</text:p>
          </table:table-cell>
          <table:table-cell office:value-type="float" office:value="1363">
            <text:p>1363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99">
            <text:p>1499</text:p>
          </table:table-cell>
          <table:table-cell office:value-type="float" office:value="1927">
            <text:p>1927</text:p>
          </table:table-cell>
          <table:table-cell office:value-type="float" office:value="1176">
            <text:p>1176</text:p>
          </table:table-cell>
          <table:table-cell office:value-type="float" office:value="1656">
            <text:p>1656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0</text:p>
          </table:table-cell>
          <table:table-cell office:value-type="float" office:value="1721">
            <text:p>1721</text:p>
          </table:table-cell>
          <table:table-cell office:value-type="float" office:value="2234">
            <text:p>2234</text:p>
          </table:table-cell>
          <table:table-cell office:value-type="float" office:value="1421">
            <text:p>1421</text:p>
          </table:table-cell>
          <table:table-cell office:value-type="float" office:value="1931">
            <text:p>1931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10</text:p>
          </table:table-cell>
          <table:table-cell office:value-type="float" office:value="1959">
            <text:p>1959</text:p>
          </table:table-cell>
          <table:table-cell office:value-type="float" office:value="2571">
            <text:p>2571</text:p>
          </table:table-cell>
          <table:table-cell office:value-type="float" office:value="1650">
            <text:p>1650</text:p>
          </table:table-cell>
          <table:table-cell office:value-type="float" office:value="2316">
            <text:p>2316</text:p>
          </table:table-cell>
          <table:table-cell office:value-type="float" office:value="2440">
            <text:p>2440</text:p>
          </table:table-cell>
          <table:table-cell/>
          <table:table-cell office:value-type="string">
            <text:p>R-10</text:p>
          </table:table-cell>
          <table:table-cell office:value-type="float" office:value="2165">
            <text:p>2165</text:p>
          </table:table-cell>
          <table:table-cell office:value-type="float" office:value="2833">
            <text:p>2833</text:p>
          </table:table-cell>
          <table:table-cell office:value-type="float" office:value="1871">
            <text:p>1871</text:p>
          </table:table-cell>
          <table:table-cell office:value-type="float" office:value="2572">
            <text:p>2572</text:p>
          </table:table-cell>
          <table:table-cell office:value-type="float" office:value="2751">
            <text:p>2751</text:p>
          </table:table-cell>
          <table:table-cell/>
          <table:table-cell office:value-type="string">
            <text:p>R-10</text:p>
          </table:table-cell>
          <table:table-cell office:value-type="float" office:value="2371">
            <text:p>2371</text:p>
          </table:table-cell>
          <table:table-cell office:value-type="float" office:value="3114">
            <text:p>3114</text:p>
          </table:table-cell>
          <table:table-cell office:value-type="float" office:value="2183">
            <text:p>2183</text:p>
          </table:table-cell>
          <table:table-cell office:value-type="float" office:value="2956">
            <text:p>2956</text:p>
          </table:table-cell>
          <table:table-cell office:value-type="float" office:value="3018">
            <text:p>3018</text:p>
          </table:table-cell>
          <table:table-cell/>
          <table:table-cell office:value-type="string">
            <text:p>R-10</text:p>
          </table:table-cell>
          <table:table-cell office:value-type="float" office:value="4870">
            <text:p>4870</text:p>
          </table:table-cell>
          <table:table-cell office:value-type="float" office:value="6654">
            <text:p>6654</text:p>
          </table:table-cell>
          <table:table-cell office:value-type="float" office:value="4783">
            <text:p>4783</text:p>
          </table:table-cell>
          <table:table-cell office:value-type="float" office:value="6137">
            <text:p>6137</text:p>
          </table:table-cell>
          <table:table-cell office:value-type="float" office:value="6430">
            <text:p>643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658">
            <text:p>658</text:p>
          </table:table-cell>
          <table:table-cell office:value-type="float" office:value="892">
            <text:p>892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861">
            <text:p>861</text:p>
          </table:table-cell>
          <table:table-cell office:value-type="float" office:value="1127">
            <text:p>1127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976">
            <text:p>976</text:p>
          </table:table-cell>
          <table:table-cell office:value-type="float" office:value="1375">
            <text:p>1375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55">
            <text:p>1555</text:p>
          </table:table-cell>
          <table:table-cell office:value-type="float" office:value="1155">
            <text:p>1155</text:p>
          </table:table-cell>
          <table:table-cell office:value-type="float" office:value="1611">
            <text:p>1611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3">
            <text:p>1843</text:p>
          </table:table-cell>
          <table:table-cell office:value-type="float" office:value="1341">
            <text:p>1341</text:p>
          </table:table-cell>
          <table:table-cell office:value-type="float" office:value="1867">
            <text:p>1867</text:p>
          </table:table-cell>
          <table:table-cell office:value-type="float" office:value="2435">
            <text:p>24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float" office:value="1513">
            <text:p>1513</text:p>
          </table:table-cell>
          <table:table-cell office:value-type="float" office:value="2112">
            <text:p>2112</text:p>
          </table:table-cell>
          <table:table-cell office:value-type="float" office:value="2737">
            <text:p>273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1712">
            <text:p>1712</text:p>
          </table:table-cell>
          <table:table-cell office:value-type="float" office:value="2373">
            <text:p>2373</text:p>
          </table:table-cell>
          <table:table-cell office:value-type="float" office:value="3019">
            <text:p>301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937">
            <text:p>4937</text:p>
          </table:table-cell>
          <table:table-cell office:value-type="float" office:value="3806">
            <text:p>3806</text:p>
          </table:table-cell>
          <table:table-cell office:value-type="float" office:value="5492">
            <text:p>5492</text:p>
          </table:table-cell>
          <table:table-cell office:value-type="float" office:value="6464">
            <text:p>64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863">
            <text:p>863</text:p>
          </table:table-cell>
          <table:table-cell table:number-columns-repeated="2"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250">
            <text:p>1250</text:p>
          </table:table-cell>
          <table:table-cell/>
          <table:table-cell office:value-type="string">
            <text:p>R-12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2</text:p>
          </table:table-cell>
          <table:table-cell office:value-type="float" office:value="1260">
            <text:p>1260</text:p>
          </table:table-cell>
          <table:table-cell table:number-columns-repeated="2" office:value-type="float" office:value="0">
            <text:p>0</text:p>
          </table:table-cell>
          <table:table-cell office:value-type="float" office:value="1568">
            <text:p>1568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2</text:p>
          </table:table-cell>
          <table:table-cell office:value-type="float" office:value="1550">
            <text:p>1550</text:p>
          </table:table-cell>
          <table:table-cell table:number-columns-repeated="2" office:value-type="float" office:value="0">
            <text:p>0</text:p>
          </table:table-cell>
          <table:table-cell office:value-type="float" office:value="1794">
            <text:p>1794</text:p>
          </table:table-cell>
          <table:table-cell office:value-type="float" office:value="2091">
            <text:p>2091</text:p>
          </table:table-cell>
          <table:table-cell/>
          <table:table-cell office:value-type="string">
            <text:p>R-12</text:p>
          </table:table-cell>
          <table:table-cell office:value-type="float" office:value="1758">
            <text:p>1758</text:p>
          </table:table-cell>
          <table:table-cell table:number-columns-repeated="2" office:value-type="float" office:value="0">
            <text:p>0</text:p>
          </table:table-cell>
          <table:table-cell office:value-type="float" office:value="1994">
            <text:p>1994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12</text:p>
          </table:table-cell>
          <table:table-cell office:value-type="float" office:value="2007">
            <text:p>2007</text:p>
          </table:table-cell>
          <table:table-cell table:number-columns-repeated="2"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2662">
            <text:p>2662</text:p>
          </table:table-cell>
          <table:table-cell/>
          <table:table-cell office:value-type="string">
            <text:p>R-12</text:p>
          </table:table-cell>
          <table:table-cell office:value-type="float" office:value="2165">
            <text:p>2165</text:p>
          </table:table-cell>
          <table:table-cell table:number-columns-repeated="2" office:value-type="float" office:value="0">
            <text:p>0</text:p>
          </table:table-cell>
          <table:table-cell office:value-type="float" office:value="2560">
            <text:p>2560</text:p>
          </table:table-cell>
          <table:table-cell office:value-type="float" office:value="2975">
            <text:p>2975</text:p>
          </table:table-cell>
          <table:table-cell/>
          <table:table-cell office:value-type="string">
            <text:p>R-12</text:p>
          </table:table-cell>
          <table:table-cell office:value-type="float" office:value="4560">
            <text:p>4560</text:p>
          </table:table-cell>
          <table:table-cell table:number-columns-repeated="2" office:value-type="float" office:value="0">
            <text:p>0</text:p>
          </table:table-cell>
          <table:table-cell office:value-type="float" office:value="5380">
            <text:p>5380</text:p>
          </table:table-cell>
          <table:table-cell office:value-type="float" office:value="6449">
            <text:p>644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24">
            <text:p>1124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87">
            <text:p>1187</text:p>
          </table:table-cell>
          <table:table-cell/>
          <table:table-cell office:value-type="string">
            <text:p>R-13</text:p>
          </table:table-cell>
          <table:table-cell office:value-type="float" office:value="1434">
            <text:p>1434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15">
            <text:p>1715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662">
            <text:p>1662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3</text:p>
          </table:table-cell>
          <table:table-cell office:value-type="float" office:value="2075">
            <text:p>2075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3</text:p>
          </table:table-cell>
          <table:table-cell office:value-type="float" office:value="2373">
            <text:p>2373</text:p>
          </table:table-cell>
          <table:table-cell office:value-type="float" office:value="1735">
            <text:p>1735</text:p>
          </table:table-cell>
          <table:table-cell office:value-type="float" office:value="0">
            <text:p>0</text:p>
          </table:table-cell>
          <table:table-cell office:value-type="float" office:value="2135">
            <text:p>2135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3</text:p>
          </table:table-cell>
          <table:table-cell office:value-type="float" office:value="2648">
            <text:p>2648</text:p>
          </table:table-cell>
          <table:table-cell office:value-type="float" office:value="1974">
            <text:p>1974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13</text:p>
          </table:table-cell>
          <table:table-cell office:value-type="float" office:value="2928">
            <text:p>2928</text:p>
          </table:table-cell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office:value-type="float" office:value="2982">
            <text:p>2982</text:p>
          </table:table-cell>
          <table:table-cell/>
          <table:table-cell office:value-type="string">
            <text:p>R-13</text:p>
          </table:table-cell>
          <table:table-cell office:value-type="float" office:value="6288">
            <text:p>6288</text:p>
          </table:table-cell>
          <table:table-cell office:value-type="float" office:value="4546">
            <text:p>4546</text:p>
          </table:table-cell>
          <table:table-cell office:value-type="float" office:value="0">
            <text:p>0</text:p>
          </table:table-cell>
          <table:table-cell office:value-type="float" office:value="4910">
            <text:p>4910</text:p>
          </table:table-cell>
          <table:table-cell office:value-type="float" office:value="6397">
            <text:p>639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14">
            <text:p>814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045">
            <text:p>104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1452">
            <text:p>1452</text:p>
          </table:table-cell>
          <table:table-cell/>
          <table:table-cell office:value-type="string">
            <text:p>R-14</text:p>
          </table:table-cell>
          <table:table-cell office:value-type="float" office:value="1288">
            <text:p>1288</text:p>
          </table:table-cell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41">
            <text:p>154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4</text:p>
          </table:table-cell>
          <table:table-cell office:value-type="float" office:value="1778">
            <text:p>1778</text:p>
          </table:table-cell>
          <table:table-cell office:value-type="float" office:value="2287">
            <text:p>2287</text:p>
          </table:table-cell>
          <table:table-cell office:value-type="float" office:value="0">
            <text:p>0</text:p>
          </table:table-cell>
          <table:table-cell office:value-type="float" office:value="1741">
            <text:p>1741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14</text:p>
          </table:table-cell>
          <table:table-cell office:value-type="float" office:value="1977">
            <text:p>1977</text:p>
          </table:table-cell>
          <table:table-cell office:value-type="float" office:value="2645">
            <text:p>264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2659">
            <text:p>2659</text:p>
          </table:table-cell>
          <table:table-cell/>
          <table:table-cell office:value-type="string">
            <text:p>R-14</text:p>
          </table:table-cell>
          <table:table-cell office:value-type="float" office:value="2196">
            <text:p>2196</text:p>
          </table:table-cell>
          <table:table-cell office:value-type="float" office:value="2918">
            <text:p>2918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2956">
            <text:p>2956</text:p>
          </table:table-cell>
          <table:table-cell/>
          <table:table-cell office:value-type="string">
            <text:p>R-14</text:p>
          </table:table-cell>
          <table:table-cell office:value-type="float" office:value="4796">
            <text:p>4796</text:p>
          </table:table-cell>
          <table:table-cell office:value-type="float" office:value="6411">
            <text:p>6411</text:p>
          </table:table-cell>
          <table:table-cell office:value-type="float" office:value="0">
            <text:p>0</text:p>
          </table:table-cell>
          <table:table-cell office:value-type="float" office:value="5049">
            <text:p>5049</text:p>
          </table:table-cell>
          <table:table-cell office:value-type="float" office:value="6441">
            <text:p>644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float" office:value="1194">
            <text:p>11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1485">
            <text:p>148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1137">
            <text:p>1137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65">
            <text:p>2065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2694">
            <text:p>26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1678">
            <text:p>1678</text:p>
          </table:table-cell>
          <table:table-cell office:value-type="float" office:value="2961">
            <text:p>296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3813">
            <text:p>3813</text:p>
          </table:table-cell>
          <table:table-cell office:value-type="float" office:value="6424">
            <text:p>642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vcs_new</text:p>
          </table:table-cell>
          <table:table-cell table:style-name="ce16"/>
          <table:table-cell table:style-name="ce16" office:value-type="string">
            <text:p>transpos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2228">
            <text:p>2228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0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0">
            <text:p>0</text:p>
          </table:table-cell>
          <table:table-cell office:value-type="float" office:value="1502">
            <text:p>1502</text:p>
          </table:table-cell>
          <table:table-cell/>
          <table:table-cell office:value-type="string">
            <text:p>R-0</text:p>
          </table:table-cell>
          <table:table-cell office:value-type="float" office:value="1761">
            <text:p>1761</text:p>
          </table:table-cell>
          <table:table-cell office:value-type="float" office:value="0">
            <text:p>0</text:p>
          </table:table-cell>
          <table:table-cell office:value-type="float" office:value="3294">
            <text:p>3294</text:p>
          </table:table-cell>
          <table:table-cell office:value-type="float" office:value="0">
            <text:p>0</text:p>
          </table:table-cell>
          <table:table-cell office:value-type="float" office:value="1784">
            <text:p>1784</text:p>
          </table:table-cell>
          <table:table-cell/>
          <table:table-cell office:value-type="string">
            <text:p>R-0</text:p>
          </table:table-cell>
          <table:table-cell office:value-type="float" office:value="2065">
            <text:p>2065</text:p>
          </table:table-cell>
          <table:table-cell office:value-type="float" office:value="0">
            <text:p>0</text:p>
          </table:table-cell>
          <table:table-cell office:value-type="float" office:value="3797">
            <text:p>3797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/>
          <table:table-cell office:value-type="string">
            <text:p>R-0</text:p>
          </table:table-cell>
          <table:table-cell office:value-type="float" office:value="2327">
            <text:p>2327</text:p>
          </table:table-cell>
          <table:table-cell office:value-type="float" office:value="0">
            <text:p>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0</text:p>
          </table:table-cell>
          <table:table-cell office:value-type="float" office:value="5149">
            <text:p>5149</text:p>
          </table:table-cell>
          <table:table-cell office:value-type="float" office:value="0">
            <text:p>0</text:p>
          </table:table-cell>
          <table:table-cell office:value-type="float" office:value="8373">
            <text:p>8373</text:p>
          </table:table-cell>
          <table:table-cell office:value-type="float" office:value="0">
            <text:p>0</text:p>
          </table:table-cell>
          <table:table-cell office:value-type="float" office:value="5242">
            <text:p>5242</text:p>
          </table:table-cell>
          <table:table-cell/>
          <table:table-cell office:value-type="string">
            <text:p>R-0</text:p>
          </table:table-cell>
          <table:table-cell office:value-type="float" office:value="6724">
            <text:p>6724</text:p>
          </table:table-cell>
          <table:table-cell office:value-type="float" office:value="0">
            <text:p>0</text:p>
          </table:table-cell>
          <table:table-cell office:value-type="float" office:value="9775">
            <text:p>9775</text:p>
          </table:table-cell>
          <table:table-cell office:value-type="float" office:value="0">
            <text:p>0</text:p>
          </table:table-cell>
          <table:table-cell office:value-type="float" office:value="6654">
            <text:p>6654</text:p>
          </table:table-cell>
          <table:table-cell/>
          <table:table-cell office:value-type="string">
            <text:p>R-0</text:p>
          </table:table-cell>
          <table:table-cell office:value-type="float" office:value="11726">
            <text:p>11726</text:p>
          </table:table-cell>
          <table:table-cell office:value-type="float" office:value="0">
            <text:p>0</text:p>
          </table:table-cell>
          <table:table-cell office:value-type="float" office:value="14700">
            <text:p>14700</text:p>
          </table:table-cell>
          <table:table-cell office:value-type="float" office:value="0">
            <text:p>0</text:p>
          </table:table-cell>
          <table:table-cell office:value-type="float" office:value="11024">
            <text:p>1102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461">
            <text:p>1461</text:p>
          </table:table-cell>
          <table:table-cell office:value-type="float" office:value="2228">
            <text:p>2228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1</text:p>
          </table:table-cell>
          <table:table-cell office:value-type="float" office:value="1820">
            <text:p>1820</text:p>
          </table:table-cell>
          <table:table-cell office:value-type="float" office:value="2786">
            <text:p>2786</text:p>
          </table:table-cell>
          <table:table-cell table:number-columns-repeated="2" office:value-type="float" office:value="0">
            <text:p>0</text:p>
          </table:table-cell>
          <table:table-cell office:value-type="float" office:value="1459">
            <text:p>1459</text:p>
          </table:table-cell>
          <table:table-cell/>
          <table:table-cell office:value-type="string">
            <text:p>R-1</text:p>
          </table:table-cell>
          <table:table-cell office:value-type="float" office:value="2150">
            <text:p>2150</text:p>
          </table:table-cell>
          <table:table-cell office:value-type="float" office:value="3294">
            <text:p>3294</text:p>
          </table:table-cell>
          <table:table-cell table:number-columns-repeated="2" office:value-type="float" office:value="0">
            <text:p>0</text:p>
          </table:table-cell>
          <table:table-cell office:value-type="float" office:value="1755">
            <text:p>1755</text:p>
          </table:table-cell>
          <table:table-cell/>
          <table:table-cell office:value-type="string">
            <text:p>R-1</text:p>
          </table:table-cell>
          <table:table-cell office:value-type="float" office:value="2509">
            <text:p>2509</text:p>
          </table:table-cell>
          <table:table-cell office:value-type="float" office:value="3797">
            <text:p>3797</text:p>
          </table:table-cell>
          <table:table-cell table:number-columns-repeated="2" office:value-type="float" office:value="0">
            <text:p>0</text:p>
          </table:table-cell>
          <table:table-cell office:value-type="float" office:value="2066">
            <text:p>2066</text:p>
          </table:table-cell>
          <table:table-cell/>
          <table:table-cell office:value-type="string">
            <text:p>R-1</text:p>
          </table:table-cell>
          <table:table-cell office:value-type="float" office:value="2795">
            <text:p>2795</text:p>
          </table:table-cell>
          <table:table-cell office:value-type="float" office:value="4220">
            <text:p>4220</text:p>
          </table:table-cell>
          <table:table-cell table:number-columns-repeated="2" office:value-type="float" office:value="0">
            <text:p>0</text:p>
          </table:table-cell>
          <table:table-cell office:value-type="float" office:value="2389">
            <text:p>2389</text:p>
          </table:table-cell>
          <table:table-cell/>
          <table:table-cell office:value-type="string">
            <text:p>R-1</text:p>
          </table:table-cell>
          <table:table-cell office:value-type="float" office:value="6078">
            <text:p>6078</text:p>
          </table:table-cell>
          <table:table-cell office:value-type="float" office:value="8373">
            <text:p>8373</text:p>
          </table:table-cell>
          <table:table-cell table:number-columns-repeated="2" office:value-type="float" office:value="0">
            <text:p>0</text:p>
          </table:table-cell>
          <table:table-cell office:value-type="float" office:value="5319">
            <text:p>5319</text:p>
          </table:table-cell>
          <table:table-cell/>
          <table:table-cell office:value-type="string">
            <text:p>R-1</text:p>
          </table:table-cell>
          <table:table-cell office:value-type="float" office:value="8005">
            <text:p>8005</text:p>
          </table:table-cell>
          <table:table-cell office:value-type="float" office:value="9775">
            <text:p>9775</text:p>
          </table:table-cell>
          <table:table-cell table:number-columns-repeated="2" office:value-type="float" office:value="0">
            <text:p>0</text:p>
          </table:table-cell>
          <table:table-cell office:value-type="float" office:value="6698">
            <text:p>6698</text:p>
          </table:table-cell>
          <table:table-cell/>
          <table:table-cell office:value-type="string">
            <text:p>R-1</text:p>
          </table:table-cell>
          <table:table-cell office:value-type="float" office:value="13399">
            <text:p>13399</text:p>
          </table:table-cell>
          <table:table-cell office:value-type="float" office:value="14700">
            <text:p>14700</text:p>
          </table:table-cell>
          <table:table-cell table:number-columns-repeated="2" office:value-type="float" office:value="0">
            <text:p>0</text:p>
          </table:table-cell>
          <table:table-cell office:value-type="float" office:value="11090">
            <text:p>1109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81">
            <text:p>281</text:p>
          </table:table-cell>
          <table:table-cell office:value-type="float" office:value="1049">
            <text:p>1049</text:p>
          </table:table-cell>
          <table:table-cell office:value-type="float" office:value="1373">
            <text:p>1373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2</text:p>
          </table:table-cell>
          <table:table-cell office:value-type="float" office:value="319">
            <text:p>319</text:p>
          </table:table-cell>
          <table:table-cell office:value-type="float" office:value="1296">
            <text:p>1296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2</text:p>
          </table:table-cell>
          <table:table-cell office:value-type="float" office:value="361">
            <text:p>361</text:p>
          </table:table-cell>
          <table:table-cell office:value-type="float" office:value="1480">
            <text:p>1480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/>
          <table:table-cell office:value-type="string">
            <text:p>R-2</text:p>
          </table:table-cell>
          <table:table-cell office:value-type="float" office:value="434">
            <text:p>434</text:p>
          </table:table-cell>
          <table:table-cell office:value-type="float" office:value="1688">
            <text:p>1688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2075">
            <text:p>2075</text:p>
          </table:table-cell>
          <table:table-cell/>
          <table:table-cell office:value-type="string">
            <text:p>R-2</text:p>
          </table:table-cell>
          <table:table-cell office:value-type="float" office:value="445">
            <text:p>445</text:p>
          </table:table-cell>
          <table:table-cell office:value-type="float" office:value="1793">
            <text:p>1793</text:p>
          </table:table-cell>
          <table:table-cell office:value-type="float" office:value="2955">
            <text:p>2955</text:p>
          </table:table-cell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  <table:table-cell/>
          <table:table-cell office:value-type="string">
            <text:p>R-2</text:p>
          </table:table-cell>
          <table:table-cell office:value-type="float" office:value="954">
            <text:p>954</text:p>
          </table:table-cell>
          <table:table-cell office:value-type="float" office:value="3887">
            <text:p>3887</text:p>
          </table:table-cell>
          <table:table-cell office:value-type="float" office:value="6322">
            <text:p>6322</text:p>
          </table:table-cell>
          <table:table-cell office:value-type="float" office:value="0">
            <text:p>0</text:p>
          </table:table-cell>
          <table:table-cell office:value-type="float" office:value="5124">
            <text:p>5124</text:p>
          </table:table-cell>
          <table:table-cell/>
          <table:table-cell office:value-type="string">
            <text:p>R-2</text:p>
          </table:table-cell>
          <table:table-cell office:value-type="float" office:value="1359">
            <text:p>1359</text:p>
          </table:table-cell>
          <table:table-cell office:value-type="float" office:value="4832">
            <text:p>4832</text:p>
          </table:table-cell>
          <table:table-cell office:value-type="float" office:value="6815">
            <text:p>6815</text:p>
          </table:table-cell>
          <table:table-cell office:value-type="float" office:value="0">
            <text:p>0</text:p>
          </table:table-cell>
          <table:table-cell office:value-type="float" office:value="6646">
            <text:p>6646</text:p>
          </table:table-cell>
          <table:table-cell/>
          <table:table-cell office:value-type="string">
            <text:p>R-2</text:p>
          </table:table-cell>
          <table:table-cell office:value-type="float" office:value="2531">
            <text:p>2531</text:p>
          </table:table-cell>
          <table:table-cell office:value-type="float" office:value="7268">
            <text:p>7268</text:p>
          </table:table-cell>
          <table:table-cell office:value-type="float" office:value="10239">
            <text:p>10239</text:p>
          </table:table-cell>
          <table:table-cell office:value-type="float" office:value="0">
            <text:p>0</text:p>
          </table:table-cell>
          <table:table-cell office:value-type="float" office:value="10868">
            <text:p>1086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table:number-columns-repeated="2" office:value-type="float" office:value="0">
            <text:p>0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table:number-columns-repeated="2" office:value-type="float" office:value="0">
            <text:p>0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40">
            <text:p>214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9">
            <text:p>236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088">
            <text:p>5088</text:p>
          </table:table-cell>
          <table:table-cell table:number-columns-repeated="2" office:value-type="float" office:value="0">
            <text:p>0</text:p>
          </table:table-cell>
          <table:table-cell office:value-type="float" office:value="5175">
            <text:p>517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811">
            <text:p>5811</text:p>
          </table:table-cell>
          <table:table-cell table:number-columns-repeated="2" office:value-type="float" office:value="0">
            <text:p>0</text:p>
          </table:table-cell>
          <table:table-cell office:value-type="float" office:value="6624">
            <text:p>662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783">
            <text:p>8783</text:p>
          </table:table-cell>
          <table:table-cell table:number-columns-repeated="2" office:value-type="float" office:value="0">
            <text:p>0</text:p>
          </table:table-cell>
          <table:table-cell office:value-type="float" office:value="10860">
            <text:p>1086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1888">
            <text:p>1888</text:p>
          </table:table-cell>
          <table:table-cell office:value-type="float" office:value="1175">
            <text:p>1175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4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1450">
            <text:p>1450</text:p>
          </table:table-cell>
          <table:table-cell office:value-type="float" office:value="1490">
            <text:p>1490</text:p>
          </table:table-cell>
          <table:table-cell/>
          <table:table-cell office:value-type="string">
            <text:p>R-4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 office:value-type="float" office:value="1761">
            <text:p>1761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R-4</text:p>
          </table:table-cell>
          <table:table-cell office:value-type="float" office:value="1826">
            <text:p>1826</text:p>
          </table:table-cell>
          <table:table-cell office:value-type="float" office:value="0">
            <text:p>0</text:p>
          </table:table-cell>
          <table:table-cell office:value-type="float" office:value="3128">
            <text:p>3128</text:p>
          </table:table-cell>
          <table:table-cell office:value-type="float" office:value="2065">
            <text:p>2065</text:p>
          </table:table-cell>
          <table:table-cell office:value-type="float" office:value="2109">
            <text:p>2109</text:p>
          </table:table-cell>
          <table:table-cell/>
          <table:table-cell office:value-type="string">
            <text:p>R-4</text:p>
          </table:table-cell>
          <table:table-cell office:value-type="float" office:value="2098">
            <text:p>2098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float" office:value="2327">
            <text:p>2327</text:p>
          </table:table-cell>
          <table:table-cell office:value-type="float" office:value="2427">
            <text:p>2427</text:p>
          </table:table-cell>
          <table:table-cell/>
          <table:table-cell office:value-type="string">
            <text:p>R-4</text:p>
          </table:table-cell>
          <table:table-cell office:value-type="float" office:value="4749">
            <text:p>4749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office:value-type="float" office:value="5149">
            <text:p>5149</text:p>
          </table:table-cell>
          <table:table-cell office:value-type="float" office:value="4486">
            <text:p>4486</text:p>
          </table:table-cell>
          <table:table-cell/>
          <table:table-cell office:value-type="string">
            <text:p>R-4</text:p>
          </table:table-cell>
          <table:table-cell office:value-type="float" office:value="6103">
            <text:p>6103</text:p>
          </table:table-cell>
          <table:table-cell office:value-type="float" office:value="0">
            <text:p>0</text:p>
          </table:table-cell>
          <table:table-cell office:value-type="float" office:value="8253">
            <text:p>8253</text:p>
          </table:table-cell>
          <table:table-cell office:value-type="float" office:value="6724">
            <text:p>6724</text:p>
          </table:table-cell>
          <table:table-cell office:value-type="float" office:value="4943">
            <text:p>4943</text:p>
          </table:table-cell>
          <table:table-cell/>
          <table:table-cell office:value-type="string">
            <text:p>R-4</text:p>
          </table:table-cell>
          <table:table-cell office:value-type="float" office:value="10251">
            <text:p>10251</text:p>
          </table:table-cell>
          <table:table-cell office:value-type="float" office:value="0">
            <text:p>0</text:p>
          </table:table-cell>
          <table:table-cell office:value-type="float" office:value="12438">
            <text:p>12438</text:p>
          </table:table-cell>
          <table:table-cell office:value-type="float" office:value="11726">
            <text:p>11726</text:p>
          </table:table-cell>
          <table:table-cell office:value-type="float" office:value="7432">
            <text:p>743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464">
            <text:p>1464</text:p>
          </table:table-cell>
          <table:table-cell office:value-type="float" office:value="839">
            <text:p>839</text:p>
          </table:table-cell>
          <table:table-cell office:value-type="float" office:value="1171">
            <text:p>1171</text:p>
          </table:table-cell>
          <table:table-cell office:value-type="float" office:value="1452">
            <text:p>1452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5</text:p>
          </table:table-cell>
          <table:table-cell office:value-type="float" office:value="1850">
            <text:p>1850</text:p>
          </table:table-cell>
          <table:table-cell office:value-type="float" office:value="1037">
            <text:p>1037</text:p>
          </table:table-cell>
          <table:table-cell office:value-type="float" office:value="1498">
            <text:p>1498</text:p>
          </table:table-cell>
          <table:table-cell office:value-type="float" office:value="1829">
            <text:p>1829</text:p>
          </table:table-cell>
          <table:table-cell office:value-type="float" office:value="1453">
            <text:p>1453</text:p>
          </table:table-cell>
          <table:table-cell/>
          <table:table-cell office:value-type="string">
            <text:p>R-5</text:p>
          </table:table-cell>
          <table:table-cell office:value-type="float" office:value="2218">
            <text:p>2218</text:p>
          </table:table-cell>
          <table:table-cell office:value-type="float" office:value="1239">
            <text:p>1239</text:p>
          </table:table-cell>
          <table:table-cell office:value-type="float" office:value="1808">
            <text:p>1808</text:p>
          </table:table-cell>
          <table:table-cell office:value-type="float" office:value="2144">
            <text:p>2144</text:p>
          </table:table-cell>
          <table:table-cell office:value-type="float" office:value="1778">
            <text:p>1778</text:p>
          </table:table-cell>
          <table:table-cell/>
          <table:table-cell office:value-type="string">
            <text:p>R-5</text:p>
          </table:table-cell>
          <table:table-cell office:value-type="float" office:value="2620">
            <text:p>2620</text:p>
          </table:table-cell>
          <table:table-cell office:value-type="float" office:value="1440">
            <text:p>1440</text:p>
          </table:table-cell>
          <table:table-cell office:value-type="float" office:value="2091">
            <text:p>2091</text:p>
          </table:table-cell>
          <table:table-cell office:value-type="float" office:value="2510">
            <text:p>2510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R-5</text:p>
          </table:table-cell>
          <table:table-cell office:value-type="float" office:value="2962">
            <text:p>2962</text:p>
          </table:table-cell>
          <table:table-cell office:value-type="float" office:value="1595">
            <text:p>1595</text:p>
          </table:table-cell>
          <table:table-cell office:value-type="float" office:value="2387">
            <text:p>2387</text:p>
          </table:table-cell>
          <table:table-cell office:value-type="float" office:value="2857">
            <text:p>2857</text:p>
          </table:table-cell>
          <table:table-cell office:value-type="float" office:value="2439">
            <text:p>2439</text:p>
          </table:table-cell>
          <table:table-cell/>
          <table:table-cell office:value-type="string">
            <text:p>R-5</text:p>
          </table:table-cell>
          <table:table-cell office:value-type="float" office:value="6544">
            <text:p>6544</text:p>
          </table:table-cell>
          <table:table-cell office:value-type="float" office:value="3258">
            <text:p>3258</text:p>
          </table:table-cell>
          <table:table-cell office:value-type="float" office:value="5178">
            <text:p>5178</text:p>
          </table:table-cell>
          <table:table-cell office:value-type="float" office:value="6248">
            <text:p>6248</text:p>
          </table:table-cell>
          <table:table-cell office:value-type="float" office:value="5189">
            <text:p>5189</text:p>
          </table:table-cell>
          <table:table-cell/>
          <table:table-cell office:value-type="string">
            <text:p>R-5</text:p>
          </table:table-cell>
          <table:table-cell office:value-type="float" office:value="7475">
            <text:p>7475</text:p>
          </table:table-cell>
          <table:table-cell office:value-type="float" office:value="3421">
            <text:p>3421</text:p>
          </table:table-cell>
          <table:table-cell office:value-type="float" office:value="6726">
            <text:p>6726</text:p>
          </table:table-cell>
          <table:table-cell office:value-type="float" office:value="7979">
            <text:p>7979</text:p>
          </table:table-cell>
          <table:table-cell office:value-type="float" office:value="6607">
            <text:p>6607</text:p>
          </table:table-cell>
          <table:table-cell/>
          <table:table-cell office:value-type="string">
            <text:p>R-5</text:p>
          </table:table-cell>
          <table:table-cell office:value-type="float" office:value="10887">
            <text:p>10887</text:p>
          </table:table-cell>
          <table:table-cell office:value-type="float" office:value="5170">
            <text:p>5170</text:p>
          </table:table-cell>
          <table:table-cell office:value-type="float" office:value="10203">
            <text:p>10203</text:p>
          </table:table-cell>
          <table:table-cell office:value-type="float" office:value="12763">
            <text:p>12763</text:p>
          </table:table-cell>
          <table:table-cell office:value-type="float" office:value="11000">
            <text:p>110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97">
            <text:p>297</text:p>
          </table:table-cell>
          <table:table-cell office:value-type="float" office:value="2010">
            <text:p>2010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6</text:p>
          </table:table-cell>
          <table:table-cell office:value-type="float" office:value="385">
            <text:p>385</text:p>
          </table:table-cell>
          <table:table-cell office:value-type="float" office:value="2535">
            <text:p>2535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6</text:p>
          </table:table-cell>
          <table:table-cell office:value-type="float" office:value="447">
            <text:p>447</text:p>
          </table:table-cell>
          <table:table-cell office:value-type="float" office:value="3047">
            <text:p>3047</text:p>
          </table:table-cell>
          <table:table-cell office:value-type="float" office:value="2687">
            <text:p>2687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/>
          <table:table-cell office:value-type="string">
            <text:p>R-6</text:p>
          </table:table-cell>
          <table:table-cell office:value-type="float" office:value="532">
            <text:p>532</text:p>
          </table:table-cell>
          <table:table-cell office:value-type="float" office:value="3531">
            <text:p>3531</text:p>
          </table:table-cell>
          <table:table-cell office:value-type="float" office:value="3243">
            <text:p>3243</text:p>
          </table:table-cell>
          <table:table-cell office:value-type="float" office:value="0">
            <text:p>0</text:p>
          </table:table-cell>
          <table:table-cell office:value-type="float" office:value="2088">
            <text:p>2088</text:p>
          </table:table-cell>
          <table:table-cell/>
          <table:table-cell office:value-type="string">
            <text:p>R-6</text:p>
          </table:table-cell>
          <table:table-cell office:value-type="float" office:value="607">
            <text:p>607</text:p>
          </table:table-cell>
          <table:table-cell office:value-type="float" office:value="3982">
            <text:p>3982</text:p>
          </table:table-cell>
          <table:table-cell office:value-type="float" office:value="3706">
            <text:p>3706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/>
          <table:table-cell office:value-type="string">
            <text:p>R-6</text:p>
          </table:table-cell>
          <table:table-cell office:value-type="float" office:value="1390">
            <text:p>1390</text:p>
          </table:table-cell>
          <table:table-cell office:value-type="float" office:value="8436">
            <text:p>8436</text:p>
          </table:table-cell>
          <table:table-cell office:value-type="float" office:value="8146">
            <text:p>8146</text:p>
          </table:table-cell>
          <table:table-cell office:value-type="float" office:value="0">
            <text:p>0</text:p>
          </table:table-cell>
          <table:table-cell office:value-type="float" office:value="5154">
            <text:p>5154</text:p>
          </table:table-cell>
          <table:table-cell/>
          <table:table-cell office:value-type="string">
            <text:p>R-6</text:p>
          </table:table-cell>
          <table:table-cell office:value-type="float" office:value="2442">
            <text:p>2442</text:p>
          </table:table-cell>
          <table:table-cell office:value-type="float" office:value="10147">
            <text:p>10147</text:p>
          </table:table-cell>
          <table:table-cell office:value-type="float" office:value="10041">
            <text:p>10041</text:p>
          </table:table-cell>
          <table:table-cell office:value-type="float" office:value="0">
            <text:p>0</text:p>
          </table:table-cell>
          <table:table-cell office:value-type="float" office:value="5033">
            <text:p>5033</text:p>
          </table:table-cell>
          <table:table-cell/>
          <table:table-cell office:value-type="string">
            <text:p>R-6</text:p>
          </table:table-cell>
          <table:table-cell office:value-type="float" office:value="5303">
            <text:p>5303</text:p>
          </table:table-cell>
          <table:table-cell office:value-type="float" office:value="15373">
            <text:p>15373</text:p>
          </table:table-cell>
          <table:table-cell office:value-type="float" office:value="15320">
            <text:p>15320</text:p>
          </table:table-cell>
          <table:table-cell office:value-type="float" office:value="0">
            <text:p>0</text:p>
          </table:table-cell>
          <table:table-cell office:value-type="float" office:value="5584">
            <text:p>558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119">
            <text:p>2119</text:p>
          </table:table-cell>
          <table:table-cell office:value-type="float" office:value="0">
            <text:p>0</text:p>
          </table:table-cell>
          <table:table-cell office:value-type="float" office:value="1706">
            <text:p>1706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161">
            <text:p>5161</text:p>
          </table:table-cell>
          <table:table-cell office:value-type="float" office:value="0">
            <text:p>0</text:p>
          </table:table-cell>
          <table:table-cell office:value-type="float" office:value="4221">
            <text:p>4221</text:p>
          </table:table-cell>
          <table:table-cell office:value-type="float" office:value="5195">
            <text:p>519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40">
            <text:p>6640</text:p>
          </table:table-cell>
          <table:table-cell office:value-type="float" office:value="0">
            <text:p>0</text:p>
          </table:table-cell>
          <table:table-cell office:value-type="float" office:value="5265">
            <text:p>5265</text:p>
          </table:table-cell>
          <table:table-cell office:value-type="float" office:value="6589">
            <text:p>658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254">
            <text:p>10254</text:p>
          </table:table-cell>
          <table:table-cell office:value-type="float" office:value="0">
            <text:p>0</text:p>
          </table:table-cell>
          <table:table-cell office:value-type="float" office:value="8329">
            <text:p>8329</text:p>
          </table:table-cell>
          <table:table-cell office:value-type="float" office:value="10928">
            <text:p>1092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977">
            <text:p>977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R-8</text:p>
          </table:table-cell>
          <table:table-cell office:value-type="float" office:value="929">
            <text:p>929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float" office:value="1241">
            <text:p>1241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8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1509">
            <text:p>1509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R-8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1825">
            <text:p>1825</text:p>
          </table:table-cell>
          <table:table-cell office:value-type="float" office:value="2144">
            <text:p>2144</text:p>
          </table:table-cell>
          <table:table-cell/>
          <table:table-cell office:value-type="string">
            <text:p>R-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036">
            <text:p>2036</text:p>
          </table:table-cell>
          <table:table-cell office:value-type="float" office:value="2348">
            <text:p>2348</text:p>
          </table:table-cell>
          <table:table-cell/>
          <table:table-cell office:value-type="string">
            <text:p>R-8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4436">
            <text:p>4436</text:p>
          </table:table-cell>
          <table:table-cell office:value-type="float" office:value="4579">
            <text:p>4579</text:p>
          </table:table-cell>
          <table:table-cell office:value-type="float" office:value="5121">
            <text:p>5121</text:p>
          </table:table-cell>
          <table:table-cell/>
          <table:table-cell office:value-type="string">
            <text:p>R-8</text:p>
          </table:table-cell>
          <table:table-cell office:value-type="float" office:value="3678">
            <text:p>3678</text:p>
          </table:table-cell>
          <table:table-cell office:value-type="float" office:value="0">
            <text:p>0</text:p>
          </table:table-cell>
          <table:table-cell office:value-type="float" office:value="5177">
            <text:p>5177</text:p>
          </table:table-cell>
          <table:table-cell office:value-type="float" office:value="6129">
            <text:p>6129</text:p>
          </table:table-cell>
          <table:table-cell office:value-type="float" office:value="5836">
            <text:p>5836</text:p>
          </table:table-cell>
          <table:table-cell/>
          <table:table-cell office:value-type="string">
            <text:p>R-8</text:p>
          </table:table-cell>
          <table:table-cell office:value-type="float" office:value="5784">
            <text:p>5784</text:p>
          </table:table-cell>
          <table:table-cell office:value-type="float" office:value="0">
            <text:p>0</text:p>
          </table:table-cell>
          <table:table-cell office:value-type="float" office:value="7884">
            <text:p>7884</text:p>
          </table:table-cell>
          <table:table-cell office:value-type="float" office:value="10887">
            <text:p>10887</text:p>
          </table:table-cell>
          <table:table-cell office:value-type="float" office:value="8724">
            <text:p>872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705">
            <text:p>705</text:p>
          </table:table-cell>
          <table:table-cell office:value-type="float" office:value="430">
            <text:p>430</text:p>
          </table:table-cell>
          <table:table-cell office:value-type="float" office:value="791">
            <text:p>791</text:p>
          </table:table-cell>
          <table:table-cell office:value-type="float" office:value="1948">
            <text:p>1948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9</text:p>
          </table:table-cell>
          <table:table-cell office:value-type="float" office:value="892">
            <text:p>892</text:p>
          </table:table-cell>
          <table:table-cell office:value-type="float" office:value="572">
            <text:p>572</text:p>
          </table:table-cell>
          <table:table-cell office:value-type="float" office:value="1008">
            <text:p>1008</text:p>
          </table:table-cell>
          <table:table-cell office:value-type="float" office:value="2429">
            <text:p>2429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9</text:p>
          </table:table-cell>
          <table:table-cell office:value-type="float" office:value="1165">
            <text:p>1165</text:p>
          </table:table-cell>
          <table:table-cell office:value-type="float" office:value="762">
            <text:p>762</text:p>
          </table:table-cell>
          <table:table-cell office:value-type="float" office:value="1234">
            <text:p>1234</text:p>
          </table:table-cell>
          <table:table-cell office:value-type="float" office:value="2859">
            <text:p>2859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R-9</text:p>
          </table:table-cell>
          <table:table-cell office:value-type="float" office:value="1421">
            <text:p>1421</text:p>
          </table:table-cell>
          <table:table-cell office:value-type="float" office:value="890">
            <text:p>890</text:p>
          </table:table-cell>
          <table:table-cell office:value-type="float" office:value="1476">
            <text:p>1476</text:p>
          </table:table-cell>
          <table:table-cell office:value-type="float" office:value="3304">
            <text:p>3304</text:p>
          </table:table-cell>
          <table:table-cell office:value-type="float" office:value="2099">
            <text:p>2099</text:p>
          </table:table-cell>
          <table:table-cell/>
          <table:table-cell office:value-type="string">
            <text:p>R-9</text:p>
          </table:table-cell>
          <table:table-cell office:value-type="float" office:value="1636">
            <text:p>1636</text:p>
          </table:table-cell>
          <table:table-cell office:value-type="float" office:value="1076">
            <text:p>1076</text:p>
          </table:table-cell>
          <table:table-cell office:value-type="float" office:value="1694">
            <text:p>1694</text:p>
          </table:table-cell>
          <table:table-cell office:value-type="float" office:value="3721">
            <text:p>3721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9</text:p>
          </table:table-cell>
          <table:table-cell office:value-type="float" office:value="3605">
            <text:p>3605</text:p>
          </table:table-cell>
          <table:table-cell office:value-type="float" office:value="2412">
            <text:p>2412</text:p>
          </table:table-cell>
          <table:table-cell office:value-type="float" office:value="3733">
            <text:p>3733</text:p>
          </table:table-cell>
          <table:table-cell office:value-type="float" office:value="8043">
            <text:p>8043</text:p>
          </table:table-cell>
          <table:table-cell office:value-type="float" office:value="5099">
            <text:p>5099</text:p>
          </table:table-cell>
          <table:table-cell/>
          <table:table-cell office:value-type="string">
            <text:p>R-9</text:p>
          </table:table-cell>
          <table:table-cell office:value-type="float" office:value="4179">
            <text:p>4179</text:p>
          </table:table-cell>
          <table:table-cell office:value-type="float" office:value="2760">
            <text:p>2760</text:p>
          </table:table-cell>
          <table:table-cell office:value-type="float" office:value="4829">
            <text:p>4829</text:p>
          </table:table-cell>
          <table:table-cell office:value-type="float" office:value="9351">
            <text:p>9351</text:p>
          </table:table-cell>
          <table:table-cell office:value-type="float" office:value="6733">
            <text:p>6733</text:p>
          </table:table-cell>
          <table:table-cell/>
          <table:table-cell office:value-type="string">
            <text:p>R-9</text:p>
          </table:table-cell>
          <table:table-cell office:value-type="float" office:value="6272">
            <text:p>6272</text:p>
          </table:table-cell>
          <table:table-cell office:value-type="float" office:value="4170">
            <text:p>4170</text:p>
          </table:table-cell>
          <table:table-cell office:value-type="float" office:value="7606">
            <text:p>7606</text:p>
          </table:table-cell>
          <table:table-cell office:value-type="float" office:value="13399">
            <text:p>13399</text:p>
          </table:table-cell>
          <table:table-cell office:value-type="float" office:value="10200">
            <text:p>102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349">
            <text:p>1349</text:p>
          </table:table-cell>
          <table:table-cell office:value-type="float" office:value="1238">
            <text:p>1238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/>
          <table:table-cell office:value-type="string">
            <text:p>R-10</text:p>
          </table:table-cell>
          <table:table-cell office:value-type="float" office:value="1751">
            <text:p>1751</text:p>
          </table:table-cell>
          <table:table-cell office:value-type="float" office:value="1594">
            <text:p>1594</text:p>
          </table:table-cell>
          <table:table-cell office:value-type="float" office:value="2118">
            <text:p>211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0</text:p>
          </table:table-cell>
          <table:table-cell office:value-type="float" office:value="2153">
            <text:p>2153</text:p>
          </table:table-cell>
          <table:table-cell office:value-type="float" office:value="2007">
            <text:p>2007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  <table:table-cell/>
          <table:table-cell office:value-type="string">
            <text:p>R-10</text:p>
          </table:table-cell>
          <table:table-cell office:value-type="float" office:value="2583">
            <text:p>2583</text:p>
          </table:table-cell>
          <table:table-cell office:value-type="float" office:value="2374">
            <text:p>2374</text:p>
          </table:table-cell>
          <table:table-cell office:value-type="float" office:value="2975">
            <text:p>2975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10</text:p>
          </table:table-cell>
          <table:table-cell office:value-type="float" office:value="3008">
            <text:p>3008</text:p>
          </table:table-cell>
          <table:table-cell office:value-type="float" office:value="2762">
            <text:p>2762</text:p>
          </table:table-cell>
          <table:table-cell office:value-type="float" office:value="3379">
            <text:p>3379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/>
          <table:table-cell office:value-type="string">
            <text:p>R-10</text:p>
          </table:table-cell>
          <table:table-cell office:value-type="float" office:value="6684">
            <text:p>6684</text:p>
          </table:table-cell>
          <table:table-cell office:value-type="float" office:value="6066">
            <text:p>6066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5186">
            <text:p>5186</text:p>
          </table:table-cell>
          <table:table-cell/>
          <table:table-cell office:value-type="string">
            <text:p>R-10</text:p>
          </table:table-cell>
          <table:table-cell office:value-type="float" office:value="8208">
            <text:p>8208</text:p>
          </table:table-cell>
          <table:table-cell office:value-type="float" office:value="7596">
            <text:p>7596</text:p>
          </table:table-cell>
          <table:table-cell office:value-type="float" office:value="9136">
            <text:p>9136</text:p>
          </table:table-cell>
          <table:table-cell office:value-type="float" office:value="0">
            <text:p>0</text:p>
          </table:table-cell>
          <table:table-cell office:value-type="float" office:value="6627">
            <text:p>6627</text:p>
          </table:table-cell>
          <table:table-cell/>
          <table:table-cell office:value-type="string">
            <text:p>R-10</text:p>
          </table:table-cell>
          <table:table-cell office:value-type="float" office:value="12612">
            <text:p>12612</text:p>
          </table:table-cell>
          <table:table-cell office:value-type="float" office:value="11773">
            <text:p>11773</text:p>
          </table:table-cell>
          <table:table-cell office:value-type="float" office:value="14584">
            <text:p>14584</text:p>
          </table:table-cell>
          <table:table-cell office:value-type="float" office:value="0">
            <text:p>0</text:p>
          </table:table-cell>
          <table:table-cell office:value-type="float" office:value="10915">
            <text:p>1091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1467">
            <text:p>146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3287">
            <text:p>3287</text:p>
          </table:table-cell>
          <table:table-cell office:value-type="float" office:value="2027">
            <text:p>202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3733">
            <text:p>3733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176">
            <text:p>5176</text:p>
          </table:table-cell>
          <table:table-cell office:value-type="float" office:value="0">
            <text:p>0</text:p>
          </table:table-cell>
          <table:table-cell office:value-type="float" office:value="8026">
            <text:p>8026</text:p>
          </table:table-cell>
          <table:table-cell office:value-type="float" office:value="5244">
            <text:p>524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691">
            <text:p>6691</text:p>
          </table:table-cell>
          <table:table-cell office:value-type="float" office:value="0">
            <text:p>0</text:p>
          </table:table-cell>
          <table:table-cell office:value-type="float" office:value="9412">
            <text:p>9412</text:p>
          </table:table-cell>
          <table:table-cell office:value-type="float" office:value="6594">
            <text:p>659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037">
            <text:p>11037</text:p>
          </table:table-cell>
          <table:table-cell office:value-type="float" office:value="0">
            <text:p>0</text:p>
          </table:table-cell>
          <table:table-cell office:value-type="float" office:value="13954">
            <text:p>13954</text:p>
          </table:table-cell>
          <table:table-cell office:value-type="float" office:value="10925">
            <text:p>1092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1218">
            <text:p>1218</text:p>
          </table:table-cell>
          <table:table-cell/>
          <table:table-cell office:value-type="string">
            <text:p>R-12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2</text:p>
          </table:table-cell>
          <table:table-cell office:value-type="float" office:value="991">
            <text:p>991</text:p>
          </table:table-cell>
          <table:table-cell table:number-columns-repeated="2" office:value-type="float" office:value="0">
            <text:p>0</text:p>
          </table:table-cell>
          <table:table-cell office:value-type="float" office:value="801">
            <text:p>801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R-1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2100">
            <text:p>2100</text:p>
          </table:table-cell>
          <table:table-cell/>
          <table:table-cell office:value-type="string">
            <text:p>R-12</text:p>
          </table:table-cell>
          <table:table-cell office:value-type="float" office:value="1308">
            <text:p>1308</text:p>
          </table:table-cell>
          <table:table-cell table:number-columns-repeated="2"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2400">
            <text:p>2400</text:p>
          </table:table-cell>
          <table:table-cell/>
          <table:table-cell office:value-type="string">
            <text:p>R-12</text:p>
          </table:table-cell>
          <table:table-cell office:value-type="float" office:value="2851">
            <text:p>2851</text:p>
          </table:table-cell>
          <table:table-cell table:number-columns-repeated="2" office:value-type="float" office:value="0">
            <text:p>0</text:p>
          </table:table-cell>
          <table:table-cell office:value-type="float" office:value="2324">
            <text:p>2324</text:p>
          </table:table-cell>
          <table:table-cell office:value-type="float" office:value="5088">
            <text:p>5088</text:p>
          </table:table-cell>
          <table:table-cell/>
          <table:table-cell office:value-type="string">
            <text:p>R-12</text:p>
          </table:table-cell>
          <table:table-cell office:value-type="float" office:value="3463">
            <text:p>3463</text:p>
          </table:table-cell>
          <table:table-cell table:number-columns-repeated="2" office:value-type="float" office:value="0">
            <text:p>0</text:p>
          </table:table-cell>
          <table:table-cell office:value-type="float" office:value="3161">
            <text:p>3161</text:p>
          </table:table-cell>
          <table:table-cell office:value-type="float" office:value="5811">
            <text:p>5811</text:p>
          </table:table-cell>
          <table:table-cell/>
          <table:table-cell office:value-type="string">
            <text:p>R-12</text:p>
          </table:table-cell>
          <table:table-cell office:value-type="float" office:value="5057">
            <text:p>5057</text:p>
          </table:table-cell>
          <table:table-cell table:number-columns-repeated="2" office:value-type="float" office:value="0">
            <text:p>0</text:p>
          </table:table-cell>
          <table:table-cell office:value-type="float" office:value="5803">
            <text:p>5803</text:p>
          </table:table-cell>
          <table:table-cell office:value-type="float" office:value="8783">
            <text:p>878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29">
            <text:p>1129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13</text:p>
          </table:table-cell>
          <table:table-cell office:value-type="float" office:value="1431">
            <text:p>1431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1464">
            <text:p>1464</text:p>
          </table:table-cell>
          <table:table-cell/>
          <table:table-cell office:value-type="string">
            <text:p>R-13</text:p>
          </table:table-cell>
          <table:table-cell office:value-type="float" office:value="1636">
            <text:p>1636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float" office:value="1742">
            <text:p>1742</text:p>
          </table:table-cell>
          <table:table-cell/>
          <table:table-cell office:value-type="string">
            <text:p>R-13</text:p>
          </table:table-cell>
          <table:table-cell office:value-type="float" office:value="1866">
            <text:p>1866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13</text:p>
          </table:table-cell>
          <table:table-cell office:value-type="float" office:value="2097">
            <text:p>2097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2354">
            <text:p>2354</text:p>
          </table:table-cell>
          <table:table-cell/>
          <table:table-cell office:value-type="string">
            <text:p>R-13</text:p>
          </table:table-cell>
          <table:table-cell office:value-type="float" office:value="4421">
            <text:p>442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3625">
            <text:p>3625</text:p>
          </table:table-cell>
          <table:table-cell office:value-type="float" office:value="5161">
            <text:p>5161</text:p>
          </table:table-cell>
          <table:table-cell/>
          <table:table-cell office:value-type="string">
            <text:p>R-13</text:p>
          </table:table-cell>
          <table:table-cell office:value-type="float" office:value="5233">
            <text:p>5233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4819">
            <text:p>4819</text:p>
          </table:table-cell>
          <table:table-cell office:value-type="float" office:value="6640">
            <text:p>6640</text:p>
          </table:table-cell>
          <table:table-cell/>
          <table:table-cell office:value-type="string">
            <text:p>R-13</text:p>
          </table:table-cell>
          <table:table-cell office:value-type="float" office:value="7682">
            <text:p>7682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office:value-type="float" office:value="8303">
            <text:p>8303</text:p>
          </table:table-cell>
          <table:table-cell office:value-type="float" office:value="10254">
            <text:p>1025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640">
            <text:p>1640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4</text:p>
          </table:table-cell>
          <table:table-cell office:value-type="float" office:value="2039">
            <text:p>2039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4</text:p>
          </table:table-cell>
          <table:table-cell office:value-type="float" office:value="2404">
            <text:p>2404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863">
            <text:p>1863</text:p>
          </table:table-cell>
          <table:table-cell/>
          <table:table-cell office:value-type="string">
            <text:p>R-14</text:p>
          </table:table-cell>
          <table:table-cell office:value-type="float" office:value="2731">
            <text:p>2731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14</text:p>
          </table:table-cell>
          <table:table-cell office:value-type="float" office:value="3103">
            <text:p>3103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2435">
            <text:p>2435</text:p>
          </table:table-cell>
          <table:table-cell/>
          <table:table-cell office:value-type="string">
            <text:p>R-14</text:p>
          </table:table-cell>
          <table:table-cell office:value-type="float" office:value="6586">
            <text:p>6586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3079">
            <text:p>3079</text:p>
          </table:table-cell>
          <table:table-cell office:value-type="float" office:value="5176">
            <text:p>5176</text:p>
          </table:table-cell>
          <table:table-cell/>
          <table:table-cell office:value-type="string">
            <text:p>R-14</text:p>
          </table:table-cell>
          <table:table-cell office:value-type="float" office:value="7798">
            <text:p>7798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4029">
            <text:p>4029</text:p>
          </table:table-cell>
          <table:table-cell office:value-type="float" office:value="6691">
            <text:p>6691</text:p>
          </table:table-cell>
          <table:table-cell/>
          <table:table-cell office:value-type="string">
            <text:p>R-14</text:p>
          </table:table-cell>
          <table:table-cell office:value-type="float" office:value="12267">
            <text:p>12267</text:p>
          </table:table-cell>
          <table:table-cell office:value-type="float" office:value="3547">
            <text:p>3547</text:p>
          </table:table-cell>
          <table:table-cell office:value-type="float" office:value="0">
            <text:p>0</text:p>
          </table:table-cell>
          <table:table-cell office:value-type="float" office:value="6340">
            <text:p>6340</text:p>
          </table:table-cell>
          <table:table-cell office:value-type="float" office:value="11037">
            <text:p>1103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640">
            <text:p>164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1552">
            <text:p>155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404">
            <text:p>2404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731">
            <text:p>2731</text:p>
          </table:table-cell>
          <table:table-cell office:value-type="float" office:value="2175">
            <text:p>217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103">
            <text:p>3103</text:p>
          </table:table-cell>
          <table:table-cell office:value-type="float" office:value="2466">
            <text:p>246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586">
            <text:p>6586</text:p>
          </table:table-cell>
          <table:table-cell office:value-type="float" office:value="5081">
            <text:p>508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798">
            <text:p>7798</text:p>
          </table:table-cell>
          <table:table-cell office:value-type="float" office:value="6702">
            <text:p>670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267">
            <text:p>12267</text:p>
          </table:table-cell>
          <table:table-cell office:value-type="float" office:value="11144">
            <text:p>1114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vcs_new</text:p>
          </table:table-cell>
          <table:table-cell table:style-name="ce16"/>
          <table:table-cell table:style-name="ce16" office:value-type="string">
            <text:p>shuffl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165">
            <text:p>1165</text:p>
          </table:table-cell>
          <table:table-cell/>
          <table:table-cell office:value-type="string">
            <text:p>R-0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/>
          <table:table-cell office:value-type="string">
            <text:p>R-0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/>
          <table:table-cell office:value-type="string">
            <text:p>R-0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/>
          <table:table-cell office:value-type="string">
            <text:p>R-0</text:p>
          </table:table-cell>
          <table:table-cell office:value-type="float" office:value="1205">
            <text:p>1205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">
            <text:p>0</text:p>
          </table:table-cell>
          <table:table-cell office:value-type="float" office:value="2667">
            <text:p>2667</text:p>
          </table:table-cell>
          <table:table-cell/>
          <table:table-cell office:value-type="string">
            <text:p>R-0</text:p>
          </table:table-cell>
          <table:table-cell office:value-type="float" office:value="2323">
            <text:p>2323</text:p>
          </table:table-cell>
          <table:table-cell office:value-type="float" office:value="0">
            <text:p>0</text:p>
          </table:table-cell>
          <table:table-cell office:value-type="float" office:value="3998">
            <text:p>3998</text:p>
          </table:table-cell>
          <table:table-cell office:value-type="float" office:value="0">
            <text:p>0</text:p>
          </table:table-cell>
          <table:table-cell office:value-type="float" office:value="5016">
            <text:p>5016</text:p>
          </table:table-cell>
          <table:table-cell/>
          <table:table-cell office:value-type="string">
            <text:p>R-0</text:p>
          </table:table-cell>
          <table:table-cell office:value-type="float" office:value="2939">
            <text:p>2939</text:p>
          </table:table-cell>
          <table:table-cell office:value-type="float" office:value="0">
            <text:p>0</text:p>
          </table:table-cell>
          <table:table-cell office:value-type="float" office:value="5253">
            <text:p>5253</text:p>
          </table:table-cell>
          <table:table-cell office:value-type="float" office:value="0">
            <text:p>0</text:p>
          </table:table-cell>
          <table:table-cell office:value-type="float" office:value="6451">
            <text:p>645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50">
            <text:p>1250</text:p>
          </table:table-cell>
          <table:table-cell office:value-type="float" office:value="825">
            <text:p>825</text:p>
          </table:table-cell>
          <table:table-cell table:number-columns-repeated="2" office:value-type="float" office:value="0">
            <text:p>0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</text:p>
          </table:table-cell>
          <table:table-cell office:value-type="float" office:value="1582">
            <text:p>1582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0">
            <text:p>0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1</text:p>
          </table:table-cell>
          <table:table-cell office:value-type="float" office:value="1906">
            <text:p>1906</text:p>
          </table:table-cell>
          <table:table-cell office:value-type="float" office:value="1274">
            <text:p>1274</text:p>
          </table:table-cell>
          <table:table-cell table:number-columns-repeated="2" office:value-type="float" office:value="0">
            <text:p>0</text:p>
          </table:table-cell>
          <table:table-cell office:value-type="float" office:value="1789">
            <text:p>1789</text:p>
          </table:table-cell>
          <table:table-cell/>
          <table:table-cell office:value-type="string">
            <text:p>R-1</text:p>
          </table:table-cell>
          <table:table-cell office:value-type="float" office:value="2245">
            <text:p>2245</text:p>
          </table:table-cell>
          <table:table-cell office:value-type="float" office:value="1533">
            <text:p>1533</text:p>
          </table:table-cell>
          <table:table-cell table:number-columns-repeated="2" office:value-type="float" office:value="0">
            <text:p>0</text:p>
          </table:table-cell>
          <table:table-cell office:value-type="float" office:value="2062">
            <text:p>2062</text:p>
          </table:table-cell>
          <table:table-cell/>
          <table:table-cell office:value-type="string">
            <text:p>R-1</text:p>
          </table:table-cell>
          <table:table-cell office:value-type="float" office:value="2527">
            <text:p>2527</text:p>
          </table:table-cell>
          <table:table-cell office:value-type="float" office:value="1816">
            <text:p>1816</text:p>
          </table:table-cell>
          <table:table-cell table:number-columns-repeated="2" office:value-type="float" office:value="0">
            <text:p>0</text:p>
          </table:table-cell>
          <table:table-cell office:value-type="float" office:value="2426">
            <text:p>2426</text:p>
          </table:table-cell>
          <table:table-cell/>
          <table:table-cell office:value-type="string">
            <text:p>R-1</text:p>
          </table:table-cell>
          <table:table-cell office:value-type="float" office:value="2836">
            <text:p>2836</text:p>
          </table:table-cell>
          <table:table-cell office:value-type="float" office:value="2082">
            <text:p>2082</text:p>
          </table:table-cell>
          <table:table-cell table:number-columns-repeated="2" office:value-type="float" office:value="0">
            <text:p>0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1</text:p>
          </table:table-cell>
          <table:table-cell office:value-type="float" office:value="5249">
            <text:p>5249</text:p>
          </table:table-cell>
          <table:table-cell office:value-type="float" office:value="3998">
            <text:p>3998</text:p>
          </table:table-cell>
          <table:table-cell table:number-columns-repeated="2" office:value-type="float" office:value="0">
            <text:p>0</text:p>
          </table:table-cell>
          <table:table-cell office:value-type="float" office:value="5066">
            <text:p>5066</text:p>
          </table:table-cell>
          <table:table-cell/>
          <table:table-cell office:value-type="string">
            <text:p>R-1</text:p>
          </table:table-cell>
          <table:table-cell office:value-type="float" office:value="6690">
            <text:p>6690</text:p>
          </table:table-cell>
          <table:table-cell office:value-type="float" office:value="5253">
            <text:p>5253</text:p>
          </table:table-cell>
          <table:table-cell table:number-columns-repeated="2" office:value-type="float" office:value="0">
            <text:p>0</text:p>
          </table:table-cell>
          <table:table-cell office:value-type="float" office:value="6319">
            <text:p>631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74">
            <text:p>74</text:p>
          </table:table-cell>
          <table:table-cell office:value-type="float" office:value="825">
            <text:p>825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2</text:p>
          </table:table-cell>
          <table:table-cell office:value-type="float" office:value="91">
            <text:p>91</text:p>
          </table:table-cell>
          <table:table-cell office:value-type="float" office:value="1029">
            <text:p>1029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float" office:value="1491">
            <text:p>1491</text:p>
          </table:table-cell>
          <table:table-cell/>
          <table:table-cell office:value-type="string">
            <text:p>R-2</text:p>
          </table:table-cell>
          <table:table-cell office:value-type="float" office:value="104">
            <text:p>104</text:p>
          </table:table-cell>
          <table:table-cell office:value-type="float" office:value="1274">
            <text:p>1274</text:p>
          </table:table-cell>
          <table:table-cell office:value-type="float" office:value="2365">
            <text:p>2365</text:p>
          </table:table-cell>
          <table:table-cell office:value-type="float" office:value="0">
            <text:p>0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R-2</text:p>
          </table:table-cell>
          <table:table-cell office:value-type="float" office:value="108">
            <text:p>108</text:p>
          </table:table-cell>
          <table:table-cell office:value-type="float" office:value="1533">
            <text:p>1533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2137">
            <text:p>2137</text:p>
          </table:table-cell>
          <table:table-cell/>
          <table:table-cell office:value-type="string">
            <text:p>R-2</text:p>
          </table:table-cell>
          <table:table-cell office:value-type="float" office:value="112">
            <text:p>112</text:p>
          </table:table-cell>
          <table:table-cell office:value-type="float" office:value="1816">
            <text:p>1816</text:p>
          </table:table-cell>
          <table:table-cell office:value-type="float" office:value="3006">
            <text:p>3006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/>
          <table:table-cell office:value-type="string">
            <text:p>R-2</text:p>
          </table:table-cell>
          <table:table-cell office:value-type="float" office:value="117">
            <text:p>117</text:p>
          </table:table-cell>
          <table:table-cell office:value-type="float" office:value="2082">
            <text:p>2082</text:p>
          </table:table-cell>
          <table:table-cell office:value-type="float" office:value="3316">
            <text:p>3316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/>
          <table:table-cell office:value-type="string">
            <text:p>R-2</text:p>
          </table:table-cell>
          <table:table-cell office:value-type="float" office:value="243">
            <text:p>243</text:p>
          </table:table-cell>
          <table:table-cell office:value-type="float" office:value="3998">
            <text:p>3998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/>
          <table:table-cell office:value-type="string">
            <text:p>R-2</text:p>
          </table:table-cell>
          <table:table-cell office:value-type="float" office:value="279">
            <text:p>279</text:p>
          </table:table-cell>
          <table:table-cell office:value-type="float" office:value="5253">
            <text:p>5253</text:p>
          </table:table-cell>
          <table:table-cell office:value-type="float" office:value="7384">
            <text:p>7384</text:p>
          </table:table-cell>
          <table:table-cell office:value-type="float" office:value="0">
            <text:p>0</text:p>
          </table:table-cell>
          <table:table-cell office:value-type="float" office:value="6411">
            <text:p>64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457">
            <text:p>14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 table:number-columns-repeated="2" office:value-type="float" office:value="0">
            <text:p>0</text:p>
          </table:table-cell>
          <table:table-cell office:value-type="float" office:value="1764">
            <text:p>176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 table:number-columns-repeated="2" office:value-type="float" office:value="0">
            <text:p>0</text:p>
          </table:table-cell>
          <table:table-cell office:value-type="float" office:value="2083">
            <text:p>208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table:number-columns-repeated="2" office:value-type="float" office:value="0">
            <text:p>0</text:p>
          </table:table-cell>
          <table:table-cell office:value-type="float" office:value="2343">
            <text:p>234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table:number-columns-repeated="2" office:value-type="float" office:value="0">
            <text:p>0</text:p>
          </table:table-cell>
          <table:table-cell office:value-type="float" office:value="2659">
            <text:p>265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027">
            <text:p>5027</text:p>
          </table:table-cell>
          <table:table-cell table:number-columns-repeated="2" office:value-type="float" office:value="0">
            <text:p>0</text:p>
          </table:table-cell>
          <table:table-cell office:value-type="float" office:value="4985">
            <text:p>498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316">
            <text:p>6316</text:p>
          </table:table-cell>
          <table:table-cell table:number-columns-repeated="2" office:value-type="float" office:value="0">
            <text:p>0</text:p>
          </table:table-cell>
          <table:table-cell office:value-type="float" office:value="6252">
            <text:p>625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503">
            <text:p>503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4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678">
            <text:p>678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R-4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2714">
            <text:p>2714</text:p>
          </table:table-cell>
          <table:table-cell office:value-type="float" office:value="800">
            <text:p>800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R-4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3190">
            <text:p>3190</text:p>
          </table:table-cell>
          <table:table-cell office:value-type="float" office:value="948">
            <text:p>948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4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3672">
            <text:p>3672</text:p>
          </table:table-cell>
          <table:table-cell office:value-type="float" office:value="1078">
            <text:p>1078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4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4204">
            <text:p>4204</text:p>
          </table:table-cell>
          <table:table-cell office:value-type="float" office:value="1205">
            <text:p>1205</text:p>
          </table:table-cell>
          <table:table-cell office:value-type="float" office:value="2688">
            <text:p>2688</text:p>
          </table:table-cell>
          <table:table-cell/>
          <table:table-cell office:value-type="string">
            <text:p>R-4</text:p>
          </table:table-cell>
          <table:table-cell office:value-type="float" office:value="1987">
            <text:p>1987</text:p>
          </table:table-cell>
          <table:table-cell office:value-type="float" office:value="0">
            <text:p>0</text:p>
          </table:table-cell>
          <table:table-cell office:value-type="float" office:value="7720">
            <text:p>7720</text:p>
          </table:table-cell>
          <table:table-cell office:value-type="float" office:value="2323">
            <text:p>2323</text:p>
          </table:table-cell>
          <table:table-cell office:value-type="float" office:value="4978">
            <text:p>4978</text:p>
          </table:table-cell>
          <table:table-cell/>
          <table:table-cell office:value-type="string">
            <text:p>R-4</text:p>
          </table:table-cell>
          <table:table-cell office:value-type="float" office:value="2675">
            <text:p>2675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2939">
            <text:p>2939</text:p>
          </table:table-cell>
          <table:table-cell office:value-type="float" office:value="6321">
            <text:p>63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451">
            <text:p>451</text:p>
          </table:table-cell>
          <table:table-cell office:value-type="float" office:value="1042">
            <text:p>1042</text:p>
          </table:table-cell>
          <table:table-cell office:value-type="float" office:value="1180">
            <text:p>1180</text:p>
          </table:table-cell>
          <table:table-cell office:value-type="float" office:value="752">
            <text:p>752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5</text:p>
          </table:table-cell>
          <table:table-cell office:value-type="float" office:value="595">
            <text:p>595</text:p>
          </table:table-cell>
          <table:table-cell office:value-type="float" office:value="1281">
            <text:p>1281</text:p>
          </table:table-cell>
          <table:table-cell office:value-type="float" office:value="1463">
            <text:p>1463</text:p>
          </table:table-cell>
          <table:table-cell office:value-type="float" office:value="921">
            <text:p>921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5</text:p>
          </table:table-cell>
          <table:table-cell office:value-type="float" office:value="727">
            <text:p>727</text:p>
          </table:table-cell>
          <table:table-cell office:value-type="float" office:value="1512">
            <text:p>1512</text:p>
          </table:table-cell>
          <table:table-cell office:value-type="float" office:value="1782">
            <text:p>1782</text:p>
          </table:table-cell>
          <table:table-cell office:value-type="float" office:value="1093">
            <text:p>1093</text:p>
          </table:table-cell>
          <table:table-cell office:value-type="float" office:value="1807">
            <text:p>1807</text:p>
          </table:table-cell>
          <table:table-cell/>
          <table:table-cell office:value-type="string">
            <text:p>R-5</text:p>
          </table:table-cell>
          <table:table-cell office:value-type="float" office:value="883">
            <text:p>883</text:p>
          </table:table-cell>
          <table:table-cell office:value-type="float" office:value="1726">
            <text:p>1726</text:p>
          </table:table-cell>
          <table:table-cell office:value-type="float" office:value="2085">
            <text:p>2085</text:p>
          </table:table-cell>
          <table:table-cell office:value-type="float" office:value="1222">
            <text:p>1222</text:p>
          </table:table-cell>
          <table:table-cell office:value-type="float" office:value="2157">
            <text:p>2157</text:p>
          </table:table-cell>
          <table:table-cell/>
          <table:table-cell office:value-type="string">
            <text:p>R-5</text:p>
          </table:table-cell>
          <table:table-cell office:value-type="float" office:value="1050">
            <text:p>1050</text:p>
          </table:table-cell>
          <table:table-cell office:value-type="float" office:value="1890">
            <text:p>1890</text:p>
          </table:table-cell>
          <table:table-cell office:value-type="float" office:value="2391">
            <text:p>2391</text:p>
          </table:table-cell>
          <table:table-cell office:value-type="float" office:value="1460">
            <text:p>1460</text:p>
          </table:table-cell>
          <table:table-cell office:value-type="float" office:value="2459">
            <text:p>2459</text:p>
          </table:table-cell>
          <table:table-cell/>
          <table:table-cell office:value-type="string">
            <text:p>R-5</text:p>
          </table:table-cell>
          <table:table-cell office:value-type="float" office:value="1264">
            <text:p>1264</text:p>
          </table:table-cell>
          <table:table-cell office:value-type="float" office:value="2090">
            <text:p>2090</text:p>
          </table:table-cell>
          <table:table-cell office:value-type="float" office:value="2748">
            <text:p>2748</text:p>
          </table:table-cell>
          <table:table-cell office:value-type="float" office:value="1610">
            <text:p>1610</text:p>
          </table:table-cell>
          <table:table-cell office:value-type="float" office:value="2757">
            <text:p>2757</text:p>
          </table:table-cell>
          <table:table-cell/>
          <table:table-cell office:value-type="string">
            <text:p>R-5</text:p>
          </table:table-cell>
          <table:table-cell office:value-type="float" office:value="2506">
            <text:p>2506</text:p>
          </table:table-cell>
          <table:table-cell office:value-type="float" office:value="3737">
            <text:p>3737</text:p>
          </table:table-cell>
          <table:table-cell office:value-type="float" office:value="5037">
            <text:p>5037</text:p>
          </table:table-cell>
          <table:table-cell office:value-type="float" office:value="2986">
            <text:p>2986</text:p>
          </table:table-cell>
          <table:table-cell office:value-type="float" office:value="5065">
            <text:p>5065</text:p>
          </table:table-cell>
          <table:table-cell/>
          <table:table-cell office:value-type="string">
            <text:p>R-5</text:p>
          </table:table-cell>
          <table:table-cell office:value-type="float" office:value="3327">
            <text:p>3327</text:p>
          </table:table-cell>
          <table:table-cell office:value-type="float" office:value="4501">
            <text:p>4501</text:p>
          </table:table-cell>
          <table:table-cell office:value-type="float" office:value="6050">
            <text:p>6050</text:p>
          </table:table-cell>
          <table:table-cell office:value-type="float" office:value="3659">
            <text:p>3659</text:p>
          </table:table-cell>
          <table:table-cell office:value-type="float" office:value="6372">
            <text:p>637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451">
            <text:p>451</text:p>
          </table:table-cell>
          <table:table-cell office:value-type="float" office:value="1651">
            <text:p>1651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6</text:p>
          </table:table-cell>
          <table:table-cell office:value-type="float" office:value="595">
            <text:p>595</text:p>
          </table:table-cell>
          <table:table-cell office:value-type="float" office:value="2046">
            <text:p>2046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6</text:p>
          </table:table-cell>
          <table:table-cell office:value-type="float" office:value="727">
            <text:p>727</text:p>
          </table:table-cell>
          <table:table-cell office:value-type="float" office:value="2425">
            <text:p>2425</text:p>
          </table:table-cell>
          <table:table-cell office:value-type="float" office:value="2598">
            <text:p>2598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R-6</text:p>
          </table:table-cell>
          <table:table-cell office:value-type="float" office:value="883">
            <text:p>883</text:p>
          </table:table-cell>
          <table:table-cell office:value-type="float" office:value="2786">
            <text:p>2786</text:p>
          </table:table-cell>
          <table:table-cell office:value-type="float" office:value="3030">
            <text:p>3030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6</text:p>
          </table:table-cell>
          <table:table-cell office:value-type="float" office:value="1050">
            <text:p>1050</text:p>
          </table:table-cell>
          <table:table-cell office:value-type="float" office:value="3140">
            <text:p>3140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6</text:p>
          </table:table-cell>
          <table:table-cell office:value-type="float" office:value="1264">
            <text:p>1264</text:p>
          </table:table-cell>
          <table:table-cell office:value-type="float" office:value="3480">
            <text:p>3480</text:p>
          </table:table-cell>
          <table:table-cell office:value-type="float" office:value="3906">
            <text:p>3906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/>
          <table:table-cell office:value-type="string">
            <text:p>R-6</text:p>
          </table:table-cell>
          <table:table-cell office:value-type="float" office:value="2506">
            <text:p>2506</text:p>
          </table:table-cell>
          <table:table-cell office:value-type="float" office:value="6335">
            <text:p>6335</text:p>
          </table:table-cell>
          <table:table-cell office:value-type="float" office:value="7315">
            <text:p>7315</text:p>
          </table:table-cell>
          <table:table-cell office:value-type="float" office:value="0">
            <text:p>0</text:p>
          </table:table-cell>
          <table:table-cell office:value-type="float" office:value="5027">
            <text:p>5027</text:p>
          </table:table-cell>
          <table:table-cell/>
          <table:table-cell office:value-type="string">
            <text:p>R-6</text:p>
          </table:table-cell>
          <table:table-cell office:value-type="float" office:value="3327">
            <text:p>3327</text:p>
          </table:table-cell>
          <table:table-cell office:value-type="float" office:value="7772">
            <text:p>7772</text:p>
          </table:table-cell>
          <table:table-cell office:value-type="float" office:value="8790">
            <text:p>8790</text:p>
          </table:table-cell>
          <table:table-cell office:value-type="float" office:value="0">
            <text:p>0</text:p>
          </table:table-cell>
          <table:table-cell office:value-type="float" office:value="6316">
            <text:p>631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1366">
            <text:p>1366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1859">
            <text:p>185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office:value-type="float" office:value="0">
            <text:p>0</text:p>
          </table:table-cell>
          <table:table-cell office:value-type="float" office:value="2231">
            <text:p>2231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office:value-type="float" office:value="0">
            <text:p>0</text:p>
          </table:table-cell>
          <table:table-cell office:value-type="float" office:value="2542">
            <text:p>2542</text:p>
          </table:table-cell>
          <table:table-cell office:value-type="float" office:value="2727">
            <text:p>272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52">
            <text:p>5052</text:p>
          </table:table-cell>
          <table:table-cell office:value-type="float" office:value="0">
            <text:p>0</text:p>
          </table:table-cell>
          <table:table-cell office:value-type="float" office:value="4742">
            <text:p>4742</text:p>
          </table:table-cell>
          <table:table-cell office:value-type="float" office:value="5013">
            <text:p>50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23">
            <text:p>5923</text:p>
          </table:table-cell>
          <table:table-cell office:value-type="float" office:value="0">
            <text:p>0</text:p>
          </table:table-cell>
          <table:table-cell office:value-type="float" office:value="5973">
            <text:p>5973</text:p>
          </table:table-cell>
          <table:table-cell office:value-type="float" office:value="6321">
            <text:p>63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1003">
            <text:p>1003</text:p>
          </table:table-cell>
          <table:table-cell office:value-type="float" office:value="794">
            <text:p>794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float" office:value="1053">
            <text:p>1053</text:p>
          </table:table-cell>
          <table:table-cell office:value-type="float" office:value="1452">
            <text:p>1452</text:p>
          </table:table-cell>
          <table:table-cell/>
          <table:table-cell office:value-type="string">
            <text:p>R-8</text:p>
          </table:table-cell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294">
            <text:p>1294</text:p>
          </table:table-cell>
          <table:table-cell office:value-type="float" office:value="1751">
            <text:p>1751</text:p>
          </table:table-cell>
          <table:table-cell/>
          <table:table-cell office:value-type="string">
            <text:p>R-8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594">
            <text:p>1594</text:p>
          </table:table-cell>
          <table:table-cell office:value-type="float" office:value="2045">
            <text:p>2045</text:p>
          </table:table-cell>
          <table:table-cell/>
          <table:table-cell office:value-type="string">
            <text:p>R-8</text:p>
          </table:table-cell>
          <table:table-cell office:value-type="float" office:value="1589">
            <text:p>1589</text:p>
          </table:table-cell>
          <table:table-cell office:value-type="float" office:value="0">
            <text:p>0</text:p>
          </table:table-cell>
          <table:table-cell office:value-type="float" office:value="2094">
            <text:p>2094</text:p>
          </table:table-cell>
          <table:table-cell office:value-type="float" office:value="1912">
            <text:p>1912</text:p>
          </table:table-cell>
          <table:table-cell office:value-type="float" office:value="2372">
            <text:p>2372</text:p>
          </table:table-cell>
          <table:table-cell/>
          <table:table-cell office:value-type="string">
            <text:p>R-8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2203">
            <text:p>2203</text:p>
          </table:table-cell>
          <table:table-cell office:value-type="float" office:value="2720">
            <text:p>2720</text:p>
          </table:table-cell>
          <table:table-cell/>
          <table:table-cell office:value-type="string">
            <text:p>R-8</text:p>
          </table:table-cell>
          <table:table-cell office:value-type="float" office:value="2977">
            <text:p>2977</text:p>
          </table:table-cell>
          <table:table-cell office:value-type="float" office:value="0">
            <text:p>0</text:p>
          </table:table-cell>
          <table:table-cell office:value-type="float" office:value="4434">
            <text:p>4434</text:p>
          </table:table-cell>
          <table:table-cell office:value-type="float" office:value="4310">
            <text:p>4310</text:p>
          </table:table-cell>
          <table:table-cell office:value-type="float" office:value="4963">
            <text:p>4963</text:p>
          </table:table-cell>
          <table:table-cell/>
          <table:table-cell office:value-type="string">
            <text:p>R-8</text:p>
          </table:table-cell>
          <table:table-cell office:value-type="float" office:value="3611">
            <text:p>3611</text:p>
          </table:table-cell>
          <table:table-cell office:value-type="float" office:value="0">
            <text:p>0</text:p>
          </table:table-cell>
          <table:table-cell office:value-type="float" office:value="5485">
            <text:p>5485</text:p>
          </table:table-cell>
          <table:table-cell office:value-type="float" office:value="5614">
            <text:p>5614</text:p>
          </table:table-cell>
          <table:table-cell office:value-type="float" office:value="5467">
            <text:p>546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042">
            <text:p>2042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float" office:value="1538">
            <text:p>1538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9</text:p>
          </table:table-cell>
          <table:table-cell office:value-type="float" office:value="2501">
            <text:p>250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514">
            <text:p>1514</text:p>
          </table:table-cell>
          <table:table-cell/>
          <table:table-cell office:value-type="string">
            <text:p>R-9</text:p>
          </table:table-cell>
          <table:table-cell office:value-type="float" office:value="2981">
            <text:p>2981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1786">
            <text:p>1786</text:p>
          </table:table-cell>
          <table:table-cell/>
          <table:table-cell office:value-type="string">
            <text:p>R-9</text:p>
          </table:table-cell>
          <table:table-cell office:value-type="float" office:value="3427">
            <text:p>3427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2556">
            <text:p>2556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9</text:p>
          </table:table-cell>
          <table:table-cell office:value-type="float" office:value="3807">
            <text:p>3807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office:value-type="float" office:value="2885">
            <text:p>2885</text:p>
          </table:table-cell>
          <table:table-cell office:value-type="float" office:value="2399">
            <text:p>2399</text:p>
          </table:table-cell>
          <table:table-cell/>
          <table:table-cell office:value-type="string">
            <text:p>R-9</text:p>
          </table:table-cell>
          <table:table-cell office:value-type="float" office:value="4207">
            <text:p>4207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3243">
            <text:p>3243</text:p>
          </table:table-cell>
          <table:table-cell office:value-type="float" office:value="2718">
            <text:p>2718</text:p>
          </table:table-cell>
          <table:table-cell/>
          <table:table-cell office:value-type="string">
            <text:p>R-9</text:p>
          </table:table-cell>
          <table:table-cell office:value-type="float" office:value="7538">
            <text:p>7538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002">
            <text:p>5002</text:p>
          </table:table-cell>
          <table:table-cell/>
          <table:table-cell office:value-type="string">
            <text:p>R-9</text:p>
          </table:table-cell>
          <table:table-cell office:value-type="float" office:value="8970">
            <text:p>8970</text:p>
          </table:table-cell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 office:value-type="float" office:value="7412">
            <text:p>7412</text:p>
          </table:table-cell>
          <table:table-cell office:value-type="float" office:value="6384">
            <text:p>638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862">
            <text:p>862</text:p>
          </table:table-cell>
          <table:table-cell office:value-type="float" office:value="968">
            <text:p>968</text:p>
          </table:table-cell>
          <table:table-cell office:value-type="float" office:value="1314">
            <text:p>1314</text:p>
          </table:table-cell>
          <table:table-cell office:value-type="float" office:value="609">
            <text:p>609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0</text:p>
          </table:table-cell>
          <table:table-cell office:value-type="float" office:value="1038">
            <text:p>1038</text:p>
          </table:table-cell>
          <table:table-cell office:value-type="float" office:value="1245">
            <text:p>1245</text:p>
          </table:table-cell>
          <table:table-cell office:value-type="float" office:value="1682">
            <text:p>1682</text:p>
          </table:table-cell>
          <table:table-cell office:value-type="float" office:value="765">
            <text:p>765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0</text:p>
          </table:table-cell>
          <table:table-cell office:value-type="float" office:value="1199">
            <text:p>1199</text:p>
          </table:table-cell>
          <table:table-cell office:value-type="float" office:value="1487">
            <text:p>1487</text:p>
          </table:table-cell>
          <table:table-cell office:value-type="float" office:value="2005">
            <text:p>2005</text:p>
          </table:table-cell>
          <table:table-cell office:value-type="float" office:value="913">
            <text:p>913</text:p>
          </table:table-cell>
          <table:table-cell office:value-type="float" office:value="1782">
            <text:p>1782</text:p>
          </table:table-cell>
          <table:table-cell/>
          <table:table-cell office:value-type="string">
            <text:p>R-10</text:p>
          </table:table-cell>
          <table:table-cell office:value-type="float" office:value="1342">
            <text:p>1342</text:p>
          </table:table-cell>
          <table:table-cell office:value-type="float" office:value="1779">
            <text:p>1779</text:p>
          </table:table-cell>
          <table:table-cell office:value-type="float" office:value="2348">
            <text:p>2348</text:p>
          </table:table-cell>
          <table:table-cell office:value-type="float" office:value="1060">
            <text:p>1060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10</text:p>
          </table:table-cell>
          <table:table-cell office:value-type="float" office:value="1416">
            <text:p>1416</text:p>
          </table:table-cell>
          <table:table-cell office:value-type="float" office:value="2003">
            <text:p>2003</text:p>
          </table:table-cell>
          <table:table-cell office:value-type="float" office:value="2658">
            <text:p>2658</text:p>
          </table:table-cell>
          <table:table-cell office:value-type="float" office:value="1250">
            <text:p>1250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10</text:p>
          </table:table-cell>
          <table:table-cell office:value-type="float" office:value="1459">
            <text:p>1459</text:p>
          </table:table-cell>
          <table:table-cell office:value-type="float" office:value="2242">
            <text:p>2242</text:p>
          </table:table-cell>
          <table:table-cell office:value-type="float" office:value="3031">
            <text:p>3031</text:p>
          </table:table-cell>
          <table:table-cell office:value-type="float" office:value="1390">
            <text:p>1390</text:p>
          </table:table-cell>
          <table:table-cell office:value-type="float" office:value="2748">
            <text:p>2748</text:p>
          </table:table-cell>
          <table:table-cell/>
          <table:table-cell office:value-type="string">
            <text:p>R-10</text:p>
          </table:table-cell>
          <table:table-cell office:value-type="float" office:value="2501">
            <text:p>2501</text:p>
          </table:table-cell>
          <table:table-cell office:value-type="float" office:value="4144">
            <text:p>4144</text:p>
          </table:table-cell>
          <table:table-cell office:value-type="float" office:value="5638">
            <text:p>5638</text:p>
          </table:table-cell>
          <table:table-cell office:value-type="float" office:value="2598">
            <text:p>2598</text:p>
          </table:table-cell>
          <table:table-cell office:value-type="float" office:value="5037">
            <text:p>5037</text:p>
          </table:table-cell>
          <table:table-cell/>
          <table:table-cell office:value-type="string">
            <text:p>R-10</text:p>
          </table:table-cell>
          <table:table-cell office:value-type="float" office:value="2920">
            <text:p>2920</text:p>
          </table:table-cell>
          <table:table-cell office:value-type="float" office:value="5153">
            <text:p>5153</text:p>
          </table:table-cell>
          <table:table-cell office:value-type="float" office:value="6738">
            <text:p>6738</text:p>
          </table:table-cell>
          <table:table-cell office:value-type="float" office:value="3271">
            <text:p>3271</text:p>
          </table:table-cell>
          <table:table-cell office:value-type="float" office:value="6050">
            <text:p>605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210">
            <text:p>121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1517">
            <text:p>1517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209">
            <text:p>3209</text:p>
          </table:table-cell>
          <table:table-cell office:value-type="float" office:value="2100">
            <text:p>210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2693">
            <text:p>2693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249">
            <text:p>7249</text:p>
          </table:table-cell>
          <table:table-cell office:value-type="float" office:value="5090">
            <text:p>509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8967">
            <text:p>8967</text:p>
          </table:table-cell>
          <table:table-cell office:value-type="float" office:value="6435">
            <text:p>643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677">
            <text:p>677</text:p>
          </table:table-cell>
          <table:table-cell table:number-columns-repeated="2"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2</text:p>
          </table:table-cell>
          <table:table-cell office:value-type="float" office:value="857">
            <text:p>857</text:p>
          </table:table-cell>
          <table:table-cell table:number-columns-repeated="2"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12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R-12</text:p>
          </table:table-cell>
          <table:table-cell office:value-type="float" office:value="1169">
            <text:p>1169</text:p>
          </table:table-cell>
          <table:table-cell table:number-columns-repeated="2" office:value-type="float" office:value="0">
            <text:p>0</text:p>
          </table:table-cell>
          <table:table-cell office:value-type="float" office:value="938">
            <text:p>938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12</text:p>
          </table:table-cell>
          <table:table-cell office:value-type="float" office:value="1324">
            <text:p>1324</text:p>
          </table:table-cell>
          <table:table-cell table:number-columns-repeated="2"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2</text:p>
          </table:table-cell>
          <table:table-cell office:value-type="float" office:value="1515">
            <text:p>1515</text:p>
          </table:table-cell>
          <table:table-cell table:number-columns-repeated="2"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2678">
            <text:p>2678</text:p>
          </table:table-cell>
          <table:table-cell/>
          <table:table-cell office:value-type="string">
            <text:p>R-12</text:p>
          </table:table-cell>
          <table:table-cell office:value-type="float" office:value="2781">
            <text:p>2781</text:p>
          </table:table-cell>
          <table:table-cell table:number-columns-repeated="2" office:value-type="float" office:value="0">
            <text:p>0</text:p>
          </table:table-cell>
          <table:table-cell office:value-type="float" office:value="2221">
            <text:p>2221</text:p>
          </table:table-cell>
          <table:table-cell office:value-type="float" office:value="5020">
            <text:p>5020</text:p>
          </table:table-cell>
          <table:table-cell/>
          <table:table-cell office:value-type="string">
            <text:p>R-12</text:p>
          </table:table-cell>
          <table:table-cell office:value-type="float" office:value="3478">
            <text:p>3478</text:p>
          </table:table-cell>
          <table:table-cell table:number-columns-repeated="2" office:value-type="float" office:value="0">
            <text:p>0</text:p>
          </table:table-cell>
          <table:table-cell office:value-type="float" office:value="2906">
            <text:p>2906</text:p>
          </table:table-cell>
          <table:table-cell office:value-type="float" office:value="6300">
            <text:p>63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989">
            <text:p>989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13</text:p>
          </table:table-cell>
          <table:table-cell office:value-type="float" office:value="1250">
            <text:p>125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13</text:p>
          </table:table-cell>
          <table:table-cell office:value-type="float" office:value="1588">
            <text:p>1588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737">
            <text:p>1737</text:p>
          </table:table-cell>
          <table:table-cell/>
          <table:table-cell office:value-type="string">
            <text:p>R-13</text:p>
          </table:table-cell>
          <table:table-cell office:value-type="float" office:value="1850">
            <text:p>1850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2041">
            <text:p>2041</text:p>
          </table:table-cell>
          <table:table-cell/>
          <table:table-cell office:value-type="string">
            <text:p>R-13</text:p>
          </table:table-cell>
          <table:table-cell office:value-type="float" office:value="2159">
            <text:p>2159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office:value-type="float" office:value="2303">
            <text:p>2303</text:p>
          </table:table-cell>
          <table:table-cell/>
          <table:table-cell office:value-type="string">
            <text:p>R-13</text:p>
          </table:table-cell>
          <table:table-cell office:value-type="float" office:value="2512">
            <text:p>2512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2650">
            <text:p>2650</text:p>
          </table:table-cell>
          <table:table-cell/>
          <table:table-cell office:value-type="string">
            <text:p>R-13</text:p>
          </table:table-cell>
          <table:table-cell office:value-type="float" office:value="4825">
            <text:p>482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3046">
            <text:p>3046</text:p>
          </table:table-cell>
          <table:table-cell office:value-type="float" office:value="5070">
            <text:p>5070</text:p>
          </table:table-cell>
          <table:table-cell/>
          <table:table-cell office:value-type="string">
            <text:p>R-13</text:p>
          </table:table-cell>
          <table:table-cell office:value-type="float" office:value="6161">
            <text:p>6161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6303">
            <text:p>630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989">
            <text:p>989</text:p>
          </table:table-cell>
          <table:table-cell office:value-type="float" office:value="1339">
            <text:p>1339</text:p>
          </table:table-cell>
          <table:table-cell table:number-columns-repeated="2" office:value-type="float" office:value="0">
            <text:p>0</text:p>
          </table:table-cell>
          <table:table-cell office:value-type="float" office:value="1128">
            <text:p>1128</text:p>
          </table:table-cell>
          <table:table-cell/>
          <table:table-cell office:value-type="string">
            <text:p>R-14</text:p>
          </table:table-cell>
          <table:table-cell office:value-type="float" office:value="1250">
            <text:p>1250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">
            <text:p>0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14</text:p>
          </table:table-cell>
          <table:table-cell office:value-type="float" office:value="1588">
            <text:p>1588</text:p>
          </table:table-cell>
          <table:table-cell office:value-type="float" office:value="1995">
            <text:p>1995</text:p>
          </table:table-cell>
          <table:table-cell table:number-columns-repeated="2" office:value-type="float" office:value="0">
            <text:p>0</text:p>
          </table:table-cell>
          <table:table-cell office:value-type="float" office:value="1747">
            <text:p>1747</text:p>
          </table:table-cell>
          <table:table-cell/>
          <table:table-cell office:value-type="string">
            <text:p>R-14</text:p>
          </table:table-cell>
          <table:table-cell office:value-type="float" office:value="1850">
            <text:p>1850</text:p>
          </table:table-cell>
          <table:table-cell office:value-type="float" office:value="2318">
            <text:p>2318</text:p>
          </table:table-cell>
          <table:table-cell table:number-columns-repeated="2" office:value-type="float" office:value="0">
            <text:p>0</text:p>
          </table:table-cell>
          <table:table-cell office:value-type="float" office:value="2071">
            <text:p>2071</text:p>
          </table:table-cell>
          <table:table-cell/>
          <table:table-cell office:value-type="string">
            <text:p>R-14</text:p>
          </table:table-cell>
          <table:table-cell office:value-type="float" office:value="2159">
            <text:p>2159</text:p>
          </table:table-cell>
          <table:table-cell office:value-type="float" office:value="2612">
            <text:p>2612</text:p>
          </table:table-cell>
          <table:table-cell table:number-columns-repeated="2" office:value-type="float" office:value="0">
            <text:p>0</text:p>
          </table:table-cell>
          <table:table-cell office:value-type="float" office:value="2349">
            <text:p>2349</text:p>
          </table:table-cell>
          <table:table-cell/>
          <table:table-cell office:value-type="string">
            <text:p>R-14</text:p>
          </table:table-cell>
          <table:table-cell office:value-type="float" office:value="2512">
            <text:p>2512</text:p>
          </table:table-cell>
          <table:table-cell office:value-type="float" office:value="2969">
            <text:p>2969</text:p>
          </table:table-cell>
          <table:table-cell table:number-columns-repeated="2" office:value-type="float" office:value="0">
            <text:p>0</text:p>
          </table:table-cell>
          <table:table-cell office:value-type="float" office:value="2712">
            <text:p>2712</text:p>
          </table:table-cell>
          <table:table-cell/>
          <table:table-cell office:value-type="string">
            <text:p>R-14</text:p>
          </table:table-cell>
          <table:table-cell office:value-type="float" office:value="4825">
            <text:p>4825</text:p>
          </table:table-cell>
          <table:table-cell office:value-type="float" office:value="5656">
            <text:p>5656</text:p>
          </table:table-cell>
          <table:table-cell table:number-columns-repeated="2" office:value-type="float" office:value="0">
            <text:p>0</text:p>
          </table:table-cell>
          <table:table-cell office:value-type="float" office:value="5052">
            <text:p>5052</text:p>
          </table:table-cell>
          <table:table-cell/>
          <table:table-cell office:value-type="string">
            <text:p>R-14</text:p>
          </table:table-cell>
          <table:table-cell office:value-type="float" office:value="6161">
            <text:p>6161</text:p>
          </table:table-cell>
          <table:table-cell office:value-type="float" office:value="7118">
            <text:p>7118</text:p>
          </table:table-cell>
          <table:table-cell table:number-columns-repeated="2" office:value-type="float" office:value="0">
            <text:p>0</text:p>
          </table:table-cell>
          <table:table-cell office:value-type="float" office:value="5923">
            <text:p>592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50">
            <text:p>155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588">
            <text:p>1588</text:p>
          </table:table-cell>
          <table:table-cell office:value-type="float" office:value="1855">
            <text:p>185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50">
            <text:p>185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159">
            <text:p>2159</text:p>
          </table:table-cell>
          <table:table-cell office:value-type="float" office:value="2436">
            <text:p>243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512">
            <text:p>2512</text:p>
          </table:table-cell>
          <table:table-cell office:value-type="float" office:value="2738">
            <text:p>273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825">
            <text:p>4825</text:p>
          </table:table-cell>
          <table:table-cell office:value-type="float" office:value="5037">
            <text:p>503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161">
            <text:p>6161</text:p>
          </table:table-cell>
          <table:table-cell office:value-type="float" office:value="6362">
            <text:p>6362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flits_vcs_new</text:p>
          </table:table-cell>
          <table:table-cell table:style-name="ce16"/>
          <table:table-cell table:style-name="ce16" office:value-type="string">
            <text:p>tornado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6" office:value-type="string">
            <text:p>injection rate</text:p>
          </table:table-cell>
          <table:table-cell table:number-columns-repeated="2"/>
          <table:table-cell table:style-name="ce16" office:value-type="float" office:value="0.2">
            <text:p>0.2</text:p>
          </table:table-cell>
          <table:table-cell table:number-columns-repeated="7"/>
          <table:table-cell table:style-name="ce16" office:value-type="float" office:value="0.25">
            <text:p>0.25</text:p>
          </table:table-cell>
          <table:table-cell table:number-columns-repeated="6"/>
          <table:table-cell table:style-name="ce16" office:value-type="float" office:value="0.3">
            <text:p>0.3</text:p>
          </table:table-cell>
          <table:table-cell table:number-columns-repeated="6"/>
          <table:table-cell table:style-name="ce16" office:value-type="float" office:value="0.35">
            <text:p>0.35</text:p>
          </table:table-cell>
          <table:table-cell table:number-columns-repeated="6"/>
          <table:table-cell table:style-name="ce16" office:value-type="float" office:value="0.4">
            <text:p>0.4</text:p>
          </table:table-cell>
          <table:table-cell table:number-columns-repeated="6"/>
          <table:table-cell table:style-name="ce16" office:value-type="float" office:value="0.45">
            <text:p>0.45</text:p>
          </table:table-cell>
          <table:table-cell table:number-columns-repeated="6"/>
          <table:table-cell table:style-name="ce16" office:value-type="float" office:value="0.5">
            <text:p>0.5</text:p>
          </table:table-cell>
          <table:table-cell table:number-columns-repeated="6"/>
          <table:table-cell table:style-name="ce16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/>
          <table:table-cell office:value-type="string">
            <text:p>R-0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1685">
            <text:p>1685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/>
          <table:table-cell office:value-type="string">
            <text:p>R-0</text:p>
          </table:table-cell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R-0</text:p>
          </table:table-cell>
          <table:table-cell office:value-type="float" office:value="1697">
            <text:p>1697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/>
          <table:table-cell office:value-type="string">
            <text:p>R-0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 office:value-type="float" office:value="2461">
            <text:p>2461</text:p>
          </table:table-cell>
          <table:table-cell/>
          <table:table-cell office:value-type="string">
            <text:p>R-0</text:p>
          </table:table-cell>
          <table:table-cell office:value-type="float" office:value="2201">
            <text:p>2201</text:p>
          </table:table-cell>
          <table:table-cell office:value-type="float" office:value="0">
            <text:p>0</text:p>
          </table:table-cell>
          <table:table-cell office:value-type="float" office:value="2969">
            <text:p>2969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0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5651">
            <text:p>5651</text:p>
          </table:table-cell>
          <table:table-cell office:value-type="float" office:value="0">
            <text:p>0</text:p>
          </table:table-cell>
          <table:table-cell office:value-type="float" office:value="5483">
            <text:p>5483</text:p>
          </table:table-cell>
          <table:table-cell/>
          <table:table-cell office:value-type="string">
            <text:p>R-0</text:p>
          </table:table-cell>
          <table:table-cell office:value-type="float" office:value="6715">
            <text:p>6715</text:p>
          </table:table-cell>
          <table:table-cell office:value-type="float" office:value="0">
            <text:p>0</text:p>
          </table:table-cell>
          <table:table-cell office:value-type="float" office:value="6537">
            <text:p>6537</text:p>
          </table:table-cell>
          <table:table-cell office:value-type="float" office:value="0">
            <text:p>0</text:p>
          </table:table-cell>
          <table:table-cell office:value-type="float" office:value="7321">
            <text:p>7321</text:p>
          </table:table-cell>
          <table:table-cell/>
          <table:table-cell office:value-type="string">
            <text:p>R-0</text:p>
          </table:table-cell>
          <table:table-cell office:value-type="float" office:value="8819">
            <text:p>8819</text:p>
          </table:table-cell>
          <table:table-cell office:value-type="float" office:value="0">
            <text:p>0</text:p>
          </table:table-cell>
          <table:table-cell office:value-type="float" office:value="7824">
            <text:p>7824</text:p>
          </table:table-cell>
          <table:table-cell office:value-type="float" office:value="0">
            <text:p>0</text:p>
          </table:table-cell>
          <table:table-cell office:value-type="float" office:value="10220">
            <text:p>10220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11">
            <text:p>1211</text:p>
          </table:table-cell>
          <table:table-cell office:value-type="float" office:value="874">
            <text:p>874</text:p>
          </table:table-cell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1</text:p>
          </table:table-cell>
          <table:table-cell office:value-type="float" office:value="1518">
            <text:p>1518</text:p>
          </table:table-cell>
          <table:table-cell office:value-type="float" office:value="1137">
            <text:p>1137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1</text:p>
          </table:table-cell>
          <table:table-cell office:value-type="float" office:value="1854">
            <text:p>1854</text:p>
          </table:table-cell>
          <table:table-cell office:value-type="float" office:value="1430">
            <text:p>1430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1775">
            <text:p>1775</text:p>
          </table:table-cell>
          <table:table-cell/>
          <table:table-cell office:value-type="string">
            <text:p>R-1</text:p>
          </table:table-cell>
          <table:table-cell office:value-type="float" office:value="2142">
            <text:p>2142</text:p>
          </table:table-cell>
          <table:table-cell office:value-type="float" office:value="1702">
            <text:p>1702</text:p>
          </table:table-cell>
          <table:table-cell office:value-type="float" office:value="2992">
            <text:p>2992</text:p>
          </table:table-cell>
          <table:table-cell office:value-type="float" office:value="0">
            <text:p>0</text:p>
          </table:table-cell>
          <table:table-cell office:value-type="float" office:value="2128">
            <text:p>2128</text:p>
          </table:table-cell>
          <table:table-cell/>
          <table:table-cell office:value-type="string">
            <text:p>R-1</text:p>
          </table:table-cell>
          <table:table-cell office:value-type="float" office:value="2406">
            <text:p>2406</text:p>
          </table:table-cell>
          <table:table-cell office:value-type="float" office:value="1996">
            <text:p>1996</text:p>
          </table:table-cell>
          <table:table-cell office:value-type="float" office:value="3404">
            <text:p>3404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/>
          <table:table-cell office:value-type="string">
            <text:p>R-1</text:p>
          </table:table-cell>
          <table:table-cell office:value-type="float" office:value="2669">
            <text:p>2669</text:p>
          </table:table-cell>
          <table:table-cell office:value-type="float" office:value="2323">
            <text:p>2323</text:p>
          </table:table-cell>
          <table:table-cell office:value-type="float" office:value="3938">
            <text:p>3938</text:p>
          </table:table-cell>
          <table:table-cell office:value-type="float" office:value="0">
            <text:p>0</text:p>
          </table:table-cell>
          <table:table-cell office:value-type="float" office:value="2714">
            <text:p>2714</text:p>
          </table:table-cell>
          <table:table-cell/>
          <table:table-cell office:value-type="string">
            <text:p>R-1</text:p>
          </table:table-cell>
          <table:table-cell office:value-type="float" office:value="5079">
            <text:p>5079</text:p>
          </table:table-cell>
          <table:table-cell office:value-type="float" office:value="4795">
            <text:p>4795</text:p>
          </table:table-cell>
          <table:table-cell office:value-type="float" office:value="7913">
            <text:p>7913</text:p>
          </table:table-cell>
          <table:table-cell office:value-type="float" office:value="0">
            <text:p>0</text:p>
          </table:table-cell>
          <table:table-cell office:value-type="float" office:value="5450">
            <text:p>5450</text:p>
          </table:table-cell>
          <table:table-cell/>
          <table:table-cell office:value-type="string">
            <text:p>R-1</text:p>
          </table:table-cell>
          <table:table-cell office:value-type="float" office:value="5471">
            <text:p>5471</text:p>
          </table:table-cell>
          <table:table-cell office:value-type="float" office:value="6557">
            <text:p>6557</text:p>
          </table:table-cell>
          <table:table-cell office:value-type="float" office:value="9880">
            <text:p>9880</text:p>
          </table:table-cell>
          <table:table-cell office:value-type="float" office:value="0">
            <text:p>0</text:p>
          </table:table-cell>
          <table:table-cell office:value-type="float" office:value="7261">
            <text:p>7261</text:p>
          </table:table-cell>
          <table:table-cell/>
          <table:table-cell office:value-type="string">
            <text:p>R-1</text:p>
          </table:table-cell>
          <table:table-cell office:value-type="float" office:value="6027">
            <text:p>6027</text:p>
          </table:table-cell>
          <table:table-cell office:value-type="float" office:value="8351">
            <text:p>8351</text:p>
          </table:table-cell>
          <table:table-cell office:value-type="float" office:value="12788">
            <text:p>12788</text:p>
          </table:table-cell>
          <table:table-cell office:value-type="float" office:value="0">
            <text:p>0</text:p>
          </table:table-cell>
          <table:table-cell office:value-type="float" office:value="10241">
            <text:p>10241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955">
            <text:p>955</text:p>
          </table:table-cell>
          <table:table-cell office:value-type="float" office:value="874">
            <text:p>874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211">
            <text:p>1211</text:p>
          </table:table-cell>
          <table:table-cell/>
          <table:table-cell office:value-type="string">
            <text:p>R-2</text:p>
          </table:table-cell>
          <table:table-cell office:value-type="float" office:value="1236">
            <text:p>1236</text:p>
          </table:table-cell>
          <table:table-cell office:value-type="float" office:value="1137">
            <text:p>1137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2</text:p>
          </table:table-cell>
          <table:table-cell office:value-type="float" office:value="1478">
            <text:p>1478</text:p>
          </table:table-cell>
          <table:table-cell office:value-type="float" office:value="1430">
            <text:p>1430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2</text:p>
          </table:table-cell>
          <table:table-cell office:value-type="float" office:value="1730">
            <text:p>1730</text:p>
          </table:table-cell>
          <table:table-cell office:value-type="float" office:value="1702">
            <text:p>1702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2142">
            <text:p>2142</text:p>
          </table:table-cell>
          <table:table-cell/>
          <table:table-cell office:value-type="string">
            <text:p>R-2</text:p>
          </table:table-cell>
          <table:table-cell office:value-type="float" office:value="2012">
            <text:p>2012</text:p>
          </table:table-cell>
          <table:table-cell office:value-type="float" office:value="1996">
            <text:p>1996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2</text:p>
          </table:table-cell>
          <table:table-cell office:value-type="float" office:value="2295">
            <text:p>2295</text:p>
          </table:table-cell>
          <table:table-cell office:value-type="float" office:value="2323">
            <text:p>2323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 office:value-type="float" office:value="2669">
            <text:p>2669</text:p>
          </table:table-cell>
          <table:table-cell/>
          <table:table-cell office:value-type="string">
            <text:p>R-2</text:p>
          </table:table-cell>
          <table:table-cell office:value-type="float" office:value="4668">
            <text:p>4668</text:p>
          </table:table-cell>
          <table:table-cell office:value-type="float" office:value="4795">
            <text:p>4795</text:p>
          </table:table-cell>
          <table:table-cell office:value-type="float" office:value="4341">
            <text:p>4341</text:p>
          </table:table-cell>
          <table:table-cell office:value-type="float" office:value="0">
            <text:p>0</text:p>
          </table:table-cell>
          <table:table-cell office:value-type="float" office:value="5079">
            <text:p>5079</text:p>
          </table:table-cell>
          <table:table-cell/>
          <table:table-cell office:value-type="string">
            <text:p>R-2</text:p>
          </table:table-cell>
          <table:table-cell office:value-type="float" office:value="6692">
            <text:p>6692</text:p>
          </table:table-cell>
          <table:table-cell office:value-type="float" office:value="6557">
            <text:p>6557</text:p>
          </table:table-cell>
          <table:table-cell office:value-type="float" office:value="5456">
            <text:p>5456</text:p>
          </table:table-cell>
          <table:table-cell office:value-type="float" office:value="0">
            <text:p>0</text:p>
          </table:table-cell>
          <table:table-cell office:value-type="float" office:value="5471">
            <text:p>5471</text:p>
          </table:table-cell>
          <table:table-cell/>
          <table:table-cell office:value-type="string">
            <text:p>R-2</text:p>
          </table:table-cell>
          <table:table-cell office:value-type="float" office:value="9822">
            <text:p>9822</text:p>
          </table:table-cell>
          <table:table-cell office:value-type="float" office:value="8351">
            <text:p>8351</text:p>
          </table:table-cell>
          <table:table-cell office:value-type="float" office:value="5131">
            <text:p>5131</text:p>
          </table:table-cell>
          <table:table-cell office:value-type="float" office:value="0">
            <text:p>0</text:p>
          </table:table-cell>
          <table:table-cell office:value-type="float" office:value="6027">
            <text:p>6027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4">
            <text:p>1814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1371">
            <text:p>1371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63">
            <text:p>2363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2360">
            <text:p>236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2782">
            <text:p>278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442">
            <text:p>5442</text:p>
          </table:table-cell>
          <table:table-cell office:value-type="float" office:value="3792">
            <text:p>3792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312">
            <text:p>7312</text:p>
          </table:table-cell>
          <table:table-cell office:value-type="float" office:value="5935">
            <text:p>5935</text:p>
          </table:table-cell>
          <table:table-cell office:value-type="float" office:value="0">
            <text:p>0</text:p>
          </table:table-cell>
          <table:table-cell office:value-type="float" office:value="7142">
            <text:p>71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023">
            <text:p>8023</text:p>
          </table:table-cell>
          <table:table-cell office:value-type="float" office:value="9391">
            <text:p>9391</text:p>
          </table:table-cell>
          <table:table-cell office:value-type="float" office:value="0">
            <text:p>0</text:p>
          </table:table-cell>
          <table:table-cell office:value-type="float" office:value="10217">
            <text:p>10217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211">
            <text:p>1211</text:p>
          </table:table-cell>
          <table:table-cell office:value-type="float" office:value="1411">
            <text:p>1411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4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office:value-type="float" office:value="1761">
            <text:p>1761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4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891">
            <text:p>1891</text:p>
          </table:table-cell>
          <table:table-cell office:value-type="float" office:value="2052">
            <text:p>2052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R-4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152">
            <text:p>2152</text:p>
          </table:table-cell>
          <table:table-cell office:value-type="float" office:value="2365">
            <text:p>2365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4</text:p>
          </table:table-cell>
          <table:table-cell office:value-type="float" office:value="2456">
            <text:p>2456</text:p>
          </table:table-cell>
          <table:table-cell office:value-type="float" office:value="0">
            <text:p>0</text:p>
          </table:table-cell>
          <table:table-cell office:value-type="float" office:value="2495">
            <text:p>2495</text:p>
          </table:table-cell>
          <table:table-cell office:value-type="float" office:value="2569">
            <text:p>2569</text:p>
          </table:table-cell>
          <table:table-cell office:value-type="float" office:value="2363">
            <text:p>2363</text:p>
          </table:table-cell>
          <table:table-cell/>
          <table:table-cell office:value-type="string">
            <text:p>R-4</text:p>
          </table:table-cell>
          <table:table-cell office:value-type="float" office:value="2847">
            <text:p>2847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float" office:value="2824">
            <text:p>2824</text:p>
          </table:table-cell>
          <table:table-cell office:value-type="float" office:value="2717">
            <text:p>2717</text:p>
          </table:table-cell>
          <table:table-cell/>
          <table:table-cell office:value-type="string">
            <text:p>R-4</text:p>
          </table:table-cell>
          <table:table-cell office:value-type="float" office:value="5773">
            <text:p>5773</text:p>
          </table:table-cell>
          <table:table-cell office:value-type="float" office:value="0">
            <text:p>0</text:p>
          </table:table-cell>
          <table:table-cell office:value-type="float" office:value="5454">
            <text:p>5454</text:p>
          </table:table-cell>
          <table:table-cell office:value-type="float" office:value="5557">
            <text:p>5557</text:p>
          </table:table-cell>
          <table:table-cell office:value-type="float" office:value="5442">
            <text:p>5442</text:p>
          </table:table-cell>
          <table:table-cell/>
          <table:table-cell office:value-type="string">
            <text:p>R-4</text:p>
          </table:table-cell>
          <table:table-cell office:value-type="float" office:value="7530">
            <text:p>7530</text:p>
          </table:table-cell>
          <table:table-cell office:value-type="float" office:value="0">
            <text:p>0</text:p>
          </table:table-cell>
          <table:table-cell office:value-type="float" office:value="6439">
            <text:p>6439</text:p>
          </table:table-cell>
          <table:table-cell office:value-type="float" office:value="6755">
            <text:p>6755</text:p>
          </table:table-cell>
          <table:table-cell office:value-type="float" office:value="7312">
            <text:p>7312</text:p>
          </table:table-cell>
          <table:table-cell/>
          <table:table-cell office:value-type="string">
            <text:p>R-4</text:p>
          </table:table-cell>
          <table:table-cell office:value-type="float" office:value="10014">
            <text:p>10014</text:p>
          </table:table-cell>
          <table:table-cell office:value-type="float" office:value="0">
            <text:p>0</text:p>
          </table:table-cell>
          <table:table-cell office:value-type="float" office:value="7271">
            <text:p>7271</text:p>
          </table:table-cell>
          <table:table-cell office:value-type="float" office:value="9074">
            <text:p>9074</text:p>
          </table:table-cell>
          <table:table-cell office:value-type="float" office:value="8023">
            <text:p>8023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5">
            <text:p>1175</text:p>
          </table:table-cell>
          <table:table-cell office:value-type="float" office:value="1225">
            <text:p>1225</text:p>
          </table:table-cell>
          <table:table-cell office:value-type="float" office:value="1676">
            <text:p>1676</text:p>
          </table:table-cell>
          <table:table-cell office:value-type="float" office:value="2022">
            <text:p>2022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5</text:p>
          </table:table-cell>
          <table:table-cell office:value-type="float" office:value="1491">
            <text:p>1491</text:p>
          </table:table-cell>
          <table:table-cell office:value-type="float" office:value="1563">
            <text:p>1563</text:p>
          </table:table-cell>
          <table:table-cell office:value-type="float" office:value="2087">
            <text:p>2087</text:p>
          </table:table-cell>
          <table:table-cell office:value-type="float" office:value="2505">
            <text:p>2505</text:p>
          </table:table-cell>
          <table:table-cell office:value-type="float" office:value="1502">
            <text:p>1502</text:p>
          </table:table-cell>
          <table:table-cell/>
          <table:table-cell office:value-type="string">
            <text:p>R-5</text:p>
          </table:table-cell>
          <table:table-cell office:value-type="float" office:value="1807">
            <text:p>1807</text:p>
          </table:table-cell>
          <table:table-cell office:value-type="float" office:value="1848">
            <text:p>1848</text:p>
          </table:table-cell>
          <table:table-cell office:value-type="float" office:value="2476">
            <text:p>2476</text:p>
          </table:table-cell>
          <table:table-cell office:value-type="float" office:value="2968">
            <text:p>2968</text:p>
          </table:table-cell>
          <table:table-cell office:value-type="float" office:value="1790">
            <text:p>1790</text:p>
          </table:table-cell>
          <table:table-cell/>
          <table:table-cell office:value-type="string">
            <text:p>R-5</text:p>
          </table:table-cell>
          <table:table-cell office:value-type="float" office:value="2107">
            <text:p>2107</text:p>
          </table:table-cell>
          <table:table-cell office:value-type="float" office:value="2138">
            <text:p>2138</text:p>
          </table:table-cell>
          <table:table-cell office:value-type="float" office:value="2902">
            <text:p>2902</text:p>
          </table:table-cell>
          <table:table-cell office:value-type="float" office:value="3458">
            <text:p>3458</text:p>
          </table:table-cell>
          <table:table-cell office:value-type="float" office:value="2088">
            <text:p>2088</text:p>
          </table:table-cell>
          <table:table-cell/>
          <table:table-cell office:value-type="string">
            <text:p>R-5</text:p>
          </table:table-cell>
          <table:table-cell office:value-type="float" office:value="2406">
            <text:p>2406</text:p>
          </table:table-cell>
          <table:table-cell office:value-type="float" office:value="2457">
            <text:p>2457</text:p>
          </table:table-cell>
          <table:table-cell office:value-type="float" office:value="3370">
            <text:p>3370</text:p>
          </table:table-cell>
          <table:table-cell office:value-type="float" office:value="3884">
            <text:p>3884</text:p>
          </table:table-cell>
          <table:table-cell office:value-type="float" office:value="2388">
            <text:p>2388</text:p>
          </table:table-cell>
          <table:table-cell/>
          <table:table-cell office:value-type="string">
            <text:p>R-5</text:p>
          </table:table-cell>
          <table:table-cell office:value-type="float" office:value="2774">
            <text:p>2774</text:p>
          </table:table-cell>
          <table:table-cell office:value-type="float" office:value="2741">
            <text:p>2741</text:p>
          </table:table-cell>
          <table:table-cell office:value-type="float" office:value="3799">
            <text:p>3799</text:p>
          </table:table-cell>
          <table:table-cell office:value-type="float" office:value="4346">
            <text:p>4346</text:p>
          </table:table-cell>
          <table:table-cell office:value-type="float" office:value="2710">
            <text:p>2710</text:p>
          </table:table-cell>
          <table:table-cell/>
          <table:table-cell office:value-type="string">
            <text:p>R-5</text:p>
          </table:table-cell>
          <table:table-cell office:value-type="float" office:value="5365">
            <text:p>5365</text:p>
          </table:table-cell>
          <table:table-cell office:value-type="float" office:value="5534">
            <text:p>5534</text:p>
          </table:table-cell>
          <table:table-cell office:value-type="float" office:value="7818">
            <text:p>7818</text:p>
          </table:table-cell>
          <table:table-cell office:value-type="float" office:value="8392">
            <text:p>8392</text:p>
          </table:table-cell>
          <table:table-cell office:value-type="float" office:value="5467">
            <text:p>5467</text:p>
          </table:table-cell>
          <table:table-cell/>
          <table:table-cell office:value-type="string">
            <text:p>R-5</text:p>
          </table:table-cell>
          <table:table-cell office:value-type="float" office:value="5895">
            <text:p>5895</text:p>
          </table:table-cell>
          <table:table-cell office:value-type="float" office:value="7165">
            <text:p>7165</text:p>
          </table:table-cell>
          <table:table-cell office:value-type="float" office:value="9938">
            <text:p>9938</text:p>
          </table:table-cell>
          <table:table-cell office:value-type="float" office:value="10002">
            <text:p>10002</text:p>
          </table:table-cell>
          <table:table-cell office:value-type="float" office:value="7261">
            <text:p>7261</text:p>
          </table:table-cell>
          <table:table-cell/>
          <table:table-cell office:value-type="string">
            <text:p>R-5</text:p>
          </table:table-cell>
          <table:table-cell office:value-type="float" office:value="7431">
            <text:p>7431</text:p>
          </table:table-cell>
          <table:table-cell office:value-type="float" office:value="8514">
            <text:p>8514</text:p>
          </table:table-cell>
          <table:table-cell office:value-type="float" office:value="12911">
            <text:p>12911</text:p>
          </table:table-cell>
          <table:table-cell office:value-type="float" office:value="12806">
            <text:p>12806</text:p>
          </table:table-cell>
          <table:table-cell office:value-type="float" office:value="9438">
            <text:p>9438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table:number-columns-repeated="2" office:value-type="float" office:value="1225">
            <text:p>1225</text:p>
          </table:table-cell>
          <table:table-cell office:value-type="float" office:value="1053">
            <text:p>1053</text:p>
          </table:table-cell>
          <table:table-cell office:value-type="float" office:value="437">
            <text:p>437</text:p>
          </table:table-cell>
          <table:table-cell office:value-type="float" office:value="1175">
            <text:p>1175</text:p>
          </table:table-cell>
          <table:table-cell/>
          <table:table-cell office:value-type="string">
            <text:p>R-6</text:p>
          </table:table-cell>
          <table:table-cell office:value-type="float" office:value="1525">
            <text:p>1525</text:p>
          </table:table-cell>
          <table:table-cell office:value-type="float" office:value="1563">
            <text:p>1563</text:p>
          </table:table-cell>
          <table:table-cell office:value-type="float" office:value="1360">
            <text:p>1360</text:p>
          </table:table-cell>
          <table:table-cell office:value-type="float" office:value="606">
            <text:p>606</text:p>
          </table:table-cell>
          <table:table-cell office:value-type="float" office:value="1491">
            <text:p>1491</text:p>
          </table:table-cell>
          <table:table-cell/>
          <table:table-cell office:value-type="string">
            <text:p>R-6</text:p>
          </table:table-cell>
          <table:table-cell office:value-type="float" office:value="1840">
            <text:p>1840</text:p>
          </table:table-cell>
          <table:table-cell office:value-type="float" office:value="1848">
            <text:p>1848</text:p>
          </table:table-cell>
          <table:table-cell office:value-type="float" office:value="1620">
            <text:p>1620</text:p>
          </table:table-cell>
          <table:table-cell office:value-type="float" office:value="770">
            <text:p>770</text:p>
          </table:table-cell>
          <table:table-cell office:value-type="float" office:value="1807">
            <text:p>1807</text:p>
          </table:table-cell>
          <table:table-cell/>
          <table:table-cell office:value-type="string">
            <text:p>R-6</text:p>
          </table:table-cell>
          <table:table-cell office:value-type="float" office:value="2163">
            <text:p>2163</text:p>
          </table:table-cell>
          <table:table-cell office:value-type="float" office:value="2138">
            <text:p>2138</text:p>
          </table:table-cell>
          <table:table-cell office:value-type="float" office:value="1931">
            <text:p>1931</text:p>
          </table:table-cell>
          <table:table-cell office:value-type="float" office:value="945">
            <text:p>945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6</text:p>
          </table:table-cell>
          <table:table-cell office:value-type="float" office:value="2464">
            <text:p>2464</text:p>
          </table:table-cell>
          <table:table-cell office:value-type="float" office:value="2457">
            <text:p>2457</text:p>
          </table:table-cell>
          <table:table-cell office:value-type="float" office:value="2150">
            <text:p>2150</text:p>
          </table:table-cell>
          <table:table-cell office:value-type="float" office:value="1191">
            <text:p>1191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6</text:p>
          </table:table-cell>
          <table:table-cell office:value-type="float" office:value="2770">
            <text:p>2770</text:p>
          </table:table-cell>
          <table:table-cell office:value-type="float" office:value="2741">
            <text:p>2741</text:p>
          </table:table-cell>
          <table:table-cell office:value-type="float" office:value="2413">
            <text:p>2413</text:p>
          </table:table-cell>
          <table:table-cell office:value-type="float" office:value="1381">
            <text:p>1381</text:p>
          </table:table-cell>
          <table:table-cell office:value-type="float" office:value="2774">
            <text:p>2774</text:p>
          </table:table-cell>
          <table:table-cell/>
          <table:table-cell office:value-type="string">
            <text:p>R-6</text:p>
          </table:table-cell>
          <table:table-cell office:value-type="float" office:value="5595">
            <text:p>5595</text:p>
          </table:table-cell>
          <table:table-cell office:value-type="float" office:value="5534">
            <text:p>5534</text:p>
          </table:table-cell>
          <table:table-cell office:value-type="float" office:value="4854">
            <text:p>4854</text:p>
          </table:table-cell>
          <table:table-cell office:value-type="float" office:value="2939">
            <text:p>2939</text:p>
          </table:table-cell>
          <table:table-cell office:value-type="float" office:value="5365">
            <text:p>5365</text:p>
          </table:table-cell>
          <table:table-cell/>
          <table:table-cell office:value-type="string">
            <text:p>R-6</text:p>
          </table:table-cell>
          <table:table-cell office:value-type="float" office:value="7356">
            <text:p>7356</text:p>
          </table:table-cell>
          <table:table-cell office:value-type="float" office:value="7165">
            <text:p>7165</text:p>
          </table:table-cell>
          <table:table-cell office:value-type="float" office:value="6303">
            <text:p>6303</text:p>
          </table:table-cell>
          <table:table-cell office:value-type="float" office:value="4053">
            <text:p>4053</text:p>
          </table:table-cell>
          <table:table-cell office:value-type="float" office:value="5895">
            <text:p>5895</text:p>
          </table:table-cell>
          <table:table-cell/>
          <table:table-cell office:value-type="string">
            <text:p>R-6</text:p>
          </table:table-cell>
          <table:table-cell office:value-type="float" office:value="10513">
            <text:p>10513</text:p>
          </table:table-cell>
          <table:table-cell office:value-type="float" office:value="8514">
            <text:p>8514</text:p>
          </table:table-cell>
          <table:table-cell office:value-type="float" office:value="6384">
            <text:p>6384</text:p>
          </table:table-cell>
          <table:table-cell office:value-type="float" office:value="5039">
            <text:p>5039</text:p>
          </table:table-cell>
          <table:table-cell office:value-type="float" office:value="7431">
            <text:p>7431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726">
            <text:p>726</text:p>
          </table:table-cell>
          <table:table-cell office:value-type="float" office:value="941">
            <text:p>941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916">
            <text:p>916</text:p>
          </table:table-cell>
          <table:table-cell office:value-type="float" office:value="1180">
            <text:p>1180</text:p>
          </table:table-cell>
          <table:table-cell office:value-type="float" office:value="1506">
            <text:p>150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 office:value-type="float" office:value="1098">
            <text:p>1098</text:p>
          </table:table-cell>
          <table:table-cell office:value-type="float" office:value="1436">
            <text:p>1436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float" office:value="1358">
            <text:p>1358</text:p>
          </table:table-cell>
          <table:table-cell office:value-type="float" office:value="1684">
            <text:p>1684</text:p>
          </table:table-cell>
          <table:table-cell office:value-type="float" office:value="2093">
            <text:p>209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95">
            <text:p>2395</text:p>
          </table:table-cell>
          <table:table-cell office:value-type="float" office:value="1543">
            <text:p>1543</text:p>
          </table:table-cell>
          <table:table-cell office:value-type="float" office:value="1948">
            <text:p>1948</text:p>
          </table:table-cell>
          <table:table-cell office:value-type="float" office:value="2404">
            <text:p>240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1745">
            <text:p>1745</text:p>
          </table:table-cell>
          <table:table-cell office:value-type="float" office:value="2301">
            <text:p>2301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25">
            <text:p>5425</text:p>
          </table:table-cell>
          <table:table-cell office:value-type="float" office:value="3684">
            <text:p>3684</text:p>
          </table:table-cell>
          <table:table-cell office:value-type="float" office:value="4613">
            <text:p>4613</text:p>
          </table:table-cell>
          <table:table-cell office:value-type="float" office:value="5423">
            <text:p>542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166">
            <text:p>7166</text:p>
          </table:table-cell>
          <table:table-cell office:value-type="float" office:value="5525">
            <text:p>5525</text:p>
          </table:table-cell>
          <table:table-cell office:value-type="float" office:value="6385">
            <text:p>6385</text:p>
          </table:table-cell>
          <table:table-cell office:value-type="float" office:value="7340">
            <text:p>734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142">
            <text:p>8142</text:p>
          </table:table-cell>
          <table:table-cell office:value-type="float" office:value="9060">
            <text:p>9060</text:p>
          </table:table-cell>
          <table:table-cell office:value-type="float" office:value="9786">
            <text:p>9786</text:p>
          </table:table-cell>
          <table:table-cell office:value-type="float" office:value="10242">
            <text:p>10242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207">
            <text:p>1207</text:p>
          </table:table-cell>
          <table:table-cell office:value-type="float" office:value="1333">
            <text:p>1333</text:p>
          </table:table-cell>
          <table:table-cell office:value-type="float" office:value="1128">
            <text:p>1128</text:p>
          </table:table-cell>
          <table:table-cell/>
          <table:table-cell office:value-type="string">
            <text:p>R-8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543">
            <text:p>1543</text:p>
          </table:table-cell>
          <table:table-cell office:value-type="float" office:value="1648">
            <text:p>1648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8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1951">
            <text:p>1951</text:p>
          </table:table-cell>
          <table:table-cell office:value-type="float" office:value="1746">
            <text:p>1746</text:p>
          </table:table-cell>
          <table:table-cell/>
          <table:table-cell office:value-type="string">
            <text:p>R-8</text:p>
          </table:table-cell>
          <table:table-cell office:value-type="float" office:value="2272">
            <text:p>2272</text:p>
          </table:table-cell>
          <table:table-cell office:value-type="float" office:value="0">
            <text:p>0</text:p>
          </table:table-cell>
          <table:table-cell office:value-type="float" office:value="2102">
            <text:p>2102</text:p>
          </table:table-cell>
          <table:table-cell office:value-type="float" office:value="2252">
            <text:p>2252</text:p>
          </table:table-cell>
          <table:table-cell office:value-type="float" office:value="2095">
            <text:p>2095</text:p>
          </table:table-cell>
          <table:table-cell/>
          <table:table-cell office:value-type="string">
            <text:p>R-8</text:p>
          </table:table-cell>
          <table:table-cell office:value-type="float" office:value="2638">
            <text:p>2638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2468">
            <text:p>2468</text:p>
          </table:table-cell>
          <table:table-cell office:value-type="float" office:value="2395">
            <text:p>2395</text:p>
          </table:table-cell>
          <table:table-cell/>
          <table:table-cell office:value-type="string">
            <text:p>R-8</text:p>
          </table:table-cell>
          <table:table-cell office:value-type="float" office:value="2975">
            <text:p>2975</text:p>
          </table:table-cell>
          <table:table-cell office:value-type="float" office:value="0">
            <text:p>0</text:p>
          </table:table-cell>
          <table:table-cell office:value-type="float" office:value="2794">
            <text:p>2794</text:p>
          </table:table-cell>
          <table:table-cell office:value-type="float" office:value="2739">
            <text:p>2739</text:p>
          </table:table-cell>
          <table:table-cell office:value-type="float" office:value="2686">
            <text:p>2686</text:p>
          </table:table-cell>
          <table:table-cell/>
          <table:table-cell office:value-type="string">
            <text:p>R-8</text:p>
          </table:table-cell>
          <table:table-cell office:value-type="float" office:value="6020">
            <text:p>6020</text:p>
          </table:table-cell>
          <table:table-cell office:value-type="float" office:value="0">
            <text:p>0</text:p>
          </table:table-cell>
          <table:table-cell office:value-type="float" office:value="5474">
            <text:p>5474</text:p>
          </table:table-cell>
          <table:table-cell office:value-type="float" office:value="5635">
            <text:p>5635</text:p>
          </table:table-cell>
          <table:table-cell office:value-type="float" office:value="5425">
            <text:p>5425</text:p>
          </table:table-cell>
          <table:table-cell/>
          <table:table-cell office:value-type="string">
            <text:p>R-8</text:p>
          </table:table-cell>
          <table:table-cell office:value-type="float" office:value="7850">
            <text:p>7850</text:p>
          </table:table-cell>
          <table:table-cell office:value-type="float" office:value="0">
            <text:p>0</text:p>
          </table:table-cell>
          <table:table-cell office:value-type="float" office:value="6885">
            <text:p>6885</text:p>
          </table:table-cell>
          <table:table-cell office:value-type="float" office:value="7104">
            <text:p>7104</text:p>
          </table:table-cell>
          <table:table-cell office:value-type="float" office:value="7166">
            <text:p>7166</text:p>
          </table:table-cell>
          <table:table-cell/>
          <table:table-cell office:value-type="string">
            <text:p>R-8</text:p>
          </table:table-cell>
          <table:table-cell office:value-type="float" office:value="10025">
            <text:p>10025</text:p>
          </table:table-cell>
          <table:table-cell office:value-type="float" office:value="0">
            <text:p>0</text:p>
          </table:table-cell>
          <table:table-cell office:value-type="float" office:value="7794">
            <text:p>7794</text:p>
          </table:table-cell>
          <table:table-cell office:value-type="float" office:value="9364">
            <text:p>9364</text:p>
          </table:table-cell>
          <table:table-cell office:value-type="float" office:value="8142">
            <text:p>8142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81">
            <text:p>1181</text:p>
          </table:table-cell>
          <table:table-cell office:value-type="float" office:value="1390">
            <text:p>1390</text:p>
          </table:table-cell>
          <table:table-cell office:value-type="float" office:value="1665">
            <text:p>1665</text:p>
          </table:table-cell>
          <table:table-cell office:value-type="float" office:value="1981">
            <text:p>1981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9</text:p>
          </table:table-cell>
          <table:table-cell office:value-type="float" office:value="1463">
            <text:p>1463</text:p>
          </table:table-cell>
          <table:table-cell office:value-type="float" office:value="1726">
            <text:p>1726</text:p>
          </table:table-cell>
          <table:table-cell office:value-type="float" office:value="2086">
            <text:p>2086</text:p>
          </table:table-cell>
          <table:table-cell office:value-type="float" office:value="2459">
            <text:p>2459</text:p>
          </table:table-cell>
          <table:table-cell office:value-type="float" office:value="1454">
            <text:p>1454</text:p>
          </table:table-cell>
          <table:table-cell/>
          <table:table-cell office:value-type="string">
            <text:p>R-9</text:p>
          </table:table-cell>
          <table:table-cell office:value-type="float" office:value="1780">
            <text:p>1780</text:p>
          </table:table-cell>
          <table:table-cell office:value-type="float" office:value="2008">
            <text:p>2008</text:p>
          </table:table-cell>
          <table:table-cell office:value-type="float" office:value="2482">
            <text:p>2482</text:p>
          </table:table-cell>
          <table:table-cell office:value-type="float" office:value="2897">
            <text:p>2897</text:p>
          </table:table-cell>
          <table:table-cell office:value-type="float" office:value="1751">
            <text:p>1751</text:p>
          </table:table-cell>
          <table:table-cell/>
          <table:table-cell office:value-type="string">
            <text:p>R-9</text:p>
          </table:table-cell>
          <table:table-cell office:value-type="float" office:value="2085">
            <text:p>2085</text:p>
          </table:table-cell>
          <table:table-cell office:value-type="float" office:value="2339">
            <text:p>2339</text:p>
          </table:table-cell>
          <table:table-cell office:value-type="float" office:value="2884">
            <text:p>2884</text:p>
          </table:table-cell>
          <table:table-cell office:value-type="float" office:value="3356">
            <text:p>3356</text:p>
          </table:table-cell>
          <table:table-cell office:value-type="float" office:value="2045">
            <text:p>2045</text:p>
          </table:table-cell>
          <table:table-cell/>
          <table:table-cell office:value-type="string">
            <text:p>R-9</text:p>
          </table:table-cell>
          <table:table-cell office:value-type="float" office:value="2416">
            <text:p>2416</text:p>
          </table:table-cell>
          <table:table-cell office:value-type="float" office:value="2614">
            <text:p>2614</text:p>
          </table:table-cell>
          <table:table-cell office:value-type="float" office:value="3313">
            <text:p>3313</text:p>
          </table:table-cell>
          <table:table-cell office:value-type="float" office:value="3772">
            <text:p>3772</text:p>
          </table:table-cell>
          <table:table-cell office:value-type="float" office:value="2351">
            <text:p>2351</text:p>
          </table:table-cell>
          <table:table-cell/>
          <table:table-cell office:value-type="string">
            <text:p>R-9</text:p>
          </table:table-cell>
          <table:table-cell office:value-type="float" office:value="2662">
            <text:p>2662</text:p>
          </table:table-cell>
          <table:table-cell office:value-type="float" office:value="2890">
            <text:p>2890</text:p>
          </table:table-cell>
          <table:table-cell office:value-type="float" office:value="3715">
            <text:p>3715</text:p>
          </table:table-cell>
          <table:table-cell office:value-type="float" office:value="4182">
            <text:p>4182</text:p>
          </table:table-cell>
          <table:table-cell office:value-type="float" office:value="2703">
            <text:p>2703</text:p>
          </table:table-cell>
          <table:table-cell/>
          <table:table-cell office:value-type="string">
            <text:p>R-9</text:p>
          </table:table-cell>
          <table:table-cell office:value-type="float" office:value="5487">
            <text:p>5487</text:p>
          </table:table-cell>
          <table:table-cell office:value-type="float" office:value="5734">
            <text:p>5734</text:p>
          </table:table-cell>
          <table:table-cell office:value-type="float" office:value="7653">
            <text:p>7653</text:p>
          </table:table-cell>
          <table:table-cell office:value-type="float" office:value="7869">
            <text:p>7869</text:p>
          </table:table-cell>
          <table:table-cell office:value-type="float" office:value="5406">
            <text:p>5406</text:p>
          </table:table-cell>
          <table:table-cell/>
          <table:table-cell office:value-type="string">
            <text:p>R-9</text:p>
          </table:table-cell>
          <table:table-cell office:value-type="float" office:value="6574">
            <text:p>6574</text:p>
          </table:table-cell>
          <table:table-cell office:value-type="float" office:value="7651">
            <text:p>7651</text:p>
          </table:table-cell>
          <table:table-cell office:value-type="float" office:value="10033">
            <text:p>10033</text:p>
          </table:table-cell>
          <table:table-cell office:value-type="float" office:value="9112">
            <text:p>9112</text:p>
          </table:table-cell>
          <table:table-cell office:value-type="float" office:value="7230">
            <text:p>7230</text:p>
          </table:table-cell>
          <table:table-cell/>
          <table:table-cell office:value-type="string">
            <text:p>R-9</text:p>
          </table:table-cell>
          <table:table-cell office:value-type="float" office:value="8515">
            <text:p>8515</text:p>
          </table:table-cell>
          <table:table-cell office:value-type="float" office:value="8971">
            <text:p>8971</text:p>
          </table:table-cell>
          <table:table-cell office:value-type="float" office:value="12986">
            <text:p>12986</text:p>
          </table:table-cell>
          <table:table-cell office:value-type="float" office:value="11269">
            <text:p>11269</text:p>
          </table:table-cell>
          <table:table-cell office:value-type="float" office:value="8680">
            <text:p>8680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304">
            <text:p>1304</text:p>
          </table:table-cell>
          <table:table-cell office:value-type="float" office:value="1390">
            <text:p>1390</text:p>
          </table:table-cell>
          <table:table-cell office:value-type="float" office:value="1178">
            <text:p>1178</text:p>
          </table:table-cell>
          <table:table-cell office:value-type="float" office:value="591">
            <text:p>591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0</text:p>
          </table:table-cell>
          <table:table-cell office:value-type="float" office:value="1612">
            <text:p>1612</text:p>
          </table:table-cell>
          <table:table-cell office:value-type="float" office:value="1726">
            <text:p>1726</text:p>
          </table:table-cell>
          <table:table-cell office:value-type="float" office:value="1476">
            <text:p>1476</text:p>
          </table:table-cell>
          <table:table-cell office:value-type="float" office:value="817">
            <text:p>817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0</text:p>
          </table:table-cell>
          <table:table-cell office:value-type="float" office:value="1957">
            <text:p>1957</text:p>
          </table:table-cell>
          <table:table-cell office:value-type="float" office:value="2008">
            <text:p>2008</text:p>
          </table:table-cell>
          <table:table-cell office:value-type="float" office:value="1799">
            <text:p>1799</text:p>
          </table:table-cell>
          <table:table-cell office:value-type="float" office:value="1015">
            <text:p>1015</text:p>
          </table:table-cell>
          <table:table-cell office:value-type="float" office:value="1780">
            <text:p>1780</text:p>
          </table:table-cell>
          <table:table-cell/>
          <table:table-cell office:value-type="string">
            <text:p>R-10</text:p>
          </table:table-cell>
          <table:table-cell office:value-type="float" office:value="2268">
            <text:p>2268</text:p>
          </table:table-cell>
          <table:table-cell office:value-type="float" office:value="2339">
            <text:p>2339</text:p>
          </table:table-cell>
          <table:table-cell office:value-type="float" office:value="2054">
            <text:p>2054</text:p>
          </table:table-cell>
          <table:table-cell office:value-type="float" office:value="1243">
            <text:p>1243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10</text:p>
          </table:table-cell>
          <table:table-cell office:value-type="float" office:value="2560">
            <text:p>2560</text:p>
          </table:table-cell>
          <table:table-cell office:value-type="float" office:value="2614">
            <text:p>2614</text:p>
          </table:table-cell>
          <table:table-cell office:value-type="float" office:value="2343">
            <text:p>2343</text:p>
          </table:table-cell>
          <table:table-cell office:value-type="float" office:value="1521">
            <text:p>1521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10</text:p>
          </table:table-cell>
          <table:table-cell office:value-type="float" office:value="2926">
            <text:p>2926</text:p>
          </table:table-cell>
          <table:table-cell office:value-type="float" office:value="2890">
            <text:p>2890</text:p>
          </table:table-cell>
          <table:table-cell office:value-type="float" office:value="2598">
            <text:p>2598</text:p>
          </table:table-cell>
          <table:table-cell office:value-type="float" office:value="1771">
            <text:p>1771</text:p>
          </table:table-cell>
          <table:table-cell office:value-type="float" office:value="2662">
            <text:p>2662</text:p>
          </table:table-cell>
          <table:table-cell/>
          <table:table-cell office:value-type="string">
            <text:p>R-10</text:p>
          </table:table-cell>
          <table:table-cell office:value-type="float" office:value="5809">
            <text:p>5809</text:p>
          </table:table-cell>
          <table:table-cell office:value-type="float" office:value="5734">
            <text:p>5734</text:p>
          </table:table-cell>
          <table:table-cell office:value-type="float" office:value="5244">
            <text:p>5244</text:p>
          </table:table-cell>
          <table:table-cell office:value-type="float" office:value="3664">
            <text:p>3664</text:p>
          </table:table-cell>
          <table:table-cell office:value-type="float" office:value="5487">
            <text:p>5487</text:p>
          </table:table-cell>
          <table:table-cell/>
          <table:table-cell office:value-type="string">
            <text:p>R-10</text:p>
          </table:table-cell>
          <table:table-cell office:value-type="float" office:value="7584">
            <text:p>7584</text:p>
          </table:table-cell>
          <table:table-cell office:value-type="float" office:value="7651">
            <text:p>7651</text:p>
          </table:table-cell>
          <table:table-cell office:value-type="float" office:value="7158">
            <text:p>7158</text:p>
          </table:table-cell>
          <table:table-cell office:value-type="float" office:value="5020">
            <text:p>5020</text:p>
          </table:table-cell>
          <table:table-cell office:value-type="float" office:value="6574">
            <text:p>6574</text:p>
          </table:table-cell>
          <table:table-cell/>
          <table:table-cell office:value-type="string">
            <text:p>R-10</text:p>
          </table:table-cell>
          <table:table-cell office:value-type="float" office:value="10500">
            <text:p>10500</text:p>
          </table:table-cell>
          <table:table-cell office:value-type="float" office:value="8971">
            <text:p>8971</text:p>
          </table:table-cell>
          <table:table-cell office:value-type="float" office:value="9475">
            <text:p>9475</text:p>
          </table:table-cell>
          <table:table-cell office:value-type="float" office:value="6888">
            <text:p>6888</text:p>
          </table:table-cell>
          <table:table-cell office:value-type="float" office:value="8515">
            <text:p>8515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747">
            <text:p>747</text:p>
          </table:table-cell>
          <table:table-cell office:value-type="float" office:value="906">
            <text:p>906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930">
            <text:p>930</text:p>
          </table:table-cell>
          <table:table-cell office:value-type="float" office:value="1128">
            <text:p>1128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8">
            <text:p>1858</text:p>
          </table:table-cell>
          <table:table-cell office:value-type="float" office:value="1124">
            <text:p>1124</text:p>
          </table:table-cell>
          <table:table-cell office:value-type="float" office:value="1363">
            <text:p>1363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74">
            <text:p>2074</text:p>
          </table:table-cell>
          <table:table-cell office:value-type="float" office:value="1327">
            <text:p>1327</text:p>
          </table:table-cell>
          <table:table-cell office:value-type="float" office:value="1601">
            <text:p>1601</text:p>
          </table:table-cell>
          <table:table-cell office:value-type="float" office:value="2118">
            <text:p>211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1512">
            <text:p>1512</text:p>
          </table:table-cell>
          <table:table-cell office:value-type="float" office:value="1831">
            <text:p>1831</text:p>
          </table:table-cell>
          <table:table-cell office:value-type="float" office:value="2396">
            <text:p>239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697">
            <text:p>2697</text:p>
          </table:table-cell>
          <table:table-cell office:value-type="float" office:value="1734">
            <text:p>1734</text:p>
          </table:table-cell>
          <table:table-cell office:value-type="float" office:value="2160">
            <text:p>2160</text:p>
          </table:table-cell>
          <table:table-cell office:value-type="float" office:value="2670">
            <text:p>267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421">
            <text:p>5421</text:p>
          </table:table-cell>
          <table:table-cell office:value-type="float" office:value="3457">
            <text:p>3457</text:p>
          </table:table-cell>
          <table:table-cell office:value-type="float" office:value="4333">
            <text:p>4333</text:p>
          </table:table-cell>
          <table:table-cell office:value-type="float" office:value="5492">
            <text:p>549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299">
            <text:p>7299</text:p>
          </table:table-cell>
          <table:table-cell office:value-type="float" office:value="4971">
            <text:p>4971</text:p>
          </table:table-cell>
          <table:table-cell office:value-type="float" office:value="5959">
            <text:p>5959</text:p>
          </table:table-cell>
          <table:table-cell office:value-type="float" office:value="7235">
            <text:p>72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0125">
            <text:p>10125</text:p>
          </table:table-cell>
          <table:table-cell office:value-type="float" office:value="7762">
            <text:p>7762</text:p>
          </table:table-cell>
          <table:table-cell office:value-type="float" office:value="9184">
            <text:p>9184</text:p>
          </table:table-cell>
          <table:table-cell office:value-type="float" office:value="10289">
            <text:p>10289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324">
            <text:p>1324</text:p>
          </table:table-cell>
          <table:table-cell table:number-columns-repeated="2"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2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office:value-type="float" office:value="1528">
            <text:p>1528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2</text:p>
          </table:table-cell>
          <table:table-cell office:value-type="float" office:value="1937">
            <text:p>1937</text:p>
          </table:table-cell>
          <table:table-cell table:number-columns-repeated="2"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858">
            <text:p>1858</text:p>
          </table:table-cell>
          <table:table-cell/>
          <table:table-cell office:value-type="string">
            <text:p>R-12</text:p>
          </table:table-cell>
          <table:table-cell office:value-type="float" office:value="2231">
            <text:p>2231</text:p>
          </table:table-cell>
          <table:table-cell table:number-columns-repeated="2" office:value-type="float" office:value="0">
            <text:p>0</text:p>
          </table:table-cell>
          <table:table-cell office:value-type="float" office:value="2169">
            <text:p>2169</text:p>
          </table:table-cell>
          <table:table-cell office:value-type="float" office:value="2074">
            <text:p>2074</text:p>
          </table:table-cell>
          <table:table-cell/>
          <table:table-cell office:value-type="string">
            <text:p>R-12</text:p>
          </table:table-cell>
          <table:table-cell office:value-type="float" office:value="2548">
            <text:p>2548</text:p>
          </table:table-cell>
          <table:table-cell table:number-columns-repeated="2"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12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0">
            <text:p>0</text:p>
          </table:table-cell>
          <table:table-cell office:value-type="float" office:value="2840">
            <text:p>2840</text:p>
          </table:table-cell>
          <table:table-cell office:value-type="float" office:value="2697">
            <text:p>2697</text:p>
          </table:table-cell>
          <table:table-cell/>
          <table:table-cell office:value-type="string">
            <text:p>R-12</text:p>
          </table:table-cell>
          <table:table-cell office:value-type="float" office:value="5296">
            <text:p>5296</text:p>
          </table:table-cell>
          <table:table-cell table:number-columns-repeated="2" office:value-type="float" office:value="0">
            <text:p>0</text:p>
          </table:table-cell>
          <table:table-cell office:value-type="float" office:value="5915">
            <text:p>5915</text:p>
          </table:table-cell>
          <table:table-cell office:value-type="float" office:value="5421">
            <text:p>5421</text:p>
          </table:table-cell>
          <table:table-cell/>
          <table:table-cell office:value-type="string">
            <text:p>R-12</text:p>
          </table:table-cell>
          <table:table-cell office:value-type="float" office:value="6909">
            <text:p>6909</text:p>
          </table:table-cell>
          <table:table-cell table:number-columns-repeated="2" office:value-type="float" office:value="0">
            <text:p>0</text:p>
          </table:table-cell>
          <table:table-cell office:value-type="float" office:value="7663">
            <text:p>7663</text:p>
          </table:table-cell>
          <table:table-cell office:value-type="float" office:value="7299">
            <text:p>7299</text:p>
          </table:table-cell>
          <table:table-cell/>
          <table:table-cell office:value-type="string">
            <text:p>R-12</text:p>
          </table:table-cell>
          <table:table-cell office:value-type="float" office:value="8294">
            <text:p>8294</text:p>
          </table:table-cell>
          <table:table-cell table:number-columns-repeated="2" office:value-type="float" office:value="0">
            <text:p>0</text:p>
          </table:table-cell>
          <table:table-cell office:value-type="float" office:value="10290">
            <text:p>10290</text:p>
          </table:table-cell>
          <table:table-cell office:value-type="float" office:value="10125">
            <text:p>10125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66">
            <text:p>1166</text:p>
          </table:table-cell>
          <table:table-cell office:value-type="float" office:value="1313">
            <text:p>1313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3</text:p>
          </table:table-cell>
          <table:table-cell office:value-type="float" office:value="1460">
            <text:p>1460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2281">
            <text:p>2281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13</text:p>
          </table:table-cell>
          <table:table-cell office:value-type="float" office:value="1772">
            <text:p>1772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 office:value-type="float" office:value="1782">
            <text:p>1782</text:p>
          </table:table-cell>
          <table:table-cell/>
          <table:table-cell office:value-type="string">
            <text:p>R-13</text:p>
          </table:table-cell>
          <table:table-cell office:value-type="float" office:value="2079">
            <text:p>2079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2061">
            <text:p>2061</text:p>
          </table:table-cell>
          <table:table-cell/>
          <table:table-cell office:value-type="string">
            <text:p>R-13</text:p>
          </table:table-cell>
          <table:table-cell office:value-type="float" office:value="2362">
            <text:p>2362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3482">
            <text:p>3482</text:p>
          </table:table-cell>
          <table:table-cell office:value-type="float" office:value="2423">
            <text:p>2423</text:p>
          </table:table-cell>
          <table:table-cell/>
          <table:table-cell office:value-type="string">
            <text:p>R-13</text:p>
          </table:table-cell>
          <table:table-cell office:value-type="float" office:value="2706">
            <text:p>2706</text:p>
          </table:table-cell>
          <table:table-cell office:value-type="float" office:value="2833">
            <text:p>2833</text:p>
          </table:table-cell>
          <table:table-cell office:value-type="float" office:value="0">
            <text:p>0</text:p>
          </table:table-cell>
          <table:table-cell office:value-type="float" office:value="3782">
            <text:p>3782</text:p>
          </table:table-cell>
          <table:table-cell office:value-type="float" office:value="2700">
            <text:p>2700</text:p>
          </table:table-cell>
          <table:table-cell/>
          <table:table-cell office:value-type="string">
            <text:p>R-13</text:p>
          </table:table-cell>
          <table:table-cell office:value-type="float" office:value="5529">
            <text:p>5529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7048">
            <text:p>7048</text:p>
          </table:table-cell>
          <table:table-cell office:value-type="float" office:value="5451">
            <text:p>5451</text:p>
          </table:table-cell>
          <table:table-cell/>
          <table:table-cell office:value-type="string">
            <text:p>R-13</text:p>
          </table:table-cell>
          <table:table-cell office:value-type="float" office:value="7139">
            <text:p>7139</text:p>
          </table:table-cell>
          <table:table-cell office:value-type="float" office:value="7725">
            <text:p>7725</text:p>
          </table:table-cell>
          <table:table-cell office:value-type="float" office:value="0">
            <text:p>0</text:p>
          </table:table-cell>
          <table:table-cell office:value-type="float" office:value="8022">
            <text:p>8022</text:p>
          </table:table-cell>
          <table:table-cell office:value-type="float" office:value="7252">
            <text:p>7252</text:p>
          </table:table-cell>
          <table:table-cell/>
          <table:table-cell office:value-type="string">
            <text:p>R-13</text:p>
          </table:table-cell>
          <table:table-cell office:value-type="float" office:value="8923">
            <text:p>8923</text:p>
          </table:table-cell>
          <table:table-cell office:value-type="float" office:value="10674">
            <text:p>10674</text:p>
          </table:table-cell>
          <table:table-cell office:value-type="float" office:value="0">
            <text:p>0</text:p>
          </table:table-cell>
          <table:table-cell office:value-type="float" office:value="9591">
            <text:p>9591</text:p>
          </table:table-cell>
          <table:table-cell office:value-type="float" office:value="8793">
            <text:p>8793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301">
            <text:p>1301</text:p>
          </table:table-cell>
          <table:table-cell office:value-type="float" office:value="1313">
            <text:p>1313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14</text:p>
          </table:table-cell>
          <table:table-cell office:value-type="float" office:value="1634">
            <text:p>1634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4</text:p>
          </table:table-cell>
          <table:table-cell office:value-type="float" office:value="1940">
            <text:p>194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772">
            <text:p>1772</text:p>
          </table:table-cell>
          <table:table-cell/>
          <table:table-cell office:value-type="string">
            <text:p>R-14</text:p>
          </table:table-cell>
          <table:table-cell office:value-type="float" office:value="2246">
            <text:p>2246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 office:value-type="float" office:value="2079">
            <text:p>2079</text:p>
          </table:table-cell>
          <table:table-cell/>
          <table:table-cell office:value-type="string">
            <text:p>R-14</text:p>
          </table:table-cell>
          <table:table-cell office:value-type="float" office:value="2555">
            <text:p>2555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063">
            <text:p>2063</text:p>
          </table:table-cell>
          <table:table-cell office:value-type="float" office:value="2362">
            <text:p>2362</text:p>
          </table:table-cell>
          <table:table-cell/>
          <table:table-cell office:value-type="string">
            <text:p>R-14</text:p>
          </table:table-cell>
          <table:table-cell office:value-type="float" office:value="2897">
            <text:p>2897</text:p>
          </table:table-cell>
          <table:table-cell office:value-type="float" office:value="2833">
            <text:p>2833</text:p>
          </table:table-cell>
          <table:table-cell office:value-type="float" office:value="0">
            <text:p>0</text:p>
          </table:table-cell>
          <table:table-cell office:value-type="float" office:value="2337">
            <text:p>2337</text:p>
          </table:table-cell>
          <table:table-cell office:value-type="float" office:value="2706">
            <text:p>2706</text:p>
          </table:table-cell>
          <table:table-cell/>
          <table:table-cell office:value-type="string">
            <text:p>R-14</text:p>
          </table:table-cell>
          <table:table-cell office:value-type="float" office:value="5759">
            <text:p>5759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4749">
            <text:p>4749</text:p>
          </table:table-cell>
          <table:table-cell office:value-type="float" office:value="5529">
            <text:p>5529</text:p>
          </table:table-cell>
          <table:table-cell/>
          <table:table-cell office:value-type="string">
            <text:p>R-14</text:p>
          </table:table-cell>
          <table:table-cell office:value-type="float" office:value="7442">
            <text:p>7442</text:p>
          </table:table-cell>
          <table:table-cell office:value-type="float" office:value="7725">
            <text:p>7725</text:p>
          </table:table-cell>
          <table:table-cell office:value-type="float" office:value="0">
            <text:p>0</text:p>
          </table:table-cell>
          <table:table-cell office:value-type="float" office:value="6454">
            <text:p>6454</text:p>
          </table:table-cell>
          <table:table-cell office:value-type="float" office:value="7139">
            <text:p>7139</text:p>
          </table:table-cell>
          <table:table-cell/>
          <table:table-cell office:value-type="string">
            <text:p>R-14</text:p>
          </table:table-cell>
          <table:table-cell office:value-type="float" office:value="10089">
            <text:p>10089</text:p>
          </table:table-cell>
          <table:table-cell office:value-type="float" office:value="10674">
            <text:p>10674</text:p>
          </table:table-cell>
          <table:table-cell office:value-type="float" office:value="0">
            <text:p>0</text:p>
          </table:table-cell>
          <table:table-cell office:value-type="float" office:value="9149">
            <text:p>9149</text:p>
          </table:table-cell>
          <table:table-cell office:value-type="float" office:value="8923">
            <text:p>8923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float" office:value="1530">
            <text:p>153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2153">
            <text:p>215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2431">
            <text:p>243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2738">
            <text:p>273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483">
            <text:p>5483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5427">
            <text:p>542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321">
            <text:p>7321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7357">
            <text:p>735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0220">
            <text:p>10220</text:p>
          </table:table-cell>
          <table:table-cell office:value-type="float" office:value="0">
            <text:p>0</text:p>
          </table:table-cell>
          <table:table-cell office:value-type="float" office:value="7675">
            <text:p>7675</text:p>
          </table:table-cell>
          <table:table-cell office:value-type="float" office:value="10176">
            <text:p>10176</text:p>
          </table:table-cell>
        </table:table-row>
      </table:table>
      <table:table table:name="Sheet12" table:style-name="ta1" table:print="false">
        <office:forms form:automatic-focus="false" form:apply-design-mode="false"/>
        <table:table-column table:style-name="co1" table:number-columns-repeated="10" table:default-cell-style-name="ce2"/>
        <table:table-row table:style-name="ro2">
          <table:table-cell table:style-name="Default" table:number-columns-repeated="10"/>
        </table:table-row>
        <table:table-row table:style-name="ro4">
          <table:table-cell office:value-type="float" office:value="0.2">
            <text:p>0.2</text:p>
          </table:table-cell>
          <table:table-cell/>
          <table:table-cell office:value-type="float" office:value="11.784">
            <text:p>11.78</text:p>
          </table:table-cell>
          <table:table-cell office:value-type="float" office:value="11.7788">
            <text:p>11.78</text:p>
          </table:table-cell>
          <table:table-cell table:number-columns-repeated="2" office:value-type="float" office:value="11.7795">
            <text:p>11.78</text:p>
          </table:table-cell>
          <table:table-cell table:number-columns-repeated="2" office:value-type="float" office:value="10.1638">
            <text:p>10.16</text:p>
          </table:table-cell>
          <table:table-cell table:number-columns-repeated="2" office:value-type="float" office:value="13.1754">
            <text:p>13.18</text:p>
          </table:table-cell>
        </table:table-row>
        <table:table-row table:style-name="ro4">
          <table:table-cell office:value-type="float" office:value="0.25">
            <text:p>0.25</text:p>
          </table:table-cell>
          <table:table-cell/>
          <table:table-cell office:value-type="float" office:value="11.9467">
            <text:p>11.95</text:p>
          </table:table-cell>
          <table:table-cell office:value-type="float" office:value="11.9324">
            <text:p>11.93</text:p>
          </table:table-cell>
          <table:table-cell table:number-columns-repeated="2" office:value-type="float" office:value="12.1125">
            <text:p>12.11</text:p>
          </table:table-cell>
          <table:table-cell table:number-columns-repeated="2" office:value-type="float" office:value="10.2557">
            <text:p>10.26</text:p>
          </table:table-cell>
          <table:table-cell table:number-columns-repeated="2" office:value-type="float" office:value="13.3142">
            <text:p>13.31</text:p>
          </table:table-cell>
        </table:table-row>
        <table:table-row table:style-name="ro4">
          <table:table-cell office:value-type="float" office:value="0.3">
            <text:p>0.3</text:p>
          </table:table-cell>
          <table:table-cell/>
          <table:table-cell office:value-type="float" office:value="12.1765">
            <text:p>12.18</text:p>
          </table:table-cell>
          <table:table-cell office:value-type="float" office:value="12.163">
            <text:p>12.16</text:p>
          </table:table-cell>
          <table:table-cell table:number-columns-repeated="2" office:value-type="float" office:value="12.7621">
            <text:p>12.76</text:p>
          </table:table-cell>
          <table:table-cell office:value-type="float" office:value="10.4677">
            <text:p>10.47</text:p>
          </table:table-cell>
          <table:table-cell office:value-type="float" office:value="10.4647">
            <text:p>10.46</text:p>
          </table:table-cell>
          <table:table-cell table:number-columns-repeated="2" office:value-type="float" office:value="13.4939">
            <text:p>13.49</text:p>
          </table:table-cell>
        </table:table-row>
        <table:table-row table:style-name="ro4">
          <table:table-cell office:value-type="float" office:value="0.35">
            <text:p>0.35</text:p>
          </table:table-cell>
          <table:table-cell/>
          <table:table-cell office:value-type="float" office:value="12.5273">
            <text:p>12.53</text:p>
          </table:table-cell>
          <table:table-cell office:value-type="float" office:value="12.5113">
            <text:p>12.51</text:p>
          </table:table-cell>
          <table:table-cell table:number-columns-repeated="2" office:value-type="float" office:value="14.3938">
            <text:p>14.39</text:p>
          </table:table-cell>
          <table:table-cell office:value-type="float" office:value="10.8027">
            <text:p>10.8</text:p>
          </table:table-cell>
          <table:table-cell office:value-type="float" office:value="10.829">
            <text:p>10.83</text:p>
          </table:table-cell>
          <table:table-cell office:value-type="float" office:value="13.9692">
            <text:p>13.97</text:p>
          </table:table-cell>
          <table:table-cell office:value-type="float" office:value="14.0219">
            <text:p>14.02</text:p>
          </table:table-cell>
        </table:table-row>
        <table:table-row table:style-name="ro4">
          <table:table-cell office:value-type="float" office:value="0.4">
            <text:p>0.4</text:p>
          </table:table-cell>
          <table:table-cell/>
          <table:table-cell office:value-type="float" office:value="13.5505">
            <text:p>13.55</text:p>
          </table:table-cell>
          <table:table-cell office:value-type="float" office:value="13.2342">
            <text:p>13.23</text:p>
          </table:table-cell>
          <table:table-cell table:number-columns-repeated="2" office:value-type="float" office:value="142.589">
            <text:p>142.59</text:p>
          </table:table-cell>
          <table:table-cell office:value-type="float" office:value="11.6241">
            <text:p>11.62</text:p>
          </table:table-cell>
          <table:table-cell office:value-type="float" office:value="11.608">
            <text:p>11.61</text:p>
          </table:table-cell>
          <table:table-cell office:value-type="float" office:value="18.847">
            <text:p>18.85</text:p>
          </table:table-cell>
          <table:table-cell office:value-type="float" office:value="16.8262">
            <text:p>16.83</text:p>
          </table:table-cell>
        </table:table-row>
        <table:table-row table:style-name="ro4">
          <table:table-cell office:value-type="float" office:value="0.45">
            <text:p>0.45</text:p>
          </table:table-cell>
          <table:table-cell/>
          <table:table-cell office:value-type="float" office:value="19.069">
            <text:p>19.07</text:p>
          </table:table-cell>
          <table:table-cell office:value-type="float" office:value="16.2358">
            <text:p>16.24</text:p>
          </table:table-cell>
          <table:table-cell table:number-columns-repeated="2" office:value-type="float" office:value="348.786">
            <text:p>348.79</text:p>
          </table:table-cell>
          <table:table-cell office:value-type="float" office:value="39.0357">
            <text:p>39.04</text:p>
          </table:table-cell>
          <table:table-cell office:value-type="float" office:value="29.915">
            <text:p>29.92</text:p>
          </table:table-cell>
          <table:table-cell office:value-type="float" office:value="120.729">
            <text:p>120.73</text:p>
          </table:table-cell>
          <table:table-cell office:value-type="float" office:value="125.898">
            <text:p>125.9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/>
          <table:table-cell office:value-type="float" office:value="224.283">
            <text:p>224.28</text:p>
          </table:table-cell>
          <table:table-cell office:value-type="float" office:value="94.3184">
            <text:p>94.32</text:p>
          </table:table-cell>
          <table:table-cell table:number-columns-repeated="2" office:value-type="float" office:value="655.063">
            <text:p>655.06</text:p>
          </table:table-cell>
          <table:table-cell office:value-type="float" office:value="172.934">
            <text:p>172.93</text:p>
          </table:table-cell>
          <table:table-cell office:value-type="float" office:value="172.856">
            <text:p>172.86</text:p>
          </table:table-cell>
          <table:table-cell office:value-type="float" office:value="286.579">
            <text:p>286.58</text:p>
          </table:table-cell>
          <table:table-cell office:value-type="float" office:value="287.542">
            <text:p>287.54</text:p>
          </table:table-cell>
        </table:table-row>
        <table:table-row table:style-name="ro4">
          <table:table-cell office:value-type="float" office:value="0.55">
            <text:p>0.55</text:p>
          </table:table-cell>
          <table:table-cell/>
          <table:table-cell office:value-type="float" office:value="824.542">
            <text:p>824.54</text:p>
          </table:table-cell>
          <table:table-cell office:value-type="float" office:value="443.805">
            <text:p>443.81</text:p>
          </table:table-cell>
          <table:table-cell table:number-columns-repeated="2" office:value-type="float" office:value="1096.49">
            <text:p>1096.49</text:p>
          </table:table-cell>
          <table:table-cell office:value-type="float" office:value="419.943">
            <text:p>419.94</text:p>
          </table:table-cell>
          <table:table-cell office:value-type="float" office:value="374.723">
            <text:p>374.72</text:p>
          </table:table-cell>
          <table:table-cell office:value-type="float" office:value="867.824">
            <text:p>867.82</text:p>
          </table:table-cell>
          <table:table-cell office:value-type="float" office:value="490.989">
            <text:p>490.99</text:p>
          </table:table-cell>
        </table:table-row>
        <table:table-row table:style-name="ro4">
          <table:table-cell office:value-type="float" office:value="0.6">
            <text:p>0.6</text:p>
          </table:table-cell>
          <table:table-cell table:number-columns-repeated="2"/>
          <table:table-cell office:value-type="float" office:value="1017.18">
            <text:p>1017.18</text:p>
          </table:table-cell>
          <table:table-cell table:number-columns-repeated="2" office:value-type="float" office:value="1494.6">
            <text:p>1494.6</text:p>
          </table:table-cell>
          <table:table-cell office:value-type="float" office:value="898.94">
            <text:p>898.94</text:p>
          </table:table-cell>
          <table:table-cell office:value-type="float" office:value="647.919">
            <text:p>647.92</text:p>
          </table:table-cell>
          <table:table-cell office:value-type="float" office:value="1422.51">
            <text:p>1422.51</text:p>
          </table:table-cell>
          <table:table-cell office:value-type="float" office:value="1039.78">
            <text:p>1039.78</text:p>
          </table:table-cell>
        </table:table-row>
        <table:table-row table:style-name="ro4">
          <table:table-cell office:value-type="float" office:value="0.65">
            <text:p>0.65</text:p>
          </table:table-cell>
          <table:table-cell table:number-columns-repeated="2"/>
          <table:table-cell office:value-type="float" office:value="1586.13">
            <text:p>1586.13</text:p>
          </table:table-cell>
          <table:table-cell table:style-name="Default" table:number-columns-repeated="2"/>
          <table:table-cell office:value-type="float" office:value="1316.87">
            <text:p>1316.87</text:p>
          </table:table-cell>
          <table:table-cell office:value-type="float" office:value="898.721">
            <text:p>898.72</text:p>
          </table:table-cell>
          <table:table-cell table:style-name="Default" table:number-columns-repeated="2"/>
        </table:table-row>
        <table:table-row table:style-name="ro4">
          <table:table-cell office:value-type="float" office:value="0.7">
            <text:p>0.7</text:p>
          </table:table-cell>
          <table:table-cell table:number-columns-repeated="2"/>
          <table:table-cell office:value-type="float" office:value="2165.87">
            <text:p>2165.87</text:p>
          </table:table-cell>
          <table:table-cell table:style-name="Default" table:number-columns-repeated="6"/>
        </table:table-row>
        <table:table-row table:style-name="ro4">
          <table:table-cell office:value-type="float" office:value="0.75">
            <text:p>0.75</text:p>
          </table:table-cell>
          <table:table-cell table:number-columns-repeated="2"/>
          <table:table-cell office:value-type="float" office:value="2683.27">
            <text:p>2683.27</text:p>
          </table:table-cell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9/07/2011</text:date>, <text:time>11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hathi </meta:initial-creator>
    <meta:creation-date>2011-08-27T15:49:28</meta:creation-date>
    <dc:creator>mahathi </dc:creator>
    <dc:date>2011-09-07T11:57:10</dc:date>
    <meta:editing-cycles>31</meta:editing-cycles>
    <meta:editing-duration>PT08H04M57S</meta:editing-duration>
    <meta:document-statistic meta:table-count="12" meta:cell-count="18578" meta:object-count="0"/>
    <meta:user-defined meta:name="Info 1"/>
    <meta:user-defined meta:name="Info 2"/>
    <meta:user-defined meta:name="Info 3"/>
    <meta:user-defined meta:name="Info 4"/>
  </office:meta>
</office:document-meta>
</file>